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507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5929in" svg:height="7.5205in" svg:x="3.8142in" svg:y="0.0421in">
            <draw:object draw:notify-on-update-of-ranges="Sheet1.D1:Sheet1.D1845 Sheet1.E1:Sheet1.E1845 Sheet1.E1:Sheet1.E184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formula="of:=([.B1]-203)/100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101" calcext:value-type="float">
            <text:p>101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2]-203)/100" office:value-type="float" office:value="1.02" calcext:value-type="float">
            <text:p>1.02</text:p>
          </table:table-cell>
          <table:table-cell office:value-type="float" office:value="305" calcext:value-type="float">
            <text:p>305</text:p>
          </table:table-cell>
          <table:table-cell office:value-type="float" office:value="102" calcext:value-type="float">
            <text:p>1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]-203)/100" office:value-type="float" office:value="2.04" calcext:value-type="float">
            <text:p>2.04</text:p>
          </table:table-cell>
          <table:table-cell office:value-type="float" office:value="407" calcext:value-type="float">
            <text:p>407</text:p>
          </table:table-cell>
          <table:table-cell office:value-type="float" office:value="101" calcext:value-type="float">
            <text:p>101</text:p>
          </table:table-cell>
          <table:table-cell office:value-type="float" office:value="-0.23" calcext:value-type="float">
            <text:p>-0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]-203)/100" office:value-type="float" office:value="3.05" calcext:value-type="float">
            <text:p>3.05</text:p>
          </table:table-cell>
          <table:table-cell office:value-type="float" office:value="508" calcext:value-type="float">
            <text:p>508</text:p>
          </table:table-cell>
          <table:table-cell office:value-type="float" office:value="101" calcext:value-type="float">
            <text:p>101</text:p>
          </table:table-cell>
          <table:table-cell office:value-type="float" office:value="-1.31" calcext:value-type="float">
            <text:p>-1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]-203)/100" office:value-type="float" office:value="4.08" calcext:value-type="float">
            <text:p>4.08</text:p>
          </table:table-cell>
          <table:table-cell office:value-type="float" office:value="611" calcext:value-type="float">
            <text:p>611</text:p>
          </table:table-cell>
          <table:table-cell office:value-type="float" office:value="102" calcext:value-type="float">
            <text:p>102</text:p>
          </table:table-cell>
          <table:table-cell office:value-type="float" office:value="-1.56" calcext:value-type="float">
            <text:p>-1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6]-203)/100" office:value-type="float" office:value="5.09" calcext:value-type="float">
            <text:p>5.09</text:p>
          </table:table-cell>
          <table:table-cell office:value-type="float" office:value="712" calcext:value-type="float">
            <text:p>712</text:p>
          </table:table-cell>
          <table:table-cell office:value-type="float" office:value="100" calcext:value-type="float">
            <text:p>100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]-203)/100" office:value-type="float" office:value="6.12" calcext:value-type="float">
            <text:p>6.12</text:p>
          </table:table-cell>
          <table:table-cell office:value-type="float" office:value="815" calcext:value-type="float">
            <text:p>815</text:p>
          </table:table-cell>
          <table:table-cell office:value-type="float" office:value="102" calcext:value-type="float">
            <text:p>102</text:p>
          </table:table-cell>
          <table:table-cell office:value-type="float" office:value="-2.23" calcext:value-type="float">
            <text:p>-2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]-203)/100" office:value-type="float" office:value="7.13" calcext:value-type="float">
            <text:p>7.13</text:p>
          </table:table-cell>
          <table:table-cell office:value-type="float" office:value="916" calcext:value-type="float">
            <text:p>916</text:p>
          </table:table-cell>
          <table:table-cell office:value-type="float" office:value="100" calcext:value-type="float">
            <text:p>100</text:p>
          </table:table-cell>
          <table:table-cell office:value-type="float" office:value="-2.18" calcext:value-type="float">
            <text:p>-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]-203)/100" office:value-type="float" office:value="8.15" calcext:value-type="float">
            <text:p>8.15</text:p>
          </table:table-cell>
          <table:table-cell office:value-type="float" office:value="1018" calcext:value-type="float">
            <text:p>1018</text:p>
          </table:table-cell>
          <table:table-cell office:value-type="float" office:value="101" calcext:value-type="float">
            <text:p>101</text:p>
          </table:table-cell>
          <table:table-cell office:value-type="float" office:value="-0.93" calcext:value-type="float">
            <text:p>-0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0]-203)/100" office:value-type="float" office:value="9.17" calcext:value-type="float">
            <text:p>9.17</text:p>
          </table:table-cell>
          <table:table-cell office:value-type="float" office:value="1120" calcext:value-type="float">
            <text:p>112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([.B11]-203)/100" office:value-type="float" office:value="10.19" calcext:value-type="float">
            <text:p>10.19</text:p>
          </table:table-cell>
          <table:table-cell office:value-type="float" office:value="1222" calcext:value-type="float">
            <text:p>1222</text:p>
          </table:table-cell>
          <table:table-cell office:value-type="float" office:value="101" calcext:value-type="float">
            <text:p>101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]-203)/100" office:value-type="float" office:value="11.22" calcext:value-type="float">
            <text:p>11.22</text:p>
          </table:table-cell>
          <table:table-cell office:value-type="float" office:value="1325" calcext:value-type="float">
            <text:p>1325</text:p>
          </table:table-cell>
          <table:table-cell office:value-type="float" office:value="102" calcext:value-type="float">
            <text:p>102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]-203)/100" office:value-type="float" office:value="12.23" calcext:value-type="float">
            <text:p>12.23</text:p>
          </table:table-cell>
          <table:table-cell office:value-type="float" office:value="1426" calcext:value-type="float">
            <text:p>1426</text:p>
          </table:table-cell>
          <table:table-cell office:value-type="float" office:value="101" calcext:value-type="float">
            <text:p>101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4]-203)/100" office:value-type="float" office:value="13.25" calcext:value-type="float">
            <text:p>13.25</text:p>
          </table:table-cell>
          <table:table-cell office:value-type="float" office:value="1528" calcext:value-type="float">
            <text:p>1528</text:p>
          </table:table-cell>
          <table:table-cell office:value-type="float" office:value="101" calcext:value-type="float">
            <text:p>101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]-203)/100" office:value-type="float" office:value="14.27" calcext:value-type="float">
            <text:p>14.27</text:p>
          </table:table-cell>
          <table:table-cell office:value-type="float" office:value="1630" calcext:value-type="float">
            <text:p>1630</text:p>
          </table:table-cell>
          <table:table-cell office:value-type="float" office:value="102" calcext:value-type="float">
            <text:p>102</text:p>
          </table:table-cell>
          <table:table-cell office:value-type="float" office:value="6.63" calcext:value-type="float">
            <text:p>6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6]-203)/100" office:value-type="float" office:value="15.29" calcext:value-type="float">
            <text:p>15.29</text:p>
          </table:table-cell>
          <table:table-cell office:value-type="float" office:value="1732" calcext:value-type="float">
            <text:p>1732</text:p>
          </table:table-cell>
          <table:table-cell office:value-type="float" office:value="101" calcext:value-type="float">
            <text:p>101</text:p>
          </table:table-cell>
          <table:table-cell office:value-type="float" office:value="11.26" calcext:value-type="float">
            <text:p>11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7]-203)/100" office:value-type="float" office:value="16.3" calcext:value-type="float">
            <text:p>16.3</text:p>
          </table:table-cell>
          <table:table-cell office:value-type="float" office:value="1833" calcext:value-type="float">
            <text:p>1833</text:p>
          </table:table-cell>
          <table:table-cell office:value-type="float" office:value="100" calcext:value-type="float">
            <text:p>100</text:p>
          </table:table-cell>
          <table:table-cell office:value-type="float" office:value="13.91" calcext:value-type="float">
            <text:p>13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8]-203)/100" office:value-type="float" office:value="17.33" calcext:value-type="float">
            <text:p>17.33</text:p>
          </table:table-cell>
          <table:table-cell office:value-type="float" office:value="1936" calcext:value-type="float">
            <text:p>1936</text:p>
          </table:table-cell>
          <table:table-cell office:value-type="float" office:value="101" calcext:value-type="float">
            <text:p>101</text:p>
          </table:table-cell>
          <table:table-cell office:value-type="float" office:value="15.41" calcext:value-type="float">
            <text:p>15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9]-203)/100" office:value-type="float" office:value="18.34" calcext:value-type="float">
            <text:p>18.34</text:p>
          </table:table-cell>
          <table:table-cell office:value-type="float" office:value="2037" calcext:value-type="float">
            <text:p>2037</text:p>
          </table:table-cell>
          <table:table-cell office:value-type="float" office:value="100" calcext:value-type="float">
            <text:p>100</text:p>
          </table:table-cell>
          <table:table-cell office:value-type="float" office:value="17.65" calcext:value-type="float">
            <text:p>17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20]-203)/100" office:value-type="float" office:value="19.37" calcext:value-type="float">
            <text:p>19.37</text:p>
          </table:table-cell>
          <table:table-cell office:value-type="float" office:value="2140" calcext:value-type="float">
            <text:p>2140</text:p>
          </table:table-cell>
          <table:table-cell office:value-type="float" office:value="102" calcext:value-type="float">
            <text:p>102</text:p>
          </table:table-cell>
          <table:table-cell office:value-type="float" office:value="19.37" calcext:value-type="float">
            <text:p>19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21]-203)/100" office:value-type="float" office:value="20.38" calcext:value-type="float">
            <text:p>20.38</text:p>
          </table:table-cell>
          <table:table-cell office:value-type="float" office:value="2241" calcext:value-type="float">
            <text:p>2241</text:p>
          </table:table-cell>
          <table:table-cell office:value-type="float" office:value="100" calcext:value-type="float">
            <text:p>100</text:p>
          </table:table-cell>
          <table:table-cell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22]-203)/100" office:value-type="float" office:value="21.4" calcext:value-type="float">
            <text:p>21.4</text:p>
          </table:table-cell>
          <table:table-cell office:value-type="float" office:value="2343" calcext:value-type="float">
            <text:p>2343</text:p>
          </table:table-cell>
          <table:table-cell office:value-type="float" office:value="101" calcext:value-type="float">
            <text:p>101</text:p>
          </table:table-cell>
          <table:table-cell office:value-type="float" office:value="18.36" calcext:value-type="float">
            <text:p>18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23]-203)/100" office:value-type="float" office:value="22.42" calcext:value-type="float">
            <text:p>22.42</text:p>
          </table:table-cell>
          <table:table-cell office:value-type="float" office:value="2445" calcext:value-type="float">
            <text:p>2445</text:p>
          </table:table-cell>
          <table:table-cell office:value-type="float" office:value="101" calcext:value-type="float">
            <text:p>101</text:p>
          </table:table-cell>
          <table:table-cell office:value-type="float" office:value="14.93" calcext:value-type="float">
            <text:p>14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24]-203)/100" office:value-type="float" office:value="23.44" calcext:value-type="float">
            <text:p>23.44</text:p>
          </table:table-cell>
          <table:table-cell office:value-type="float" office:value="2547" calcext:value-type="float">
            <text:p>2547</text:p>
          </table:table-cell>
          <table:table-cell office:value-type="float" office:value="101" calcext:value-type="float">
            <text:p>101</text:p>
          </table:table-cell>
          <table:table-cell office:value-type="float" office:value="8.81" calcext:value-type="float">
            <text:p>8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25]-203)/100" office:value-type="float" office:value="24.46" calcext:value-type="float">
            <text:p>24.46</text:p>
          </table:table-cell>
          <table:table-cell office:value-type="float" office:value="2649" calcext:value-type="float">
            <text:p>2649</text:p>
          </table:table-cell>
          <table:table-cell office:value-type="float" office:value="101" calcext:value-type="float">
            <text:p>101</text:p>
          </table:table-cell>
          <table:table-cell office:value-type="float" office:value="6.52" calcext:value-type="float">
            <text:p>6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26]-203)/100" office:value-type="float" office:value="25.48" calcext:value-type="float">
            <text:p>25.48</text:p>
          </table:table-cell>
          <table:table-cell office:value-type="float" office:value="2751" calcext:value-type="float">
            <text:p>2751</text:p>
          </table:table-cell>
          <table:table-cell office:value-type="float" office:value="101" calcext:value-type="float">
            <text:p>101</text:p>
          </table:table-cell>
          <table:table-cell office:value-type="float" office:value="10.58" calcext:value-type="float">
            <text:p>1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27]-203)/100" office:value-type="float" office:value="26.5" calcext:value-type="float">
            <text:p>26.5</text:p>
          </table:table-cell>
          <table:table-cell office:value-type="float" office:value="2853" calcext:value-type="float">
            <text:p>2853</text:p>
          </table:table-cell>
          <table:table-cell office:value-type="float" office:value="101" calcext:value-type="float">
            <text:p>101</text:p>
          </table:table-cell>
          <table:table-cell office:value-type="float" office:value="14.74" calcext:value-type="float">
            <text:p>14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28]-203)/100" office:value-type="float" office:value="27.52" calcext:value-type="float">
            <text:p>27.52</text:p>
          </table:table-cell>
          <table:table-cell office:value-type="float" office:value="2955" calcext:value-type="float">
            <text:p>2955</text:p>
          </table:table-cell>
          <table:table-cell office:value-type="float" office:value="102" calcext:value-type="float">
            <text:p>102</text:p>
          </table:table-cell>
          <table:table-cell office:value-type="float" office:value="14.24" calcext:value-type="float">
            <text:p>14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29]-203)/100" office:value-type="float" office:value="28.54" calcext:value-type="float">
            <text:p>28.54</text:p>
          </table:table-cell>
          <table:table-cell office:value-type="float" office:value="3057" calcext:value-type="float">
            <text:p>3057</text:p>
          </table:table-cell>
          <table:table-cell office:value-type="float" office:value="101" calcext:value-type="float">
            <text:p>101</text:p>
          </table:table-cell>
          <table:table-cell office:value-type="float" office:value="14.3" calcext:value-type="float">
            <text:p>14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0]-203)/100" office:value-type="float" office:value="29.56" calcext:value-type="float">
            <text:p>29.56</text:p>
          </table:table-cell>
          <table:table-cell office:value-type="float" office:value="3159" calcext:value-type="float">
            <text:p>3159</text:p>
          </table:table-cell>
          <table:table-cell office:value-type="float" office:value="101" calcext:value-type="float">
            <text:p>101</text:p>
          </table:table-cell>
          <table:table-cell office:value-type="float" office:value="12.62" calcext:value-type="float">
            <text:p>12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1]-203)/100" office:value-type="float" office:value="30.58" calcext:value-type="float">
            <text:p>30.58</text:p>
          </table:table-cell>
          <table:table-cell office:value-type="float" office:value="3261" calcext:value-type="float">
            <text:p>3261</text:p>
          </table:table-cell>
          <table:table-cell office:value-type="float" office:value="101" calcext:value-type="float">
            <text:p>101</text:p>
          </table:table-cell>
          <table:table-cell office:value-type="float" office:value="12.46" calcext:value-type="float">
            <text:p>12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2]-203)/100" office:value-type="float" office:value="31.59" calcext:value-type="float">
            <text:p>31.59</text:p>
          </table:table-cell>
          <table:table-cell office:value-type="float" office:value="3362" calcext:value-type="float">
            <text:p>3362</text:p>
          </table:table-cell>
          <table:table-cell office:value-type="float" office:value="100" calcext:value-type="float">
            <text:p>100</text:p>
          </table:table-cell>
          <table:table-cell office:value-type="float" office:value="13.75" calcext:value-type="float">
            <text:p>13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3]-203)/100" office:value-type="float" office:value="32.62" calcext:value-type="float">
            <text:p>32.62</text:p>
          </table:table-cell>
          <table:table-cell office:value-type="float" office:value="3465" calcext:value-type="float">
            <text:p>3465</text:p>
          </table:table-cell>
          <table:table-cell office:value-type="float" office:value="102" calcext:value-type="float">
            <text:p>102</text:p>
          </table:table-cell>
          <table:table-cell office:value-type="float" office:value="11.26" calcext:value-type="float">
            <text:p>11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4]-203)/100" office:value-type="float" office:value="33.63" calcext:value-type="float">
            <text:p>33.63</text:p>
          </table:table-cell>
          <table:table-cell office:value-type="float" office:value="3566" calcext:value-type="float">
            <text:p>3566</text:p>
          </table:table-cell>
          <table:table-cell office:value-type="float" office:value="100" calcext:value-type="float">
            <text:p>100</text:p>
          </table:table-cell>
          <table:table-cell office:value-type="float" office:value="8.19" calcext:value-type="float">
            <text:p>8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5]-203)/100" office:value-type="float" office:value="34.65" calcext:value-type="float">
            <text:p>34.65</text:p>
          </table:table-cell>
          <table:table-cell office:value-type="float" office:value="3668" calcext:value-type="float">
            <text:p>3668</text:p>
          </table:table-cell>
          <table:table-cell office:value-type="float" office:value="101" calcext:value-type="float">
            <text:p>101</text:p>
          </table:table-cell>
          <table:table-cell office:value-type="float" office:value="6.63" calcext:value-type="float">
            <text:p>6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6]-203)/100" office:value-type="float" office:value="35.67" calcext:value-type="float">
            <text:p>35.67</text:p>
          </table:table-cell>
          <table:table-cell office:value-type="float" office:value="3770" calcext:value-type="float">
            <text:p>3770</text:p>
          </table:table-cell>
          <table:table-cell office:value-type="float" office:value="100" calcext:value-type="float">
            <text:p>100</text:p>
          </table:table-cell>
          <table:table-cell office:value-type="float" office:value="6.68" calcext:value-type="float">
            <text:p>6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7]-203)/100" office:value-type="float" office:value="36.69" calcext:value-type="float">
            <text:p>36.69</text:p>
          </table:table-cell>
          <table:table-cell office:value-type="float" office:value="3872" calcext:value-type="float">
            <text:p>3872</text:p>
          </table:table-cell>
          <table:table-cell office:value-type="float" office:value="101" calcext:value-type="float">
            <text:p>101</text:p>
          </table:table-cell>
          <table:table-cell office:value-type="float" office:value="7.29" calcext:value-type="float">
            <text:p>7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8]-203)/100" office:value-type="float" office:value="37.71" calcext:value-type="float">
            <text:p>37.71</text:p>
          </table:table-cell>
          <table:table-cell office:value-type="float" office:value="3974" calcext:value-type="float">
            <text:p>3974</text:p>
          </table:table-cell>
          <table:table-cell office:value-type="float" office:value="101" calcext:value-type="float">
            <text:p>101</text:p>
          </table:table-cell>
          <table:table-cell office:value-type="float" office:value="5.79" calcext:value-type="float">
            <text:p>5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9]-203)/100" office:value-type="float" office:value="38.73" calcext:value-type="float">
            <text:p>38.73</text:p>
          </table:table-cell>
          <table:table-cell office:value-type="float" office:value="4076" calcext:value-type="float">
            <text:p>4076</text:p>
          </table:table-cell>
          <table:table-cell office:value-type="float" office:value="101" calcext:value-type="float">
            <text:p>101</text:p>
          </table:table-cell>
          <table:table-cell office:value-type="float" office:value="5.45" calcext:value-type="float">
            <text:p>5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0]-203)/100" office:value-type="float" office:value="39.74" calcext:value-type="float">
            <text:p>39.74</text:p>
          </table:table-cell>
          <table:table-cell office:value-type="float" office:value="4177" calcext:value-type="float">
            <text:p>4177</text:p>
          </table:table-cell>
          <table:table-cell office:value-type="float" office:value="100" calcext:value-type="float">
            <text:p>100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1]-203)/100" office:value-type="float" office:value="40.77" calcext:value-type="float">
            <text:p>40.77</text:p>
          </table:table-cell>
          <table:table-cell office:value-type="float" office:value="4280" calcext:value-type="float">
            <text:p>4280</text:p>
          </table:table-cell>
          <table:table-cell office:value-type="float" office:value="102" calcext:value-type="float">
            <text:p>102</text:p>
          </table:table-cell>
          <table:table-cell office:value-type="float" office:value="2.98" calcext:value-type="float">
            <text:p>2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2]-203)/100" office:value-type="float" office:value="41.79" calcext:value-type="float">
            <text:p>41.79</text:p>
          </table:table-cell>
          <table:table-cell office:value-type="float" office:value="4382" calcext:value-type="float">
            <text:p>4382</text:p>
          </table:table-cell>
          <table:table-cell office:value-type="float" office:value="101" calcext:value-type="float">
            <text:p>10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3]-203)/100" office:value-type="float" office:value="42.81" calcext:value-type="float">
            <text:p>42.81</text:p>
          </table:table-cell>
          <table:table-cell office:value-type="float" office:value="4484" calcext:value-type="float">
            <text:p>4484</text:p>
          </table:table-cell>
          <table:table-cell office:value-type="float" office:value="102" calcext:value-type="float">
            <text:p>102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4]-203)/100" office:value-type="float" office:value="43.83" calcext:value-type="float">
            <text:p>43.83</text:p>
          </table:table-cell>
          <table:table-cell office:value-type="float" office:value="4586" calcext:value-type="float">
            <text:p>4586</text:p>
          </table:table-cell>
          <table:table-cell office:value-type="float" office:value="101" calcext:value-type="float">
            <text:p>101</text:p>
          </table:table-cell>
          <table:table-cell office:value-type="float" office:value="-0.49" calcext:value-type="float">
            <text:p>-0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5]-203)/100" office:value-type="float" office:value="44.84" calcext:value-type="float">
            <text:p>44.84</text:p>
          </table:table-cell>
          <table:table-cell office:value-type="float" office:value="4687" calcext:value-type="float">
            <text:p>4687</text:p>
          </table:table-cell>
          <table:table-cell office:value-type="float" office:value="101" calcext:value-type="float">
            <text:p>101</text:p>
          </table:table-cell>
          <table:table-cell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6]-203)/100" office:value-type="float" office:value="45.87" calcext:value-type="float">
            <text:p>45.87</text:p>
          </table:table-cell>
          <table:table-cell office:value-type="float" office:value="4790" calcext:value-type="float">
            <text:p>4790</text:p>
          </table:table-cell>
          <table:table-cell office:value-type="float" office:value="102" calcext:value-type="float">
            <text:p>102</text:p>
          </table:table-cell>
          <table:table-cell office:value-type="float" office:value="3.28" calcext:value-type="float">
            <text:p>3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7]-203)/100" office:value-type="float" office:value="46.88" calcext:value-type="float">
            <text:p>46.88</text:p>
          </table:table-cell>
          <table:table-cell office:value-type="float" office:value="4891" calcext:value-type="float">
            <text:p>489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8]-203)/100" office:value-type="float" office:value="47.91" calcext:value-type="float">
            <text:p>47.91</text:p>
          </table:table-cell>
          <table:table-cell office:value-type="float" office:value="4994" calcext:value-type="float">
            <text:p>4994</text:p>
          </table:table-cell>
          <table:table-cell office:value-type="float" office:value="102" calcext:value-type="float">
            <text:p>102</text:p>
          </table:table-cell>
          <table:table-cell office:value-type="float" office:value="2.83" calcext:value-type="float">
            <text:p>2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9]-203)/100" office:value-type="float" office:value="48.92" calcext:value-type="float">
            <text:p>48.92</text:p>
          </table:table-cell>
          <table:table-cell office:value-type="float" office:value="5095" calcext:value-type="float">
            <text:p>5095</text:p>
          </table:table-cell>
          <table:table-cell office:value-type="float" office:value="100" calcext:value-type="float">
            <text:p>100</text:p>
          </table:table-cell>
          <table:table-cell office:value-type="float" office:value="2.28" calcext:value-type="float">
            <text:p>2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0]-203)/100" office:value-type="float" office:value="49.94" calcext:value-type="float">
            <text:p>49.94</text:p>
          </table:table-cell>
          <table:table-cell office:value-type="float" office:value="5197" calcext:value-type="float">
            <text:p>5197</text:p>
          </table:table-cell>
          <table:table-cell office:value-type="float" office:value="101" calcext:value-type="float">
            <text:p>101</text:p>
          </table:table-cell>
          <table:table-cell office:value-type="float" office:value="2.66" calcext:value-type="float">
            <text:p>2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1]-203)/100" office:value-type="float" office:value="50.96" calcext:value-type="float">
            <text:p>50.96</text:p>
          </table:table-cell>
          <table:table-cell office:value-type="float" office:value="5299" calcext:value-type="float">
            <text:p>5299</text:p>
          </table:table-cell>
          <table:table-cell office:value-type="float" office:value="101" calcext:value-type="float">
            <text:p>101</text:p>
          </table:table-cell>
          <table:table-cell office:value-type="float" office:value="1.53" calcext:value-type="float">
            <text:p>1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2]-203)/100" office:value-type="float" office:value="51.98" calcext:value-type="float">
            <text:p>51.98</text:p>
          </table:table-cell>
          <table:table-cell office:value-type="float" office:value="5401" calcext:value-type="float">
            <text:p>5401</text:p>
          </table:table-cell>
          <table:table-cell office:value-type="float" office:value="101" calcext:value-type="float">
            <text:p>101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3]-203)/100" office:value-type="float" office:value="52.99" calcext:value-type="float">
            <text:p>52.99</text:p>
          </table:table-cell>
          <table:table-cell office:value-type="float" office:value="5502" calcext:value-type="float">
            <text:p>5502</text:p>
          </table:table-cell>
          <table:table-cell office:value-type="float" office:value="100" calcext:value-type="float">
            <text:p>100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4]-203)/100" office:value-type="float" office:value="54.02" calcext:value-type="float">
            <text:p>54.02</text:p>
          </table:table-cell>
          <table:table-cell office:value-type="float" office:value="5605" calcext:value-type="float">
            <text:p>5605</text:p>
          </table:table-cell>
          <table:table-cell office:value-type="float" office:value="101" calcext:value-type="float">
            <text:p>10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5]-203)/100" office:value-type="float" office:value="55.03" calcext:value-type="float">
            <text:p>55.03</text:p>
          </table:table-cell>
          <table:table-cell office:value-type="float" office:value="5706" calcext:value-type="float">
            <text:p>5706</text:p>
          </table:table-cell>
          <table:table-cell office:value-type="float" office:value="100" calcext:value-type="float">
            <text:p>10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6]-203)/100" office:value-type="float" office:value="56.06" calcext:value-type="float">
            <text:p>56.06</text:p>
          </table:table-cell>
          <table:table-cell office:value-type="float" office:value="5809" calcext:value-type="float">
            <text:p>5809</text:p>
          </table:table-cell>
          <table:table-cell office:value-type="float" office:value="102" calcext:value-type="float">
            <text:p>102</text:p>
          </table:table-cell>
          <table:table-cell office:value-type="float" office:value="-1.7" calcext:value-type="float">
            <text:p>-1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7]-203)/100" office:value-type="float" office:value="57.08" calcext:value-type="float">
            <text:p>57.08</text:p>
          </table:table-cell>
          <table:table-cell office:value-type="float" office:value="5911" calcext:value-type="float">
            <text:p>5911</text:p>
          </table:table-cell>
          <table:table-cell office:value-type="float" office:value="101" calcext:value-type="float">
            <text:p>101</text:p>
          </table:table-cell>
          <table:table-cell office:value-type="float" office:value="-2.83" calcext:value-type="float">
            <text:p>-2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8]-203)/100" office:value-type="float" office:value="58.09" calcext:value-type="float">
            <text:p>58.09</text:p>
          </table:table-cell>
          <table:table-cell office:value-type="float" office:value="6012" calcext:value-type="float">
            <text:p>6012</text:p>
          </table:table-cell>
          <table:table-cell office:value-type="float" office:value="101" calcext:value-type="float">
            <text:p>101</text:p>
          </table:table-cell>
          <table:table-cell office:value-type="float" office:value="-4.71" calcext:value-type="float">
            <text:p>-4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9]-203)/100" office:value-type="float" office:value="59.12" calcext:value-type="float">
            <text:p>59.12</text:p>
          </table:table-cell>
          <table:table-cell office:value-type="float" office:value="6115" calcext:value-type="float">
            <text:p>6115</text:p>
          </table:table-cell>
          <table:table-cell office:value-type="float" office:value="102" calcext:value-type="float">
            <text:p>102</text:p>
          </table:table-cell>
          <table:table-cell office:value-type="float" office:value="-5.42" calcext:value-type="float">
            <text:p>-5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60]-203)/100" office:value-type="float" office:value="60.13" calcext:value-type="float">
            <text:p>60.13</text:p>
          </table:table-cell>
          <table:table-cell office:value-type="float" office:value="6216" calcext:value-type="float">
            <text:p>6216</text:p>
          </table:table-cell>
          <table:table-cell office:value-type="float" office:value="101" calcext:value-type="float">
            <text:p>101</text:p>
          </table:table-cell>
          <table:table-cell office:value-type="float" office:value="-4.79" calcext:value-type="float">
            <text:p>-4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61]-203)/100" office:value-type="float" office:value="61.16" calcext:value-type="float">
            <text:p>61.16</text:p>
          </table:table-cell>
          <table:table-cell office:value-type="float" office:value="6319" calcext:value-type="float">
            <text:p>6319</text:p>
          </table:table-cell>
          <table:table-cell office:value-type="float" office:value="102" calcext:value-type="float">
            <text:p>102</text:p>
          </table:table-cell>
          <table:table-cell office:value-type="float" office:value="-4.69" calcext:value-type="float">
            <text:p>-4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62]-203)/100" office:value-type="float" office:value="62.17" calcext:value-type="float">
            <text:p>62.17</text:p>
          </table:table-cell>
          <table:table-cell office:value-type="float" office:value="6420" calcext:value-type="float">
            <text:p>6420</text:p>
          </table:table-cell>
          <table:table-cell office:value-type="float" office:value="100" calcext:value-type="float">
            <text:p>100</text:p>
          </table:table-cell>
          <table:table-cell office:value-type="float" office:value="-4.18" calcext:value-type="float">
            <text:p>-4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63]-203)/100" office:value-type="float" office:value="63.19" calcext:value-type="float">
            <text:p>63.19</text:p>
          </table:table-cell>
          <table:table-cell office:value-type="float" office:value="6522" calcext:value-type="float">
            <text:p>6522</text:p>
          </table:table-cell>
          <table:table-cell office:value-type="float" office:value="101" calcext:value-type="float">
            <text:p>101</text:p>
          </table:table-cell>
          <table:table-cell office:value-type="float" office:value="-8.57" calcext:value-type="float">
            <text:p>-8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64]-203)/100" office:value-type="float" office:value="64.21" calcext:value-type="float">
            <text:p>64.21</text:p>
          </table:table-cell>
          <table:table-cell office:value-type="float" office:value="6624" calcext:value-type="float">
            <text:p>6624</text:p>
          </table:table-cell>
          <table:table-cell office:value-type="float" office:value="101" calcext:value-type="float">
            <text:p>101</text:p>
          </table:table-cell>
          <table:table-cell office:value-type="float" office:value="-10.68" calcext:value-type="float">
            <text:p>-1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65]-203)/100" office:value-type="float" office:value="65.23" calcext:value-type="float">
            <text:p>65.23</text:p>
          </table:table-cell>
          <table:table-cell office:value-type="float" office:value="6726" calcext:value-type="float">
            <text:p>6726</text:p>
          </table:table-cell>
          <table:table-cell office:value-type="float" office:value="101" calcext:value-type="float">
            <text:p>101</text:p>
          </table:table-cell>
          <table:table-cell office:value-type="float" office:value="-8.46" calcext:value-type="float">
            <text:p>-8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66]-203)/100" office:value-type="float" office:value="66.25" calcext:value-type="float">
            <text:p>66.25</text:p>
          </table:table-cell>
          <table:table-cell office:value-type="float" office:value="6828" calcext:value-type="float">
            <text:p>6828</text:p>
          </table:table-cell>
          <table:table-cell office:value-type="float" office:value="101" calcext:value-type="float">
            <text:p>101</text:p>
          </table:table-cell>
          <table:table-cell office:value-type="float" office:value="-8.81" calcext:value-type="float">
            <text:p>-8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67]-203)/100" office:value-type="float" office:value="67.27" calcext:value-type="float">
            <text:p>67.27</text:p>
          </table:table-cell>
          <table:table-cell office:value-type="float" office:value="6930" calcext:value-type="float">
            <text:p>6930</text:p>
          </table:table-cell>
          <table:table-cell office:value-type="float" office:value="101" calcext:value-type="float">
            <text:p>101</text:p>
          </table:table-cell>
          <table:table-cell office:value-type="float" office:value="-8.85" calcext:value-type="float">
            <text:p>-8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68]-203)/100" office:value-type="float" office:value="68.28" calcext:value-type="float">
            <text:p>68.28</text:p>
          </table:table-cell>
          <table:table-cell office:value-type="float" office:value="7031" calcext:value-type="float">
            <text:p>7031</text:p>
          </table:table-cell>
          <table:table-cell office:value-type="float" office:value="100" calcext:value-type="float">
            <text:p>100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69]-203)/100" office:value-type="float" office:value="69.31" calcext:value-type="float">
            <text:p>69.31</text:p>
          </table:table-cell>
          <table:table-cell office:value-type="float" office:value="7134" calcext:value-type="float">
            <text:p>7134</text:p>
          </table:table-cell>
          <table:table-cell office:value-type="float" office:value="102" calcext:value-type="float">
            <text:p>102</text:p>
          </table:table-cell>
          <table:table-cell office:value-type="float" office:value="-8.88" calcext:value-type="float">
            <text:p>-8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0]-203)/100" office:value-type="float" office:value="70.33" calcext:value-type="float">
            <text:p>70.33</text:p>
          </table:table-cell>
          <table:table-cell office:value-type="float" office:value="7236" calcext:value-type="float">
            <text:p>7236</text:p>
          </table:table-cell>
          <table:table-cell office:value-type="float" office:value="101" calcext:value-type="float">
            <text:p>101</text:p>
          </table:table-cell>
          <table:table-cell office:value-type="float" office:value="-8.56" calcext:value-type="float">
            <text:p>-8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1]-203)/100" office:value-type="float" office:value="71.34" calcext:value-type="float">
            <text:p>71.34</text:p>
          </table:table-cell>
          <table:table-cell office:value-type="float" office:value="7337" calcext:value-type="float">
            <text:p>7337</text:p>
          </table:table-cell>
          <table:table-cell office:value-type="float" office:value="101" calcext:value-type="float">
            <text:p>101</text:p>
          </table:table-cell>
          <table:table-cell office:value-type="float" office:value="-8.65" calcext:value-type="float">
            <text:p>-8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2]-203)/100" office:value-type="float" office:value="72.37" calcext:value-type="float">
            <text:p>72.37</text:p>
          </table:table-cell>
          <table:table-cell office:value-type="float" office:value="7440" calcext:value-type="float">
            <text:p>7440</text:p>
          </table:table-cell>
          <table:table-cell office:value-type="float" office:value="101" calcext:value-type="float">
            <text:p>101</text:p>
          </table:table-cell>
          <table:table-cell office:value-type="float" office:value="-8.63" calcext:value-type="float">
            <text:p>-8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3]-203)/100" office:value-type="float" office:value="73.38" calcext:value-type="float">
            <text:p>73.38</text:p>
          </table:table-cell>
          <table:table-cell office:value-type="float" office:value="7541" calcext:value-type="float">
            <text:p>7541</text:p>
          </table:table-cell>
          <table:table-cell office:value-type="float" office:value="101" calcext:value-type="float">
            <text:p>101</text:p>
          </table:table-cell>
          <table:table-cell office:value-type="float" office:value="-8.63" calcext:value-type="float">
            <text:p>-8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4]-203)/100" office:value-type="float" office:value="74.41" calcext:value-type="float">
            <text:p>74.41</text:p>
          </table:table-cell>
          <table:table-cell office:value-type="float" office:value="7644" calcext:value-type="float">
            <text:p>7644</text:p>
          </table:table-cell>
          <table:table-cell office:value-type="float" office:value="102" calcext:value-type="float">
            <text:p>102</text:p>
          </table:table-cell>
          <table:table-cell office:value-type="float" office:value="-8.37" calcext:value-type="float">
            <text:p>-8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5]-203)/100" office:value-type="float" office:value="75.42" calcext:value-type="float">
            <text:p>75.42</text:p>
          </table:table-cell>
          <table:table-cell office:value-type="float" office:value="7745" calcext:value-type="float">
            <text:p>7745</text:p>
          </table:table-cell>
          <table:table-cell office:value-type="float" office:value="100" calcext:value-type="float">
            <text:p>100</text:p>
          </table:table-cell>
          <table:table-cell office:value-type="float" office:value="-8.85" calcext:value-type="float">
            <text:p>-8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6]-203)/100" office:value-type="float" office:value="76.44" calcext:value-type="float">
            <text:p>76.44</text:p>
          </table:table-cell>
          <table:table-cell office:value-type="float" office:value="7847" calcext:value-type="float">
            <text:p>7847</text:p>
          </table:table-cell>
          <table:table-cell office:value-type="float" office:value="101" calcext:value-type="float">
            <text:p>101</text:p>
          </table:table-cell>
          <table:table-cell office:value-type="float" office:value="-9.12" calcext:value-type="float">
            <text:p>-9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7]-203)/100" office:value-type="float" office:value="77.46" calcext:value-type="float">
            <text:p>77.46</text:p>
          </table:table-cell>
          <table:table-cell office:value-type="float" office:value="7949" calcext:value-type="float">
            <text:p>7949</text:p>
          </table:table-cell>
          <table:table-cell office:value-type="float" office:value="101" calcext:value-type="float">
            <text:p>101</text:p>
          </table:table-cell>
          <table:table-cell office:value-type="float" office:value="-8.8" calcext:value-type="float">
            <text:p>-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8]-203)/100" office:value-type="float" office:value="78.48" calcext:value-type="float">
            <text:p>78.48</text:p>
          </table:table-cell>
          <table:table-cell office:value-type="float" office:value="8051" calcext:value-type="float">
            <text:p>8051</text:p>
          </table:table-cell>
          <table:table-cell office:value-type="float" office:value="101" calcext:value-type="float">
            <text:p>101</text:p>
          </table:table-cell>
          <table:table-cell office:value-type="float" office:value="-8.71" calcext:value-type="float">
            <text:p>-8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9]-203)/100" office:value-type="float" office:value="79.5" calcext:value-type="float">
            <text:p>79.5</text:p>
          </table:table-cell>
          <table:table-cell office:value-type="float" office:value="8153" calcext:value-type="float">
            <text:p>8153</text:p>
          </table:table-cell>
          <table:table-cell office:value-type="float" office:value="101" calcext:value-type="float">
            <text:p>101</text:p>
          </table:table-cell>
          <table:table-cell office:value-type="float" office:value="-9.29" calcext:value-type="float">
            <text:p>-9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0]-203)/100" office:value-type="float" office:value="80.52" calcext:value-type="float">
            <text:p>80.52</text:p>
          </table:table-cell>
          <table:table-cell office:value-type="float" office:value="8255" calcext:value-type="float">
            <text:p>8255</text:p>
          </table:table-cell>
          <table:table-cell office:value-type="float" office:value="101" calcext:value-type="float">
            <text:p>101</text:p>
          </table:table-cell>
          <table:table-cell office:value-type="float" office:value="-9.07" calcext:value-type="float">
            <text:p>-9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1]-203)/100" office:value-type="float" office:value="81.53" calcext:value-type="float">
            <text:p>81.53</text:p>
          </table:table-cell>
          <table:table-cell office:value-type="float" office:value="8356" calcext:value-type="float">
            <text:p>8356</text:p>
          </table:table-cell>
          <table:table-cell office:value-type="float" office:value="100" calcext:value-type="float">
            <text:p>100</text:p>
          </table:table-cell>
          <table:table-cell office:value-type="float" office:value="-8.52" calcext:value-type="float">
            <text:p>-8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2]-203)/100" office:value-type="float" office:value="82.56" calcext:value-type="float">
            <text:p>82.56</text:p>
          </table:table-cell>
          <table:table-cell office:value-type="float" office:value="8459" calcext:value-type="float">
            <text:p>8459</text:p>
          </table:table-cell>
          <table:table-cell office:value-type="float" office:value="102" calcext:value-type="float">
            <text:p>102</text:p>
          </table:table-cell>
          <table:table-cell office:value-type="float" office:value="-9.01" calcext:value-type="float">
            <text:p>-9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3]-203)/100" office:value-type="float" office:value="83.58" calcext:value-type="float">
            <text:p>83.58</text:p>
          </table:table-cell>
          <table:table-cell office:value-type="float" office:value="8561" calcext:value-type="float">
            <text:p>8561</text:p>
          </table:table-cell>
          <table:table-cell office:value-type="float" office:value="101" calcext:value-type="float">
            <text:p>101</text:p>
          </table:table-cell>
          <table:table-cell office:value-type="float" office:value="-8.92" calcext:value-type="float">
            <text:p>-8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4]-203)/100" office:value-type="float" office:value="84.6" calcext:value-type="float">
            <text:p>84.6</text:p>
          </table:table-cell>
          <table:table-cell office:value-type="float" office:value="8663" calcext:value-type="float">
            <text:p>8663</text:p>
          </table:table-cell>
          <table:table-cell office:value-type="float" office:value="102" calcext:value-type="float">
            <text:p>102</text:p>
          </table:table-cell>
          <table:table-cell office:value-type="float" office:value="-8.08" calcext:value-type="float">
            <text:p>-8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5]-203)/100" office:value-type="float" office:value="85.62" calcext:value-type="float">
            <text:p>85.62</text:p>
          </table:table-cell>
          <table:table-cell office:value-type="float" office:value="8765" calcext:value-type="float">
            <text:p>8765</text:p>
          </table:table-cell>
          <table:table-cell office:value-type="float" office:value="101" calcext:value-type="float">
            <text:p>101</text:p>
          </table:table-cell>
          <table:table-cell office:value-type="float" office:value="-7.71" calcext:value-type="float">
            <text:p>-7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6]-203)/100" office:value-type="float" office:value="86.63" calcext:value-type="float">
            <text:p>86.63</text:p>
          </table:table-cell>
          <table:table-cell office:value-type="float" office:value="8866" calcext:value-type="float">
            <text:p>8866</text:p>
          </table:table-cell>
          <table:table-cell office:value-type="float" office:value="101" calcext:value-type="float">
            <text:p>101</text:p>
          </table:table-cell>
          <table:table-cell office:value-type="float" office:value="-7.56" calcext:value-type="float">
            <text:p>-7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7]-203)/100" office:value-type="float" office:value="87.66" calcext:value-type="float">
            <text:p>87.66</text:p>
          </table:table-cell>
          <table:table-cell office:value-type="float" office:value="8969" calcext:value-type="float">
            <text:p>8969</text:p>
          </table:table-cell>
          <table:table-cell office:value-type="float" office:value="102" calcext:value-type="float">
            <text:p>102</text:p>
          </table:table-cell>
          <table:table-cell office:value-type="float" office:value="-7.67" calcext:value-type="float">
            <text:p>-7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8]-203)/100" office:value-type="float" office:value="88.67" calcext:value-type="float">
            <text:p>88.67</text:p>
          </table:table-cell>
          <table:table-cell office:value-type="float" office:value="9070" calcext:value-type="float">
            <text:p>9070</text:p>
          </table:table-cell>
          <table:table-cell office:value-type="float" office:value="100" calcext:value-type="float">
            <text:p>100</text:p>
          </table:table-cell>
          <table:table-cell office:value-type="float" office:value="-7.49" calcext:value-type="float">
            <text:p>-7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9]-203)/100" office:value-type="float" office:value="89.69" calcext:value-type="float">
            <text:p>89.69</text:p>
          </table:table-cell>
          <table:table-cell office:value-type="float" office:value="9172" calcext:value-type="float">
            <text:p>9172</text:p>
          </table:table-cell>
          <table:table-cell office:value-type="float" office:value="101" calcext:value-type="float">
            <text:p>101</text:p>
          </table:table-cell>
          <table:table-cell office:value-type="float" office:value="-6.78" calcext:value-type="float">
            <text:p>-6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0]-203)/100" office:value-type="float" office:value="90.71" calcext:value-type="float">
            <text:p>90.71</text:p>
          </table:table-cell>
          <table:table-cell office:value-type="float" office:value="9274" calcext:value-type="float">
            <text:p>9274</text:p>
          </table:table-cell>
          <table:table-cell office:value-type="float" office:value="100" calcext:value-type="float">
            <text:p>100</text:p>
          </table:table-cell>
          <table:table-cell office:value-type="float" office:value="-6.77" calcext:value-type="float">
            <text:p>-6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1]-203)/100" office:value-type="float" office:value="91.73" calcext:value-type="float">
            <text:p>91.73</text:p>
          </table:table-cell>
          <table:table-cell office:value-type="float" office:value="9376" calcext:value-type="float">
            <text:p>9376</text:p>
          </table:table-cell>
          <table:table-cell office:value-type="float" office:value="101" calcext:value-type="float">
            <text:p>101</text:p>
          </table:table-cell>
          <table:table-cell office:value-type="float" office:value="-7.23" calcext:value-type="float">
            <text:p>-7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2]-203)/100" office:value-type="float" office:value="92.75" calcext:value-type="float">
            <text:p>92.75</text:p>
          </table:table-cell>
          <table:table-cell office:value-type="float" office:value="9478" calcext:value-type="float">
            <text:p>9478</text:p>
          </table:table-cell>
          <table:table-cell office:value-type="float" office:value="101" calcext:value-type="float">
            <text:p>101</text:p>
          </table:table-cell>
          <table:table-cell office:value-type="float" office:value="-6.9" calcext:value-type="float">
            <text:p>-6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3]-203)/100" office:value-type="float" office:value="93.77" calcext:value-type="float">
            <text:p>93.77</text:p>
          </table:table-cell>
          <table:table-cell office:value-type="float" office:value="9580" calcext:value-type="float">
            <text:p>9580</text:p>
          </table:table-cell>
          <table:table-cell office:value-type="float" office:value="101" calcext:value-type="float">
            <text:p>101</text:p>
          </table:table-cell>
          <table:table-cell office:value-type="float" office:value="-6.69" calcext:value-type="float">
            <text:p>-6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4]-203)/100" office:value-type="float" office:value="94.78" calcext:value-type="float">
            <text:p>94.78</text:p>
          </table:table-cell>
          <table:table-cell office:value-type="float" office:value="9681" calcext:value-type="float">
            <text:p>9681</text:p>
          </table:table-cell>
          <table:table-cell office:value-type="float" office:value="100" calcext:value-type="float">
            <text:p>100</text:p>
          </table:table-cell>
          <table:table-cell office:value-type="float" office:value="-6.74" calcext:value-type="float">
            <text:p>-6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5]-203)/100" office:value-type="float" office:value="95.81" calcext:value-type="float">
            <text:p>95.81</text:p>
          </table:table-cell>
          <table:table-cell office:value-type="float" office:value="9784" calcext:value-type="float">
            <text:p>9784</text:p>
          </table:table-cell>
          <table:table-cell office:value-type="float" office:value="102" calcext:value-type="float">
            <text:p>102</text:p>
          </table:table-cell>
          <table:table-cell office:value-type="float" office:value="-6.74" calcext:value-type="float">
            <text:p>-6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6]-203)/100" office:value-type="float" office:value="96.82" calcext:value-type="float">
            <text:p>96.82</text:p>
          </table:table-cell>
          <table:table-cell office:value-type="float" office:value="9885" calcext:value-type="float">
            <text:p>9885</text:p>
          </table:table-cell>
          <table:table-cell office:value-type="float" office:value="100" calcext:value-type="float">
            <text:p>100</text:p>
          </table:table-cell>
          <table:table-cell office:value-type="float" office:value="-6.54" calcext:value-type="float">
            <text:p>-6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7]-203)/100" office:value-type="float" office:value="97.85" calcext:value-type="float">
            <text:p>97.85</text:p>
          </table:table-cell>
          <table:table-cell office:value-type="float" office:value="9988" calcext:value-type="float">
            <text:p>9988</text:p>
          </table:table-cell>
          <table:table-cell office:value-type="float" office:value="102" calcext:value-type="float">
            <text:p>102</text:p>
          </table:table-cell>
          <table:table-cell office:value-type="float" office:value="-6.35" calcext:value-type="float">
            <text:p>-6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8]-203)/100" office:value-type="float" office:value="98.87" calcext:value-type="float">
            <text:p>98.87</text:p>
          </table:table-cell>
          <table:table-cell office:value-type="float" office:value="10090" calcext:value-type="float">
            <text:p>10090</text:p>
          </table:table-cell>
          <table:table-cell office:value-type="float" office:value="101" calcext:value-type="float">
            <text:p>101</text:p>
          </table:table-cell>
          <table:table-cell office:value-type="float" office:value="-6.48" calcext:value-type="float">
            <text:p>-6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9]-203)/100" office:value-type="float" office:value="99.88" calcext:value-type="float">
            <text:p>99.88</text:p>
          </table:table-cell>
          <table:table-cell office:value-type="float" office:value="10191" calcext:value-type="float">
            <text:p>10191</text:p>
          </table:table-cell>
          <table:table-cell office:value-type="float" office:value="101" calcext:value-type="float">
            <text:p>101</text:p>
          </table:table-cell>
          <table:table-cell office:value-type="float" office:value="-6.02" calcext:value-type="float">
            <text:p>-6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00]-203)/100" office:value-type="float" office:value="100.91" calcext:value-type="float">
            <text:p>100.91</text:p>
          </table:table-cell>
          <table:table-cell office:value-type="float" office:value="10294" calcext:value-type="float">
            <text:p>10294</text:p>
          </table:table-cell>
          <table:table-cell office:value-type="float" office:value="102" calcext:value-type="float">
            <text:p>102</text:p>
          </table:table-cell>
          <table:table-cell office:value-type="float" office:value="-5.62" calcext:value-type="float">
            <text:p>-5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01]-203)/100" office:value-type="float" office:value="101.92" calcext:value-type="float">
            <text:p>101.92</text:p>
          </table:table-cell>
          <table:table-cell office:value-type="float" office:value="10395" calcext:value-type="float">
            <text:p>10395</text:p>
          </table:table-cell>
          <table:table-cell office:value-type="float" office:value="100" calcext:value-type="float">
            <text:p>100</text:p>
          </table:table-cell>
          <table:table-cell office:value-type="float" office:value="-5.3" calcext:value-type="float">
            <text:p>-5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02]-203)/100" office:value-type="float" office:value="102.95" calcext:value-type="float">
            <text:p>102.95</text:p>
          </table:table-cell>
          <table:table-cell office:value-type="float" office:value="10498" calcext:value-type="float">
            <text:p>10498</text:p>
          </table:table-cell>
          <table:table-cell office:value-type="float" office:value="102" calcext:value-type="float">
            <text:p>102</text:p>
          </table:table-cell>
          <table:table-cell office:value-type="float" office:value="-5.26" calcext:value-type="float">
            <text:p>-5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03]-203)/100" office:value-type="float" office:value="103.96" calcext:value-type="float">
            <text:p>103.96</text:p>
          </table:table-cell>
          <table:table-cell office:value-type="float" office:value="10599" calcext:value-type="float">
            <text:p>10599</text:p>
          </table:table-cell>
          <table:table-cell office:value-type="float" office:value="100" calcext:value-type="float">
            <text:p>100</text:p>
          </table:table-cell>
          <table:table-cell office:value-type="float" office:value="-4.86" calcext:value-type="float">
            <text:p>-4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04]-203)/100" office:value-type="float" office:value="104.98" calcext:value-type="float">
            <text:p>104.98</text:p>
          </table:table-cell>
          <table:table-cell office:value-type="float" office:value="10701" calcext:value-type="float">
            <text:p>10701</text:p>
          </table:table-cell>
          <table:table-cell office:value-type="float" office:value="101" calcext:value-type="float">
            <text:p>101</text:p>
          </table:table-cell>
          <table:table-cell office:value-type="float" office:value="-4.85" calcext:value-type="float">
            <text:p>-4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05]-203)/100" office:value-type="float" office:value="106" calcext:value-type="float">
            <text:p>106</text:p>
          </table:table-cell>
          <table:table-cell office:value-type="float" office:value="10803" calcext:value-type="float">
            <text:p>10803</text:p>
          </table:table-cell>
          <table:table-cell office:value-type="float" office:value="101" calcext:value-type="float">
            <text:p>101</text:p>
          </table:table-cell>
          <table:table-cell office:value-type="float" office:value="-5.12" calcext:value-type="float">
            <text:p>-5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06]-203)/100" office:value-type="float" office:value="107.02" calcext:value-type="float">
            <text:p>107.02</text:p>
          </table:table-cell>
          <table:table-cell office:value-type="float" office:value="10905" calcext:value-type="float">
            <text:p>10905</text:p>
          </table:table-cell>
          <table:table-cell office:value-type="float" office:value="101" calcext:value-type="float">
            <text:p>101</text:p>
          </table:table-cell>
          <table:table-cell office:value-type="float" office:value="-5.05" calcext:value-type="float">
            <text:p>-5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07]-203)/100" office:value-type="float" office:value="108.03" calcext:value-type="float">
            <text:p>108.03</text:p>
          </table:table-cell>
          <table:table-cell office:value-type="float" office:value="11006" calcext:value-type="float">
            <text:p>11006</text:p>
          </table:table-cell>
          <table:table-cell office:value-type="float" office:value="100" calcext:value-type="float">
            <text:p>100</text:p>
          </table:table-cell>
          <table:table-cell office:value-type="float" office:value="-4.89" calcext:value-type="float">
            <text:p>-4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08]-203)/100" office:value-type="float" office:value="109.06" calcext:value-type="float">
            <text:p>109.06</text:p>
          </table:table-cell>
          <table:table-cell office:value-type="float" office:value="11109" calcext:value-type="float">
            <text:p>11109</text:p>
          </table:table-cell>
          <table:table-cell office:value-type="float" office:value="101" calcext:value-type="float">
            <text:p>101</text:p>
          </table:table-cell>
          <table:table-cell office:value-type="float" office:value="-4.92" calcext:value-type="float">
            <text:p>-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09]-203)/100" office:value-type="float" office:value="110.07" calcext:value-type="float">
            <text:p>110.07</text:p>
          </table:table-cell>
          <table:table-cell office:value-type="float" office:value="11210" calcext:value-type="float">
            <text:p>11210</text:p>
          </table:table-cell>
          <table:table-cell office:value-type="float" office:value="100" calcext:value-type="float">
            <text:p>100</text:p>
          </table:table-cell>
          <table:table-cell office:value-type="float" office:value="-4.77" calcext:value-type="float">
            <text:p>-4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10]-203)/100" office:value-type="float" office:value="111.1" calcext:value-type="float">
            <text:p>111.1</text:p>
          </table:table-cell>
          <table:table-cell office:value-type="float" office:value="11313" calcext:value-type="float">
            <text:p>11313</text:p>
          </table:table-cell>
          <table:table-cell office:value-type="float" office:value="102" calcext:value-type="float">
            <text:p>102</text:p>
          </table:table-cell>
          <table:table-cell office:value-type="float" office:value="-4.74" calcext:value-type="float">
            <text:p>-4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11]-203)/100" office:value-type="float" office:value="112.11" calcext:value-type="float">
            <text:p>112.11</text:p>
          </table:table-cell>
          <table:table-cell office:value-type="float" office:value="11414" calcext:value-type="float">
            <text:p>11414</text:p>
          </table:table-cell>
          <table:table-cell office:value-type="float" office:value="100" calcext:value-type="float">
            <text:p>100</text:p>
          </table:table-cell>
          <table:table-cell office:value-type="float" office:value="-4.44" calcext:value-type="float">
            <text:p>-4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12]-203)/100" office:value-type="float" office:value="113.13" calcext:value-type="float">
            <text:p>113.13</text:p>
          </table:table-cell>
          <table:table-cell office:value-type="float" office:value="11516" calcext:value-type="float">
            <text:p>11516</text:p>
          </table:table-cell>
          <table:table-cell office:value-type="float" office:value="101" calcext:value-type="float">
            <text:p>101</text:p>
          </table:table-cell>
          <table:table-cell office:value-type="float" office:value="-3.9" calcext:value-type="float">
            <text:p>-3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13]-203)/100" office:value-type="float" office:value="114.16" calcext:value-type="float">
            <text:p>114.16</text:p>
          </table:table-cell>
          <table:table-cell office:value-type="float" office:value="11619" calcext:value-type="float">
            <text:p>11619</text:p>
          </table:table-cell>
          <table:table-cell office:value-type="float" office:value="102" calcext:value-type="float">
            <text:p>102</text:p>
          </table:table-cell>
          <table:table-cell office:value-type="float" office:value="-3.62" calcext:value-type="float">
            <text:p>-3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14]-203)/100" office:value-type="float" office:value="115.17" calcext:value-type="float">
            <text:p>115.17</text:p>
          </table:table-cell>
          <table:table-cell office:value-type="float" office:value="11720" calcext:value-type="float">
            <text:p>11720</text:p>
          </table:table-cell>
          <table:table-cell office:value-type="float" office:value="101" calcext:value-type="float">
            <text:p>101</text:p>
          </table:table-cell>
          <table:table-cell office:value-type="float" office:value="-3.56" calcext:value-type="float">
            <text:p>-3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15]-203)/100" office:value-type="float" office:value="116.2" calcext:value-type="float">
            <text:p>116.2</text:p>
          </table:table-cell>
          <table:table-cell office:value-type="float" office:value="11823" calcext:value-type="float">
            <text:p>11823</text:p>
          </table:table-cell>
          <table:table-cell office:value-type="float" office:value="102" calcext:value-type="float">
            <text:p>102</text:p>
          </table:table-cell>
          <table:table-cell office:value-type="float" office:value="-3.46" calcext:value-type="float">
            <text:p>-3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16]-203)/100" office:value-type="float" office:value="117.21" calcext:value-type="float">
            <text:p>117.21</text:p>
          </table:table-cell>
          <table:table-cell office:value-type="float" office:value="11924" calcext:value-type="float">
            <text:p>11924</text:p>
          </table:table-cell>
          <table:table-cell office:value-type="float" office:value="100" calcext:value-type="float">
            <text:p>100</text:p>
          </table:table-cell>
          <table:table-cell office:value-type="float" office:value="-3.43" calcext:value-type="float">
            <text:p>-3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17]-203)/100" office:value-type="float" office:value="118.23" calcext:value-type="float">
            <text:p>118.23</text:p>
          </table:table-cell>
          <table:table-cell office:value-type="float" office:value="12026" calcext:value-type="float">
            <text:p>12026</text:p>
          </table:table-cell>
          <table:table-cell office:value-type="float" office:value="101" calcext:value-type="float">
            <text:p>101</text:p>
          </table:table-cell>
          <table:table-cell office:value-type="float" office:value="-3.33" calcext:value-type="float">
            <text:p>-3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18]-203)/100" office:value-type="float" office:value="119.25" calcext:value-type="float">
            <text:p>119.25</text:p>
          </table:table-cell>
          <table:table-cell office:value-type="float" office:value="12128" calcext:value-type="float">
            <text:p>12128</text:p>
          </table:table-cell>
          <table:table-cell office:value-type="float" office:value="101" calcext:value-type="float">
            <text:p>101</text:p>
          </table:table-cell>
          <table:table-cell office:value-type="float" office:value="-3.35" calcext:value-type="float">
            <text:p>-3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19]-203)/100" office:value-type="float" office:value="120.27" calcext:value-type="float">
            <text:p>120.27</text:p>
          </table:table-cell>
          <table:table-cell office:value-type="float" office:value="12230" calcext:value-type="float">
            <text:p>12230</text:p>
          </table:table-cell>
          <table:table-cell office:value-type="float" office:value="101" calcext:value-type="float">
            <text:p>101</text:p>
          </table:table-cell>
          <table:table-cell office:value-type="float" office:value="-3.44" calcext:value-type="float">
            <text:p>-3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0]-203)/100" office:value-type="float" office:value="121.29" calcext:value-type="float">
            <text:p>121.29</text:p>
          </table:table-cell>
          <table:table-cell office:value-type="float" office:value="12332" calcext:value-type="float">
            <text:p>12332</text:p>
          </table:table-cell>
          <table:table-cell office:value-type="float" office:value="101" calcext:value-type="float">
            <text:p>101</text:p>
          </table:table-cell>
          <table:table-cell office:value-type="float" office:value="-3.51" calcext:value-type="float">
            <text:p>-3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1]-203)/100" office:value-type="float" office:value="122.31" calcext:value-type="float">
            <text:p>122.31</text:p>
          </table:table-cell>
          <table:table-cell office:value-type="float" office:value="12434" calcext:value-type="float">
            <text:p>12434</text:p>
          </table:table-cell>
          <table:table-cell office:value-type="float" office:value="101" calcext:value-type="float">
            <text:p>101</text:p>
          </table:table-cell>
          <table:table-cell office:value-type="float" office:value="-3.72" calcext:value-type="float">
            <text:p>-3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2]-203)/100" office:value-type="float" office:value="123.32" calcext:value-type="float">
            <text:p>123.32</text:p>
          </table:table-cell>
          <table:table-cell office:value-type="float" office:value="12535" calcext:value-type="float">
            <text:p>12535</text:p>
          </table:table-cell>
          <table:table-cell office:value-type="float" office:value="100" calcext:value-type="float">
            <text:p>100</text:p>
          </table:table-cell>
          <table:table-cell office:value-type="float" office:value="-3.79" calcext:value-type="float">
            <text:p>-3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3]-203)/100" office:value-type="float" office:value="124.35" calcext:value-type="float">
            <text:p>124.35</text:p>
          </table:table-cell>
          <table:table-cell office:value-type="float" office:value="12638" calcext:value-type="float">
            <text:p>12638</text:p>
          </table:table-cell>
          <table:table-cell office:value-type="float" office:value="102" calcext:value-type="float">
            <text:p>102</text:p>
          </table:table-cell>
          <table:table-cell office:value-type="float" office:value="-3.58" calcext:value-type="float">
            <text:p>-3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4]-203)/100" office:value-type="float" office:value="125.36" calcext:value-type="float">
            <text:p>125.36</text:p>
          </table:table-cell>
          <table:table-cell office:value-type="float" office:value="12739" calcext:value-type="float">
            <text:p>12739</text:p>
          </table:table-cell>
          <table:table-cell office:value-type="float" office:value="100" calcext:value-type="float">
            <text:p>100</text:p>
          </table:table-cell>
          <table:table-cell office:value-type="float" office:value="-3.55" calcext:value-type="float">
            <text:p>-3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5]-203)/100" office:value-type="float" office:value="126.38" calcext:value-type="float">
            <text:p>126.38</text:p>
          </table:table-cell>
          <table:table-cell office:value-type="float" office:value="12841" calcext:value-type="float">
            <text:p>12841</text:p>
          </table:table-cell>
          <table:table-cell office:value-type="float" office:value="101" calcext:value-type="float">
            <text:p>101</text:p>
          </table:table-cell>
          <table:table-cell office:value-type="float" office:value="-3.5" calcext:value-type="float">
            <text:p>-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6]-203)/100" office:value-type="float" office:value="127.41" calcext:value-type="float">
            <text:p>127.41</text:p>
          </table:table-cell>
          <table:table-cell office:value-type="float" office:value="12944" calcext:value-type="float">
            <text:p>12944</text:p>
          </table:table-cell>
          <table:table-cell office:value-type="float" office:value="101" calcext:value-type="float">
            <text:p>101</text:p>
          </table:table-cell>
          <table:table-cell office:value-type="float" office:value="-3.71" calcext:value-type="float">
            <text:p>-3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7]-203)/100" office:value-type="float" office:value="128.42" calcext:value-type="float">
            <text:p>128.42</text:p>
          </table:table-cell>
          <table:table-cell office:value-type="float" office:value="13045" calcext:value-type="float">
            <text:p>13045</text:p>
          </table:table-cell>
          <table:table-cell office:value-type="float" office:value="101" calcext:value-type="float">
            <text:p>101</text:p>
          </table:table-cell>
          <table:table-cell office:value-type="float" office:value="-3.74" calcext:value-type="float">
            <text:p>-3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8]-203)/100" office:value-type="float" office:value="129.45" calcext:value-type="float">
            <text:p>129.45</text:p>
          </table:table-cell>
          <table:table-cell office:value-type="float" office:value="13148" calcext:value-type="float">
            <text:p>13148</text:p>
          </table:table-cell>
          <table:table-cell office:value-type="float" office:value="102" calcext:value-type="float">
            <text:p>102</text:p>
          </table:table-cell>
          <table:table-cell office:value-type="float" office:value="-3.61" calcext:value-type="float">
            <text:p>-3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9]-203)/100" office:value-type="float" office:value="130.46" calcext:value-type="float">
            <text:p>130.46</text:p>
          </table:table-cell>
          <table:table-cell office:value-type="float" office:value="13249" calcext:value-type="float">
            <text:p>13249</text:p>
          </table:table-cell>
          <table:table-cell office:value-type="float" office:value="100" calcext:value-type="float">
            <text:p>100</text:p>
          </table:table-cell>
          <table:table-cell office:value-type="float" office:value="-3.85" calcext:value-type="float">
            <text:p>-3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0]-203)/100" office:value-type="float" office:value="131.48" calcext:value-type="float">
            <text:p>131.48</text:p>
          </table:table-cell>
          <table:table-cell office:value-type="float" office:value="13351" calcext:value-type="float">
            <text:p>13351</text:p>
          </table:table-cell>
          <table:table-cell office:value-type="float" office:value="101" calcext:value-type="float">
            <text:p>101</text:p>
          </table:table-cell>
          <table:table-cell office:value-type="float" office:value="-3.7" calcext:value-type="float">
            <text:p>-3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1]-203)/100" office:value-type="float" office:value="132.5" calcext:value-type="float">
            <text:p>132.5</text:p>
          </table:table-cell>
          <table:table-cell office:value-type="float" office:value="13453" calcext:value-type="float">
            <text:p>13453</text:p>
          </table:table-cell>
          <table:table-cell office:value-type="float" office:value="101" calcext:value-type="float">
            <text:p>101</text:p>
          </table:table-cell>
          <table:table-cell office:value-type="float" office:value="-3.6" calcext:value-type="float">
            <text:p>-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2]-203)/100" office:value-type="float" office:value="133.52" calcext:value-type="float">
            <text:p>133.52</text:p>
          </table:table-cell>
          <table:table-cell office:value-type="float" office:value="13555" calcext:value-type="float">
            <text:p>13555</text:p>
          </table:table-cell>
          <table:table-cell office:value-type="float" office:value="101" calcext:value-type="float">
            <text:p>101</text:p>
          </table:table-cell>
          <table:table-cell office:value-type="float" office:value="-3.61" calcext:value-type="float">
            <text:p>-3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3]-203)/100" office:value-type="float" office:value="134.54" calcext:value-type="float">
            <text:p>134.54</text:p>
          </table:table-cell>
          <table:table-cell office:value-type="float" office:value="13657" calcext:value-type="float">
            <text:p>13657</text:p>
          </table:table-cell>
          <table:table-cell office:value-type="float" office:value="101" calcext:value-type="float">
            <text:p>101</text:p>
          </table:table-cell>
          <table:table-cell office:value-type="float" office:value="-3.92" calcext:value-type="float">
            <text:p>-3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4]-203)/100" office:value-type="float" office:value="135.56" calcext:value-type="float">
            <text:p>135.56</text:p>
          </table:table-cell>
          <table:table-cell office:value-type="float" office:value="13759" calcext:value-type="float">
            <text:p>13759</text:p>
          </table:table-cell>
          <table:table-cell office:value-type="float" office:value="101" calcext:value-type="float">
            <text:p>101</text:p>
          </table:table-cell>
          <table:table-cell office:value-type="float" office:value="-3.82" calcext:value-type="float">
            <text:p>-3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5]-203)/100" office:value-type="float" office:value="136.57" calcext:value-type="float">
            <text:p>136.57</text:p>
          </table:table-cell>
          <table:table-cell office:value-type="float" office:value="13860" calcext:value-type="float">
            <text:p>13860</text:p>
          </table:table-cell>
          <table:table-cell office:value-type="float" office:value="100" calcext:value-type="float">
            <text:p>100</text:p>
          </table:table-cell>
          <table:table-cell office:value-type="float" office:value="-4.13" calcext:value-type="float">
            <text:p>-4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6]-203)/100" office:value-type="float" office:value="137.6" calcext:value-type="float">
            <text:p>137.6</text:p>
          </table:table-cell>
          <table:table-cell office:value-type="float" office:value="13963" calcext:value-type="float">
            <text:p>13963</text:p>
          </table:table-cell>
          <table:table-cell office:value-type="float" office:value="102" calcext:value-type="float">
            <text:p>102</text:p>
          </table:table-cell>
          <table:table-cell office:value-type="float" office:value="-4.31" calcext:value-type="float">
            <text:p>-4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7]-203)/100" office:value-type="float" office:value="138.61" calcext:value-type="float">
            <text:p>138.61</text:p>
          </table:table-cell>
          <table:table-cell office:value-type="float" office:value="14064" calcext:value-type="float">
            <text:p>14064</text:p>
          </table:table-cell>
          <table:table-cell office:value-type="float" office:value="100" calcext:value-type="float">
            <text:p>100</text:p>
          </table:table-cell>
          <table:table-cell office:value-type="float" office:value="-4.1" calcext:value-type="float">
            <text:p>-4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8]-203)/100" office:value-type="float" office:value="139.64" calcext:value-type="float">
            <text:p>139.64</text:p>
          </table:table-cell>
          <table:table-cell office:value-type="float" office:value="14167" calcext:value-type="float">
            <text:p>14167</text:p>
          </table:table-cell>
          <table:table-cell office:value-type="float" office:value="102" calcext:value-type="float">
            <text:p>102</text:p>
          </table:table-cell>
          <table:table-cell office:value-type="float" office:value="-4.46" calcext:value-type="float">
            <text:p>-4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9]-203)/100" office:value-type="float" office:value="140.66" calcext:value-type="float">
            <text:p>140.66</text:p>
          </table:table-cell>
          <table:table-cell office:value-type="float" office:value="14269" calcext:value-type="float">
            <text:p>14269</text:p>
          </table:table-cell>
          <table:table-cell office:value-type="float" office:value="101" calcext:value-type="float">
            <text:p>101</text:p>
          </table:table-cell>
          <table:table-cell office:value-type="float" office:value="-5.4" calcext:value-type="float">
            <text:p>-5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40]-203)/100" office:value-type="float" office:value="141.67" calcext:value-type="float">
            <text:p>141.67</text:p>
          </table:table-cell>
          <table:table-cell office:value-type="float" office:value="14370" calcext:value-type="float">
            <text:p>14370</text:p>
          </table:table-cell>
          <table:table-cell office:value-type="float" office:value="101" calcext:value-type="float">
            <text:p>101</text:p>
          </table:table-cell>
          <table:table-cell office:value-type="float" office:value="-6.39" calcext:value-type="float">
            <text:p>-6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41]-203)/100" office:value-type="float" office:value="142.7" calcext:value-type="float">
            <text:p>142.7</text:p>
          </table:table-cell>
          <table:table-cell office:value-type="float" office:value="14473" calcext:value-type="float">
            <text:p>14473</text:p>
          </table:table-cell>
          <table:table-cell office:value-type="float" office:value="102" calcext:value-type="float">
            <text:p>102</text:p>
          </table:table-cell>
          <table:table-cell office:value-type="float" office:value="-4.64" calcext:value-type="float">
            <text:p>-4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42]-203)/100" office:value-type="float" office:value="143.71" calcext:value-type="float">
            <text:p>143.71</text:p>
          </table:table-cell>
          <table:table-cell office:value-type="float" office:value="14574" calcext:value-type="float">
            <text:p>14574</text:p>
          </table:table-cell>
          <table:table-cell office:value-type="float" office:value="100" calcext:value-type="float">
            <text:p>100</text:p>
          </table:table-cell>
          <table:table-cell office:value-type="float" office:value="-3.66" calcext:value-type="float">
            <text:p>-3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43]-203)/100" office:value-type="float" office:value="144.73" calcext:value-type="float">
            <text:p>144.73</text:p>
          </table:table-cell>
          <table:table-cell office:value-type="float" office:value="14676" calcext:value-type="float">
            <text:p>14676</text:p>
          </table:table-cell>
          <table:table-cell office:value-type="float" office:value="101" calcext:value-type="float">
            <text:p>101</text:p>
          </table:table-cell>
          <table:table-cell office:value-type="float" office:value="-4.81" calcext:value-type="float">
            <text:p>-4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44]-203)/100" office:value-type="float" office:value="145.75" calcext:value-type="float">
            <text:p>145.75</text:p>
          </table:table-cell>
          <table:table-cell office:value-type="float" office:value="14778" calcext:value-type="float">
            <text:p>14778</text:p>
          </table:table-cell>
          <table:table-cell office:value-type="float" office:value="100" calcext:value-type="float">
            <text:p>100</text:p>
          </table:table-cell>
          <table:table-cell office:value-type="float" office:value="-6.15" calcext:value-type="float">
            <text:p>-6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45]-203)/100" office:value-type="float" office:value="146.77" calcext:value-type="float">
            <text:p>146.77</text:p>
          </table:table-cell>
          <table:table-cell office:value-type="float" office:value="14880" calcext:value-type="float">
            <text:p>14880</text:p>
          </table:table-cell>
          <table:table-cell office:value-type="float" office:value="101" calcext:value-type="float">
            <text:p>101</text:p>
          </table:table-cell>
          <table:table-cell office:value-type="float" office:value="-6.96" calcext:value-type="float">
            <text:p>-6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46]-203)/100" office:value-type="float" office:value="147.79" calcext:value-type="float">
            <text:p>147.79</text:p>
          </table:table-cell>
          <table:table-cell office:value-type="float" office:value="14982" calcext:value-type="float">
            <text:p>14982</text:p>
          </table:table-cell>
          <table:table-cell office:value-type="float" office:value="101" calcext:value-type="float">
            <text:p>101</text:p>
          </table:table-cell>
          <table:table-cell office:value-type="float" office:value="-7.65" calcext:value-type="float">
            <text:p>-7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47]-203)/100" office:value-type="float" office:value="148.81" calcext:value-type="float">
            <text:p>148.81</text:p>
          </table:table-cell>
          <table:table-cell office:value-type="float" office:value="15084" calcext:value-type="float">
            <text:p>15084</text:p>
          </table:table-cell>
          <table:table-cell office:value-type="float" office:value="101" calcext:value-type="float">
            <text:p>101</text:p>
          </table:table-cell>
          <table:table-cell office:value-type="float" office:value="-7.56" calcext:value-type="float">
            <text:p>-7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48]-203)/100" office:value-type="float" office:value="149.82" calcext:value-type="float">
            <text:p>149.82</text:p>
          </table:table-cell>
          <table:table-cell office:value-type="float" office:value="15185" calcext:value-type="float">
            <text:p>15185</text:p>
          </table:table-cell>
          <table:table-cell office:value-type="float" office:value="100" calcext:value-type="float">
            <text:p>100</text:p>
          </table:table-cell>
          <table:table-cell office:value-type="float" office:value="-6.67" calcext:value-type="float">
            <text:p>-6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49]-203)/100" office:value-type="float" office:value="150.85" calcext:value-type="float">
            <text:p>150.85</text:p>
          </table:table-cell>
          <table:table-cell office:value-type="float" office:value="15288" calcext:value-type="float">
            <text:p>15288</text:p>
          </table:table-cell>
          <table:table-cell office:value-type="float" office:value="102" calcext:value-type="float">
            <text:p>10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0]-203)/100" office:value-type="float" office:value="151.86" calcext:value-type="float">
            <text:p>151.86</text:p>
          </table:table-cell>
          <table:table-cell office:value-type="float" office:value="15389" calcext:value-type="float">
            <text:p>15389</text:p>
          </table:table-cell>
          <table:table-cell office:value-type="float" office:value="100" calcext:value-type="float">
            <text:p>100</text:p>
          </table:table-cell>
          <table:table-cell office:value-type="float" office:value="-7.79" calcext:value-type="float">
            <text:p>-7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1]-203)/100" office:value-type="float" office:value="152.89" calcext:value-type="float">
            <text:p>152.89</text:p>
          </table:table-cell>
          <table:table-cell office:value-type="float" office:value="15492" calcext:value-type="float">
            <text:p>15492</text:p>
          </table:table-cell>
          <table:table-cell office:value-type="float" office:value="102" calcext:value-type="float">
            <text:p>102</text:p>
          </table:table-cell>
          <table:table-cell office:value-type="float" office:value="-7.2" calcext:value-type="float">
            <text:p>-7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2]-203)/100" office:value-type="float" office:value="153.91" calcext:value-type="float">
            <text:p>153.91</text:p>
          </table:table-cell>
          <table:table-cell office:value-type="float" office:value="15594" calcext:value-type="float">
            <text:p>15594</text:p>
          </table:table-cell>
          <table:table-cell office:value-type="float" office:value="101" calcext:value-type="float">
            <text:p>101</text:p>
          </table:table-cell>
          <table:table-cell office:value-type="float" office:value="-6.05" calcext:value-type="float">
            <text:p>-6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3]-203)/100" office:value-type="float" office:value="154.92" calcext:value-type="float">
            <text:p>154.92</text:p>
          </table:table-cell>
          <table:table-cell office:value-type="float" office:value="15695" calcext:value-type="float">
            <text:p>15695</text:p>
          </table:table-cell>
          <table:table-cell office:value-type="float" office:value="101" calcext:value-type="float">
            <text:p>101</text:p>
          </table:table-cell>
          <table:table-cell office:value-type="float" office:value="-4.84" calcext:value-type="float">
            <text:p>-4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4]-203)/100" office:value-type="float" office:value="155.95" calcext:value-type="float">
            <text:p>155.95</text:p>
          </table:table-cell>
          <table:table-cell office:value-type="float" office:value="15798" calcext:value-type="float">
            <text:p>15798</text:p>
          </table:table-cell>
          <table:table-cell office:value-type="float" office:value="102" calcext:value-type="float">
            <text:p>102</text:p>
          </table:table-cell>
          <table:table-cell office:value-type="float" office:value="-5.16" calcext:value-type="float">
            <text:p>-5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5]-203)/100" office:value-type="float" office:value="156.96" calcext:value-type="float">
            <text:p>156.96</text:p>
          </table:table-cell>
          <table:table-cell office:value-type="float" office:value="15899" calcext:value-type="float">
            <text:p>15899</text:p>
          </table:table-cell>
          <table:table-cell office:value-type="float" office:value="101" calcext:value-type="float">
            <text:p>101</text:p>
          </table:table-cell>
          <table:table-cell office:value-type="float" office:value="-5.53" calcext:value-type="float">
            <text:p>-5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6]-203)/100" office:value-type="float" office:value="157.99" calcext:value-type="float">
            <text:p>157.99</text:p>
          </table:table-cell>
          <table:table-cell office:value-type="float" office:value="16002" calcext:value-type="float">
            <text:p>16002</text:p>
          </table:table-cell>
          <table:table-cell office:value-type="float" office:value="102" calcext:value-type="float">
            <text:p>102</text:p>
          </table:table-cell>
          <table:table-cell office:value-type="float" office:value="-5.3" calcext:value-type="float">
            <text:p>-5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7]-203)/100" office:value-type="float" office:value="159" calcext:value-type="float">
            <text:p>159</text:p>
          </table:table-cell>
          <table:table-cell office:value-type="float" office:value="16103" calcext:value-type="float">
            <text:p>16103</text:p>
          </table:table-cell>
          <table:table-cell office:value-type="float" office:value="100" calcext:value-type="float">
            <text:p>100</text:p>
          </table:table-cell>
          <table:table-cell office:value-type="float" office:value="-6.78" calcext:value-type="float">
            <text:p>-6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8]-203)/100" office:value-type="float" office:value="160.02" calcext:value-type="float">
            <text:p>160.02</text:p>
          </table:table-cell>
          <table:table-cell office:value-type="float" office:value="16205" calcext:value-type="float">
            <text:p>16205</text:p>
          </table:table-cell>
          <table:table-cell office:value-type="float" office:value="101" calcext:value-type="float">
            <text:p>101</text:p>
          </table:table-cell>
          <table:table-cell office:value-type="float" office:value="-8.34" calcext:value-type="float">
            <text:p>-8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9]-203)/100" office:value-type="float" office:value="161.04" calcext:value-type="float">
            <text:p>161.04</text:p>
          </table:table-cell>
          <table:table-cell office:value-type="float" office:value="16307" calcext:value-type="float">
            <text:p>16307</text:p>
          </table:table-cell>
          <table:table-cell office:value-type="float" office:value="101" calcext:value-type="float">
            <text:p>101</text:p>
          </table:table-cell>
          <table:table-cell office:value-type="float" office:value="-9.47" calcext:value-type="float">
            <text:p>-9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60]-203)/100" office:value-type="float" office:value="162.06" calcext:value-type="float">
            <text:p>162.06</text:p>
          </table:table-cell>
          <table:table-cell office:value-type="float" office:value="16409" calcext:value-type="float">
            <text:p>16409</text:p>
          </table:table-cell>
          <table:table-cell office:value-type="float" office:value="101" calcext:value-type="float">
            <text:p>101</text:p>
          </table:table-cell>
          <table:table-cell office:value-type="float" office:value="-9.87" calcext:value-type="float">
            <text:p>-9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61]-203)/100" office:value-type="float" office:value="163.07" calcext:value-type="float">
            <text:p>163.07</text:p>
          </table:table-cell>
          <table:table-cell office:value-type="float" office:value="16510" calcext:value-type="float">
            <text:p>16510</text:p>
          </table:table-cell>
          <table:table-cell office:value-type="float" office:value="100" calcext:value-type="float">
            <text:p>100</text:p>
          </table:table-cell>
          <table:table-cell office:value-type="float" office:value="-9.39" calcext:value-type="float">
            <text:p>-9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62]-203)/100" office:value-type="float" office:value="164.1" calcext:value-type="float">
            <text:p>164.1</text:p>
          </table:table-cell>
          <table:table-cell office:value-type="float" office:value="16613" calcext:value-type="float">
            <text:p>16613</text:p>
          </table:table-cell>
          <table:table-cell office:value-type="float" office:value="101" calcext:value-type="float">
            <text:p>101</text:p>
          </table:table-cell>
          <table:table-cell office:value-type="float" office:value="-7.12" calcext:value-type="float">
            <text:p>-7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63]-203)/100" office:value-type="float" office:value="165.11" calcext:value-type="float">
            <text:p>165.11</text:p>
          </table:table-cell>
          <table:table-cell office:value-type="float" office:value="16714" calcext:value-type="float">
            <text:p>16714</text:p>
          </table:table-cell>
          <table:table-cell office:value-type="float" office:value="100" calcext:value-type="float">
            <text:p>100</text:p>
          </table:table-cell>
          <table:table-cell office:value-type="float" office:value="-6.3" calcext:value-type="float">
            <text:p>-6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64]-203)/100" office:value-type="float" office:value="166.14" calcext:value-type="float">
            <text:p>166.14</text:p>
          </table:table-cell>
          <table:table-cell office:value-type="float" office:value="16817" calcext:value-type="float">
            <text:p>16817</text:p>
          </table:table-cell>
          <table:table-cell office:value-type="float" office:value="102" calcext:value-type="float">
            <text:p>102</text:p>
          </table:table-cell>
          <table:table-cell office:value-type="float" office:value="-4.51" calcext:value-type="float">
            <text:p>-4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65]-203)/100" office:value-type="float" office:value="167.15" calcext:value-type="float">
            <text:p>167.15</text:p>
          </table:table-cell>
          <table:table-cell office:value-type="float" office:value="16918" calcext:value-type="float">
            <text:p>16918</text:p>
          </table:table-cell>
          <table:table-cell office:value-type="float" office:value="100" calcext:value-type="float">
            <text:p>100</text:p>
          </table:table-cell>
          <table:table-cell office:value-type="float" office:value="-4.01" calcext:value-type="float">
            <text:p>-4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66]-203)/100" office:value-type="float" office:value="168.17" calcext:value-type="float">
            <text:p>168.17</text:p>
          </table:table-cell>
          <table:table-cell office:value-type="float" office:value="17020" calcext:value-type="float">
            <text:p>17020</text:p>
          </table:table-cell>
          <table:table-cell office:value-type="float" office:value="101" calcext:value-type="float">
            <text:p>101</text:p>
          </table:table-cell>
          <table:table-cell office:value-type="float" office:value="-7.32" calcext:value-type="float">
            <text:p>-7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67]-203)/100" office:value-type="float" office:value="169.2" calcext:value-type="float">
            <text:p>169.2</text:p>
          </table:table-cell>
          <table:table-cell office:value-type="float" office:value="17123" calcext:value-type="float">
            <text:p>17123</text:p>
          </table:table-cell>
          <table:table-cell office:value-type="float" office:value="102" calcext:value-type="float">
            <text:p>102</text:p>
          </table:table-cell>
          <table:table-cell office:value-type="float" office:value="-9.13" calcext:value-type="float">
            <text:p>-9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68]-203)/100" office:value-type="float" office:value="170.21" calcext:value-type="float">
            <text:p>170.21</text:p>
          </table:table-cell>
          <table:table-cell office:value-type="float" office:value="17224" calcext:value-type="float">
            <text:p>17224</text:p>
          </table:table-cell>
          <table:table-cell office:value-type="float" office:value="101" calcext:value-type="float">
            <text:p>101</text:p>
          </table:table-cell>
          <table:table-cell office:value-type="float" office:value="-7.27" calcext:value-type="float">
            <text:p>-7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69]-203)/100" office:value-type="float" office:value="171.24" calcext:value-type="float">
            <text:p>171.24</text:p>
          </table:table-cell>
          <table:table-cell office:value-type="float" office:value="17327" calcext:value-type="float">
            <text:p>17327</text:p>
          </table:table-cell>
          <table:table-cell office:value-type="float" office:value="102" calcext:value-type="float">
            <text:p>102</text:p>
          </table:table-cell>
          <table:table-cell office:value-type="float" office:value="-5.64" calcext:value-type="float">
            <text:p>-5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70]-203)/100" office:value-type="float" office:value="172.25" calcext:value-type="float">
            <text:p>172.25</text:p>
          </table:table-cell>
          <table:table-cell office:value-type="float" office:value="17428" calcext:value-type="float">
            <text:p>17428</text:p>
          </table:table-cell>
          <table:table-cell office:value-type="float" office:value="100" calcext:value-type="float">
            <text:p>100</text:p>
          </table:table-cell>
          <table:table-cell office:value-type="float" office:value="-5.65" calcext:value-type="float">
            <text:p>-5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71]-203)/100" office:value-type="float" office:value="173.27" calcext:value-type="float">
            <text:p>173.27</text:p>
          </table:table-cell>
          <table:table-cell office:value-type="float" office:value="17530" calcext:value-type="float">
            <text:p>17530</text:p>
          </table:table-cell>
          <table:table-cell office:value-type="float" office:value="101" calcext:value-type="float">
            <text:p>101</text:p>
          </table:table-cell>
          <table:table-cell office:value-type="float" office:value="-5.63" calcext:value-type="float">
            <text:p>-5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72]-203)/100" office:value-type="float" office:value="174.29" calcext:value-type="float">
            <text:p>174.29</text:p>
          </table:table-cell>
          <table:table-cell office:value-type="float" office:value="17632" calcext:value-type="float">
            <text:p>17632</text:p>
          </table:table-cell>
          <table:table-cell office:value-type="float" office:value="101" calcext:value-type="float">
            <text:p>101</text:p>
          </table:table-cell>
          <table:table-cell office:value-type="float" office:value="-5.1" calcext:value-type="float">
            <text:p>-5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73]-203)/100" office:value-type="float" office:value="175.31" calcext:value-type="float">
            <text:p>175.31</text:p>
          </table:table-cell>
          <table:table-cell office:value-type="float" office:value="17734" calcext:value-type="float">
            <text:p>17734</text:p>
          </table:table-cell>
          <table:table-cell office:value-type="float" office:value="101" calcext:value-type="float">
            <text:p>101</text:p>
          </table:table-cell>
          <table:table-cell office:value-type="float" office:value="-4.65" calcext:value-type="float">
            <text:p>-4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74]-203)/100" office:value-type="float" office:value="176.33" calcext:value-type="float">
            <text:p>176.33</text:p>
          </table:table-cell>
          <table:table-cell office:value-type="float" office:value="17836" calcext:value-type="float">
            <text:p>17836</text:p>
          </table:table-cell>
          <table:table-cell office:value-type="float" office:value="101" calcext:value-type="float">
            <text:p>101</text:p>
          </table:table-cell>
          <table:table-cell office:value-type="float" office:value="-5.09" calcext:value-type="float">
            <text:p>-5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75]-203)/100" office:value-type="float" office:value="177.35" calcext:value-type="float">
            <text:p>177.35</text:p>
          </table:table-cell>
          <table:table-cell office:value-type="float" office:value="17938" calcext:value-type="float">
            <text:p>17938</text:p>
          </table:table-cell>
          <table:table-cell office:value-type="float" office:value="101" calcext:value-type="float">
            <text:p>101</text:p>
          </table:table-cell>
          <table:table-cell office:value-type="float" office:value="-5.69" calcext:value-type="float">
            <text:p>-5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76]-203)/100" office:value-type="float" office:value="178.36" calcext:value-type="float">
            <text:p>178.36</text:p>
          </table:table-cell>
          <table:table-cell office:value-type="float" office:value="18039" calcext:value-type="float">
            <text:p>18039</text:p>
          </table:table-cell>
          <table:table-cell office:value-type="float" office:value="100" calcext:value-type="float">
            <text:p>100</text:p>
          </table:table-cell>
          <table:table-cell office:value-type="float" office:value="-7.93" calcext:value-type="float">
            <text:p>-7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77]-203)/100" office:value-type="float" office:value="179.39" calcext:value-type="float">
            <text:p>179.39</text:p>
          </table:table-cell>
          <table:table-cell office:value-type="float" office:value="18142" calcext:value-type="float">
            <text:p>18142</text:p>
          </table:table-cell>
          <table:table-cell office:value-type="float" office:value="102" calcext:value-type="float">
            <text:p>102</text:p>
          </table:table-cell>
          <table:table-cell office:value-type="float" office:value="-9.51" calcext:value-type="float">
            <text:p>-9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78]-203)/100" office:value-type="float" office:value="180.4" calcext:value-type="float">
            <text:p>180.4</text:p>
          </table:table-cell>
          <table:table-cell office:value-type="float" office:value="18243" calcext:value-type="float">
            <text:p>18243</text:p>
          </table:table-cell>
          <table:table-cell office:value-type="float" office:value="100" calcext:value-type="float">
            <text:p>100</text:p>
          </table:table-cell>
          <table:table-cell office:value-type="float" office:value="-11.21" calcext:value-type="float">
            <text:p>-11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79]-203)/100" office:value-type="float" office:value="181.42" calcext:value-type="float">
            <text:p>181.42</text:p>
          </table:table-cell>
          <table:table-cell office:value-type="float" office:value="18345" calcext:value-type="float">
            <text:p>18345</text:p>
          </table:table-cell>
          <table:table-cell office:value-type="float" office:value="101" calcext:value-type="float">
            <text:p>101</text:p>
          </table:table-cell>
          <table:table-cell office:value-type="float" office:value="-13.03" calcext:value-type="float">
            <text:p>-13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80]-203)/100" office:value-type="float" office:value="182.44" calcext:value-type="float">
            <text:p>182.44</text:p>
          </table:table-cell>
          <table:table-cell office:value-type="float" office:value="18447" calcext:value-type="float">
            <text:p>18447</text:p>
          </table:table-cell>
          <table:table-cell office:value-type="float" office:value="100" calcext:value-type="float">
            <text:p>100</text:p>
          </table:table-cell>
          <table:table-cell office:value-type="float" office:value="-13.39" calcext:value-type="float">
            <text:p>-13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81]-203)/100" office:value-type="float" office:value="183.46" calcext:value-type="float">
            <text:p>183.46</text:p>
          </table:table-cell>
          <table:table-cell office:value-type="float" office:value="18549" calcext:value-type="float">
            <text:p>18549</text:p>
          </table:table-cell>
          <table:table-cell office:value-type="float" office:value="101" calcext:value-type="float">
            <text:p>101</text:p>
          </table:table-cell>
          <table:table-cell office:value-type="float" office:value="-13.45" calcext:value-type="float">
            <text:p>-13.45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182]-203)/100" office:value-type="float" office:value="184.49" calcext:value-type="float">
            <text:p>184.49</text:p>
          </table:table-cell>
          <table:table-cell office:value-type="float" office:value="18652" calcext:value-type="float">
            <text:p>18652</text:p>
          </table:table-cell>
          <table:table-cell office:value-type="float" office:value="102" calcext:value-type="float">
            <text:p>102</text:p>
          </table:table-cell>
          <table:table-cell office:value-type="float" office:value="-14.63" calcext:value-type="float">
            <text:p>-14.63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183]-203)/100" office:value-type="float" office:value="185.5" calcext:value-type="float">
            <text:p>185.5</text:p>
          </table:table-cell>
          <table:table-cell office:value-type="float" office:value="18753" calcext:value-type="float">
            <text:p>18753</text:p>
          </table:table-cell>
          <table:table-cell office:value-type="float" office:value="100" calcext:value-type="float">
            <text:p>100</text:p>
          </table:table-cell>
          <table:table-cell office:value-type="float" office:value="-13.93" calcext:value-type="float">
            <text:p>-13.93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184]-203)/100" office:value-type="float" office:value="186.52" calcext:value-type="float">
            <text:p>186.52</text:p>
          </table:table-cell>
          <table:table-cell office:value-type="float" office:value="18855" calcext:value-type="float">
            <text:p>18855</text:p>
          </table:table-cell>
          <table:table-cell office:value-type="float" office:value="101" calcext:value-type="float">
            <text:p>101</text:p>
          </table:table-cell>
          <table:table-cell office:value-type="float" office:value="-10.07" calcext:value-type="float">
            <text:p>-10.07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185]-203)/100" office:value-type="float" office:value="187.54" calcext:value-type="float">
            <text:p>187.54</text:p>
          </table:table-cell>
          <table:table-cell office:value-type="float" office:value="18957" calcext:value-type="float">
            <text:p>18957</text:p>
          </table:table-cell>
          <table:table-cell office:value-type="float" office:value="101" calcext:value-type="float">
            <text:p>101</text:p>
          </table:table-cell>
          <table:table-cell office:value-type="float" office:value="-7.45" calcext:value-type="float">
            <text:p>-7.45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186]-203)/100" office:value-type="float" office:value="188.56" calcext:value-type="float">
            <text:p>188.56</text:p>
          </table:table-cell>
          <table:table-cell office:value-type="float" office:value="19059" calcext:value-type="float">
            <text:p>19059</text:p>
          </table:table-cell>
          <table:table-cell office:value-type="float" office:value="101" calcext:value-type="float">
            <text:p>101</text:p>
          </table:table-cell>
          <table:table-cell office:value-type="float" office:value="-7.05" calcext:value-type="float">
            <text:p>-7.05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187]-203)/100" office:value-type="float" office:value="189.58" calcext:value-type="float">
            <text:p>189.58</text:p>
          </table:table-cell>
          <table:table-cell office:value-type="float" office:value="19161" calcext:value-type="float">
            <text:p>19161</text:p>
          </table:table-cell>
          <table:table-cell office:value-type="float" office:value="101" calcext:value-type="float">
            <text:p>101</text:p>
          </table:table-cell>
          <table:table-cell office:value-type="float" office:value="-7.57" calcext:value-type="float">
            <text:p>-7.57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188]-203)/100" office:value-type="float" office:value="190.6" calcext:value-type="float">
            <text:p>190.6</text:p>
          </table:table-cell>
          <table:table-cell office:value-type="float" office:value="19263" calcext:value-type="float">
            <text:p>19263</text:p>
          </table:table-cell>
          <table:table-cell office:value-type="float" office:value="101" calcext:value-type="float">
            <text:p>101</text:p>
          </table:table-cell>
          <table:table-cell office:value-type="float" office:value="-7.07" calcext:value-type="float">
            <text:p>-7.07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189]-203)/100" office:value-type="float" office:value="191.61" calcext:value-type="float">
            <text:p>191.61</text:p>
          </table:table-cell>
          <table:table-cell office:value-type="float" office:value="19364" calcext:value-type="float">
            <text:p>19364</text:p>
          </table:table-cell>
          <table:table-cell office:value-type="float" office:value="100" calcext:value-type="float">
            <text:p>100</text:p>
          </table:table-cell>
          <table:table-cell office:value-type="float" office:value="-7.17" calcext:value-type="float">
            <text:p>-7.17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190]-203)/100" office:value-type="float" office:value="192.64" calcext:value-type="float">
            <text:p>192.64</text:p>
          </table:table-cell>
          <table:table-cell office:value-type="float" office:value="19467" calcext:value-type="float">
            <text:p>19467</text:p>
          </table:table-cell>
          <table:table-cell office:value-type="float" office:value="102" calcext:value-type="float">
            <text:p>102</text:p>
          </table:table-cell>
          <table:table-cell office:value-type="float" office:value="-7.54" calcext:value-type="float">
            <text:p>-7.54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191]-203)/100" office:value-type="float" office:value="193.65" calcext:value-type="float">
            <text:p>193.65</text:p>
          </table:table-cell>
          <table:table-cell office:value-type="float" office:value="19568" calcext:value-type="float">
            <text:p>19568</text:p>
          </table:table-cell>
          <table:table-cell office:value-type="float" office:value="100" calcext:value-type="float">
            <text:p>100</text:p>
          </table:table-cell>
          <table:table-cell office:value-type="float" office:value="-9.7" calcext:value-type="float">
            <text:p>-9.7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192]-203)/100" office:value-type="float" office:value="194.68" calcext:value-type="float">
            <text:p>194.68</text:p>
          </table:table-cell>
          <table:table-cell office:value-type="float" office:value="19671" calcext:value-type="float">
            <text:p>19671</text:p>
          </table:table-cell>
          <table:table-cell office:value-type="float" office:value="102" calcext:value-type="float">
            <text:p>102</text:p>
          </table:table-cell>
          <table:table-cell office:value-type="float" office:value="-11.89" calcext:value-type="float">
            <text:p>-11.8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193]-203)/100" office:value-type="float" office:value="195.69" calcext:value-type="float">
            <text:p>195.69</text:p>
          </table:table-cell>
          <table:table-cell office:value-type="float" office:value="19772" calcext:value-type="float">
            <text:p>19772</text:p>
          </table:table-cell>
          <table:table-cell office:value-type="float" office:value="100" calcext:value-type="float">
            <text:p>100</text:p>
          </table:table-cell>
          <table:table-cell office:value-type="float" office:value="-12.98" calcext:value-type="float">
            <text:p>-12.9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194]-203)/100" office:value-type="float" office:value="196.71" calcext:value-type="float">
            <text:p>196.71</text:p>
          </table:table-cell>
          <table:table-cell office:value-type="float" office:value="19874" calcext:value-type="float">
            <text:p>19874</text:p>
          </table:table-cell>
          <table:table-cell office:value-type="float" office:value="101" calcext:value-type="float">
            <text:p>101</text:p>
          </table:table-cell>
          <table:table-cell office:value-type="float" office:value="-15.36" calcext:value-type="float">
            <text:p>-15.36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195]-203)/100" office:value-type="float" office:value="197.74" calcext:value-type="float">
            <text:p>197.74</text:p>
          </table:table-cell>
          <table:table-cell office:value-type="float" office:value="19977" calcext:value-type="float">
            <text:p>19977</text:p>
          </table:table-cell>
          <table:table-cell office:value-type="float" office:value="102" calcext:value-type="float">
            <text:p>102</text:p>
          </table:table-cell>
          <table:table-cell office:value-type="float" office:value="-14.81" calcext:value-type="float">
            <text:p>-14.8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196]-203)/100" office:value-type="float" office:value="198.75" calcext:value-type="float">
            <text:p>198.75</text:p>
          </table:table-cell>
          <table:table-cell office:value-type="float" office:value="20078" calcext:value-type="float">
            <text:p>20078</text:p>
          </table:table-cell>
          <table:table-cell office:value-type="float" office:value="101" calcext:value-type="float">
            <text:p>101</text:p>
          </table:table-cell>
          <table:table-cell office:value-type="float" office:value="-13.66" calcext:value-type="float">
            <text:p>-13.66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197]-203)/100" office:value-type="float" office:value="199.77" calcext:value-type="float">
            <text:p>199.77</text:p>
          </table:table-cell>
          <table:table-cell office:value-type="float" office:value="20180" calcext:value-type="float">
            <text:p>20180</text:p>
          </table:table-cell>
          <table:table-cell office:value-type="float" office:value="101" calcext:value-type="float">
            <text:p>101</text:p>
          </table:table-cell>
          <table:table-cell office:value-type="float" office:value="-14.63" calcext:value-type="float">
            <text:p>-14.63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198]-203)/100" office:value-type="float" office:value="200.79" calcext:value-type="float">
            <text:p>200.79</text:p>
          </table:table-cell>
          <table:table-cell office:value-type="float" office:value="20282" calcext:value-type="float">
            <text:p>20282</text:p>
          </table:table-cell>
          <table:table-cell office:value-type="float" office:value="100" calcext:value-type="float">
            <text:p>100</text:p>
          </table:table-cell>
          <table:table-cell office:value-type="float" office:value="-13.43" calcext:value-type="float">
            <text:p>-13.43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199]-203)/100" office:value-type="float" office:value="201.81" calcext:value-type="float">
            <text:p>201.81</text:p>
          </table:table-cell>
          <table:table-cell office:value-type="float" office:value="20384" calcext:value-type="float">
            <text:p>20384</text:p>
          </table:table-cell>
          <table:table-cell office:value-type="float" office:value="101" calcext:value-type="float">
            <text:p>101</text:p>
          </table:table-cell>
          <table:table-cell office:value-type="float" office:value="-8.24" calcext:value-type="float">
            <text:p>-8.24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00]-203)/100" office:value-type="float" office:value="202.83" calcext:value-type="float">
            <text:p>202.83</text:p>
          </table:table-cell>
          <table:table-cell office:value-type="float" office:value="20486" calcext:value-type="float">
            <text:p>20486</text:p>
          </table:table-cell>
          <table:table-cell office:value-type="float" office:value="101" calcext:value-type="float">
            <text:p>101</text:p>
          </table:table-cell>
          <table:table-cell office:value-type="float" office:value="-6.13" calcext:value-type="float">
            <text:p>-6.13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01]-203)/100" office:value-type="float" office:value="203.85" calcext:value-type="float">
            <text:p>203.85</text:p>
          </table:table-cell>
          <table:table-cell office:value-type="float" office:value="20588" calcext:value-type="float">
            <text:p>20588</text:p>
          </table:table-cell>
          <table:table-cell office:value-type="float" office:value="101" calcext:value-type="float">
            <text:p>101</text:p>
          </table:table-cell>
          <table:table-cell office:value-type="float" office:value="-6.23" calcext:value-type="float">
            <text:p>-6.23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02]-203)/100" office:value-type="float" office:value="204.86" calcext:value-type="float">
            <text:p>204.86</text:p>
          </table:table-cell>
          <table:table-cell office:value-type="float" office:value="20689" calcext:value-type="float">
            <text:p>20689</text:p>
          </table:table-cell>
          <table:table-cell office:value-type="float" office:value="100" calcext:value-type="float">
            <text:p>100</text:p>
          </table:table-cell>
          <table:table-cell office:value-type="float" office:value="-7.18" calcext:value-type="float">
            <text:p>-7.1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03]-203)/100" office:value-type="float" office:value="205.89" calcext:value-type="float">
            <text:p>205.89</text:p>
          </table:table-cell>
          <table:table-cell office:value-type="float" office:value="20792" calcext:value-type="float">
            <text:p>20792</text:p>
          </table:table-cell>
          <table:table-cell office:value-type="float" office:value="102" calcext:value-type="float">
            <text:p>102</text:p>
          </table:table-cell>
          <table:table-cell office:value-type="float" office:value="-7.04" calcext:value-type="float">
            <text:p>-7.04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04]-203)/100" office:value-type="float" office:value="206.9" calcext:value-type="float">
            <text:p>206.9</text:p>
          </table:table-cell>
          <table:table-cell office:value-type="float" office:value="20893" calcext:value-type="float">
            <text:p>20893</text:p>
          </table:table-cell>
          <table:table-cell office:value-type="float" office:value="100" calcext:value-type="float">
            <text:p>100</text:p>
          </table:table-cell>
          <table:table-cell office:value-type="float" office:value="-7.68" calcext:value-type="float">
            <text:p>-7.6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05]-203)/100" office:value-type="float" office:value="207.93" calcext:value-type="float">
            <text:p>207.93</text:p>
          </table:table-cell>
          <table:table-cell office:value-type="float" office:value="20996" calcext:value-type="float">
            <text:p>20996</text:p>
          </table:table-cell>
          <table:table-cell office:value-type="float" office:value="102" calcext:value-type="float">
            <text:p>102</text:p>
          </table:table-cell>
          <table:table-cell office:value-type="float" office:value="-8.32" calcext:value-type="float">
            <text:p>-8.3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06]-203)/100" office:value-type="float" office:value="208.94" calcext:value-type="float">
            <text:p>208.94</text:p>
          </table:table-cell>
          <table:table-cell office:value-type="float" office:value="21097" calcext:value-type="float">
            <text:p>21097</text:p>
          </table:table-cell>
          <table:table-cell office:value-type="float" office:value="100" calcext:value-type="float">
            <text:p>100</text:p>
          </table:table-cell>
          <table:table-cell office:value-type="float" office:value="-8.71" calcext:value-type="float">
            <text:p>-8.7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07]-203)/100" office:value-type="float" office:value="209.96" calcext:value-type="float">
            <text:p>209.96</text:p>
          </table:table-cell>
          <table:table-cell office:value-type="float" office:value="21199" calcext:value-type="float">
            <text:p>21199</text:p>
          </table:table-cell>
          <table:table-cell office:value-type="float" office:value="101" calcext:value-type="float">
            <text:p>101</text:p>
          </table:table-cell>
          <table:table-cell office:value-type="float" office:value="-10.25" calcext:value-type="float">
            <text:p>-10.25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08]-203)/100" office:value-type="float" office:value="210.98" calcext:value-type="float">
            <text:p>210.98</text:p>
          </table:table-cell>
          <table:table-cell office:value-type="float" office:value="21301" calcext:value-type="float">
            <text:p>21301</text:p>
          </table:table-cell>
          <table:table-cell office:value-type="float" office:value="101" calcext:value-type="float">
            <text:p>101</text:p>
          </table:table-cell>
          <table:table-cell office:value-type="float" office:value="-11.93" calcext:value-type="float">
            <text:p>-11.93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09]-203)/100" office:value-type="float" office:value="212" calcext:value-type="float">
            <text:p>212</text:p>
          </table:table-cell>
          <table:table-cell office:value-type="float" office:value="21403" calcext:value-type="float">
            <text:p>21403</text:p>
          </table:table-cell>
          <table:table-cell office:value-type="float" office:value="101" calcext:value-type="float">
            <text:p>101</text:p>
          </table:table-cell>
          <table:table-cell office:value-type="float" office:value="-12.82" calcext:value-type="float">
            <text:p>-12.8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10]-203)/100" office:value-type="float" office:value="213.03" calcext:value-type="float">
            <text:p>213.03</text:p>
          </table:table-cell>
          <table:table-cell office:value-type="float" office:value="21506" calcext:value-type="float">
            <text:p>21506</text:p>
          </table:table-cell>
          <table:table-cell office:value-type="float" office:value="102" calcext:value-type="float">
            <text:p>102</text:p>
          </table:table-cell>
          <table:table-cell office:value-type="float" office:value="-13.59" calcext:value-type="float">
            <text:p>-13.5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11]-203)/100" office:value-type="float" office:value="214.04" calcext:value-type="float">
            <text:p>214.04</text:p>
          </table:table-cell>
          <table:table-cell office:value-type="float" office:value="21607" calcext:value-type="float">
            <text:p>21607</text:p>
          </table:table-cell>
          <table:table-cell office:value-type="float" office:value="100" calcext:value-type="float">
            <text:p>100</text:p>
          </table:table-cell>
          <table:table-cell office:value-type="float" office:value="-13.63" calcext:value-type="float">
            <text:p>-13.63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12]-203)/100" office:value-type="float" office:value="215.06" calcext:value-type="float">
            <text:p>215.06</text:p>
          </table:table-cell>
          <table:table-cell office:value-type="float" office:value="21709" calcext:value-type="float">
            <text:p>21709</text:p>
          </table:table-cell>
          <table:table-cell office:value-type="float" office:value="101" calcext:value-type="float">
            <text:p>101</text:p>
          </table:table-cell>
          <table:table-cell office:value-type="float" office:value="-13.5" calcext:value-type="float">
            <text:p>-13.5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13]-203)/100" office:value-type="float" office:value="216.08" calcext:value-type="float">
            <text:p>216.08</text:p>
          </table:table-cell>
          <table:table-cell office:value-type="float" office:value="21811" calcext:value-type="float">
            <text:p>21811</text:p>
          </table:table-cell>
          <table:table-cell office:value-type="float" office:value="101" calcext:value-type="float">
            <text:p>101</text:p>
          </table:table-cell>
          <table:table-cell office:value-type="float" office:value="-11.72" calcext:value-type="float">
            <text:p>-11.7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14]-203)/100" office:value-type="float" office:value="217.1" calcext:value-type="float">
            <text:p>217.1</text:p>
          </table:table-cell>
          <table:table-cell office:value-type="float" office:value="21913" calcext:value-type="float">
            <text:p>21913</text:p>
          </table:table-cell>
          <table:table-cell office:value-type="float" office:value="101" calcext:value-type="float">
            <text:p>101</text:p>
          </table:table-cell>
          <table:table-cell office:value-type="float" office:value="-12.24" calcext:value-type="float">
            <text:p>-12.24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15]-203)/100" office:value-type="float" office:value="218.11" calcext:value-type="float">
            <text:p>218.11</text:p>
          </table:table-cell>
          <table:table-cell office:value-type="float" office:value="22014" calcext:value-type="float">
            <text:p>22014</text:p>
          </table:table-cell>
          <table:table-cell office:value-type="float" office:value="100" calcext:value-type="float">
            <text:p>100</text:p>
          </table:table-cell>
          <table:table-cell office:value-type="float" office:value="-13.25" calcext:value-type="float">
            <text:p>-13.25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16]-203)/100" office:value-type="float" office:value="219.14" calcext:value-type="float">
            <text:p>219.14</text:p>
          </table:table-cell>
          <table:table-cell office:value-type="float" office:value="22117" calcext:value-type="float">
            <text:p>22117</text:p>
          </table:table-cell>
          <table:table-cell office:value-type="float" office:value="101" calcext:value-type="float">
            <text:p>101</text:p>
          </table:table-cell>
          <table:table-cell office:value-type="float" office:value="-11.27" calcext:value-type="float">
            <text:p>-11.27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17]-203)/100" office:value-type="float" office:value="220.15" calcext:value-type="float">
            <text:p>220.15</text:p>
          </table:table-cell>
          <table:table-cell office:value-type="float" office:value="22218" calcext:value-type="float">
            <text:p>22218</text:p>
          </table:table-cell>
          <table:table-cell office:value-type="float" office:value="100" calcext:value-type="float">
            <text:p>100</text:p>
          </table:table-cell>
          <table:table-cell office:value-type="float" office:value="-8.21" calcext:value-type="float">
            <text:p>-8.2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18]-203)/100" office:value-type="float" office:value="221.18" calcext:value-type="float">
            <text:p>221.18</text:p>
          </table:table-cell>
          <table:table-cell office:value-type="float" office:value="22321" calcext:value-type="float">
            <text:p>22321</text:p>
          </table:table-cell>
          <table:table-cell office:value-type="float" office:value="102" calcext:value-type="float">
            <text:p>102</text:p>
          </table:table-cell>
          <table:table-cell office:value-type="float" office:value="-7.69" calcext:value-type="float">
            <text:p>-7.6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19]-203)/100" office:value-type="float" office:value="222.19" calcext:value-type="float">
            <text:p>222.19</text:p>
          </table:table-cell>
          <table:table-cell office:value-type="float" office:value="22422" calcext:value-type="float">
            <text:p>22422</text:p>
          </table:table-cell>
          <table:table-cell office:value-type="float" office:value="100" calcext:value-type="float">
            <text:p>100</text:p>
          </table:table-cell>
          <table:table-cell office:value-type="float" office:value="-8.77" calcext:value-type="float">
            <text:p>-8.77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20]-203)/100" office:value-type="float" office:value="223.21" calcext:value-type="float">
            <text:p>223.21</text:p>
          </table:table-cell>
          <table:table-cell office:value-type="float" office:value="22524" calcext:value-type="float">
            <text:p>22524</text:p>
          </table:table-cell>
          <table:table-cell office:value-type="float" office:value="101" calcext:value-type="float">
            <text:p>101</text:p>
          </table:table-cell>
          <table:table-cell office:value-type="float" office:value="-8.14" calcext:value-type="float">
            <text:p>-8.14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21]-203)/100" office:value-type="float" office:value="224.23" calcext:value-type="float">
            <text:p>224.23</text:p>
          </table:table-cell>
          <table:table-cell office:value-type="float" office:value="22626" calcext:value-type="float">
            <text:p>22626</text:p>
          </table:table-cell>
          <table:table-cell office:value-type="float" office:value="101" calcext:value-type="float">
            <text:p>101</text:p>
          </table:table-cell>
          <table:table-cell office:value-type="float" office:value="-8.11" calcext:value-type="float">
            <text:p>-8.1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22]-203)/100" office:value-type="float" office:value="225.25" calcext:value-type="float">
            <text:p>225.25</text:p>
          </table:table-cell>
          <table:table-cell office:value-type="float" office:value="22728" calcext:value-type="float">
            <text:p>22728</text:p>
          </table:table-cell>
          <table:table-cell office:value-type="float" office:value="101" calcext:value-type="float">
            <text:p>101</text:p>
          </table:table-cell>
          <table:table-cell office:value-type="float" office:value="-8.83" calcext:value-type="float">
            <text:p>-8.83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23]-203)/100" office:value-type="float" office:value="226.27" calcext:value-type="float">
            <text:p>226.27</text:p>
          </table:table-cell>
          <table:table-cell office:value-type="float" office:value="22830" calcext:value-type="float">
            <text:p>22830</text:p>
          </table:table-cell>
          <table:table-cell office:value-type="float" office:value="101" calcext:value-type="float">
            <text:p>101</text:p>
          </table:table-cell>
          <table:table-cell office:value-type="float" office:value="-9.38" calcext:value-type="float">
            <text:p>-9.3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24]-203)/100" office:value-type="float" office:value="227.29" calcext:value-type="float">
            <text:p>227.29</text:p>
          </table:table-cell>
          <table:table-cell office:value-type="float" office:value="22932" calcext:value-type="float">
            <text:p>22932</text:p>
          </table:table-cell>
          <table:table-cell office:value-type="float" office:value="101" calcext:value-type="float">
            <text:p>101</text:p>
          </table:table-cell>
          <table:table-cell office:value-type="float" office:value="-10.59" calcext:value-type="float">
            <text:p>-10.5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25]-203)/100" office:value-type="float" office:value="228.31" calcext:value-type="float">
            <text:p>228.31</text:p>
          </table:table-cell>
          <table:table-cell office:value-type="float" office:value="23034" calcext:value-type="float">
            <text:p>23034</text:p>
          </table:table-cell>
          <table:table-cell office:value-type="float" office:value="101" calcext:value-type="float">
            <text:p>101</text:p>
          </table:table-cell>
          <table:table-cell office:value-type="float" office:value="-12.22" calcext:value-type="float">
            <text:p>-12.2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26]-203)/100" office:value-type="float" office:value="229.33" calcext:value-type="float">
            <text:p>229.33</text:p>
          </table:table-cell>
          <table:table-cell office:value-type="float" office:value="23136" calcext:value-type="float">
            <text:p>23136</text:p>
          </table:table-cell>
          <table:table-cell office:value-type="float" office:value="101" calcext:value-type="float">
            <text:p>101</text:p>
          </table:table-cell>
          <table:table-cell office:value-type="float" office:value="-12.55" calcext:value-type="float">
            <text:p>-12.55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27]-203)/100" office:value-type="float" office:value="230.35" calcext:value-type="float">
            <text:p>230.35</text:p>
          </table:table-cell>
          <table:table-cell office:value-type="float" office:value="23238" calcext:value-type="float">
            <text:p>23238</text:p>
          </table:table-cell>
          <table:table-cell office:value-type="float" office:value="101" calcext:value-type="float">
            <text:p>101</text:p>
          </table:table-cell>
          <table:table-cell office:value-type="float" office:value="-13.06" calcext:value-type="float">
            <text:p>-13.06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28]-203)/100" office:value-type="float" office:value="231.37" calcext:value-type="float">
            <text:p>231.37</text:p>
          </table:table-cell>
          <table:table-cell office:value-type="float" office:value="23340" calcext:value-type="float">
            <text:p>23340</text:p>
          </table:table-cell>
          <table:table-cell office:value-type="float" office:value="101" calcext:value-type="float">
            <text:p>101</text:p>
          </table:table-cell>
          <table:table-cell office:value-type="float" office:value="-11.88" calcext:value-type="float">
            <text:p>-11.8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29]-203)/100" office:value-type="float" office:value="232.39" calcext:value-type="float">
            <text:p>232.39</text:p>
          </table:table-cell>
          <table:table-cell office:value-type="float" office:value="23442" calcext:value-type="float">
            <text:p>23442</text:p>
          </table:table-cell>
          <table:table-cell office:value-type="float" office:value="101" calcext:value-type="float">
            <text:p>101</text:p>
          </table:table-cell>
          <table:table-cell office:value-type="float" office:value="-13.25" calcext:value-type="float">
            <text:p>-13.25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30]-203)/100" office:value-type="float" office:value="233.4" calcext:value-type="float">
            <text:p>233.4</text:p>
          </table:table-cell>
          <table:table-cell office:value-type="float" office:value="23543" calcext:value-type="float">
            <text:p>23543</text:p>
          </table:table-cell>
          <table:table-cell office:value-type="float" office:value="100" calcext:value-type="float">
            <text:p>100</text:p>
          </table:table-cell>
          <table:table-cell office:value-type="float" office:value="-12.27" calcext:value-type="float">
            <text:p>-12.27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31]-203)/100" office:value-type="float" office:value="234.43" calcext:value-type="float">
            <text:p>234.43</text:p>
          </table:table-cell>
          <table:table-cell office:value-type="float" office:value="23646" calcext:value-type="float">
            <text:p>23646</text:p>
          </table:table-cell>
          <table:table-cell office:value-type="float" office:value="102" calcext:value-type="float">
            <text:p>102</text:p>
          </table:table-cell>
          <table:table-cell office:value-type="float" office:value="-13.71" calcext:value-type="float">
            <text:p>-13.7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32]-203)/100" office:value-type="float" office:value="235.44" calcext:value-type="float">
            <text:p>235.44</text:p>
          </table:table-cell>
          <table:table-cell office:value-type="float" office:value="23747" calcext:value-type="float">
            <text:p>23747</text:p>
          </table:table-cell>
          <table:table-cell office:value-type="float" office:value="100" calcext:value-type="float">
            <text:p>100</text:p>
          </table:table-cell>
          <table:table-cell office:value-type="float" office:value="-14.15" calcext:value-type="float">
            <text:p>-14.15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33]-203)/100" office:value-type="float" office:value="236.46" calcext:value-type="float">
            <text:p>236.46</text:p>
          </table:table-cell>
          <table:table-cell office:value-type="float" office:value="23849" calcext:value-type="float">
            <text:p>23849</text:p>
          </table:table-cell>
          <table:table-cell office:value-type="float" office:value="101" calcext:value-type="float">
            <text:p>101</text:p>
          </table:table-cell>
          <table:table-cell office:value-type="float" office:value="-10.08" calcext:value-type="float">
            <text:p>-10.0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34]-203)/100" office:value-type="float" office:value="237.48" calcext:value-type="float">
            <text:p>237.48</text:p>
          </table:table-cell>
          <table:table-cell office:value-type="float" office:value="23951" calcext:value-type="float">
            <text:p>23951</text:p>
          </table:table-cell>
          <table:table-cell office:value-type="float" office:value="100" calcext:value-type="float">
            <text:p>100</text:p>
          </table:table-cell>
          <table:table-cell office:value-type="float" office:value="-7.41" calcext:value-type="float">
            <text:p>-7.4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35]-203)/100" office:value-type="float" office:value="238.5" calcext:value-type="float">
            <text:p>238.5</text:p>
          </table:table-cell>
          <table:table-cell office:value-type="float" office:value="24053" calcext:value-type="float">
            <text:p>24053</text:p>
          </table:table-cell>
          <table:table-cell office:value-type="float" office:value="101" calcext:value-type="float">
            <text:p>101</text:p>
          </table:table-cell>
          <table:table-cell office:value-type="float" office:value="-7.21" calcext:value-type="float">
            <text:p>-7.2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36]-203)/100" office:value-type="float" office:value="239.52" calcext:value-type="float">
            <text:p>239.52</text:p>
          </table:table-cell>
          <table:table-cell office:value-type="float" office:value="24155" calcext:value-type="float">
            <text:p>24155</text:p>
          </table:table-cell>
          <table:table-cell office:value-type="float" office:value="101" calcext:value-type="float">
            <text:p>101</text:p>
          </table:table-cell>
          <table:table-cell office:value-type="float" office:value="-8.48" calcext:value-type="float">
            <text:p>-8.4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37]-203)/100" office:value-type="float" office:value="240.54" calcext:value-type="float">
            <text:p>240.54</text:p>
          </table:table-cell>
          <table:table-cell office:value-type="float" office:value="24257" calcext:value-type="float">
            <text:p>24257</text:p>
          </table:table-cell>
          <table:table-cell office:value-type="float" office:value="101" calcext:value-type="float">
            <text:p>101</text:p>
          </table:table-cell>
          <table:table-cell office:value-type="float" office:value="-7.67" calcext:value-type="float">
            <text:p>-7.67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38]-203)/100" office:value-type="float" office:value="241.56" calcext:value-type="float">
            <text:p>241.56</text:p>
          </table:table-cell>
          <table:table-cell office:value-type="float" office:value="24359" calcext:value-type="float">
            <text:p>24359</text:p>
          </table:table-cell>
          <table:table-cell office:value-type="float" office:value="101" calcext:value-type="float">
            <text:p>101</text:p>
          </table:table-cell>
          <table:table-cell office:value-type="float" office:value="-7.37" calcext:value-type="float">
            <text:p>-7.37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39]-203)/100" office:value-type="float" office:value="242.58" calcext:value-type="float">
            <text:p>242.58</text:p>
          </table:table-cell>
          <table:table-cell office:value-type="float" office:value="24461" calcext:value-type="float">
            <text:p>24461</text:p>
          </table:table-cell>
          <table:table-cell office:value-type="float" office:value="102" calcext:value-type="float">
            <text:p>102</text:p>
          </table:table-cell>
          <table:table-cell office:value-type="float" office:value="-8.28" calcext:value-type="float">
            <text:p>-8.2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40]-203)/100" office:value-type="float" office:value="243.6" calcext:value-type="float">
            <text:p>243.6</text:p>
          </table:table-cell>
          <table:table-cell office:value-type="float" office:value="24563" calcext:value-type="float">
            <text:p>24563</text:p>
          </table:table-cell>
          <table:table-cell office:value-type="float" office:value="101" calcext:value-type="float">
            <text:p>101</text:p>
          </table:table-cell>
          <table:table-cell office:value-type="float" office:value="-9.31" calcext:value-type="float">
            <text:p>-9.3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41]-203)/100" office:value-type="float" office:value="244.62" calcext:value-type="float">
            <text:p>244.62</text:p>
          </table:table-cell>
          <table:table-cell office:value-type="float" office:value="24665" calcext:value-type="float">
            <text:p>24665</text:p>
          </table:table-cell>
          <table:table-cell office:value-type="float" office:value="102" calcext:value-type="float">
            <text:p>102</text:p>
          </table:table-cell>
          <table:table-cell office:value-type="float" office:value="-9.8" calcext:value-type="float">
            <text:p>-9.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42]-203)/100" office:value-type="float" office:value="245.64" calcext:value-type="float">
            <text:p>245.64</text:p>
          </table:table-cell>
          <table:table-cell office:value-type="float" office:value="24767" calcext:value-type="float">
            <text:p>24767</text:p>
          </table:table-cell>
          <table:table-cell office:value-type="float" office:value="101" calcext:value-type="float">
            <text:p>101</text:p>
          </table:table-cell>
          <table:table-cell office:value-type="float" office:value="-11.14" calcext:value-type="float">
            <text:p>-11.14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43]-203)/100" office:value-type="float" office:value="246.65" calcext:value-type="float">
            <text:p>246.65</text:p>
          </table:table-cell>
          <table:table-cell office:value-type="float" office:value="24868" calcext:value-type="float">
            <text:p>24868</text:p>
          </table:table-cell>
          <table:table-cell office:value-type="float" office:value="100" calcext:value-type="float">
            <text:p>100</text:p>
          </table:table-cell>
          <table:table-cell office:value-type="float" office:value="-11.55" calcext:value-type="float">
            <text:p>-11.55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44]-203)/100" office:value-type="float" office:value="247.68" calcext:value-type="float">
            <text:p>247.68</text:p>
          </table:table-cell>
          <table:table-cell office:value-type="float" office:value="24971" calcext:value-type="float">
            <text:p>24971</text:p>
          </table:table-cell>
          <table:table-cell office:value-type="float" office:value="102" calcext:value-type="float">
            <text:p>102</text:p>
          </table:table-cell>
          <table:table-cell office:value-type="float" office:value="-12.54" calcext:value-type="float">
            <text:p>-12.54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45]-203)/100" office:value-type="float" office:value="248.69" calcext:value-type="float">
            <text:p>248.69</text:p>
          </table:table-cell>
          <table:table-cell office:value-type="float" office:value="25072" calcext:value-type="float">
            <text:p>25072</text:p>
          </table:table-cell>
          <table:table-cell office:value-type="float" office:value="100" calcext:value-type="float">
            <text:p>100</text:p>
          </table:table-cell>
          <table:table-cell office:value-type="float" office:value="-11.16" calcext:value-type="float">
            <text:p>-11.16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46]-203)/100" office:value-type="float" office:value="249.72" calcext:value-type="float">
            <text:p>249.72</text:p>
          </table:table-cell>
          <table:table-cell office:value-type="float" office:value="25175" calcext:value-type="float">
            <text:p>25175</text:p>
          </table:table-cell>
          <table:table-cell office:value-type="float" office:value="102" calcext:value-type="float">
            <text:p>102</text:p>
          </table:table-cell>
          <table:table-cell office:value-type="float" office:value="-12.18" calcext:value-type="float">
            <text:p>-12.1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47]-203)/100" office:value-type="float" office:value="250.73" calcext:value-type="float">
            <text:p>250.73</text:p>
          </table:table-cell>
          <table:table-cell office:value-type="float" office:value="25276" calcext:value-type="float">
            <text:p>25276</text:p>
          </table:table-cell>
          <table:table-cell office:value-type="float" office:value="100" calcext:value-type="float">
            <text:p>100</text:p>
          </table:table-cell>
          <table:table-cell office:value-type="float" office:value="-12.61" calcext:value-type="float">
            <text:p>-12.6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48]-203)/100" office:value-type="float" office:value="251.75" calcext:value-type="float">
            <text:p>251.75</text:p>
          </table:table-cell>
          <table:table-cell office:value-type="float" office:value="25378" calcext:value-type="float">
            <text:p>25378</text:p>
          </table:table-cell>
          <table:table-cell office:value-type="float" office:value="101" calcext:value-type="float">
            <text:p>101</text:p>
          </table:table-cell>
          <table:table-cell office:value-type="float" office:value="-11.72" calcext:value-type="float">
            <text:p>-11.7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49]-203)/100" office:value-type="float" office:value="252.77" calcext:value-type="float">
            <text:p>252.77</text:p>
          </table:table-cell>
          <table:table-cell office:value-type="float" office:value="25480" calcext:value-type="float">
            <text:p>25480</text:p>
          </table:table-cell>
          <table:table-cell office:value-type="float" office:value="101" calcext:value-type="float">
            <text:p>101</text:p>
          </table:table-cell>
          <table:table-cell office:value-type="float" office:value="-12.91" calcext:value-type="float">
            <text:p>-12.9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50]-203)/100" office:value-type="float" office:value="253.79" calcext:value-type="float">
            <text:p>253.79</text:p>
          </table:table-cell>
          <table:table-cell office:value-type="float" office:value="25582" calcext:value-type="float">
            <text:p>25582</text:p>
          </table:table-cell>
          <table:table-cell office:value-type="float" office:value="101" calcext:value-type="float">
            <text:p>101</text:p>
          </table:table-cell>
          <table:table-cell office:value-type="float" office:value="-11.09" calcext:value-type="float">
            <text:p>-11.0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51]-203)/100" office:value-type="float" office:value="254.8" calcext:value-type="float">
            <text:p>254.8</text:p>
          </table:table-cell>
          <table:table-cell office:value-type="float" office:value="25683" calcext:value-type="float">
            <text:p>25683</text:p>
          </table:table-cell>
          <table:table-cell office:value-type="float" office:value="100" calcext:value-type="float">
            <text:p>100</text:p>
          </table:table-cell>
          <table:table-cell office:value-type="float" office:value="-7.62" calcext:value-type="float">
            <text:p>-7.6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52]-203)/100" office:value-type="float" office:value="255.83" calcext:value-type="float">
            <text:p>255.83</text:p>
          </table:table-cell>
          <table:table-cell office:value-type="float" office:value="25786" calcext:value-type="float">
            <text:p>25786</text:p>
          </table:table-cell>
          <table:table-cell office:value-type="float" office:value="102" calcext:value-type="float">
            <text:p>102</text:p>
          </table:table-cell>
          <table:table-cell office:value-type="float" office:value="-7.4" calcext:value-type="float">
            <text:p>-7.4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53]-203)/100" office:value-type="float" office:value="256.85" calcext:value-type="float">
            <text:p>256.85</text:p>
          </table:table-cell>
          <table:table-cell office:value-type="float" office:value="25888" calcext:value-type="float">
            <text:p>25888</text:p>
          </table:table-cell>
          <table:table-cell office:value-type="float" office:value="101" calcext:value-type="float">
            <text:p>101</text:p>
          </table:table-cell>
          <table:table-cell office:value-type="float" office:value="-7.51" calcext:value-type="float">
            <text:p>-7.5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54]-203)/100" office:value-type="float" office:value="257.87" calcext:value-type="float">
            <text:p>257.87</text:p>
          </table:table-cell>
          <table:table-cell office:value-type="float" office:value="25990" calcext:value-type="float">
            <text:p>25990</text:p>
          </table:table-cell>
          <table:table-cell office:value-type="float" office:value="102" calcext:value-type="float">
            <text:p>102</text:p>
          </table:table-cell>
          <table:table-cell office:value-type="float" office:value="-7.6" calcext:value-type="float">
            <text:p>-7.6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55]-203)/100" office:value-type="float" office:value="258.89" calcext:value-type="float">
            <text:p>258.89</text:p>
          </table:table-cell>
          <table:table-cell office:value-type="float" office:value="26092" calcext:value-type="float">
            <text:p>26092</text:p>
          </table:table-cell>
          <table:table-cell office:value-type="float" office:value="101" calcext:value-type="float">
            <text:p>101</text:p>
          </table:table-cell>
          <table:table-cell office:value-type="float" office:value="-7.37" calcext:value-type="float">
            <text:p>-7.37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56]-203)/100" office:value-type="float" office:value="259.9" calcext:value-type="float">
            <text:p>259.9</text:p>
          </table:table-cell>
          <table:table-cell office:value-type="float" office:value="26193" calcext:value-type="float">
            <text:p>26193</text:p>
          </table:table-cell>
          <table:table-cell office:value-type="float" office:value="100" calcext:value-type="float">
            <text:p>100</text:p>
          </table:table-cell>
          <table:table-cell office:value-type="float" office:value="-7.38" calcext:value-type="float">
            <text:p>-7.3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57]-203)/100" office:value-type="float" office:value="260.93" calcext:value-type="float">
            <text:p>260.93</text:p>
          </table:table-cell>
          <table:table-cell office:value-type="float" office:value="26296" calcext:value-type="float">
            <text:p>26296</text:p>
          </table:table-cell>
          <table:table-cell office:value-type="float" office:value="102" calcext:value-type="float">
            <text:p>102</text:p>
          </table:table-cell>
          <table:table-cell office:value-type="float" office:value="-8.14" calcext:value-type="float">
            <text:p>-8.14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58]-203)/100" office:value-type="float" office:value="261.94" calcext:value-type="float">
            <text:p>261.94</text:p>
          </table:table-cell>
          <table:table-cell office:value-type="float" office:value="26397" calcext:value-type="float">
            <text:p>26397</text:p>
          </table:table-cell>
          <table:table-cell office:value-type="float" office:value="100" calcext:value-type="float">
            <text:p>100</text:p>
          </table:table-cell>
          <table:table-cell office:value-type="float" office:value="-9.12" calcext:value-type="float">
            <text:p>-9.1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59]-203)/100" office:value-type="float" office:value="262.97" calcext:value-type="float">
            <text:p>262.97</text:p>
          </table:table-cell>
          <table:table-cell office:value-type="float" office:value="26500" calcext:value-type="float">
            <text:p>26500</text:p>
          </table:table-cell>
          <table:table-cell office:value-type="float" office:value="102" calcext:value-type="float">
            <text:p>102</text:p>
          </table:table-cell>
          <table:table-cell office:value-type="float" office:value="-10.83" calcext:value-type="float">
            <text:p>-10.83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60]-203)/100" office:value-type="float" office:value="263.98" calcext:value-type="float">
            <text:p>263.98</text:p>
          </table:table-cell>
          <table:table-cell office:value-type="float" office:value="26601" calcext:value-type="float">
            <text:p>26601</text:p>
          </table:table-cell>
          <table:table-cell office:value-type="float" office:value="100" calcext:value-type="float">
            <text:p>100</text:p>
          </table:table-cell>
          <table:table-cell office:value-type="float" office:value="-11.56" calcext:value-type="float">
            <text:p>-11.56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61]-203)/100" office:value-type="float" office:value="265" calcext:value-type="float">
            <text:p>265</text:p>
          </table:table-cell>
          <table:table-cell office:value-type="float" office:value="26703" calcext:value-type="float">
            <text:p>26703</text:p>
          </table:table-cell>
          <table:table-cell office:value-type="float" office:value="101" calcext:value-type="float">
            <text:p>101</text:p>
          </table:table-cell>
          <table:table-cell office:value-type="float" office:value="-12.39" calcext:value-type="float">
            <text:p>-12.3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62]-203)/100" office:value-type="float" office:value="266.02" calcext:value-type="float">
            <text:p>266.02</text:p>
          </table:table-cell>
          <table:table-cell office:value-type="float" office:value="26805" calcext:value-type="float">
            <text:p>26805</text:p>
          </table:table-cell>
          <table:table-cell office:value-type="float" office:value="101" calcext:value-type="float">
            <text:p>101</text:p>
          </table:table-cell>
          <table:table-cell office:value-type="float" office:value="-11.36" calcext:value-type="float">
            <text:p>-11.36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63]-203)/100" office:value-type="float" office:value="267.04" calcext:value-type="float">
            <text:p>267.04</text:p>
          </table:table-cell>
          <table:table-cell office:value-type="float" office:value="26907" calcext:value-type="float">
            <text:p>26907</text:p>
          </table:table-cell>
          <table:table-cell office:value-type="float" office:value="101" calcext:value-type="float">
            <text:p>101</text:p>
          </table:table-cell>
          <table:table-cell office:value-type="float" office:value="-12.32" calcext:value-type="float">
            <text:p>-12.3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64]-203)/100" office:value-type="float" office:value="268.06" calcext:value-type="float">
            <text:p>268.06</text:p>
          </table:table-cell>
          <table:table-cell office:value-type="float" office:value="27009" calcext:value-type="float">
            <text:p>27009</text:p>
          </table:table-cell>
          <table:table-cell office:value-type="float" office:value="101" calcext:value-type="float">
            <text:p>101</text:p>
          </table:table-cell>
          <table:table-cell office:value-type="float" office:value="-13.52" calcext:value-type="float">
            <text:p>-13.5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65]-203)/100" office:value-type="float" office:value="269.08" calcext:value-type="float">
            <text:p>269.08</text:p>
          </table:table-cell>
          <table:table-cell office:value-type="float" office:value="27111" calcext:value-type="float">
            <text:p>27111</text:p>
          </table:table-cell>
          <table:table-cell office:value-type="float" office:value="101" calcext:value-type="float">
            <text:p>101</text:p>
          </table:table-cell>
          <table:table-cell office:value-type="float" office:value="-11.44" calcext:value-type="float">
            <text:p>-11.44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66]-203)/100" office:value-type="float" office:value="270.09" calcext:value-type="float">
            <text:p>270.09</text:p>
          </table:table-cell>
          <table:table-cell office:value-type="float" office:value="27212" calcext:value-type="float">
            <text:p>27212</text:p>
          </table:table-cell>
          <table:table-cell office:value-type="float" office:value="100" calcext:value-type="float">
            <text:p>100</text:p>
          </table:table-cell>
          <table:table-cell office:value-type="float" office:value="-11.86" calcext:value-type="float">
            <text:p>-11.86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67]-203)/100" office:value-type="float" office:value="271.12" calcext:value-type="float">
            <text:p>271.12</text:p>
          </table:table-cell>
          <table:table-cell office:value-type="float" office:value="27315" calcext:value-type="float">
            <text:p>27315</text:p>
          </table:table-cell>
          <table:table-cell office:value-type="float" office:value="102" calcext:value-type="float">
            <text:p>102</text:p>
          </table:table-cell>
          <table:table-cell office:value-type="float" office:value="-9.67" calcext:value-type="float">
            <text:p>-9.67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68]-203)/100" office:value-type="float" office:value="272.14" calcext:value-type="float">
            <text:p>272.14</text:p>
          </table:table-cell>
          <table:table-cell office:value-type="float" office:value="27417" calcext:value-type="float">
            <text:p>27417</text:p>
          </table:table-cell>
          <table:table-cell office:value-type="float" office:value="101" calcext:value-type="float">
            <text:p>101</text:p>
          </table:table-cell>
          <table:table-cell office:value-type="float" office:value="-7.26" calcext:value-type="float">
            <text:p>-7.26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69]-203)/100" office:value-type="float" office:value="273.15" calcext:value-type="float">
            <text:p>273.15</text:p>
          </table:table-cell>
          <table:table-cell office:value-type="float" office:value="27518" calcext:value-type="float">
            <text:p>27518</text:p>
          </table:table-cell>
          <table:table-cell office:value-type="float" office:value="101" calcext:value-type="float">
            <text:p>101</text:p>
          </table:table-cell>
          <table:table-cell office:value-type="float" office:value="-7.11" calcext:value-type="float">
            <text:p>-7.1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70]-203)/100" office:value-type="float" office:value="274.18" calcext:value-type="float">
            <text:p>274.18</text:p>
          </table:table-cell>
          <table:table-cell office:value-type="float" office:value="27621" calcext:value-type="float">
            <text:p>27621</text:p>
          </table:table-cell>
          <table:table-cell office:value-type="float" office:value="101" calcext:value-type="float">
            <text:p>101</text:p>
          </table:table-cell>
          <table:table-cell office:value-type="float" office:value="-6.54" calcext:value-type="float">
            <text:p>-6.54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71]-203)/100" office:value-type="float" office:value="275.19" calcext:value-type="float">
            <text:p>275.19</text:p>
          </table:table-cell>
          <table:table-cell office:value-type="float" office:value="27722" calcext:value-type="float">
            <text:p>27722</text:p>
          </table:table-cell>
          <table:table-cell office:value-type="float" office:value="101" calcext:value-type="float">
            <text:p>101</text:p>
          </table:table-cell>
          <table:table-cell office:value-type="float" office:value="-6.08" calcext:value-type="float">
            <text:p>-6.0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72]-203)/100" office:value-type="float" office:value="276.22" calcext:value-type="float">
            <text:p>276.22</text:p>
          </table:table-cell>
          <table:table-cell office:value-type="float" office:value="27825" calcext:value-type="float">
            <text:p>27825</text:p>
          </table:table-cell>
          <table:table-cell office:value-type="float" office:value="102" calcext:value-type="float">
            <text:p>102</text:p>
          </table:table-cell>
          <table:table-cell office:value-type="float" office:value="-6.85" calcext:value-type="float">
            <text:p>-6.85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73]-203)/100" office:value-type="float" office:value="277.23" calcext:value-type="float">
            <text:p>277.23</text:p>
          </table:table-cell>
          <table:table-cell office:value-type="float" office:value="27926" calcext:value-type="float">
            <text:p>27926</text:p>
          </table:table-cell>
          <table:table-cell office:value-type="float" office:value="100" calcext:value-type="float">
            <text:p>100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74]-203)/100" office:value-type="float" office:value="278.25" calcext:value-type="float">
            <text:p>278.25</text:p>
          </table:table-cell>
          <table:table-cell office:value-type="float" office:value="28028" calcext:value-type="float">
            <text:p>28028</text:p>
          </table:table-cell>
          <table:table-cell office:value-type="float" office:value="101" calcext:value-type="float">
            <text:p>101</text:p>
          </table:table-cell>
          <table:table-cell office:value-type="float" office:value="-9.2" calcext:value-type="float">
            <text:p>-9.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75]-203)/100" office:value-type="float" office:value="279.27" calcext:value-type="float">
            <text:p>279.27</text:p>
          </table:table-cell>
          <table:table-cell office:value-type="float" office:value="28130" calcext:value-type="float">
            <text:p>28130</text:p>
          </table:table-cell>
          <table:table-cell office:value-type="float" office:value="101" calcext:value-type="float">
            <text:p>101</text:p>
          </table:table-cell>
          <table:table-cell office:value-type="float" office:value="-10.49" calcext:value-type="float">
            <text:p>-10.4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76]-203)/100" office:value-type="float" office:value="280.29" calcext:value-type="float">
            <text:p>280.29</text:p>
          </table:table-cell>
          <table:table-cell office:value-type="float" office:value="28232" calcext:value-type="float">
            <text:p>28232</text:p>
          </table:table-cell>
          <table:table-cell office:value-type="float" office:value="101" calcext:value-type="float">
            <text:p>101</text:p>
          </table:table-cell>
          <table:table-cell office:value-type="float" office:value="-11.4" calcext:value-type="float">
            <text:p>-11.4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77]-203)/100" office:value-type="float" office:value="281.31" calcext:value-type="float">
            <text:p>281.31</text:p>
          </table:table-cell>
          <table:table-cell office:value-type="float" office:value="28334" calcext:value-type="float">
            <text:p>28334</text:p>
          </table:table-cell>
          <table:table-cell office:value-type="float" office:value="101" calcext:value-type="float">
            <text:p>101</text:p>
          </table:table-cell>
          <table:table-cell office:value-type="float" office:value="-11.8" calcext:value-type="float">
            <text:p>-11.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78]-203)/100" office:value-type="float" office:value="282.33" calcext:value-type="float">
            <text:p>282.33</text:p>
          </table:table-cell>
          <table:table-cell office:value-type="float" office:value="28436" calcext:value-type="float">
            <text:p>28436</text:p>
          </table:table-cell>
          <table:table-cell office:value-type="float" office:value="101" calcext:value-type="float">
            <text:p>101</text:p>
          </table:table-cell>
          <table:table-cell office:value-type="float" office:value="-11.17" calcext:value-type="float">
            <text:p>-11.17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79]-203)/100" office:value-type="float" office:value="283.34" calcext:value-type="float">
            <text:p>283.34</text:p>
          </table:table-cell>
          <table:table-cell office:value-type="float" office:value="28537" calcext:value-type="float">
            <text:p>28537</text:p>
          </table:table-cell>
          <table:table-cell office:value-type="float" office:value="100" calcext:value-type="float">
            <text:p>100</text:p>
          </table:table-cell>
          <table:table-cell office:value-type="float" office:value="-11.56" calcext:value-type="float">
            <text:p>-11.56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80]-203)/100" office:value-type="float" office:value="284.37" calcext:value-type="float">
            <text:p>284.37</text:p>
          </table:table-cell>
          <table:table-cell office:value-type="float" office:value="28640" calcext:value-type="float">
            <text:p>28640</text:p>
          </table:table-cell>
          <table:table-cell office:value-type="float" office:value="102" calcext:value-type="float">
            <text:p>102</text:p>
          </table:table-cell>
          <table:table-cell office:value-type="float" office:value="-11.93" calcext:value-type="float">
            <text:p>-11.93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81]-203)/100" office:value-type="float" office:value="285.38" calcext:value-type="float">
            <text:p>285.38</text:p>
          </table:table-cell>
          <table:table-cell office:value-type="float" office:value="28741" calcext:value-type="float">
            <text:p>28741</text:p>
          </table:table-cell>
          <table:table-cell office:value-type="float" office:value="100" calcext:value-type="float">
            <text:p>100</text:p>
          </table:table-cell>
          <table:table-cell office:value-type="float" office:value="-12.12" calcext:value-type="float">
            <text:p>-12.1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82]-203)/100" office:value-type="float" office:value="286.41" calcext:value-type="float">
            <text:p>286.41</text:p>
          </table:table-cell>
          <table:table-cell office:value-type="float" office:value="28844" calcext:value-type="float">
            <text:p>28844</text:p>
          </table:table-cell>
          <table:table-cell office:value-type="float" office:value="102" calcext:value-type="float">
            <text:p>102</text:p>
          </table:table-cell>
          <table:table-cell office:value-type="float" office:value="-12.57" calcext:value-type="float">
            <text:p>-12.57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83]-203)/100" office:value-type="float" office:value="287.42" calcext:value-type="float">
            <text:p>287.42</text:p>
          </table:table-cell>
          <table:table-cell office:value-type="float" office:value="28945" calcext:value-type="float">
            <text:p>28945</text:p>
          </table:table-cell>
          <table:table-cell office:value-type="float" office:value="100" calcext:value-type="float">
            <text:p>100</text:p>
          </table:table-cell>
          <table:table-cell office:value-type="float" office:value="-10.7" calcext:value-type="float">
            <text:p>-10.7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84]-203)/100" office:value-type="float" office:value="288.44" calcext:value-type="float">
            <text:p>288.44</text:p>
          </table:table-cell>
          <table:table-cell office:value-type="float" office:value="29047" calcext:value-type="float">
            <text:p>29047</text:p>
          </table:table-cell>
          <table:table-cell office:value-type="float" office:value="101" calcext:value-type="float">
            <text:p>101</text:p>
          </table:table-cell>
          <table:table-cell office:value-type="float" office:value="-7.45" calcext:value-type="float">
            <text:p>-7.45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85]-203)/100" office:value-type="float" office:value="289.47" calcext:value-type="float">
            <text:p>289.47</text:p>
          </table:table-cell>
          <table:table-cell office:value-type="float" office:value="29150" calcext:value-type="float">
            <text:p>29150</text:p>
          </table:table-cell>
          <table:table-cell office:value-type="float" office:value="102" calcext:value-type="float">
            <text:p>102</text:p>
          </table:table-cell>
          <table:table-cell office:value-type="float" office:value="-6.2" calcext:value-type="float">
            <text:p>-6.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86]-203)/100" office:value-type="float" office:value="290.48" calcext:value-type="float">
            <text:p>290.48</text:p>
          </table:table-cell>
          <table:table-cell office:value-type="float" office:value="29251" calcext:value-type="float">
            <text:p>29251</text:p>
          </table:table-cell>
          <table:table-cell office:value-type="float" office:value="101" calcext:value-type="float">
            <text:p>101</text:p>
          </table:table-cell>
          <table:table-cell office:value-type="float" office:value="-6.26" calcext:value-type="float">
            <text:p>-6.26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87]-203)/100" office:value-type="float" office:value="291.5" calcext:value-type="float">
            <text:p>291.5</text:p>
          </table:table-cell>
          <table:table-cell office:value-type="float" office:value="29353" calcext:value-type="float">
            <text:p>29353</text:p>
          </table:table-cell>
          <table:table-cell office:value-type="float" office:value="101" calcext:value-type="float">
            <text:p>101</text:p>
          </table:table-cell>
          <table:table-cell office:value-type="float" office:value="-6.44" calcext:value-type="float">
            <text:p>-6.44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88]-203)/100" office:value-type="float" office:value="292.52" calcext:value-type="float">
            <text:p>292.52</text:p>
          </table:table-cell>
          <table:table-cell office:value-type="float" office:value="29455" calcext:value-type="float">
            <text:p>29455</text:p>
          </table:table-cell>
          <table:table-cell office:value-type="float" office:value="100" calcext:value-type="float">
            <text:p>100</text:p>
          </table:table-cell>
          <table:table-cell office:value-type="float" office:value="-6.24" calcext:value-type="float">
            <text:p>-6.24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89]-203)/100" office:value-type="float" office:value="293.54" calcext:value-type="float">
            <text:p>293.54</text:p>
          </table:table-cell>
          <table:table-cell office:value-type="float" office:value="29557" calcext:value-type="float">
            <text:p>29557</text:p>
          </table:table-cell>
          <table:table-cell office:value-type="float" office:value="101" calcext:value-type="float">
            <text:p>101</text:p>
          </table:table-cell>
          <table:table-cell office:value-type="float" office:value="-7.71" calcext:value-type="float">
            <text:p>-7.7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90]-203)/100" office:value-type="float" office:value="294.56" calcext:value-type="float">
            <text:p>294.56</text:p>
          </table:table-cell>
          <table:table-cell office:value-type="float" office:value="29659" calcext:value-type="float">
            <text:p>29659</text:p>
          </table:table-cell>
          <table:table-cell office:value-type="float" office:value="101" calcext:value-type="float">
            <text:p>101</text:p>
          </table:table-cell>
          <table:table-cell office:value-type="float" office:value="-8.7" calcext:value-type="float">
            <text:p>-8.7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91]-203)/100" office:value-type="float" office:value="295.58" calcext:value-type="float">
            <text:p>295.58</text:p>
          </table:table-cell>
          <table:table-cell office:value-type="float" office:value="29761" calcext:value-type="float">
            <text:p>29761</text:p>
          </table:table-cell>
          <table:table-cell office:value-type="float" office:value="101" calcext:value-type="float">
            <text:p>101</text:p>
          </table:table-cell>
          <table:table-cell office:value-type="float" office:value="-10.22" calcext:value-type="float">
            <text:p>-10.2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92]-203)/100" office:value-type="float" office:value="296.59" calcext:value-type="float">
            <text:p>296.59</text:p>
          </table:table-cell>
          <table:table-cell office:value-type="float" office:value="29862" calcext:value-type="float">
            <text:p>29862</text:p>
          </table:table-cell>
          <table:table-cell office:value-type="float" office:value="100" calcext:value-type="float">
            <text:p>100</text:p>
          </table:table-cell>
          <table:table-cell office:value-type="float" office:value="-11.17" calcext:value-type="float">
            <text:p>-11.17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93]-203)/100" office:value-type="float" office:value="297.62" calcext:value-type="float">
            <text:p>297.62</text:p>
          </table:table-cell>
          <table:table-cell office:value-type="float" office:value="29965" calcext:value-type="float">
            <text:p>29965</text:p>
          </table:table-cell>
          <table:table-cell office:value-type="float" office:value="102" calcext:value-type="float">
            <text:p>102</text:p>
          </table:table-cell>
          <table:table-cell office:value-type="float" office:value="-11.78" calcext:value-type="float">
            <text:p>-11.7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94]-203)/100" office:value-type="float" office:value="298.63" calcext:value-type="float">
            <text:p>298.63</text:p>
          </table:table-cell>
          <table:table-cell office:value-type="float" office:value="30066" calcext:value-type="float">
            <text:p>30066</text:p>
          </table:table-cell>
          <table:table-cell office:value-type="float" office:value="100" calcext:value-type="float">
            <text:p>100</text:p>
          </table:table-cell>
          <table:table-cell office:value-type="float" office:value="-11.44" calcext:value-type="float">
            <text:p>-11.44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95]-203)/100" office:value-type="float" office:value="299.66" calcext:value-type="float">
            <text:p>299.66</text:p>
          </table:table-cell>
          <table:table-cell office:value-type="float" office:value="30169" calcext:value-type="float">
            <text:p>30169</text:p>
          </table:table-cell>
          <table:table-cell office:value-type="float" office:value="102" calcext:value-type="float">
            <text:p>102</text:p>
          </table:table-cell>
          <table:table-cell office:value-type="float" office:value="-12.08" calcext:value-type="float">
            <text:p>-12.0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96]-203)/100" office:value-type="float" office:value="300.67" calcext:value-type="float">
            <text:p>300.67</text:p>
          </table:table-cell>
          <table:table-cell office:value-type="float" office:value="30270" calcext:value-type="float">
            <text:p>30270</text:p>
          </table:table-cell>
          <table:table-cell office:value-type="float" office:value="100" calcext:value-type="float">
            <text:p>100</text:p>
          </table:table-cell>
          <table:table-cell office:value-type="float" office:value="-12.47" calcext:value-type="float">
            <text:p>-12.47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97]-203)/100" office:value-type="float" office:value="301.69" calcext:value-type="float">
            <text:p>301.69</text:p>
          </table:table-cell>
          <table:table-cell office:value-type="float" office:value="30372" calcext:value-type="float">
            <text:p>30372</text:p>
          </table:table-cell>
          <table:table-cell office:value-type="float" office:value="101" calcext:value-type="float">
            <text:p>101</text:p>
          </table:table-cell>
          <table:table-cell office:value-type="float" office:value="-9.42" calcext:value-type="float">
            <text:p>-9.4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98]-203)/100" office:value-type="float" office:value="302.71" calcext:value-type="float">
            <text:p>302.71</text:p>
          </table:table-cell>
          <table:table-cell office:value-type="float" office:value="30474" calcext:value-type="float">
            <text:p>30474</text:p>
          </table:table-cell>
          <table:table-cell office:value-type="float" office:value="101" calcext:value-type="float">
            <text:p>101</text:p>
          </table:table-cell>
          <table:table-cell office:value-type="float" office:value="-8.15" calcext:value-type="float">
            <text:p>-8.15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299]-203)/100" office:value-type="float" office:value="303.73" calcext:value-type="float">
            <text:p>303.73</text:p>
          </table:table-cell>
          <table:table-cell office:value-type="float" office:value="30576" calcext:value-type="float">
            <text:p>30576</text:p>
          </table:table-cell>
          <table:table-cell office:value-type="float" office:value="101" calcext:value-type="float">
            <text:p>101</text:p>
          </table:table-cell>
          <table:table-cell office:value-type="float" office:value="-9.26" calcext:value-type="float">
            <text:p>-9.26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300]-203)/100" office:value-type="float" office:value="304.76" calcext:value-type="float">
            <text:p>304.76</text:p>
          </table:table-cell>
          <table:table-cell office:value-type="float" office:value="30679" calcext:value-type="float">
            <text:p>30679</text:p>
          </table:table-cell>
          <table:table-cell office:value-type="float" office:value="102" calcext:value-type="float">
            <text:p>102</text:p>
          </table:table-cell>
          <table:table-cell office:value-type="float" office:value="-10.36" calcext:value-type="float">
            <text:p>-10.36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301]-203)/100" office:value-type="float" office:value="305.77" calcext:value-type="float">
            <text:p>305.77</text:p>
          </table:table-cell>
          <table:table-cell office:value-type="float" office:value="30780" calcext:value-type="float">
            <text:p>30780</text:p>
          </table:table-cell>
          <table:table-cell office:value-type="float" office:value="100" calcext:value-type="float">
            <text:p>100</text:p>
          </table:table-cell>
          <table:table-cell office:value-type="float" office:value="-7.54" calcext:value-type="float">
            <text:p>-7.54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302]-203)/100" office:value-type="float" office:value="306.79" calcext:value-type="float">
            <text:p>306.79</text:p>
          </table:table-cell>
          <table:table-cell office:value-type="float" office:value="30882" calcext:value-type="float">
            <text:p>30882</text:p>
          </table:table-cell>
          <table:table-cell office:value-type="float" office:value="101" calcext:value-type="float">
            <text:p>101</text:p>
          </table:table-cell>
          <table:table-cell office:value-type="float" office:value="-6.51" calcext:value-type="float">
            <text:p>-6.5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303]-203)/100" office:value-type="float" office:value="307.81" calcext:value-type="float">
            <text:p>307.81</text:p>
          </table:table-cell>
          <table:table-cell office:value-type="float" office:value="30984" calcext:value-type="float">
            <text:p>30984</text:p>
          </table:table-cell>
          <table:table-cell office:value-type="float" office:value="101" calcext:value-type="float">
            <text:p>101</text:p>
          </table:table-cell>
          <table:table-cell office:value-type="float" office:value="-6.46" calcext:value-type="float">
            <text:p>-6.46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304]-203)/100" office:value-type="float" office:value="308.83" calcext:value-type="float">
            <text:p>308.83</text:p>
          </table:table-cell>
          <table:table-cell office:value-type="float" office:value="31086" calcext:value-type="float">
            <text:p>31086</text:p>
          </table:table-cell>
          <table:table-cell office:value-type="float" office:value="101" calcext:value-type="float">
            <text:p>101</text:p>
          </table:table-cell>
          <table:table-cell office:value-type="float" office:value="-6.52" calcext:value-type="float">
            <text:p>-6.5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305]-203)/100" office:value-type="float" office:value="309.84" calcext:value-type="float">
            <text:p>309.84</text:p>
          </table:table-cell>
          <table:table-cell office:value-type="float" office:value="31187" calcext:value-type="float">
            <text:p>31187</text:p>
          </table:table-cell>
          <table:table-cell office:value-type="float" office:value="100" calcext:value-type="float">
            <text:p>100</text:p>
          </table:table-cell>
          <table:table-cell office:value-type="float" office:value="-6.46" calcext:value-type="float">
            <text:p>-6.46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306]-203)/100" office:value-type="float" office:value="310.87" calcext:value-type="float">
            <text:p>310.87</text:p>
          </table:table-cell>
          <table:table-cell office:value-type="float" office:value="31290" calcext:value-type="float">
            <text:p>31290</text:p>
          </table:table-cell>
          <table:table-cell office:value-type="float" office:value="102" calcext:value-type="float">
            <text:p>102</text:p>
          </table:table-cell>
          <table:table-cell office:value-type="float" office:value="-7.69" calcext:value-type="float">
            <text:p>-7.6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307]-203)/100" office:value-type="float" office:value="311.88" calcext:value-type="float">
            <text:p>311.88</text:p>
          </table:table-cell>
          <table:table-cell office:value-type="float" office:value="31391" calcext:value-type="float">
            <text:p>31391</text:p>
          </table:table-cell>
          <table:table-cell office:value-type="float" office:value="100" calcext:value-type="float">
            <text:p>100</text:p>
          </table:table-cell>
          <table:table-cell office:value-type="float" office:value="-8.26" calcext:value-type="float">
            <text:p>-8.26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308]-203)/100" office:value-type="float" office:value="312.91" calcext:value-type="float">
            <text:p>312.91</text:p>
          </table:table-cell>
          <table:table-cell office:value-type="float" office:value="31494" calcext:value-type="float">
            <text:p>31494</text:p>
          </table:table-cell>
          <table:table-cell office:value-type="float" office:value="102" calcext:value-type="float">
            <text:p>102</text:p>
          </table:table-cell>
          <table:table-cell office:value-type="float" office:value="-8.21" calcext:value-type="float">
            <text:p>-8.2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309]-203)/100" office:value-type="float" office:value="313.92" calcext:value-type="float">
            <text:p>313.92</text:p>
          </table:table-cell>
          <table:table-cell office:value-type="float" office:value="31595" calcext:value-type="float">
            <text:p>31595</text:p>
          </table:table-cell>
          <table:table-cell office:value-type="float" office:value="100" calcext:value-type="float">
            <text:p>100</text:p>
          </table:table-cell>
          <table:table-cell office:value-type="float" office:value="-8.8" calcext:value-type="float">
            <text:p>-8.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310]-203)/100" office:value-type="float" office:value="314.94" calcext:value-type="float">
            <text:p>314.94</text:p>
          </table:table-cell>
          <table:table-cell office:value-type="float" office:value="31697" calcext:value-type="float">
            <text:p>31697</text:p>
          </table:table-cell>
          <table:table-cell office:value-type="float" office:value="101" calcext:value-type="float">
            <text:p>101</text:p>
          </table:table-cell>
          <table:table-cell office:value-type="float" office:value="-9.57" calcext:value-type="float">
            <text:p>-9.57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311]-203)/100" office:value-type="float" office:value="315.96" calcext:value-type="float">
            <text:p>315.96</text:p>
          </table:table-cell>
          <table:table-cell office:value-type="float" office:value="31799" calcext:value-type="float">
            <text:p>31799</text:p>
          </table:table-cell>
          <table:table-cell office:value-type="float" office:value="101" calcext:value-type="float">
            <text:p>101</text:p>
          </table:table-cell>
          <table:table-cell office:value-type="float" office:value="-10.36" calcext:value-type="float">
            <text:p>-10.36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312]-203)/100" office:value-type="float" office:value="316.98" calcext:value-type="float">
            <text:p>316.98</text:p>
          </table:table-cell>
          <table:table-cell office:value-type="float" office:value="31901" calcext:value-type="float">
            <text:p>31901</text:p>
          </table:table-cell>
          <table:table-cell office:value-type="float" office:value="101" calcext:value-type="float">
            <text:p>101</text:p>
          </table:table-cell>
          <table:table-cell office:value-type="float" office:value="-10.81" calcext:value-type="float">
            <text:p>-10.8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313]-203)/100" office:value-type="float" office:value="318" calcext:value-type="float">
            <text:p>318</text:p>
          </table:table-cell>
          <table:table-cell office:value-type="float" office:value="32003" calcext:value-type="float">
            <text:p>32003</text:p>
          </table:table-cell>
          <table:table-cell office:value-type="float" office:value="101" calcext:value-type="float">
            <text:p>101</text:p>
          </table:table-cell>
          <table:table-cell office:value-type="float" office:value="-10.27" calcext:value-type="float">
            <text:p>-10.27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314]-203)/100" office:value-type="float" office:value="319.02" calcext:value-type="float">
            <text:p>319.02</text:p>
          </table:table-cell>
          <table:table-cell office:value-type="float" office:value="32105" calcext:value-type="float">
            <text:p>32105</text:p>
          </table:table-cell>
          <table:table-cell office:value-type="float" office:value="101" calcext:value-type="float">
            <text:p>101</text:p>
          </table:table-cell>
          <table:table-cell office:value-type="float" office:value="-10.25" calcext:value-type="float">
            <text:p>-10.25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315]-203)/100" office:value-type="float" office:value="320.04" calcext:value-type="float">
            <text:p>320.04</text:p>
          </table:table-cell>
          <table:table-cell office:value-type="float" office:value="32207" calcext:value-type="float">
            <text:p>32207</text:p>
          </table:table-cell>
          <table:table-cell office:value-type="float" office:value="101" calcext:value-type="float">
            <text:p>101</text:p>
          </table:table-cell>
          <table:table-cell office:value-type="float" office:value="-10.24" calcext:value-type="float">
            <text:p>-10.24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316]-203)/100" office:value-type="float" office:value="321.06" calcext:value-type="float">
            <text:p>321.06</text:p>
          </table:table-cell>
          <table:table-cell office:value-type="float" office:value="32309" calcext:value-type="float">
            <text:p>32309</text:p>
          </table:table-cell>
          <table:table-cell office:value-type="float" office:value="102" calcext:value-type="float">
            <text:p>102</text:p>
          </table:table-cell>
          <table:table-cell office:value-type="float" office:value="-9.8" calcext:value-type="float">
            <text:p>-9.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317]-203)/100" office:value-type="float" office:value="322.08" calcext:value-type="float">
            <text:p>322.08</text:p>
          </table:table-cell>
          <table:table-cell office:value-type="float" office:value="32411" calcext:value-type="float">
            <text:p>32411</text:p>
          </table:table-cell>
          <table:table-cell office:value-type="float" office:value="101" calcext:value-type="float">
            <text:p>101</text:p>
          </table:table-cell>
          <table:table-cell office:value-type="float" office:value="-9.01" calcext:value-type="float">
            <text:p>-9.0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318]-203)/100" office:value-type="float" office:value="323.1" calcext:value-type="float">
            <text:p>323.1</text:p>
          </table:table-cell>
          <table:table-cell office:value-type="float" office:value="32513" calcext:value-type="float">
            <text:p>32513</text:p>
          </table:table-cell>
          <table:table-cell office:value-type="float" office:value="102" calcext:value-type="float">
            <text:p>102</text:p>
          </table:table-cell>
          <table:table-cell office:value-type="float" office:value="-9.76" calcext:value-type="float">
            <text:p>-9.76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319]-203)/100" office:value-type="float" office:value="324.12" calcext:value-type="float">
            <text:p>324.12</text:p>
          </table:table-cell>
          <table:table-cell office:value-type="float" office:value="32615" calcext:value-type="float">
            <text:p>32615</text:p>
          </table:table-cell>
          <table:table-cell office:value-type="float" office:value="101" calcext:value-type="float">
            <text:p>101</text:p>
          </table:table-cell>
          <table:table-cell office:value-type="float" office:value="1.93" calcext:value-type="float">
            <text:p>1.93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320]-203)/100" office:value-type="float" office:value="325.13" calcext:value-type="float">
            <text:p>325.13</text:p>
          </table:table-cell>
          <table:table-cell office:value-type="float" office:value="32716" calcext:value-type="float">
            <text:p>32716</text:p>
          </table:table-cell>
          <table:table-cell office:value-type="float" office:value="100" calcext:value-type="float">
            <text:p>100</text:p>
          </table:table-cell>
          <table:table-cell office:value-type="float" office:value="-6.19" calcext:value-type="float">
            <text:p>-6.1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formula="of:=([.B321]-203)/100" office:value-type="float" office:value="326.16" calcext:value-type="float">
            <text:p>326.16</text:p>
          </table:table-cell>
          <table:table-cell office:value-type="float" office:value="32819" calcext:value-type="float">
            <text:p>32819</text:p>
          </table:table-cell>
          <table:table-cell office:value-type="float" office:value="102" calcext:value-type="float">
            <text:p>102</text:p>
          </table:table-cell>
          <table:table-cell office:value-type="float" office:value="-6.78" calcext:value-type="float">
            <text:p>-6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22]-203)/100" office:value-type="float" office:value="327.17" calcext:value-type="float">
            <text:p>327.17</text:p>
          </table:table-cell>
          <table:table-cell office:value-type="float" office:value="32920" calcext:value-type="float">
            <text:p>32920</text:p>
          </table:table-cell>
          <table:table-cell office:value-type="float" office:value="100" calcext:value-type="float">
            <text:p>100</text:p>
          </table:table-cell>
          <table:table-cell office:value-type="float" office:value="-8.38" calcext:value-type="float">
            <text:p>-8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23]-203)/100" office:value-type="float" office:value="328.19" calcext:value-type="float">
            <text:p>328.19</text:p>
          </table:table-cell>
          <table:table-cell office:value-type="float" office:value="33022" calcext:value-type="float">
            <text:p>33022</text:p>
          </table:table-cell>
          <table:table-cell office:value-type="float" office:value="101" calcext:value-type="float">
            <text:p>101</text:p>
          </table:table-cell>
          <table:table-cell office:value-type="float" office:value="-9.45" calcext:value-type="float">
            <text:p>-9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24]-203)/100" office:value-type="float" office:value="329.21" calcext:value-type="float">
            <text:p>329.21</text:p>
          </table:table-cell>
          <table:table-cell office:value-type="float" office:value="33124" calcext:value-type="float">
            <text:p>33124</text:p>
          </table:table-cell>
          <table:table-cell office:value-type="float" office:value="100" calcext:value-type="float">
            <text:p>100</text:p>
          </table:table-cell>
          <table:table-cell office:value-type="float" office:value="-9.55" calcext:value-type="float">
            <text:p>-9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25]-203)/100" office:value-type="float" office:value="330.23" calcext:value-type="float">
            <text:p>330.23</text:p>
          </table:table-cell>
          <table:table-cell office:value-type="float" office:value="33226" calcext:value-type="float">
            <text:p>33226</text:p>
          </table:table-cell>
          <table:table-cell office:value-type="float" office:value="101" calcext:value-type="float">
            <text:p>101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26]-203)/100" office:value-type="float" office:value="331.25" calcext:value-type="float">
            <text:p>331.25</text:p>
          </table:table-cell>
          <table:table-cell office:value-type="float" office:value="33328" calcext:value-type="float">
            <text:p>33328</text:p>
          </table:table-cell>
          <table:table-cell office:value-type="float" office:value="101" calcext:value-type="float">
            <text:p>101</text:p>
          </table:table-cell>
          <table:table-cell office:value-type="float" office:value="-9.81" calcext:value-type="float">
            <text:p>-9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27]-203)/100" office:value-type="float" office:value="332.27" calcext:value-type="float">
            <text:p>332.27</text:p>
          </table:table-cell>
          <table:table-cell office:value-type="float" office:value="33430" calcext:value-type="float">
            <text:p>33430</text:p>
          </table:table-cell>
          <table:table-cell office:value-type="float" office:value="101" calcext:value-type="float">
            <text:p>101</text:p>
          </table:table-cell>
          <table:table-cell office:value-type="float" office:value="-8.63" calcext:value-type="float">
            <text:p>-8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28]-203)/100" office:value-type="float" office:value="333.28" calcext:value-type="float">
            <text:p>333.28</text:p>
          </table:table-cell>
          <table:table-cell office:value-type="float" office:value="33531" calcext:value-type="float">
            <text:p>33531</text:p>
          </table:table-cell>
          <table:table-cell office:value-type="float" office:value="100" calcext:value-type="float">
            <text:p>100</text:p>
          </table:table-cell>
          <table:table-cell office:value-type="float" office:value="-8.93" calcext:value-type="float">
            <text:p>-8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29]-203)/100" office:value-type="float" office:value="334.31" calcext:value-type="float">
            <text:p>334.31</text:p>
          </table:table-cell>
          <table:table-cell office:value-type="float" office:value="33634" calcext:value-type="float">
            <text:p>33634</text:p>
          </table:table-cell>
          <table:table-cell office:value-type="float" office:value="102" calcext:value-type="float">
            <text:p>102</text:p>
          </table:table-cell>
          <table:table-cell office:value-type="float" office:value="-7.99" calcext:value-type="float">
            <text:p>-7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30]-203)/100" office:value-type="float" office:value="335.33" calcext:value-type="float">
            <text:p>335.33</text:p>
          </table:table-cell>
          <table:table-cell office:value-type="float" office:value="33736" calcext:value-type="float">
            <text:p>33736</text:p>
          </table:table-cell>
          <table:table-cell office:value-type="float" office:value="101" calcext:value-type="float">
            <text:p>101</text:p>
          </table:table-cell>
          <table:table-cell office:value-type="float" office:value="-6.69" calcext:value-type="float">
            <text:p>-6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31]-203)/100" office:value-type="float" office:value="336.35" calcext:value-type="float">
            <text:p>336.35</text:p>
          </table:table-cell>
          <table:table-cell office:value-type="float" office:value="33838" calcext:value-type="float">
            <text:p>33838</text:p>
          </table:table-cell>
          <table:table-cell office:value-type="float" office:value="102" calcext:value-type="float">
            <text:p>102</text:p>
          </table:table-cell>
          <table:table-cell office:value-type="float" office:value="-7.57" calcext:value-type="float">
            <text:p>-7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32]-203)/100" office:value-type="float" office:value="337.37" calcext:value-type="float">
            <text:p>337.37</text:p>
          </table:table-cell>
          <table:table-cell office:value-type="float" office:value="33940" calcext:value-type="float">
            <text:p>33940</text:p>
          </table:table-cell>
          <table:table-cell office:value-type="float" office:value="101" calcext:value-type="float">
            <text:p>10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33]-203)/100" office:value-type="float" office:value="338.38" calcext:value-type="float">
            <text:p>338.38</text:p>
          </table:table-cell>
          <table:table-cell office:value-type="float" office:value="34041" calcext:value-type="float">
            <text:p>34041</text:p>
          </table:table-cell>
          <table:table-cell office:value-type="float" office:value="100" calcext:value-type="float">
            <text:p>100</text:p>
          </table:table-cell>
          <table:table-cell office:value-type="float" office:value="-9.38" calcext:value-type="float">
            <text:p>-9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34]-203)/100" office:value-type="float" office:value="339.41" calcext:value-type="float">
            <text:p>339.41</text:p>
          </table:table-cell>
          <table:table-cell office:value-type="float" office:value="34144" calcext:value-type="float">
            <text:p>34144</text:p>
          </table:table-cell>
          <table:table-cell office:value-type="float" office:value="102" calcext:value-type="float">
            <text:p>102</text:p>
          </table:table-cell>
          <table:table-cell office:value-type="float" office:value="-8.7" calcext:value-type="float">
            <text:p>-8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35]-203)/100" office:value-type="float" office:value="340.42" calcext:value-type="float">
            <text:p>340.42</text:p>
          </table:table-cell>
          <table:table-cell office:value-type="float" office:value="34245" calcext:value-type="float">
            <text:p>34245</text:p>
          </table:table-cell>
          <table:table-cell office:value-type="float" office:value="100" calcext:value-type="float">
            <text:p>100</text:p>
          </table:table-cell>
          <table:table-cell office:value-type="float" office:value="-10.86" calcext:value-type="float">
            <text:p>-10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36]-203)/100" office:value-type="float" office:value="341.45" calcext:value-type="float">
            <text:p>341.45</text:p>
          </table:table-cell>
          <table:table-cell office:value-type="float" office:value="34348" calcext:value-type="float">
            <text:p>34348</text:p>
          </table:table-cell>
          <table:table-cell office:value-type="float" office:value="102" calcext:value-type="float">
            <text:p>102</text:p>
          </table:table-cell>
          <table:table-cell office:value-type="float" office:value="-11.79" calcext:value-type="float">
            <text:p>-11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37]-203)/100" office:value-type="float" office:value="342.46" calcext:value-type="float">
            <text:p>342.46</text:p>
          </table:table-cell>
          <table:table-cell office:value-type="float" office:value="34449" calcext:value-type="float">
            <text:p>34449</text:p>
          </table:table-cell>
          <table:table-cell office:value-type="float" office:value="100" calcext:value-type="float">
            <text:p>100</text:p>
          </table:table-cell>
          <table:table-cell office:value-type="float" office:value="-11.87" calcext:value-type="float">
            <text:p>-11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38]-203)/100" office:value-type="float" office:value="343.48" calcext:value-type="float">
            <text:p>343.48</text:p>
          </table:table-cell>
          <table:table-cell office:value-type="float" office:value="34551" calcext:value-type="float">
            <text:p>34551</text:p>
          </table:table-cell>
          <table:table-cell office:value-type="float" office:value="101" calcext:value-type="float">
            <text:p>101</text:p>
          </table:table-cell>
          <table:table-cell office:value-type="float" office:value="-11.75" calcext:value-type="float">
            <text:p>-11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39]-203)/100" office:value-type="float" office:value="344.5" calcext:value-type="float">
            <text:p>344.5</text:p>
          </table:table-cell>
          <table:table-cell office:value-type="float" office:value="34653" calcext:value-type="float">
            <text:p>34653</text:p>
          </table:table-cell>
          <table:table-cell office:value-type="float" office:value="101" calcext:value-type="float">
            <text:p>101</text:p>
          </table:table-cell>
          <table:table-cell office:value-type="float" office:value="-11.22" calcext:value-type="float">
            <text:p>-11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40]-203)/100" office:value-type="float" office:value="345.52" calcext:value-type="float">
            <text:p>345.52</text:p>
          </table:table-cell>
          <table:table-cell office:value-type="float" office:value="34755" calcext:value-type="float">
            <text:p>34755</text:p>
          </table:table-cell>
          <table:table-cell office:value-type="float" office:value="101" calcext:value-type="float">
            <text:p>101</text:p>
          </table:table-cell>
          <table:table-cell office:value-type="float" office:value="-10.62" calcext:value-type="float">
            <text:p>-10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41]-203)/100" office:value-type="float" office:value="346.53" calcext:value-type="float">
            <text:p>346.53</text:p>
          </table:table-cell>
          <table:table-cell office:value-type="float" office:value="34856" calcext:value-type="float">
            <text:p>34856</text:p>
          </table:table-cell>
          <table:table-cell office:value-type="float" office:value="100" calcext:value-type="float">
            <text:p>100</text:p>
          </table:table-cell>
          <table:table-cell office:value-type="float" office:value="-9.86" calcext:value-type="float">
            <text:p>-9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42]-203)/100" office:value-type="float" office:value="347.56" calcext:value-type="float">
            <text:p>347.56</text:p>
          </table:table-cell>
          <table:table-cell office:value-type="float" office:value="34959" calcext:value-type="float">
            <text:p>34959</text:p>
          </table:table-cell>
          <table:table-cell office:value-type="float" office:value="102" calcext:value-type="float">
            <text:p>102</text:p>
          </table:table-cell>
          <table:table-cell office:value-type="float" office:value="-10.56" calcext:value-type="float">
            <text:p>-10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43]-203)/100" office:value-type="float" office:value="348.57" calcext:value-type="float">
            <text:p>348.57</text:p>
          </table:table-cell>
          <table:table-cell office:value-type="float" office:value="35060" calcext:value-type="float">
            <text:p>35060</text:p>
          </table:table-cell>
          <table:table-cell office:value-type="float" office:value="100" calcext:value-type="float">
            <text:p>100</text:p>
          </table:table-cell>
          <table:table-cell office:value-type="float" office:value="-9.2" calcext:value-type="float">
            <text:p>-9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44]-203)/100" office:value-type="float" office:value="349.6" calcext:value-type="float">
            <text:p>349.6</text:p>
          </table:table-cell>
          <table:table-cell office:value-type="float" office:value="35163" calcext:value-type="float">
            <text:p>35163</text:p>
          </table:table-cell>
          <table:table-cell office:value-type="float" office:value="102" calcext:value-type="float">
            <text:p>102</text:p>
          </table:table-cell>
          <table:table-cell office:value-type="float" office:value="-2.21" calcext:value-type="float">
            <text:p>-2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45]-203)/100" office:value-type="float" office:value="350.62" calcext:value-type="float">
            <text:p>350.62</text:p>
          </table:table-cell>
          <table:table-cell office:value-type="float" office:value="35265" calcext:value-type="float">
            <text:p>35265</text:p>
          </table:table-cell>
          <table:table-cell office:value-type="float" office:value="101" calcext:value-type="float">
            <text:p>101</text:p>
          </table:table-cell>
          <table:table-cell office:value-type="float" office:value="-3.22" calcext:value-type="float">
            <text:p>-3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46]-203)/100" office:value-type="float" office:value="351.63" calcext:value-type="float">
            <text:p>351.63</text:p>
          </table:table-cell>
          <table:table-cell office:value-type="float" office:value="35366" calcext:value-type="float">
            <text:p>35366</text:p>
          </table:table-cell>
          <table:table-cell office:value-type="float" office:value="101" calcext:value-type="float">
            <text:p>101</text:p>
          </table:table-cell>
          <table:table-cell office:value-type="float" office:value="-2.48" calcext:value-type="float">
            <text:p>-2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47]-203)/100" office:value-type="float" office:value="352.66" calcext:value-type="float">
            <text:p>352.66</text:p>
          </table:table-cell>
          <table:table-cell office:value-type="float" office:value="35469" calcext:value-type="float">
            <text:p>35469</text:p>
          </table:table-cell>
          <table:table-cell office:value-type="float" office:value="102" calcext:value-type="float">
            <text:p>102</text:p>
          </table:table-cell>
          <table:table-cell office:value-type="float" office:value="-2.62" calcext:value-type="float">
            <text:p>-2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48]-203)/100" office:value-type="float" office:value="353.67" calcext:value-type="float">
            <text:p>353.67</text:p>
          </table:table-cell>
          <table:table-cell office:value-type="float" office:value="35570" calcext:value-type="float">
            <text:p>35570</text:p>
          </table:table-cell>
          <table:table-cell office:value-type="float" office:value="100" calcext:value-type="float">
            <text:p>100</text:p>
          </table:table-cell>
          <table:table-cell office:value-type="float" office:value="-2.49" calcext:value-type="float">
            <text:p>-2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49]-203)/100" office:value-type="float" office:value="354.7" calcext:value-type="float">
            <text:p>354.7</text:p>
          </table:table-cell>
          <table:table-cell office:value-type="float" office:value="35673" calcext:value-type="float">
            <text:p>35673</text:p>
          </table:table-cell>
          <table:table-cell office:value-type="float" office:value="102" calcext:value-type="float">
            <text:p>102</text:p>
          </table:table-cell>
          <table:table-cell office:value-type="float" office:value="-3.66" calcext:value-type="float">
            <text:p>-3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50]-203)/100" office:value-type="float" office:value="355.71" calcext:value-type="float">
            <text:p>355.71</text:p>
          </table:table-cell>
          <table:table-cell office:value-type="float" office:value="35774" calcext:value-type="float">
            <text:p>35774</text:p>
          </table:table-cell>
          <table:table-cell office:value-type="float" office:value="100" calcext:value-type="float">
            <text:p>100</text:p>
          </table:table-cell>
          <table:table-cell office:value-type="float" office:value="-4.78" calcext:value-type="float">
            <text:p>-4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51]-203)/100" office:value-type="float" office:value="356.73" calcext:value-type="float">
            <text:p>356.73</text:p>
          </table:table-cell>
          <table:table-cell office:value-type="float" office:value="35876" calcext:value-type="float">
            <text:p>35876</text:p>
          </table:table-cell>
          <table:table-cell office:value-type="float" office:value="101" calcext:value-type="float">
            <text:p>101</text:p>
          </table:table-cell>
          <table:table-cell office:value-type="float" office:value="-6.2" calcext:value-type="float">
            <text:p>-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52]-203)/100" office:value-type="float" office:value="357.75" calcext:value-type="float">
            <text:p>357.75</text:p>
          </table:table-cell>
          <table:table-cell office:value-type="float" office:value="35978" calcext:value-type="float">
            <text:p>35978</text:p>
          </table:table-cell>
          <table:table-cell office:value-type="float" office:value="101" calcext:value-type="float">
            <text:p>101</text:p>
          </table:table-cell>
          <table:table-cell office:value-type="float" office:value="-5.2" calcext:value-type="float">
            <text:p>-5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53]-203)/100" office:value-type="float" office:value="358.77" calcext:value-type="float">
            <text:p>358.77</text:p>
          </table:table-cell>
          <table:table-cell office:value-type="float" office:value="36080" calcext:value-type="float">
            <text:p>36080</text:p>
          </table:table-cell>
          <table:table-cell office:value-type="float" office:value="101" calcext:value-type="float">
            <text:p>101</text:p>
          </table:table-cell>
          <table:table-cell office:value-type="float" office:value="-6.49" calcext:value-type="float">
            <text:p>-6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54]-203)/100" office:value-type="float" office:value="359.79" calcext:value-type="float">
            <text:p>359.79</text:p>
          </table:table-cell>
          <table:table-cell office:value-type="float" office:value="36182" calcext:value-type="float">
            <text:p>36182</text:p>
          </table:table-cell>
          <table:table-cell office:value-type="float" office:value="101" calcext:value-type="float">
            <text:p>101</text:p>
          </table:table-cell>
          <table:table-cell office:value-type="float" office:value="-7.77" calcext:value-type="float">
            <text:p>-7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55]-203)/100" office:value-type="float" office:value="360.81" calcext:value-type="float">
            <text:p>360.81</text:p>
          </table:table-cell>
          <table:table-cell office:value-type="float" office:value="36284" calcext:value-type="float">
            <text:p>36284</text:p>
          </table:table-cell>
          <table:table-cell office:value-type="float" office:value="101" calcext:value-type="float">
            <text:p>101</text:p>
          </table:table-cell>
          <table:table-cell office:value-type="float" office:value="-6.14" calcext:value-type="float">
            <text:p>-6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56]-203)/100" office:value-type="float" office:value="361.82" calcext:value-type="float">
            <text:p>361.82</text:p>
          </table:table-cell>
          <table:table-cell office:value-type="float" office:value="36385" calcext:value-type="float">
            <text:p>36385</text:p>
          </table:table-cell>
          <table:table-cell office:value-type="float" office:value="100" calcext:value-type="float">
            <text:p>100</text:p>
          </table:table-cell>
          <table:table-cell office:value-type="float" office:value="-4.82" calcext:value-type="float">
            <text:p>-4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57]-203)/100" office:value-type="float" office:value="362.85" calcext:value-type="float">
            <text:p>362.85</text:p>
          </table:table-cell>
          <table:table-cell office:value-type="float" office:value="36488" calcext:value-type="float">
            <text:p>36488</text:p>
          </table:table-cell>
          <table:table-cell office:value-type="float" office:value="102" calcext:value-type="float">
            <text:p>102</text:p>
          </table:table-cell>
          <table:table-cell office:value-type="float" office:value="-3.95" calcext:value-type="float">
            <text:p>-3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58]-203)/100" office:value-type="float" office:value="363.86" calcext:value-type="float">
            <text:p>363.86</text:p>
          </table:table-cell>
          <table:table-cell office:value-type="float" office:value="36589" calcext:value-type="float">
            <text:p>36589</text:p>
          </table:table-cell>
          <table:table-cell office:value-type="float" office:value="100" calcext:value-type="float">
            <text:p>100</text:p>
          </table:table-cell>
          <table:table-cell office:value-type="float" office:value="-4.49" calcext:value-type="float">
            <text:p>-4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59]-203)/100" office:value-type="float" office:value="364.88" calcext:value-type="float">
            <text:p>364.88</text:p>
          </table:table-cell>
          <table:table-cell office:value-type="float" office:value="36691" calcext:value-type="float">
            <text:p>36691</text:p>
          </table:table-cell>
          <table:table-cell office:value-type="float" office:value="101" calcext:value-type="float">
            <text:p>101</text:p>
          </table:table-cell>
          <table:table-cell office:value-type="float" office:value="-2.84" calcext:value-type="float">
            <text:p>-2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60]-203)/100" office:value-type="float" office:value="365.91" calcext:value-type="float">
            <text:p>365.91</text:p>
          </table:table-cell>
          <table:table-cell office:value-type="float" office:value="36794" calcext:value-type="float">
            <text:p>36794</text:p>
          </table:table-cell>
          <table:table-cell office:value-type="float" office:value="102" calcext:value-type="float">
            <text:p>102</text:p>
          </table:table-cell>
          <table:table-cell office:value-type="float" office:value="-4.33" calcext:value-type="float">
            <text:p>-4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61]-203)/100" office:value-type="float" office:value="366.92" calcext:value-type="float">
            <text:p>366.92</text:p>
          </table:table-cell>
          <table:table-cell office:value-type="float" office:value="36895" calcext:value-type="float">
            <text:p>36895</text:p>
          </table:table-cell>
          <table:table-cell office:value-type="float" office:value="101" calcext:value-type="float">
            <text:p>101</text:p>
          </table:table-cell>
          <table:table-cell office:value-type="float" office:value="-5.53" calcext:value-type="float">
            <text:p>-5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62]-203)/100" office:value-type="float" office:value="367.95" calcext:value-type="float">
            <text:p>367.95</text:p>
          </table:table-cell>
          <table:table-cell office:value-type="float" office:value="36998" calcext:value-type="float">
            <text:p>36998</text:p>
          </table:table-cell>
          <table:table-cell office:value-type="float" office:value="102" calcext:value-type="float">
            <text:p>102</text:p>
          </table:table-cell>
          <table:table-cell office:value-type="float" office:value="-6.67" calcext:value-type="float">
            <text:p>-6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63]-203)/100" office:value-type="float" office:value="368.96" calcext:value-type="float">
            <text:p>368.96</text:p>
          </table:table-cell>
          <table:table-cell office:value-type="float" office:value="37099" calcext:value-type="float">
            <text:p>37099</text:p>
          </table:table-cell>
          <table:table-cell office:value-type="float" office:value="101" calcext:value-type="float">
            <text:p>101</text:p>
          </table:table-cell>
          <table:table-cell office:value-type="float" office:value="-7.65" calcext:value-type="float">
            <text:p>-7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64]-203)/100" office:value-type="float" office:value="369.98" calcext:value-type="float">
            <text:p>369.98</text:p>
          </table:table-cell>
          <table:table-cell office:value-type="float" office:value="37201" calcext:value-type="float">
            <text:p>37201</text:p>
          </table:table-cell>
          <table:table-cell office:value-type="float" office:value="101" calcext:value-type="float">
            <text:p>101</text:p>
          </table:table-cell>
          <table:table-cell office:value-type="float" office:value="-7.11" calcext:value-type="float">
            <text:p>-7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65]-203)/100" office:value-type="float" office:value="371" calcext:value-type="float">
            <text:p>371</text:p>
          </table:table-cell>
          <table:table-cell office:value-type="float" office:value="37303" calcext:value-type="float">
            <text:p>37303</text:p>
          </table:table-cell>
          <table:table-cell office:value-type="float" office:value="101" calcext:value-type="float">
            <text:p>101</text:p>
          </table:table-cell>
          <table:table-cell office:value-type="float" office:value="-7.76" calcext:value-type="float">
            <text:p>-7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66]-203)/100" office:value-type="float" office:value="372.02" calcext:value-type="float">
            <text:p>372.02</text:p>
          </table:table-cell>
          <table:table-cell office:value-type="float" office:value="37405" calcext:value-type="float">
            <text:p>37405</text:p>
          </table:table-cell>
          <table:table-cell office:value-type="float" office:value="101" calcext:value-type="float">
            <text:p>101</text:p>
          </table:table-cell>
          <table:table-cell office:value-type="float" office:value="-8.78" calcext:value-type="float">
            <text:p>-8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67]-203)/100" office:value-type="float" office:value="373.04" calcext:value-type="float">
            <text:p>373.04</text:p>
          </table:table-cell>
          <table:table-cell office:value-type="float" office:value="37507" calcext:value-type="float">
            <text:p>37507</text:p>
          </table:table-cell>
          <table:table-cell office:value-type="float" office:value="101" calcext:value-type="float">
            <text:p>101</text:p>
          </table:table-cell>
          <table:table-cell office:value-type="float" office:value="-10.39" calcext:value-type="float">
            <text:p>-1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68]-203)/100" office:value-type="float" office:value="374.06" calcext:value-type="float">
            <text:p>374.06</text:p>
          </table:table-cell>
          <table:table-cell office:value-type="float" office:value="37609" calcext:value-type="float">
            <text:p>37609</text:p>
          </table:table-cell>
          <table:table-cell office:value-type="float" office:value="101" calcext:value-type="float">
            <text:p>101</text:p>
          </table:table-cell>
          <table:table-cell office:value-type="float" office:value="-12.01" calcext:value-type="float">
            <text:p>-12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69]-203)/100" office:value-type="float" office:value="375.07" calcext:value-type="float">
            <text:p>375.07</text:p>
          </table:table-cell>
          <table:table-cell office:value-type="float" office:value="37710" calcext:value-type="float">
            <text:p>37710</text:p>
          </table:table-cell>
          <table:table-cell office:value-type="float" office:value="100" calcext:value-type="float">
            <text:p>100</text:p>
          </table:table-cell>
          <table:table-cell office:value-type="float" office:value="-13.14" calcext:value-type="float">
            <text:p>-13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70]-203)/100" office:value-type="float" office:value="376.1" calcext:value-type="float">
            <text:p>376.1</text:p>
          </table:table-cell>
          <table:table-cell office:value-type="float" office:value="37813" calcext:value-type="float">
            <text:p>37813</text:p>
          </table:table-cell>
          <table:table-cell office:value-type="float" office:value="102" calcext:value-type="float">
            <text:p>102</text:p>
          </table:table-cell>
          <table:table-cell office:value-type="float" office:value="-15.49" calcext:value-type="float">
            <text:p>-15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71]-203)/100" office:value-type="float" office:value="377.11" calcext:value-type="float">
            <text:p>377.11</text:p>
          </table:table-cell>
          <table:table-cell office:value-type="float" office:value="37914" calcext:value-type="float">
            <text:p>37914</text:p>
          </table:table-cell>
          <table:table-cell office:value-type="float" office:value="100" calcext:value-type="float">
            <text:p>100</text:p>
          </table:table-cell>
          <table:table-cell office:value-type="float" office:value="-19.13" calcext:value-type="float">
            <text:p>-19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72]-203)/100" office:value-type="float" office:value="378.14" calcext:value-type="float">
            <text:p>378.14</text:p>
          </table:table-cell>
          <table:table-cell office:value-type="float" office:value="38017" calcext:value-type="float">
            <text:p>38017</text:p>
          </table:table-cell>
          <table:table-cell office:value-type="float" office:value="102" calcext:value-type="float">
            <text:p>102</text:p>
          </table:table-cell>
          <table:table-cell office:value-type="float" office:value="-20.16" calcext:value-type="float">
            <text:p>-2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73]-203)/100" office:value-type="float" office:value="379.15" calcext:value-type="float">
            <text:p>379.15</text:p>
          </table:table-cell>
          <table:table-cell office:value-type="float" office:value="38118" calcext:value-type="float">
            <text:p>38118</text:p>
          </table:table-cell>
          <table:table-cell office:value-type="float" office:value="100" calcext:value-type="float">
            <text:p>100</text:p>
          </table:table-cell>
          <table:table-cell office:value-type="float" office:value="-20.98" calcext:value-type="float">
            <text:p>-20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74]-203)/100" office:value-type="float" office:value="380.17" calcext:value-type="float">
            <text:p>380.17</text:p>
          </table:table-cell>
          <table:table-cell office:value-type="float" office:value="38220" calcext:value-type="float">
            <text:p>38220</text:p>
          </table:table-cell>
          <table:table-cell office:value-type="float" office:value="101" calcext:value-type="float">
            <text:p>101</text:p>
          </table:table-cell>
          <table:table-cell office:value-type="float" office:value="-21.13" calcext:value-type="float">
            <text:p>-21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75]-203)/100" office:value-type="float" office:value="381.2" calcext:value-type="float">
            <text:p>381.2</text:p>
          </table:table-cell>
          <table:table-cell office:value-type="float" office:value="38323" calcext:value-type="float">
            <text:p>38323</text:p>
          </table:table-cell>
          <table:table-cell office:value-type="float" office:value="101" calcext:value-type="float">
            <text:p>101</text:p>
          </table:table-cell>
          <table:table-cell office:value-type="float" office:value="-21.59" calcext:value-type="float">
            <text:p>-21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76]-203)/100" office:value-type="float" office:value="382.21" calcext:value-type="float">
            <text:p>382.21</text:p>
          </table:table-cell>
          <table:table-cell office:value-type="float" office:value="38424" calcext:value-type="float">
            <text:p>38424</text:p>
          </table:table-cell>
          <table:table-cell office:value-type="float" office:value="101" calcext:value-type="float">
            <text:p>101</text:p>
          </table:table-cell>
          <table:table-cell office:value-type="float" office:value="-23.09" calcext:value-type="float">
            <text:p>-23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77]-203)/100" office:value-type="float" office:value="383.23" calcext:value-type="float">
            <text:p>383.23</text:p>
          </table:table-cell>
          <table:table-cell office:value-type="float" office:value="38526" calcext:value-type="float">
            <text:p>38526</text:p>
          </table:table-cell>
          <table:table-cell office:value-type="float" office:value="101" calcext:value-type="float">
            <text:p>101</text:p>
          </table:table-cell>
          <table:table-cell office:value-type="float" office:value="-24.71" calcext:value-type="float">
            <text:p>-24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78]-203)/100" office:value-type="float" office:value="384.25" calcext:value-type="float">
            <text:p>384.25</text:p>
          </table:table-cell>
          <table:table-cell office:value-type="float" office:value="38628" calcext:value-type="float">
            <text:p>38628</text:p>
          </table:table-cell>
          <table:table-cell office:value-type="float" office:value="100" calcext:value-type="float">
            <text:p>100</text:p>
          </table:table-cell>
          <table:table-cell office:value-type="float" office:value="-23.86" calcext:value-type="float">
            <text:p>-23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79]-203)/100" office:value-type="float" office:value="385.27" calcext:value-type="float">
            <text:p>385.27</text:p>
          </table:table-cell>
          <table:table-cell office:value-type="float" office:value="38730" calcext:value-type="float">
            <text:p>38730</text:p>
          </table:table-cell>
          <table:table-cell office:value-type="float" office:value="101" calcext:value-type="float">
            <text:p>101</text:p>
          </table:table-cell>
          <table:table-cell office:value-type="float" office:value="-23.33" calcext:value-type="float">
            <text:p>-23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80]-203)/100" office:value-type="float" office:value="386.29" calcext:value-type="float">
            <text:p>386.29</text:p>
          </table:table-cell>
          <table:table-cell office:value-type="float" office:value="38832" calcext:value-type="float">
            <text:p>38832</text:p>
          </table:table-cell>
          <table:table-cell office:value-type="float" office:value="101" calcext:value-type="float">
            <text:p>101</text:p>
          </table:table-cell>
          <table:table-cell office:value-type="float" office:value="-23.66" calcext:value-type="float">
            <text:p>-23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81]-203)/100" office:value-type="float" office:value="387.31" calcext:value-type="float">
            <text:p>387.31</text:p>
          </table:table-cell>
          <table:table-cell office:value-type="float" office:value="38934" calcext:value-type="float">
            <text:p>38934</text:p>
          </table:table-cell>
          <table:table-cell office:value-type="float" office:value="101" calcext:value-type="float">
            <text:p>101</text:p>
          </table:table-cell>
          <table:table-cell office:value-type="float" office:value="-21.9" calcext:value-type="float">
            <text:p>-21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82]-203)/100" office:value-type="float" office:value="388.32" calcext:value-type="float">
            <text:p>388.32</text:p>
          </table:table-cell>
          <table:table-cell office:value-type="float" office:value="39035" calcext:value-type="float">
            <text:p>39035</text:p>
          </table:table-cell>
          <table:table-cell office:value-type="float" office:value="100" calcext:value-type="float">
            <text:p>100</text:p>
          </table:table-cell>
          <table:table-cell office:value-type="float" office:value="-20.31" calcext:value-type="float">
            <text:p>-2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83]-203)/100" office:value-type="float" office:value="389.35" calcext:value-type="float">
            <text:p>389.35</text:p>
          </table:table-cell>
          <table:table-cell office:value-type="float" office:value="39138" calcext:value-type="float">
            <text:p>39138</text:p>
          </table:table-cell>
          <table:table-cell office:value-type="float" office:value="102" calcext:value-type="float">
            <text:p>102</text:p>
          </table:table-cell>
          <table:table-cell office:value-type="float" office:value="-19.02" calcext:value-type="float">
            <text:p>-19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84]-203)/100" office:value-type="float" office:value="390.36" calcext:value-type="float">
            <text:p>390.36</text:p>
          </table:table-cell>
          <table:table-cell office:value-type="float" office:value="39239" calcext:value-type="float">
            <text:p>39239</text:p>
          </table:table-cell>
          <table:table-cell office:value-type="float" office:value="100" calcext:value-type="float">
            <text:p>100</text:p>
          </table:table-cell>
          <table:table-cell office:value-type="float" office:value="-15.99" calcext:value-type="float">
            <text:p>-15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85]-203)/100" office:value-type="float" office:value="391.39" calcext:value-type="float">
            <text:p>391.39</text:p>
          </table:table-cell>
          <table:table-cell office:value-type="float" office:value="39342" calcext:value-type="float">
            <text:p>39342</text:p>
          </table:table-cell>
          <table:table-cell office:value-type="float" office:value="102" calcext:value-type="float">
            <text:p>102</text:p>
          </table:table-cell>
          <table:table-cell office:value-type="float" office:value="-18.24" calcext:value-type="float">
            <text:p>-1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86]-203)/100" office:value-type="float" office:value="392.4" calcext:value-type="float">
            <text:p>392.4</text:p>
          </table:table-cell>
          <table:table-cell office:value-type="float" office:value="39443" calcext:value-type="float">
            <text:p>39443</text:p>
          </table:table-cell>
          <table:table-cell office:value-type="float" office:value="100" calcext:value-type="float">
            <text:p>100</text:p>
          </table:table-cell>
          <table:table-cell office:value-type="float" office:value="-16.01" calcext:value-type="float">
            <text:p>-16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87]-203)/100" office:value-type="float" office:value="393.42" calcext:value-type="float">
            <text:p>393.42</text:p>
          </table:table-cell>
          <table:table-cell office:value-type="float" office:value="39545" calcext:value-type="float">
            <text:p>39545</text:p>
          </table:table-cell>
          <table:table-cell office:value-type="float" office:value="101" calcext:value-type="float">
            <text:p>101</text:p>
          </table:table-cell>
          <table:table-cell office:value-type="float" office:value="-10.63" calcext:value-type="float">
            <text:p>-10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88]-203)/100" office:value-type="float" office:value="394.44" calcext:value-type="float">
            <text:p>394.44</text:p>
          </table:table-cell>
          <table:table-cell office:value-type="float" office:value="39647" calcext:value-type="float">
            <text:p>39647</text:p>
          </table:table-cell>
          <table:table-cell office:value-type="float" office:value="101" calcext:value-type="float">
            <text:p>101</text:p>
          </table:table-cell>
          <table:table-cell office:value-type="float" office:value="-8.17" calcext:value-type="float">
            <text:p>-8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89]-203)/100" office:value-type="float" office:value="395.46" calcext:value-type="float">
            <text:p>395.46</text:p>
          </table:table-cell>
          <table:table-cell office:value-type="float" office:value="39749" calcext:value-type="float">
            <text:p>39749</text:p>
          </table:table-cell>
          <table:table-cell office:value-type="float" office:value="101" calcext:value-type="float">
            <text:p>101</text:p>
          </table:table-cell>
          <table:table-cell office:value-type="float" office:value="-7.57" calcext:value-type="float">
            <text:p>-7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90]-203)/100" office:value-type="float" office:value="396.48" calcext:value-type="float">
            <text:p>396.48</text:p>
          </table:table-cell>
          <table:table-cell office:value-type="float" office:value="39851" calcext:value-type="float">
            <text:p>39851</text:p>
          </table:table-cell>
          <table:table-cell office:value-type="float" office:value="101" calcext:value-type="float">
            <text:p>101</text:p>
          </table:table-cell>
          <table:table-cell office:value-type="float" office:value="2.03" calcext:value-type="float">
            <text:p>2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91]-203)/100" office:value-type="float" office:value="397.5" calcext:value-type="float">
            <text:p>397.5</text:p>
          </table:table-cell>
          <table:table-cell office:value-type="float" office:value="39953" calcext:value-type="float">
            <text:p>39953</text:p>
          </table:table-cell>
          <table:table-cell office:value-type="float" office:value="101" calcext:value-type="float">
            <text:p>101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92]-203)/100" office:value-type="float" office:value="398.52" calcext:value-type="float">
            <text:p>398.52</text:p>
          </table:table-cell>
          <table:table-cell office:value-type="float" office:value="40055" calcext:value-type="float">
            <text:p>40055</text:p>
          </table:table-cell>
          <table:table-cell office:value-type="float" office:value="101" calcext:value-type="float">
            <text:p>101</text:p>
          </table:table-cell>
          <table:table-cell office:value-type="float" office:value="5.41" calcext:value-type="float">
            <text:p>5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93]-203)/100" office:value-type="float" office:value="399.54" calcext:value-type="float">
            <text:p>399.54</text:p>
          </table:table-cell>
          <table:table-cell office:value-type="float" office:value="40157" calcext:value-type="float">
            <text:p>40157</text:p>
          </table:table-cell>
          <table:table-cell office:value-type="float" office:value="102" calcext:value-type="float">
            <text:p>102</text:p>
          </table:table-cell>
          <table:table-cell office:value-type="float" office:value="3.17" calcext:value-type="float">
            <text:p>3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94]-203)/100" office:value-type="float" office:value="400.56" calcext:value-type="float">
            <text:p>400.56</text:p>
          </table:table-cell>
          <table:table-cell office:value-type="float" office:value="40259" calcext:value-type="float">
            <text:p>40259</text:p>
          </table:table-cell>
          <table:table-cell office:value-type="float" office:value="101" calcext:value-type="float">
            <text:p>10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95]-203)/100" office:value-type="float" office:value="401.57" calcext:value-type="float">
            <text:p>401.57</text:p>
          </table:table-cell>
          <table:table-cell office:value-type="float" office:value="40360" calcext:value-type="float">
            <text:p>40360</text:p>
          </table:table-cell>
          <table:table-cell office:value-type="float" office:value="100" calcext:value-type="float">
            <text:p>100</text:p>
          </table:table-cell>
          <table:table-cell office:value-type="float" office:value="3.49" calcext:value-type="float">
            <text:p>3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96]-203)/100" office:value-type="float" office:value="402.6" calcext:value-type="float">
            <text:p>402.6</text:p>
          </table:table-cell>
          <table:table-cell office:value-type="float" office:value="40463" calcext:value-type="float">
            <text:p>40463</text:p>
          </table:table-cell>
          <table:table-cell office:value-type="float" office:value="102" calcext:value-type="float">
            <text:p>102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97]-203)/100" office:value-type="float" office:value="403.61" calcext:value-type="float">
            <text:p>403.61</text:p>
          </table:table-cell>
          <table:table-cell office:value-type="float" office:value="40564" calcext:value-type="float">
            <text:p>40564</text:p>
          </table:table-cell>
          <table:table-cell office:value-type="float" office:value="100" calcext:value-type="float">
            <text:p>100</text:p>
          </table:table-cell>
          <table:table-cell office:value-type="float" office:value="3.45" calcext:value-type="float">
            <text:p>3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98]-203)/100" office:value-type="float" office:value="404.64" calcext:value-type="float">
            <text:p>404.64</text:p>
          </table:table-cell>
          <table:table-cell office:value-type="float" office:value="40667" calcext:value-type="float">
            <text:p>40667</text:p>
          </table:table-cell>
          <table:table-cell office:value-type="float" office:value="102" calcext:value-type="float">
            <text:p>102</text:p>
          </table:table-cell>
          <table:table-cell office:value-type="float" office:value="3.11" calcext:value-type="float">
            <text:p>3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399]-203)/100" office:value-type="float" office:value="405.65" calcext:value-type="float">
            <text:p>405.65</text:p>
          </table:table-cell>
          <table:table-cell office:value-type="float" office:value="40768" calcext:value-type="float">
            <text:p>40768</text:p>
          </table:table-cell>
          <table:table-cell office:value-type="float" office:value="100" calcext:value-type="float">
            <text:p>100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00]-203)/100" office:value-type="float" office:value="406.67" calcext:value-type="float">
            <text:p>406.67</text:p>
          </table:table-cell>
          <table:table-cell office:value-type="float" office:value="40870" calcext:value-type="float">
            <text:p>40870</text:p>
          </table:table-cell>
          <table:table-cell office:value-type="float" office:value="101" calcext:value-type="float">
            <text:p>101</text:p>
          </table:table-cell>
          <table:table-cell office:value-type="float" office:value="3.89" calcext:value-type="float">
            <text:p>3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01]-203)/100" office:value-type="float" office:value="407.69" calcext:value-type="float">
            <text:p>407.69</text:p>
          </table:table-cell>
          <table:table-cell office:value-type="float" office:value="40972" calcext:value-type="float">
            <text:p>40972</text:p>
          </table:table-cell>
          <table:table-cell office:value-type="float" office:value="101" calcext:value-type="float">
            <text:p>101</text:p>
          </table:table-cell>
          <table:table-cell office:value-type="float" office:value="3.98" calcext:value-type="float">
            <text:p>3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02]-203)/100" office:value-type="float" office:value="408.71" calcext:value-type="float">
            <text:p>408.71</text:p>
          </table:table-cell>
          <table:table-cell office:value-type="float" office:value="41074" calcext:value-type="float">
            <text:p>41074</text:p>
          </table:table-cell>
          <table:table-cell office:value-type="float" office:value="101" calcext:value-type="float">
            <text:p>101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03]-203)/100" office:value-type="float" office:value="409.73" calcext:value-type="float">
            <text:p>409.73</text:p>
          </table:table-cell>
          <table:table-cell office:value-type="float" office:value="41176" calcext:value-type="float">
            <text:p>41176</text:p>
          </table:table-cell>
          <table:table-cell office:value-type="float" office:value="101" calcext:value-type="float">
            <text:p>101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04]-203)/100" office:value-type="float" office:value="410.75" calcext:value-type="float">
            <text:p>410.75</text:p>
          </table:table-cell>
          <table:table-cell office:value-type="float" office:value="41278" calcext:value-type="float">
            <text:p>41278</text:p>
          </table:table-cell>
          <table:table-cell office:value-type="float" office:value="101" calcext:value-type="float">
            <text:p>101</text:p>
          </table:table-cell>
          <table:table-cell office:value-type="float" office:value="3.21" calcext:value-type="float">
            <text:p>3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05]-203)/100" office:value-type="float" office:value="411.76" calcext:value-type="float">
            <text:p>411.76</text:p>
          </table:table-cell>
          <table:table-cell office:value-type="float" office:value="41379" calcext:value-type="float">
            <text:p>41379</text:p>
          </table:table-cell>
          <table:table-cell office:value-type="float" office:value="100" calcext:value-type="float">
            <text:p>100</text:p>
          </table:table-cell>
          <table:table-cell office:value-type="float" office:value="3.23" calcext:value-type="float">
            <text:p>3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06]-203)/100" office:value-type="float" office:value="412.79" calcext:value-type="float">
            <text:p>412.79</text:p>
          </table:table-cell>
          <table:table-cell office:value-type="float" office:value="41482" calcext:value-type="float">
            <text:p>41482</text:p>
          </table:table-cell>
          <table:table-cell office:value-type="float" office:value="102" calcext:value-type="float">
            <text:p>102</text:p>
          </table:table-cell>
          <table:table-cell office:value-type="float" office:value="2.76" calcext:value-type="float">
            <text:p>2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07]-203)/100" office:value-type="float" office:value="413.81" calcext:value-type="float">
            <text:p>413.81</text:p>
          </table:table-cell>
          <table:table-cell office:value-type="float" office:value="41584" calcext:value-type="float">
            <text:p>41584</text:p>
          </table:table-cell>
          <table:table-cell office:value-type="float" office:value="101" calcext:value-type="float">
            <text:p>101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08]-203)/100" office:value-type="float" office:value="414.83" calcext:value-type="float">
            <text:p>414.83</text:p>
          </table:table-cell>
          <table:table-cell office:value-type="float" office:value="41686" calcext:value-type="float">
            <text:p>41686</text:p>
          </table:table-cell>
          <table:table-cell office:value-type="float" office:value="102" calcext:value-type="float">
            <text:p>102</text:p>
          </table:table-cell>
          <table:table-cell office:value-type="float" office:value="2.81" calcext:value-type="float">
            <text:p>2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09]-203)/100" office:value-type="float" office:value="415.85" calcext:value-type="float">
            <text:p>415.85</text:p>
          </table:table-cell>
          <table:table-cell office:value-type="float" office:value="41788" calcext:value-type="float">
            <text:p>41788</text:p>
          </table:table-cell>
          <table:table-cell office:value-type="float" office:value="101" calcext:value-type="float">
            <text:p>101</text:p>
          </table:table-cell>
          <table:table-cell office:value-type="float" office:value="2.79" calcext:value-type="float">
            <text:p>2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10]-203)/100" office:value-type="float" office:value="416.86" calcext:value-type="float">
            <text:p>416.86</text:p>
          </table:table-cell>
          <table:table-cell office:value-type="float" office:value="41889" calcext:value-type="float">
            <text:p>41889</text:p>
          </table:table-cell>
          <table:table-cell office:value-type="float" office:value="100" calcext:value-type="float">
            <text:p>100</text:p>
          </table:table-cell>
          <table:table-cell office:value-type="float" office:value="2.38" calcext:value-type="float">
            <text:p>2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11]-203)/100" office:value-type="float" office:value="417.89" calcext:value-type="float">
            <text:p>417.89</text:p>
          </table:table-cell>
          <table:table-cell office:value-type="float" office:value="41992" calcext:value-type="float">
            <text:p>41992</text:p>
          </table:table-cell>
          <table:table-cell office:value-type="float" office:value="102" calcext:value-type="float">
            <text:p>102</text:p>
          </table:table-cell>
          <table:table-cell office:value-type="float" office:value="3.31" calcext:value-type="float">
            <text:p>3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12]-203)/100" office:value-type="float" office:value="418.9" calcext:value-type="float">
            <text:p>418.9</text:p>
          </table:table-cell>
          <table:table-cell office:value-type="float" office:value="42093" calcext:value-type="float">
            <text:p>42093</text:p>
          </table:table-cell>
          <table:table-cell office:value-type="float" office:value="100" calcext:value-type="float">
            <text:p>100</text:p>
          </table:table-cell>
          <table:table-cell office:value-type="float" office:value="4.92" calcext:value-type="float">
            <text:p>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13]-203)/100" office:value-type="float" office:value="419.92" calcext:value-type="float">
            <text:p>419.92</text:p>
          </table:table-cell>
          <table:table-cell office:value-type="float" office:value="42195" calcext:value-type="float">
            <text:p>42195</text:p>
          </table:table-cell>
          <table:table-cell office:value-type="float" office:value="101" calcext:value-type="float">
            <text:p>101</text:p>
          </table:table-cell>
          <table:table-cell office:value-type="float" office:value="2.84" calcext:value-type="float">
            <text:p>2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14]-203)/100" office:value-type="float" office:value="420.94" calcext:value-type="float">
            <text:p>420.94</text:p>
          </table:table-cell>
          <table:table-cell office:value-type="float" office:value="42297" calcext:value-type="float">
            <text:p>42297</text:p>
          </table:table-cell>
          <table:table-cell office:value-type="float" office:value="101" calcext:value-type="float">
            <text:p>101</text:p>
          </table:table-cell>
          <table:table-cell office:value-type="float" office:value="2.82" calcext:value-type="float">
            <text:p>2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15]-203)/100" office:value-type="float" office:value="421.96" calcext:value-type="float">
            <text:p>421.96</text:p>
          </table:table-cell>
          <table:table-cell office:value-type="float" office:value="42399" calcext:value-type="float">
            <text:p>42399</text:p>
          </table:table-cell>
          <table:table-cell office:value-type="float" office:value="101" calcext:value-type="float">
            <text:p>101</text:p>
          </table:table-cell>
          <table:table-cell office:value-type="float" office:value="4.62" calcext:value-type="float">
            <text:p>4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16]-203)/100" office:value-type="float" office:value="422.98" calcext:value-type="float">
            <text:p>422.98</text:p>
          </table:table-cell>
          <table:table-cell office:value-type="float" office:value="42501" calcext:value-type="float">
            <text:p>42501</text:p>
          </table:table-cell>
          <table:table-cell office:value-type="float" office:value="101" calcext:value-type="float">
            <text:p>101</text:p>
          </table:table-cell>
          <table:table-cell office:value-type="float" office:value="5.83" calcext:value-type="float">
            <text:p>5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17]-203)/100" office:value-type="float" office:value="424" calcext:value-type="float">
            <text:p>424</text:p>
          </table:table-cell>
          <table:table-cell office:value-type="float" office:value="42603" calcext:value-type="float">
            <text:p>42603</text:p>
          </table:table-cell>
          <table:table-cell office:value-type="float" office:value="101" calcext:value-type="float">
            <text:p>101</text:p>
          </table:table-cell>
          <table:table-cell office:value-type="float" office:value="4.79" calcext:value-type="float">
            <text:p>4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18]-203)/100" office:value-type="float" office:value="425.01" calcext:value-type="float">
            <text:p>425.01</text:p>
          </table:table-cell>
          <table:table-cell office:value-type="float" office:value="42704" calcext:value-type="float">
            <text:p>42704</text:p>
          </table:table-cell>
          <table:table-cell office:value-type="float" office:value="100" calcext:value-type="float">
            <text:p>100</text:p>
          </table:table-cell>
          <table:table-cell office:value-type="float" office:value="5.49" calcext:value-type="float">
            <text:p>5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19]-203)/100" office:value-type="float" office:value="426.04" calcext:value-type="float">
            <text:p>426.04</text:p>
          </table:table-cell>
          <table:table-cell office:value-type="float" office:value="42807" calcext:value-type="float">
            <text:p>42807</text:p>
          </table:table-cell>
          <table:table-cell office:value-type="float" office:value="102" calcext:value-type="float">
            <text:p>102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20]-203)/100" office:value-type="float" office:value="427.05" calcext:value-type="float">
            <text:p>427.05</text:p>
          </table:table-cell>
          <table:table-cell office:value-type="float" office:value="42908" calcext:value-type="float">
            <text:p>42908</text:p>
          </table:table-cell>
          <table:table-cell office:value-type="float" office:value="100" calcext:value-type="float">
            <text:p>100</text:p>
          </table:table-cell>
          <table:table-cell office:value-type="float" office:value="3.63" calcext:value-type="float">
            <text:p>3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21]-203)/100" office:value-type="float" office:value="428.08" calcext:value-type="float">
            <text:p>428.08</text:p>
          </table:table-cell>
          <table:table-cell office:value-type="float" office:value="43011" calcext:value-type="float">
            <text:p>43011</text:p>
          </table:table-cell>
          <table:table-cell office:value-type="float" office:value="102" calcext:value-type="float">
            <text:p>102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22]-203)/100" office:value-type="float" office:value="429.1" calcext:value-type="float">
            <text:p>429.1</text:p>
          </table:table-cell>
          <table:table-cell office:value-type="float" office:value="43113" calcext:value-type="float">
            <text:p>43113</text:p>
          </table:table-cell>
          <table:table-cell office:value-type="float" office:value="101" calcext:value-type="float">
            <text:p>101</text:p>
          </table:table-cell>
          <table:table-cell office:value-type="float" office:value="3.72" calcext:value-type="float">
            <text:p>3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23]-203)/100" office:value-type="float" office:value="430.11" calcext:value-type="float">
            <text:p>430.11</text:p>
          </table:table-cell>
          <table:table-cell office:value-type="float" office:value="43214" calcext:value-type="float">
            <text:p>43214</text:p>
          </table:table-cell>
          <table:table-cell office:value-type="float" office:value="101" calcext:value-type="float">
            <text:p>101</text:p>
          </table:table-cell>
          <table:table-cell office:value-type="float" office:value="3.29" calcext:value-type="float">
            <text:p>3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24]-203)/100" office:value-type="float" office:value="431.14" calcext:value-type="float">
            <text:p>431.14</text:p>
          </table:table-cell>
          <table:table-cell office:value-type="float" office:value="43317" calcext:value-type="float">
            <text:p>43317</text:p>
          </table:table-cell>
          <table:table-cell office:value-type="float" office:value="102" calcext:value-type="float">
            <text:p>102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25]-203)/100" office:value-type="float" office:value="432.15" calcext:value-type="float">
            <text:p>432.15</text:p>
          </table:table-cell>
          <table:table-cell office:value-type="float" office:value="43418" calcext:value-type="float">
            <text:p>43418</text:p>
          </table:table-cell>
          <table:table-cell office:value-type="float" office:value="101" calcext:value-type="float">
            <text:p>101</text:p>
          </table:table-cell>
          <table:table-cell office:value-type="float" office:value="4.26" calcext:value-type="float">
            <text:p>4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26]-203)/100" office:value-type="float" office:value="433.18" calcext:value-type="float">
            <text:p>433.18</text:p>
          </table:table-cell>
          <table:table-cell office:value-type="float" office:value="43521" calcext:value-type="float">
            <text:p>43521</text:p>
          </table:table-cell>
          <table:table-cell office:value-type="float" office:value="102" calcext:value-type="float">
            <text:p>102</text:p>
          </table:table-cell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27]-203)/100" office:value-type="float" office:value="434.19" calcext:value-type="float">
            <text:p>434.19</text:p>
          </table:table-cell>
          <table:table-cell office:value-type="float" office:value="43622" calcext:value-type="float">
            <text:p>43622</text:p>
          </table:table-cell>
          <table:table-cell office:value-type="float" office:value="100" calcext:value-type="float">
            <text:p>100</text:p>
          </table:table-cell>
          <table:table-cell office:value-type="float" office:value="3.88" calcext:value-type="float">
            <text:p>3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28]-203)/100" office:value-type="float" office:value="435.21" calcext:value-type="float">
            <text:p>435.21</text:p>
          </table:table-cell>
          <table:table-cell office:value-type="float" office:value="43724" calcext:value-type="float">
            <text:p>43724</text:p>
          </table:table-cell>
          <table:table-cell office:value-type="float" office:value="101" calcext:value-type="float">
            <text:p>101</text:p>
          </table:table-cell>
          <table:table-cell office:value-type="float" office:value="3.23" calcext:value-type="float">
            <text:p>3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29]-203)/100" office:value-type="float" office:value="436.23" calcext:value-type="float">
            <text:p>436.23</text:p>
          </table:table-cell>
          <table:table-cell office:value-type="float" office:value="43826" calcext:value-type="float">
            <text:p>43826</text:p>
          </table:table-cell>
          <table:table-cell office:value-type="float" office:value="101" calcext:value-type="float">
            <text:p>101</text:p>
          </table:table-cell>
          <table:table-cell office:value-type="float" office:value="3.26" calcext:value-type="float">
            <text:p>3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30]-203)/100" office:value-type="float" office:value="437.25" calcext:value-type="float">
            <text:p>437.25</text:p>
          </table:table-cell>
          <table:table-cell office:value-type="float" office:value="43928" calcext:value-type="float">
            <text:p>43928</text:p>
          </table:table-cell>
          <table:table-cell office:value-type="float" office:value="101" calcext:value-type="float">
            <text:p>101</text:p>
          </table:table-cell>
          <table:table-cell office:value-type="float" office:value="3.46" calcext:value-type="float">
            <text:p>3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31]-203)/100" office:value-type="float" office:value="438.26" calcext:value-type="float">
            <text:p>438.26</text:p>
          </table:table-cell>
          <table:table-cell office:value-type="float" office:value="44029" calcext:value-type="float">
            <text:p>44029</text:p>
          </table:table-cell>
          <table:table-cell office:value-type="float" office:value="100" calcext:value-type="float">
            <text:p>100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32]-203)/100" office:value-type="float" office:value="439.29" calcext:value-type="float">
            <text:p>439.29</text:p>
          </table:table-cell>
          <table:table-cell office:value-type="float" office:value="44132" calcext:value-type="float">
            <text:p>44132</text:p>
          </table:table-cell>
          <table:table-cell office:value-type="float" office:value="102" calcext:value-type="float">
            <text:p>102</text:p>
          </table:table-cell>
          <table:table-cell office:value-type="float" office:value="3.59" calcext:value-type="float">
            <text:p>3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33]-203)/100" office:value-type="float" office:value="440.3" calcext:value-type="float">
            <text:p>440.3</text:p>
          </table:table-cell>
          <table:table-cell office:value-type="float" office:value="44233" calcext:value-type="float">
            <text:p>44233</text:p>
          </table:table-cell>
          <table:table-cell office:value-type="float" office:value="100" calcext:value-type="float">
            <text:p>100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34]-203)/100" office:value-type="float" office:value="441.33" calcext:value-type="float">
            <text:p>441.33</text:p>
          </table:table-cell>
          <table:table-cell office:value-type="float" office:value="44336" calcext:value-type="float">
            <text:p>44336</text:p>
          </table:table-cell>
          <table:table-cell office:value-type="float" office:value="102" calcext:value-type="float">
            <text:p>102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35]-203)/100" office:value-type="float" office:value="442.34" calcext:value-type="float">
            <text:p>442.34</text:p>
          </table:table-cell>
          <table:table-cell office:value-type="float" office:value="44437" calcext:value-type="float">
            <text:p>44437</text:p>
          </table:table-cell>
          <table:table-cell office:value-type="float" office:value="100" calcext:value-type="float">
            <text:p>100</text:p>
          </table:table-cell>
          <table:table-cell office:value-type="float" office:value="3.96" calcext:value-type="float">
            <text:p>3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36]-203)/100" office:value-type="float" office:value="443.36" calcext:value-type="float">
            <text:p>443.36</text:p>
          </table:table-cell>
          <table:table-cell office:value-type="float" office:value="44539" calcext:value-type="float">
            <text:p>44539</text:p>
          </table:table-cell>
          <table:table-cell office:value-type="float" office:value="101" calcext:value-type="float">
            <text:p>101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37]-203)/100" office:value-type="float" office:value="444.38" calcext:value-type="float">
            <text:p>444.38</text:p>
          </table:table-cell>
          <table:table-cell office:value-type="float" office:value="44641" calcext:value-type="float">
            <text:p>44641</text:p>
          </table:table-cell>
          <table:table-cell office:value-type="float" office:value="101" calcext:value-type="float">
            <text:p>101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38]-203)/100" office:value-type="float" office:value="445.4" calcext:value-type="float">
            <text:p>445.4</text:p>
          </table:table-cell>
          <table:table-cell office:value-type="float" office:value="44743" calcext:value-type="float">
            <text:p>44743</text:p>
          </table:table-cell>
          <table:table-cell office:value-type="float" office:value="101" calcext:value-type="float">
            <text:p>101</text:p>
          </table:table-cell>
          <table:table-cell office:value-type="float" office:value="3.81" calcext:value-type="float">
            <text:p>3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39]-203)/100" office:value-type="float" office:value="446.43" calcext:value-type="float">
            <text:p>446.43</text:p>
          </table:table-cell>
          <table:table-cell office:value-type="float" office:value="44846" calcext:value-type="float">
            <text:p>44846</text:p>
          </table:table-cell>
          <table:table-cell office:value-type="float" office:value="102" calcext:value-type="float">
            <text:p>102</text:p>
          </table:table-cell>
          <table:table-cell office:value-type="float" office:value="3.33" calcext:value-type="float">
            <text:p>3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40]-203)/100" office:value-type="float" office:value="447.44" calcext:value-type="float">
            <text:p>447.44</text:p>
          </table:table-cell>
          <table:table-cell office:value-type="float" office:value="44947" calcext:value-type="float">
            <text:p>44947</text:p>
          </table:table-cell>
          <table:table-cell office:value-type="float" office:value="101" calcext:value-type="float">
            <text:p>101</text:p>
          </table:table-cell>
          <table:table-cell office:value-type="float" office:value="3.09" calcext:value-type="float">
            <text:p>3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41]-203)/100" office:value-type="float" office:value="448.46" calcext:value-type="float">
            <text:p>448.46</text:p>
          </table:table-cell>
          <table:table-cell office:value-type="float" office:value="45049" calcext:value-type="float">
            <text:p>45049</text:p>
          </table:table-cell>
          <table:table-cell office:value-type="float" office:value="101" calcext:value-type="float">
            <text:p>101</text:p>
          </table:table-cell>
          <table:table-cell office:value-type="float" office:value="3.34" calcext:value-type="float">
            <text:p>3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42]-203)/100" office:value-type="float" office:value="449.48" calcext:value-type="float">
            <text:p>449.48</text:p>
          </table:table-cell>
          <table:table-cell office:value-type="float" office:value="45151" calcext:value-type="float">
            <text:p>45151</text:p>
          </table:table-cell>
          <table:table-cell office:value-type="float" office:value="102" calcext:value-type="float">
            <text:p>102</text:p>
          </table:table-cell>
          <table:table-cell office:value-type="float" office:value="3.87" calcext:value-type="float">
            <text:p>3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43]-203)/100" office:value-type="float" office:value="450.5" calcext:value-type="float">
            <text:p>450.5</text:p>
          </table:table-cell>
          <table:table-cell office:value-type="float" office:value="45253" calcext:value-type="float">
            <text:p>45253</text:p>
          </table:table-cell>
          <table:table-cell office:value-type="float" office:value="101" calcext:value-type="float">
            <text:p>101</text:p>
          </table:table-cell>
          <table:table-cell office:value-type="float" office:value="4.12" calcext:value-type="float">
            <text:p>4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44]-203)/100" office:value-type="float" office:value="451.52" calcext:value-type="float">
            <text:p>451.52</text:p>
          </table:table-cell>
          <table:table-cell office:value-type="float" office:value="45355" calcext:value-type="float">
            <text:p>45355</text:p>
          </table:table-cell>
          <table:table-cell office:value-type="float" office:value="101" calcext:value-type="float">
            <text:p>101</text:p>
          </table:table-cell>
          <table:table-cell office:value-type="float" office:value="3.71" calcext:value-type="float">
            <text:p>3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45]-203)/100" office:value-type="float" office:value="452.54" calcext:value-type="float">
            <text:p>452.54</text:p>
          </table:table-cell>
          <table:table-cell office:value-type="float" office:value="45457" calcext:value-type="float">
            <text:p>45457</text:p>
          </table:table-cell>
          <table:table-cell office:value-type="float" office:value="101" calcext:value-type="float">
            <text:p>101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46]-203)/100" office:value-type="float" office:value="453.55" calcext:value-type="float">
            <text:p>453.55</text:p>
          </table:table-cell>
          <table:table-cell office:value-type="float" office:value="45558" calcext:value-type="float">
            <text:p>45558</text:p>
          </table:table-cell>
          <table:table-cell office:value-type="float" office:value="100" calcext:value-type="float">
            <text:p>100</text:p>
          </table:table-cell>
          <table:table-cell office:value-type="float" office:value="3.13" calcext:value-type="float">
            <text:p>3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47]-203)/100" office:value-type="float" office:value="454.58" calcext:value-type="float">
            <text:p>454.58</text:p>
          </table:table-cell>
          <table:table-cell office:value-type="float" office:value="45661" calcext:value-type="float">
            <text:p>45661</text:p>
          </table:table-cell>
          <table:table-cell office:value-type="float" office:value="102" calcext:value-type="float">
            <text:p>102</text:p>
          </table:table-cell>
          <table:table-cell office:value-type="float" office:value="3.25" calcext:value-type="float">
            <text:p>3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48]-203)/100" office:value-type="float" office:value="455.59" calcext:value-type="float">
            <text:p>455.59</text:p>
          </table:table-cell>
          <table:table-cell office:value-type="float" office:value="45762" calcext:value-type="float">
            <text:p>45762</text:p>
          </table:table-cell>
          <table:table-cell office:value-type="float" office:value="100" calcext:value-type="float">
            <text:p>100</text:p>
          </table:table-cell>
          <table:table-cell office:value-type="float" office:value="3.28" calcext:value-type="float">
            <text:p>3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49]-203)/100" office:value-type="float" office:value="456.61" calcext:value-type="float">
            <text:p>456.61</text:p>
          </table:table-cell>
          <table:table-cell office:value-type="float" office:value="45864" calcext:value-type="float">
            <text:p>45864</text:p>
          </table:table-cell>
          <table:table-cell office:value-type="float" office:value="101" calcext:value-type="float">
            <text:p>101</text:p>
          </table:table-cell>
          <table:table-cell office:value-type="float" office:value="3.69" calcext:value-type="float">
            <text:p>3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50]-203)/100" office:value-type="float" office:value="457.63" calcext:value-type="float">
            <text:p>457.63</text:p>
          </table:table-cell>
          <table:table-cell office:value-type="float" office:value="45966" calcext:value-type="float">
            <text:p>45966</text:p>
          </table:table-cell>
          <table:table-cell office:value-type="float" office:value="101" calcext:value-type="float">
            <text:p>101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51]-203)/100" office:value-type="float" office:value="458.65" calcext:value-type="float">
            <text:p>458.65</text:p>
          </table:table-cell>
          <table:table-cell office:value-type="float" office:value="46068" calcext:value-type="float">
            <text:p>46068</text:p>
          </table:table-cell>
          <table:table-cell office:value-type="float" office:value="101" calcext:value-type="float">
            <text:p>101</text:p>
          </table:table-cell>
          <table:table-cell office:value-type="float" office:value="3.66" calcext:value-type="float">
            <text:p>3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52]-203)/100" office:value-type="float" office:value="459.67" calcext:value-type="float">
            <text:p>459.67</text:p>
          </table:table-cell>
          <table:table-cell office:value-type="float" office:value="46170" calcext:value-type="float">
            <text:p>46170</text:p>
          </table:table-cell>
          <table:table-cell office:value-type="float" office:value="101" calcext:value-type="float">
            <text:p>101</text:p>
          </table:table-cell>
          <table:table-cell office:value-type="float" office:value="3.95" calcext:value-type="float">
            <text:p>3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53]-203)/100" office:value-type="float" office:value="460.69" calcext:value-type="float">
            <text:p>460.69</text:p>
          </table:table-cell>
          <table:table-cell office:value-type="float" office:value="46272" calcext:value-type="float">
            <text:p>46272</text:p>
          </table:table-cell>
          <table:table-cell office:value-type="float" office:value="101" calcext:value-type="float">
            <text:p>101</text:p>
          </table:table-cell>
          <table:table-cell office:value-type="float" office:value="3.73" calcext:value-type="float">
            <text:p>3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54]-203)/100" office:value-type="float" office:value="461.7" calcext:value-type="float">
            <text:p>461.7</text:p>
          </table:table-cell>
          <table:table-cell office:value-type="float" office:value="46373" calcext:value-type="float">
            <text:p>46373</text:p>
          </table:table-cell>
          <table:table-cell office:value-type="float" office:value="100" calcext:value-type="float">
            <text:p>100</text:p>
          </table:table-cell>
          <table:table-cell office:value-type="float" office:value="3.54" calcext:value-type="float">
            <text:p>3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55]-203)/100" office:value-type="float" office:value="462.73" calcext:value-type="float">
            <text:p>462.73</text:p>
          </table:table-cell>
          <table:table-cell office:value-type="float" office:value="46476" calcext:value-type="float">
            <text:p>46476</text:p>
          </table:table-cell>
          <table:table-cell office:value-type="float" office:value="102" calcext:value-type="float">
            <text:p>102</text:p>
          </table:table-cell>
          <table:table-cell office:value-type="float" office:value="3.67" calcext:value-type="float">
            <text:p>3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56]-203)/100" office:value-type="float" office:value="463.75" calcext:value-type="float">
            <text:p>463.75</text:p>
          </table:table-cell>
          <table:table-cell office:value-type="float" office:value="46578" calcext:value-type="float">
            <text:p>46578</text:p>
          </table:table-cell>
          <table:table-cell office:value-type="float" office:value="101" calcext:value-type="float">
            <text:p>101</text:p>
          </table:table-cell>
          <table:table-cell office:value-type="float" office:value="3.83" calcext:value-type="float">
            <text:p>3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57]-203)/100" office:value-type="float" office:value="464.77" calcext:value-type="float">
            <text:p>464.77</text:p>
          </table:table-cell>
          <table:table-cell office:value-type="float" office:value="46680" calcext:value-type="float">
            <text:p>46680</text:p>
          </table:table-cell>
          <table:table-cell office:value-type="float" office:value="102" calcext:value-type="float">
            <text:p>102</text:p>
          </table:table-cell>
          <table:table-cell office:value-type="float" office:value="3.61" calcext:value-type="float">
            <text:p>3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58]-203)/100" office:value-type="float" office:value="465.79" calcext:value-type="float">
            <text:p>465.79</text:p>
          </table:table-cell>
          <table:table-cell office:value-type="float" office:value="46782" calcext:value-type="float">
            <text:p>46782</text:p>
          </table:table-cell>
          <table:table-cell office:value-type="float" office:value="101" calcext:value-type="float">
            <text:p>101</text:p>
          </table:table-cell>
          <table:table-cell office:value-type="float" office:value="3.36" calcext:value-type="float">
            <text:p>3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59]-203)/100" office:value-type="float" office:value="466.8" calcext:value-type="float">
            <text:p>466.8</text:p>
          </table:table-cell>
          <table:table-cell office:value-type="float" office:value="46883" calcext:value-type="float">
            <text:p>46883</text:p>
          </table:table-cell>
          <table:table-cell office:value-type="float" office:value="100" calcext:value-type="float">
            <text:p>100</text:p>
          </table:table-cell>
          <table:table-cell office:value-type="float" office:value="3.24" calcext:value-type="float">
            <text:p>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60]-203)/100" office:value-type="float" office:value="467.83" calcext:value-type="float">
            <text:p>467.83</text:p>
          </table:table-cell>
          <table:table-cell office:value-type="float" office:value="46986" calcext:value-type="float">
            <text:p>46986</text:p>
          </table:table-cell>
          <table:table-cell office:value-type="float" office:value="102" calcext:value-type="float">
            <text:p>102</text:p>
          </table:table-cell>
          <table:table-cell office:value-type="float" office:value="3.31" calcext:value-type="float">
            <text:p>3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61]-203)/100" office:value-type="float" office:value="468.84" calcext:value-type="float">
            <text:p>468.84</text:p>
          </table:table-cell>
          <table:table-cell office:value-type="float" office:value="47087" calcext:value-type="float">
            <text:p>47087</text:p>
          </table:table-cell>
          <table:table-cell office:value-type="float" office:value="100" calcext:value-type="float">
            <text:p>100</text:p>
          </table:table-cell>
          <table:table-cell office:value-type="float" office:value="3.42" calcext:value-type="float">
            <text:p>3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62]-203)/100" office:value-type="float" office:value="469.87" calcext:value-type="float">
            <text:p>469.87</text:p>
          </table:table-cell>
          <table:table-cell office:value-type="float" office:value="47190" calcext:value-type="float">
            <text:p>47190</text:p>
          </table:table-cell>
          <table:table-cell office:value-type="float" office:value="102" calcext:value-type="float">
            <text:p>102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63]-203)/100" office:value-type="float" office:value="470.88" calcext:value-type="float">
            <text:p>470.88</text:p>
          </table:table-cell>
          <table:table-cell office:value-type="float" office:value="47291" calcext:value-type="float">
            <text:p>47291</text:p>
          </table:table-cell>
          <table:table-cell office:value-type="float" office:value="100" calcext:value-type="float">
            <text:p>100</text:p>
          </table:table-cell>
          <table:table-cell office:value-type="float" office:value="3.38" calcext:value-type="float">
            <text:p>3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64]-203)/100" office:value-type="float" office:value="471.9" calcext:value-type="float">
            <text:p>471.9</text:p>
          </table:table-cell>
          <table:table-cell office:value-type="float" office:value="47393" calcext:value-type="float">
            <text:p>47393</text:p>
          </table:table-cell>
          <table:table-cell office:value-type="float" office:value="101" calcext:value-type="float">
            <text:p>101</text:p>
          </table:table-cell>
          <table:table-cell office:value-type="float" office:value="3.51" calcext:value-type="float">
            <text:p>3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65]-203)/100" office:value-type="float" office:value="472.92" calcext:value-type="float">
            <text:p>472.92</text:p>
          </table:table-cell>
          <table:table-cell office:value-type="float" office:value="47495" calcext:value-type="float">
            <text:p>47495</text:p>
          </table:table-cell>
          <table:table-cell office:value-type="float" office:value="101" calcext:value-type="float">
            <text:p>101</text:p>
          </table:table-cell>
          <table:table-cell office:value-type="float" office:value="3.89" calcext:value-type="float">
            <text:p>3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66]-203)/100" office:value-type="float" office:value="473.94" calcext:value-type="float">
            <text:p>473.94</text:p>
          </table:table-cell>
          <table:table-cell office:value-type="float" office:value="47597" calcext:value-type="float">
            <text:p>47597</text:p>
          </table:table-cell>
          <table:table-cell office:value-type="float" office:value="101" calcext:value-type="float">
            <text:p>101</text:p>
          </table:table-cell>
          <table:table-cell office:value-type="float" office:value="3.45" calcext:value-type="float">
            <text:p>3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67]-203)/100" office:value-type="float" office:value="474.95" calcext:value-type="float">
            <text:p>474.95</text:p>
          </table:table-cell>
          <table:table-cell office:value-type="float" office:value="47698" calcext:value-type="float">
            <text:p>47698</text:p>
          </table:table-cell>
          <table:table-cell office:value-type="float" office:value="100" calcext:value-type="float">
            <text:p>100</text:p>
          </table:table-cell>
          <table:table-cell office:value-type="float" office:value="2.22" calcext:value-type="float">
            <text:p>2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68]-203)/100" office:value-type="float" office:value="475.98" calcext:value-type="float">
            <text:p>475.98</text:p>
          </table:table-cell>
          <table:table-cell office:value-type="float" office:value="47801" calcext:value-type="float">
            <text:p>47801</text:p>
          </table:table-cell>
          <table:table-cell office:value-type="float" office:value="102" calcext:value-type="float">
            <text:p>102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69]-203)/100" office:value-type="float" office:value="476.99" calcext:value-type="float">
            <text:p>476.99</text:p>
          </table:table-cell>
          <table:table-cell office:value-type="float" office:value="47902" calcext:value-type="float">
            <text:p>47902</text:p>
          </table:table-cell>
          <table:table-cell office:value-type="float" office:value="100" calcext:value-type="float">
            <text:p>100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70]-203)/100" office:value-type="float" office:value="478.02" calcext:value-type="float">
            <text:p>478.02</text:p>
          </table:table-cell>
          <table:table-cell office:value-type="float" office:value="48005" calcext:value-type="float">
            <text:p>48005</text:p>
          </table:table-cell>
          <table:table-cell office:value-type="float" office:value="102" calcext:value-type="float">
            <text:p>102</text:p>
          </table:table-cell>
          <table:table-cell office:value-type="float" office:value="2.11" calcext:value-type="float">
            <text:p>2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71]-203)/100" office:value-type="float" office:value="479.04" calcext:value-type="float">
            <text:p>479.04</text:p>
          </table:table-cell>
          <table:table-cell office:value-type="float" office:value="48107" calcext:value-type="float">
            <text:p>48107</text:p>
          </table:table-cell>
          <table:table-cell office:value-type="float" office:value="101" calcext:value-type="float">
            <text:p>101</text:p>
          </table:table-cell>
          <table:table-cell office:value-type="float" office:value="-0.78" calcext:value-type="float">
            <text:p>-0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72]-203)/100" office:value-type="float" office:value="480.05" calcext:value-type="float">
            <text:p>480.05</text:p>
          </table:table-cell>
          <table:table-cell office:value-type="float" office:value="48208" calcext:value-type="float">
            <text:p>48208</text:p>
          </table:table-cell>
          <table:table-cell office:value-type="float" office:value="101" calcext:value-type="float">
            <text:p>101</text:p>
          </table:table-cell>
          <table:table-cell office:value-type="float" office:value="-3.66" calcext:value-type="float">
            <text:p>-3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73]-203)/100" office:value-type="float" office:value="481.08" calcext:value-type="float">
            <text:p>481.08</text:p>
          </table:table-cell>
          <table:table-cell office:value-type="float" office:value="48311" calcext:value-type="float">
            <text:p>48311</text:p>
          </table:table-cell>
          <table:table-cell office:value-type="float" office:value="102" calcext:value-type="float">
            <text:p>102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74]-203)/100" office:value-type="float" office:value="482.09" calcext:value-type="float">
            <text:p>482.09</text:p>
          </table:table-cell>
          <table:table-cell office:value-type="float" office:value="48412" calcext:value-type="float">
            <text:p>48412</text:p>
          </table:table-cell>
          <table:table-cell office:value-type="float" office:value="100" calcext:value-type="float">
            <text:p>100</text:p>
          </table:table-cell>
          <table:table-cell office:value-type="float" office:value="5.32" calcext:value-type="float">
            <text:p>5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75]-203)/100" office:value-type="float" office:value="483.12" calcext:value-type="float">
            <text:p>483.12</text:p>
          </table:table-cell>
          <table:table-cell office:value-type="float" office:value="48515" calcext:value-type="float">
            <text:p>48515</text:p>
          </table:table-cell>
          <table:table-cell office:value-type="float" office:value="102" calcext:value-type="float">
            <text:p>102</text:p>
          </table:table-cell>
          <table:table-cell office:value-type="float" office:value="-0.87" calcext:value-type="float">
            <text:p>-0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76]-203)/100" office:value-type="float" office:value="484.13" calcext:value-type="float">
            <text:p>484.13</text:p>
          </table:table-cell>
          <table:table-cell office:value-type="float" office:value="48616" calcext:value-type="float">
            <text:p>48616</text:p>
          </table:table-cell>
          <table:table-cell office:value-type="float" office:value="100" calcext:value-type="float">
            <text:p>100</text:p>
          </table:table-cell>
          <table:table-cell office:value-type="float" office:value="-2.62" calcext:value-type="float">
            <text:p>-2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77]-203)/100" office:value-type="float" office:value="485.15" calcext:value-type="float">
            <text:p>485.15</text:p>
          </table:table-cell>
          <table:table-cell office:value-type="float" office:value="48718" calcext:value-type="float">
            <text:p>48718</text:p>
          </table:table-cell>
          <table:table-cell office:value-type="float" office:value="101" calcext:value-type="float">
            <text:p>101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78]-203)/100" office:value-type="float" office:value="486.17" calcext:value-type="float">
            <text:p>486.17</text:p>
          </table:table-cell>
          <table:table-cell office:value-type="float" office:value="48820" calcext:value-type="float">
            <text:p>48820</text:p>
          </table:table-cell>
          <table:table-cell office:value-type="float" office:value="101" calcext:value-type="float">
            <text:p>101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79]-203)/100" office:value-type="float" office:value="487.19" calcext:value-type="float">
            <text:p>487.19</text:p>
          </table:table-cell>
          <table:table-cell office:value-type="float" office:value="48922" calcext:value-type="float">
            <text:p>48922</text:p>
          </table:table-cell>
          <table:table-cell office:value-type="float" office:value="101" calcext:value-type="float">
            <text:p>101</text:p>
          </table:table-cell>
          <table:table-cell office:value-type="float" office:value="2.44" calcext:value-type="float">
            <text:p>2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80]-203)/100" office:value-type="float" office:value="488.21" calcext:value-type="float">
            <text:p>488.21</text:p>
          </table:table-cell>
          <table:table-cell office:value-type="float" office:value="49024" calcext:value-type="float">
            <text:p>49024</text:p>
          </table:table-cell>
          <table:table-cell office:value-type="float" office:value="101" calcext:value-type="float">
            <text:p>101</text:p>
          </table:table-cell>
          <table:table-cell office:value-type="float" office:value="7.09" calcext:value-type="float">
            <text:p>7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81]-203)/100" office:value-type="float" office:value="489.23" calcext:value-type="float">
            <text:p>489.23</text:p>
          </table:table-cell>
          <table:table-cell office:value-type="float" office:value="49126" calcext:value-type="float">
            <text:p>49126</text:p>
          </table:table-cell>
          <table:table-cell office:value-type="float" office:value="101" calcext:value-type="float">
            <text:p>101</text:p>
          </table:table-cell>
          <table:table-cell office:value-type="float" office:value="5.37" calcext:value-type="float">
            <text:p>5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82]-203)/100" office:value-type="float" office:value="490.24" calcext:value-type="float">
            <text:p>490.24</text:p>
          </table:table-cell>
          <table:table-cell office:value-type="float" office:value="49227" calcext:value-type="float">
            <text:p>49227</text:p>
          </table:table-cell>
          <table:table-cell office:value-type="float" office:value="100" calcext:value-type="float">
            <text:p>100</text:p>
          </table:table-cell>
          <table:table-cell office:value-type="float" office:value="10.64" calcext:value-type="float">
            <text:p>1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83]-203)/100" office:value-type="float" office:value="491.27" calcext:value-type="float">
            <text:p>491.27</text:p>
          </table:table-cell>
          <table:table-cell office:value-type="float" office:value="49330" calcext:value-type="float">
            <text:p>49330</text:p>
          </table:table-cell>
          <table:table-cell office:value-type="float" office:value="102" calcext:value-type="float">
            <text:p>102</text:p>
          </table:table-cell>
          <table:table-cell office:value-type="float" office:value="7.06" calcext:value-type="float">
            <text:p>7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84]-203)/100" office:value-type="float" office:value="492.28" calcext:value-type="float">
            <text:p>492.28</text:p>
          </table:table-cell>
          <table:table-cell office:value-type="float" office:value="49431" calcext:value-type="float">
            <text:p>49431</text:p>
          </table:table-cell>
          <table:table-cell office:value-type="float" office:value="100" calcext:value-type="float">
            <text:p>100</text:p>
          </table:table-cell>
          <table:table-cell office:value-type="float" office:value="8.09" calcext:value-type="float">
            <text:p>8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85]-203)/100" office:value-type="float" office:value="493.3" calcext:value-type="float">
            <text:p>493.3</text:p>
          </table:table-cell>
          <table:table-cell office:value-type="float" office:value="49533" calcext:value-type="float">
            <text:p>49533</text:p>
          </table:table-cell>
          <table:table-cell office:value-type="float" office:value="101" calcext:value-type="float">
            <text:p>101</text:p>
          </table:table-cell>
          <table:table-cell office:value-type="float" office:value="9.49" calcext:value-type="float">
            <text:p>9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86]-203)/100" office:value-type="float" office:value="494.33" calcext:value-type="float">
            <text:p>494.33</text:p>
          </table:table-cell>
          <table:table-cell office:value-type="float" office:value="49636" calcext:value-type="float">
            <text:p>49636</text:p>
          </table:table-cell>
          <table:table-cell office:value-type="float" office:value="102" calcext:value-type="float">
            <text:p>102</text:p>
          </table:table-cell>
          <table:table-cell office:value-type="float" office:value="8.66" calcext:value-type="float">
            <text:p>8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87]-203)/100" office:value-type="float" office:value="495.34" calcext:value-type="float">
            <text:p>495.34</text:p>
          </table:table-cell>
          <table:table-cell office:value-type="float" office:value="49737" calcext:value-type="float">
            <text:p>49737</text:p>
          </table:table-cell>
          <table:table-cell office:value-type="float" office:value="101" calcext:value-type="float">
            <text:p>101</text:p>
          </table:table-cell>
          <table:table-cell office:value-type="float" office:value="7.65" calcext:value-type="float">
            <text:p>7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88]-203)/100" office:value-type="float" office:value="496.37" calcext:value-type="float">
            <text:p>496.37</text:p>
          </table:table-cell>
          <table:table-cell office:value-type="float" office:value="49840" calcext:value-type="float">
            <text:p>49840</text:p>
          </table:table-cell>
          <table:table-cell office:value-type="float" office:value="102" calcext:value-type="float">
            <text:p>102</text:p>
          </table:table-cell>
          <table:table-cell office:value-type="float" office:value="7.27" calcext:value-type="float">
            <text:p>7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89]-203)/100" office:value-type="float" office:value="497.38" calcext:value-type="float">
            <text:p>497.38</text:p>
          </table:table-cell>
          <table:table-cell office:value-type="float" office:value="49941" calcext:value-type="float">
            <text:p>49941</text:p>
          </table:table-cell>
          <table:table-cell office:value-type="float" office:value="100" calcext:value-type="float">
            <text:p>100</text:p>
          </table:table-cell>
          <table:table-cell office:value-type="float" office:value="8.33" calcext:value-type="float">
            <text:p>8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90]-203)/100" office:value-type="float" office:value="498.4" calcext:value-type="float">
            <text:p>498.4</text:p>
          </table:table-cell>
          <table:table-cell office:value-type="float" office:value="50043" calcext:value-type="float">
            <text:p>50043</text:p>
          </table:table-cell>
          <table:table-cell office:value-type="float" office:value="101" calcext:value-type="float">
            <text:p>101</text:p>
          </table:table-cell>
          <table:table-cell office:value-type="float" office:value="5.41" calcext:value-type="float">
            <text:p>5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91]-203)/100" office:value-type="float" office:value="499.42" calcext:value-type="float">
            <text:p>499.42</text:p>
          </table:table-cell>
          <table:table-cell office:value-type="float" office:value="50145" calcext:value-type="float">
            <text:p>50145</text:p>
          </table:table-cell>
          <table:table-cell office:value-type="float" office:value="101" calcext:value-type="float">
            <text:p>101</text:p>
          </table:table-cell>
          <table:table-cell office:value-type="float" office:value="5.46" calcext:value-type="float">
            <text:p>5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92]-203)/100" office:value-type="float" office:value="500.44" calcext:value-type="float">
            <text:p>500.44</text:p>
          </table:table-cell>
          <table:table-cell office:value-type="float" office:value="50247" calcext:value-type="float">
            <text:p>50247</text:p>
          </table:table-cell>
          <table:table-cell office:value-type="float" office:value="101" calcext:value-type="float">
            <text:p>101</text:p>
          </table:table-cell>
          <table:table-cell office:value-type="float" office:value="4.55" calcext:value-type="float">
            <text:p>4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93]-203)/100" office:value-type="float" office:value="501.46" calcext:value-type="float">
            <text:p>501.46</text:p>
          </table:table-cell>
          <table:table-cell office:value-type="float" office:value="50349" calcext:value-type="float">
            <text:p>50349</text:p>
          </table:table-cell>
          <table:table-cell office:value-type="float" office:value="101" calcext:value-type="float">
            <text:p>101</text:p>
          </table:table-cell>
          <table:table-cell office:value-type="float" office:value="4.64" calcext:value-type="float">
            <text:p>4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94]-203)/100" office:value-type="float" office:value="502.48" calcext:value-type="float">
            <text:p>502.48</text:p>
          </table:table-cell>
          <table:table-cell office:value-type="float" office:value="50451" calcext:value-type="float">
            <text:p>50451</text:p>
          </table:table-cell>
          <table:table-cell office:value-type="float" office:value="101" calcext:value-type="float">
            <text:p>101</text:p>
          </table:table-cell>
          <table:table-cell office:value-type="float" office:value="2.28" calcext:value-type="float">
            <text:p>2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95]-203)/100" office:value-type="float" office:value="503.49" calcext:value-type="float">
            <text:p>503.49</text:p>
          </table:table-cell>
          <table:table-cell office:value-type="float" office:value="50552" calcext:value-type="float">
            <text:p>50552</text:p>
          </table:table-cell>
          <table:table-cell office:value-type="float" office:value="100" calcext:value-type="float">
            <text:p>100</text:p>
          </table:table-cell>
          <table:table-cell office:value-type="float" office:value="-4.16" calcext:value-type="float">
            <text:p>-4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96]-203)/100" office:value-type="float" office:value="504.52" calcext:value-type="float">
            <text:p>504.52</text:p>
          </table:table-cell>
          <table:table-cell office:value-type="float" office:value="50655" calcext:value-type="float">
            <text:p>50655</text:p>
          </table:table-cell>
          <table:table-cell office:value-type="float" office:value="102" calcext:value-type="float">
            <text:p>102</text:p>
          </table:table-cell>
          <table:table-cell office:value-type="float" office:value="-8.13" calcext:value-type="float">
            <text:p>-8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97]-203)/100" office:value-type="float" office:value="505.53" calcext:value-type="float">
            <text:p>505.53</text:p>
          </table:table-cell>
          <table:table-cell office:value-type="float" office:value="50756" calcext:value-type="float">
            <text:p>50756</text:p>
          </table:table-cell>
          <table:table-cell office:value-type="float" office:value="100" calcext:value-type="float">
            <text:p>100</text:p>
          </table:table-cell>
          <table:table-cell office:value-type="float" office:value="-6.63" calcext:value-type="float">
            <text:p>-6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98]-203)/100" office:value-type="float" office:value="506.56" calcext:value-type="float">
            <text:p>506.56</text:p>
          </table:table-cell>
          <table:table-cell office:value-type="float" office:value="50859" calcext:value-type="float">
            <text:p>50859</text:p>
          </table:table-cell>
          <table:table-cell office:value-type="float" office:value="102" calcext:value-type="float">
            <text:p>102</text:p>
          </table:table-cell>
          <table:table-cell office:value-type="float" office:value="-5.93" calcext:value-type="float">
            <text:p>-5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499]-203)/100" office:value-type="float" office:value="507.57" calcext:value-type="float">
            <text:p>507.57</text:p>
          </table:table-cell>
          <table:table-cell office:value-type="float" office:value="50960" calcext:value-type="float">
            <text:p>50960</text:p>
          </table:table-cell>
          <table:table-cell office:value-type="float" office:value="100" calcext:value-type="float">
            <text:p>100</text:p>
          </table:table-cell>
          <table:table-cell office:value-type="float" office:value="-5.19" calcext:value-type="float">
            <text:p>-5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00]-203)/100" office:value-type="float" office:value="508.59" calcext:value-type="float">
            <text:p>508.59</text:p>
          </table:table-cell>
          <table:table-cell office:value-type="float" office:value="51062" calcext:value-type="float">
            <text:p>51062</text:p>
          </table:table-cell>
          <table:table-cell office:value-type="float" office:value="101" calcext:value-type="float">
            <text:p>101</text:p>
          </table:table-cell>
          <table:table-cell office:value-type="float" office:value="-6.25" calcext:value-type="float">
            <text:p>-6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01]-203)/100" office:value-type="float" office:value="509.62" calcext:value-type="float">
            <text:p>509.62</text:p>
          </table:table-cell>
          <table:table-cell office:value-type="float" office:value="51165" calcext:value-type="float">
            <text:p>51165</text:p>
          </table:table-cell>
          <table:table-cell office:value-type="float" office:value="102" calcext:value-type="float">
            <text:p>102</text:p>
          </table:table-cell>
          <table:table-cell office:value-type="float" office:value="-5.51" calcext:value-type="float">
            <text:p>-5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02]-203)/100" office:value-type="float" office:value="510.63" calcext:value-type="float">
            <text:p>510.63</text:p>
          </table:table-cell>
          <table:table-cell office:value-type="float" office:value="51266" calcext:value-type="float">
            <text:p>51266</text:p>
          </table:table-cell>
          <table:table-cell office:value-type="float" office:value="101" calcext:value-type="float">
            <text:p>101</text:p>
          </table:table-cell>
          <table:table-cell office:value-type="float" office:value="-5.32" calcext:value-type="float">
            <text:p>-5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03]-203)/100" office:value-type="float" office:value="511.65" calcext:value-type="float">
            <text:p>511.65</text:p>
          </table:table-cell>
          <table:table-cell office:value-type="float" office:value="51368" calcext:value-type="float">
            <text:p>51368</text:p>
          </table:table-cell>
          <table:table-cell office:value-type="float" office:value="101" calcext:value-type="float">
            <text:p>101</text:p>
          </table:table-cell>
          <table:table-cell office:value-type="float" office:value="-4.87" calcext:value-type="float">
            <text:p>-4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04]-203)/100" office:value-type="float" office:value="512.67" calcext:value-type="float">
            <text:p>512.67</text:p>
          </table:table-cell>
          <table:table-cell office:value-type="float" office:value="51470" calcext:value-type="float">
            <text:p>51470</text:p>
          </table:table-cell>
          <table:table-cell office:value-type="float" office:value="102" calcext:value-type="float">
            <text:p>102</text:p>
          </table:table-cell>
          <table:table-cell office:value-type="float" office:value="-6.24" calcext:value-type="float">
            <text:p>-6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05]-203)/100" office:value-type="float" office:value="513.69" calcext:value-type="float">
            <text:p>513.69</text:p>
          </table:table-cell>
          <table:table-cell office:value-type="float" office:value="51572" calcext:value-type="float">
            <text:p>51572</text:p>
          </table:table-cell>
          <table:table-cell office:value-type="float" office:value="101" calcext:value-type="float">
            <text:p>101</text:p>
          </table:table-cell>
          <table:table-cell office:value-type="float" office:value="-7.42" calcext:value-type="float">
            <text:p>-7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06]-203)/100" office:value-type="float" office:value="514.71" calcext:value-type="float">
            <text:p>514.71</text:p>
          </table:table-cell>
          <table:table-cell office:value-type="float" office:value="51674" calcext:value-type="float">
            <text:p>51674</text:p>
          </table:table-cell>
          <table:table-cell office:value-type="float" office:value="101" calcext:value-type="float">
            <text:p>101</text:p>
          </table:table-cell>
          <table:table-cell office:value-type="float" office:value="-7.43" calcext:value-type="float">
            <text:p>-7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07]-203)/100" office:value-type="float" office:value="515.73" calcext:value-type="float">
            <text:p>515.73</text:p>
          </table:table-cell>
          <table:table-cell office:value-type="float" office:value="51776" calcext:value-type="float">
            <text:p>51776</text:p>
          </table:table-cell>
          <table:table-cell office:value-type="float" office:value="101" calcext:value-type="float">
            <text:p>101</text:p>
          </table:table-cell>
          <table:table-cell office:value-type="float" office:value="-6.99" calcext:value-type="float">
            <text:p>-6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08]-203)/100" office:value-type="float" office:value="516.74" calcext:value-type="float">
            <text:p>516.74</text:p>
          </table:table-cell>
          <table:table-cell office:value-type="float" office:value="51877" calcext:value-type="float">
            <text:p>51877</text:p>
          </table:table-cell>
          <table:table-cell office:value-type="float" office:value="100" calcext:value-type="float">
            <text:p>100</text:p>
          </table:table-cell>
          <table:table-cell office:value-type="float" office:value="-6.14" calcext:value-type="float">
            <text:p>-6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09]-203)/100" office:value-type="float" office:value="517.77" calcext:value-type="float">
            <text:p>517.77</text:p>
          </table:table-cell>
          <table:table-cell office:value-type="float" office:value="51980" calcext:value-type="float">
            <text:p>51980</text:p>
          </table:table-cell>
          <table:table-cell office:value-type="float" office:value="102" calcext:value-type="float">
            <text:p>102</text:p>
          </table:table-cell>
          <table:table-cell office:value-type="float" office:value="-4.79" calcext:value-type="float">
            <text:p>-4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10]-203)/100" office:value-type="float" office:value="518.78" calcext:value-type="float">
            <text:p>518.78</text:p>
          </table:table-cell>
          <table:table-cell office:value-type="float" office:value="52081" calcext:value-type="float">
            <text:p>52081</text:p>
          </table:table-cell>
          <table:table-cell office:value-type="float" office:value="100" calcext:value-type="float">
            <text:p>100</text:p>
          </table:table-cell>
          <table:table-cell office:value-type="float" office:value="-1.66" calcext:value-type="float">
            <text:p>-1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11]-203)/100" office:value-type="float" office:value="519.81" calcext:value-type="float">
            <text:p>519.81</text:p>
          </table:table-cell>
          <table:table-cell office:value-type="float" office:value="52184" calcext:value-type="float">
            <text:p>52184</text:p>
          </table:table-cell>
          <table:table-cell office:value-type="float" office:value="102" calcext:value-type="float">
            <text:p>102</text:p>
          </table:table-cell>
          <table:table-cell office:value-type="float" office:value="-0.12" calcext:value-type="float">
            <text:p>-0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12]-203)/100" office:value-type="float" office:value="520.82" calcext:value-type="float">
            <text:p>520.82</text:p>
          </table:table-cell>
          <table:table-cell office:value-type="float" office:value="52285" calcext:value-type="float">
            <text:p>52285</text:p>
          </table:table-cell>
          <table:table-cell office:value-type="float" office:value="100" calcext:value-type="float">
            <text:p>100</text:p>
          </table:table-cell>
          <table:table-cell office:value-type="float" office:value="-1.17" calcext:value-type="float">
            <text:p>-1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13]-203)/100" office:value-type="float" office:value="521.84" calcext:value-type="float">
            <text:p>521.84</text:p>
          </table:table-cell>
          <table:table-cell office:value-type="float" office:value="52387" calcext:value-type="float">
            <text:p>52387</text:p>
          </table:table-cell>
          <table:table-cell office:value-type="float" office:value="101" calcext:value-type="float">
            <text:p>101</text:p>
          </table:table-cell>
          <table:table-cell office:value-type="float" office:value="-1.2" calcext:value-type="float">
            <text:p>-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14]-203)/100" office:value-type="float" office:value="522.86" calcext:value-type="float">
            <text:p>522.86</text:p>
          </table:table-cell>
          <table:table-cell office:value-type="float" office:value="52489" calcext:value-type="float">
            <text:p>52489</text:p>
          </table:table-cell>
          <table:table-cell office:value-type="float" office:value="101" calcext:value-type="float">
            <text:p>101</text:p>
          </table:table-cell>
          <table:table-cell office:value-type="float" office:value="-1.44" calcext:value-type="float">
            <text:p>-1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15]-203)/100" office:value-type="float" office:value="523.88" calcext:value-type="float">
            <text:p>523.88</text:p>
          </table:table-cell>
          <table:table-cell office:value-type="float" office:value="52591" calcext:value-type="float">
            <text:p>52591</text:p>
          </table:table-cell>
          <table:table-cell office:value-type="float" office:value="101" calcext:value-type="float">
            <text:p>101</text:p>
          </table:table-cell>
          <table:table-cell office:value-type="float" office:value="-1.21" calcext:value-type="float">
            <text:p>-1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16]-203)/100" office:value-type="float" office:value="524.89" calcext:value-type="float">
            <text:p>524.89</text:p>
          </table:table-cell>
          <table:table-cell office:value-type="float" office:value="52692" calcext:value-type="float">
            <text:p>52692</text:p>
          </table:table-cell>
          <table:table-cell office:value-type="float" office:value="100" calcext:value-type="float">
            <text:p>100</text:p>
          </table:table-cell>
          <table:table-cell office:value-type="float" office:value="-1.21" calcext:value-type="float">
            <text:p>-1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17]-203)/100" office:value-type="float" office:value="525.92" calcext:value-type="float">
            <text:p>525.92</text:p>
          </table:table-cell>
          <table:table-cell office:value-type="float" office:value="52795" calcext:value-type="float">
            <text:p>52795</text:p>
          </table:table-cell>
          <table:table-cell office:value-type="float" office:value="101" calcext:value-type="float">
            <text:p>101</text:p>
          </table:table-cell>
          <table:table-cell office:value-type="float" office:value="-2.31" calcext:value-type="float">
            <text:p>-2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18]-203)/100" office:value-type="float" office:value="526.94" calcext:value-type="float">
            <text:p>526.94</text:p>
          </table:table-cell>
          <table:table-cell office:value-type="float" office:value="52897" calcext:value-type="float">
            <text:p>52897</text:p>
          </table:table-cell>
          <table:table-cell office:value-type="float" office:value="101" calcext:value-type="float">
            <text:p>101</text:p>
          </table:table-cell>
          <table:table-cell office:value-type="float" office:value="-3.2" calcext:value-type="float">
            <text:p>-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19]-203)/100" office:value-type="float" office:value="527.96" calcext:value-type="float">
            <text:p>527.96</text:p>
          </table:table-cell>
          <table:table-cell office:value-type="float" office:value="52999" calcext:value-type="float">
            <text:p>52999</text:p>
          </table:table-cell>
          <table:table-cell office:value-type="float" office:value="102" calcext:value-type="float">
            <text:p>102</text:p>
          </table:table-cell>
          <table:table-cell office:value-type="float" office:value="-3.36" calcext:value-type="float">
            <text:p>-3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20]-203)/100" office:value-type="float" office:value="528.98" calcext:value-type="float">
            <text:p>528.98</text:p>
          </table:table-cell>
          <table:table-cell office:value-type="float" office:value="53101" calcext:value-type="float">
            <text:p>53101</text:p>
          </table:table-cell>
          <table:table-cell office:value-type="float" office:value="101" calcext:value-type="float">
            <text:p>101</text:p>
          </table:table-cell>
          <table:table-cell office:value-type="float" office:value="-4.73" calcext:value-type="float">
            <text:p>-4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21]-203)/100" office:value-type="float" office:value="529.99" calcext:value-type="float">
            <text:p>529.99</text:p>
          </table:table-cell>
          <table:table-cell office:value-type="float" office:value="53202" calcext:value-type="float">
            <text:p>53202</text:p>
          </table:table-cell>
          <table:table-cell office:value-type="float" office:value="100" calcext:value-type="float">
            <text:p>100</text:p>
          </table:table-cell>
          <table:table-cell office:value-type="float" office:value="-8.38" calcext:value-type="float">
            <text:p>-8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22]-203)/100" office:value-type="float" office:value="531.02" calcext:value-type="float">
            <text:p>531.02</text:p>
          </table:table-cell>
          <table:table-cell office:value-type="float" office:value="53305" calcext:value-type="float">
            <text:p>53305</text:p>
          </table:table-cell>
          <table:table-cell office:value-type="float" office:value="102" calcext:value-type="float">
            <text:p>102</text:p>
          </table:table-cell>
          <table:table-cell office:value-type="float" office:value="-8.11" calcext:value-type="float">
            <text:p>-8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23]-203)/100" office:value-type="float" office:value="532.03" calcext:value-type="float">
            <text:p>532.03</text:p>
          </table:table-cell>
          <table:table-cell office:value-type="float" office:value="53406" calcext:value-type="float">
            <text:p>53406</text:p>
          </table:table-cell>
          <table:table-cell office:value-type="float" office:value="100" calcext:value-type="float">
            <text:p>100</text:p>
          </table:table-cell>
          <table:table-cell office:value-type="float" office:value="-7.53" calcext:value-type="float">
            <text:p>-7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24]-203)/100" office:value-type="float" office:value="533.06" calcext:value-type="float">
            <text:p>533.06</text:p>
          </table:table-cell>
          <table:table-cell office:value-type="float" office:value="53509" calcext:value-type="float">
            <text:p>53509</text:p>
          </table:table-cell>
          <table:table-cell office:value-type="float" office:value="102" calcext:value-type="float">
            <text:p>102</text:p>
          </table:table-cell>
          <table:table-cell office:value-type="float" office:value="-7.29" calcext:value-type="float">
            <text:p>-7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25]-203)/100" office:value-type="float" office:value="534.07" calcext:value-type="float">
            <text:p>534.07</text:p>
          </table:table-cell>
          <table:table-cell office:value-type="float" office:value="53610" calcext:value-type="float">
            <text:p>53610</text:p>
          </table:table-cell>
          <table:table-cell office:value-type="float" office:value="100" calcext:value-type="float">
            <text:p>100</text:p>
          </table:table-cell>
          <table:table-cell office:value-type="float" office:value="-7.8" calcext:value-type="float">
            <text:p>-7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26]-203)/100" office:value-type="float" office:value="535.09" calcext:value-type="float">
            <text:p>535.09</text:p>
          </table:table-cell>
          <table:table-cell office:value-type="float" office:value="53712" calcext:value-type="float">
            <text:p>53712</text:p>
          </table:table-cell>
          <table:table-cell office:value-type="float" office:value="101" calcext:value-type="float">
            <text:p>101</text:p>
          </table:table-cell>
          <table:table-cell office:value-type="float" office:value="-7.59" calcext:value-type="float">
            <text:p>-7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27]-203)/100" office:value-type="float" office:value="536.11" calcext:value-type="float">
            <text:p>536.11</text:p>
          </table:table-cell>
          <table:table-cell office:value-type="float" office:value="53814" calcext:value-type="float">
            <text:p>53814</text:p>
          </table:table-cell>
          <table:table-cell office:value-type="float" office:value="101" calcext:value-type="float">
            <text:p>101</text:p>
          </table:table-cell>
          <table:table-cell office:value-type="float" office:value="-6.33" calcext:value-type="float">
            <text:p>-6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28]-203)/100" office:value-type="float" office:value="537.13" calcext:value-type="float">
            <text:p>537.13</text:p>
          </table:table-cell>
          <table:table-cell office:value-type="float" office:value="53916" calcext:value-type="float">
            <text:p>53916</text:p>
          </table:table-cell>
          <table:table-cell office:value-type="float" office:value="101" calcext:value-type="float">
            <text:p>101</text:p>
          </table:table-cell>
          <table:table-cell office:value-type="float" office:value="-12.79" calcext:value-type="float">
            <text:p>-12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29]-203)/100" office:value-type="float" office:value="538.15" calcext:value-type="float">
            <text:p>538.15</text:p>
          </table:table-cell>
          <table:table-cell office:value-type="float" office:value="54018" calcext:value-type="float">
            <text:p>54018</text:p>
          </table:table-cell>
          <table:table-cell office:value-type="float" office:value="101" calcext:value-type="float">
            <text:p>101</text:p>
          </table:table-cell>
          <table:table-cell office:value-type="float" office:value="-11.05" calcext:value-type="float">
            <text:p>-11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30]-203)/100" office:value-type="float" office:value="539.17" calcext:value-type="float">
            <text:p>539.17</text:p>
          </table:table-cell>
          <table:table-cell office:value-type="float" office:value="54120" calcext:value-type="float">
            <text:p>54120</text:p>
          </table:table-cell>
          <table:table-cell office:value-type="float" office:value="101" calcext:value-type="float">
            <text:p>101</text:p>
          </table:table-cell>
          <table:table-cell office:value-type="float" office:value="-9.76" calcext:value-type="float">
            <text:p>-9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31]-203)/100" office:value-type="float" office:value="540.18" calcext:value-type="float">
            <text:p>540.18</text:p>
          </table:table-cell>
          <table:table-cell office:value-type="float" office:value="54221" calcext:value-type="float">
            <text:p>54221</text:p>
          </table:table-cell>
          <table:table-cell office:value-type="float" office:value="100" calcext:value-type="float">
            <text:p>100</text:p>
          </table:table-cell>
          <table:table-cell office:value-type="float" office:value="-9.29" calcext:value-type="float">
            <text:p>-9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32]-203)/100" office:value-type="float" office:value="541.21" calcext:value-type="float">
            <text:p>541.21</text:p>
          </table:table-cell>
          <table:table-cell office:value-type="float" office:value="54324" calcext:value-type="float">
            <text:p>54324</text:p>
          </table:table-cell>
          <table:table-cell office:value-type="float" office:value="102" calcext:value-type="float">
            <text:p>102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33]-203)/100" office:value-type="float" office:value="542.23" calcext:value-type="float">
            <text:p>542.23</text:p>
          </table:table-cell>
          <table:table-cell office:value-type="float" office:value="54426" calcext:value-type="float">
            <text:p>54426</text:p>
          </table:table-cell>
          <table:table-cell office:value-type="float" office:value="101" calcext:value-type="float">
            <text:p>101</text:p>
          </table:table-cell>
          <table:table-cell office:value-type="float" office:value="-8.97" calcext:value-type="float">
            <text:p>-8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34]-203)/100" office:value-type="float" office:value="543.25" calcext:value-type="float">
            <text:p>543.25</text:p>
          </table:table-cell>
          <table:table-cell office:value-type="float" office:value="54528" calcext:value-type="float">
            <text:p>54528</text:p>
          </table:table-cell>
          <table:table-cell office:value-type="float" office:value="102" calcext:value-type="float">
            <text:p>102</text:p>
          </table:table-cell>
          <table:table-cell office:value-type="float" office:value="-8.53" calcext:value-type="float">
            <text:p>-8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35]-203)/100" office:value-type="float" office:value="544.27" calcext:value-type="float">
            <text:p>544.27</text:p>
          </table:table-cell>
          <table:table-cell office:value-type="float" office:value="54630" calcext:value-type="float">
            <text:p>54630</text:p>
          </table:table-cell>
          <table:table-cell office:value-type="float" office:value="101" calcext:value-type="float">
            <text:p>101</text:p>
          </table:table-cell>
          <table:table-cell office:value-type="float" office:value="-8.55" calcext:value-type="float">
            <text:p>-8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36]-203)/100" office:value-type="float" office:value="545.28" calcext:value-type="float">
            <text:p>545.28</text:p>
          </table:table-cell>
          <table:table-cell office:value-type="float" office:value="54731" calcext:value-type="float">
            <text:p>54731</text:p>
          </table:table-cell>
          <table:table-cell office:value-type="float" office:value="101" calcext:value-type="float">
            <text:p>101</text:p>
          </table:table-cell>
          <table:table-cell office:value-type="float" office:value="-8.75" calcext:value-type="float">
            <text:p>-8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37]-203)/100" office:value-type="float" office:value="546.31" calcext:value-type="float">
            <text:p>546.31</text:p>
          </table:table-cell>
          <table:table-cell office:value-type="float" office:value="54834" calcext:value-type="float">
            <text:p>54834</text:p>
          </table:table-cell>
          <table:table-cell office:value-type="float" office:value="102" calcext:value-type="float">
            <text:p>102</text:p>
          </table:table-cell>
          <table:table-cell office:value-type="float" office:value="-8.6" calcext:value-type="float">
            <text:p>-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38]-203)/100" office:value-type="float" office:value="547.32" calcext:value-type="float">
            <text:p>547.32</text:p>
          </table:table-cell>
          <table:table-cell office:value-type="float" office:value="54935" calcext:value-type="float">
            <text:p>54935</text:p>
          </table:table-cell>
          <table:table-cell office:value-type="float" office:value="100" calcext:value-type="float">
            <text:p>100</text:p>
          </table:table-cell>
          <table:table-cell office:value-type="float" office:value="-8.44" calcext:value-type="float">
            <text:p>-8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39]-203)/100" office:value-type="float" office:value="548.34" calcext:value-type="float">
            <text:p>548.34</text:p>
          </table:table-cell>
          <table:table-cell office:value-type="float" office:value="55037" calcext:value-type="float">
            <text:p>55037</text:p>
          </table:table-cell>
          <table:table-cell office:value-type="float" office:value="101" calcext:value-type="float">
            <text:p>101</text:p>
          </table:table-cell>
          <table:table-cell office:value-type="float" office:value="-8.18" calcext:value-type="float">
            <text:p>-8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40]-203)/100" office:value-type="float" office:value="549.36" calcext:value-type="float">
            <text:p>549.36</text:p>
          </table:table-cell>
          <table:table-cell office:value-type="float" office:value="55139" calcext:value-type="float">
            <text:p>55139</text:p>
          </table:table-cell>
          <table:table-cell office:value-type="float" office:value="101" calcext:value-type="float">
            <text:p>101</text:p>
          </table:table-cell>
          <table:table-cell office:value-type="float" office:value="-8.13" calcext:value-type="float">
            <text:p>-8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41]-203)/100" office:value-type="float" office:value="550.38" calcext:value-type="float">
            <text:p>550.38</text:p>
          </table:table-cell>
          <table:table-cell office:value-type="float" office:value="55241" calcext:value-type="float">
            <text:p>55241</text:p>
          </table:table-cell>
          <table:table-cell office:value-type="float" office:value="101" calcext:value-type="float">
            <text:p>101</text:p>
          </table:table-cell>
          <table:table-cell office:value-type="float" office:value="-7.79" calcext:value-type="float">
            <text:p>-7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42]-203)/100" office:value-type="float" office:value="551.4" calcext:value-type="float">
            <text:p>551.4</text:p>
          </table:table-cell>
          <table:table-cell office:value-type="float" office:value="55343" calcext:value-type="float">
            <text:p>55343</text:p>
          </table:table-cell>
          <table:table-cell office:value-type="float" office:value="101" calcext:value-type="float">
            <text:p>101</text:p>
          </table:table-cell>
          <table:table-cell office:value-type="float" office:value="-7.78" calcext:value-type="float">
            <text:p>-7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43]-203)/100" office:value-type="float" office:value="552.42" calcext:value-type="float">
            <text:p>552.42</text:p>
          </table:table-cell>
          <table:table-cell office:value-type="float" office:value="55445" calcext:value-type="float">
            <text:p>55445</text:p>
          </table:table-cell>
          <table:table-cell office:value-type="float" office:value="101" calcext:value-type="float">
            <text:p>101</text:p>
          </table:table-cell>
          <table:table-cell office:value-type="float" office:value="-7.25" calcext:value-type="float">
            <text:p>-7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44]-203)/100" office:value-type="float" office:value="553.43" calcext:value-type="float">
            <text:p>553.43</text:p>
          </table:table-cell>
          <table:table-cell office:value-type="float" office:value="55546" calcext:value-type="float">
            <text:p>55546</text:p>
          </table:table-cell>
          <table:table-cell office:value-type="float" office:value="100" calcext:value-type="float">
            <text:p>100</text:p>
          </table:table-cell>
          <table:table-cell office:value-type="float" office:value="-7.23" calcext:value-type="float">
            <text:p>-7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45]-203)/100" office:value-type="float" office:value="554.46" calcext:value-type="float">
            <text:p>554.46</text:p>
          </table:table-cell>
          <table:table-cell office:value-type="float" office:value="55649" calcext:value-type="float">
            <text:p>55649</text:p>
          </table:table-cell>
          <table:table-cell office:value-type="float" office:value="102" calcext:value-type="float">
            <text:p>102</text:p>
          </table:table-cell>
          <table:table-cell office:value-type="float" office:value="-6.63" calcext:value-type="float">
            <text:p>-6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46]-203)/100" office:value-type="float" office:value="555.47" calcext:value-type="float">
            <text:p>555.47</text:p>
          </table:table-cell>
          <table:table-cell office:value-type="float" office:value="55750" calcext:value-type="float">
            <text:p>55750</text:p>
          </table:table-cell>
          <table:table-cell office:value-type="float" office:value="100" calcext:value-type="float">
            <text:p>100</text:p>
          </table:table-cell>
          <table:table-cell office:value-type="float" office:value="-6.95" calcext:value-type="float">
            <text:p>-6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47]-203)/100" office:value-type="float" office:value="556.5" calcext:value-type="float">
            <text:p>556.5</text:p>
          </table:table-cell>
          <table:table-cell office:value-type="float" office:value="55853" calcext:value-type="float">
            <text:p>55853</text:p>
          </table:table-cell>
          <table:table-cell office:value-type="float" office:value="102" calcext:value-type="float">
            <text:p>102</text:p>
          </table:table-cell>
          <table:table-cell office:value-type="float" office:value="-6.56" calcext:value-type="float">
            <text:p>-6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48]-203)/100" office:value-type="float" office:value="557.51" calcext:value-type="float">
            <text:p>557.51</text:p>
          </table:table-cell>
          <table:table-cell office:value-type="float" office:value="55954" calcext:value-type="float">
            <text:p>55954</text:p>
          </table:table-cell>
          <table:table-cell office:value-type="float" office:value="100" calcext:value-type="float">
            <text:p>100</text:p>
          </table:table-cell>
          <table:table-cell office:value-type="float" office:value="-6.09" calcext:value-type="float">
            <text:p>-6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49]-203)/100" office:value-type="float" office:value="558.53" calcext:value-type="float">
            <text:p>558.53</text:p>
          </table:table-cell>
          <table:table-cell office:value-type="float" office:value="56056" calcext:value-type="float">
            <text:p>56056</text:p>
          </table:table-cell>
          <table:table-cell office:value-type="float" office:value="101" calcext:value-type="float">
            <text:p>101</text:p>
          </table:table-cell>
          <table:table-cell office:value-type="float" office:value="-6.14" calcext:value-type="float">
            <text:p>-6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50]-203)/100" office:value-type="float" office:value="559.56" calcext:value-type="float">
            <text:p>559.56</text:p>
          </table:table-cell>
          <table:table-cell office:value-type="float" office:value="56159" calcext:value-type="float">
            <text:p>56159</text:p>
          </table:table-cell>
          <table:table-cell office:value-type="float" office:value="102" calcext:value-type="float">
            <text:p>102</text:p>
          </table:table-cell>
          <table:table-cell office:value-type="float" office:value="-6.02" calcext:value-type="float">
            <text:p>-6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51]-203)/100" office:value-type="float" office:value="560.57" calcext:value-type="float">
            <text:p>560.57</text:p>
          </table:table-cell>
          <table:table-cell office:value-type="float" office:value="56260" calcext:value-type="float">
            <text:p>56260</text:p>
          </table:table-cell>
          <table:table-cell office:value-type="float" office:value="101" calcext:value-type="float">
            <text:p>101</text:p>
          </table:table-cell>
          <table:table-cell office:value-type="float" office:value="-6.13" calcext:value-type="float">
            <text:p>-6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52]-203)/100" office:value-type="float" office:value="561.6" calcext:value-type="float">
            <text:p>561.6</text:p>
          </table:table-cell>
          <table:table-cell office:value-type="float" office:value="56363" calcext:value-type="float">
            <text:p>56363</text:p>
          </table:table-cell>
          <table:table-cell office:value-type="float" office:value="102" calcext:value-type="float">
            <text:p>102</text:p>
          </table:table-cell>
          <table:table-cell office:value-type="float" office:value="-6.3" calcext:value-type="float">
            <text:p>-6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53]-203)/100" office:value-type="float" office:value="562.61" calcext:value-type="float">
            <text:p>562.61</text:p>
          </table:table-cell>
          <table:table-cell office:value-type="float" office:value="56464" calcext:value-type="float">
            <text:p>56464</text:p>
          </table:table-cell>
          <table:table-cell office:value-type="float" office:value="101" calcext:value-type="float">
            <text:p>101</text:p>
          </table:table-cell>
          <table:table-cell office:value-type="float" office:value="-6.55" calcext:value-type="float">
            <text:p>-6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54]-203)/100" office:value-type="float" office:value="563.63" calcext:value-type="float">
            <text:p>563.63</text:p>
          </table:table-cell>
          <table:table-cell office:value-type="float" office:value="56566" calcext:value-type="float">
            <text:p>56566</text:p>
          </table:table-cell>
          <table:table-cell office:value-type="float" office:value="101" calcext:value-type="float">
            <text:p>101</text:p>
          </table:table-cell>
          <table:table-cell office:value-type="float" office:value="-6.71" calcext:value-type="float">
            <text:p>-6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55]-203)/100" office:value-type="float" office:value="564.65" calcext:value-type="float">
            <text:p>564.65</text:p>
          </table:table-cell>
          <table:table-cell office:value-type="float" office:value="56668" calcext:value-type="float">
            <text:p>56668</text:p>
          </table:table-cell>
          <table:table-cell office:value-type="float" office:value="101" calcext:value-type="float">
            <text:p>101</text:p>
          </table:table-cell>
          <table:table-cell office:value-type="float" office:value="-6.91" calcext:value-type="float">
            <text:p>-6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56]-203)/100" office:value-type="float" office:value="565.67" calcext:value-type="float">
            <text:p>565.67</text:p>
          </table:table-cell>
          <table:table-cell office:value-type="float" office:value="56770" calcext:value-type="float">
            <text:p>56770</text:p>
          </table:table-cell>
          <table:table-cell office:value-type="float" office:value="101" calcext:value-type="float">
            <text:p>101</text:p>
          </table:table-cell>
          <table:table-cell office:value-type="float" office:value="-6.74" calcext:value-type="float">
            <text:p>-6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57]-203)/100" office:value-type="float" office:value="566.68" calcext:value-type="float">
            <text:p>566.68</text:p>
          </table:table-cell>
          <table:table-cell office:value-type="float" office:value="56871" calcext:value-type="float">
            <text:p>56871</text:p>
          </table:table-cell>
          <table:table-cell office:value-type="float" office:value="100" calcext:value-type="float">
            <text:p>100</text:p>
          </table:table-cell>
          <table:table-cell office:value-type="float" office:value="-6.63" calcext:value-type="float">
            <text:p>-6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58]-203)/100" office:value-type="float" office:value="567.71" calcext:value-type="float">
            <text:p>567.71</text:p>
          </table:table-cell>
          <table:table-cell office:value-type="float" office:value="56974" calcext:value-type="float">
            <text:p>56974</text:p>
          </table:table-cell>
          <table:table-cell office:value-type="float" office:value="102" calcext:value-type="float">
            <text:p>102</text:p>
          </table:table-cell>
          <table:table-cell office:value-type="float" office:value="-6.56" calcext:value-type="float">
            <text:p>-6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59]-203)/100" office:value-type="float" office:value="568.72" calcext:value-type="float">
            <text:p>568.72</text:p>
          </table:table-cell>
          <table:table-cell office:value-type="float" office:value="57075" calcext:value-type="float">
            <text:p>57075</text:p>
          </table:table-cell>
          <table:table-cell office:value-type="float" office:value="100" calcext:value-type="float">
            <text:p>100</text:p>
          </table:table-cell>
          <table:table-cell office:value-type="float" office:value="-6.56" calcext:value-type="float">
            <text:p>-6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60]-203)/100" office:value-type="float" office:value="569.75" calcext:value-type="float">
            <text:p>569.75</text:p>
          </table:table-cell>
          <table:table-cell office:value-type="float" office:value="57178" calcext:value-type="float">
            <text:p>57178</text:p>
          </table:table-cell>
          <table:table-cell office:value-type="float" office:value="102" calcext:value-type="float">
            <text:p>102</text:p>
          </table:table-cell>
          <table:table-cell office:value-type="float" office:value="-6.61" calcext:value-type="float">
            <text:p>-6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61]-203)/100" office:value-type="float" office:value="570.76" calcext:value-type="float">
            <text:p>570.76</text:p>
          </table:table-cell>
          <table:table-cell office:value-type="float" office:value="57279" calcext:value-type="float">
            <text:p>57279</text:p>
          </table:table-cell>
          <table:table-cell office:value-type="float" office:value="100" calcext:value-type="float">
            <text:p>100</text:p>
          </table:table-cell>
          <table:table-cell office:value-type="float" office:value="-6.58" calcext:value-type="float">
            <text:p>-6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62]-203)/100" office:value-type="float" office:value="571.78" calcext:value-type="float">
            <text:p>571.78</text:p>
          </table:table-cell>
          <table:table-cell office:value-type="float" office:value="57381" calcext:value-type="float">
            <text:p>57381</text:p>
          </table:table-cell>
          <table:table-cell office:value-type="float" office:value="101" calcext:value-type="float">
            <text:p>101</text:p>
          </table:table-cell>
          <table:table-cell office:value-type="float" office:value="-6.17" calcext:value-type="float">
            <text:p>-6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63]-203)/100" office:value-type="float" office:value="572.8" calcext:value-type="float">
            <text:p>572.8</text:p>
          </table:table-cell>
          <table:table-cell office:value-type="float" office:value="57483" calcext:value-type="float">
            <text:p>57483</text:p>
          </table:table-cell>
          <table:table-cell office:value-type="float" office:value="101" calcext:value-type="float">
            <text:p>101</text:p>
          </table:table-cell>
          <table:table-cell office:value-type="float" office:value="-5.7" calcext:value-type="float">
            <text:p>-5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64]-203)/100" office:value-type="float" office:value="573.82" calcext:value-type="float">
            <text:p>573.82</text:p>
          </table:table-cell>
          <table:table-cell office:value-type="float" office:value="57585" calcext:value-type="float">
            <text:p>57585</text:p>
          </table:table-cell>
          <table:table-cell office:value-type="float" office:value="101" calcext:value-type="float">
            <text:p>101</text:p>
          </table:table-cell>
          <table:table-cell office:value-type="float" office:value="-5.8" calcext:value-type="float">
            <text:p>-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65]-203)/100" office:value-type="float" office:value="574.84" calcext:value-type="float">
            <text:p>574.84</text:p>
          </table:table-cell>
          <table:table-cell office:value-type="float" office:value="57687" calcext:value-type="float">
            <text:p>57687</text:p>
          </table:table-cell>
          <table:table-cell office:value-type="float" office:value="101" calcext:value-type="float">
            <text:p>101</text:p>
          </table:table-cell>
          <table:table-cell office:value-type="float" office:value="-5.06" calcext:value-type="float">
            <text:p>-5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66]-203)/100" office:value-type="float" office:value="575.86" calcext:value-type="float">
            <text:p>575.86</text:p>
          </table:table-cell>
          <table:table-cell office:value-type="float" office:value="57789" calcext:value-type="float">
            <text:p>57789</text:p>
          </table:table-cell>
          <table:table-cell office:value-type="float" office:value="101" calcext:value-type="float">
            <text:p>101</text:p>
          </table:table-cell>
          <table:table-cell office:value-type="float" office:value="-5.01" calcext:value-type="float">
            <text:p>-5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67]-203)/100" office:value-type="float" office:value="576.88" calcext:value-type="float">
            <text:p>576.88</text:p>
          </table:table-cell>
          <table:table-cell office:value-type="float" office:value="57891" calcext:value-type="float">
            <text:p>57891</text:p>
          </table:table-cell>
          <table:table-cell office:value-type="float" office:value="101" calcext:value-type="float">
            <text:p>101</text:p>
          </table:table-cell>
          <table:table-cell office:value-type="float" office:value="-5.84" calcext:value-type="float">
            <text:p>-5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68]-203)/100" office:value-type="float" office:value="577.9" calcext:value-type="float">
            <text:p>577.9</text:p>
          </table:table-cell>
          <table:table-cell office:value-type="float" office:value="57993" calcext:value-type="float">
            <text:p>57993</text:p>
          </table:table-cell>
          <table:table-cell office:value-type="float" office:value="102" calcext:value-type="float">
            <text:p>102</text:p>
          </table:table-cell>
          <table:table-cell office:value-type="float" office:value="-7.03" calcext:value-type="float">
            <text:p>-7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69]-203)/100" office:value-type="float" office:value="578.92" calcext:value-type="float">
            <text:p>578.92</text:p>
          </table:table-cell>
          <table:table-cell office:value-type="float" office:value="58095" calcext:value-type="float">
            <text:p>58095</text:p>
          </table:table-cell>
          <table:table-cell office:value-type="float" office:value="101" calcext:value-type="float">
            <text:p>101</text:p>
          </table:table-cell>
          <table:table-cell office:value-type="float" office:value="-7.46" calcext:value-type="float">
            <text:p>-7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70]-203)/100" office:value-type="float" office:value="579.93" calcext:value-type="float">
            <text:p>579.93</text:p>
          </table:table-cell>
          <table:table-cell office:value-type="float" office:value="58196" calcext:value-type="float">
            <text:p>58196</text:p>
          </table:table-cell>
          <table:table-cell office:value-type="float" office:value="100" calcext:value-type="float">
            <text:p>100</text:p>
          </table:table-cell>
          <table:table-cell office:value-type="float" office:value="-8.1" calcext:value-type="float">
            <text:p>-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71]-203)/100" office:value-type="float" office:value="580.96" calcext:value-type="float">
            <text:p>580.96</text:p>
          </table:table-cell>
          <table:table-cell office:value-type="float" office:value="58299" calcext:value-type="float">
            <text:p>58299</text:p>
          </table:table-cell>
          <table:table-cell office:value-type="float" office:value="101" calcext:value-type="float">
            <text:p>101</text:p>
          </table:table-cell>
          <table:table-cell office:value-type="float" office:value="-8.61" calcext:value-type="float">
            <text:p>-8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72]-203)/100" office:value-type="float" office:value="581.97" calcext:value-type="float">
            <text:p>581.97</text:p>
          </table:table-cell>
          <table:table-cell office:value-type="float" office:value="58400" calcext:value-type="float">
            <text:p>58400</text:p>
          </table:table-cell>
          <table:table-cell office:value-type="float" office:value="100" calcext:value-type="float">
            <text:p>100</text:p>
          </table:table-cell>
          <table:table-cell office:value-type="float" office:value="-7.29" calcext:value-type="float">
            <text:p>-7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73]-203)/100" office:value-type="float" office:value="583" calcext:value-type="float">
            <text:p>583</text:p>
          </table:table-cell>
          <table:table-cell office:value-type="float" office:value="58503" calcext:value-type="float">
            <text:p>58503</text:p>
          </table:table-cell>
          <table:table-cell office:value-type="float" office:value="102" calcext:value-type="float">
            <text:p>102</text:p>
          </table:table-cell>
          <table:table-cell office:value-type="float" office:value="-8.1" calcext:value-type="float">
            <text:p>-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74]-203)/100" office:value-type="float" office:value="584.01" calcext:value-type="float">
            <text:p>584.01</text:p>
          </table:table-cell>
          <table:table-cell office:value-type="float" office:value="58604" calcext:value-type="float">
            <text:p>58604</text:p>
          </table:table-cell>
          <table:table-cell office:value-type="float" office:value="100" calcext:value-type="float">
            <text:p>100</text:p>
          </table:table-cell>
          <table:table-cell office:value-type="float" office:value="-7.55" calcext:value-type="float">
            <text:p>-7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75]-203)/100" office:value-type="float" office:value="585.03" calcext:value-type="float">
            <text:p>585.03</text:p>
          </table:table-cell>
          <table:table-cell office:value-type="float" office:value="58706" calcext:value-type="float">
            <text:p>58706</text:p>
          </table:table-cell>
          <table:table-cell office:value-type="float" office:value="101" calcext:value-type="float">
            <text:p>101</text:p>
          </table:table-cell>
          <table:table-cell office:value-type="float" office:value="-6.18" calcext:value-type="float">
            <text:p>-6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76]-203)/100" office:value-type="float" office:value="586.05" calcext:value-type="float">
            <text:p>586.05</text:p>
          </table:table-cell>
          <table:table-cell office:value-type="float" office:value="58808" calcext:value-type="float">
            <text:p>58808</text:p>
          </table:table-cell>
          <table:table-cell office:value-type="float" office:value="101" calcext:value-type="float">
            <text:p>101</text:p>
          </table:table-cell>
          <table:table-cell office:value-type="float" office:value="-6.57" calcext:value-type="float">
            <text:p>-6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77]-203)/100" office:value-type="float" office:value="587.07" calcext:value-type="float">
            <text:p>587.07</text:p>
          </table:table-cell>
          <table:table-cell office:value-type="float" office:value="58910" calcext:value-type="float">
            <text:p>58910</text:p>
          </table:table-cell>
          <table:table-cell office:value-type="float" office:value="101" calcext:value-type="float">
            <text:p>101</text:p>
          </table:table-cell>
          <table:table-cell office:value-type="float" office:value="-5.78" calcext:value-type="float">
            <text:p>-5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78]-203)/100" office:value-type="float" office:value="588.09" calcext:value-type="float">
            <text:p>588.09</text:p>
          </table:table-cell>
          <table:table-cell office:value-type="float" office:value="59012" calcext:value-type="float">
            <text:p>59012</text:p>
          </table:table-cell>
          <table:table-cell office:value-type="float" office:value="101" calcext:value-type="float">
            <text:p>101</text:p>
          </table:table-cell>
          <table:table-cell office:value-type="float" office:value="-6.13" calcext:value-type="float">
            <text:p>-6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79]-203)/100" office:value-type="float" office:value="589.11" calcext:value-type="float">
            <text:p>589.11</text:p>
          </table:table-cell>
          <table:table-cell office:value-type="float" office:value="59114" calcext:value-type="float">
            <text:p>59114</text:p>
          </table:table-cell>
          <table:table-cell office:value-type="float" office:value="101" calcext:value-type="float">
            <text:p>101</text:p>
          </table:table-cell>
          <table:table-cell office:value-type="float" office:value="-4.3" calcext:value-type="float">
            <text:p>-4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80]-203)/100" office:value-type="float" office:value="590.12" calcext:value-type="float">
            <text:p>590.12</text:p>
          </table:table-cell>
          <table:table-cell office:value-type="float" office:value="59215" calcext:value-type="float">
            <text:p>59215</text:p>
          </table:table-cell>
          <table:table-cell office:value-type="float" office:value="100" calcext:value-type="float">
            <text:p>100</text:p>
          </table:table-cell>
          <table:table-cell office:value-type="float" office:value="-5.98" calcext:value-type="float">
            <text:p>-5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81]-203)/100" office:value-type="float" office:value="591.15" calcext:value-type="float">
            <text:p>591.15</text:p>
          </table:table-cell>
          <table:table-cell office:value-type="float" office:value="59318" calcext:value-type="float">
            <text:p>59318</text:p>
          </table:table-cell>
          <table:table-cell office:value-type="float" office:value="102" calcext:value-type="float">
            <text:p>102</text:p>
          </table:table-cell>
          <table:table-cell office:value-type="float" office:value="-6.56" calcext:value-type="float">
            <text:p>-6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82]-203)/100" office:value-type="float" office:value="592.17" calcext:value-type="float">
            <text:p>592.17</text:p>
          </table:table-cell>
          <table:table-cell office:value-type="float" office:value="59420" calcext:value-type="float">
            <text:p>59420</text:p>
          </table:table-cell>
          <table:table-cell office:value-type="float" office:value="101" calcext:value-type="float">
            <text:p>101</text:p>
          </table:table-cell>
          <table:table-cell office:value-type="float" office:value="-6.5" calcext:value-type="float">
            <text:p>-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83]-203)/100" office:value-type="float" office:value="593.19" calcext:value-type="float">
            <text:p>593.19</text:p>
          </table:table-cell>
          <table:table-cell office:value-type="float" office:value="59522" calcext:value-type="float">
            <text:p>59522</text:p>
          </table:table-cell>
          <table:table-cell office:value-type="float" office:value="102" calcext:value-type="float">
            <text:p>102</text:p>
          </table:table-cell>
          <table:table-cell office:value-type="float" office:value="-5.42" calcext:value-type="float">
            <text:p>-5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84]-203)/100" office:value-type="float" office:value="594.21" calcext:value-type="float">
            <text:p>594.21</text:p>
          </table:table-cell>
          <table:table-cell office:value-type="float" office:value="59624" calcext:value-type="float">
            <text:p>59624</text:p>
          </table:table-cell>
          <table:table-cell office:value-type="float" office:value="101" calcext:value-type="float">
            <text:p>101</text:p>
          </table:table-cell>
          <table:table-cell office:value-type="float" office:value="-4.36" calcext:value-type="float">
            <text:p>-4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85]-203)/100" office:value-type="float" office:value="595.22" calcext:value-type="float">
            <text:p>595.22</text:p>
          </table:table-cell>
          <table:table-cell office:value-type="float" office:value="59725" calcext:value-type="float">
            <text:p>59725</text:p>
          </table:table-cell>
          <table:table-cell office:value-type="float" office:value="100" calcext:value-type="float">
            <text:p>100</text:p>
          </table:table-cell>
          <table:table-cell office:value-type="float" office:value="-4.33" calcext:value-type="float">
            <text:p>-4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86]-203)/100" office:value-type="float" office:value="596.25" calcext:value-type="float">
            <text:p>596.25</text:p>
          </table:table-cell>
          <table:table-cell office:value-type="float" office:value="59828" calcext:value-type="float">
            <text:p>59828</text:p>
          </table:table-cell>
          <table:table-cell office:value-type="float" office:value="102" calcext:value-type="float">
            <text:p>102</text:p>
          </table:table-cell>
          <table:table-cell office:value-type="float" office:value="-3.11" calcext:value-type="float">
            <text:p>-3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87]-203)/100" office:value-type="float" office:value="597.26" calcext:value-type="float">
            <text:p>597.26</text:p>
          </table:table-cell>
          <table:table-cell office:value-type="float" office:value="59929" calcext:value-type="float">
            <text:p>59929</text:p>
          </table:table-cell>
          <table:table-cell office:value-type="float" office:value="100" calcext:value-type="float">
            <text:p>100</text:p>
          </table:table-cell>
          <table:table-cell office:value-type="float" office:value="-5.21" calcext:value-type="float">
            <text:p>-5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88]-203)/100" office:value-type="float" office:value="598.29" calcext:value-type="float">
            <text:p>598.29</text:p>
          </table:table-cell>
          <table:table-cell office:value-type="float" office:value="60032" calcext:value-type="float">
            <text:p>60032</text:p>
          </table:table-cell>
          <table:table-cell office:value-type="float" office:value="102" calcext:value-type="float">
            <text:p>102</text:p>
          </table:table-cell>
          <table:table-cell office:value-type="float" office:value="-8.99" calcext:value-type="float">
            <text:p>-8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89]-203)/100" office:value-type="float" office:value="599.3" calcext:value-type="float">
            <text:p>599.3</text:p>
          </table:table-cell>
          <table:table-cell office:value-type="float" office:value="60133" calcext:value-type="float">
            <text:p>60133</text:p>
          </table:table-cell>
          <table:table-cell office:value-type="float" office:value="100" calcext:value-type="float">
            <text:p>100</text:p>
          </table:table-cell>
          <table:table-cell office:value-type="float" office:value="-5.67" calcext:value-type="float">
            <text:p>-5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590]-203)/100" office:value-type="float" office:value="600.32" calcext:value-type="float">
            <text:p>600.32</text:p>
          </table:table-cell>
          <table:table-cell office:value-type="float" office:value="60235" calcext:value-type="float">
            <text:p>60235</text:p>
          </table:table-cell>
          <table:table-cell office:value-type="float" office:value="101" calcext:value-type="float">
            <text:p>101</text:p>
          </table:table-cell>
          <table:table-cell office:value-type="float" office:value="-3.05" calcext:value-type="float">
            <text:p>-3.0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591]-203)/100" office:value-type="float" office:value="601.34" calcext:value-type="float">
            <text:p>601.34</text:p>
          </table:table-cell>
          <table:table-cell office:value-type="float" office:value="60337" calcext:value-type="float">
            <text:p>60337</text:p>
          </table:table-cell>
          <table:table-cell office:value-type="float" office:value="101" calcext:value-type="float">
            <text:p>101</text:p>
          </table:table-cell>
          <table:table-cell office:value-type="float" office:value="-1.71" calcext:value-type="float">
            <text:p>-1.7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592]-203)/100" office:value-type="float" office:value="602.36" calcext:value-type="float">
            <text:p>602.36</text:p>
          </table:table-cell>
          <table:table-cell office:value-type="float" office:value="60439" calcext:value-type="float">
            <text:p>60439</text:p>
          </table:table-cell>
          <table:table-cell office:value-type="float" office:value="101" calcext:value-type="float">
            <text:p>101</text:p>
          </table:table-cell>
          <table:table-cell office:value-type="float" office:value="-2.05" calcext:value-type="float">
            <text:p>-2.0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593]-203)/100" office:value-type="float" office:value="603.37" calcext:value-type="float">
            <text:p>603.37</text:p>
          </table:table-cell>
          <table:table-cell office:value-type="float" office:value="60540" calcext:value-type="float">
            <text:p>60540</text:p>
          </table:table-cell>
          <table:table-cell office:value-type="float" office:value="100" calcext:value-type="float">
            <text:p>100</text:p>
          </table:table-cell>
          <table:table-cell office:value-type="float" office:value="-2.61" calcext:value-type="float">
            <text:p>-2.6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594]-203)/100" office:value-type="float" office:value="604.4" calcext:value-type="float">
            <text:p>604.4</text:p>
          </table:table-cell>
          <table:table-cell office:value-type="float" office:value="60643" calcext:value-type="float">
            <text:p>60643</text:p>
          </table:table-cell>
          <table:table-cell office:value-type="float" office:value="102" calcext:value-type="float">
            <text:p>102</text:p>
          </table:table-cell>
          <table:table-cell office:value-type="float" office:value="-2.02" calcext:value-type="float">
            <text:p>-2.0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595]-203)/100" office:value-type="float" office:value="605.41" calcext:value-type="float">
            <text:p>605.41</text:p>
          </table:table-cell>
          <table:table-cell office:value-type="float" office:value="60744" calcext:value-type="float">
            <text:p>60744</text:p>
          </table:table-cell>
          <table:table-cell office:value-type="float" office:value="100" calcext:value-type="float">
            <text:p>100</text:p>
          </table:table-cell>
          <table:table-cell office:value-type="float" office:value="-3.51" calcext:value-type="float">
            <text:p>-3.5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596]-203)/100" office:value-type="float" office:value="606.44" calcext:value-type="float">
            <text:p>606.44</text:p>
          </table:table-cell>
          <table:table-cell office:value-type="float" office:value="60847" calcext:value-type="float">
            <text:p>60847</text:p>
          </table:table-cell>
          <table:table-cell office:value-type="float" office:value="102" calcext:value-type="float">
            <text:p>102</text:p>
          </table:table-cell>
          <table:table-cell office:value-type="float" office:value="-4.49" calcext:value-type="float">
            <text:p>-4.4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597]-203)/100" office:value-type="float" office:value="607.45" calcext:value-type="float">
            <text:p>607.45</text:p>
          </table:table-cell>
          <table:table-cell office:value-type="float" office:value="60948" calcext:value-type="float">
            <text:p>60948</text:p>
          </table:table-cell>
          <table:table-cell office:value-type="float" office:value="100" calcext:value-type="float">
            <text:p>100</text:p>
          </table:table-cell>
          <table:table-cell office:value-type="float" office:value="-5.08" calcext:value-type="float">
            <text:p>-5.0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598]-203)/100" office:value-type="float" office:value="608.47" calcext:value-type="float">
            <text:p>608.47</text:p>
          </table:table-cell>
          <table:table-cell office:value-type="float" office:value="61050" calcext:value-type="float">
            <text:p>61050</text:p>
          </table:table-cell>
          <table:table-cell office:value-type="float" office:value="101" calcext:value-type="float">
            <text:p>101</text:p>
          </table:table-cell>
          <table:table-cell office:value-type="float" office:value="-6.4" calcext:value-type="float">
            <text:p>-6.4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599]-203)/100" office:value-type="float" office:value="609.5" calcext:value-type="float">
            <text:p>609.5</text:p>
          </table:table-cell>
          <table:table-cell office:value-type="float" office:value="61153" calcext:value-type="float">
            <text:p>61153</text:p>
          </table:table-cell>
          <table:table-cell office:value-type="float" office:value="102" calcext:value-type="float">
            <text:p>102</text:p>
          </table:table-cell>
          <table:table-cell office:value-type="float" office:value="-7.11" calcext:value-type="float">
            <text:p>-7.1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00]-203)/100" office:value-type="float" office:value="610.51" calcext:value-type="float">
            <text:p>610.51</text:p>
          </table:table-cell>
          <table:table-cell office:value-type="float" office:value="61254" calcext:value-type="float">
            <text:p>61254</text:p>
          </table:table-cell>
          <table:table-cell office:value-type="float" office:value="101" calcext:value-type="float">
            <text:p>101</text:p>
          </table:table-cell>
          <table:table-cell office:value-type="float" office:value="-7.36" calcext:value-type="float">
            <text:p>-7.3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01]-203)/100" office:value-type="float" office:value="611.54" calcext:value-type="float">
            <text:p>611.54</text:p>
          </table:table-cell>
          <table:table-cell office:value-type="float" office:value="61357" calcext:value-type="float">
            <text:p>61357</text:p>
          </table:table-cell>
          <table:table-cell office:value-type="float" office:value="102" calcext:value-type="float">
            <text:p>102</text:p>
          </table:table-cell>
          <table:table-cell office:value-type="float" office:value="-6.43" calcext:value-type="float">
            <text:p>-6.4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02]-203)/100" office:value-type="float" office:value="612.55" calcext:value-type="float">
            <text:p>612.55</text:p>
          </table:table-cell>
          <table:table-cell office:value-type="float" office:value="61458" calcext:value-type="float">
            <text:p>61458</text:p>
          </table:table-cell>
          <table:table-cell office:value-type="float" office:value="100" calcext:value-type="float">
            <text:p>100</text:p>
          </table:table-cell>
          <table:table-cell office:value-type="float" office:value="-7.1" calcext:value-type="float">
            <text:p>-7.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03]-203)/100" office:value-type="float" office:value="613.57" calcext:value-type="float">
            <text:p>613.57</text:p>
          </table:table-cell>
          <table:table-cell office:value-type="float" office:value="61560" calcext:value-type="float">
            <text:p>61560</text:p>
          </table:table-cell>
          <table:table-cell office:value-type="float" office:value="101" calcext:value-type="float">
            <text:p>101</text:p>
          </table:table-cell>
          <table:table-cell office:value-type="float" office:value="-11.36" calcext:value-type="float">
            <text:p>-11.3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04]-203)/100" office:value-type="float" office:value="614.59" calcext:value-type="float">
            <text:p>614.59</text:p>
          </table:table-cell>
          <table:table-cell office:value-type="float" office:value="61662" calcext:value-type="float">
            <text:p>61662</text:p>
          </table:table-cell>
          <table:table-cell office:value-type="float" office:value="101" calcext:value-type="float">
            <text:p>101</text:p>
          </table:table-cell>
          <table:table-cell office:value-type="float" office:value="-14.62" calcext:value-type="float">
            <text:p>-14.6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05]-203)/100" office:value-type="float" office:value="615.61" calcext:value-type="float">
            <text:p>615.61</text:p>
          </table:table-cell>
          <table:table-cell office:value-type="float" office:value="61764" calcext:value-type="float">
            <text:p>61764</text:p>
          </table:table-cell>
          <table:table-cell office:value-type="float" office:value="101" calcext:value-type="float">
            <text:p>101</text:p>
          </table:table-cell>
          <table:table-cell office:value-type="float" office:value="-11.9" calcext:value-type="float">
            <text:p>-11.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06]-203)/100" office:value-type="float" office:value="616.62" calcext:value-type="float">
            <text:p>616.62</text:p>
          </table:table-cell>
          <table:table-cell office:value-type="float" office:value="61865" calcext:value-type="float">
            <text:p>61865</text:p>
          </table:table-cell>
          <table:table-cell office:value-type="float" office:value="100" calcext:value-type="float">
            <text:p>100</text:p>
          </table:table-cell>
          <table:table-cell office:value-type="float" office:value="-7.14" calcext:value-type="float">
            <text:p>-7.14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07]-203)/100" office:value-type="float" office:value="617.65" calcext:value-type="float">
            <text:p>617.65</text:p>
          </table:table-cell>
          <table:table-cell office:value-type="float" office:value="61968" calcext:value-type="float">
            <text:p>61968</text:p>
          </table:table-cell>
          <table:table-cell office:value-type="float" office:value="101" calcext:value-type="float">
            <text:p>101</text:p>
          </table:table-cell>
          <table:table-cell office:value-type="float" office:value="-4.94" calcext:value-type="float">
            <text:p>-4.94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08]-203)/100" office:value-type="float" office:value="618.66" calcext:value-type="float">
            <text:p>618.66</text:p>
          </table:table-cell>
          <table:table-cell office:value-type="float" office:value="62069" calcext:value-type="float">
            <text:p>62069</text:p>
          </table:table-cell>
          <table:table-cell office:value-type="float" office:value="100" calcext:value-type="float">
            <text:p>100</text:p>
          </table:table-cell>
          <table:table-cell office:value-type="float" office:value="-3.9" calcext:value-type="float">
            <text:p>-3.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09]-203)/100" office:value-type="float" office:value="619.69" calcext:value-type="float">
            <text:p>619.69</text:p>
          </table:table-cell>
          <table:table-cell office:value-type="float" office:value="62172" calcext:value-type="float">
            <text:p>62172</text:p>
          </table:table-cell>
          <table:table-cell office:value-type="float" office:value="102" calcext:value-type="float">
            <text:p>102</text:p>
          </table:table-cell>
          <table:table-cell office:value-type="float" office:value="-4.11" calcext:value-type="float">
            <text:p>-4.1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10]-203)/100" office:value-type="float" office:value="620.7" calcext:value-type="float">
            <text:p>620.7</text:p>
          </table:table-cell>
          <table:table-cell office:value-type="float" office:value="62273" calcext:value-type="float">
            <text:p>62273</text:p>
          </table:table-cell>
          <table:table-cell office:value-type="float" office:value="100" calcext:value-type="float">
            <text:p>100</text:p>
          </table:table-cell>
          <table:table-cell office:value-type="float" office:value="-3.56" calcext:value-type="float">
            <text:p>-3.5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11]-203)/100" office:value-type="float" office:value="621.72" calcext:value-type="float">
            <text:p>621.72</text:p>
          </table:table-cell>
          <table:table-cell office:value-type="float" office:value="62375" calcext:value-type="float">
            <text:p>62375</text:p>
          </table:table-cell>
          <table:table-cell office:value-type="float" office:value="101" calcext:value-type="float">
            <text:p>101</text:p>
          </table:table-cell>
          <table:table-cell office:value-type="float" office:value="-4.52" calcext:value-type="float">
            <text:p>-4.5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12]-203)/100" office:value-type="float" office:value="622.74" calcext:value-type="float">
            <text:p>622.74</text:p>
          </table:table-cell>
          <table:table-cell office:value-type="float" office:value="62477" calcext:value-type="float">
            <text:p>62477</text:p>
          </table:table-cell>
          <table:table-cell office:value-type="float" office:value="101" calcext:value-type="float">
            <text:p>101</text:p>
          </table:table-cell>
          <table:table-cell office:value-type="float" office:value="-5.66" calcext:value-type="float">
            <text:p>-5.6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13]-203)/100" office:value-type="float" office:value="623.76" calcext:value-type="float">
            <text:p>623.76</text:p>
          </table:table-cell>
          <table:table-cell office:value-type="float" office:value="62579" calcext:value-type="float">
            <text:p>62579</text:p>
          </table:table-cell>
          <table:table-cell office:value-type="float" office:value="101" calcext:value-type="float">
            <text:p>101</text:p>
          </table:table-cell>
          <table:table-cell office:value-type="float" office:value="-7.21" calcext:value-type="float">
            <text:p>-7.2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14]-203)/100" office:value-type="float" office:value="624.79" calcext:value-type="float">
            <text:p>624.79</text:p>
          </table:table-cell>
          <table:table-cell office:value-type="float" office:value="62682" calcext:value-type="float">
            <text:p>62682</text:p>
          </table:table-cell>
          <table:table-cell office:value-type="float" office:value="102" calcext:value-type="float">
            <text:p>102</text:p>
          </table:table-cell>
          <table:table-cell office:value-type="float" office:value="-7.18" calcext:value-type="float">
            <text:p>-7.1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15]-203)/100" office:value-type="float" office:value="625.8" calcext:value-type="float">
            <text:p>625.8</text:p>
          </table:table-cell>
          <table:table-cell office:value-type="float" office:value="62783" calcext:value-type="float">
            <text:p>62783</text:p>
          </table:table-cell>
          <table:table-cell office:value-type="float" office:value="101" calcext:value-type="float">
            <text:p>101</text:p>
          </table:table-cell>
          <table:table-cell office:value-type="float" office:value="-7.92" calcext:value-type="float">
            <text:p>-7.9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16]-203)/100" office:value-type="float" office:value="626.82" calcext:value-type="float">
            <text:p>626.82</text:p>
          </table:table-cell>
          <table:table-cell office:value-type="float" office:value="62885" calcext:value-type="float">
            <text:p>62885</text:p>
          </table:table-cell>
          <table:table-cell office:value-type="float" office:value="101" calcext:value-type="float">
            <text:p>101</text:p>
          </table:table-cell>
          <table:table-cell office:value-type="float" office:value="-8.6" calcext:value-type="float">
            <text:p>-8.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17]-203)/100" office:value-type="float" office:value="627.84" calcext:value-type="float">
            <text:p>627.84</text:p>
          </table:table-cell>
          <table:table-cell office:value-type="float" office:value="62987" calcext:value-type="float">
            <text:p>62987</text:p>
          </table:table-cell>
          <table:table-cell office:value-type="float" office:value="101" calcext:value-type="float">
            <text:p>101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18]-203)/100" office:value-type="float" office:value="628.86" calcext:value-type="float">
            <text:p>628.86</text:p>
          </table:table-cell>
          <table:table-cell office:value-type="float" office:value="63089" calcext:value-type="float">
            <text:p>63089</text:p>
          </table:table-cell>
          <table:table-cell office:value-type="float" office:value="101" calcext:value-type="float">
            <text:p>101</text:p>
          </table:table-cell>
          <table:table-cell office:value-type="float" office:value="-8.51" calcext:value-type="float">
            <text:p>-8.5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19]-203)/100" office:value-type="float" office:value="629.88" calcext:value-type="float">
            <text:p>629.88</text:p>
          </table:table-cell>
          <table:table-cell office:value-type="float" office:value="63191" calcext:value-type="float">
            <text:p>63191</text:p>
          </table:table-cell>
          <table:table-cell office:value-type="float" office:value="101" calcext:value-type="float">
            <text:p>101</text:p>
          </table:table-cell>
          <table:table-cell office:value-type="float" office:value="-11.64" calcext:value-type="float">
            <text:p>-11.64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20]-203)/100" office:value-type="float" office:value="630.9" calcext:value-type="float">
            <text:p>630.9</text:p>
          </table:table-cell>
          <table:table-cell office:value-type="float" office:value="63293" calcext:value-type="float">
            <text:p>63293</text:p>
          </table:table-cell>
          <table:table-cell office:value-type="float" office:value="101" calcext:value-type="float">
            <text:p>101</text:p>
          </table:table-cell>
          <table:table-cell office:value-type="float" office:value="-12.6" calcext:value-type="float">
            <text:p>-12.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21]-203)/100" office:value-type="float" office:value="631.91" calcext:value-type="float">
            <text:p>631.91</text:p>
          </table:table-cell>
          <table:table-cell office:value-type="float" office:value="63394" calcext:value-type="float">
            <text:p>63394</text:p>
          </table:table-cell>
          <table:table-cell office:value-type="float" office:value="100" calcext:value-type="float">
            <text:p>100</text:p>
          </table:table-cell>
          <table:table-cell office:value-type="float" office:value="-14.15" calcext:value-type="float">
            <text:p>-14.1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22]-203)/100" office:value-type="float" office:value="632.94" calcext:value-type="float">
            <text:p>632.94</text:p>
          </table:table-cell>
          <table:table-cell office:value-type="float" office:value="63497" calcext:value-type="float">
            <text:p>63497</text:p>
          </table:table-cell>
          <table:table-cell office:value-type="float" office:value="102" calcext:value-type="float">
            <text:p>102</text:p>
          </table:table-cell>
          <table:table-cell office:value-type="float" office:value="-11.51" calcext:value-type="float">
            <text:p>-11.5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23]-203)/100" office:value-type="float" office:value="633.95" calcext:value-type="float">
            <text:p>633.95</text:p>
          </table:table-cell>
          <table:table-cell office:value-type="float" office:value="63598" calcext:value-type="float">
            <text:p>63598</text:p>
          </table:table-cell>
          <table:table-cell office:value-type="float" office:value="100" calcext:value-type="float">
            <text:p>100</text:p>
          </table:table-cell>
          <table:table-cell office:value-type="float" office:value="-7.13" calcext:value-type="float">
            <text:p>-7.1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24]-203)/100" office:value-type="float" office:value="634.97" calcext:value-type="float">
            <text:p>634.97</text:p>
          </table:table-cell>
          <table:table-cell office:value-type="float" office:value="63700" calcext:value-type="float">
            <text:p>63700</text:p>
          </table:table-cell>
          <table:table-cell office:value-type="float" office:value="101" calcext:value-type="float">
            <text:p>101</text:p>
          </table:table-cell>
          <table:table-cell office:value-type="float" office:value="-5.28" calcext:value-type="float">
            <text:p>-5.2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25]-203)/100" office:value-type="float" office:value="635.99" calcext:value-type="float">
            <text:p>635.99</text:p>
          </table:table-cell>
          <table:table-cell office:value-type="float" office:value="63802" calcext:value-type="float">
            <text:p>63802</text:p>
          </table:table-cell>
          <table:table-cell office:value-type="float" office:value="100" calcext:value-type="float">
            <text:p>100</text:p>
          </table:table-cell>
          <table:table-cell office:value-type="float" office:value="-5.08" calcext:value-type="float">
            <text:p>-5.0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26]-203)/100" office:value-type="float" office:value="637.01" calcext:value-type="float">
            <text:p>637.01</text:p>
          </table:table-cell>
          <table:table-cell office:value-type="float" office:value="63904" calcext:value-type="float">
            <text:p>63904</text:p>
          </table:table-cell>
          <table:table-cell office:value-type="float" office:value="101" calcext:value-type="float">
            <text:p>101</text:p>
          </table:table-cell>
          <table:table-cell office:value-type="float" office:value="-4.36" calcext:value-type="float">
            <text:p>-4.3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27]-203)/100" office:value-type="float" office:value="638.03" calcext:value-type="float">
            <text:p>638.03</text:p>
          </table:table-cell>
          <table:table-cell office:value-type="float" office:value="64006" calcext:value-type="float">
            <text:p>64006</text:p>
          </table:table-cell>
          <table:table-cell office:value-type="float" office:value="101" calcext:value-type="float">
            <text:p>101</text:p>
          </table:table-cell>
          <table:table-cell office:value-type="float" office:value="-5.17" calcext:value-type="float">
            <text:p>-5.17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28]-203)/100" office:value-type="float" office:value="639.05" calcext:value-type="float">
            <text:p>639.05</text:p>
          </table:table-cell>
          <table:table-cell office:value-type="float" office:value="64108" calcext:value-type="float">
            <text:p>64108</text:p>
          </table:table-cell>
          <table:table-cell office:value-type="float" office:value="101" calcext:value-type="float">
            <text:p>101</text:p>
          </table:table-cell>
          <table:table-cell office:value-type="float" office:value="-5.91" calcext:value-type="float">
            <text:p>-5.9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29]-203)/100" office:value-type="float" office:value="640.07" calcext:value-type="float">
            <text:p>640.07</text:p>
          </table:table-cell>
          <table:table-cell office:value-type="float" office:value="64210" calcext:value-type="float">
            <text:p>64210</text:p>
          </table:table-cell>
          <table:table-cell office:value-type="float" office:value="101" calcext:value-type="float">
            <text:p>101</text:p>
          </table:table-cell>
          <table:table-cell office:value-type="float" office:value="-7.4" calcext:value-type="float">
            <text:p>-7.4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30]-203)/100" office:value-type="float" office:value="641.09" calcext:value-type="float">
            <text:p>641.09</text:p>
          </table:table-cell>
          <table:table-cell office:value-type="float" office:value="64312" calcext:value-type="float">
            <text:p>64312</text:p>
          </table:table-cell>
          <table:table-cell office:value-type="float" office:value="102" calcext:value-type="float">
            <text:p>102</text:p>
          </table:table-cell>
          <table:table-cell office:value-type="float" office:value="-9.11" calcext:value-type="float">
            <text:p>-9.1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31]-203)/100" office:value-type="float" office:value="642.11" calcext:value-type="float">
            <text:p>642.11</text:p>
          </table:table-cell>
          <table:table-cell office:value-type="float" office:value="64414" calcext:value-type="float">
            <text:p>64414</text:p>
          </table:table-cell>
          <table:table-cell office:value-type="float" office:value="101" calcext:value-type="float">
            <text:p>101</text:p>
          </table:table-cell>
          <table:table-cell office:value-type="float" office:value="-9.89" calcext:value-type="float">
            <text:p>-9.8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32]-203)/100" office:value-type="float" office:value="643.13" calcext:value-type="float">
            <text:p>643.13</text:p>
          </table:table-cell>
          <table:table-cell office:value-type="float" office:value="64516" calcext:value-type="float">
            <text:p>64516</text:p>
          </table:table-cell>
          <table:table-cell office:value-type="float" office:value="101" calcext:value-type="float">
            <text:p>101</text:p>
          </table:table-cell>
          <table:table-cell office:value-type="float" office:value="-10.95" calcext:value-type="float">
            <text:p>-10.9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33]-203)/100" office:value-type="float" office:value="644.15" calcext:value-type="float">
            <text:p>644.15</text:p>
          </table:table-cell>
          <table:table-cell office:value-type="float" office:value="64618" calcext:value-type="float">
            <text:p>64618</text:p>
          </table:table-cell>
          <table:table-cell office:value-type="float" office:value="101" calcext:value-type="float">
            <text:p>101</text:p>
          </table:table-cell>
          <table:table-cell office:value-type="float" office:value="-11.18" calcext:value-type="float">
            <text:p>-11.1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34]-203)/100" office:value-type="float" office:value="645.16" calcext:value-type="float">
            <text:p>645.16</text:p>
          </table:table-cell>
          <table:table-cell office:value-type="float" office:value="64719" calcext:value-type="float">
            <text:p>64719</text:p>
          </table:table-cell>
          <table:table-cell office:value-type="float" office:value="100" calcext:value-type="float">
            <text:p>100</text:p>
          </table:table-cell>
          <table:table-cell office:value-type="float" office:value="-6.89" calcext:value-type="float">
            <text:p>-6.8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35]-203)/100" office:value-type="float" office:value="646.19" calcext:value-type="float">
            <text:p>646.19</text:p>
          </table:table-cell>
          <table:table-cell office:value-type="float" office:value="64822" calcext:value-type="float">
            <text:p>64822</text:p>
          </table:table-cell>
          <table:table-cell office:value-type="float" office:value="102" calcext:value-type="float">
            <text:p>102</text:p>
          </table:table-cell>
          <table:table-cell office:value-type="float" office:value="-8.59" calcext:value-type="float">
            <text:p>-8.5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36]-203)/100" office:value-type="float" office:value="647.2" calcext:value-type="float">
            <text:p>647.2</text:p>
          </table:table-cell>
          <table:table-cell office:value-type="float" office:value="64923" calcext:value-type="float">
            <text:p>64923</text:p>
          </table:table-cell>
          <table:table-cell office:value-type="float" office:value="100" calcext:value-type="float">
            <text:p>100</text:p>
          </table:table-cell>
          <table:table-cell office:value-type="float" office:value="-11.25" calcext:value-type="float">
            <text:p>-11.2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37]-203)/100" office:value-type="float" office:value="648.23" calcext:value-type="float">
            <text:p>648.23</text:p>
          </table:table-cell>
          <table:table-cell office:value-type="float" office:value="65026" calcext:value-type="float">
            <text:p>65026</text:p>
          </table:table-cell>
          <table:table-cell office:value-type="float" office:value="102" calcext:value-type="float">
            <text:p>102</text:p>
          </table:table-cell>
          <table:table-cell office:value-type="float" office:value="-11.93" calcext:value-type="float">
            <text:p>-11.9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38]-203)/100" office:value-type="float" office:value="649.24" calcext:value-type="float">
            <text:p>649.24</text:p>
          </table:table-cell>
          <table:table-cell office:value-type="float" office:value="65127" calcext:value-type="float">
            <text:p>65127</text:p>
          </table:table-cell>
          <table:table-cell office:value-type="float" office:value="100" calcext:value-type="float">
            <text:p>100</text:p>
          </table:table-cell>
          <table:table-cell office:value-type="float" office:value="-7.55" calcext:value-type="float">
            <text:p>-7.5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39]-203)/100" office:value-type="float" office:value="650.26" calcext:value-type="float">
            <text:p>650.26</text:p>
          </table:table-cell>
          <table:table-cell office:value-type="float" office:value="65229" calcext:value-type="float">
            <text:p>65229</text:p>
          </table:table-cell>
          <table:table-cell office:value-type="float" office:value="101" calcext:value-type="float">
            <text:p>101</text:p>
          </table:table-cell>
          <table:table-cell office:value-type="float" office:value="-5.3" calcext:value-type="float">
            <text:p>-5.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40]-203)/100" office:value-type="float" office:value="651.28" calcext:value-type="float">
            <text:p>651.28</text:p>
          </table:table-cell>
          <table:table-cell office:value-type="float" office:value="65331" calcext:value-type="float">
            <text:p>65331</text:p>
          </table:table-cell>
          <table:table-cell office:value-type="float" office:value="101" calcext:value-type="float">
            <text:p>101</text:p>
          </table:table-cell>
          <table:table-cell office:value-type="float" office:value="-4.49" calcext:value-type="float">
            <text:p>-4.4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41]-203)/100" office:value-type="float" office:value="652.3" calcext:value-type="float">
            <text:p>652.3</text:p>
          </table:table-cell>
          <table:table-cell office:value-type="float" office:value="65433" calcext:value-type="float">
            <text:p>65433</text:p>
          </table:table-cell>
          <table:table-cell office:value-type="float" office:value="101" calcext:value-type="float">
            <text:p>101</text:p>
          </table:table-cell>
          <table:table-cell office:value-type="float" office:value="-4.96" calcext:value-type="float">
            <text:p>-4.9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42]-203)/100" office:value-type="float" office:value="653.31" calcext:value-type="float">
            <text:p>653.31</text:p>
          </table:table-cell>
          <table:table-cell office:value-type="float" office:value="65534" calcext:value-type="float">
            <text:p>65534</text:p>
          </table:table-cell>
          <table:table-cell office:value-type="float" office:value="100" calcext:value-type="float">
            <text:p>100</text:p>
          </table:table-cell>
          <table:table-cell office:value-type="float" office:value="-4.77" calcext:value-type="float">
            <text:p>-4.77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43]-203)/100" office:value-type="float" office:value="654.34" calcext:value-type="float">
            <text:p>654.34</text:p>
          </table:table-cell>
          <table:table-cell office:value-type="float" office:value="65637" calcext:value-type="float">
            <text:p>65637</text:p>
          </table:table-cell>
          <table:table-cell office:value-type="float" office:value="101" calcext:value-type="float">
            <text:p>101</text:p>
          </table:table-cell>
          <table:table-cell office:value-type="float" office:value="-4.65" calcext:value-type="float">
            <text:p>-4.6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44]-203)/100" office:value-type="float" office:value="655.36" calcext:value-type="float">
            <text:p>655.36</text:p>
          </table:table-cell>
          <table:table-cell office:value-type="float" office:value="65739" calcext:value-type="float">
            <text:p>65739</text:p>
          </table:table-cell>
          <table:table-cell office:value-type="float" office:value="101" calcext:value-type="float">
            <text:p>101</text:p>
          </table:table-cell>
          <table:table-cell office:value-type="float" office:value="-8.03" calcext:value-type="float">
            <text:p>-8.0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45]-203)/100" office:value-type="float" office:value="656.38" calcext:value-type="float">
            <text:p>656.38</text:p>
          </table:table-cell>
          <table:table-cell office:value-type="float" office:value="65841" calcext:value-type="float">
            <text:p>65841</text:p>
          </table:table-cell>
          <table:table-cell office:value-type="float" office:value="102" calcext:value-type="float">
            <text:p>102</text:p>
          </table:table-cell>
          <table:table-cell office:value-type="float" office:value="-10.63" calcext:value-type="float">
            <text:p>-10.6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46]-203)/100" office:value-type="float" office:value="657.4" calcext:value-type="float">
            <text:p>657.4</text:p>
          </table:table-cell>
          <table:table-cell office:value-type="float" office:value="65943" calcext:value-type="float">
            <text:p>65943</text:p>
          </table:table-cell>
          <table:table-cell office:value-type="float" office:value="101" calcext:value-type="float">
            <text:p>101</text:p>
          </table:table-cell>
          <table:table-cell office:value-type="float" office:value="-11.23" calcext:value-type="float">
            <text:p>-11.2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47]-203)/100" office:value-type="float" office:value="658.41" calcext:value-type="float">
            <text:p>658.41</text:p>
          </table:table-cell>
          <table:table-cell office:value-type="float" office:value="66044" calcext:value-type="float">
            <text:p>66044</text:p>
          </table:table-cell>
          <table:table-cell office:value-type="float" office:value="100" calcext:value-type="float">
            <text:p>100</text:p>
          </table:table-cell>
          <table:table-cell office:value-type="float" office:value="-11.08" calcext:value-type="float">
            <text:p>-11.0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48]-203)/100" office:value-type="float" office:value="659.44" calcext:value-type="float">
            <text:p>659.44</text:p>
          </table:table-cell>
          <table:table-cell office:value-type="float" office:value="66147" calcext:value-type="float">
            <text:p>66147</text:p>
          </table:table-cell>
          <table:table-cell office:value-type="float" office:value="102" calcext:value-type="float">
            <text:p>102</text:p>
          </table:table-cell>
          <table:table-cell office:value-type="float" office:value="-11.03" calcext:value-type="float">
            <text:p>-11.0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49]-203)/100" office:value-type="float" office:value="660.45" calcext:value-type="float">
            <text:p>660.45</text:p>
          </table:table-cell>
          <table:table-cell office:value-type="float" office:value="66248" calcext:value-type="float">
            <text:p>66248</text:p>
          </table:table-cell>
          <table:table-cell office:value-type="float" office:value="100" calcext:value-type="float">
            <text:p>100</text:p>
          </table:table-cell>
          <table:table-cell office:value-type="float" office:value="-9.2" calcext:value-type="float">
            <text:p>-9.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50]-203)/100" office:value-type="float" office:value="661.48" calcext:value-type="float">
            <text:p>661.48</text:p>
          </table:table-cell>
          <table:table-cell office:value-type="float" office:value="66351" calcext:value-type="float">
            <text:p>66351</text:p>
          </table:table-cell>
          <table:table-cell office:value-type="float" office:value="102" calcext:value-type="float">
            <text:p>102</text:p>
          </table:table-cell>
          <table:table-cell office:value-type="float" office:value="-9.06" calcext:value-type="float">
            <text:p>-9.0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51]-203)/100" office:value-type="float" office:value="662.49" calcext:value-type="float">
            <text:p>662.49</text:p>
          </table:table-cell>
          <table:table-cell office:value-type="float" office:value="66452" calcext:value-type="float">
            <text:p>66452</text:p>
          </table:table-cell>
          <table:table-cell office:value-type="float" office:value="100" calcext:value-type="float">
            <text:p>100</text:p>
          </table:table-cell>
          <table:table-cell office:value-type="float" office:value="-5.37" calcext:value-type="float">
            <text:p>-5.37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52]-203)/100" office:value-type="float" office:value="663.51" calcext:value-type="float">
            <text:p>663.51</text:p>
          </table:table-cell>
          <table:table-cell office:value-type="float" office:value="66554" calcext:value-type="float">
            <text:p>66554</text:p>
          </table:table-cell>
          <table:table-cell office:value-type="float" office:value="101" calcext:value-type="float">
            <text:p>101</text:p>
          </table:table-cell>
          <table:table-cell office:value-type="float" office:value="-8.5" calcext:value-type="float">
            <text:p>-8.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53]-203)/100" office:value-type="float" office:value="664.53" calcext:value-type="float">
            <text:p>664.53</text:p>
          </table:table-cell>
          <table:table-cell office:value-type="float" office:value="66656" calcext:value-type="float">
            <text:p>66656</text:p>
          </table:table-cell>
          <table:table-cell office:value-type="float" office:value="101" calcext:value-type="float">
            <text:p>101</text:p>
          </table:table-cell>
          <table:table-cell office:value-type="float" office:value="-3.51" calcext:value-type="float">
            <text:p>-3.5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54]-203)/100" office:value-type="float" office:value="665.55" calcext:value-type="float">
            <text:p>665.55</text:p>
          </table:table-cell>
          <table:table-cell office:value-type="float" office:value="66758" calcext:value-type="float">
            <text:p>66758</text:p>
          </table:table-cell>
          <table:table-cell office:value-type="float" office:value="101" calcext:value-type="float">
            <text:p>101</text:p>
          </table:table-cell>
          <table:table-cell office:value-type="float" office:value="-3.19" calcext:value-type="float">
            <text:p>-3.1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55]-203)/100" office:value-type="float" office:value="666.57" calcext:value-type="float">
            <text:p>666.57</text:p>
          </table:table-cell>
          <table:table-cell office:value-type="float" office:value="66860" calcext:value-type="float">
            <text:p>66860</text:p>
          </table:table-cell>
          <table:table-cell office:value-type="float" office:value="101" calcext:value-type="float">
            <text:p>101</text:p>
          </table:table-cell>
          <table:table-cell office:value-type="float" office:value="-2.57" calcext:value-type="float">
            <text:p>-2.57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56]-203)/100" office:value-type="float" office:value="667.59" calcext:value-type="float">
            <text:p>667.59</text:p>
          </table:table-cell>
          <table:table-cell office:value-type="float" office:value="66962" calcext:value-type="float">
            <text:p>66962</text:p>
          </table:table-cell>
          <table:table-cell office:value-type="float" office:value="101" calcext:value-type="float">
            <text:p>101</text:p>
          </table:table-cell>
          <table:table-cell office:value-type="float" office:value="-3.12" calcext:value-type="float">
            <text:p>-3.1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57]-203)/100" office:value-type="float" office:value="668.6" calcext:value-type="float">
            <text:p>668.6</text:p>
          </table:table-cell>
          <table:table-cell office:value-type="float" office:value="67063" calcext:value-type="float">
            <text:p>67063</text:p>
          </table:table-cell>
          <table:table-cell office:value-type="float" office:value="100" calcext:value-type="float">
            <text:p>100</text:p>
          </table:table-cell>
          <table:table-cell office:value-type="float" office:value="-4.65" calcext:value-type="float">
            <text:p>-4.6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58]-203)/100" office:value-type="float" office:value="669.63" calcext:value-type="float">
            <text:p>669.63</text:p>
          </table:table-cell>
          <table:table-cell office:value-type="float" office:value="67166" calcext:value-type="float">
            <text:p>67166</text:p>
          </table:table-cell>
          <table:table-cell office:value-type="float" office:value="102" calcext:value-type="float">
            <text:p>102</text:p>
          </table:table-cell>
          <table:table-cell office:value-type="float" office:value="-6.06" calcext:value-type="float">
            <text:p>-6.0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59]-203)/100" office:value-type="float" office:value="670.65" calcext:value-type="float">
            <text:p>670.65</text:p>
          </table:table-cell>
          <table:table-cell office:value-type="float" office:value="67268" calcext:value-type="float">
            <text:p>67268</text:p>
          </table:table-cell>
          <table:table-cell office:value-type="float" office:value="101" calcext:value-type="float">
            <text:p>101</text:p>
          </table:table-cell>
          <table:table-cell office:value-type="float" office:value="-5.35" calcext:value-type="float">
            <text:p>-5.3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60]-203)/100" office:value-type="float" office:value="671.66" calcext:value-type="float">
            <text:p>671.66</text:p>
          </table:table-cell>
          <table:table-cell office:value-type="float" office:value="67369" calcext:value-type="float">
            <text:p>67369</text:p>
          </table:table-cell>
          <table:table-cell office:value-type="float" office:value="101" calcext:value-type="float">
            <text:p>101</text:p>
          </table:table-cell>
          <table:table-cell office:value-type="float" office:value="-7.93" calcext:value-type="float">
            <text:p>-7.9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61]-203)/100" office:value-type="float" office:value="672.69" calcext:value-type="float">
            <text:p>672.69</text:p>
          </table:table-cell>
          <table:table-cell office:value-type="float" office:value="67472" calcext:value-type="float">
            <text:p>67472</text:p>
          </table:table-cell>
          <table:table-cell office:value-type="float" office:value="101" calcext:value-type="float">
            <text:p>101</text:p>
          </table:table-cell>
          <table:table-cell office:value-type="float" office:value="-9.71" calcext:value-type="float">
            <text:p>-9.7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62]-203)/100" office:value-type="float" office:value="673.7" calcext:value-type="float">
            <text:p>673.7</text:p>
          </table:table-cell>
          <table:table-cell office:value-type="float" office:value="67573" calcext:value-type="float">
            <text:p>67573</text:p>
          </table:table-cell>
          <table:table-cell office:value-type="float" office:value="100" calcext:value-type="float">
            <text:p>100</text:p>
          </table:table-cell>
          <table:table-cell office:value-type="float" office:value="-9.52" calcext:value-type="float">
            <text:p>-9.5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63]-203)/100" office:value-type="float" office:value="674.73" calcext:value-type="float">
            <text:p>674.73</text:p>
          </table:table-cell>
          <table:table-cell office:value-type="float" office:value="67676" calcext:value-type="float">
            <text:p>67676</text:p>
          </table:table-cell>
          <table:table-cell office:value-type="float" office:value="102" calcext:value-type="float">
            <text:p>102</text:p>
          </table:table-cell>
          <table:table-cell office:value-type="float" office:value="-8.97" calcext:value-type="float">
            <text:p>-8.97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64]-203)/100" office:value-type="float" office:value="675.74" calcext:value-type="float">
            <text:p>675.74</text:p>
          </table:table-cell>
          <table:table-cell office:value-type="float" office:value="67777" calcext:value-type="float">
            <text:p>67777</text:p>
          </table:table-cell>
          <table:table-cell office:value-type="float" office:value="100" calcext:value-type="float">
            <text:p>100</text:p>
          </table:table-cell>
          <table:table-cell office:value-type="float" office:value="-9.7" calcext:value-type="float">
            <text:p>-9.7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65]-203)/100" office:value-type="float" office:value="676.76" calcext:value-type="float">
            <text:p>676.76</text:p>
          </table:table-cell>
          <table:table-cell office:value-type="float" office:value="67879" calcext:value-type="float">
            <text:p>67879</text:p>
          </table:table-cell>
          <table:table-cell office:value-type="float" office:value="101" calcext:value-type="float">
            <text:p>101</text:p>
          </table:table-cell>
          <table:table-cell office:value-type="float" office:value="-9.61" calcext:value-type="float">
            <text:p>-9.6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66]-203)/100" office:value-type="float" office:value="677.78" calcext:value-type="float">
            <text:p>677.78</text:p>
          </table:table-cell>
          <table:table-cell office:value-type="float" office:value="67981" calcext:value-type="float">
            <text:p>67981</text:p>
          </table:table-cell>
          <table:table-cell office:value-type="float" office:value="101" calcext:value-type="float">
            <text:p>101</text:p>
          </table:table-cell>
          <table:table-cell office:value-type="float" office:value="-10.7" calcext:value-type="float">
            <text:p>-10.7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67]-203)/100" office:value-type="float" office:value="678.8" calcext:value-type="float">
            <text:p>678.8</text:p>
          </table:table-cell>
          <table:table-cell office:value-type="float" office:value="68083" calcext:value-type="float">
            <text:p>68083</text:p>
          </table:table-cell>
          <table:table-cell office:value-type="float" office:value="101" calcext:value-type="float">
            <text:p>101</text:p>
          </table:table-cell>
          <table:table-cell office:value-type="float" office:value="-9.65" calcext:value-type="float">
            <text:p>-9.6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68]-203)/100" office:value-type="float" office:value="679.82" calcext:value-type="float">
            <text:p>679.82</text:p>
          </table:table-cell>
          <table:table-cell office:value-type="float" office:value="68185" calcext:value-type="float">
            <text:p>68185</text:p>
          </table:table-cell>
          <table:table-cell office:value-type="float" office:value="101" calcext:value-type="float">
            <text:p>101</text:p>
          </table:table-cell>
          <table:table-cell office:value-type="float" office:value="-9.32" calcext:value-type="float">
            <text:p>-9.3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69]-203)/100" office:value-type="float" office:value="680.84" calcext:value-type="float">
            <text:p>680.84</text:p>
          </table:table-cell>
          <table:table-cell office:value-type="float" office:value="68287" calcext:value-type="float">
            <text:p>68287</text:p>
          </table:table-cell>
          <table:table-cell office:value-type="float" office:value="101" calcext:value-type="float">
            <text:p>101</text:p>
          </table:table-cell>
          <table:table-cell office:value-type="float" office:value="-6.56" calcext:value-type="float">
            <text:p>-6.5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70]-203)/100" office:value-type="float" office:value="681.85" calcext:value-type="float">
            <text:p>681.85</text:p>
          </table:table-cell>
          <table:table-cell office:value-type="float" office:value="68388" calcext:value-type="float">
            <text:p>68388</text:p>
          </table:table-cell>
          <table:table-cell office:value-type="float" office:value="100" calcext:value-type="float">
            <text:p>100</text:p>
          </table:table-cell>
          <table:table-cell office:value-type="float" office:value="-4.66" calcext:value-type="float">
            <text:p>-4.6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71]-203)/100" office:value-type="float" office:value="682.88" calcext:value-type="float">
            <text:p>682.88</text:p>
          </table:table-cell>
          <table:table-cell office:value-type="float" office:value="68491" calcext:value-type="float">
            <text:p>68491</text:p>
          </table:table-cell>
          <table:table-cell office:value-type="float" office:value="102" calcext:value-type="float">
            <text:p>102</text:p>
          </table:table-cell>
          <table:table-cell office:value-type="float" office:value="-3.95" calcext:value-type="float">
            <text:p>-3.9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72]-203)/100" office:value-type="float" office:value="683.89" calcext:value-type="float">
            <text:p>683.89</text:p>
          </table:table-cell>
          <table:table-cell office:value-type="float" office:value="68592" calcext:value-type="float">
            <text:p>68592</text:p>
          </table:table-cell>
          <table:table-cell office:value-type="float" office:value="100" calcext:value-type="float">
            <text:p>100</text:p>
          </table:table-cell>
          <table:table-cell office:value-type="float" office:value="-4.15" calcext:value-type="float">
            <text:p>-4.1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73]-203)/100" office:value-type="float" office:value="684.92" calcext:value-type="float">
            <text:p>684.92</text:p>
          </table:table-cell>
          <table:table-cell office:value-type="float" office:value="68695" calcext:value-type="float">
            <text:p>68695</text:p>
          </table:table-cell>
          <table:table-cell office:value-type="float" office:value="102" calcext:value-type="float">
            <text:p>102</text:p>
          </table:table-cell>
          <table:table-cell office:value-type="float" office:value="-5.12" calcext:value-type="float">
            <text:p>-5.1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74]-203)/100" office:value-type="float" office:value="685.93" calcext:value-type="float">
            <text:p>685.93</text:p>
          </table:table-cell>
          <table:table-cell office:value-type="float" office:value="68796" calcext:value-type="float">
            <text:p>68796</text:p>
          </table:table-cell>
          <table:table-cell office:value-type="float" office:value="100" calcext:value-type="float">
            <text:p>100</text:p>
          </table:table-cell>
          <table:table-cell office:value-type="float" office:value="-5.32" calcext:value-type="float">
            <text:p>-5.3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75]-203)/100" office:value-type="float" office:value="686.95" calcext:value-type="float">
            <text:p>686.95</text:p>
          </table:table-cell>
          <table:table-cell office:value-type="float" office:value="68898" calcext:value-type="float">
            <text:p>68898</text:p>
          </table:table-cell>
          <table:table-cell office:value-type="float" office:value="101" calcext:value-type="float">
            <text:p>101</text:p>
          </table:table-cell>
          <table:table-cell office:value-type="float" office:value="-7.16" calcext:value-type="float">
            <text:p>-7.1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76]-203)/100" office:value-type="float" office:value="687.98" calcext:value-type="float">
            <text:p>687.98</text:p>
          </table:table-cell>
          <table:table-cell office:value-type="float" office:value="69001" calcext:value-type="float">
            <text:p>69001</text:p>
          </table:table-cell>
          <table:table-cell office:value-type="float" office:value="102" calcext:value-type="float">
            <text:p>102</text:p>
          </table:table-cell>
          <table:table-cell office:value-type="float" office:value="-9.25" calcext:value-type="float">
            <text:p>-9.2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77]-203)/100" office:value-type="float" office:value="688.99" calcext:value-type="float">
            <text:p>688.99</text:p>
          </table:table-cell>
          <table:table-cell office:value-type="float" office:value="69102" calcext:value-type="float">
            <text:p>69102</text:p>
          </table:table-cell>
          <table:table-cell office:value-type="float" office:value="101" calcext:value-type="float">
            <text:p>101</text:p>
          </table:table-cell>
          <table:table-cell office:value-type="float" office:value="-10.58" calcext:value-type="float">
            <text:p>-10.5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78]-203)/100" office:value-type="float" office:value="690.01" calcext:value-type="float">
            <text:p>690.01</text:p>
          </table:table-cell>
          <table:table-cell office:value-type="float" office:value="69204" calcext:value-type="float">
            <text:p>69204</text:p>
          </table:table-cell>
          <table:table-cell office:value-type="float" office:value="101" calcext:value-type="float">
            <text:p>101</text:p>
          </table:table-cell>
          <table:table-cell office:value-type="float" office:value="-9.75" calcext:value-type="float">
            <text:p>-9.7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79]-203)/100" office:value-type="float" office:value="691.03" calcext:value-type="float">
            <text:p>691.03</text:p>
          </table:table-cell>
          <table:table-cell office:value-type="float" office:value="69306" calcext:value-type="float">
            <text:p>69306</text:p>
          </table:table-cell>
          <table:table-cell office:value-type="float" office:value="100" calcext:value-type="float">
            <text:p>100</text:p>
          </table:table-cell>
          <table:table-cell office:value-type="float" office:value="-9.28" calcext:value-type="float">
            <text:p>-9.2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80]-203)/100" office:value-type="float" office:value="692.05" calcext:value-type="float">
            <text:p>692.05</text:p>
          </table:table-cell>
          <table:table-cell office:value-type="float" office:value="69408" calcext:value-type="float">
            <text:p>69408</text:p>
          </table:table-cell>
          <table:table-cell office:value-type="float" office:value="101" calcext:value-type="float">
            <text:p>101</text:p>
          </table:table-cell>
          <table:table-cell office:value-type="float" office:value="-10.22" calcext:value-type="float">
            <text:p>-10.2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81]-203)/100" office:value-type="float" office:value="693.07" calcext:value-type="float">
            <text:p>693.07</text:p>
          </table:table-cell>
          <table:table-cell office:value-type="float" office:value="69510" calcext:value-type="float">
            <text:p>69510</text:p>
          </table:table-cell>
          <table:table-cell office:value-type="float" office:value="101" calcext:value-type="float">
            <text:p>101</text:p>
          </table:table-cell>
          <table:table-cell office:value-type="float" office:value="-9.27" calcext:value-type="float">
            <text:p>-9.27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82]-203)/100" office:value-type="float" office:value="694.09" calcext:value-type="float">
            <text:p>694.09</text:p>
          </table:table-cell>
          <table:table-cell office:value-type="float" office:value="69612" calcext:value-type="float">
            <text:p>69612</text:p>
          </table:table-cell>
          <table:table-cell office:value-type="float" office:value="101" calcext:value-type="float">
            <text:p>101</text:p>
          </table:table-cell>
          <table:table-cell office:value-type="float" office:value="-10.14" calcext:value-type="float">
            <text:p>-10.14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83]-203)/100" office:value-type="float" office:value="695.1" calcext:value-type="float">
            <text:p>695.1</text:p>
          </table:table-cell>
          <table:table-cell office:value-type="float" office:value="69713" calcext:value-type="float">
            <text:p>69713</text:p>
          </table:table-cell>
          <table:table-cell office:value-type="float" office:value="100" calcext:value-type="float">
            <text:p>100</text:p>
          </table:table-cell>
          <table:table-cell office:value-type="float" office:value="-10.46" calcext:value-type="float">
            <text:p>-10.4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84]-203)/100" office:value-type="float" office:value="696.13" calcext:value-type="float">
            <text:p>696.13</text:p>
          </table:table-cell>
          <table:table-cell office:value-type="float" office:value="69816" calcext:value-type="float">
            <text:p>69816</text:p>
          </table:table-cell>
          <table:table-cell office:value-type="float" office:value="102" calcext:value-type="float">
            <text:p>102</text:p>
          </table:table-cell>
          <table:table-cell office:value-type="float" office:value="-7.63" calcext:value-type="float">
            <text:p>-7.6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85]-203)/100" office:value-type="float" office:value="697.14" calcext:value-type="float">
            <text:p>697.14</text:p>
          </table:table-cell>
          <table:table-cell office:value-type="float" office:value="69917" calcext:value-type="float">
            <text:p>69917</text:p>
          </table:table-cell>
          <table:table-cell office:value-type="float" office:value="100" calcext:value-type="float">
            <text:p>100</text:p>
          </table:table-cell>
          <table:table-cell office:value-type="float" office:value="-6.24" calcext:value-type="float">
            <text:p>-6.24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86]-203)/100" office:value-type="float" office:value="698.17" calcext:value-type="float">
            <text:p>698.17</text:p>
          </table:table-cell>
          <table:table-cell office:value-type="float" office:value="70020" calcext:value-type="float">
            <text:p>70020</text:p>
          </table:table-cell>
          <table:table-cell office:value-type="float" office:value="102" calcext:value-type="float">
            <text:p>102</text:p>
          </table:table-cell>
          <table:table-cell office:value-type="float" office:value="-5.63" calcext:value-type="float">
            <text:p>-5.6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87]-203)/100" office:value-type="float" office:value="699.18" calcext:value-type="float">
            <text:p>699.18</text:p>
          </table:table-cell>
          <table:table-cell office:value-type="float" office:value="70121" calcext:value-type="float">
            <text:p>70121</text:p>
          </table:table-cell>
          <table:table-cell office:value-type="float" office:value="100" calcext:value-type="float">
            <text:p>100</text:p>
          </table:table-cell>
          <table:table-cell office:value-type="float" office:value="-5.49" calcext:value-type="float">
            <text:p>-5.4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88]-203)/100" office:value-type="float" office:value="700.2" calcext:value-type="float">
            <text:p>700.2</text:p>
          </table:table-cell>
          <table:table-cell office:value-type="float" office:value="70223" calcext:value-type="float">
            <text:p>70223</text:p>
          </table:table-cell>
          <table:table-cell office:value-type="float" office:value="101" calcext:value-type="float">
            <text:p>101</text:p>
          </table:table-cell>
          <table:table-cell office:value-type="float" office:value="-5.32" calcext:value-type="float">
            <text:p>-5.3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89]-203)/100" office:value-type="float" office:value="701.22" calcext:value-type="float">
            <text:p>701.22</text:p>
          </table:table-cell>
          <table:table-cell office:value-type="float" office:value="70325" calcext:value-type="float">
            <text:p>70325</text:p>
          </table:table-cell>
          <table:table-cell office:value-type="float" office:value="101" calcext:value-type="float">
            <text:p>101</text:p>
          </table:table-cell>
          <table:table-cell office:value-type="float" office:value="-5.32" calcext:value-type="float">
            <text:p>-5.3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90]-203)/100" office:value-type="float" office:value="702.24" calcext:value-type="float">
            <text:p>702.24</text:p>
          </table:table-cell>
          <table:table-cell office:value-type="float" office:value="70427" calcext:value-type="float">
            <text:p>70427</text:p>
          </table:table-cell>
          <table:table-cell office:value-type="float" office:value="101" calcext:value-type="float">
            <text:p>101</text:p>
          </table:table-cell>
          <table:table-cell office:value-type="float" office:value="-5.65" calcext:value-type="float">
            <text:p>-5.6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91]-203)/100" office:value-type="float" office:value="703.26" calcext:value-type="float">
            <text:p>703.26</text:p>
          </table:table-cell>
          <table:table-cell office:value-type="float" office:value="70529" calcext:value-type="float">
            <text:p>70529</text:p>
          </table:table-cell>
          <table:table-cell office:value-type="float" office:value="101" calcext:value-type="float">
            <text:p>101</text:p>
          </table:table-cell>
          <table:table-cell office:value-type="float" office:value="-3.79" calcext:value-type="float">
            <text:p>-3.7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92]-203)/100" office:value-type="float" office:value="704.28" calcext:value-type="float">
            <text:p>704.28</text:p>
          </table:table-cell>
          <table:table-cell office:value-type="float" office:value="70631" calcext:value-type="float">
            <text:p>70631</text:p>
          </table:table-cell>
          <table:table-cell office:value-type="float" office:value="101" calcext:value-type="float">
            <text:p>101</text:p>
          </table:table-cell>
          <table:table-cell office:value-type="float" office:value="-5.41" calcext:value-type="float">
            <text:p>-5.4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93]-203)/100" office:value-type="float" office:value="705.3" calcext:value-type="float">
            <text:p>705.3</text:p>
          </table:table-cell>
          <table:table-cell office:value-type="float" office:value="70733" calcext:value-type="float">
            <text:p>70733</text:p>
          </table:table-cell>
          <table:table-cell office:value-type="float" office:value="101" calcext:value-type="float">
            <text:p>101</text:p>
          </table:table-cell>
          <table:table-cell office:value-type="float" office:value="-8.09" calcext:value-type="float">
            <text:p>-8.0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94]-203)/100" office:value-type="float" office:value="706.32" calcext:value-type="float">
            <text:p>706.32</text:p>
          </table:table-cell>
          <table:table-cell office:value-type="float" office:value="70835" calcext:value-type="float">
            <text:p>70835</text:p>
          </table:table-cell>
          <table:table-cell office:value-type="float" office:value="102" calcext:value-type="float">
            <text:p>102</text:p>
          </table:table-cell>
          <table:table-cell office:value-type="float" office:value="-8.64" calcext:value-type="float">
            <text:p>-8.64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95]-203)/100" office:value-type="float" office:value="707.34" calcext:value-type="float">
            <text:p>707.34</text:p>
          </table:table-cell>
          <table:table-cell office:value-type="float" office:value="70937" calcext:value-type="float">
            <text:p>70937</text:p>
          </table:table-cell>
          <table:table-cell office:value-type="float" office:value="101" calcext:value-type="float">
            <text:p>101</text:p>
          </table:table-cell>
          <table:table-cell office:value-type="float" office:value="-8.52" calcext:value-type="float">
            <text:p>-8.5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96]-203)/100" office:value-type="float" office:value="708.35" calcext:value-type="float">
            <text:p>708.35</text:p>
          </table:table-cell>
          <table:table-cell office:value-type="float" office:value="71038" calcext:value-type="float">
            <text:p>71038</text:p>
          </table:table-cell>
          <table:table-cell office:value-type="float" office:value="100" calcext:value-type="float">
            <text:p>100</text:p>
          </table:table-cell>
          <table:table-cell office:value-type="float" office:value="-7.84" calcext:value-type="float">
            <text:p>-7.84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97]-203)/100" office:value-type="float" office:value="709.38" calcext:value-type="float">
            <text:p>709.38</text:p>
          </table:table-cell>
          <table:table-cell office:value-type="float" office:value="71141" calcext:value-type="float">
            <text:p>71141</text:p>
          </table:table-cell>
          <table:table-cell office:value-type="float" office:value="101" calcext:value-type="float">
            <text:p>101</text:p>
          </table:table-cell>
          <table:table-cell office:value-type="float" office:value="-8.92" calcext:value-type="float">
            <text:p>-8.9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98]-203)/100" office:value-type="float" office:value="710.39" calcext:value-type="float">
            <text:p>710.39</text:p>
          </table:table-cell>
          <table:table-cell office:value-type="float" office:value="71242" calcext:value-type="float">
            <text:p>71242</text:p>
          </table:table-cell>
          <table:table-cell office:value-type="float" office:value="100" calcext:value-type="float">
            <text:p>100</text:p>
          </table:table-cell>
          <table:table-cell office:value-type="float" office:value="-9.03" calcext:value-type="float">
            <text:p>-9.0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699]-203)/100" office:value-type="float" office:value="711.42" calcext:value-type="float">
            <text:p>711.42</text:p>
          </table:table-cell>
          <table:table-cell office:value-type="float" office:value="71345" calcext:value-type="float">
            <text:p>71345</text:p>
          </table:table-cell>
          <table:table-cell office:value-type="float" office:value="102" calcext:value-type="float">
            <text:p>102</text:p>
          </table:table-cell>
          <table:table-cell office:value-type="float" office:value="-10.08" calcext:value-type="float">
            <text:p>-10.0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700]-203)/100" office:value-type="float" office:value="712.43" calcext:value-type="float">
            <text:p>712.43</text:p>
          </table:table-cell>
          <table:table-cell office:value-type="float" office:value="71446" calcext:value-type="float">
            <text:p>71446</text:p>
          </table:table-cell>
          <table:table-cell office:value-type="float" office:value="100" calcext:value-type="float">
            <text:p>100</text:p>
          </table:table-cell>
          <table:table-cell office:value-type="float" office:value="-9.11" calcext:value-type="float">
            <text:p>-9.1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701]-203)/100" office:value-type="float" office:value="713.45" calcext:value-type="float">
            <text:p>713.45</text:p>
          </table:table-cell>
          <table:table-cell office:value-type="float" office:value="71548" calcext:value-type="float">
            <text:p>71548</text:p>
          </table:table-cell>
          <table:table-cell office:value-type="float" office:value="101" calcext:value-type="float">
            <text:p>101</text:p>
          </table:table-cell>
          <table:table-cell office:value-type="float" office:value="-5.66" calcext:value-type="float">
            <text:p>-5.6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702]-203)/100" office:value-type="float" office:value="714.47" calcext:value-type="float">
            <text:p>714.47</text:p>
          </table:table-cell>
          <table:table-cell office:value-type="float" office:value="71650" calcext:value-type="float">
            <text:p>71650</text:p>
          </table:table-cell>
          <table:table-cell office:value-type="float" office:value="101" calcext:value-type="float">
            <text:p>101</text:p>
          </table:table-cell>
          <table:table-cell office:value-type="float" office:value="-4.47" calcext:value-type="float">
            <text:p>-4.47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703]-203)/100" office:value-type="float" office:value="715.49" calcext:value-type="float">
            <text:p>715.49</text:p>
          </table:table-cell>
          <table:table-cell office:value-type="float" office:value="71752" calcext:value-type="float">
            <text:p>71752</text:p>
          </table:table-cell>
          <table:table-cell office:value-type="float" office:value="101" calcext:value-type="float">
            <text:p>101</text:p>
          </table:table-cell>
          <table:table-cell office:value-type="float" office:value="-3.77" calcext:value-type="float">
            <text:p>-3.77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704]-203)/100" office:value-type="float" office:value="716.51" calcext:value-type="float">
            <text:p>716.51</text:p>
          </table:table-cell>
          <table:table-cell office:value-type="float" office:value="71854" calcext:value-type="float">
            <text:p>71854</text:p>
          </table:table-cell>
          <table:table-cell office:value-type="float" office:value="101" calcext:value-type="float">
            <text:p>101</text:p>
          </table:table-cell>
          <table:table-cell office:value-type="float" office:value="-3.83" calcext:value-type="float">
            <text:p>-3.8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705]-203)/100" office:value-type="float" office:value="717.53" calcext:value-type="float">
            <text:p>717.53</text:p>
          </table:table-cell>
          <table:table-cell office:value-type="float" office:value="71956" calcext:value-type="float">
            <text:p>71956</text:p>
          </table:table-cell>
          <table:table-cell office:value-type="float" office:value="101" calcext:value-type="float">
            <text:p>101</text:p>
          </table:table-cell>
          <table:table-cell office:value-type="float" office:value="-4.62" calcext:value-type="float">
            <text:p>-4.6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706]-203)/100" office:value-type="float" office:value="718.54" calcext:value-type="float">
            <text:p>718.54</text:p>
          </table:table-cell>
          <table:table-cell office:value-type="float" office:value="72057" calcext:value-type="float">
            <text:p>72057</text:p>
          </table:table-cell>
          <table:table-cell office:value-type="float" office:value="100" calcext:value-type="float">
            <text:p>100</text:p>
          </table:table-cell>
          <table:table-cell office:value-type="float" office:value="-4.64" calcext:value-type="float">
            <text:p>-4.64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707]-203)/100" office:value-type="float" office:value="719.57" calcext:value-type="float">
            <text:p>719.57</text:p>
          </table:table-cell>
          <table:table-cell office:value-type="float" office:value="72160" calcext:value-type="float">
            <text:p>72160</text:p>
          </table:table-cell>
          <table:table-cell office:value-type="float" office:value="102" calcext:value-type="float">
            <text:p>102</text:p>
          </table:table-cell>
          <table:table-cell office:value-type="float" office:value="-5.22" calcext:value-type="float">
            <text:p>-5.2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708]-203)/100" office:value-type="float" office:value="720.58" calcext:value-type="float">
            <text:p>720.58</text:p>
          </table:table-cell>
          <table:table-cell office:value-type="float" office:value="72261" calcext:value-type="float">
            <text:p>72261</text:p>
          </table:table-cell>
          <table:table-cell office:value-type="float" office:value="100" calcext:value-type="float">
            <text:p>100</text:p>
          </table:table-cell>
          <table:table-cell office:value-type="float" office:value="-7.55" calcext:value-type="float">
            <text:p>-7.5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709]-203)/100" office:value-type="float" office:value="721.61" calcext:value-type="float">
            <text:p>721.61</text:p>
          </table:table-cell>
          <table:table-cell office:value-type="float" office:value="72364" calcext:value-type="float">
            <text:p>72364</text:p>
          </table:table-cell>
          <table:table-cell office:value-type="float" office:value="102" calcext:value-type="float">
            <text:p>102</text:p>
          </table:table-cell>
          <table:table-cell office:value-type="float" office:value="-8.72" calcext:value-type="float">
            <text:p>-8.7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710]-203)/100" office:value-type="float" office:value="722.63" calcext:value-type="float">
            <text:p>722.63</text:p>
          </table:table-cell>
          <table:table-cell office:value-type="float" office:value="72466" calcext:value-type="float">
            <text:p>72466</text:p>
          </table:table-cell>
          <table:table-cell office:value-type="float" office:value="101" calcext:value-type="float">
            <text:p>101</text:p>
          </table:table-cell>
          <table:table-cell office:value-type="float" office:value="-8.77" calcext:value-type="float">
            <text:p>-8.77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711]-203)/100" office:value-type="float" office:value="723.64" calcext:value-type="float">
            <text:p>723.64</text:p>
          </table:table-cell>
          <table:table-cell office:value-type="float" office:value="72567" calcext:value-type="float">
            <text:p>72567</text:p>
          </table:table-cell>
          <table:table-cell office:value-type="float" office:value="101" calcext:value-type="float">
            <text:p>101</text:p>
          </table:table-cell>
          <table:table-cell office:value-type="float" office:value="-9.51" calcext:value-type="float">
            <text:p>-9.5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712]-203)/100" office:value-type="float" office:value="724.67" calcext:value-type="float">
            <text:p>724.67</text:p>
          </table:table-cell>
          <table:table-cell office:value-type="float" office:value="72670" calcext:value-type="float">
            <text:p>72670</text:p>
          </table:table-cell>
          <table:table-cell office:value-type="float" office:value="102" calcext:value-type="float">
            <text:p>102</text:p>
          </table:table-cell>
          <table:table-cell office:value-type="float" office:value="-9.92" calcext:value-type="float">
            <text:p>-9.9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713]-203)/100" office:value-type="float" office:value="725.68" calcext:value-type="float">
            <text:p>725.68</text:p>
          </table:table-cell>
          <table:table-cell office:value-type="float" office:value="72771" calcext:value-type="float">
            <text:p>72771</text:p>
          </table:table-cell>
          <table:table-cell office:value-type="float" office:value="100" calcext:value-type="float">
            <text:p>100</text:p>
          </table:table-cell>
          <table:table-cell office:value-type="float" office:value="-7.87" calcext:value-type="float">
            <text:p>-7.87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714]-203)/100" office:value-type="float" office:value="726.7" calcext:value-type="float">
            <text:p>726.7</text:p>
          </table:table-cell>
          <table:table-cell office:value-type="float" office:value="72873" calcext:value-type="float">
            <text:p>72873</text:p>
          </table:table-cell>
          <table:table-cell office:value-type="float" office:value="101" calcext:value-type="float">
            <text:p>101</text:p>
          </table:table-cell>
          <table:table-cell office:value-type="float" office:value="-7.18" calcext:value-type="float">
            <text:p>-7.1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715]-203)/100" office:value-type="float" office:value="727.72" calcext:value-type="float">
            <text:p>727.72</text:p>
          </table:table-cell>
          <table:table-cell office:value-type="float" office:value="72975" calcext:value-type="float">
            <text:p>72975</text:p>
          </table:table-cell>
          <table:table-cell office:value-type="float" office:value="100" calcext:value-type="float">
            <text:p>100</text:p>
          </table:table-cell>
          <table:table-cell office:value-type="float" office:value="-8.11" calcext:value-type="float">
            <text:p>-8.1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716]-203)/100" office:value-type="float" office:value="728.74" calcext:value-type="float">
            <text:p>728.74</text:p>
          </table:table-cell>
          <table:table-cell office:value-type="float" office:value="73077" calcext:value-type="float">
            <text:p>73077</text:p>
          </table:table-cell>
          <table:table-cell office:value-type="float" office:value="101" calcext:value-type="float">
            <text:p>101</text:p>
          </table:table-cell>
          <table:table-cell office:value-type="float" office:value="-8.72" calcext:value-type="float">
            <text:p>-8.7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717]-203)/100" office:value-type="float" office:value="729.76" calcext:value-type="float">
            <text:p>729.76</text:p>
          </table:table-cell>
          <table:table-cell office:value-type="float" office:value="73179" calcext:value-type="float">
            <text:p>73179</text:p>
          </table:table-cell>
          <table:table-cell office:value-type="float" office:value="101" calcext:value-type="float">
            <text:p>101</text:p>
          </table:table-cell>
          <table:table-cell office:value-type="float" office:value="-7.13" calcext:value-type="float">
            <text:p>-7.1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718]-203)/100" office:value-type="float" office:value="730.78" calcext:value-type="float">
            <text:p>730.78</text:p>
          </table:table-cell>
          <table:table-cell office:value-type="float" office:value="73281" calcext:value-type="float">
            <text:p>73281</text:p>
          </table:table-cell>
          <table:table-cell office:value-type="float" office:value="101" calcext:value-type="float">
            <text:p>101</text:p>
          </table:table-cell>
          <table:table-cell office:value-type="float" office:value="-6.32" calcext:value-type="float">
            <text:p>-6.3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719]-203)/100" office:value-type="float" office:value="731.79" calcext:value-type="float">
            <text:p>731.79</text:p>
          </table:table-cell>
          <table:table-cell office:value-type="float" office:value="73382" calcext:value-type="float">
            <text:p>73382</text:p>
          </table:table-cell>
          <table:table-cell office:value-type="float" office:value="100" calcext:value-type="float">
            <text:p>100</text:p>
          </table:table-cell>
          <table:table-cell office:value-type="float" office:value="-5.08" calcext:value-type="float">
            <text:p>-5.0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720]-203)/100" office:value-type="float" office:value="732.82" calcext:value-type="float">
            <text:p>732.82</text:p>
          </table:table-cell>
          <table:table-cell office:value-type="float" office:value="73485" calcext:value-type="float">
            <text:p>73485</text:p>
          </table:table-cell>
          <table:table-cell office:value-type="float" office:value="102" calcext:value-type="float">
            <text:p>102</text:p>
          </table:table-cell>
          <table:table-cell office:value-type="float" office:value="-4.87" calcext:value-type="float">
            <text:p>-4.87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721]-203)/100" office:value-type="float" office:value="733.83" calcext:value-type="float">
            <text:p>733.83</text:p>
          </table:table-cell>
          <table:table-cell office:value-type="float" office:value="73586" calcext:value-type="float">
            <text:p>73586</text:p>
          </table:table-cell>
          <table:table-cell office:value-type="float" office:value="100" calcext:value-type="float">
            <text:p>100</text:p>
          </table:table-cell>
          <table:table-cell office:value-type="float" office:value="-4.88" calcext:value-type="float">
            <text:p>-4.8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722]-203)/100" office:value-type="float" office:value="734.86" calcext:value-type="float">
            <text:p>734.86</text:p>
          </table:table-cell>
          <table:table-cell office:value-type="float" office:value="73689" calcext:value-type="float">
            <text:p>73689</text:p>
          </table:table-cell>
          <table:table-cell office:value-type="float" office:value="102" calcext:value-type="float">
            <text:p>102</text:p>
          </table:table-cell>
          <table:table-cell office:value-type="float" office:value="-4.15" calcext:value-type="float">
            <text:p>-4.1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723]-203)/100" office:value-type="float" office:value="735.87" calcext:value-type="float">
            <text:p>735.87</text:p>
          </table:table-cell>
          <table:table-cell office:value-type="float" office:value="73790" calcext:value-type="float">
            <text:p>73790</text:p>
          </table:table-cell>
          <table:table-cell office:value-type="float" office:value="100" calcext:value-type="float">
            <text:p>100</text:p>
          </table:table-cell>
          <table:table-cell office:value-type="float" office:value="-5.25" calcext:value-type="float">
            <text:p>-5.2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724]-203)/100" office:value-type="float" office:value="736.89" calcext:value-type="float">
            <text:p>736.89</text:p>
          </table:table-cell>
          <table:table-cell office:value-type="float" office:value="73892" calcext:value-type="float">
            <text:p>73892</text:p>
          </table:table-cell>
          <table:table-cell office:value-type="float" office:value="101" calcext:value-type="float">
            <text:p>101</text:p>
          </table:table-cell>
          <table:table-cell office:value-type="float" office:value="-6.05" calcext:value-type="float">
            <text:p>-6.0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725]-203)/100" office:value-type="float" office:value="737.91" calcext:value-type="float">
            <text:p>737.91</text:p>
          </table:table-cell>
          <table:table-cell office:value-type="float" office:value="73994" calcext:value-type="float">
            <text:p>73994</text:p>
          </table:table-cell>
          <table:table-cell office:value-type="float" office:value="101" calcext:value-type="float">
            <text:p>101</text:p>
          </table:table-cell>
          <table:table-cell office:value-type="float" office:value="-6.87" calcext:value-type="float">
            <text:p>-6.87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726]-203)/100" office:value-type="float" office:value="738.93" calcext:value-type="float">
            <text:p>738.93</text:p>
          </table:table-cell>
          <table:table-cell office:value-type="float" office:value="74096" calcext:value-type="float">
            <text:p>74096</text:p>
          </table:table-cell>
          <table:table-cell office:value-type="float" office:value="101" calcext:value-type="float">
            <text:p>101</text:p>
          </table:table-cell>
          <table:table-cell office:value-type="float" office:value="-6.83" calcext:value-type="float">
            <text:p>-6.8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727]-203)/100" office:value-type="float" office:value="739.95" calcext:value-type="float">
            <text:p>739.95</text:p>
          </table:table-cell>
          <table:table-cell office:value-type="float" office:value="74198" calcext:value-type="float">
            <text:p>74198</text:p>
          </table:table-cell>
          <table:table-cell office:value-type="float" office:value="101" calcext:value-type="float">
            <text:p>101</text:p>
          </table:table-cell>
          <table:table-cell office:value-type="float" office:value="-8.3" calcext:value-type="float">
            <text:p>-8.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728]-203)/100" office:value-type="float" office:value="740.97" calcext:value-type="float">
            <text:p>740.97</text:p>
          </table:table-cell>
          <table:table-cell office:value-type="float" office:value="74300" calcext:value-type="float">
            <text:p>74300</text:p>
          </table:table-cell>
          <table:table-cell office:value-type="float" office:value="101" calcext:value-type="float">
            <text:p>101</text:p>
          </table:table-cell>
          <table:table-cell office:value-type="float" office:value="-7.67" calcext:value-type="float">
            <text:p>-7.67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729]-203)/100" office:value-type="float" office:value="741.99" calcext:value-type="float">
            <text:p>741.99</text:p>
          </table:table-cell>
          <table:table-cell office:value-type="float" office:value="74402" calcext:value-type="float">
            <text:p>74402</text:p>
          </table:table-cell>
          <table:table-cell office:value-type="float" office:value="101" calcext:value-type="float">
            <text:p>101</text:p>
          </table:table-cell>
          <table:table-cell office:value-type="float" office:value="-7.37" calcext:value-type="float">
            <text:p>-7.37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730]-203)/100" office:value-type="float" office:value="743.01" calcext:value-type="float">
            <text:p>743.01</text:p>
          </table:table-cell>
          <table:table-cell office:value-type="float" office:value="74504" calcext:value-type="float">
            <text:p>74504</text:p>
          </table:table-cell>
          <table:table-cell office:value-type="float" office:value="102" calcext:value-type="float">
            <text:p>102</text:p>
          </table:table-cell>
          <table:table-cell office:value-type="float" office:value="-7.26" calcext:value-type="float">
            <text:p>-7.2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731]-203)/100" office:value-type="float" office:value="744.03" calcext:value-type="float">
            <text:p>744.03</text:p>
          </table:table-cell>
          <table:table-cell office:value-type="float" office:value="74606" calcext:value-type="float">
            <text:p>74606</text:p>
          </table:table-cell>
          <table:table-cell office:value-type="float" office:value="101" calcext:value-type="float">
            <text:p>101</text:p>
          </table:table-cell>
          <table:table-cell office:value-type="float" office:value="-8.55" calcext:value-type="float">
            <text:p>-8.5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732]-203)/100" office:value-type="float" office:value="745.04" calcext:value-type="float">
            <text:p>745.04</text:p>
          </table:table-cell>
          <table:table-cell office:value-type="float" office:value="74707" calcext:value-type="float">
            <text:p>74707</text:p>
          </table:table-cell>
          <table:table-cell office:value-type="float" office:value="100" calcext:value-type="float">
            <text:p>100</text:p>
          </table:table-cell>
          <table:table-cell office:value-type="float" office:value="-9.5" calcext:value-type="float">
            <text:p>-9.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733]-203)/100" office:value-type="float" office:value="746.07" calcext:value-type="float">
            <text:p>746.07</text:p>
          </table:table-cell>
          <table:table-cell office:value-type="float" office:value="74810" calcext:value-type="float">
            <text:p>74810</text:p>
          </table:table-cell>
          <table:table-cell office:value-type="float" office:value="102" calcext:value-type="float">
            <text:p>102</text:p>
          </table:table-cell>
          <table:table-cell office:value-type="float" office:value="-9.19" calcext:value-type="float">
            <text:p>-9.1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734]-203)/100" office:value-type="float" office:value="747.08" calcext:value-type="float">
            <text:p>747.08</text:p>
          </table:table-cell>
          <table:table-cell office:value-type="float" office:value="74911" calcext:value-type="float">
            <text:p>74911</text:p>
          </table:table-cell>
          <table:table-cell office:value-type="float" office:value="100" calcext:value-type="float">
            <text:p>100</text:p>
          </table:table-cell>
          <table:table-cell office:value-type="float" office:value="-6.56" calcext:value-type="float">
            <text:p>-6.5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735]-203)/100" office:value-type="float" office:value="748.11" calcext:value-type="float">
            <text:p>748.11</text:p>
          </table:table-cell>
          <table:table-cell office:value-type="float" office:value="75014" calcext:value-type="float">
            <text:p>75014</text:p>
          </table:table-cell>
          <table:table-cell office:value-type="float" office:value="102" calcext:value-type="float">
            <text:p>102</text:p>
          </table:table-cell>
          <table:table-cell office:value-type="float" office:value="-5.31" calcext:value-type="float">
            <text:p>-5.3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736]-203)/100" office:value-type="float" office:value="749.12" calcext:value-type="float">
            <text:p>749.12</text:p>
          </table:table-cell>
          <table:table-cell office:value-type="float" office:value="75115" calcext:value-type="float">
            <text:p>75115</text:p>
          </table:table-cell>
          <table:table-cell office:value-type="float" office:value="100" calcext:value-type="float">
            <text:p>100</text:p>
          </table:table-cell>
          <table:table-cell office:value-type="float" office:value="-4.22" calcext:value-type="float">
            <text:p>-4.2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737]-203)/100" office:value-type="float" office:value="750.14" calcext:value-type="float">
            <text:p>750.14</text:p>
          </table:table-cell>
          <table:table-cell office:value-type="float" office:value="75217" calcext:value-type="float">
            <text:p>75217</text:p>
          </table:table-cell>
          <table:table-cell office:value-type="float" office:value="101" calcext:value-type="float">
            <text:p>101</text:p>
          </table:table-cell>
          <table:table-cell office:value-type="float" office:value="-4.01" calcext:value-type="float">
            <text:p>-4.0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738]-203)/100" office:value-type="float" office:value="751.16" calcext:value-type="float">
            <text:p>751.16</text:p>
          </table:table-cell>
          <table:table-cell office:value-type="float" office:value="75319" calcext:value-type="float">
            <text:p>75319</text:p>
          </table:table-cell>
          <table:table-cell office:value-type="float" office:value="101" calcext:value-type="float">
            <text:p>101</text:p>
          </table:table-cell>
          <table:table-cell office:value-type="float" office:value="-4.3" calcext:value-type="float">
            <text:p>-4.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739]-203)/100" office:value-type="float" office:value="752.18" calcext:value-type="float">
            <text:p>752.18</text:p>
          </table:table-cell>
          <table:table-cell office:value-type="float" office:value="75421" calcext:value-type="float">
            <text:p>75421</text:p>
          </table:table-cell>
          <table:table-cell office:value-type="float" office:value="101" calcext:value-type="float">
            <text:p>101</text:p>
          </table:table-cell>
          <table:table-cell office:value-type="float" office:value="-3.25" calcext:value-type="float">
            <text:p>-3.2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740]-203)/100" office:value-type="float" office:value="753.2" calcext:value-type="float">
            <text:p>753.2</text:p>
          </table:table-cell>
          <table:table-cell office:value-type="float" office:value="75523" calcext:value-type="float">
            <text:p>75523</text:p>
          </table:table-cell>
          <table:table-cell office:value-type="float" office:value="101" calcext:value-type="float">
            <text:p>101</text:p>
          </table:table-cell>
          <table:table-cell office:value-type="float" office:value="-5.84" calcext:value-type="float">
            <text:p>-5.84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741]-203)/100" office:value-type="float" office:value="754.22" calcext:value-type="float">
            <text:p>754.22</text:p>
          </table:table-cell>
          <table:table-cell office:value-type="float" office:value="75625" calcext:value-type="float">
            <text:p>75625</text:p>
          </table:table-cell>
          <table:table-cell office:value-type="float" office:value="101" calcext:value-type="float">
            <text:p>101</text:p>
          </table:table-cell>
          <table:table-cell office:value-type="float" office:value="-2.97" calcext:value-type="float">
            <text:p>-2.97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742]-203)/100" office:value-type="float" office:value="755.23" calcext:value-type="float">
            <text:p>755.23</text:p>
          </table:table-cell>
          <table:table-cell office:value-type="float" office:value="75726" calcext:value-type="float">
            <text:p>75726</text:p>
          </table:table-cell>
          <table:table-cell office:value-type="float" office:value="100" calcext:value-type="float">
            <text:p>100</text:p>
          </table:table-cell>
          <table:table-cell office:value-type="float" office:value="-3.56" calcext:value-type="float">
            <text:p>-3.5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743]-203)/100" office:value-type="float" office:value="756.26" calcext:value-type="float">
            <text:p>756.26</text:p>
          </table:table-cell>
          <table:table-cell office:value-type="float" office:value="75829" calcext:value-type="float">
            <text:p>75829</text:p>
          </table:table-cell>
          <table:table-cell office:value-type="float" office:value="102" calcext:value-type="float">
            <text:p>102</text:p>
          </table:table-cell>
          <table:table-cell office:value-type="float" office:value="-2.29" calcext:value-type="float">
            <text:p>-2.2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744]-203)/100" office:value-type="float" office:value="757.27" calcext:value-type="float">
            <text:p>757.27</text:p>
          </table:table-cell>
          <table:table-cell office:value-type="float" office:value="75930" calcext:value-type="float">
            <text:p>75930</text:p>
          </table:table-cell>
          <table:table-cell office:value-type="float" office:value="100" calcext:value-type="float">
            <text:p>100</text:p>
          </table:table-cell>
          <table:table-cell office:value-type="float" office:value="-3.82" calcext:value-type="float">
            <text:p>-3.8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745]-203)/100" office:value-type="float" office:value="758.3" calcext:value-type="float">
            <text:p>758.3</text:p>
          </table:table-cell>
          <table:table-cell office:value-type="float" office:value="76033" calcext:value-type="float">
            <text:p>76033</text:p>
          </table:table-cell>
          <table:table-cell office:value-type="float" office:value="102" calcext:value-type="float">
            <text:p>102</text:p>
          </table:table-cell>
          <table:table-cell office:value-type="float" office:value="-6.24" calcext:value-type="float">
            <text:p>-6.24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746]-203)/100" office:value-type="float" office:value="759.31" calcext:value-type="float">
            <text:p>759.31</text:p>
          </table:table-cell>
          <table:table-cell office:value-type="float" office:value="76134" calcext:value-type="float">
            <text:p>76134</text:p>
          </table:table-cell>
          <table:table-cell office:value-type="float" office:value="100" calcext:value-type="float">
            <text:p>100</text:p>
          </table:table-cell>
          <table:table-cell office:value-type="float" office:value="-8.22" calcext:value-type="float">
            <text:p>-8.2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747]-203)/100" office:value-type="float" office:value="760.33" calcext:value-type="float">
            <text:p>760.33</text:p>
          </table:table-cell>
          <table:table-cell office:value-type="float" office:value="76236" calcext:value-type="float">
            <text:p>76236</text:p>
          </table:table-cell>
          <table:table-cell office:value-type="float" office:value="101" calcext:value-type="float">
            <text:p>101</text:p>
          </table:table-cell>
          <table:table-cell office:value-type="float" office:value="-4.47" calcext:value-type="float">
            <text:p>-4.47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748]-203)/100" office:value-type="float" office:value="761.36" calcext:value-type="float">
            <text:p>761.36</text:p>
          </table:table-cell>
          <table:table-cell office:value-type="float" office:value="76339" calcext:value-type="float">
            <text:p>76339</text:p>
          </table:table-cell>
          <table:table-cell office:value-type="float" office:value="102" calcext:value-type="float">
            <text:p>102</text:p>
          </table:table-cell>
          <table:table-cell office:value-type="float" office:value="-8.07" calcext:value-type="float">
            <text:p>-8.07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749]-203)/100" office:value-type="float" office:value="762.37" calcext:value-type="float">
            <text:p>762.37</text:p>
          </table:table-cell>
          <table:table-cell office:value-type="float" office:value="76440" calcext:value-type="float">
            <text:p>76440</text:p>
          </table:table-cell>
          <table:table-cell office:value-type="float" office:value="101" calcext:value-type="float">
            <text:p>101</text:p>
          </table:table-cell>
          <table:table-cell office:value-type="float" office:value="-7.4" calcext:value-type="float">
            <text:p>-7.4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750]-203)/100" office:value-type="float" office:value="763.39" calcext:value-type="float">
            <text:p>763.39</text:p>
          </table:table-cell>
          <table:table-cell office:value-type="float" office:value="76542" calcext:value-type="float">
            <text:p>76542</text:p>
          </table:table-cell>
          <table:table-cell office:value-type="float" office:value="101" calcext:value-type="float">
            <text:p>101</text:p>
          </table:table-cell>
          <table:table-cell office:value-type="float" office:value="-11.68" calcext:value-type="float">
            <text:p>-11.6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formula="of:=([.B751]-203)/100" office:value-type="float" office:value="764.41" calcext:value-type="float">
            <text:p>764.41</text:p>
          </table:table-cell>
          <table:table-cell office:value-type="float" office:value="76644" calcext:value-type="float">
            <text:p>76644</text:p>
          </table:table-cell>
          <table:table-cell office:value-type="float" office:value="100" calcext:value-type="float">
            <text:p>100</text:p>
          </table:table-cell>
          <table:table-cell office:value-type="float" office:value="-9.6" calcext:value-type="float">
            <text:p>-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52]-203)/100" office:value-type="float" office:value="765.43" calcext:value-type="float">
            <text:p>765.43</text:p>
          </table:table-cell>
          <table:table-cell office:value-type="float" office:value="76746" calcext:value-type="float">
            <text:p>76746</text:p>
          </table:table-cell>
          <table:table-cell office:value-type="float" office:value="101" calcext:value-type="float">
            <text:p>101</text:p>
          </table:table-cell>
          <table:table-cell office:value-type="float" office:value="-8.26" calcext:value-type="float">
            <text:p>-8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53]-203)/100" office:value-type="float" office:value="766.45" calcext:value-type="float">
            <text:p>766.45</text:p>
          </table:table-cell>
          <table:table-cell office:value-type="float" office:value="76848" calcext:value-type="float">
            <text:p>76848</text:p>
          </table:table-cell>
          <table:table-cell office:value-type="float" office:value="101" calcext:value-type="float">
            <text:p>101</text:p>
          </table:table-cell>
          <table:table-cell office:value-type="float" office:value="-8.78" calcext:value-type="float">
            <text:p>-8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54]-203)/100" office:value-type="float" office:value="767.47" calcext:value-type="float">
            <text:p>767.47</text:p>
          </table:table-cell>
          <table:table-cell office:value-type="float" office:value="76950" calcext:value-type="float">
            <text:p>76950</text:p>
          </table:table-cell>
          <table:table-cell office:value-type="float" office:value="101" calcext:value-type="float">
            <text:p>101</text:p>
          </table:table-cell>
          <table:table-cell office:value-type="float" office:value="-11.52" calcext:value-type="float">
            <text:p>-11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55]-203)/100" office:value-type="float" office:value="768.48" calcext:value-type="float">
            <text:p>768.48</text:p>
          </table:table-cell>
          <table:table-cell office:value-type="float" office:value="77051" calcext:value-type="float">
            <text:p>77051</text:p>
          </table:table-cell>
          <table:table-cell office:value-type="float" office:value="100" calcext:value-type="float">
            <text:p>100</text:p>
          </table:table-cell>
          <table:table-cell office:value-type="float" office:value="-13.12" calcext:value-type="float">
            <text:p>-13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56]-203)/100" office:value-type="float" office:value="769.51" calcext:value-type="float">
            <text:p>769.51</text:p>
          </table:table-cell>
          <table:table-cell office:value-type="float" office:value="77154" calcext:value-type="float">
            <text:p>77154</text:p>
          </table:table-cell>
          <table:table-cell office:value-type="float" office:value="102" calcext:value-type="float">
            <text:p>102</text:p>
          </table:table-cell>
          <table:table-cell office:value-type="float" office:value="-16.25" calcext:value-type="float">
            <text:p>-16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57]-203)/100" office:value-type="float" office:value="770.52" calcext:value-type="float">
            <text:p>770.52</text:p>
          </table:table-cell>
          <table:table-cell office:value-type="float" office:value="77255" calcext:value-type="float">
            <text:p>77255</text:p>
          </table:table-cell>
          <table:table-cell office:value-type="float" office:value="100" calcext:value-type="float">
            <text:p>100</text:p>
          </table:table-cell>
          <table:table-cell office:value-type="float" office:value="-19.56" calcext:value-type="float">
            <text:p>-19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58]-203)/100" office:value-type="float" office:value="771.55" calcext:value-type="float">
            <text:p>771.55</text:p>
          </table:table-cell>
          <table:table-cell office:value-type="float" office:value="77358" calcext:value-type="float">
            <text:p>77358</text:p>
          </table:table-cell>
          <table:table-cell office:value-type="float" office:value="102" calcext:value-type="float">
            <text:p>102</text:p>
          </table:table-cell>
          <table:table-cell office:value-type="float" office:value="-21.59" calcext:value-type="float">
            <text:p>-21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59]-203)/100" office:value-type="float" office:value="772.56" calcext:value-type="float">
            <text:p>772.56</text:p>
          </table:table-cell>
          <table:table-cell office:value-type="float" office:value="77459" calcext:value-type="float">
            <text:p>77459</text:p>
          </table:table-cell>
          <table:table-cell office:value-type="float" office:value="100" calcext:value-type="float">
            <text:p>100</text:p>
          </table:table-cell>
          <table:table-cell office:value-type="float" office:value="-22.25" calcext:value-type="float">
            <text:p>-22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60]-203)/100" office:value-type="float" office:value="773.58" calcext:value-type="float">
            <text:p>773.58</text:p>
          </table:table-cell>
          <table:table-cell office:value-type="float" office:value="77561" calcext:value-type="float">
            <text:p>77561</text:p>
          </table:table-cell>
          <table:table-cell office:value-type="float" office:value="101" calcext:value-type="float">
            <text:p>101</text:p>
          </table:table-cell>
          <table:table-cell office:value-type="float" office:value="-19.24" calcext:value-type="float">
            <text:p>-19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61]-203)/100" office:value-type="float" office:value="774.6" calcext:value-type="float">
            <text:p>774.6</text:p>
          </table:table-cell>
          <table:table-cell office:value-type="float" office:value="77663" calcext:value-type="float">
            <text:p>77663</text:p>
          </table:table-cell>
          <table:table-cell office:value-type="float" office:value="101" calcext:value-type="float">
            <text:p>101</text:p>
          </table:table-cell>
          <table:table-cell office:value-type="float" office:value="-20.51" calcext:value-type="float">
            <text:p>-20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62]-203)/100" office:value-type="float" office:value="775.62" calcext:value-type="float">
            <text:p>775.62</text:p>
          </table:table-cell>
          <table:table-cell office:value-type="float" office:value="77765" calcext:value-type="float">
            <text:p>77765</text:p>
          </table:table-cell>
          <table:table-cell office:value-type="float" office:value="101" calcext:value-type="float">
            <text:p>101</text:p>
          </table:table-cell>
          <table:table-cell office:value-type="float" office:value="-19.6" calcext:value-type="float">
            <text:p>-1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63]-203)/100" office:value-type="float" office:value="776.64" calcext:value-type="float">
            <text:p>776.64</text:p>
          </table:table-cell>
          <table:table-cell office:value-type="float" office:value="77867" calcext:value-type="float">
            <text:p>77867</text:p>
          </table:table-cell>
          <table:table-cell office:value-type="float" office:value="101" calcext:value-type="float">
            <text:p>101</text:p>
          </table:table-cell>
          <table:table-cell office:value-type="float" office:value="-14.73" calcext:value-type="float">
            <text:p>-14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64]-203)/100" office:value-type="float" office:value="777.66" calcext:value-type="float">
            <text:p>777.66</text:p>
          </table:table-cell>
          <table:table-cell office:value-type="float" office:value="77969" calcext:value-type="float">
            <text:p>77969</text:p>
          </table:table-cell>
          <table:table-cell office:value-type="float" office:value="101" calcext:value-type="float">
            <text:p>101</text:p>
          </table:table-cell>
          <table:table-cell office:value-type="float" office:value="-8.52" calcext:value-type="float">
            <text:p>-8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65]-203)/100" office:value-type="float" office:value="778.67" calcext:value-type="float">
            <text:p>778.67</text:p>
          </table:table-cell>
          <table:table-cell office:value-type="float" office:value="78070" calcext:value-type="float">
            <text:p>78070</text:p>
          </table:table-cell>
          <table:table-cell office:value-type="float" office:value="100" calcext:value-type="float">
            <text:p>100</text:p>
          </table:table-cell>
          <table:table-cell office:value-type="float" office:value="-4.89" calcext:value-type="float">
            <text:p>-4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66]-203)/100" office:value-type="float" office:value="779.7" calcext:value-type="float">
            <text:p>779.7</text:p>
          </table:table-cell>
          <table:table-cell office:value-type="float" office:value="78173" calcext:value-type="float">
            <text:p>78173</text:p>
          </table:table-cell>
          <table:table-cell office:value-type="float" office:value="102" calcext:value-type="float">
            <text:p>102</text:p>
          </table:table-cell>
          <table:table-cell office:value-type="float" office:value="-4.24" calcext:value-type="float">
            <text:p>-4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67]-203)/100" office:value-type="float" office:value="780.72" calcext:value-type="float">
            <text:p>780.72</text:p>
          </table:table-cell>
          <table:table-cell office:value-type="float" office:value="78275" calcext:value-type="float">
            <text:p>78275</text:p>
          </table:table-cell>
          <table:table-cell office:value-type="float" office:value="101" calcext:value-type="float">
            <text:p>101</text:p>
          </table:table-cell>
          <table:table-cell office:value-type="float" office:value="-4.77" calcext:value-type="float">
            <text:p>-4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68]-203)/100" office:value-type="float" office:value="781.73" calcext:value-type="float">
            <text:p>781.73</text:p>
          </table:table-cell>
          <table:table-cell office:value-type="float" office:value="78376" calcext:value-type="float">
            <text:p>78376</text:p>
          </table:table-cell>
          <table:table-cell office:value-type="float" office:value="101" calcext:value-type="float">
            <text:p>101</text:p>
          </table:table-cell>
          <table:table-cell office:value-type="float" office:value="-4.28" calcext:value-type="float">
            <text:p>-4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69]-203)/100" office:value-type="float" office:value="782.76" calcext:value-type="float">
            <text:p>782.76</text:p>
          </table:table-cell>
          <table:table-cell office:value-type="float" office:value="78479" calcext:value-type="float">
            <text:p>78479</text:p>
          </table:table-cell>
          <table:table-cell office:value-type="float" office:value="102" calcext:value-type="float">
            <text:p>102</text:p>
          </table:table-cell>
          <table:table-cell office:value-type="float" office:value="-4.6" calcext:value-type="float">
            <text:p>-4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70]-203)/100" office:value-type="float" office:value="783.77" calcext:value-type="float">
            <text:p>783.77</text:p>
          </table:table-cell>
          <table:table-cell office:value-type="float" office:value="78580" calcext:value-type="float">
            <text:p>78580</text:p>
          </table:table-cell>
          <table:table-cell office:value-type="float" office:value="101" calcext:value-type="float">
            <text:p>101</text:p>
          </table:table-cell>
          <table:table-cell office:value-type="float" office:value="-4.72" calcext:value-type="float">
            <text:p>-4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71]-203)/100" office:value-type="float" office:value="784.8" calcext:value-type="float">
            <text:p>784.8</text:p>
          </table:table-cell>
          <table:table-cell office:value-type="float" office:value="78683" calcext:value-type="float">
            <text:p>78683</text:p>
          </table:table-cell>
          <table:table-cell office:value-type="float" office:value="102" calcext:value-type="float">
            <text:p>102</text:p>
          </table:table-cell>
          <table:table-cell office:value-type="float" office:value="-4.68" calcext:value-type="float">
            <text:p>-4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72]-203)/100" office:value-type="float" office:value="785.81" calcext:value-type="float">
            <text:p>785.81</text:p>
          </table:table-cell>
          <table:table-cell office:value-type="float" office:value="78784" calcext:value-type="float">
            <text:p>78784</text:p>
          </table:table-cell>
          <table:table-cell office:value-type="float" office:value="100" calcext:value-type="float">
            <text:p>100</text:p>
          </table:table-cell>
          <table:table-cell office:value-type="float" office:value="-4.98" calcext:value-type="float">
            <text:p>-4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73]-203)/100" office:value-type="float" office:value="786.83" calcext:value-type="float">
            <text:p>786.83</text:p>
          </table:table-cell>
          <table:table-cell office:value-type="float" office:value="78886" calcext:value-type="float">
            <text:p>78886</text:p>
          </table:table-cell>
          <table:table-cell office:value-type="float" office:value="101" calcext:value-type="float">
            <text:p>101</text:p>
          </table:table-cell>
          <table:table-cell office:value-type="float" office:value="-7.34" calcext:value-type="float">
            <text:p>-7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74]-203)/100" office:value-type="float" office:value="787.85" calcext:value-type="float">
            <text:p>787.85</text:p>
          </table:table-cell>
          <table:table-cell office:value-type="float" office:value="78988" calcext:value-type="float">
            <text:p>78988</text:p>
          </table:table-cell>
          <table:table-cell office:value-type="float" office:value="101" calcext:value-type="float">
            <text:p>101</text:p>
          </table:table-cell>
          <table:table-cell office:value-type="float" office:value="-5.41" calcext:value-type="float">
            <text:p>-5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75]-203)/100" office:value-type="float" office:value="788.87" calcext:value-type="float">
            <text:p>788.87</text:p>
          </table:table-cell>
          <table:table-cell office:value-type="float" office:value="79090" calcext:value-type="float">
            <text:p>79090</text:p>
          </table:table-cell>
          <table:table-cell office:value-type="float" office:value="101" calcext:value-type="float">
            <text:p>101</text:p>
          </table:table-cell>
          <table:table-cell office:value-type="float" office:value="-5.73" calcext:value-type="float">
            <text:p>-5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76]-203)/100" office:value-type="float" office:value="789.89" calcext:value-type="float">
            <text:p>789.89</text:p>
          </table:table-cell>
          <table:table-cell office:value-type="float" office:value="79192" calcext:value-type="float">
            <text:p>79192</text:p>
          </table:table-cell>
          <table:table-cell office:value-type="float" office:value="101" calcext:value-type="float">
            <text:p>101</text:p>
          </table:table-cell>
          <table:table-cell office:value-type="float" office:value="-6.88" calcext:value-type="float">
            <text:p>-6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77]-203)/100" office:value-type="float" office:value="790.91" calcext:value-type="float">
            <text:p>790.91</text:p>
          </table:table-cell>
          <table:table-cell office:value-type="float" office:value="79294" calcext:value-type="float">
            <text:p>79294</text:p>
          </table:table-cell>
          <table:table-cell office:value-type="float" office:value="101" calcext:value-type="float">
            <text:p>101</text:p>
          </table:table-cell>
          <table:table-cell office:value-type="float" office:value="-5.62" calcext:value-type="float">
            <text:p>-5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78]-203)/100" office:value-type="float" office:value="791.92" calcext:value-type="float">
            <text:p>791.92</text:p>
          </table:table-cell>
          <table:table-cell office:value-type="float" office:value="79395" calcext:value-type="float">
            <text:p>79395</text:p>
          </table:table-cell>
          <table:table-cell office:value-type="float" office:value="100" calcext:value-type="float">
            <text:p>100</text:p>
          </table:table-cell>
          <table:table-cell office:value-type="float" office:value="-6.4" calcext:value-type="float">
            <text:p>-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79]-203)/100" office:value-type="float" office:value="792.95" calcext:value-type="float">
            <text:p>792.95</text:p>
          </table:table-cell>
          <table:table-cell office:value-type="float" office:value="79498" calcext:value-type="float">
            <text:p>79498</text:p>
          </table:table-cell>
          <table:table-cell office:value-type="float" office:value="102" calcext:value-type="float">
            <text:p>102</text:p>
          </table:table-cell>
          <table:table-cell office:value-type="float" office:value="-4.87" calcext:value-type="float">
            <text:p>-4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80]-203)/100" office:value-type="float" office:value="793.96" calcext:value-type="float">
            <text:p>793.96</text:p>
          </table:table-cell>
          <table:table-cell office:value-type="float" office:value="79599" calcext:value-type="float">
            <text:p>79599</text:p>
          </table:table-cell>
          <table:table-cell office:value-type="float" office:value="100" calcext:value-type="float">
            <text:p>100</text:p>
          </table:table-cell>
          <table:table-cell office:value-type="float" office:value="-5.63" calcext:value-type="float">
            <text:p>-5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81]-203)/100" office:value-type="float" office:value="794.99" calcext:value-type="float">
            <text:p>794.99</text:p>
          </table:table-cell>
          <table:table-cell office:value-type="float" office:value="79702" calcext:value-type="float">
            <text:p>79702</text:p>
          </table:table-cell>
          <table:table-cell office:value-type="float" office:value="102" calcext:value-type="float">
            <text:p>102</text:p>
          </table:table-cell>
          <table:table-cell office:value-type="float" office:value="-5.47" calcext:value-type="float">
            <text:p>-5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82]-203)/100" office:value-type="float" office:value="796" calcext:value-type="float">
            <text:p>796</text:p>
          </table:table-cell>
          <table:table-cell office:value-type="float" office:value="79803" calcext:value-type="float">
            <text:p>79803</text:p>
          </table:table-cell>
          <table:table-cell office:value-type="float" office:value="100" calcext:value-type="float">
            <text:p>100</text:p>
          </table:table-cell>
          <table:table-cell office:value-type="float" office:value="-4.79" calcext:value-type="float">
            <text:p>-4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83]-203)/100" office:value-type="float" office:value="797.02" calcext:value-type="float">
            <text:p>797.02</text:p>
          </table:table-cell>
          <table:table-cell office:value-type="float" office:value="79905" calcext:value-type="float">
            <text:p>79905</text:p>
          </table:table-cell>
          <table:table-cell office:value-type="float" office:value="101" calcext:value-type="float">
            <text:p>101</text:p>
          </table:table-cell>
          <table:table-cell office:value-type="float" office:value="-5.81" calcext:value-type="float">
            <text:p>-5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84]-203)/100" office:value-type="float" office:value="798.04" calcext:value-type="float">
            <text:p>798.04</text:p>
          </table:table-cell>
          <table:table-cell office:value-type="float" office:value="80007" calcext:value-type="float">
            <text:p>80007</text:p>
          </table:table-cell>
          <table:table-cell office:value-type="float" office:value="101" calcext:value-type="float">
            <text:p>101</text:p>
          </table:table-cell>
          <table:table-cell office:value-type="float" office:value="-4.5" calcext:value-type="float">
            <text:p>-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85]-203)/100" office:value-type="float" office:value="799.06" calcext:value-type="float">
            <text:p>799.06</text:p>
          </table:table-cell>
          <table:table-cell office:value-type="float" office:value="80109" calcext:value-type="float">
            <text:p>80109</text:p>
          </table:table-cell>
          <table:table-cell office:value-type="float" office:value="101" calcext:value-type="float">
            <text:p>101</text:p>
          </table:table-cell>
          <table:table-cell office:value-type="float" office:value="-5.81" calcext:value-type="float">
            <text:p>-5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86]-203)/100" office:value-type="float" office:value="800.07" calcext:value-type="float">
            <text:p>800.07</text:p>
          </table:table-cell>
          <table:table-cell office:value-type="float" office:value="80210" calcext:value-type="float">
            <text:p>80210</text:p>
          </table:table-cell>
          <table:table-cell office:value-type="float" office:value="100" calcext:value-type="float">
            <text:p>100</text:p>
          </table:table-cell>
          <table:table-cell office:value-type="float" office:value="-5.01" calcext:value-type="float">
            <text:p>-5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87]-203)/100" office:value-type="float" office:value="801.1" calcext:value-type="float">
            <text:p>801.1</text:p>
          </table:table-cell>
          <table:table-cell office:value-type="float" office:value="80313" calcext:value-type="float">
            <text:p>80313</text:p>
          </table:table-cell>
          <table:table-cell office:value-type="float" office:value="102" calcext:value-type="float">
            <text:p>102</text:p>
          </table:table-cell>
          <table:table-cell office:value-type="float" office:value="-5.69" calcext:value-type="float">
            <text:p>-5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88]-203)/100" office:value-type="float" office:value="802.12" calcext:value-type="float">
            <text:p>802.12</text:p>
          </table:table-cell>
          <table:table-cell office:value-type="float" office:value="80415" calcext:value-type="float">
            <text:p>80415</text:p>
          </table:table-cell>
          <table:table-cell office:value-type="float" office:value="101" calcext:value-type="float">
            <text:p>101</text:p>
          </table:table-cell>
          <table:table-cell office:value-type="float" office:value="-4.87" calcext:value-type="float">
            <text:p>-4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89]-203)/100" office:value-type="float" office:value="803.14" calcext:value-type="float">
            <text:p>803.14</text:p>
          </table:table-cell>
          <table:table-cell office:value-type="float" office:value="80517" calcext:value-type="float">
            <text:p>80517</text:p>
          </table:table-cell>
          <table:table-cell office:value-type="float" office:value="102" calcext:value-type="float">
            <text:p>102</text:p>
          </table:table-cell>
          <table:table-cell office:value-type="float" office:value="-5.2" calcext:value-type="float">
            <text:p>-5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90]-203)/100" office:value-type="float" office:value="804.16" calcext:value-type="float">
            <text:p>804.16</text:p>
          </table:table-cell>
          <table:table-cell office:value-type="float" office:value="80619" calcext:value-type="float">
            <text:p>80619</text:p>
          </table:table-cell>
          <table:table-cell office:value-type="float" office:value="101" calcext:value-type="float">
            <text:p>101</text:p>
          </table:table-cell>
          <table:table-cell office:value-type="float" office:value="-3.25" calcext:value-type="float">
            <text:p>-3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91]-203)/100" office:value-type="float" office:value="805.17" calcext:value-type="float">
            <text:p>805.17</text:p>
          </table:table-cell>
          <table:table-cell office:value-type="float" office:value="80720" calcext:value-type="float">
            <text:p>80720</text:p>
          </table:table-cell>
          <table:table-cell office:value-type="float" office:value="101" calcext:value-type="float">
            <text:p>101</text:p>
          </table:table-cell>
          <table:table-cell office:value-type="float" office:value="-3.93" calcext:value-type="float">
            <text:p>-3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92]-203)/100" office:value-type="float" office:value="806.2" calcext:value-type="float">
            <text:p>806.2</text:p>
          </table:table-cell>
          <table:table-cell office:value-type="float" office:value="80823" calcext:value-type="float">
            <text:p>80823</text:p>
          </table:table-cell>
          <table:table-cell office:value-type="float" office:value="102" calcext:value-type="float">
            <text:p>102</text:p>
          </table:table-cell>
          <table:table-cell office:value-type="float" office:value="-3.12" calcext:value-type="float">
            <text:p>-3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93]-203)/100" office:value-type="float" office:value="807.21" calcext:value-type="float">
            <text:p>807.21</text:p>
          </table:table-cell>
          <table:table-cell office:value-type="float" office:value="80924" calcext:value-type="float">
            <text:p>80924</text:p>
          </table:table-cell>
          <table:table-cell office:value-type="float" office:value="100" calcext:value-type="float">
            <text:p>100</text:p>
          </table:table-cell>
          <table:table-cell office:value-type="float" office:value="-5.94" calcext:value-type="float">
            <text:p>-5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94]-203)/100" office:value-type="float" office:value="808.24" calcext:value-type="float">
            <text:p>808.24</text:p>
          </table:table-cell>
          <table:table-cell office:value-type="float" office:value="81027" calcext:value-type="float">
            <text:p>81027</text:p>
          </table:table-cell>
          <table:table-cell office:value-type="float" office:value="102" calcext:value-type="float">
            <text:p>102</text:p>
          </table:table-cell>
          <table:table-cell office:value-type="float" office:value="-0.79" calcext:value-type="float">
            <text:p>-0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95]-203)/100" office:value-type="float" office:value="809.25" calcext:value-type="float">
            <text:p>809.25</text:p>
          </table:table-cell>
          <table:table-cell office:value-type="float" office:value="81128" calcext:value-type="float">
            <text:p>81128</text:p>
          </table:table-cell>
          <table:table-cell office:value-type="float" office:value="100" calcext:value-type="float">
            <text:p>100</text:p>
          </table:table-cell>
          <table:table-cell office:value-type="float" office:value="-3.68" calcext:value-type="float">
            <text:p>-3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96]-203)/100" office:value-type="float" office:value="810.27" calcext:value-type="float">
            <text:p>810.27</text:p>
          </table:table-cell>
          <table:table-cell office:value-type="float" office:value="81230" calcext:value-type="float">
            <text:p>81230</text:p>
          </table:table-cell>
          <table:table-cell office:value-type="float" office:value="101" calcext:value-type="float">
            <text:p>101</text:p>
          </table:table-cell>
          <table:table-cell office:value-type="float" office:value="-2.15" calcext:value-type="float">
            <text:p>-2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97]-203)/100" office:value-type="float" office:value="811.29" calcext:value-type="float">
            <text:p>811.29</text:p>
          </table:table-cell>
          <table:table-cell office:value-type="float" office:value="81332" calcext:value-type="float">
            <text:p>81332</text:p>
          </table:table-cell>
          <table:table-cell office:value-type="float" office:value="101" calcext:value-type="float">
            <text:p>101</text:p>
          </table:table-cell>
          <table:table-cell office:value-type="float" office:value="-1.91" calcext:value-type="float">
            <text:p>-1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98]-203)/100" office:value-type="float" office:value="812.31" calcext:value-type="float">
            <text:p>812.31</text:p>
          </table:table-cell>
          <table:table-cell office:value-type="float" office:value="81434" calcext:value-type="float">
            <text:p>81434</text:p>
          </table:table-cell>
          <table:table-cell office:value-type="float" office:value="101" calcext:value-type="float">
            <text:p>10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799]-203)/100" office:value-type="float" office:value="813.33" calcext:value-type="float">
            <text:p>813.33</text:p>
          </table:table-cell>
          <table:table-cell office:value-type="float" office:value="81536" calcext:value-type="float">
            <text:p>81536</text:p>
          </table:table-cell>
          <table:table-cell office:value-type="float" office:value="101" calcext:value-type="float">
            <text:p>101</text:p>
          </table:table-cell>
          <table:table-cell office:value-type="float" office:value="1.93" calcext:value-type="float">
            <text:p>1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00]-203)/100" office:value-type="float" office:value="814.35" calcext:value-type="float">
            <text:p>814.35</text:p>
          </table:table-cell>
          <table:table-cell office:value-type="float" office:value="81638" calcext:value-type="float">
            <text:p>81638</text:p>
          </table:table-cell>
          <table:table-cell office:value-type="float" office:value="101" calcext:value-type="float">
            <text:p>101</text:p>
          </table:table-cell>
          <table:table-cell office:value-type="float" office:value="-0.23" calcext:value-type="float">
            <text:p>-0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01]-203)/100" office:value-type="float" office:value="815.36" calcext:value-type="float">
            <text:p>815.36</text:p>
          </table:table-cell>
          <table:table-cell office:value-type="float" office:value="81739" calcext:value-type="float">
            <text:p>81739</text:p>
          </table:table-cell>
          <table:table-cell office:value-type="float" office:value="100" calcext:value-type="float">
            <text:p>100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02]-203)/100" office:value-type="float" office:value="816.39" calcext:value-type="float">
            <text:p>816.39</text:p>
          </table:table-cell>
          <table:table-cell office:value-type="float" office:value="81842" calcext:value-type="float">
            <text:p>81842</text:p>
          </table:table-cell>
          <table:table-cell office:value-type="float" office:value="102" calcext:value-type="float">
            <text:p>102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03]-203)/100" office:value-type="float" office:value="817.4" calcext:value-type="float">
            <text:p>817.4</text:p>
          </table:table-cell>
          <table:table-cell office:value-type="float" office:value="81943" calcext:value-type="float">
            <text:p>81943</text:p>
          </table:table-cell>
          <table:table-cell office:value-type="float" office:value="100" calcext:value-type="float">
            <text:p>100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04]-203)/100" office:value-type="float" office:value="818.42" calcext:value-type="float">
            <text:p>818.42</text:p>
          </table:table-cell>
          <table:table-cell office:value-type="float" office:value="82045" calcext:value-type="float">
            <text:p>82045</text:p>
          </table:table-cell>
          <table:table-cell office:value-type="float" office:value="101" calcext:value-type="float">
            <text:p>101</text:p>
          </table:table-cell>
          <table:table-cell office:value-type="float" office:value="2.94" calcext:value-type="float">
            <text:p>2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05]-203)/100" office:value-type="float" office:value="819.44" calcext:value-type="float">
            <text:p>819.44</text:p>
          </table:table-cell>
          <table:table-cell office:value-type="float" office:value="82147" calcext:value-type="float">
            <text:p>82147</text:p>
          </table:table-cell>
          <table:table-cell office:value-type="float" office:value="101" calcext:value-type="float">
            <text:p>101</text:p>
          </table:table-cell>
          <table:table-cell office:value-type="float" office:value="3.27" calcext:value-type="float">
            <text:p>3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06]-203)/100" office:value-type="float" office:value="820.46" calcext:value-type="float">
            <text:p>820.46</text:p>
          </table:table-cell>
          <table:table-cell office:value-type="float" office:value="82249" calcext:value-type="float">
            <text:p>82249</text:p>
          </table:table-cell>
          <table:table-cell office:value-type="float" office:value="101" calcext:value-type="float">
            <text:p>101</text:p>
          </table:table-cell>
          <table:table-cell office:value-type="float" office:value="2.21" calcext:value-type="float">
            <text:p>2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07]-203)/100" office:value-type="float" office:value="821.49" calcext:value-type="float">
            <text:p>821.49</text:p>
          </table:table-cell>
          <table:table-cell office:value-type="float" office:value="82352" calcext:value-type="float">
            <text:p>82352</text:p>
          </table:table-cell>
          <table:table-cell office:value-type="float" office:value="102" calcext:value-type="float">
            <text:p>102</text:p>
          </table:table-cell>
          <table:table-cell office:value-type="float" office:value="-3.42" calcext:value-type="float">
            <text:p>-3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08]-203)/100" office:value-type="float" office:value="822.5" calcext:value-type="float">
            <text:p>822.5</text:p>
          </table:table-cell>
          <table:table-cell office:value-type="float" office:value="82453" calcext:value-type="float">
            <text:p>82453</text:p>
          </table:table-cell>
          <table:table-cell office:value-type="float" office:value="101" calcext:value-type="float">
            <text:p>101</text:p>
          </table:table-cell>
          <table:table-cell office:value-type="float" office:value="-9.57" calcext:value-type="float">
            <text:p>-9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09]-203)/100" office:value-type="float" office:value="823.52" calcext:value-type="float">
            <text:p>823.52</text:p>
          </table:table-cell>
          <table:table-cell office:value-type="float" office:value="82555" calcext:value-type="float">
            <text:p>82555</text:p>
          </table:table-cell>
          <table:table-cell office:value-type="float" office:value="101" calcext:value-type="float">
            <text:p>101</text:p>
          </table:table-cell>
          <table:table-cell office:value-type="float" office:value="-10.25" calcext:value-type="float">
            <text:p>-1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10]-203)/100" office:value-type="float" office:value="824.54" calcext:value-type="float">
            <text:p>824.54</text:p>
          </table:table-cell>
          <table:table-cell office:value-type="float" office:value="82657" calcext:value-type="float">
            <text:p>82657</text:p>
          </table:table-cell>
          <table:table-cell office:value-type="float" office:value="101" calcext:value-type="float">
            <text:p>101</text:p>
          </table:table-cell>
          <table:table-cell office:value-type="float" office:value="-10.27" calcext:value-type="float">
            <text:p>-10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11]-203)/100" office:value-type="float" office:value="825.56" calcext:value-type="float">
            <text:p>825.56</text:p>
          </table:table-cell>
          <table:table-cell office:value-type="float" office:value="82759" calcext:value-type="float">
            <text:p>82759</text:p>
          </table:table-cell>
          <table:table-cell office:value-type="float" office:value="101" calcext:value-type="float">
            <text:p>101</text:p>
          </table:table-cell>
          <table:table-cell office:value-type="float" office:value="-6.35" calcext:value-type="float">
            <text:p>-6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12]-203)/100" office:value-type="float" office:value="826.58" calcext:value-type="float">
            <text:p>826.58</text:p>
          </table:table-cell>
          <table:table-cell office:value-type="float" office:value="82861" calcext:value-type="float">
            <text:p>82861</text:p>
          </table:table-cell>
          <table:table-cell office:value-type="float" office:value="101" calcext:value-type="float">
            <text:p>101</text:p>
          </table:table-cell>
          <table:table-cell office:value-type="float" office:value="-4.03" calcext:value-type="float">
            <text:p>-4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13]-203)/100" office:value-type="float" office:value="827.6" calcext:value-type="float">
            <text:p>827.6</text:p>
          </table:table-cell>
          <table:table-cell office:value-type="float" office:value="82963" calcext:value-type="float">
            <text:p>82963</text:p>
          </table:table-cell>
          <table:table-cell office:value-type="float" office:value="101" calcext:value-type="float">
            <text:p>101</text:p>
          </table:table-cell>
          <table:table-cell office:value-type="float" office:value="-3.86" calcext:value-type="float">
            <text:p>-3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14]-203)/100" office:value-type="float" office:value="828.61" calcext:value-type="float">
            <text:p>828.61</text:p>
          </table:table-cell>
          <table:table-cell office:value-type="float" office:value="83064" calcext:value-type="float">
            <text:p>83064</text:p>
          </table:table-cell>
          <table:table-cell office:value-type="float" office:value="100" calcext:value-type="float">
            <text:p>100</text:p>
          </table:table-cell>
          <table:table-cell office:value-type="float" office:value="-4.77" calcext:value-type="float">
            <text:p>-4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15]-203)/100" office:value-type="float" office:value="829.64" calcext:value-type="float">
            <text:p>829.64</text:p>
          </table:table-cell>
          <table:table-cell office:value-type="float" office:value="83167" calcext:value-type="float">
            <text:p>83167</text:p>
          </table:table-cell>
          <table:table-cell office:value-type="float" office:value="102" calcext:value-type="float">
            <text:p>102</text:p>
          </table:table-cell>
          <table:table-cell office:value-type="float" office:value="-4.63" calcext:value-type="float">
            <text:p>-4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16]-203)/100" office:value-type="float" office:value="830.65" calcext:value-type="float">
            <text:p>830.65</text:p>
          </table:table-cell>
          <table:table-cell office:value-type="float" office:value="83268" calcext:value-type="float">
            <text:p>83268</text:p>
          </table:table-cell>
          <table:table-cell office:value-type="float" office:value="100" calcext:value-type="float">
            <text:p>100</text:p>
          </table:table-cell>
          <table:table-cell office:value-type="float" office:value="-6.6" calcext:value-type="float">
            <text:p>-6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17]-203)/100" office:value-type="float" office:value="831.68" calcext:value-type="float">
            <text:p>831.68</text:p>
          </table:table-cell>
          <table:table-cell office:value-type="float" office:value="83371" calcext:value-type="float">
            <text:p>83371</text:p>
          </table:table-cell>
          <table:table-cell office:value-type="float" office:value="102" calcext:value-type="float">
            <text:p>102</text:p>
          </table:table-cell>
          <table:table-cell office:value-type="float" office:value="-5.93" calcext:value-type="float">
            <text:p>-5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18]-203)/100" office:value-type="float" office:value="832.69" calcext:value-type="float">
            <text:p>832.69</text:p>
          </table:table-cell>
          <table:table-cell office:value-type="float" office:value="83472" calcext:value-type="float">
            <text:p>83472</text:p>
          </table:table-cell>
          <table:table-cell office:value-type="float" office:value="100" calcext:value-type="float">
            <text:p>100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19]-203)/100" office:value-type="float" office:value="833.71" calcext:value-type="float">
            <text:p>833.71</text:p>
          </table:table-cell>
          <table:table-cell office:value-type="float" office:value="83574" calcext:value-type="float">
            <text:p>83574</text:p>
          </table:table-cell>
          <table:table-cell office:value-type="float" office:value="101" calcext:value-type="float">
            <text:p>101</text:p>
          </table:table-cell>
          <table:table-cell office:value-type="float" office:value="-3.07" calcext:value-type="float">
            <text:p>-3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20]-203)/100" office:value-type="float" office:value="834.73" calcext:value-type="float">
            <text:p>834.73</text:p>
          </table:table-cell>
          <table:table-cell office:value-type="float" office:value="83676" calcext:value-type="float">
            <text:p>83676</text:p>
          </table:table-cell>
          <table:table-cell office:value-type="float" office:value="101" calcext:value-type="float">
            <text:p>101</text:p>
          </table:table-cell>
          <table:table-cell office:value-type="float" office:value="-0.54" calcext:value-type="float">
            <text:p>-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21]-203)/100" office:value-type="float" office:value="835.75" calcext:value-type="float">
            <text:p>835.75</text:p>
          </table:table-cell>
          <table:table-cell office:value-type="float" office:value="83778" calcext:value-type="float">
            <text:p>83778</text:p>
          </table:table-cell>
          <table:table-cell office:value-type="float" office:value="101" calcext:value-type="float">
            <text:p>101</text:p>
          </table:table-cell>
          <table:table-cell office:value-type="float" office:value="-4.83" calcext:value-type="float">
            <text:p>-4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22]-203)/100" office:value-type="float" office:value="836.76" calcext:value-type="float">
            <text:p>836.76</text:p>
          </table:table-cell>
          <table:table-cell office:value-type="float" office:value="83879" calcext:value-type="float">
            <text:p>83879</text:p>
          </table:table-cell>
          <table:table-cell office:value-type="float" office:value="100" calcext:value-type="float">
            <text:p>100</text:p>
          </table:table-cell>
          <table:table-cell office:value-type="float" office:value="-4.42" calcext:value-type="float">
            <text:p>-4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23]-203)/100" office:value-type="float" office:value="837.79" calcext:value-type="float">
            <text:p>837.79</text:p>
          </table:table-cell>
          <table:table-cell office:value-type="float" office:value="83982" calcext:value-type="float">
            <text:p>83982</text:p>
          </table:table-cell>
          <table:table-cell office:value-type="float" office:value="102" calcext:value-type="float">
            <text:p>102</text:p>
          </table:table-cell>
          <table:table-cell office:value-type="float" office:value="-3.68" calcext:value-type="float">
            <text:p>-3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24]-203)/100" office:value-type="float" office:value="838.8" calcext:value-type="float">
            <text:p>838.8</text:p>
          </table:table-cell>
          <table:table-cell office:value-type="float" office:value="84083" calcext:value-type="float">
            <text:p>84083</text:p>
          </table:table-cell>
          <table:table-cell office:value-type="float" office:value="100" calcext:value-type="float">
            <text:p>100</text:p>
          </table:table-cell>
          <table:table-cell office:value-type="float" office:value="-4.91" calcext:value-type="float">
            <text:p>-4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25]-203)/100" office:value-type="float" office:value="839.83" calcext:value-type="float">
            <text:p>839.83</text:p>
          </table:table-cell>
          <table:table-cell office:value-type="float" office:value="84186" calcext:value-type="float">
            <text:p>84186</text:p>
          </table:table-cell>
          <table:table-cell office:value-type="float" office:value="102" calcext:value-type="float">
            <text:p>102</text:p>
          </table:table-cell>
          <table:table-cell office:value-type="float" office:value="-5.41" calcext:value-type="float">
            <text:p>-5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26]-203)/100" office:value-type="float" office:value="840.85" calcext:value-type="float">
            <text:p>840.85</text:p>
          </table:table-cell>
          <table:table-cell office:value-type="float" office:value="84288" calcext:value-type="float">
            <text:p>84288</text:p>
          </table:table-cell>
          <table:table-cell office:value-type="float" office:value="101" calcext:value-type="float">
            <text:p>101</text:p>
          </table:table-cell>
          <table:table-cell office:value-type="float" office:value="-4.96" calcext:value-type="float">
            <text:p>-4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27]-203)/100" office:value-type="float" office:value="841.86" calcext:value-type="float">
            <text:p>841.86</text:p>
          </table:table-cell>
          <table:table-cell office:value-type="float" office:value="84389" calcext:value-type="float">
            <text:p>84389</text:p>
          </table:table-cell>
          <table:table-cell office:value-type="float" office:value="101" calcext:value-type="float">
            <text:p>101</text:p>
          </table:table-cell>
          <table:table-cell office:value-type="float" office:value="-3.95" calcext:value-type="float">
            <text:p>-3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28]-203)/100" office:value-type="float" office:value="842.89" calcext:value-type="float">
            <text:p>842.89</text:p>
          </table:table-cell>
          <table:table-cell office:value-type="float" office:value="84492" calcext:value-type="float">
            <text:p>84492</text:p>
          </table:table-cell>
          <table:table-cell office:value-type="float" office:value="102" calcext:value-type="float">
            <text:p>102</text:p>
          </table:table-cell>
          <table:table-cell office:value-type="float" office:value="-4.58" calcext:value-type="float">
            <text:p>-4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29]-203)/100" office:value-type="float" office:value="843.9" calcext:value-type="float">
            <text:p>843.9</text:p>
          </table:table-cell>
          <table:table-cell office:value-type="float" office:value="84593" calcext:value-type="float">
            <text:p>84593</text:p>
          </table:table-cell>
          <table:table-cell office:value-type="float" office:value="101" calcext:value-type="float">
            <text:p>101</text:p>
          </table:table-cell>
          <table:table-cell office:value-type="float" office:value="-5.01" calcext:value-type="float">
            <text:p>-5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30]-203)/100" office:value-type="float" office:value="844.93" calcext:value-type="float">
            <text:p>844.93</text:p>
          </table:table-cell>
          <table:table-cell office:value-type="float" office:value="84696" calcext:value-type="float">
            <text:p>84696</text:p>
          </table:table-cell>
          <table:table-cell office:value-type="float" office:value="102" calcext:value-type="float">
            <text:p>102</text:p>
          </table:table-cell>
          <table:table-cell office:value-type="float" office:value="-4.61" calcext:value-type="float">
            <text:p>-4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31]-203)/100" office:value-type="float" office:value="845.94" calcext:value-type="float">
            <text:p>845.94</text:p>
          </table:table-cell>
          <table:table-cell office:value-type="float" office:value="84797" calcext:value-type="float">
            <text:p>84797</text:p>
          </table:table-cell>
          <table:table-cell office:value-type="float" office:value="100" calcext:value-type="float">
            <text:p>100</text:p>
          </table:table-cell>
          <table:table-cell office:value-type="float" office:value="-4.19" calcext:value-type="float">
            <text:p>-4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32]-203)/100" office:value-type="float" office:value="846.96" calcext:value-type="float">
            <text:p>846.96</text:p>
          </table:table-cell>
          <table:table-cell office:value-type="float" office:value="84899" calcext:value-type="float">
            <text:p>84899</text:p>
          </table:table-cell>
          <table:table-cell office:value-type="float" office:value="101" calcext:value-type="float">
            <text:p>101</text:p>
          </table:table-cell>
          <table:table-cell office:value-type="float" office:value="-4.57" calcext:value-type="float">
            <text:p>-4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33]-203)/100" office:value-type="float" office:value="847.98" calcext:value-type="float">
            <text:p>847.98</text:p>
          </table:table-cell>
          <table:table-cell office:value-type="float" office:value="85001" calcext:value-type="float">
            <text:p>85001</text:p>
          </table:table-cell>
          <table:table-cell office:value-type="float" office:value="101" calcext:value-type="float">
            <text:p>101</text:p>
          </table:table-cell>
          <table:table-cell office:value-type="float" office:value="-3.74" calcext:value-type="float">
            <text:p>-3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34]-203)/100" office:value-type="float" office:value="849" calcext:value-type="float">
            <text:p>849</text:p>
          </table:table-cell>
          <table:table-cell office:value-type="float" office:value="85103" calcext:value-type="float">
            <text:p>85103</text:p>
          </table:table-cell>
          <table:table-cell office:value-type="float" office:value="101" calcext:value-type="float">
            <text:p>101</text:p>
          </table:table-cell>
          <table:table-cell office:value-type="float" office:value="-3.58" calcext:value-type="float">
            <text:p>-3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35]-203)/100" office:value-type="float" office:value="850.01" calcext:value-type="float">
            <text:p>850.01</text:p>
          </table:table-cell>
          <table:table-cell office:value-type="float" office:value="85204" calcext:value-type="float">
            <text:p>85204</text:p>
          </table:table-cell>
          <table:table-cell office:value-type="float" office:value="100" calcext:value-type="float">
            <text:p>100</text:p>
          </table:table-cell>
          <table:table-cell office:value-type="float" office:value="-3.44" calcext:value-type="float">
            <text:p>-3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36]-203)/100" office:value-type="float" office:value="851.04" calcext:value-type="float">
            <text:p>851.04</text:p>
          </table:table-cell>
          <table:table-cell office:value-type="float" office:value="85307" calcext:value-type="float">
            <text:p>85307</text:p>
          </table:table-cell>
          <table:table-cell office:value-type="float" office:value="101" calcext:value-type="float">
            <text:p>101</text:p>
          </table:table-cell>
          <table:table-cell office:value-type="float" office:value="-2.87" calcext:value-type="float">
            <text:p>-2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37]-203)/100" office:value-type="float" office:value="852.05" calcext:value-type="float">
            <text:p>852.05</text:p>
          </table:table-cell>
          <table:table-cell office:value-type="float" office:value="85408" calcext:value-type="float">
            <text:p>85408</text:p>
          </table:table-cell>
          <table:table-cell office:value-type="float" office:value="100" calcext:value-type="float">
            <text:p>100</text:p>
          </table:table-cell>
          <table:table-cell office:value-type="float" office:value="-5.02" calcext:value-type="float">
            <text:p>-5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38]-203)/100" office:value-type="float" office:value="853.08" calcext:value-type="float">
            <text:p>853.08</text:p>
          </table:table-cell>
          <table:table-cell office:value-type="float" office:value="85511" calcext:value-type="float">
            <text:p>85511</text:p>
          </table:table-cell>
          <table:table-cell office:value-type="float" office:value="102" calcext:value-type="float">
            <text:p>102</text:p>
          </table:table-cell>
          <table:table-cell office:value-type="float" office:value="-4.92" calcext:value-type="float">
            <text:p>-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39]-203)/100" office:value-type="float" office:value="854.09" calcext:value-type="float">
            <text:p>854.09</text:p>
          </table:table-cell>
          <table:table-cell office:value-type="float" office:value="85612" calcext:value-type="float">
            <text:p>85612</text:p>
          </table:table-cell>
          <table:table-cell office:value-type="float" office:value="100" calcext:value-type="float">
            <text:p>100</text:p>
          </table:table-cell>
          <table:table-cell office:value-type="float" office:value="-4.33" calcext:value-type="float">
            <text:p>-4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40]-203)/100" office:value-type="float" office:value="855.11" calcext:value-type="float">
            <text:p>855.11</text:p>
          </table:table-cell>
          <table:table-cell office:value-type="float" office:value="85714" calcext:value-type="float">
            <text:p>85714</text:p>
          </table:table-cell>
          <table:table-cell office:value-type="float" office:value="101" calcext:value-type="float">
            <text:p>101</text:p>
          </table:table-cell>
          <table:table-cell office:value-type="float" office:value="-3.6" calcext:value-type="float">
            <text:p>-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41]-203)/100" office:value-type="float" office:value="856.13" calcext:value-type="float">
            <text:p>856.13</text:p>
          </table:table-cell>
          <table:table-cell office:value-type="float" office:value="85816" calcext:value-type="float">
            <text:p>85816</text:p>
          </table:table-cell>
          <table:table-cell office:value-type="float" office:value="101" calcext:value-type="float">
            <text:p>101</text:p>
          </table:table-cell>
          <table:table-cell office:value-type="float" office:value="-3.93" calcext:value-type="float">
            <text:p>-3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42]-203)/100" office:value-type="float" office:value="857.15" calcext:value-type="float">
            <text:p>857.15</text:p>
          </table:table-cell>
          <table:table-cell office:value-type="float" office:value="85918" calcext:value-type="float">
            <text:p>85918</text:p>
          </table:table-cell>
          <table:table-cell office:value-type="float" office:value="101" calcext:value-type="float">
            <text:p>101</text:p>
          </table:table-cell>
          <table:table-cell office:value-type="float" office:value="-3.83" calcext:value-type="float">
            <text:p>-3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43]-203)/100" office:value-type="float" office:value="858.18" calcext:value-type="float">
            <text:p>858.18</text:p>
          </table:table-cell>
          <table:table-cell office:value-type="float" office:value="86021" calcext:value-type="float">
            <text:p>86021</text:p>
          </table:table-cell>
          <table:table-cell office:value-type="float" office:value="102" calcext:value-type="float">
            <text:p>102</text:p>
          </table:table-cell>
          <table:table-cell office:value-type="float" office:value="-3.99" calcext:value-type="float">
            <text:p>-3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44]-203)/100" office:value-type="float" office:value="859.19" calcext:value-type="float">
            <text:p>859.19</text:p>
          </table:table-cell>
          <table:table-cell office:value-type="float" office:value="86122" calcext:value-type="float">
            <text:p>86122</text:p>
          </table:table-cell>
          <table:table-cell office:value-type="float" office:value="101" calcext:value-type="float">
            <text:p>101</text:p>
          </table:table-cell>
          <table:table-cell office:value-type="float" office:value="-3.73" calcext:value-type="float">
            <text:p>-3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45]-203)/100" office:value-type="float" office:value="860.21" calcext:value-type="float">
            <text:p>860.21</text:p>
          </table:table-cell>
          <table:table-cell office:value-type="float" office:value="86224" calcext:value-type="float">
            <text:p>86224</text:p>
          </table:table-cell>
          <table:table-cell office:value-type="float" office:value="101" calcext:value-type="float">
            <text:p>101</text:p>
          </table:table-cell>
          <table:table-cell office:value-type="float" office:value="-4.75" calcext:value-type="float">
            <text:p>-4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46]-203)/100" office:value-type="float" office:value="861.23" calcext:value-type="float">
            <text:p>861.23</text:p>
          </table:table-cell>
          <table:table-cell office:value-type="float" office:value="86326" calcext:value-type="float">
            <text:p>86326</text:p>
          </table:table-cell>
          <table:table-cell office:value-type="float" office:value="102" calcext:value-type="float">
            <text:p>102</text:p>
          </table:table-cell>
          <table:table-cell office:value-type="float" office:value="-4.89" calcext:value-type="float">
            <text:p>-4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47]-203)/100" office:value-type="float" office:value="862.25" calcext:value-type="float">
            <text:p>862.25</text:p>
          </table:table-cell>
          <table:table-cell office:value-type="float" office:value="86428" calcext:value-type="float">
            <text:p>86428</text:p>
          </table:table-cell>
          <table:table-cell office:value-type="float" office:value="101" calcext:value-type="float">
            <text:p>101</text:p>
          </table:table-cell>
          <table:table-cell office:value-type="float" office:value="-4.89" calcext:value-type="float">
            <text:p>-4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48]-203)/100" office:value-type="float" office:value="863.27" calcext:value-type="float">
            <text:p>863.27</text:p>
          </table:table-cell>
          <table:table-cell office:value-type="float" office:value="86530" calcext:value-type="float">
            <text:p>86530</text:p>
          </table:table-cell>
          <table:table-cell office:value-type="float" office:value="101" calcext:value-type="float">
            <text:p>101</text:p>
          </table:table-cell>
          <table:table-cell office:value-type="float" office:value="-5.65" calcext:value-type="float">
            <text:p>-5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49]-203)/100" office:value-type="float" office:value="864.29" calcext:value-type="float">
            <text:p>864.29</text:p>
          </table:table-cell>
          <table:table-cell office:value-type="float" office:value="86632" calcext:value-type="float">
            <text:p>86632</text:p>
          </table:table-cell>
          <table:table-cell office:value-type="float" office:value="101" calcext:value-type="float">
            <text:p>101</text:p>
          </table:table-cell>
          <table:table-cell office:value-type="float" office:value="-5.12" calcext:value-type="float">
            <text:p>-5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50]-203)/100" office:value-type="float" office:value="865.3" calcext:value-type="float">
            <text:p>865.3</text:p>
          </table:table-cell>
          <table:table-cell office:value-type="float" office:value="86733" calcext:value-type="float">
            <text:p>86733</text:p>
          </table:table-cell>
          <table:table-cell office:value-type="float" office:value="100" calcext:value-type="float">
            <text:p>100</text:p>
          </table:table-cell>
          <table:table-cell office:value-type="float" office:value="-5.62" calcext:value-type="float">
            <text:p>-5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51]-203)/100" office:value-type="float" office:value="866.33" calcext:value-type="float">
            <text:p>866.33</text:p>
          </table:table-cell>
          <table:table-cell office:value-type="float" office:value="86836" calcext:value-type="float">
            <text:p>86836</text:p>
          </table:table-cell>
          <table:table-cell office:value-type="float" office:value="102" calcext:value-type="float">
            <text:p>102</text:p>
          </table:table-cell>
          <table:table-cell office:value-type="float" office:value="-6.56" calcext:value-type="float">
            <text:p>-6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52]-203)/100" office:value-type="float" office:value="867.34" calcext:value-type="float">
            <text:p>867.34</text:p>
          </table:table-cell>
          <table:table-cell office:value-type="float" office:value="86937" calcext:value-type="float">
            <text:p>86937</text:p>
          </table:table-cell>
          <table:table-cell office:value-type="float" office:value="100" calcext:value-type="float">
            <text:p>100</text:p>
          </table:table-cell>
          <table:table-cell office:value-type="float" office:value="-7.11" calcext:value-type="float">
            <text:p>-7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53]-203)/100" office:value-type="float" office:value="868.37" calcext:value-type="float">
            <text:p>868.37</text:p>
          </table:table-cell>
          <table:table-cell office:value-type="float" office:value="87040" calcext:value-type="float">
            <text:p>87040</text:p>
          </table:table-cell>
          <table:table-cell office:value-type="float" office:value="102" calcext:value-type="float">
            <text:p>102</text:p>
          </table:table-cell>
          <table:table-cell office:value-type="float" office:value="-7.14" calcext:value-type="float">
            <text:p>-7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54]-203)/100" office:value-type="float" office:value="869.38" calcext:value-type="float">
            <text:p>869.38</text:p>
          </table:table-cell>
          <table:table-cell office:value-type="float" office:value="87141" calcext:value-type="float">
            <text:p>87141</text:p>
          </table:table-cell>
          <table:table-cell office:value-type="float" office:value="100" calcext:value-type="float">
            <text:p>100</text:p>
          </table:table-cell>
          <table:table-cell office:value-type="float" office:value="-4.9" calcext:value-type="float">
            <text:p>-4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55]-203)/100" office:value-type="float" office:value="870.4" calcext:value-type="float">
            <text:p>870.4</text:p>
          </table:table-cell>
          <table:table-cell office:value-type="float" office:value="87243" calcext:value-type="float">
            <text:p>87243</text:p>
          </table:table-cell>
          <table:table-cell office:value-type="float" office:value="101" calcext:value-type="float">
            <text:p>101</text:p>
          </table:table-cell>
          <table:table-cell office:value-type="float" office:value="-2.51" calcext:value-type="float">
            <text:p>-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56]-203)/100" office:value-type="float" office:value="871.42" calcext:value-type="float">
            <text:p>871.42</text:p>
          </table:table-cell>
          <table:table-cell office:value-type="float" office:value="87345" calcext:value-type="float">
            <text:p>87345</text:p>
          </table:table-cell>
          <table:table-cell office:value-type="float" office:value="101" calcext:value-type="float">
            <text:p>101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57]-203)/100" office:value-type="float" office:value="872.44" calcext:value-type="float">
            <text:p>872.44</text:p>
          </table:table-cell>
          <table:table-cell office:value-type="float" office:value="87447" calcext:value-type="float">
            <text:p>87447</text:p>
          </table:table-cell>
          <table:table-cell office:value-type="float" office:value="101" calcext:value-type="float">
            <text:p>101</text:p>
          </table:table-cell>
          <table:table-cell office:value-type="float" office:value="3.94" calcext:value-type="float">
            <text:p>3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58]-203)/100" office:value-type="float" office:value="873.45" calcext:value-type="float">
            <text:p>873.45</text:p>
          </table:table-cell>
          <table:table-cell office:value-type="float" office:value="87548" calcext:value-type="float">
            <text:p>87548</text:p>
          </table:table-cell>
          <table:table-cell office:value-type="float" office:value="100" calcext:value-type="float">
            <text:p>100</text:p>
          </table:table-cell>
          <table:table-cell office:value-type="float" office:value="4.99" calcext:value-type="float">
            <text:p>4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59]-203)/100" office:value-type="float" office:value="874.48" calcext:value-type="float">
            <text:p>874.48</text:p>
          </table:table-cell>
          <table:table-cell office:value-type="float" office:value="87651" calcext:value-type="float">
            <text:p>87651</text:p>
          </table:table-cell>
          <table:table-cell office:value-type="float" office:value="102" calcext:value-type="float">
            <text:p>102</text:p>
          </table:table-cell>
          <table:table-cell office:value-type="float" office:value="7.65" calcext:value-type="float">
            <text:p>7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60]-203)/100" office:value-type="float" office:value="875.49" calcext:value-type="float">
            <text:p>875.49</text:p>
          </table:table-cell>
          <table:table-cell office:value-type="float" office:value="87752" calcext:value-type="float">
            <text:p>87752</text:p>
          </table:table-cell>
          <table:table-cell office:value-type="float" office:value="100" calcext:value-type="float">
            <text:p>100</text:p>
          </table:table-cell>
          <table:table-cell office:value-type="float" office:value="7.75" calcext:value-type="float">
            <text:p>7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61]-203)/100" office:value-type="float" office:value="876.52" calcext:value-type="float">
            <text:p>876.52</text:p>
          </table:table-cell>
          <table:table-cell office:value-type="float" office:value="87855" calcext:value-type="float">
            <text:p>87855</text:p>
          </table:table-cell>
          <table:table-cell office:value-type="float" office:value="102" calcext:value-type="float">
            <text:p>102</text:p>
          </table:table-cell>
          <table:table-cell office:value-type="float" office:value="7.59" calcext:value-type="float">
            <text:p>7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62]-203)/100" office:value-type="float" office:value="877.54" calcext:value-type="float">
            <text:p>877.54</text:p>
          </table:table-cell>
          <table:table-cell office:value-type="float" office:value="87957" calcext:value-type="float">
            <text:p>87957</text:p>
          </table:table-cell>
          <table:table-cell office:value-type="float" office:value="101" calcext:value-type="float">
            <text:p>101</text:p>
          </table:table-cell>
          <table:table-cell office:value-type="float" office:value="8.24" calcext:value-type="float">
            <text:p>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63]-203)/100" office:value-type="float" office:value="878.55" calcext:value-type="float">
            <text:p>878.55</text:p>
          </table:table-cell>
          <table:table-cell office:value-type="float" office:value="88058" calcext:value-type="float">
            <text:p>88058</text:p>
          </table:table-cell>
          <table:table-cell office:value-type="float" office:value="101" calcext:value-type="float">
            <text:p>101</text:p>
          </table:table-cell>
          <table:table-cell office:value-type="float" office:value="6.36" calcext:value-type="float">
            <text:p>6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64]-203)/100" office:value-type="float" office:value="879.58" calcext:value-type="float">
            <text:p>879.58</text:p>
          </table:table-cell>
          <table:table-cell office:value-type="float" office:value="88161" calcext:value-type="float">
            <text:p>88161</text:p>
          </table:table-cell>
          <table:table-cell office:value-type="float" office:value="102" calcext:value-type="float">
            <text:p>102</text:p>
          </table:table-cell>
          <table:table-cell office:value-type="float" office:value="4.79" calcext:value-type="float">
            <text:p>4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65]-203)/100" office:value-type="float" office:value="880.59" calcext:value-type="float">
            <text:p>880.59</text:p>
          </table:table-cell>
          <table:table-cell office:value-type="float" office:value="88262" calcext:value-type="float">
            <text:p>88262</text:p>
          </table:table-cell>
          <table:table-cell office:value-type="float" office:value="101" calcext:value-type="float">
            <text:p>101</text:p>
          </table:table-cell>
          <table:table-cell office:value-type="float" office:value="3.51" calcext:value-type="float">
            <text:p>3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66]-203)/100" office:value-type="float" office:value="881.62" calcext:value-type="float">
            <text:p>881.62</text:p>
          </table:table-cell>
          <table:table-cell office:value-type="float" office:value="88365" calcext:value-type="float">
            <text:p>88365</text:p>
          </table:table-cell>
          <table:table-cell office:value-type="float" office:value="102" calcext:value-type="float">
            <text:p>102</text:p>
          </table:table-cell>
          <table:table-cell office:value-type="float" office:value="1.43" calcext:value-type="float">
            <text:p>1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67]-203)/100" office:value-type="float" office:value="882.63" calcext:value-type="float">
            <text:p>882.63</text:p>
          </table:table-cell>
          <table:table-cell office:value-type="float" office:value="88466" calcext:value-type="float">
            <text:p>88466</text:p>
          </table:table-cell>
          <table:table-cell office:value-type="float" office:value="100" calcext:value-type="float">
            <text:p>100</text:p>
          </table:table-cell>
          <table:table-cell office:value-type="float" office:value="-1.42" calcext:value-type="float">
            <text:p>-1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68]-203)/100" office:value-type="float" office:value="883.65" calcext:value-type="float">
            <text:p>883.65</text:p>
          </table:table-cell>
          <table:table-cell office:value-type="float" office:value="88568" calcext:value-type="float">
            <text:p>88568</text:p>
          </table:table-cell>
          <table:table-cell office:value-type="float" office:value="101" calcext:value-type="float">
            <text:p>101</text:p>
          </table:table-cell>
          <table:table-cell office:value-type="float" office:value="-1.67" calcext:value-type="float">
            <text:p>-1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69]-203)/100" office:value-type="float" office:value="884.67" calcext:value-type="float">
            <text:p>884.67</text:p>
          </table:table-cell>
          <table:table-cell office:value-type="float" office:value="88670" calcext:value-type="float">
            <text:p>88670</text:p>
          </table:table-cell>
          <table:table-cell office:value-type="float" office:value="101" calcext:value-type="float">
            <text:p>101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70]-203)/100" office:value-type="float" office:value="885.69" calcext:value-type="float">
            <text:p>885.69</text:p>
          </table:table-cell>
          <table:table-cell office:value-type="float" office:value="88772" calcext:value-type="float">
            <text:p>88772</text:p>
          </table:table-cell>
          <table:table-cell office:value-type="float" office:value="101" calcext:value-type="float">
            <text:p>101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71]-203)/100" office:value-type="float" office:value="886.7" calcext:value-type="float">
            <text:p>886.7</text:p>
          </table:table-cell>
          <table:table-cell office:value-type="float" office:value="88873" calcext:value-type="float">
            <text:p>88873</text:p>
          </table:table-cell>
          <table:table-cell office:value-type="float" office:value="100" calcext:value-type="float">
            <text:p>100</text:p>
          </table:table-cell>
          <table:table-cell office:value-type="float" office:value="-6.94" calcext:value-type="float">
            <text:p>-6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72]-203)/100" office:value-type="float" office:value="887.73" calcext:value-type="float">
            <text:p>887.73</text:p>
          </table:table-cell>
          <table:table-cell office:value-type="float" office:value="88976" calcext:value-type="float">
            <text:p>88976</text:p>
          </table:table-cell>
          <table:table-cell office:value-type="float" office:value="101" calcext:value-type="float">
            <text:p>101</text:p>
          </table:table-cell>
          <table:table-cell office:value-type="float" office:value="-5.17" calcext:value-type="float">
            <text:p>-5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73]-203)/100" office:value-type="float" office:value="888.74" calcext:value-type="float">
            <text:p>888.74</text:p>
          </table:table-cell>
          <table:table-cell office:value-type="float" office:value="89077" calcext:value-type="float">
            <text:p>89077</text:p>
          </table:table-cell>
          <table:table-cell office:value-type="float" office:value="100" calcext:value-type="float">
            <text:p>100</text:p>
          </table:table-cell>
          <table:table-cell office:value-type="float" office:value="-5.78" calcext:value-type="float">
            <text:p>-5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74]-203)/100" office:value-type="float" office:value="889.77" calcext:value-type="float">
            <text:p>889.77</text:p>
          </table:table-cell>
          <table:table-cell office:value-type="float" office:value="89180" calcext:value-type="float">
            <text:p>89180</text:p>
          </table:table-cell>
          <table:table-cell office:value-type="float" office:value="102" calcext:value-type="float">
            <text:p>102</text:p>
          </table:table-cell>
          <table:table-cell office:value-type="float" office:value="-11.1" calcext:value-type="float">
            <text:p>-1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75]-203)/100" office:value-type="float" office:value="890.78" calcext:value-type="float">
            <text:p>890.78</text:p>
          </table:table-cell>
          <table:table-cell office:value-type="float" office:value="89281" calcext:value-type="float">
            <text:p>89281</text:p>
          </table:table-cell>
          <table:table-cell office:value-type="float" office:value="100" calcext:value-type="float">
            <text:p>100</text:p>
          </table:table-cell>
          <table:table-cell office:value-type="float" office:value="-9.06" calcext:value-type="float">
            <text:p>-9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76]-203)/100" office:value-type="float" office:value="891.8" calcext:value-type="float">
            <text:p>891.8</text:p>
          </table:table-cell>
          <table:table-cell office:value-type="float" office:value="89383" calcext:value-type="float">
            <text:p>89383</text:p>
          </table:table-cell>
          <table:table-cell office:value-type="float" office:value="101" calcext:value-type="float">
            <text:p>101</text:p>
          </table:table-cell>
          <table:table-cell office:value-type="float" office:value="-7.57" calcext:value-type="float">
            <text:p>-7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77]-203)/100" office:value-type="float" office:value="892.82" calcext:value-type="float">
            <text:p>892.82</text:p>
          </table:table-cell>
          <table:table-cell office:value-type="float" office:value="89485" calcext:value-type="float">
            <text:p>89485</text:p>
          </table:table-cell>
          <table:table-cell office:value-type="float" office:value="101" calcext:value-type="float">
            <text:p>101</text:p>
          </table:table-cell>
          <table:table-cell office:value-type="float" office:value="-6.61" calcext:value-type="float">
            <text:p>-6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78]-203)/100" office:value-type="float" office:value="893.84" calcext:value-type="float">
            <text:p>893.84</text:p>
          </table:table-cell>
          <table:table-cell office:value-type="float" office:value="89587" calcext:value-type="float">
            <text:p>89587</text:p>
          </table:table-cell>
          <table:table-cell office:value-type="float" office:value="101" calcext:value-type="float">
            <text:p>101</text:p>
          </table:table-cell>
          <table:table-cell office:value-type="float" office:value="-10.25" calcext:value-type="float">
            <text:p>-1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79]-203)/100" office:value-type="float" office:value="894.87" calcext:value-type="float">
            <text:p>894.87</text:p>
          </table:table-cell>
          <table:table-cell office:value-type="float" office:value="89690" calcext:value-type="float">
            <text:p>89690</text:p>
          </table:table-cell>
          <table:table-cell office:value-type="float" office:value="102" calcext:value-type="float">
            <text:p>102</text:p>
          </table:table-cell>
          <table:table-cell office:value-type="float" office:value="-14.69" calcext:value-type="float">
            <text:p>-14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80]-203)/100" office:value-type="float" office:value="895.88" calcext:value-type="float">
            <text:p>895.88</text:p>
          </table:table-cell>
          <table:table-cell office:value-type="float" office:value="89791" calcext:value-type="float">
            <text:p>89791</text:p>
          </table:table-cell>
          <table:table-cell office:value-type="float" office:value="101" calcext:value-type="float">
            <text:p>101</text:p>
          </table:table-cell>
          <table:table-cell office:value-type="float" office:value="-4.57" calcext:value-type="float">
            <text:p>-4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81]-203)/100" office:value-type="float" office:value="896.9" calcext:value-type="float">
            <text:p>896.9</text:p>
          </table:table-cell>
          <table:table-cell office:value-type="float" office:value="89893" calcext:value-type="float">
            <text:p>89893</text:p>
          </table:table-cell>
          <table:table-cell office:value-type="float" office:value="101" calcext:value-type="float">
            <text:p>101</text:p>
          </table:table-cell>
          <table:table-cell office:value-type="float" office:value="-6.07" calcext:value-type="float">
            <text:p>-6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82]-203)/100" office:value-type="float" office:value="897.92" calcext:value-type="float">
            <text:p>897.92</text:p>
          </table:table-cell>
          <table:table-cell office:value-type="float" office:value="89995" calcext:value-type="float">
            <text:p>89995</text:p>
          </table:table-cell>
          <table:table-cell office:value-type="float" office:value="102" calcext:value-type="float">
            <text:p>102</text:p>
          </table:table-cell>
          <table:table-cell office:value-type="float" office:value="-2.49" calcext:value-type="float">
            <text:p>-2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83]-203)/100" office:value-type="float" office:value="898.94" calcext:value-type="float">
            <text:p>898.94</text:p>
          </table:table-cell>
          <table:table-cell office:value-type="float" office:value="90097" calcext:value-type="float">
            <text:p>90097</text:p>
          </table:table-cell>
          <table:table-cell office:value-type="float" office:value="101" calcext:value-type="float">
            <text:p>101</text:p>
          </table:table-cell>
          <table:table-cell office:value-type="float" office:value="-1.56" calcext:value-type="float">
            <text:p>-1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84]-203)/100" office:value-type="float" office:value="899.96" calcext:value-type="float">
            <text:p>899.96</text:p>
          </table:table-cell>
          <table:table-cell office:value-type="float" office:value="90199" calcext:value-type="float">
            <text:p>90199</text:p>
          </table:table-cell>
          <table:table-cell office:value-type="float" office:value="101" calcext:value-type="float">
            <text:p>101</text:p>
          </table:table-cell>
          <table:table-cell office:value-type="float" office:value="-8.09" calcext:value-type="float">
            <text:p>-8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85]-203)/100" office:value-type="float" office:value="900.98" calcext:value-type="float">
            <text:p>900.98</text:p>
          </table:table-cell>
          <table:table-cell office:value-type="float" office:value="90301" calcext:value-type="float">
            <text:p>90301</text:p>
          </table:table-cell>
          <table:table-cell office:value-type="float" office:value="101" calcext:value-type="float">
            <text:p>101</text:p>
          </table:table-cell>
          <table:table-cell office:value-type="float" office:value="-7.89" calcext:value-type="float">
            <text:p>-7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86]-203)/100" office:value-type="float" office:value="901.99" calcext:value-type="float">
            <text:p>901.99</text:p>
          </table:table-cell>
          <table:table-cell office:value-type="float" office:value="90402" calcext:value-type="float">
            <text:p>90402</text:p>
          </table:table-cell>
          <table:table-cell office:value-type="float" office:value="100" calcext:value-type="float">
            <text:p>100</text:p>
          </table:table-cell>
          <table:table-cell office:value-type="float" office:value="-6.82" calcext:value-type="float">
            <text:p>-6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87]-203)/100" office:value-type="float" office:value="903.02" calcext:value-type="float">
            <text:p>903.02</text:p>
          </table:table-cell>
          <table:table-cell office:value-type="float" office:value="90505" calcext:value-type="float">
            <text:p>90505</text:p>
          </table:table-cell>
          <table:table-cell office:value-type="float" office:value="102" calcext:value-type="float">
            <text:p>102</text:p>
          </table:table-cell>
          <table:table-cell office:value-type="float" office:value="-5.51" calcext:value-type="float">
            <text:p>-5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88]-203)/100" office:value-type="float" office:value="904.03" calcext:value-type="float">
            <text:p>904.03</text:p>
          </table:table-cell>
          <table:table-cell office:value-type="float" office:value="90606" calcext:value-type="float">
            <text:p>90606</text:p>
          </table:table-cell>
          <table:table-cell office:value-type="float" office:value="100" calcext:value-type="float">
            <text:p>100</text:p>
          </table:table-cell>
          <table:table-cell office:value-type="float" office:value="-6.95" calcext:value-type="float">
            <text:p>-6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89]-203)/100" office:value-type="float" office:value="905.05" calcext:value-type="float">
            <text:p>905.05</text:p>
          </table:table-cell>
          <table:table-cell office:value-type="float" office:value="90708" calcext:value-type="float">
            <text:p>90708</text:p>
          </table:table-cell>
          <table:table-cell office:value-type="float" office:value="101" calcext:value-type="float">
            <text:p>101</text:p>
          </table:table-cell>
          <table:table-cell office:value-type="float" office:value="-5.62" calcext:value-type="float">
            <text:p>-5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90]-203)/100" office:value-type="float" office:value="906.07" calcext:value-type="float">
            <text:p>906.07</text:p>
          </table:table-cell>
          <table:table-cell office:value-type="float" office:value="90810" calcext:value-type="float">
            <text:p>90810</text:p>
          </table:table-cell>
          <table:table-cell office:value-type="float" office:value="100" calcext:value-type="float">
            <text:p>100</text:p>
          </table:table-cell>
          <table:table-cell office:value-type="float" office:value="-4.02" calcext:value-type="float">
            <text:p>-4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91]-203)/100" office:value-type="float" office:value="907.09" calcext:value-type="float">
            <text:p>907.09</text:p>
          </table:table-cell>
          <table:table-cell office:value-type="float" office:value="90912" calcext:value-type="float">
            <text:p>90912</text:p>
          </table:table-cell>
          <table:table-cell office:value-type="float" office:value="101" calcext:value-type="float">
            <text:p>101</text:p>
          </table:table-cell>
          <table:table-cell office:value-type="float" office:value="-0.96" calcext:value-type="float">
            <text:p>-0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92]-203)/100" office:value-type="float" office:value="908.11" calcext:value-type="float">
            <text:p>908.11</text:p>
          </table:table-cell>
          <table:table-cell office:value-type="float" office:value="91014" calcext:value-type="float">
            <text:p>91014</text:p>
          </table:table-cell>
          <table:table-cell office:value-type="float" office:value="101" calcext:value-type="float">
            <text:p>101</text:p>
          </table:table-cell>
          <table:table-cell office:value-type="float" office:value="-1.51" calcext:value-type="float">
            <text:p>-1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93]-203)/100" office:value-type="float" office:value="909.13" calcext:value-type="float">
            <text:p>909.13</text:p>
          </table:table-cell>
          <table:table-cell office:value-type="float" office:value="91116" calcext:value-type="float">
            <text:p>91116</text:p>
          </table:table-cell>
          <table:table-cell office:value-type="float" office:value="101" calcext:value-type="float">
            <text:p>101</text:p>
          </table:table-cell>
          <table:table-cell office:value-type="float" office:value="-2.6" calcext:value-type="float">
            <text:p>-2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94]-203)/100" office:value-type="float" office:value="910.14" calcext:value-type="float">
            <text:p>910.14</text:p>
          </table:table-cell>
          <table:table-cell office:value-type="float" office:value="91217" calcext:value-type="float">
            <text:p>91217</text:p>
          </table:table-cell>
          <table:table-cell office:value-type="float" office:value="100" calcext:value-type="float">
            <text:p>100</text:p>
          </table:table-cell>
          <table:table-cell office:value-type="float" office:value="-0.27" calcext:value-type="float">
            <text:p>-0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95]-203)/100" office:value-type="float" office:value="911.17" calcext:value-type="float">
            <text:p>911.17</text:p>
          </table:table-cell>
          <table:table-cell office:value-type="float" office:value="91320" calcext:value-type="float">
            <text:p>91320</text:p>
          </table:table-cell>
          <table:table-cell office:value-type="float" office:value="102" calcext:value-type="float">
            <text:p>102</text:p>
          </table:table-cell>
          <table:table-cell office:value-type="float" office:value="-3.56" calcext:value-type="float">
            <text:p>-3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96]-203)/100" office:value-type="float" office:value="912.18" calcext:value-type="float">
            <text:p>912.18</text:p>
          </table:table-cell>
          <table:table-cell office:value-type="float" office:value="91421" calcext:value-type="float">
            <text:p>91421</text:p>
          </table:table-cell>
          <table:table-cell office:value-type="float" office:value="100" calcext:value-type="float">
            <text:p>100</text:p>
          </table:table-cell>
          <table:table-cell office:value-type="float" office:value="-2.6" calcext:value-type="float">
            <text:p>-2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97]-203)/100" office:value-type="float" office:value="913.21" calcext:value-type="float">
            <text:p>913.21</text:p>
          </table:table-cell>
          <table:table-cell office:value-type="float" office:value="91524" calcext:value-type="float">
            <text:p>91524</text:p>
          </table:table-cell>
          <table:table-cell office:value-type="float" office:value="102" calcext:value-type="float">
            <text:p>102</text:p>
          </table:table-cell>
          <table:table-cell office:value-type="float" office:value="-2.98" calcext:value-type="float">
            <text:p>-2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98]-203)/100" office:value-type="float" office:value="914.23" calcext:value-type="float">
            <text:p>914.23</text:p>
          </table:table-cell>
          <table:table-cell office:value-type="float" office:value="91626" calcext:value-type="float">
            <text:p>91626</text:p>
          </table:table-cell>
          <table:table-cell office:value-type="float" office:value="101" calcext:value-type="float">
            <text:p>101</text:p>
          </table:table-cell>
          <table:table-cell office:value-type="float" office:value="-3.11" calcext:value-type="float">
            <text:p>-3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899]-203)/100" office:value-type="float" office:value="915.24" calcext:value-type="float">
            <text:p>915.24</text:p>
          </table:table-cell>
          <table:table-cell office:value-type="float" office:value="91727" calcext:value-type="float">
            <text:p>91727</text:p>
          </table:table-cell>
          <table:table-cell office:value-type="float" office:value="101" calcext:value-type="float">
            <text:p>101</text:p>
          </table:table-cell>
          <table:table-cell office:value-type="float" office:value="-3.12" calcext:value-type="float">
            <text:p>-3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00]-203)/100" office:value-type="float" office:value="916.27" calcext:value-type="float">
            <text:p>916.27</text:p>
          </table:table-cell>
          <table:table-cell office:value-type="float" office:value="91830" calcext:value-type="float">
            <text:p>91830</text:p>
          </table:table-cell>
          <table:table-cell office:value-type="float" office:value="102" calcext:value-type="float">
            <text:p>102</text:p>
          </table:table-cell>
          <table:table-cell office:value-type="float" office:value="-2.91" calcext:value-type="float">
            <text:p>-2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01]-203)/100" office:value-type="float" office:value="917.28" calcext:value-type="float">
            <text:p>917.28</text:p>
          </table:table-cell>
          <table:table-cell office:value-type="float" office:value="91931" calcext:value-type="float">
            <text:p>91931</text:p>
          </table:table-cell>
          <table:table-cell office:value-type="float" office:value="101" calcext:value-type="float">
            <text:p>101</text:p>
          </table:table-cell>
          <table:table-cell office:value-type="float" office:value="-2.76" calcext:value-type="float">
            <text:p>-2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02]-203)/100" office:value-type="float" office:value="918.31" calcext:value-type="float">
            <text:p>918.31</text:p>
          </table:table-cell>
          <table:table-cell office:value-type="float" office:value="92034" calcext:value-type="float">
            <text:p>92034</text:p>
          </table:table-cell>
          <table:table-cell office:value-type="float" office:value="102" calcext:value-type="float">
            <text:p>102</text:p>
          </table:table-cell>
          <table:table-cell office:value-type="float" office:value="-3.09" calcext:value-type="float">
            <text:p>-3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03]-203)/100" office:value-type="float" office:value="919.32" calcext:value-type="float">
            <text:p>919.32</text:p>
          </table:table-cell>
          <table:table-cell office:value-type="float" office:value="92135" calcext:value-type="float">
            <text:p>92135</text:p>
          </table:table-cell>
          <table:table-cell office:value-type="float" office:value="100" calcext:value-type="float">
            <text:p>100</text:p>
          </table:table-cell>
          <table:table-cell office:value-type="float" office:value="-3.32" calcext:value-type="float">
            <text:p>-3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04]-203)/100" office:value-type="float" office:value="920.34" calcext:value-type="float">
            <text:p>920.34</text:p>
          </table:table-cell>
          <table:table-cell office:value-type="float" office:value="92237" calcext:value-type="float">
            <text:p>92237</text:p>
          </table:table-cell>
          <table:table-cell office:value-type="float" office:value="101" calcext:value-type="float">
            <text:p>101</text:p>
          </table:table-cell>
          <table:table-cell office:value-type="float" office:value="-3.37" calcext:value-type="float">
            <text:p>-3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05]-203)/100" office:value-type="float" office:value="921.36" calcext:value-type="float">
            <text:p>921.36</text:p>
          </table:table-cell>
          <table:table-cell office:value-type="float" office:value="92339" calcext:value-type="float">
            <text:p>92339</text:p>
          </table:table-cell>
          <table:table-cell office:value-type="float" office:value="101" calcext:value-type="float">
            <text:p>101</text:p>
          </table:table-cell>
          <table:table-cell office:value-type="float" office:value="-3.37" calcext:value-type="float">
            <text:p>-3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06]-203)/100" office:value-type="float" office:value="922.38" calcext:value-type="float">
            <text:p>922.38</text:p>
          </table:table-cell>
          <table:table-cell office:value-type="float" office:value="92441" calcext:value-type="float">
            <text:p>92441</text:p>
          </table:table-cell>
          <table:table-cell office:value-type="float" office:value="101" calcext:value-type="float">
            <text:p>101</text:p>
          </table:table-cell>
          <table:table-cell office:value-type="float" office:value="-3.91" calcext:value-type="float">
            <text:p>-3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07]-203)/100" office:value-type="float" office:value="923.39" calcext:value-type="float">
            <text:p>923.39</text:p>
          </table:table-cell>
          <table:table-cell office:value-type="float" office:value="92542" calcext:value-type="float">
            <text:p>92542</text:p>
          </table:table-cell>
          <table:table-cell office:value-type="float" office:value="100" calcext:value-type="float">
            <text:p>100</text:p>
          </table:table-cell>
          <table:table-cell office:value-type="float" office:value="-4.38" calcext:value-type="float">
            <text:p>-4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08]-203)/100" office:value-type="float" office:value="924.42" calcext:value-type="float">
            <text:p>924.42</text:p>
          </table:table-cell>
          <table:table-cell office:value-type="float" office:value="92645" calcext:value-type="float">
            <text:p>92645</text:p>
          </table:table-cell>
          <table:table-cell office:value-type="float" office:value="101" calcext:value-type="float">
            <text:p>101</text:p>
          </table:table-cell>
          <table:table-cell office:value-type="float" office:value="-4.35" calcext:value-type="float">
            <text:p>-4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09]-203)/100" office:value-type="float" office:value="925.43" calcext:value-type="float">
            <text:p>925.43</text:p>
          </table:table-cell>
          <table:table-cell office:value-type="float" office:value="92746" calcext:value-type="float">
            <text:p>92746</text:p>
          </table:table-cell>
          <table:table-cell office:value-type="float" office:value="100" calcext:value-type="float">
            <text:p>100</text:p>
          </table:table-cell>
          <table:table-cell office:value-type="float" office:value="-4.33" calcext:value-type="float">
            <text:p>-4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10]-203)/100" office:value-type="float" office:value="926.46" calcext:value-type="float">
            <text:p>926.46</text:p>
          </table:table-cell>
          <table:table-cell office:value-type="float" office:value="92849" calcext:value-type="float">
            <text:p>92849</text:p>
          </table:table-cell>
          <table:table-cell office:value-type="float" office:value="102" calcext:value-type="float">
            <text:p>102</text:p>
          </table:table-cell>
          <table:table-cell office:value-type="float" office:value="-4.53" calcext:value-type="float">
            <text:p>-4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11]-203)/100" office:value-type="float" office:value="927.47" calcext:value-type="float">
            <text:p>927.47</text:p>
          </table:table-cell>
          <table:table-cell office:value-type="float" office:value="92950" calcext:value-type="float">
            <text:p>92950</text:p>
          </table:table-cell>
          <table:table-cell office:value-type="float" office:value="100" calcext:value-type="float">
            <text:p>100</text:p>
          </table:table-cell>
          <table:table-cell office:value-type="float" office:value="-4.92" calcext:value-type="float">
            <text:p>-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12]-203)/100" office:value-type="float" office:value="928.49" calcext:value-type="float">
            <text:p>928.49</text:p>
          </table:table-cell>
          <table:table-cell office:value-type="float" office:value="93052" calcext:value-type="float">
            <text:p>93052</text:p>
          </table:table-cell>
          <table:table-cell office:value-type="float" office:value="101" calcext:value-type="float">
            <text:p>101</text:p>
          </table:table-cell>
          <table:table-cell office:value-type="float" office:value="-4.98" calcext:value-type="float">
            <text:p>-4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13]-203)/100" office:value-type="float" office:value="929.51" calcext:value-type="float">
            <text:p>929.51</text:p>
          </table:table-cell>
          <table:table-cell office:value-type="float" office:value="93154" calcext:value-type="float">
            <text:p>93154</text:p>
          </table:table-cell>
          <table:table-cell office:value-type="float" office:value="101" calcext:value-type="float">
            <text:p>101</text:p>
          </table:table-cell>
          <table:table-cell office:value-type="float" office:value="-4.79" calcext:value-type="float">
            <text:p>-4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14]-203)/100" office:value-type="float" office:value="930.53" calcext:value-type="float">
            <text:p>930.53</text:p>
          </table:table-cell>
          <table:table-cell office:value-type="float" office:value="93256" calcext:value-type="float">
            <text:p>93256</text:p>
          </table:table-cell>
          <table:table-cell office:value-type="float" office:value="101" calcext:value-type="float">
            <text:p>101</text:p>
          </table:table-cell>
          <table:table-cell office:value-type="float" office:value="-4.94" calcext:value-type="float">
            <text:p>-4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15]-203)/100" office:value-type="float" office:value="931.55" calcext:value-type="float">
            <text:p>931.55</text:p>
          </table:table-cell>
          <table:table-cell office:value-type="float" office:value="93358" calcext:value-type="float">
            <text:p>93358</text:p>
          </table:table-cell>
          <table:table-cell office:value-type="float" office:value="101" calcext:value-type="float">
            <text:p>101</text:p>
          </table:table-cell>
          <table:table-cell office:value-type="float" office:value="-5.15" calcext:value-type="float">
            <text:p>-5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16]-203)/100" office:value-type="float" office:value="932.57" calcext:value-type="float">
            <text:p>932.57</text:p>
          </table:table-cell>
          <table:table-cell office:value-type="float" office:value="93460" calcext:value-type="float">
            <text:p>93460</text:p>
          </table:table-cell>
          <table:table-cell office:value-type="float" office:value="101" calcext:value-type="float">
            <text:p>101</text:p>
          </table:table-cell>
          <table:table-cell office:value-type="float" office:value="-4.98" calcext:value-type="float">
            <text:p>-4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17]-203)/100" office:value-type="float" office:value="933.59" calcext:value-type="float">
            <text:p>933.59</text:p>
          </table:table-cell>
          <table:table-cell office:value-type="float" office:value="93562" calcext:value-type="float">
            <text:p>93562</text:p>
          </table:table-cell>
          <table:table-cell office:value-type="float" office:value="100" calcext:value-type="float">
            <text:p>100</text:p>
          </table:table-cell>
          <table:table-cell office:value-type="float" office:value="-5.09" calcext:value-type="float">
            <text:p>-5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18]-203)/100" office:value-type="float" office:value="934.61" calcext:value-type="float">
            <text:p>934.61</text:p>
          </table:table-cell>
          <table:table-cell office:value-type="float" office:value="93664" calcext:value-type="float">
            <text:p>93664</text:p>
          </table:table-cell>
          <table:table-cell office:value-type="float" office:value="102" calcext:value-type="float">
            <text:p>102</text:p>
          </table:table-cell>
          <table:table-cell office:value-type="float" office:value="-5.06" calcext:value-type="float">
            <text:p>-5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19]-203)/100" office:value-type="float" office:value="935.63" calcext:value-type="float">
            <text:p>935.63</text:p>
          </table:table-cell>
          <table:table-cell office:value-type="float" office:value="93766" calcext:value-type="float">
            <text:p>93766</text:p>
          </table:table-cell>
          <table:table-cell office:value-type="float" office:value="101" calcext:value-type="float">
            <text:p>101</text:p>
          </table:table-cell>
          <table:table-cell office:value-type="float" office:value="-5.06" calcext:value-type="float">
            <text:p>-5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20]-203)/100" office:value-type="float" office:value="936.65" calcext:value-type="float">
            <text:p>936.65</text:p>
          </table:table-cell>
          <table:table-cell office:value-type="float" office:value="93868" calcext:value-type="float">
            <text:p>93868</text:p>
          </table:table-cell>
          <table:table-cell office:value-type="float" office:value="102" calcext:value-type="float">
            <text:p>102</text:p>
          </table:table-cell>
          <table:table-cell office:value-type="float" office:value="-5.11" calcext:value-type="float">
            <text:p>-5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21]-203)/100" office:value-type="float" office:value="937.67" calcext:value-type="float">
            <text:p>937.67</text:p>
          </table:table-cell>
          <table:table-cell office:value-type="float" office:value="93970" calcext:value-type="float">
            <text:p>93970</text:p>
          </table:table-cell>
          <table:table-cell office:value-type="float" office:value="101" calcext:value-type="float">
            <text:p>101</text:p>
          </table:table-cell>
          <table:table-cell office:value-type="float" office:value="-4.93" calcext:value-type="float">
            <text:p>-4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22]-203)/100" office:value-type="float" office:value="938.68" calcext:value-type="float">
            <text:p>938.68</text:p>
          </table:table-cell>
          <table:table-cell office:value-type="float" office:value="94071" calcext:value-type="float">
            <text:p>94071</text:p>
          </table:table-cell>
          <table:table-cell office:value-type="float" office:value="100" calcext:value-type="float">
            <text:p>100</text:p>
          </table:table-cell>
          <table:table-cell office:value-type="float" office:value="-4.86" calcext:value-type="float">
            <text:p>-4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23]-203)/100" office:value-type="float" office:value="939.71" calcext:value-type="float">
            <text:p>939.71</text:p>
          </table:table-cell>
          <table:table-cell office:value-type="float" office:value="94174" calcext:value-type="float">
            <text:p>94174</text:p>
          </table:table-cell>
          <table:table-cell office:value-type="float" office:value="102" calcext:value-type="float">
            <text:p>102</text:p>
          </table:table-cell>
          <table:table-cell office:value-type="float" office:value="-4.83" calcext:value-type="float">
            <text:p>-4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24]-203)/100" office:value-type="float" office:value="940.72" calcext:value-type="float">
            <text:p>940.72</text:p>
          </table:table-cell>
          <table:table-cell office:value-type="float" office:value="94275" calcext:value-type="float">
            <text:p>94275</text:p>
          </table:table-cell>
          <table:table-cell office:value-type="float" office:value="100" calcext:value-type="float">
            <text:p>100</text:p>
          </table:table-cell>
          <table:table-cell office:value-type="float" office:value="-4.63" calcext:value-type="float">
            <text:p>-4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25]-203)/100" office:value-type="float" office:value="941.74" calcext:value-type="float">
            <text:p>941.74</text:p>
          </table:table-cell>
          <table:table-cell office:value-type="float" office:value="94377" calcext:value-type="float">
            <text:p>94377</text:p>
          </table:table-cell>
          <table:table-cell office:value-type="float" office:value="101" calcext:value-type="float">
            <text:p>101</text:p>
          </table:table-cell>
          <table:table-cell office:value-type="float" office:value="-4.69" calcext:value-type="float">
            <text:p>-4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26]-203)/100" office:value-type="float" office:value="942.76" calcext:value-type="float">
            <text:p>942.76</text:p>
          </table:table-cell>
          <table:table-cell office:value-type="float" office:value="94479" calcext:value-type="float">
            <text:p>94479</text:p>
          </table:table-cell>
          <table:table-cell office:value-type="float" office:value="100" calcext:value-type="float">
            <text:p>100</text:p>
          </table:table-cell>
          <table:table-cell office:value-type="float" office:value="-4.51" calcext:value-type="float">
            <text:p>-4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27]-203)/100" office:value-type="float" office:value="943.78" calcext:value-type="float">
            <text:p>943.78</text:p>
          </table:table-cell>
          <table:table-cell office:value-type="float" office:value="94581" calcext:value-type="float">
            <text:p>94581</text:p>
          </table:table-cell>
          <table:table-cell office:value-type="float" office:value="101" calcext:value-type="float">
            <text:p>101</text:p>
          </table:table-cell>
          <table:table-cell office:value-type="float" office:value="-4.36" calcext:value-type="float">
            <text:p>-4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28]-203)/100" office:value-type="float" office:value="944.8" calcext:value-type="float">
            <text:p>944.8</text:p>
          </table:table-cell>
          <table:table-cell office:value-type="float" office:value="94683" calcext:value-type="float">
            <text:p>94683</text:p>
          </table:table-cell>
          <table:table-cell office:value-type="float" office:value="101" calcext:value-type="float">
            <text:p>101</text:p>
          </table:table-cell>
          <table:table-cell office:value-type="float" office:value="-4.29" calcext:value-type="float">
            <text:p>-4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29]-203)/100" office:value-type="float" office:value="945.82" calcext:value-type="float">
            <text:p>945.82</text:p>
          </table:table-cell>
          <table:table-cell office:value-type="float" office:value="94785" calcext:value-type="float">
            <text:p>94785</text:p>
          </table:table-cell>
          <table:table-cell office:value-type="float" office:value="101" calcext:value-type="float">
            <text:p>101</text:p>
          </table:table-cell>
          <table:table-cell office:value-type="float" office:value="-4.32" calcext:value-type="float">
            <text:p>-4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30]-203)/100" office:value-type="float" office:value="946.83" calcext:value-type="float">
            <text:p>946.83</text:p>
          </table:table-cell>
          <table:table-cell office:value-type="float" office:value="94886" calcext:value-type="float">
            <text:p>94886</text:p>
          </table:table-cell>
          <table:table-cell office:value-type="float" office:value="100" calcext:value-type="float">
            <text:p>10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31]-203)/100" office:value-type="float" office:value="947.86" calcext:value-type="float">
            <text:p>947.86</text:p>
          </table:table-cell>
          <table:table-cell office:value-type="float" office:value="94989" calcext:value-type="float">
            <text:p>94989</text:p>
          </table:table-cell>
          <table:table-cell office:value-type="float" office:value="102" calcext:value-type="float">
            <text:p>102</text:p>
          </table:table-cell>
          <table:table-cell office:value-type="float" office:value="-3.85" calcext:value-type="float">
            <text:p>-3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32]-203)/100" office:value-type="float" office:value="948.87" calcext:value-type="float">
            <text:p>948.87</text:p>
          </table:table-cell>
          <table:table-cell office:value-type="float" office:value="95090" calcext:value-type="float">
            <text:p>95090</text:p>
          </table:table-cell>
          <table:table-cell office:value-type="float" office:value="100" calcext:value-type="float">
            <text:p>100</text:p>
          </table:table-cell>
          <table:table-cell office:value-type="float" office:value="-3.64" calcext:value-type="float">
            <text:p>-3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33]-203)/100" office:value-type="float" office:value="949.9" calcext:value-type="float">
            <text:p>949.9</text:p>
          </table:table-cell>
          <table:table-cell office:value-type="float" office:value="95193" calcext:value-type="float">
            <text:p>95193</text:p>
          </table:table-cell>
          <table:table-cell office:value-type="float" office:value="102" calcext:value-type="float">
            <text:p>102</text:p>
          </table:table-cell>
          <table:table-cell office:value-type="float" office:value="-3.36" calcext:value-type="float">
            <text:p>-3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34]-203)/100" office:value-type="float" office:value="950.91" calcext:value-type="float">
            <text:p>950.91</text:p>
          </table:table-cell>
          <table:table-cell office:value-type="float" office:value="95294" calcext:value-type="float">
            <text:p>95294</text:p>
          </table:table-cell>
          <table:table-cell office:value-type="float" office:value="100" calcext:value-type="float">
            <text:p>100</text:p>
          </table:table-cell>
          <table:table-cell office:value-type="float" office:value="-3.32" calcext:value-type="float">
            <text:p>-3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35]-203)/100" office:value-type="float" office:value="951.93" calcext:value-type="float">
            <text:p>951.93</text:p>
          </table:table-cell>
          <table:table-cell office:value-type="float" office:value="95396" calcext:value-type="float">
            <text:p>95396</text:p>
          </table:table-cell>
          <table:table-cell office:value-type="float" office:value="101" calcext:value-type="float">
            <text:p>101</text:p>
          </table:table-cell>
          <table:table-cell office:value-type="float" office:value="-2.96" calcext:value-type="float">
            <text:p>-2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36]-203)/100" office:value-type="float" office:value="952.95" calcext:value-type="float">
            <text:p>952.95</text:p>
          </table:table-cell>
          <table:table-cell office:value-type="float" office:value="95498" calcext:value-type="float">
            <text:p>95498</text:p>
          </table:table-cell>
          <table:table-cell office:value-type="float" office:value="101" calcext:value-type="float">
            <text:p>101</text:p>
          </table:table-cell>
          <table:table-cell office:value-type="float" office:value="-2.28" calcext:value-type="float">
            <text:p>-2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37]-203)/100" office:value-type="float" office:value="953.97" calcext:value-type="float">
            <text:p>953.97</text:p>
          </table:table-cell>
          <table:table-cell office:value-type="float" office:value="95600" calcext:value-type="float">
            <text:p>95600</text:p>
          </table:table-cell>
          <table:table-cell office:value-type="float" office:value="101" calcext:value-type="float">
            <text:p>101</text:p>
          </table:table-cell>
          <table:table-cell office:value-type="float" office:value="-2.4" calcext:value-type="float">
            <text:p>-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38]-203)/100" office:value-type="float" office:value="955" calcext:value-type="float">
            <text:p>955</text:p>
          </table:table-cell>
          <table:table-cell office:value-type="float" office:value="95703" calcext:value-type="float">
            <text:p>95703</text:p>
          </table:table-cell>
          <table:table-cell office:value-type="float" office:value="102" calcext:value-type="float">
            <text:p>102</text:p>
          </table:table-cell>
          <table:table-cell office:value-type="float" office:value="-3.11" calcext:value-type="float">
            <text:p>-3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39]-203)/100" office:value-type="float" office:value="956.01" calcext:value-type="float">
            <text:p>956.01</text:p>
          </table:table-cell>
          <table:table-cell office:value-type="float" office:value="95804" calcext:value-type="float">
            <text:p>95804</text:p>
          </table:table-cell>
          <table:table-cell office:value-type="float" office:value="101" calcext:value-type="float">
            <text:p>101</text:p>
          </table:table-cell>
          <table:table-cell office:value-type="float" office:value="-2.77" calcext:value-type="float">
            <text:p>-2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40]-203)/100" office:value-type="float" office:value="957.03" calcext:value-type="float">
            <text:p>957.03</text:p>
          </table:table-cell>
          <table:table-cell office:value-type="float" office:value="95906" calcext:value-type="float">
            <text:p>95906</text:p>
          </table:table-cell>
          <table:table-cell office:value-type="float" office:value="101" calcext:value-type="float">
            <text:p>101</text:p>
          </table:table-cell>
          <table:table-cell office:value-type="float" office:value="-3.51" calcext:value-type="float">
            <text:p>-3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41]-203)/100" office:value-type="float" office:value="958.05" calcext:value-type="float">
            <text:p>958.05</text:p>
          </table:table-cell>
          <table:table-cell office:value-type="float" office:value="96008" calcext:value-type="float">
            <text:p>96008</text:p>
          </table:table-cell>
          <table:table-cell office:value-type="float" office:value="102" calcext:value-type="float">
            <text:p>102</text:p>
          </table:table-cell>
          <table:table-cell office:value-type="float" office:value="-3.41" calcext:value-type="float">
            <text:p>-3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42]-203)/100" office:value-type="float" office:value="959.07" calcext:value-type="float">
            <text:p>959.07</text:p>
          </table:table-cell>
          <table:table-cell office:value-type="float" office:value="96110" calcext:value-type="float">
            <text:p>96110</text:p>
          </table:table-cell>
          <table:table-cell office:value-type="float" office:value="101" calcext:value-type="float">
            <text:p>101</text:p>
          </table:table-cell>
          <table:table-cell office:value-type="float" office:value="-4.52" calcext:value-type="float">
            <text:p>-4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43]-203)/100" office:value-type="float" office:value="960.08" calcext:value-type="float">
            <text:p>960.08</text:p>
          </table:table-cell>
          <table:table-cell office:value-type="float" office:value="96211" calcext:value-type="float">
            <text:p>96211</text:p>
          </table:table-cell>
          <table:table-cell office:value-type="float" office:value="100" calcext:value-type="float">
            <text:p>100</text:p>
          </table:table-cell>
          <table:table-cell office:value-type="float" office:value="-4.14" calcext:value-type="float">
            <text:p>-4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44]-203)/100" office:value-type="float" office:value="961.11" calcext:value-type="float">
            <text:p>961.11</text:p>
          </table:table-cell>
          <table:table-cell office:value-type="float" office:value="96314" calcext:value-type="float">
            <text:p>96314</text:p>
          </table:table-cell>
          <table:table-cell office:value-type="float" office:value="102" calcext:value-type="float">
            <text:p>102</text:p>
          </table:table-cell>
          <table:table-cell office:value-type="float" office:value="-4.08" calcext:value-type="float">
            <text:p>-4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45]-203)/100" office:value-type="float" office:value="962.12" calcext:value-type="float">
            <text:p>962.12</text:p>
          </table:table-cell>
          <table:table-cell office:value-type="float" office:value="96415" calcext:value-type="float">
            <text:p>96415</text:p>
          </table:table-cell>
          <table:table-cell office:value-type="float" office:value="100" calcext:value-type="float">
            <text:p>100</text:p>
          </table:table-cell>
          <table:table-cell office:value-type="float" office:value="-4.05" calcext:value-type="float">
            <text:p>-4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46]-203)/100" office:value-type="float" office:value="963.15" calcext:value-type="float">
            <text:p>963.15</text:p>
          </table:table-cell>
          <table:table-cell office:value-type="float" office:value="96518" calcext:value-type="float">
            <text:p>96518</text:p>
          </table:table-cell>
          <table:table-cell office:value-type="float" office:value="102" calcext:value-type="float">
            <text:p>102</text:p>
          </table:table-cell>
          <table:table-cell office:value-type="float" office:value="-3.42" calcext:value-type="float">
            <text:p>-3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47]-203)/100" office:value-type="float" office:value="964.16" calcext:value-type="float">
            <text:p>964.16</text:p>
          </table:table-cell>
          <table:table-cell office:value-type="float" office:value="96619" calcext:value-type="float">
            <text:p>96619</text:p>
          </table:table-cell>
          <table:table-cell office:value-type="float" office:value="100" calcext:value-type="float">
            <text:p>100</text:p>
          </table:table-cell>
          <table:table-cell office:value-type="float" office:value="-3.52" calcext:value-type="float">
            <text:p>-3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48]-203)/100" office:value-type="float" office:value="965.18" calcext:value-type="float">
            <text:p>965.18</text:p>
          </table:table-cell>
          <table:table-cell office:value-type="float" office:value="96721" calcext:value-type="float">
            <text:p>96721</text:p>
          </table:table-cell>
          <table:table-cell office:value-type="float" office:value="101" calcext:value-type="float">
            <text:p>101</text:p>
          </table:table-cell>
          <table:table-cell office:value-type="float" office:value="-2.98" calcext:value-type="float">
            <text:p>-2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49]-203)/100" office:value-type="float" office:value="966.2" calcext:value-type="float">
            <text:p>966.2</text:p>
          </table:table-cell>
          <table:table-cell office:value-type="float" office:value="96823" calcext:value-type="float">
            <text:p>96823</text:p>
          </table:table-cell>
          <table:table-cell office:value-type="float" office:value="101" calcext:value-type="float">
            <text:p>101</text:p>
          </table:table-cell>
          <table:table-cell office:value-type="float" office:value="-2.29" calcext:value-type="float">
            <text:p>-2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50]-203)/100" office:value-type="float" office:value="967.22" calcext:value-type="float">
            <text:p>967.22</text:p>
          </table:table-cell>
          <table:table-cell office:value-type="float" office:value="96925" calcext:value-type="float">
            <text:p>96925</text:p>
          </table:table-cell>
          <table:table-cell office:value-type="float" office:value="101" calcext:value-type="float">
            <text:p>101</text:p>
          </table:table-cell>
          <table:table-cell office:value-type="float" office:value="-0.57" calcext:value-type="float">
            <text:p>-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51]-203)/100" office:value-type="float" office:value="968.24" calcext:value-type="float">
            <text:p>968.24</text:p>
          </table:table-cell>
          <table:table-cell office:value-type="float" office:value="97027" calcext:value-type="float">
            <text:p>97027</text:p>
          </table:table-cell>
          <table:table-cell office:value-type="float" office:value="101" calcext:value-type="float">
            <text:p>10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52]-203)/100" office:value-type="float" office:value="969.26" calcext:value-type="float">
            <text:p>969.26</text:p>
          </table:table-cell>
          <table:table-cell office:value-type="float" office:value="97129" calcext:value-type="float">
            <text:p>97129</text:p>
          </table:table-cell>
          <table:table-cell office:value-type="float" office:value="101" calcext:value-type="float">
            <text:p>101</text:p>
          </table:table-cell>
          <table:table-cell office:value-type="float" office:value="-1.66" calcext:value-type="float">
            <text:p>-1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53]-203)/100" office:value-type="float" office:value="970.27" calcext:value-type="float">
            <text:p>970.27</text:p>
          </table:table-cell>
          <table:table-cell office:value-type="float" office:value="97230" calcext:value-type="float">
            <text:p>97230</text:p>
          </table:table-cell>
          <table:table-cell office:value-type="float" office:value="100" calcext:value-type="float">
            <text:p>100</text:p>
          </table:table-cell>
          <table:table-cell office:value-type="float" office:value="-2.19" calcext:value-type="float">
            <text:p>-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54]-203)/100" office:value-type="float" office:value="971.3" calcext:value-type="float">
            <text:p>971.3</text:p>
          </table:table-cell>
          <table:table-cell office:value-type="float" office:value="97333" calcext:value-type="float">
            <text:p>97333</text:p>
          </table:table-cell>
          <table:table-cell office:value-type="float" office:value="102" calcext:value-type="float">
            <text:p>102</text:p>
          </table:table-cell>
          <table:table-cell office:value-type="float" office:value="-2.75" calcext:value-type="float">
            <text:p>-2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55]-203)/100" office:value-type="float" office:value="972.31" calcext:value-type="float">
            <text:p>972.31</text:p>
          </table:table-cell>
          <table:table-cell office:value-type="float" office:value="97434" calcext:value-type="float">
            <text:p>97434</text:p>
          </table:table-cell>
          <table:table-cell office:value-type="float" office:value="100" calcext:value-type="float">
            <text:p>100</text:p>
          </table:table-cell>
          <table:table-cell office:value-type="float" office:value="-4.79" calcext:value-type="float">
            <text:p>-4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56]-203)/100" office:value-type="float" office:value="973.34" calcext:value-type="float">
            <text:p>973.34</text:p>
          </table:table-cell>
          <table:table-cell office:value-type="float" office:value="97537" calcext:value-type="float">
            <text:p>97537</text:p>
          </table:table-cell>
          <table:table-cell office:value-type="float" office:value="102" calcext:value-type="float">
            <text:p>102</text:p>
          </table:table-cell>
          <table:table-cell office:value-type="float" office:value="-5.44" calcext:value-type="float">
            <text:p>-5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57]-203)/100" office:value-type="float" office:value="974.35" calcext:value-type="float">
            <text:p>974.35</text:p>
          </table:table-cell>
          <table:table-cell office:value-type="float" office:value="97638" calcext:value-type="float">
            <text:p>97638</text:p>
          </table:table-cell>
          <table:table-cell office:value-type="float" office:value="100" calcext:value-type="float">
            <text:p>100</text:p>
          </table:table-cell>
          <table:table-cell office:value-type="float" office:value="-5.73" calcext:value-type="float">
            <text:p>-5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58]-203)/100" office:value-type="float" office:value="975.37" calcext:value-type="float">
            <text:p>975.37</text:p>
          </table:table-cell>
          <table:table-cell office:value-type="float" office:value="97740" calcext:value-type="float">
            <text:p>97740</text:p>
          </table:table-cell>
          <table:table-cell office:value-type="float" office:value="101" calcext:value-type="float">
            <text:p>101</text:p>
          </table:table-cell>
          <table:table-cell office:value-type="float" office:value="-6.53" calcext:value-type="float">
            <text:p>-6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59]-203)/100" office:value-type="float" office:value="976.4" calcext:value-type="float">
            <text:p>976.4</text:p>
          </table:table-cell>
          <table:table-cell office:value-type="float" office:value="97843" calcext:value-type="float">
            <text:p>97843</text:p>
          </table:table-cell>
          <table:table-cell office:value-type="float" office:value="102" calcext:value-type="float">
            <text:p>102</text:p>
          </table:table-cell>
          <table:table-cell office:value-type="float" office:value="-7.52" calcext:value-type="float">
            <text:p>-7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60]-203)/100" office:value-type="float" office:value="977.41" calcext:value-type="float">
            <text:p>977.41</text:p>
          </table:table-cell>
          <table:table-cell office:value-type="float" office:value="97944" calcext:value-type="float">
            <text:p>97944</text:p>
          </table:table-cell>
          <table:table-cell office:value-type="float" office:value="101" calcext:value-type="float">
            <text:p>101</text:p>
          </table:table-cell>
          <table:table-cell office:value-type="float" office:value="-8.43" calcext:value-type="float">
            <text:p>-8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61]-203)/100" office:value-type="float" office:value="978.43" calcext:value-type="float">
            <text:p>978.43</text:p>
          </table:table-cell>
          <table:table-cell office:value-type="float" office:value="98046" calcext:value-type="float">
            <text:p>98046</text:p>
          </table:table-cell>
          <table:table-cell office:value-type="float" office:value="101" calcext:value-type="float">
            <text:p>101</text:p>
          </table:table-cell>
          <table:table-cell office:value-type="float" office:value="-3.77" calcext:value-type="float">
            <text:p>-3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62]-203)/100" office:value-type="float" office:value="979.45" calcext:value-type="float">
            <text:p>979.45</text:p>
          </table:table-cell>
          <table:table-cell office:value-type="float" office:value="98148" calcext:value-type="float">
            <text:p>98148</text:p>
          </table:table-cell>
          <table:table-cell office:value-type="float" office:value="100" calcext:value-type="float">
            <text:p>100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63]-203)/100" office:value-type="float" office:value="980.47" calcext:value-type="float">
            <text:p>980.47</text:p>
          </table:table-cell>
          <table:table-cell office:value-type="float" office:value="98250" calcext:value-type="float">
            <text:p>98250</text:p>
          </table:table-cell>
          <table:table-cell office:value-type="float" office:value="101" calcext:value-type="float">
            <text:p>101</text:p>
          </table:table-cell>
          <table:table-cell office:value-type="float" office:value="2.73" calcext:value-type="float">
            <text:p>2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64]-203)/100" office:value-type="float" office:value="981.49" calcext:value-type="float">
            <text:p>981.49</text:p>
          </table:table-cell>
          <table:table-cell office:value-type="float" office:value="98352" calcext:value-type="float">
            <text:p>98352</text:p>
          </table:table-cell>
          <table:table-cell office:value-type="float" office:value="101" calcext:value-type="float">
            <text:p>101</text:p>
          </table:table-cell>
          <table:table-cell office:value-type="float" office:value="2.22" calcext:value-type="float">
            <text:p>2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65]-203)/100" office:value-type="float" office:value="982.51" calcext:value-type="float">
            <text:p>982.51</text:p>
          </table:table-cell>
          <table:table-cell office:value-type="float" office:value="98454" calcext:value-type="float">
            <text:p>98454</text:p>
          </table:table-cell>
          <table:table-cell office:value-type="float" office:value="101" calcext:value-type="float">
            <text:p>101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66]-203)/100" office:value-type="float" office:value="983.52" calcext:value-type="float">
            <text:p>983.52</text:p>
          </table:table-cell>
          <table:table-cell office:value-type="float" office:value="98555" calcext:value-type="float">
            <text:p>98555</text:p>
          </table:table-cell>
          <table:table-cell office:value-type="float" office:value="100" calcext:value-type="float">
            <text:p>100</text:p>
          </table:table-cell>
          <table:table-cell office:value-type="float" office:value="2.34" calcext:value-type="float">
            <text:p>2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67]-203)/100" office:value-type="float" office:value="984.55" calcext:value-type="float">
            <text:p>984.55</text:p>
          </table:table-cell>
          <table:table-cell office:value-type="float" office:value="98658" calcext:value-type="float">
            <text:p>98658</text:p>
          </table:table-cell>
          <table:table-cell office:value-type="float" office:value="102" calcext:value-type="float">
            <text:p>102</text:p>
          </table:table-cell>
          <table:table-cell office:value-type="float" office:value="1.98" calcext:value-type="float">
            <text:p>1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68]-203)/100" office:value-type="float" office:value="985.56" calcext:value-type="float">
            <text:p>985.56</text:p>
          </table:table-cell>
          <table:table-cell office:value-type="float" office:value="98759" calcext:value-type="float">
            <text:p>98759</text:p>
          </table:table-cell>
          <table:table-cell office:value-type="float" office:value="100" calcext:value-type="float">
            <text:p>100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69]-203)/100" office:value-type="float" office:value="986.59" calcext:value-type="float">
            <text:p>986.59</text:p>
          </table:table-cell>
          <table:table-cell office:value-type="float" office:value="98862" calcext:value-type="float">
            <text:p>98862</text:p>
          </table:table-cell>
          <table:table-cell office:value-type="float" office:value="102" calcext:value-type="float">
            <text:p>102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70]-203)/100" office:value-type="float" office:value="987.6" calcext:value-type="float">
            <text:p>987.6</text:p>
          </table:table-cell>
          <table:table-cell office:value-type="float" office:value="98963" calcext:value-type="float">
            <text:p>98963</text:p>
          </table:table-cell>
          <table:table-cell office:value-type="float" office:value="100" calcext:value-type="float">
            <text:p>100</text:p>
          </table:table-cell>
          <table:table-cell office:value-type="float" office:value="-0.88" calcext:value-type="float">
            <text:p>-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71]-203)/100" office:value-type="float" office:value="988.62" calcext:value-type="float">
            <text:p>988.62</text:p>
          </table:table-cell>
          <table:table-cell office:value-type="float" office:value="99065" calcext:value-type="float">
            <text:p>99065</text:p>
          </table:table-cell>
          <table:table-cell office:value-type="float" office:value="101" calcext:value-type="float">
            <text:p>101</text:p>
          </table:table-cell>
          <table:table-cell office:value-type="float" office:value="-2.22" calcext:value-type="float">
            <text:p>-2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72]-203)/100" office:value-type="float" office:value="989.64" calcext:value-type="float">
            <text:p>989.64</text:p>
          </table:table-cell>
          <table:table-cell office:value-type="float" office:value="99167" calcext:value-type="float">
            <text:p>99167</text:p>
          </table:table-cell>
          <table:table-cell office:value-type="float" office:value="101" calcext:value-type="float">
            <text:p>101</text:p>
          </table:table-cell>
          <table:table-cell office:value-type="float" office:value="-4.29" calcext:value-type="float">
            <text:p>-4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73]-203)/100" office:value-type="float" office:value="990.66" calcext:value-type="float">
            <text:p>990.66</text:p>
          </table:table-cell>
          <table:table-cell office:value-type="float" office:value="99269" calcext:value-type="float">
            <text:p>99269</text:p>
          </table:table-cell>
          <table:table-cell office:value-type="float" office:value="101" calcext:value-type="float">
            <text:p>101</text:p>
          </table:table-cell>
          <table:table-cell office:value-type="float" office:value="-4.84" calcext:value-type="float">
            <text:p>-4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74]-203)/100" office:value-type="float" office:value="991.68" calcext:value-type="float">
            <text:p>991.68</text:p>
          </table:table-cell>
          <table:table-cell office:value-type="float" office:value="99371" calcext:value-type="float">
            <text:p>99371</text:p>
          </table:table-cell>
          <table:table-cell office:value-type="float" office:value="101" calcext:value-type="float">
            <text:p>101</text:p>
          </table:table-cell>
          <table:table-cell office:value-type="float" office:value="-5.5" calcext:value-type="float">
            <text:p>-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75]-203)/100" office:value-type="float" office:value="992.7" calcext:value-type="float">
            <text:p>992.7</text:p>
          </table:table-cell>
          <table:table-cell office:value-type="float" office:value="99473" calcext:value-type="float">
            <text:p>99473</text:p>
          </table:table-cell>
          <table:table-cell office:value-type="float" office:value="101" calcext:value-type="float">
            <text:p>101</text:p>
          </table:table-cell>
          <table:table-cell office:value-type="float" office:value="-1.93" calcext:value-type="float">
            <text:p>-1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76]-203)/100" office:value-type="float" office:value="993.71" calcext:value-type="float">
            <text:p>993.71</text:p>
          </table:table-cell>
          <table:table-cell office:value-type="float" office:value="99574" calcext:value-type="float">
            <text:p>99574</text:p>
          </table:table-cell>
          <table:table-cell office:value-type="float" office:value="100" calcext:value-type="float">
            <text:p>100</text:p>
          </table:table-cell>
          <table:table-cell office:value-type="float" office:value="4.68" calcext:value-type="float">
            <text:p>4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77]-203)/100" office:value-type="float" office:value="994.74" calcext:value-type="float">
            <text:p>994.74</text:p>
          </table:table-cell>
          <table:table-cell office:value-type="float" office:value="99677" calcext:value-type="float">
            <text:p>99677</text:p>
          </table:table-cell>
          <table:table-cell office:value-type="float" office:value="102" calcext:value-type="float">
            <text:p>102</text:p>
          </table:table-cell>
          <table:table-cell office:value-type="float" office:value="-14.31" calcext:value-type="float">
            <text:p>-14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78]-203)/100" office:value-type="float" office:value="995.76" calcext:value-type="float">
            <text:p>995.76</text:p>
          </table:table-cell>
          <table:table-cell office:value-type="float" office:value="99779" calcext:value-type="float">
            <text:p>99779</text:p>
          </table:table-cell>
          <table:table-cell office:value-type="float" office:value="101" calcext:value-type="float">
            <text:p>101</text:p>
          </table:table-cell>
          <table:table-cell office:value-type="float" office:value="-15.94" calcext:value-type="float">
            <text:p>-15.94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979]-203)/100" office:value-type="float" office:value="996.77" calcext:value-type="float">
            <text:p>996.77</text:p>
          </table:table-cell>
          <table:table-cell office:value-type="float" office:value="99880" calcext:value-type="float">
            <text:p>99880</text:p>
          </table:table-cell>
          <table:table-cell office:value-type="float" office:value="101" calcext:value-type="float">
            <text:p>101</text:p>
          </table:table-cell>
          <table:table-cell office:value-type="float" office:value="-15.81" calcext:value-type="float">
            <text:p>-15.81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980]-203)/100" office:value-type="float" office:value="997.8" calcext:value-type="float">
            <text:p>997.8</text:p>
          </table:table-cell>
          <table:table-cell office:value-type="float" office:value="99983" calcext:value-type="float">
            <text:p>99983</text:p>
          </table:table-cell>
          <table:table-cell office:value-type="float" office:value="102" calcext:value-type="float">
            <text:p>102</text:p>
          </table:table-cell>
          <table:table-cell office:value-type="float" office:value="-15.23" calcext:value-type="float">
            <text:p>-15.2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981]-203)/100" office:value-type="float" office:value="998.81" calcext:value-type="float">
            <text:p>998.81</text:p>
          </table:table-cell>
          <table:table-cell office:value-type="float" office:value="100084" calcext:value-type="float">
            <text:p>100084</text:p>
          </table:table-cell>
          <table:table-cell office:value-type="float" office:value="100" calcext:value-type="float">
            <text:p>100</text:p>
          </table:table-cell>
          <table:table-cell office:value-type="float" office:value="-16.34" calcext:value-type="float">
            <text:p>-16.34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982]-203)/100" office:value-type="float" office:value="999.84" calcext:value-type="float">
            <text:p>999.84</text:p>
          </table:table-cell>
          <table:table-cell office:value-type="float" office:value="100187" calcext:value-type="float">
            <text:p>100187</text:p>
          </table:table-cell>
          <table:table-cell office:value-type="float" office:value="102" calcext:value-type="float">
            <text:p>102</text:p>
          </table:table-cell>
          <table:table-cell office:value-type="float" office:value="-19.03" calcext:value-type="float">
            <text:p>-19.0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983]-203)/100" office:value-type="float" office:value="1000.85" calcext:value-type="float">
            <text:p>1000.85</text:p>
          </table:table-cell>
          <table:table-cell office:value-type="float" office:value="100288" calcext:value-type="float">
            <text:p>100288</text:p>
          </table:table-cell>
          <table:table-cell office:value-type="float" office:value="100" calcext:value-type="float">
            <text:p>100</text:p>
          </table:table-cell>
          <table:table-cell office:value-type="float" office:value="-20.91" calcext:value-type="float">
            <text:p>-20.91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984]-203)/100" office:value-type="float" office:value="1001.87" calcext:value-type="float">
            <text:p>1001.87</text:p>
          </table:table-cell>
          <table:table-cell office:value-type="float" office:value="100390" calcext:value-type="float">
            <text:p>100390</text:p>
          </table:table-cell>
          <table:table-cell office:value-type="float" office:value="101" calcext:value-type="float">
            <text:p>101</text:p>
          </table:table-cell>
          <table:table-cell office:value-type="float" office:value="-21.66" calcext:value-type="float">
            <text:p>-21.66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985]-203)/100" office:value-type="float" office:value="1002.89" calcext:value-type="float">
            <text:p>1002.89</text:p>
          </table:table-cell>
          <table:table-cell office:value-type="float" office:value="100492" calcext:value-type="float">
            <text:p>100492</text:p>
          </table:table-cell>
          <table:table-cell office:value-type="float" office:value="101" calcext:value-type="float">
            <text:p>101</text:p>
          </table:table-cell>
          <table:table-cell office:value-type="float" office:value="-21.01" calcext:value-type="float">
            <text:p>-21.01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986]-203)/100" office:value-type="float" office:value="1003.91" calcext:value-type="float">
            <text:p>1003.91</text:p>
          </table:table-cell>
          <table:table-cell office:value-type="float" office:value="100594" calcext:value-type="float">
            <text:p>100594</text:p>
          </table:table-cell>
          <table:table-cell office:value-type="float" office:value="101" calcext:value-type="float">
            <text:p>101</text:p>
          </table:table-cell>
          <table:table-cell office:value-type="float" office:value="-20.5" calcext:value-type="float">
            <text:p>-20.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987]-203)/100" office:value-type="float" office:value="1004.93" calcext:value-type="float">
            <text:p>1004.93</text:p>
          </table:table-cell>
          <table:table-cell office:value-type="float" office:value="100696" calcext:value-type="float">
            <text:p>100696</text:p>
          </table:table-cell>
          <table:table-cell office:value-type="float" office:value="101" calcext:value-type="float">
            <text:p>101</text:p>
          </table:table-cell>
          <table:table-cell office:value-type="float" office:value="-20.91" calcext:value-type="float">
            <text:p>-20.91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988]-203)/100" office:value-type="float" office:value="1005.95" calcext:value-type="float">
            <text:p>1005.95</text:p>
          </table:table-cell>
          <table:table-cell office:value-type="float" office:value="100798" calcext:value-type="float">
            <text:p>100798</text:p>
          </table:table-cell>
          <table:table-cell office:value-type="float" office:value="101" calcext:value-type="float">
            <text:p>101</text:p>
          </table:table-cell>
          <table:table-cell office:value-type="float" office:value="-21.81" calcext:value-type="float">
            <text:p>-21.81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989]-203)/100" office:value-type="float" office:value="1006.96" calcext:value-type="float">
            <text:p>1006.96</text:p>
          </table:table-cell>
          <table:table-cell office:value-type="float" office:value="100899" calcext:value-type="float">
            <text:p>100899</text:p>
          </table:table-cell>
          <table:table-cell office:value-type="float" office:value="100" calcext:value-type="float">
            <text:p>100</text:p>
          </table:table-cell>
          <table:table-cell office:value-type="float" office:value="-23.18" calcext:value-type="float">
            <text:p>-23.18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990]-203)/100" office:value-type="float" office:value="1007.99" calcext:value-type="float">
            <text:p>1007.99</text:p>
          </table:table-cell>
          <table:table-cell office:value-type="float" office:value="101002" calcext:value-type="float">
            <text:p>101002</text:p>
          </table:table-cell>
          <table:table-cell office:value-type="float" office:value="102" calcext:value-type="float">
            <text:p>102</text:p>
          </table:table-cell>
          <table:table-cell office:value-type="float" office:value="-23.1" calcext:value-type="float">
            <text:p>-23.1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991]-203)/100" office:value-type="float" office:value="1009" calcext:value-type="float">
            <text:p>1009</text:p>
          </table:table-cell>
          <table:table-cell office:value-type="float" office:value="101103" calcext:value-type="float">
            <text:p>101103</text:p>
          </table:table-cell>
          <table:table-cell office:value-type="float" office:value="100" calcext:value-type="float">
            <text:p>100</text:p>
          </table:table-cell>
          <table:table-cell office:value-type="float" office:value="-22.44" calcext:value-type="float">
            <text:p>-22.44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992]-203)/100" office:value-type="float" office:value="1010.03" calcext:value-type="float">
            <text:p>1010.03</text:p>
          </table:table-cell>
          <table:table-cell office:value-type="float" office:value="101206" calcext:value-type="float">
            <text:p>101206</text:p>
          </table:table-cell>
          <table:table-cell office:value-type="float" office:value="102" calcext:value-type="float">
            <text:p>102</text:p>
          </table:table-cell>
          <table:table-cell office:value-type="float" office:value="-23.12" calcext:value-type="float">
            <text:p>-23.12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993]-203)/100" office:value-type="float" office:value="1011.04" calcext:value-type="float">
            <text:p>1011.04</text:p>
          </table:table-cell>
          <table:table-cell office:value-type="float" office:value="101307" calcext:value-type="float">
            <text:p>101307</text:p>
          </table:table-cell>
          <table:table-cell office:value-type="float" office:value="100" calcext:value-type="float">
            <text:p>100</text:p>
          </table:table-cell>
          <table:table-cell office:value-type="float" office:value="-22.09" calcext:value-type="float">
            <text:p>-22.09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994]-203)/100" office:value-type="float" office:value="1012.06" calcext:value-type="float">
            <text:p>1012.06</text:p>
          </table:table-cell>
          <table:table-cell office:value-type="float" office:value="101409" calcext:value-type="float">
            <text:p>101409</text:p>
          </table:table-cell>
          <table:table-cell office:value-type="float" office:value="101" calcext:value-type="float">
            <text:p>101</text:p>
          </table:table-cell>
          <table:table-cell office:value-type="float" office:value="-19.98" calcext:value-type="float">
            <text:p>-19.98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995]-203)/100" office:value-type="float" office:value="1013.08" calcext:value-type="float">
            <text:p>1013.08</text:p>
          </table:table-cell>
          <table:table-cell office:value-type="float" office:value="101511" calcext:value-type="float">
            <text:p>101511</text:p>
          </table:table-cell>
          <table:table-cell office:value-type="float" office:value="101" calcext:value-type="float">
            <text:p>101</text:p>
          </table:table-cell>
          <table:table-cell office:value-type="float" office:value="-16.07" calcext:value-type="float">
            <text:p>-16.07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996]-203)/100" office:value-type="float" office:value="1014.1" calcext:value-type="float">
            <text:p>1014.1</text:p>
          </table:table-cell>
          <table:table-cell office:value-type="float" office:value="101613" calcext:value-type="float">
            <text:p>101613</text:p>
          </table:table-cell>
          <table:table-cell office:value-type="float" office:value="101" calcext:value-type="float">
            <text:p>101</text:p>
          </table:table-cell>
          <table:table-cell office:value-type="float" office:value="-15.62" calcext:value-type="float">
            <text:p>-15.62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997]-203)/100" office:value-type="float" office:value="1015.11" calcext:value-type="float">
            <text:p>1015.11</text:p>
          </table:table-cell>
          <table:table-cell office:value-type="float" office:value="101714" calcext:value-type="float">
            <text:p>101714</text:p>
          </table:table-cell>
          <table:table-cell office:value-type="float" office:value="100" calcext:value-type="float">
            <text:p>100</text:p>
          </table:table-cell>
          <table:table-cell office:value-type="float" office:value="-16.14" calcext:value-type="float">
            <text:p>-16.14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998]-203)/100" office:value-type="float" office:value="1016.14" calcext:value-type="float">
            <text:p>1016.14</text:p>
          </table:table-cell>
          <table:table-cell office:value-type="float" office:value="101817" calcext:value-type="float">
            <text:p>101817</text:p>
          </table:table-cell>
          <table:table-cell office:value-type="float" office:value="101" calcext:value-type="float">
            <text:p>101</text:p>
          </table:table-cell>
          <table:table-cell office:value-type="float" office:value="-17" calcext:value-type="float">
            <text:p>-17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999]-203)/100" office:value-type="float" office:value="1017.16" calcext:value-type="float">
            <text:p>1017.16</text:p>
          </table:table-cell>
          <table:table-cell office:value-type="float" office:value="101919" calcext:value-type="float">
            <text:p>101919</text:p>
          </table:table-cell>
          <table:table-cell office:value-type="float" office:value="101" calcext:value-type="float">
            <text:p>101</text:p>
          </table:table-cell>
          <table:table-cell office:value-type="float" office:value="-18.37" calcext:value-type="float">
            <text:p>-18.37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00]-203)/100" office:value-type="float" office:value="1018.18" calcext:value-type="float">
            <text:p>1018.18</text:p>
          </table:table-cell>
          <table:table-cell office:value-type="float" office:value="102021" calcext:value-type="float">
            <text:p>102021</text:p>
          </table:table-cell>
          <table:table-cell office:value-type="float" office:value="101" calcext:value-type="float">
            <text:p>101</text:p>
          </table:table-cell>
          <table:table-cell office:value-type="float" office:value="-19.53" calcext:value-type="float">
            <text:p>-19.5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01]-203)/100" office:value-type="float" office:value="1019.2" calcext:value-type="float">
            <text:p>1019.2</text:p>
          </table:table-cell>
          <table:table-cell office:value-type="float" office:value="102123" calcext:value-type="float">
            <text:p>102123</text:p>
          </table:table-cell>
          <table:table-cell office:value-type="float" office:value="101" calcext:value-type="float">
            <text:p>101</text:p>
          </table:table-cell>
          <table:table-cell office:value-type="float" office:value="-19.72" calcext:value-type="float">
            <text:p>-19.72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02]-203)/100" office:value-type="float" office:value="1020.21" calcext:value-type="float">
            <text:p>1020.21</text:p>
          </table:table-cell>
          <table:table-cell office:value-type="float" office:value="102224" calcext:value-type="float">
            <text:p>102224</text:p>
          </table:table-cell>
          <table:table-cell office:value-type="float" office:value="100" calcext:value-type="float">
            <text:p>100</text:p>
          </table:table-cell>
          <table:table-cell office:value-type="float" office:value="-19.23" calcext:value-type="float">
            <text:p>-19.2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03]-203)/100" office:value-type="float" office:value="1021.24" calcext:value-type="float">
            <text:p>1021.24</text:p>
          </table:table-cell>
          <table:table-cell office:value-type="float" office:value="102327" calcext:value-type="float">
            <text:p>102327</text:p>
          </table:table-cell>
          <table:table-cell office:value-type="float" office:value="102" calcext:value-type="float">
            <text:p>102</text:p>
          </table:table-cell>
          <table:table-cell office:value-type="float" office:value="-20.3" calcext:value-type="float">
            <text:p>-20.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04]-203)/100" office:value-type="float" office:value="1022.25" calcext:value-type="float">
            <text:p>1022.25</text:p>
          </table:table-cell>
          <table:table-cell office:value-type="float" office:value="102428" calcext:value-type="float">
            <text:p>102428</text:p>
          </table:table-cell>
          <table:table-cell office:value-type="float" office:value="100" calcext:value-type="float">
            <text:p>100</text:p>
          </table:table-cell>
          <table:table-cell office:value-type="float" office:value="-21.33" calcext:value-type="float">
            <text:p>-21.3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05]-203)/100" office:value-type="float" office:value="1023.28" calcext:value-type="float">
            <text:p>1023.28</text:p>
          </table:table-cell>
          <table:table-cell office:value-type="float" office:value="102531" calcext:value-type="float">
            <text:p>102531</text:p>
          </table:table-cell>
          <table:table-cell office:value-type="float" office:value="102" calcext:value-type="float">
            <text:p>102</text:p>
          </table:table-cell>
          <table:table-cell office:value-type="float" office:value="-21.75" calcext:value-type="float">
            <text:p>-21.7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06]-203)/100" office:value-type="float" office:value="1024.29" calcext:value-type="float">
            <text:p>1024.29</text:p>
          </table:table-cell>
          <table:table-cell office:value-type="float" office:value="102632" calcext:value-type="float">
            <text:p>102632</text:p>
          </table:table-cell>
          <table:table-cell office:value-type="float" office:value="100" calcext:value-type="float">
            <text:p>100</text:p>
          </table:table-cell>
          <table:table-cell office:value-type="float" office:value="-21.74" calcext:value-type="float">
            <text:p>-21.74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07]-203)/100" office:value-type="float" office:value="1025.31" calcext:value-type="float">
            <text:p>1025.31</text:p>
          </table:table-cell>
          <table:table-cell office:value-type="float" office:value="102734" calcext:value-type="float">
            <text:p>102734</text:p>
          </table:table-cell>
          <table:table-cell office:value-type="float" office:value="101" calcext:value-type="float">
            <text:p>101</text:p>
          </table:table-cell>
          <table:table-cell office:value-type="float" office:value="-20.58" calcext:value-type="float">
            <text:p>-20.58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08]-203)/100" office:value-type="float" office:value="1026.33" calcext:value-type="float">
            <text:p>1026.33</text:p>
          </table:table-cell>
          <table:table-cell office:value-type="float" office:value="102836" calcext:value-type="float">
            <text:p>102836</text:p>
          </table:table-cell>
          <table:table-cell office:value-type="float" office:value="101" calcext:value-type="float">
            <text:p>101</text:p>
          </table:table-cell>
          <table:table-cell office:value-type="float" office:value="-17.93" calcext:value-type="float">
            <text:p>-17.9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09]-203)/100" office:value-type="float" office:value="1027.35" calcext:value-type="float">
            <text:p>1027.35</text:p>
          </table:table-cell>
          <table:table-cell office:value-type="float" office:value="102938" calcext:value-type="float">
            <text:p>102938</text:p>
          </table:table-cell>
          <table:table-cell office:value-type="float" office:value="101" calcext:value-type="float">
            <text:p>101</text:p>
          </table:table-cell>
          <table:table-cell office:value-type="float" office:value="-15.75" calcext:value-type="float">
            <text:p>-15.7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10]-203)/100" office:value-type="float" office:value="1028.37" calcext:value-type="float">
            <text:p>1028.37</text:p>
          </table:table-cell>
          <table:table-cell office:value-type="float" office:value="103040" calcext:value-type="float">
            <text:p>103040</text:p>
          </table:table-cell>
          <table:table-cell office:value-type="float" office:value="101" calcext:value-type="float">
            <text:p>101</text:p>
          </table:table-cell>
          <table:table-cell office:value-type="float" office:value="-14.22" calcext:value-type="float">
            <text:p>-14.22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11]-203)/100" office:value-type="float" office:value="1029.39" calcext:value-type="float">
            <text:p>1029.39</text:p>
          </table:table-cell>
          <table:table-cell office:value-type="float" office:value="103142" calcext:value-type="float">
            <text:p>103142</text:p>
          </table:table-cell>
          <table:table-cell office:value-type="float" office:value="101" calcext:value-type="float">
            <text:p>101</text:p>
          </table:table-cell>
          <table:table-cell office:value-type="float" office:value="-12.61" calcext:value-type="float">
            <text:p>-12.61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12]-203)/100" office:value-type="float" office:value="1030.4" calcext:value-type="float">
            <text:p>1030.4</text:p>
          </table:table-cell>
          <table:table-cell office:value-type="float" office:value="103243" calcext:value-type="float">
            <text:p>103243</text:p>
          </table:table-cell>
          <table:table-cell office:value-type="float" office:value="100" calcext:value-type="float">
            <text:p>100</text:p>
          </table:table-cell>
          <table:table-cell office:value-type="float" office:value="-12.61" calcext:value-type="float">
            <text:p>-12.61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13]-203)/100" office:value-type="float" office:value="1031.43" calcext:value-type="float">
            <text:p>1031.43</text:p>
          </table:table-cell>
          <table:table-cell office:value-type="float" office:value="103346" calcext:value-type="float">
            <text:p>103346</text:p>
          </table:table-cell>
          <table:table-cell office:value-type="float" office:value="102" calcext:value-type="float">
            <text:p>102</text:p>
          </table:table-cell>
          <table:table-cell office:value-type="float" office:value="-13.73" calcext:value-type="float">
            <text:p>-13.7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14]-203)/100" office:value-type="float" office:value="1032.44" calcext:value-type="float">
            <text:p>1032.44</text:p>
          </table:table-cell>
          <table:table-cell office:value-type="float" office:value="103447" calcext:value-type="float">
            <text:p>103447</text:p>
          </table:table-cell>
          <table:table-cell office:value-type="float" office:value="100" calcext:value-type="float">
            <text:p>100</text:p>
          </table:table-cell>
          <table:table-cell office:value-type="float" office:value="-14.07" calcext:value-type="float">
            <text:p>-14.07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15]-203)/100" office:value-type="float" office:value="1033.46" calcext:value-type="float">
            <text:p>1033.46</text:p>
          </table:table-cell>
          <table:table-cell office:value-type="float" office:value="103549" calcext:value-type="float">
            <text:p>103549</text:p>
          </table:table-cell>
          <table:table-cell office:value-type="float" office:value="101" calcext:value-type="float">
            <text:p>101</text:p>
          </table:table-cell>
          <table:table-cell office:value-type="float" office:value="-15.33" calcext:value-type="float">
            <text:p>-15.3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16]-203)/100" office:value-type="float" office:value="1034.49" calcext:value-type="float">
            <text:p>1034.49</text:p>
          </table:table-cell>
          <table:table-cell office:value-type="float" office:value="103652" calcext:value-type="float">
            <text:p>103652</text:p>
          </table:table-cell>
          <table:table-cell office:value-type="float" office:value="102" calcext:value-type="float">
            <text:p>102</text:p>
          </table:table-cell>
          <table:table-cell office:value-type="float" office:value="-16.82" calcext:value-type="float">
            <text:p>-16.82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17]-203)/100" office:value-type="float" office:value="1035.5" calcext:value-type="float">
            <text:p>1035.5</text:p>
          </table:table-cell>
          <table:table-cell office:value-type="float" office:value="103753" calcext:value-type="float">
            <text:p>103753</text:p>
          </table:table-cell>
          <table:table-cell office:value-type="float" office:value="100" calcext:value-type="float">
            <text:p>100</text:p>
          </table:table-cell>
          <table:table-cell office:value-type="float" office:value="-17.25" calcext:value-type="float">
            <text:p>-17.2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18]-203)/100" office:value-type="float" office:value="1036.53" calcext:value-type="float">
            <text:p>1036.53</text:p>
          </table:table-cell>
          <table:table-cell office:value-type="float" office:value="103856" calcext:value-type="float">
            <text:p>103856</text:p>
          </table:table-cell>
          <table:table-cell office:value-type="float" office:value="102" calcext:value-type="float">
            <text:p>102</text:p>
          </table:table-cell>
          <table:table-cell office:value-type="float" office:value="-16.43" calcext:value-type="float">
            <text:p>-16.4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19]-203)/100" office:value-type="float" office:value="1037.54" calcext:value-type="float">
            <text:p>1037.54</text:p>
          </table:table-cell>
          <table:table-cell office:value-type="float" office:value="103957" calcext:value-type="float">
            <text:p>103957</text:p>
          </table:table-cell>
          <table:table-cell office:value-type="float" office:value="100" calcext:value-type="float">
            <text:p>100</text:p>
          </table:table-cell>
          <table:table-cell office:value-type="float" office:value="-18.13" calcext:value-type="float">
            <text:p>-18.1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20]-203)/100" office:value-type="float" office:value="1038.56" calcext:value-type="float">
            <text:p>1038.56</text:p>
          </table:table-cell>
          <table:table-cell office:value-type="float" office:value="104059" calcext:value-type="float">
            <text:p>104059</text:p>
          </table:table-cell>
          <table:table-cell office:value-type="float" office:value="101" calcext:value-type="float">
            <text:p>101</text:p>
          </table:table-cell>
          <table:table-cell office:value-type="float" office:value="-19.46" calcext:value-type="float">
            <text:p>-19.46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21]-203)/100" office:value-type="float" office:value="1039.58" calcext:value-type="float">
            <text:p>1039.58</text:p>
          </table:table-cell>
          <table:table-cell office:value-type="float" office:value="104161" calcext:value-type="float">
            <text:p>104161</text:p>
          </table:table-cell>
          <table:table-cell office:value-type="float" office:value="101" calcext:value-type="float">
            <text:p>101</text:p>
          </table:table-cell>
          <table:table-cell office:value-type="float" office:value="-19.14" calcext:value-type="float">
            <text:p>-19.14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22]-203)/100" office:value-type="float" office:value="1040.6" calcext:value-type="float">
            <text:p>1040.6</text:p>
          </table:table-cell>
          <table:table-cell office:value-type="float" office:value="104263" calcext:value-type="float">
            <text:p>104263</text:p>
          </table:table-cell>
          <table:table-cell office:value-type="float" office:value="101" calcext:value-type="float">
            <text:p>101</text:p>
          </table:table-cell>
          <table:table-cell office:value-type="float" office:value="-16.57" calcext:value-type="float">
            <text:p>-16.57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23]-203)/100" office:value-type="float" office:value="1041.62" calcext:value-type="float">
            <text:p>1041.62</text:p>
          </table:table-cell>
          <table:table-cell office:value-type="float" office:value="104365" calcext:value-type="float">
            <text:p>104365</text:p>
          </table:table-cell>
          <table:table-cell office:value-type="float" office:value="101" calcext:value-type="float">
            <text:p>101</text:p>
          </table:table-cell>
          <table:table-cell office:value-type="float" office:value="-14.02" calcext:value-type="float">
            <text:p>-14.02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24]-203)/100" office:value-type="float" office:value="1042.64" calcext:value-type="float">
            <text:p>1042.64</text:p>
          </table:table-cell>
          <table:table-cell office:value-type="float" office:value="104467" calcext:value-type="float">
            <text:p>104467</text:p>
          </table:table-cell>
          <table:table-cell office:value-type="float" office:value="101" calcext:value-type="float">
            <text:p>101</text:p>
          </table:table-cell>
          <table:table-cell office:value-type="float" office:value="-10.42" calcext:value-type="float">
            <text:p>-10.42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25]-203)/100" office:value-type="float" office:value="1043.65" calcext:value-type="float">
            <text:p>1043.65</text:p>
          </table:table-cell>
          <table:table-cell office:value-type="float" office:value="104568" calcext:value-type="float">
            <text:p>104568</text:p>
          </table:table-cell>
          <table:table-cell office:value-type="float" office:value="100" calcext:value-type="float">
            <text:p>100</text:p>
          </table:table-cell>
          <table:table-cell office:value-type="float" office:value="-9.8" calcext:value-type="float">
            <text:p>-9.8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26]-203)/100" office:value-type="float" office:value="1044.68" calcext:value-type="float">
            <text:p>1044.68</text:p>
          </table:table-cell>
          <table:table-cell office:value-type="float" office:value="104671" calcext:value-type="float">
            <text:p>104671</text:p>
          </table:table-cell>
          <table:table-cell office:value-type="float" office:value="102" calcext:value-type="float">
            <text:p>102</text:p>
          </table:table-cell>
          <table:table-cell office:value-type="float" office:value="-7.93" calcext:value-type="float">
            <text:p>-7.9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27]-203)/100" office:value-type="float" office:value="1045.69" calcext:value-type="float">
            <text:p>1045.69</text:p>
          </table:table-cell>
          <table:table-cell office:value-type="float" office:value="104772" calcext:value-type="float">
            <text:p>104772</text:p>
          </table:table-cell>
          <table:table-cell office:value-type="float" office:value="100" calcext:value-type="float">
            <text:p>100</text:p>
          </table:table-cell>
          <table:table-cell office:value-type="float" office:value="-7.63" calcext:value-type="float">
            <text:p>-7.6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28]-203)/100" office:value-type="float" office:value="1046.72" calcext:value-type="float">
            <text:p>1046.72</text:p>
          </table:table-cell>
          <table:table-cell office:value-type="float" office:value="104875" calcext:value-type="float">
            <text:p>104875</text:p>
          </table:table-cell>
          <table:table-cell office:value-type="float" office:value="102" calcext:value-type="float">
            <text:p>102</text:p>
          </table:table-cell>
          <table:table-cell office:value-type="float" office:value="-8.08" calcext:value-type="float">
            <text:p>-8.08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29]-203)/100" office:value-type="float" office:value="1047.73" calcext:value-type="float">
            <text:p>1047.73</text:p>
          </table:table-cell>
          <table:table-cell office:value-type="float" office:value="104976" calcext:value-type="float">
            <text:p>104976</text:p>
          </table:table-cell>
          <table:table-cell office:value-type="float" office:value="100" calcext:value-type="float">
            <text:p>100</text:p>
          </table:table-cell>
          <table:table-cell office:value-type="float" office:value="-8.51" calcext:value-type="float">
            <text:p>-8.51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30]-203)/100" office:value-type="float" office:value="1048.75" calcext:value-type="float">
            <text:p>1048.75</text:p>
          </table:table-cell>
          <table:table-cell office:value-type="float" office:value="105078" calcext:value-type="float">
            <text:p>105078</text:p>
          </table:table-cell>
          <table:table-cell office:value-type="float" office:value="101" calcext:value-type="float">
            <text:p>101</text:p>
          </table:table-cell>
          <table:table-cell office:value-type="float" office:value="-10.39" calcext:value-type="float">
            <text:p>-10.39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31]-203)/100" office:value-type="float" office:value="1049.77" calcext:value-type="float">
            <text:p>1049.77</text:p>
          </table:table-cell>
          <table:table-cell office:value-type="float" office:value="105180" calcext:value-type="float">
            <text:p>105180</text:p>
          </table:table-cell>
          <table:table-cell office:value-type="float" office:value="101" calcext:value-type="float">
            <text:p>101</text:p>
          </table:table-cell>
          <table:table-cell office:value-type="float" office:value="-12.47" calcext:value-type="float">
            <text:p>-12.47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32]-203)/100" office:value-type="float" office:value="1050.79" calcext:value-type="float">
            <text:p>1050.79</text:p>
          </table:table-cell>
          <table:table-cell office:value-type="float" office:value="105282" calcext:value-type="float">
            <text:p>105282</text:p>
          </table:table-cell>
          <table:table-cell office:value-type="float" office:value="101" calcext:value-type="float">
            <text:p>101</text:p>
          </table:table-cell>
          <table:table-cell office:value-type="float" office:value="-13.03" calcext:value-type="float">
            <text:p>-13.0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33]-203)/100" office:value-type="float" office:value="1051.8" calcext:value-type="float">
            <text:p>1051.8</text:p>
          </table:table-cell>
          <table:table-cell office:value-type="float" office:value="105383" calcext:value-type="float">
            <text:p>105383</text:p>
          </table:table-cell>
          <table:table-cell office:value-type="float" office:value="100" calcext:value-type="float">
            <text:p>100</text:p>
          </table:table-cell>
          <table:table-cell office:value-type="float" office:value="-13.15" calcext:value-type="float">
            <text:p>-13.1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34]-203)/100" office:value-type="float" office:value="1052.83" calcext:value-type="float">
            <text:p>1052.83</text:p>
          </table:table-cell>
          <table:table-cell office:value-type="float" office:value="105486" calcext:value-type="float">
            <text:p>105486</text:p>
          </table:table-cell>
          <table:table-cell office:value-type="float" office:value="101" calcext:value-type="float">
            <text:p>101</text:p>
          </table:table-cell>
          <table:table-cell office:value-type="float" office:value="-13.87" calcext:value-type="float">
            <text:p>-13.87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35]-203)/100" office:value-type="float" office:value="1053.85" calcext:value-type="float">
            <text:p>1053.85</text:p>
          </table:table-cell>
          <table:table-cell office:value-type="float" office:value="105588" calcext:value-type="float">
            <text:p>105588</text:p>
          </table:table-cell>
          <table:table-cell office:value-type="float" office:value="101" calcext:value-type="float">
            <text:p>101</text:p>
          </table:table-cell>
          <table:table-cell office:value-type="float" office:value="-14.93" calcext:value-type="float">
            <text:p>-14.9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36]-203)/100" office:value-type="float" office:value="1054.87" calcext:value-type="float">
            <text:p>1054.87</text:p>
          </table:table-cell>
          <table:table-cell office:value-type="float" office:value="105690" calcext:value-type="float">
            <text:p>105690</text:p>
          </table:table-cell>
          <table:table-cell office:value-type="float" office:value="101" calcext:value-type="float">
            <text:p>101</text:p>
          </table:table-cell>
          <table:table-cell office:value-type="float" office:value="-14.7" calcext:value-type="float">
            <text:p>-14.7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37]-203)/100" office:value-type="float" office:value="1055.89" calcext:value-type="float">
            <text:p>1055.89</text:p>
          </table:table-cell>
          <table:table-cell office:value-type="float" office:value="105792" calcext:value-type="float">
            <text:p>105792</text:p>
          </table:table-cell>
          <table:table-cell office:value-type="float" office:value="101" calcext:value-type="float">
            <text:p>101</text:p>
          </table:table-cell>
          <table:table-cell office:value-type="float" office:value="-13.55" calcext:value-type="float">
            <text:p>-13.5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38]-203)/100" office:value-type="float" office:value="1056.9" calcext:value-type="float">
            <text:p>1056.9</text:p>
          </table:table-cell>
          <table:table-cell office:value-type="float" office:value="105893" calcext:value-type="float">
            <text:p>105893</text:p>
          </table:table-cell>
          <table:table-cell office:value-type="float" office:value="100" calcext:value-type="float">
            <text:p>100</text:p>
          </table:table-cell>
          <table:table-cell office:value-type="float" office:value="-17.09" calcext:value-type="float">
            <text:p>-17.09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39]-203)/100" office:value-type="float" office:value="1057.93" calcext:value-type="float">
            <text:p>1057.93</text:p>
          </table:table-cell>
          <table:table-cell office:value-type="float" office:value="105996" calcext:value-type="float">
            <text:p>105996</text:p>
          </table:table-cell>
          <table:table-cell office:value-type="float" office:value="102" calcext:value-type="float">
            <text:p>102</text:p>
          </table:table-cell>
          <table:table-cell office:value-type="float" office:value="-4.74" calcext:value-type="float">
            <text:p>-4.74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40]-203)/100" office:value-type="float" office:value="1058.94" calcext:value-type="float">
            <text:p>1058.94</text:p>
          </table:table-cell>
          <table:table-cell office:value-type="float" office:value="106097" calcext:value-type="float">
            <text:p>106097</text:p>
          </table:table-cell>
          <table:table-cell office:value-type="float" office:value="100" calcext:value-type="float">
            <text:p>100</text:p>
          </table:table-cell>
          <table:table-cell office:value-type="float" office:value="-6.27" calcext:value-type="float">
            <text:p>-6.27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41]-203)/100" office:value-type="float" office:value="1059.97" calcext:value-type="float">
            <text:p>1059.97</text:p>
          </table:table-cell>
          <table:table-cell office:value-type="float" office:value="106200" calcext:value-type="float">
            <text:p>106200</text:p>
          </table:table-cell>
          <table:table-cell office:value-type="float" office:value="102" calcext:value-type="float">
            <text:p>102</text:p>
          </table:table-cell>
          <table:table-cell office:value-type="float" office:value="-3.99" calcext:value-type="float">
            <text:p>-3.99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42]-203)/100" office:value-type="float" office:value="1060.98" calcext:value-type="float">
            <text:p>1060.98</text:p>
          </table:table-cell>
          <table:table-cell office:value-type="float" office:value="106301" calcext:value-type="float">
            <text:p>106301</text:p>
          </table:table-cell>
          <table:table-cell office:value-type="float" office:value="100" calcext:value-type="float">
            <text:p>100</text:p>
          </table:table-cell>
          <table:table-cell office:value-type="float" office:value="-5.84" calcext:value-type="float">
            <text:p>-5.84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43]-203)/100" office:value-type="float" office:value="1062" calcext:value-type="float">
            <text:p>1062</text:p>
          </table:table-cell>
          <table:table-cell office:value-type="float" office:value="106403" calcext:value-type="float">
            <text:p>106403</text:p>
          </table:table-cell>
          <table:table-cell office:value-type="float" office:value="101" calcext:value-type="float">
            <text:p>101</text:p>
          </table:table-cell>
          <table:table-cell office:value-type="float" office:value="-6.88" calcext:value-type="float">
            <text:p>-6.88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44]-203)/100" office:value-type="float" office:value="1063.02" calcext:value-type="float">
            <text:p>1063.02</text:p>
          </table:table-cell>
          <table:table-cell office:value-type="float" office:value="106505" calcext:value-type="float">
            <text:p>106505</text:p>
          </table:table-cell>
          <table:table-cell office:value-type="float" office:value="101" calcext:value-type="float">
            <text:p>101</text:p>
          </table:table-cell>
          <table:table-cell office:value-type="float" office:value="-9.33" calcext:value-type="float">
            <text:p>-9.3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45]-203)/100" office:value-type="float" office:value="1064.04" calcext:value-type="float">
            <text:p>1064.04</text:p>
          </table:table-cell>
          <table:table-cell office:value-type="float" office:value="106607" calcext:value-type="float">
            <text:p>106607</text:p>
          </table:table-cell>
          <table:table-cell office:value-type="float" office:value="101" calcext:value-type="float">
            <text:p>101</text:p>
          </table:table-cell>
          <table:table-cell office:value-type="float" office:value="-10.39" calcext:value-type="float">
            <text:p>-10.39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46]-203)/100" office:value-type="float" office:value="1065.05" calcext:value-type="float">
            <text:p>1065.05</text:p>
          </table:table-cell>
          <table:table-cell office:value-type="float" office:value="106708" calcext:value-type="float">
            <text:p>106708</text:p>
          </table:table-cell>
          <table:table-cell office:value-type="float" office:value="100" calcext:value-type="float">
            <text:p>100</text:p>
          </table:table-cell>
          <table:table-cell office:value-type="float" office:value="-11.84" calcext:value-type="float">
            <text:p>-11.84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47]-203)/100" office:value-type="float" office:value="1066.08" calcext:value-type="float">
            <text:p>1066.08</text:p>
          </table:table-cell>
          <table:table-cell office:value-type="float" office:value="106811" calcext:value-type="float">
            <text:p>106811</text:p>
          </table:table-cell>
          <table:table-cell office:value-type="float" office:value="101" calcext:value-type="float">
            <text:p>101</text:p>
          </table:table-cell>
          <table:table-cell office:value-type="float" office:value="-11.87" calcext:value-type="float">
            <text:p>-11.87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48]-203)/100" office:value-type="float" office:value="1067.09" calcext:value-type="float">
            <text:p>1067.09</text:p>
          </table:table-cell>
          <table:table-cell office:value-type="float" office:value="106912" calcext:value-type="float">
            <text:p>106912</text:p>
          </table:table-cell>
          <table:table-cell office:value-type="float" office:value="100" calcext:value-type="float">
            <text:p>100</text:p>
          </table:table-cell>
          <table:table-cell office:value-type="float" office:value="-13.29" calcext:value-type="float">
            <text:p>-13.29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49]-203)/100" office:value-type="float" office:value="1068.12" calcext:value-type="float">
            <text:p>1068.12</text:p>
          </table:table-cell>
          <table:table-cell office:value-type="float" office:value="107015" calcext:value-type="float">
            <text:p>107015</text:p>
          </table:table-cell>
          <table:table-cell office:value-type="float" office:value="102" calcext:value-type="float">
            <text:p>102</text:p>
          </table:table-cell>
          <table:table-cell office:value-type="float" office:value="-14.11" calcext:value-type="float">
            <text:p>-14.11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50]-203)/100" office:value-type="float" office:value="1069.13" calcext:value-type="float">
            <text:p>1069.13</text:p>
          </table:table-cell>
          <table:table-cell office:value-type="float" office:value="107116" calcext:value-type="float">
            <text:p>107116</text:p>
          </table:table-cell>
          <table:table-cell office:value-type="float" office:value="100" calcext:value-type="float">
            <text:p>100</text:p>
          </table:table-cell>
          <table:table-cell office:value-type="float" office:value="-15.76" calcext:value-type="float">
            <text:p>-15.76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51]-203)/100" office:value-type="float" office:value="1070.15" calcext:value-type="float">
            <text:p>1070.15</text:p>
          </table:table-cell>
          <table:table-cell office:value-type="float" office:value="107218" calcext:value-type="float">
            <text:p>107218</text:p>
          </table:table-cell>
          <table:table-cell office:value-type="float" office:value="101" calcext:value-type="float">
            <text:p>101</text:p>
          </table:table-cell>
          <table:table-cell office:value-type="float" office:value="-16.35" calcext:value-type="float">
            <text:p>-16.3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52]-203)/100" office:value-type="float" office:value="1071.18" calcext:value-type="float">
            <text:p>1071.18</text:p>
          </table:table-cell>
          <table:table-cell office:value-type="float" office:value="107321" calcext:value-type="float">
            <text:p>107321</text:p>
          </table:table-cell>
          <table:table-cell office:value-type="float" office:value="102" calcext:value-type="float">
            <text:p>102</text:p>
          </table:table-cell>
          <table:table-cell office:value-type="float" office:value="-19.92" calcext:value-type="float">
            <text:p>-19.92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53]-203)/100" office:value-type="float" office:value="1072.19" calcext:value-type="float">
            <text:p>1072.19</text:p>
          </table:table-cell>
          <table:table-cell office:value-type="float" office:value="107422" calcext:value-type="float">
            <text:p>107422</text:p>
          </table:table-cell>
          <table:table-cell office:value-type="float" office:value="100" calcext:value-type="float">
            <text:p>100</text:p>
          </table:table-cell>
          <table:table-cell office:value-type="float" office:value="-17.34" calcext:value-type="float">
            <text:p>-17.34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54]-203)/100" office:value-type="float" office:value="1073.22" calcext:value-type="float">
            <text:p>1073.22</text:p>
          </table:table-cell>
          <table:table-cell office:value-type="float" office:value="107525" calcext:value-type="float">
            <text:p>107525</text:p>
          </table:table-cell>
          <table:table-cell office:value-type="float" office:value="102" calcext:value-type="float">
            <text:p>102</text:p>
          </table:table-cell>
          <table:table-cell office:value-type="float" office:value="-14.42" calcext:value-type="float">
            <text:p>-14.42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55]-203)/100" office:value-type="float" office:value="1074.23" calcext:value-type="float">
            <text:p>1074.23</text:p>
          </table:table-cell>
          <table:table-cell office:value-type="float" office:value="107626" calcext:value-type="float">
            <text:p>107626</text:p>
          </table:table-cell>
          <table:table-cell office:value-type="float" office:value="100" calcext:value-type="float">
            <text:p>100</text:p>
          </table:table-cell>
          <table:table-cell office:value-type="float" office:value="-11.32" calcext:value-type="float">
            <text:p>-11.32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56]-203)/100" office:value-type="float" office:value="1075.25" calcext:value-type="float">
            <text:p>1075.25</text:p>
          </table:table-cell>
          <table:table-cell office:value-type="float" office:value="107728" calcext:value-type="float">
            <text:p>107728</text:p>
          </table:table-cell>
          <table:table-cell office:value-type="float" office:value="101" calcext:value-type="float">
            <text:p>101</text:p>
          </table:table-cell>
          <table:table-cell office:value-type="float" office:value="-9.98" calcext:value-type="float">
            <text:p>-9.98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57]-203)/100" office:value-type="float" office:value="1076.27" calcext:value-type="float">
            <text:p>1076.27</text:p>
          </table:table-cell>
          <table:table-cell office:value-type="float" office:value="107830" calcext:value-type="float">
            <text:p>107830</text:p>
          </table:table-cell>
          <table:table-cell office:value-type="float" office:value="101" calcext:value-type="float">
            <text:p>101</text:p>
          </table:table-cell>
          <table:table-cell office:value-type="float" office:value="-9.81" calcext:value-type="float">
            <text:p>-9.81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58]-203)/100" office:value-type="float" office:value="1077.29" calcext:value-type="float">
            <text:p>1077.29</text:p>
          </table:table-cell>
          <table:table-cell office:value-type="float" office:value="107932" calcext:value-type="float">
            <text:p>107932</text:p>
          </table:table-cell>
          <table:table-cell office:value-type="float" office:value="101" calcext:value-type="float">
            <text:p>101</text:p>
          </table:table-cell>
          <table:table-cell office:value-type="float" office:value="-11.1" calcext:value-type="float">
            <text:p>-11.1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59]-203)/100" office:value-type="float" office:value="1078.31" calcext:value-type="float">
            <text:p>1078.31</text:p>
          </table:table-cell>
          <table:table-cell office:value-type="float" office:value="108034" calcext:value-type="float">
            <text:p>108034</text:p>
          </table:table-cell>
          <table:table-cell office:value-type="float" office:value="101" calcext:value-type="float">
            <text:p>101</text:p>
          </table:table-cell>
          <table:table-cell office:value-type="float" office:value="-12.3" calcext:value-type="float">
            <text:p>-12.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60]-203)/100" office:value-type="float" office:value="1079.33" calcext:value-type="float">
            <text:p>1079.33</text:p>
          </table:table-cell>
          <table:table-cell office:value-type="float" office:value="108136" calcext:value-type="float">
            <text:p>108136</text:p>
          </table:table-cell>
          <table:table-cell office:value-type="float" office:value="101" calcext:value-type="float">
            <text:p>101</text:p>
          </table:table-cell>
          <table:table-cell office:value-type="float" office:value="-14.29" calcext:value-type="float">
            <text:p>-14.29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61]-203)/100" office:value-type="float" office:value="1080.34" calcext:value-type="float">
            <text:p>1080.34</text:p>
          </table:table-cell>
          <table:table-cell office:value-type="float" office:value="108237" calcext:value-type="float">
            <text:p>108237</text:p>
          </table:table-cell>
          <table:table-cell office:value-type="float" office:value="100" calcext:value-type="float">
            <text:p>100</text:p>
          </table:table-cell>
          <table:table-cell office:value-type="float" office:value="-16.08" calcext:value-type="float">
            <text:p>-16.08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62]-203)/100" office:value-type="float" office:value="1081.37" calcext:value-type="float">
            <text:p>1081.37</text:p>
          </table:table-cell>
          <table:table-cell office:value-type="float" office:value="108340" calcext:value-type="float">
            <text:p>108340</text:p>
          </table:table-cell>
          <table:table-cell office:value-type="float" office:value="102" calcext:value-type="float">
            <text:p>102</text:p>
          </table:table-cell>
          <table:table-cell office:value-type="float" office:value="-16.86" calcext:value-type="float">
            <text:p>-16.86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63]-203)/100" office:value-type="float" office:value="1082.38" calcext:value-type="float">
            <text:p>1082.38</text:p>
          </table:table-cell>
          <table:table-cell office:value-type="float" office:value="108441" calcext:value-type="float">
            <text:p>108441</text:p>
          </table:table-cell>
          <table:table-cell office:value-type="float" office:value="100" calcext:value-type="float">
            <text:p>100</text:p>
          </table:table-cell>
          <table:table-cell office:value-type="float" office:value="-18.27" calcext:value-type="float">
            <text:p>-18.27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64]-203)/100" office:value-type="float" office:value="1083.41" calcext:value-type="float">
            <text:p>1083.41</text:p>
          </table:table-cell>
          <table:table-cell office:value-type="float" office:value="108544" calcext:value-type="float">
            <text:p>108544</text:p>
          </table:table-cell>
          <table:table-cell office:value-type="float" office:value="102" calcext:value-type="float">
            <text:p>102</text:p>
          </table:table-cell>
          <table:table-cell office:value-type="float" office:value="-20.32" calcext:value-type="float">
            <text:p>-20.32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65]-203)/100" office:value-type="float" office:value="1084.42" calcext:value-type="float">
            <text:p>1084.42</text:p>
          </table:table-cell>
          <table:table-cell office:value-type="float" office:value="108645" calcext:value-type="float">
            <text:p>108645</text:p>
          </table:table-cell>
          <table:table-cell office:value-type="float" office:value="100" calcext:value-type="float">
            <text:p>100</text:p>
          </table:table-cell>
          <table:table-cell office:value-type="float" office:value="-20.64" calcext:value-type="float">
            <text:p>-20.64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66]-203)/100" office:value-type="float" office:value="1085.44" calcext:value-type="float">
            <text:p>1085.44</text:p>
          </table:table-cell>
          <table:table-cell office:value-type="float" office:value="108747" calcext:value-type="float">
            <text:p>108747</text:p>
          </table:table-cell>
          <table:table-cell office:value-type="float" office:value="101" calcext:value-type="float">
            <text:p>101</text:p>
          </table:table-cell>
          <table:table-cell office:value-type="float" office:value="-19.91" calcext:value-type="float">
            <text:p>-19.91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67]-203)/100" office:value-type="float" office:value="1086.46" calcext:value-type="float">
            <text:p>1086.46</text:p>
          </table:table-cell>
          <table:table-cell office:value-type="float" office:value="108849" calcext:value-type="float">
            <text:p>108849</text:p>
          </table:table-cell>
          <table:table-cell office:value-type="float" office:value="101" calcext:value-type="float">
            <text:p>101</text:p>
          </table:table-cell>
          <table:table-cell office:value-type="float" office:value="-19.99" calcext:value-type="float">
            <text:p>-19.99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68]-203)/100" office:value-type="float" office:value="1087.48" calcext:value-type="float">
            <text:p>1087.48</text:p>
          </table:table-cell>
          <table:table-cell office:value-type="float" office:value="108951" calcext:value-type="float">
            <text:p>108951</text:p>
          </table:table-cell>
          <table:table-cell office:value-type="float" office:value="101" calcext:value-type="float">
            <text:p>101</text:p>
          </table:table-cell>
          <table:table-cell office:value-type="float" office:value="-18.59" calcext:value-type="float">
            <text:p>-18.59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69]-203)/100" office:value-type="float" office:value="1088.49" calcext:value-type="float">
            <text:p>1088.49</text:p>
          </table:table-cell>
          <table:table-cell office:value-type="float" office:value="109052" calcext:value-type="float">
            <text:p>109052</text:p>
          </table:table-cell>
          <table:table-cell office:value-type="float" office:value="100" calcext:value-type="float">
            <text:p>100</text:p>
          </table:table-cell>
          <table:table-cell office:value-type="float" office:value="-20.38" calcext:value-type="float">
            <text:p>-20.38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70]-203)/100" office:value-type="float" office:value="1089.52" calcext:value-type="float">
            <text:p>1089.52</text:p>
          </table:table-cell>
          <table:table-cell office:value-type="float" office:value="109155" calcext:value-type="float">
            <text:p>109155</text:p>
          </table:table-cell>
          <table:table-cell office:value-type="float" office:value="102" calcext:value-type="float">
            <text:p>102</text:p>
          </table:table-cell>
          <table:table-cell office:value-type="float" office:value="-19.3" calcext:value-type="float">
            <text:p>-19.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71]-203)/100" office:value-type="float" office:value="1090.54" calcext:value-type="float">
            <text:p>1090.54</text:p>
          </table:table-cell>
          <table:table-cell office:value-type="float" office:value="109257" calcext:value-type="float">
            <text:p>109257</text:p>
          </table:table-cell>
          <table:table-cell office:value-type="float" office:value="101" calcext:value-type="float">
            <text:p>101</text:p>
          </table:table-cell>
          <table:table-cell office:value-type="float" office:value="-15.03" calcext:value-type="float">
            <text:p>-15.0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72]-203)/100" office:value-type="float" office:value="1091.56" calcext:value-type="float">
            <text:p>1091.56</text:p>
          </table:table-cell>
          <table:table-cell office:value-type="float" office:value="109359" calcext:value-type="float">
            <text:p>109359</text:p>
          </table:table-cell>
          <table:table-cell office:value-type="float" office:value="101" calcext:value-type="float">
            <text:p>101</text:p>
          </table:table-cell>
          <table:table-cell office:value-type="float" office:value="-13.33" calcext:value-type="float">
            <text:p>-13.3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73]-203)/100" office:value-type="float" office:value="1092.58" calcext:value-type="float">
            <text:p>1092.58</text:p>
          </table:table-cell>
          <table:table-cell office:value-type="float" office:value="109461" calcext:value-type="float">
            <text:p>109461</text:p>
          </table:table-cell>
          <table:table-cell office:value-type="float" office:value="101" calcext:value-type="float">
            <text:p>101</text:p>
          </table:table-cell>
          <table:table-cell office:value-type="float" office:value="-12.5" calcext:value-type="float">
            <text:p>-12.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74]-203)/100" office:value-type="float" office:value="1093.59" calcext:value-type="float">
            <text:p>1093.59</text:p>
          </table:table-cell>
          <table:table-cell office:value-type="float" office:value="109562" calcext:value-type="float">
            <text:p>109562</text:p>
          </table:table-cell>
          <table:table-cell office:value-type="float" office:value="100" calcext:value-type="float">
            <text:p>100</text:p>
          </table:table-cell>
          <table:table-cell office:value-type="float" office:value="-13.09" calcext:value-type="float">
            <text:p>-13.09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75]-203)/100" office:value-type="float" office:value="1094.62" calcext:value-type="float">
            <text:p>1094.62</text:p>
          </table:table-cell>
          <table:table-cell office:value-type="float" office:value="109665" calcext:value-type="float">
            <text:p>109665</text:p>
          </table:table-cell>
          <table:table-cell office:value-type="float" office:value="102" calcext:value-type="float">
            <text:p>102</text:p>
          </table:table-cell>
          <table:table-cell office:value-type="float" office:value="-12.73" calcext:value-type="float">
            <text:p>-12.7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76]-203)/100" office:value-type="float" office:value="1095.63" calcext:value-type="float">
            <text:p>1095.63</text:p>
          </table:table-cell>
          <table:table-cell office:value-type="float" office:value="109766" calcext:value-type="float">
            <text:p>109766</text:p>
          </table:table-cell>
          <table:table-cell office:value-type="float" office:value="100" calcext:value-type="float">
            <text:p>100</text:p>
          </table:table-cell>
          <table:table-cell office:value-type="float" office:value="-14.03" calcext:value-type="float">
            <text:p>-14.0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77]-203)/100" office:value-type="float" office:value="1096.66" calcext:value-type="float">
            <text:p>1096.66</text:p>
          </table:table-cell>
          <table:table-cell office:value-type="float" office:value="109869" calcext:value-type="float">
            <text:p>109869</text:p>
          </table:table-cell>
          <table:table-cell office:value-type="float" office:value="102" calcext:value-type="float">
            <text:p>102</text:p>
          </table:table-cell>
          <table:table-cell office:value-type="float" office:value="-14.95" calcext:value-type="float">
            <text:p>-14.9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78]-203)/100" office:value-type="float" office:value="1097.67" calcext:value-type="float">
            <text:p>1097.67</text:p>
          </table:table-cell>
          <table:table-cell office:value-type="float" office:value="109970" calcext:value-type="float">
            <text:p>109970</text:p>
          </table:table-cell>
          <table:table-cell office:value-type="float" office:value="100" calcext:value-type="float">
            <text:p>100</text:p>
          </table:table-cell>
          <table:table-cell office:value-type="float" office:value="-16.06" calcext:value-type="float">
            <text:p>-16.06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79]-203)/100" office:value-type="float" office:value="1098.69" calcext:value-type="float">
            <text:p>1098.69</text:p>
          </table:table-cell>
          <table:table-cell office:value-type="float" office:value="110072" calcext:value-type="float">
            <text:p>110072</text:p>
          </table:table-cell>
          <table:table-cell office:value-type="float" office:value="101" calcext:value-type="float">
            <text:p>101</text:p>
          </table:table-cell>
          <table:table-cell office:value-type="float" office:value="-17.06" calcext:value-type="float">
            <text:p>-17.06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80]-203)/100" office:value-type="float" office:value="1099.71" calcext:value-type="float">
            <text:p>1099.71</text:p>
          </table:table-cell>
          <table:table-cell office:value-type="float" office:value="110174" calcext:value-type="float">
            <text:p>110174</text:p>
          </table:table-cell>
          <table:table-cell office:value-type="float" office:value="101" calcext:value-type="float">
            <text:p>101</text:p>
          </table:table-cell>
          <table:table-cell office:value-type="float" office:value="-17.7" calcext:value-type="float">
            <text:p>-17.7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81]-203)/100" office:value-type="float" office:value="1100.73" calcext:value-type="float">
            <text:p>1100.73</text:p>
          </table:table-cell>
          <table:table-cell office:value-type="float" office:value="110276" calcext:value-type="float">
            <text:p>110276</text:p>
          </table:table-cell>
          <table:table-cell office:value-type="float" office:value="101" calcext:value-type="float">
            <text:p>101</text:p>
          </table:table-cell>
          <table:table-cell office:value-type="float" office:value="-20.22" calcext:value-type="float">
            <text:p>-20.22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82]-203)/100" office:value-type="float" office:value="1101.74" calcext:value-type="float">
            <text:p>1101.74</text:p>
          </table:table-cell>
          <table:table-cell office:value-type="float" office:value="110377" calcext:value-type="float">
            <text:p>110377</text:p>
          </table:table-cell>
          <table:table-cell office:value-type="float" office:value="100" calcext:value-type="float">
            <text:p>100</text:p>
          </table:table-cell>
          <table:table-cell office:value-type="float" office:value="-18.73" calcext:value-type="float">
            <text:p>-18.7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83]-203)/100" office:value-type="float" office:value="1102.77" calcext:value-type="float">
            <text:p>1102.77</text:p>
          </table:table-cell>
          <table:table-cell office:value-type="float" office:value="110480" calcext:value-type="float">
            <text:p>110480</text:p>
          </table:table-cell>
          <table:table-cell office:value-type="float" office:value="101" calcext:value-type="float">
            <text:p>101</text:p>
          </table:table-cell>
          <table:table-cell office:value-type="float" office:value="-20.55" calcext:value-type="float">
            <text:p>-20.5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84]-203)/100" office:value-type="float" office:value="1103.78" calcext:value-type="float">
            <text:p>1103.78</text:p>
          </table:table-cell>
          <table:table-cell office:value-type="float" office:value="110581" calcext:value-type="float">
            <text:p>110581</text:p>
          </table:table-cell>
          <table:table-cell office:value-type="float" office:value="100" calcext:value-type="float">
            <text:p>100</text:p>
          </table:table-cell>
          <table:table-cell office:value-type="float" office:value="-21.07" calcext:value-type="float">
            <text:p>-21.07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85]-203)/100" office:value-type="float" office:value="1104.81" calcext:value-type="float">
            <text:p>1104.81</text:p>
          </table:table-cell>
          <table:table-cell office:value-type="float" office:value="110684" calcext:value-type="float">
            <text:p>110684</text:p>
          </table:table-cell>
          <table:table-cell office:value-type="float" office:value="102" calcext:value-type="float">
            <text:p>102</text:p>
          </table:table-cell>
          <table:table-cell office:value-type="float" office:value="-18.98" calcext:value-type="float">
            <text:p>-18.98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86]-203)/100" office:value-type="float" office:value="1105.82" calcext:value-type="float">
            <text:p>1105.82</text:p>
          </table:table-cell>
          <table:table-cell office:value-type="float" office:value="110785" calcext:value-type="float">
            <text:p>110785</text:p>
          </table:table-cell>
          <table:table-cell office:value-type="float" office:value="100" calcext:value-type="float">
            <text:p>100</text:p>
          </table:table-cell>
          <table:table-cell office:value-type="float" office:value="-14.86" calcext:value-type="float">
            <text:p>-14.86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87]-203)/100" office:value-type="float" office:value="1106.84" calcext:value-type="float">
            <text:p>1106.84</text:p>
          </table:table-cell>
          <table:table-cell office:value-type="float" office:value="110887" calcext:value-type="float">
            <text:p>110887</text:p>
          </table:table-cell>
          <table:table-cell office:value-type="float" office:value="101" calcext:value-type="float">
            <text:p>101</text:p>
          </table:table-cell>
          <table:table-cell office:value-type="float" office:value="-12.37" calcext:value-type="float">
            <text:p>-12.37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88]-203)/100" office:value-type="float" office:value="1107.86" calcext:value-type="float">
            <text:p>1107.86</text:p>
          </table:table-cell>
          <table:table-cell office:value-type="float" office:value="110989" calcext:value-type="float">
            <text:p>110989</text:p>
          </table:table-cell>
          <table:table-cell office:value-type="float" office:value="101" calcext:value-type="float">
            <text:p>101</text:p>
          </table:table-cell>
          <table:table-cell office:value-type="float" office:value="-11.12" calcext:value-type="float">
            <text:p>-11.12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89]-203)/100" office:value-type="float" office:value="1108.88" calcext:value-type="float">
            <text:p>1108.88</text:p>
          </table:table-cell>
          <table:table-cell office:value-type="float" office:value="111091" calcext:value-type="float">
            <text:p>111091</text:p>
          </table:table-cell>
          <table:table-cell office:value-type="float" office:value="101" calcext:value-type="float">
            <text:p>101</text:p>
          </table:table-cell>
          <table:table-cell office:value-type="float" office:value="-12.41" calcext:value-type="float">
            <text:p>-12.41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90]-203)/100" office:value-type="float" office:value="1109.9" calcext:value-type="float">
            <text:p>1109.9</text:p>
          </table:table-cell>
          <table:table-cell office:value-type="float" office:value="111193" calcext:value-type="float">
            <text:p>111193</text:p>
          </table:table-cell>
          <table:table-cell office:value-type="float" office:value="101" calcext:value-type="float">
            <text:p>101</text:p>
          </table:table-cell>
          <table:table-cell office:value-type="float" office:value="-12.33" calcext:value-type="float">
            <text:p>-12.3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91]-203)/100" office:value-type="float" office:value="1110.92" calcext:value-type="float">
            <text:p>1110.92</text:p>
          </table:table-cell>
          <table:table-cell office:value-type="float" office:value="111295" calcext:value-type="float">
            <text:p>111295</text:p>
          </table:table-cell>
          <table:table-cell office:value-type="float" office:value="101" calcext:value-type="float">
            <text:p>101</text:p>
          </table:table-cell>
          <table:table-cell office:value-type="float" office:value="-12.55" calcext:value-type="float">
            <text:p>-12.5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92]-203)/100" office:value-type="float" office:value="1111.94" calcext:value-type="float">
            <text:p>1111.94</text:p>
          </table:table-cell>
          <table:table-cell office:value-type="float" office:value="111397" calcext:value-type="float">
            <text:p>111397</text:p>
          </table:table-cell>
          <table:table-cell office:value-type="float" office:value="101" calcext:value-type="float">
            <text:p>101</text:p>
          </table:table-cell>
          <table:table-cell office:value-type="float" office:value="-13.36" calcext:value-type="float">
            <text:p>-13.36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93]-203)/100" office:value-type="float" office:value="1112.96" calcext:value-type="float">
            <text:p>1112.96</text:p>
          </table:table-cell>
          <table:table-cell office:value-type="float" office:value="111499" calcext:value-type="float">
            <text:p>111499</text:p>
          </table:table-cell>
          <table:table-cell office:value-type="float" office:value="101" calcext:value-type="float">
            <text:p>101</text:p>
          </table:table-cell>
          <table:table-cell office:value-type="float" office:value="-14.22" calcext:value-type="float">
            <text:p>-14.22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94]-203)/100" office:value-type="float" office:value="1113.98" calcext:value-type="float">
            <text:p>1113.98</text:p>
          </table:table-cell>
          <table:table-cell office:value-type="float" office:value="111601" calcext:value-type="float">
            <text:p>111601</text:p>
          </table:table-cell>
          <table:table-cell office:value-type="float" office:value="101" calcext:value-type="float">
            <text:p>101</text:p>
          </table:table-cell>
          <table:table-cell office:value-type="float" office:value="-14.76" calcext:value-type="float">
            <text:p>-14.76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95]-203)/100" office:value-type="float" office:value="1115" calcext:value-type="float">
            <text:p>1115</text:p>
          </table:table-cell>
          <table:table-cell office:value-type="float" office:value="111703" calcext:value-type="float">
            <text:p>111703</text:p>
          </table:table-cell>
          <table:table-cell office:value-type="float" office:value="101" calcext:value-type="float">
            <text:p>101</text:p>
          </table:table-cell>
          <table:table-cell office:value-type="float" office:value="-16.81" calcext:value-type="float">
            <text:p>-16.81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96]-203)/100" office:value-type="float" office:value="1116.02" calcext:value-type="float">
            <text:p>1116.02</text:p>
          </table:table-cell>
          <table:table-cell office:value-type="float" office:value="111805" calcext:value-type="float">
            <text:p>111805</text:p>
          </table:table-cell>
          <table:table-cell office:value-type="float" office:value="101" calcext:value-type="float">
            <text:p>101</text:p>
          </table:table-cell>
          <table:table-cell office:value-type="float" office:value="-17.69" calcext:value-type="float">
            <text:p>-17.69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97]-203)/100" office:value-type="float" office:value="1117.03" calcext:value-type="float">
            <text:p>1117.03</text:p>
          </table:table-cell>
          <table:table-cell office:value-type="float" office:value="111906" calcext:value-type="float">
            <text:p>111906</text:p>
          </table:table-cell>
          <table:table-cell office:value-type="float" office:value="100" calcext:value-type="float">
            <text:p>100</text:p>
          </table:table-cell>
          <table:table-cell office:value-type="float" office:value="-17.31" calcext:value-type="float">
            <text:p>-17.31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98]-203)/100" office:value-type="float" office:value="1118.06" calcext:value-type="float">
            <text:p>1118.06</text:p>
          </table:table-cell>
          <table:table-cell office:value-type="float" office:value="112009" calcext:value-type="float">
            <text:p>112009</text:p>
          </table:table-cell>
          <table:table-cell office:value-type="float" office:value="102" calcext:value-type="float">
            <text:p>102</text:p>
          </table:table-cell>
          <table:table-cell office:value-type="float" office:value="-16.52" calcext:value-type="float">
            <text:p>-16.52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099]-203)/100" office:value-type="float" office:value="1119.07" calcext:value-type="float">
            <text:p>1119.07</text:p>
          </table:table-cell>
          <table:table-cell office:value-type="float" office:value="112110" calcext:value-type="float">
            <text:p>112110</text:p>
          </table:table-cell>
          <table:table-cell office:value-type="float" office:value="100" calcext:value-type="float">
            <text:p>100</text:p>
          </table:table-cell>
          <table:table-cell office:value-type="float" office:value="-18.07" calcext:value-type="float">
            <text:p>-18.07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00]-203)/100" office:value-type="float" office:value="1120.09" calcext:value-type="float">
            <text:p>1120.09</text:p>
          </table:table-cell>
          <table:table-cell office:value-type="float" office:value="112212" calcext:value-type="float">
            <text:p>112212</text:p>
          </table:table-cell>
          <table:table-cell office:value-type="float" office:value="101" calcext:value-type="float">
            <text:p>101</text:p>
          </table:table-cell>
          <table:table-cell office:value-type="float" office:value="8.96" calcext:value-type="float">
            <text:p>8.96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01]-203)/100" office:value-type="float" office:value="1121.11" calcext:value-type="float">
            <text:p>1121.11</text:p>
          </table:table-cell>
          <table:table-cell office:value-type="float" office:value="112314" calcext:value-type="float">
            <text:p>112314</text:p>
          </table:table-cell>
          <table:table-cell office:value-type="float" office:value="100" calcext:value-type="float">
            <text:p>100</text:p>
          </table:table-cell>
          <table:table-cell office:value-type="float" office:value="4.93" calcext:value-type="float">
            <text:p>4.9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02]-203)/100" office:value-type="float" office:value="1122.13" calcext:value-type="float">
            <text:p>1122.13</text:p>
          </table:table-cell>
          <table:table-cell office:value-type="float" office:value="112416" calcext:value-type="float">
            <text:p>112416</text:p>
          </table:table-cell>
          <table:table-cell office:value-type="float" office:value="101" calcext:value-type="float">
            <text:p>101</text:p>
          </table:table-cell>
          <table:table-cell office:value-type="float" office:value="3.12" calcext:value-type="float">
            <text:p>3.12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03]-203)/100" office:value-type="float" office:value="1123.15" calcext:value-type="float">
            <text:p>1123.15</text:p>
          </table:table-cell>
          <table:table-cell office:value-type="float" office:value="112518" calcext:value-type="float">
            <text:p>112518</text:p>
          </table:table-cell>
          <table:table-cell office:value-type="float" office:value="101" calcext:value-type="float">
            <text:p>101</text:p>
          </table:table-cell>
          <table:table-cell office:value-type="float" office:value="1.92" calcext:value-type="float">
            <text:p>1.92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04]-203)/100" office:value-type="float" office:value="1124.17" calcext:value-type="float">
            <text:p>1124.17</text:p>
          </table:table-cell>
          <table:table-cell office:value-type="float" office:value="112620" calcext:value-type="float">
            <text:p>112620</text:p>
          </table:table-cell>
          <table:table-cell office:value-type="float" office:value="101" calcext:value-type="float">
            <text:p>101</text:p>
          </table:table-cell>
          <table:table-cell office:value-type="float" office:value="2.96" calcext:value-type="float">
            <text:p>2.96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05]-203)/100" office:value-type="float" office:value="1125.18" calcext:value-type="float">
            <text:p>1125.18</text:p>
          </table:table-cell>
          <table:table-cell office:value-type="float" office:value="112721" calcext:value-type="float">
            <text:p>112721</text:p>
          </table:table-cell>
          <table:table-cell office:value-type="float" office:value="100" calcext:value-type="float">
            <text:p>100</text:p>
          </table:table-cell>
          <table:table-cell office:value-type="float" office:value="1.94" calcext:value-type="float">
            <text:p>1.94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06]-203)/100" office:value-type="float" office:value="1126.21" calcext:value-type="float">
            <text:p>1126.21</text:p>
          </table:table-cell>
          <table:table-cell office:value-type="float" office:value="112824" calcext:value-type="float">
            <text:p>112824</text:p>
          </table:table-cell>
          <table:table-cell office:value-type="float" office:value="102" calcext:value-type="float">
            <text:p>102</text:p>
          </table:table-cell>
          <table:table-cell office:value-type="float" office:value="0.72" calcext:value-type="float">
            <text:p>0.72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07]-203)/100" office:value-type="float" office:value="1127.22" calcext:value-type="float">
            <text:p>1127.22</text:p>
          </table:table-cell>
          <table:table-cell office:value-type="float" office:value="112925" calcext:value-type="float">
            <text:p>112925</text:p>
          </table:table-cell>
          <table:table-cell office:value-type="float" office:value="100" calcext:value-type="float">
            <text:p>100</text:p>
          </table:table-cell>
          <table:table-cell office:value-type="float" office:value="-1.9" calcext:value-type="float">
            <text:p>-1.9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08]-203)/100" office:value-type="float" office:value="1128.25" calcext:value-type="float">
            <text:p>1128.25</text:p>
          </table:table-cell>
          <table:table-cell office:value-type="float" office:value="113028" calcext:value-type="float">
            <text:p>113028</text:p>
          </table:table-cell>
          <table:table-cell office:value-type="float" office:value="102" calcext:value-type="float">
            <text:p>102</text:p>
          </table:table-cell>
          <table:table-cell office:value-type="float" office:value="-4.9" calcext:value-type="float">
            <text:p>-4.9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09]-203)/100" office:value-type="float" office:value="1129.26" calcext:value-type="float">
            <text:p>1129.26</text:p>
          </table:table-cell>
          <table:table-cell office:value-type="float" office:value="113129" calcext:value-type="float">
            <text:p>113129</text:p>
          </table:table-cell>
          <table:table-cell office:value-type="float" office:value="100" calcext:value-type="float">
            <text:p>100</text:p>
          </table:table-cell>
          <table:table-cell office:value-type="float" office:value="-6.82" calcext:value-type="float">
            <text:p>-6.82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10]-203)/100" office:value-type="float" office:value="1130.28" calcext:value-type="float">
            <text:p>1130.28</text:p>
          </table:table-cell>
          <table:table-cell office:value-type="float" office:value="113231" calcext:value-type="float">
            <text:p>113231</text:p>
          </table:table-cell>
          <table:table-cell office:value-type="float" office:value="101" calcext:value-type="float">
            <text:p>101</text:p>
          </table:table-cell>
          <table:table-cell office:value-type="float" office:value="-6.28" calcext:value-type="float">
            <text:p>-6.28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11]-203)/100" office:value-type="float" office:value="1131.3" calcext:value-type="float">
            <text:p>1131.3</text:p>
          </table:table-cell>
          <table:table-cell office:value-type="float" office:value="113333" calcext:value-type="float">
            <text:p>113333</text:p>
          </table:table-cell>
          <table:table-cell office:value-type="float" office:value="101" calcext:value-type="float">
            <text:p>101</text:p>
          </table:table-cell>
          <table:table-cell office:value-type="float" office:value="-5.62" calcext:value-type="float">
            <text:p>-5.62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12]-203)/100" office:value-type="float" office:value="1132.32" calcext:value-type="float">
            <text:p>1132.32</text:p>
          </table:table-cell>
          <table:table-cell office:value-type="float" office:value="113435" calcext:value-type="float">
            <text:p>113435</text:p>
          </table:table-cell>
          <table:table-cell office:value-type="float" office:value="101" calcext:value-type="float">
            <text:p>101</text:p>
          </table:table-cell>
          <table:table-cell office:value-type="float" office:value="-4.13" calcext:value-type="float">
            <text:p>-4.1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13]-203)/100" office:value-type="float" office:value="1133.35" calcext:value-type="float">
            <text:p>1133.35</text:p>
          </table:table-cell>
          <table:table-cell office:value-type="float" office:value="113538" calcext:value-type="float">
            <text:p>113538</text:p>
          </table:table-cell>
          <table:table-cell office:value-type="float" office:value="102" calcext:value-type="float">
            <text:p>102</text:p>
          </table:table-cell>
          <table:table-cell office:value-type="float" office:value="-3.51" calcext:value-type="float">
            <text:p>-3.51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14]-203)/100" office:value-type="float" office:value="1134.36" calcext:value-type="float">
            <text:p>1134.36</text:p>
          </table:table-cell>
          <table:table-cell office:value-type="float" office:value="113639" calcext:value-type="float">
            <text:p>113639</text:p>
          </table:table-cell>
          <table:table-cell office:value-type="float" office:value="101" calcext:value-type="float">
            <text:p>101</text:p>
          </table:table-cell>
          <table:table-cell office:value-type="float" office:value="-4.03" calcext:value-type="float">
            <text:p>-4.0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15]-203)/100" office:value-type="float" office:value="1135.38" calcext:value-type="float">
            <text:p>1135.38</text:p>
          </table:table-cell>
          <table:table-cell office:value-type="float" office:value="113741" calcext:value-type="float">
            <text:p>113741</text:p>
          </table:table-cell>
          <table:table-cell office:value-type="float" office:value="101" calcext:value-type="float">
            <text:p>101</text:p>
          </table:table-cell>
          <table:table-cell office:value-type="float" office:value="-3.99" calcext:value-type="float">
            <text:p>-3.99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16]-203)/100" office:value-type="float" office:value="1136.4" calcext:value-type="float">
            <text:p>1136.4</text:p>
          </table:table-cell>
          <table:table-cell office:value-type="float" office:value="113843" calcext:value-type="float">
            <text:p>113843</text:p>
          </table:table-cell>
          <table:table-cell office:value-type="float" office:value="101" calcext:value-type="float">
            <text:p>101</text:p>
          </table:table-cell>
          <table:table-cell office:value-type="float" office:value="-3.08" calcext:value-type="float">
            <text:p>-3.08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17]-203)/100" office:value-type="float" office:value="1137.42" calcext:value-type="float">
            <text:p>1137.42</text:p>
          </table:table-cell>
          <table:table-cell office:value-type="float" office:value="113945" calcext:value-type="float">
            <text:p>113945</text:p>
          </table:table-cell>
          <table:table-cell office:value-type="float" office:value="101" calcext:value-type="float">
            <text:p>101</text:p>
          </table:table-cell>
          <table:table-cell office:value-type="float" office:value="-7.04" calcext:value-type="float">
            <text:p>-7.04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18]-203)/100" office:value-type="float" office:value="1138.43" calcext:value-type="float">
            <text:p>1138.43</text:p>
          </table:table-cell>
          <table:table-cell office:value-type="float" office:value="114046" calcext:value-type="float">
            <text:p>114046</text:p>
          </table:table-cell>
          <table:table-cell office:value-type="float" office:value="100" calcext:value-type="float">
            <text:p>100</text:p>
          </table:table-cell>
          <table:table-cell office:value-type="float" office:value="-6.83" calcext:value-type="float">
            <text:p>-6.8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19]-203)/100" office:value-type="float" office:value="1139.46" calcext:value-type="float">
            <text:p>1139.46</text:p>
          </table:table-cell>
          <table:table-cell office:value-type="float" office:value="114149" calcext:value-type="float">
            <text:p>114149</text:p>
          </table:table-cell>
          <table:table-cell office:value-type="float" office:value="101" calcext:value-type="float">
            <text:p>101</text:p>
          </table:table-cell>
          <table:table-cell office:value-type="float" office:value="-5.87" calcext:value-type="float">
            <text:p>-5.87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20]-203)/100" office:value-type="float" office:value="1140.47" calcext:value-type="float">
            <text:p>1140.47</text:p>
          </table:table-cell>
          <table:table-cell office:value-type="float" office:value="114250" calcext:value-type="float">
            <text:p>114250</text:p>
          </table:table-cell>
          <table:table-cell office:value-type="float" office:value="100" calcext:value-type="float">
            <text:p>100</text:p>
          </table:table-cell>
          <table:table-cell office:value-type="float" office:value="-5.06" calcext:value-type="float">
            <text:p>-5.06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21]-203)/100" office:value-type="float" office:value="1141.5" calcext:value-type="float">
            <text:p>1141.5</text:p>
          </table:table-cell>
          <table:table-cell office:value-type="float" office:value="114353" calcext:value-type="float">
            <text:p>114353</text:p>
          </table:table-cell>
          <table:table-cell office:value-type="float" office:value="102" calcext:value-type="float">
            <text:p>102</text:p>
          </table:table-cell>
          <table:table-cell office:value-type="float" office:value="-6.01" calcext:value-type="float">
            <text:p>-6.01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22]-203)/100" office:value-type="float" office:value="1142.51" calcext:value-type="float">
            <text:p>1142.51</text:p>
          </table:table-cell>
          <table:table-cell office:value-type="float" office:value="114454" calcext:value-type="float">
            <text:p>114454</text:p>
          </table:table-cell>
          <table:table-cell office:value-type="float" office:value="100" calcext:value-type="float">
            <text:p>100</text:p>
          </table:table-cell>
          <table:table-cell office:value-type="float" office:value="-5.28" calcext:value-type="float">
            <text:p>-5.28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23]-203)/100" office:value-type="float" office:value="1143.53" calcext:value-type="float">
            <text:p>1143.53</text:p>
          </table:table-cell>
          <table:table-cell office:value-type="float" office:value="114556" calcext:value-type="float">
            <text:p>114556</text:p>
          </table:table-cell>
          <table:table-cell office:value-type="float" office:value="101" calcext:value-type="float">
            <text:p>101</text:p>
          </table:table-cell>
          <table:table-cell office:value-type="float" office:value="-5.51" calcext:value-type="float">
            <text:p>-5.51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24]-203)/100" office:value-type="float" office:value="1144.55" calcext:value-type="float">
            <text:p>1144.55</text:p>
          </table:table-cell>
          <table:table-cell office:value-type="float" office:value="114658" calcext:value-type="float">
            <text:p>114658</text:p>
          </table:table-cell>
          <table:table-cell office:value-type="float" office:value="101" calcext:value-type="float">
            <text:p>101</text:p>
          </table:table-cell>
          <table:table-cell office:value-type="float" office:value="-7.04" calcext:value-type="float">
            <text:p>-7.04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25]-203)/100" office:value-type="float" office:value="1145.57" calcext:value-type="float">
            <text:p>1145.57</text:p>
          </table:table-cell>
          <table:table-cell office:value-type="float" office:value="114760" calcext:value-type="float">
            <text:p>114760</text:p>
          </table:table-cell>
          <table:table-cell office:value-type="float" office:value="101" calcext:value-type="float">
            <text:p>101</text:p>
          </table:table-cell>
          <table:table-cell office:value-type="float" office:value="-9.06" calcext:value-type="float">
            <text:p>-9.06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26]-203)/100" office:value-type="float" office:value="1146.59" calcext:value-type="float">
            <text:p>1146.59</text:p>
          </table:table-cell>
          <table:table-cell office:value-type="float" office:value="114862" calcext:value-type="float">
            <text:p>114862</text:p>
          </table:table-cell>
          <table:table-cell office:value-type="float" office:value="101" calcext:value-type="float">
            <text:p>101</text:p>
          </table:table-cell>
          <table:table-cell office:value-type="float" office:value="-4.95" calcext:value-type="float">
            <text:p>-4.9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27]-203)/100" office:value-type="float" office:value="1147.61" calcext:value-type="float">
            <text:p>1147.61</text:p>
          </table:table-cell>
          <table:table-cell office:value-type="float" office:value="114964" calcext:value-type="float">
            <text:p>114964</text:p>
          </table:table-cell>
          <table:table-cell office:value-type="float" office:value="101" calcext:value-type="float">
            <text:p>101</text:p>
          </table:table-cell>
          <table:table-cell office:value-type="float" office:value="-7.39" calcext:value-type="float">
            <text:p>-7.39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28]-203)/100" office:value-type="float" office:value="1148.62" calcext:value-type="float">
            <text:p>1148.62</text:p>
          </table:table-cell>
          <table:table-cell office:value-type="float" office:value="115065" calcext:value-type="float">
            <text:p>115065</text:p>
          </table:table-cell>
          <table:table-cell office:value-type="float" office:value="100" calcext:value-type="float">
            <text:p>100</text:p>
          </table:table-cell>
          <table:table-cell office:value-type="float" office:value="-6.58" calcext:value-type="float">
            <text:p>-6.58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29]-203)/100" office:value-type="float" office:value="1149.65" calcext:value-type="float">
            <text:p>1149.65</text:p>
          </table:table-cell>
          <table:table-cell office:value-type="float" office:value="115168" calcext:value-type="float">
            <text:p>115168</text:p>
          </table:table-cell>
          <table:table-cell office:value-type="float" office:value="102" calcext:value-type="float">
            <text:p>102</text:p>
          </table:table-cell>
          <table:table-cell office:value-type="float" office:value="-5.94" calcext:value-type="float">
            <text:p>-5.94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30]-203)/100" office:value-type="float" office:value="1150.66" calcext:value-type="float">
            <text:p>1150.66</text:p>
          </table:table-cell>
          <table:table-cell office:value-type="float" office:value="115269" calcext:value-type="float">
            <text:p>115269</text:p>
          </table:table-cell>
          <table:table-cell office:value-type="float" office:value="100" calcext:value-type="float">
            <text:p>100</text:p>
          </table:table-cell>
          <table:table-cell office:value-type="float" office:value="-5.37" calcext:value-type="float">
            <text:p>-5.37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31]-203)/100" office:value-type="float" office:value="1151.69" calcext:value-type="float">
            <text:p>1151.69</text:p>
          </table:table-cell>
          <table:table-cell office:value-type="float" office:value="115372" calcext:value-type="float">
            <text:p>115372</text:p>
          </table:table-cell>
          <table:table-cell office:value-type="float" office:value="102" calcext:value-type="float">
            <text:p>102</text:p>
          </table:table-cell>
          <table:table-cell office:value-type="float" office:value="-5.07" calcext:value-type="float">
            <text:p>-5.07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32]-203)/100" office:value-type="float" office:value="1152.7" calcext:value-type="float">
            <text:p>1152.7</text:p>
          </table:table-cell>
          <table:table-cell office:value-type="float" office:value="115473" calcext:value-type="float">
            <text:p>115473</text:p>
          </table:table-cell>
          <table:table-cell office:value-type="float" office:value="100" calcext:value-type="float">
            <text:p>100</text:p>
          </table:table-cell>
          <table:table-cell office:value-type="float" office:value="-4.73" calcext:value-type="float">
            <text:p>-4.7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33]-203)/100" office:value-type="float" office:value="1153.72" calcext:value-type="float">
            <text:p>1153.72</text:p>
          </table:table-cell>
          <table:table-cell office:value-type="float" office:value="115575" calcext:value-type="float">
            <text:p>115575</text:p>
          </table:table-cell>
          <table:table-cell office:value-type="float" office:value="101" calcext:value-type="float">
            <text:p>101</text:p>
          </table:table-cell>
          <table:table-cell office:value-type="float" office:value="-4.23" calcext:value-type="float">
            <text:p>-4.2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34]-203)/100" office:value-type="float" office:value="1154.75" calcext:value-type="float">
            <text:p>1154.75</text:p>
          </table:table-cell>
          <table:table-cell office:value-type="float" office:value="115678" calcext:value-type="float">
            <text:p>115678</text:p>
          </table:table-cell>
          <table:table-cell office:value-type="float" office:value="102" calcext:value-type="float">
            <text:p>102</text:p>
          </table:table-cell>
          <table:table-cell office:value-type="float" office:value="-2.5" calcext:value-type="float">
            <text:p>-2.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35]-203)/100" office:value-type="float" office:value="1155.76" calcext:value-type="float">
            <text:p>1155.76</text:p>
          </table:table-cell>
          <table:table-cell office:value-type="float" office:value="115779" calcext:value-type="float">
            <text:p>115779</text:p>
          </table:table-cell>
          <table:table-cell office:value-type="float" office:value="101" calcext:value-type="float">
            <text:p>101</text:p>
          </table:table-cell>
          <table:table-cell office:value-type="float" office:value="-5.78" calcext:value-type="float">
            <text:p>-5.78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36]-203)/100" office:value-type="float" office:value="1156.78" calcext:value-type="float">
            <text:p>1156.78</text:p>
          </table:table-cell>
          <table:table-cell office:value-type="float" office:value="115881" calcext:value-type="float">
            <text:p>115881</text:p>
          </table:table-cell>
          <table:table-cell office:value-type="float" office:value="101" calcext:value-type="float">
            <text:p>101</text:p>
          </table:table-cell>
          <table:table-cell office:value-type="float" office:value="-8.89" calcext:value-type="float">
            <text:p>-8.89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37]-203)/100" office:value-type="float" office:value="1157.8" calcext:value-type="float">
            <text:p>1157.8</text:p>
          </table:table-cell>
          <table:table-cell office:value-type="float" office:value="115983" calcext:value-type="float">
            <text:p>115983</text:p>
          </table:table-cell>
          <table:table-cell office:value-type="float" office:value="100" calcext:value-type="float">
            <text:p>100</text:p>
          </table:table-cell>
          <table:table-cell office:value-type="float" office:value="-5.67" calcext:value-type="float">
            <text:p>-5.67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38]-203)/100" office:value-type="float" office:value="1158.82" calcext:value-type="float">
            <text:p>1158.82</text:p>
          </table:table-cell>
          <table:table-cell office:value-type="float" office:value="116085" calcext:value-type="float">
            <text:p>116085</text:p>
          </table:table-cell>
          <table:table-cell office:value-type="float" office:value="101" calcext:value-type="float">
            <text:p>101</text:p>
          </table:table-cell>
          <table:table-cell office:value-type="float" office:value="-3" calcext:value-type="float">
            <text:p>-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39]-203)/100" office:value-type="float" office:value="1159.84" calcext:value-type="float">
            <text:p>1159.84</text:p>
          </table:table-cell>
          <table:table-cell office:value-type="float" office:value="116187" calcext:value-type="float">
            <text:p>116187</text:p>
          </table:table-cell>
          <table:table-cell office:value-type="float" office:value="101" calcext:value-type="float">
            <text:p>101</text:p>
          </table:table-cell>
          <table:table-cell office:value-type="float" office:value="-3.63" calcext:value-type="float">
            <text:p>-3.6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40]-203)/100" office:value-type="float" office:value="1160.86" calcext:value-type="float">
            <text:p>1160.86</text:p>
          </table:table-cell>
          <table:table-cell office:value-type="float" office:value="116289" calcext:value-type="float">
            <text:p>116289</text:p>
          </table:table-cell>
          <table:table-cell office:value-type="float" office:value="101" calcext:value-type="float">
            <text:p>101</text:p>
          </table:table-cell>
          <table:table-cell office:value-type="float" office:value="-5.06" calcext:value-type="float">
            <text:p>-5.06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41]-203)/100" office:value-type="float" office:value="1161.87" calcext:value-type="float">
            <text:p>1161.87</text:p>
          </table:table-cell>
          <table:table-cell office:value-type="float" office:value="116390" calcext:value-type="float">
            <text:p>116390</text:p>
          </table:table-cell>
          <table:table-cell office:value-type="float" office:value="100" calcext:value-type="float">
            <text:p>100</text:p>
          </table:table-cell>
          <table:table-cell office:value-type="float" office:value="-6.89" calcext:value-type="float">
            <text:p>-6.89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42]-203)/100" office:value-type="float" office:value="1162.9" calcext:value-type="float">
            <text:p>1162.9</text:p>
          </table:table-cell>
          <table:table-cell office:value-type="float" office:value="116493" calcext:value-type="float">
            <text:p>116493</text:p>
          </table:table-cell>
          <table:table-cell office:value-type="float" office:value="102" calcext:value-type="float">
            <text:p>102</text:p>
          </table:table-cell>
          <table:table-cell office:value-type="float" office:value="-7.86" calcext:value-type="float">
            <text:p>-7.86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43]-203)/100" office:value-type="float" office:value="1163.91" calcext:value-type="float">
            <text:p>1163.91</text:p>
          </table:table-cell>
          <table:table-cell office:value-type="float" office:value="116594" calcext:value-type="float">
            <text:p>116594</text:p>
          </table:table-cell>
          <table:table-cell office:value-type="float" office:value="100" calcext:value-type="float">
            <text:p>100</text:p>
          </table:table-cell>
          <table:table-cell office:value-type="float" office:value="-10.91" calcext:value-type="float">
            <text:p>-10.91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44]-203)/100" office:value-type="float" office:value="1164.94" calcext:value-type="float">
            <text:p>1164.94</text:p>
          </table:table-cell>
          <table:table-cell office:value-type="float" office:value="116697" calcext:value-type="float">
            <text:p>116697</text:p>
          </table:table-cell>
          <table:table-cell office:value-type="float" office:value="102" calcext:value-type="float">
            <text:p>102</text:p>
          </table:table-cell>
          <table:table-cell office:value-type="float" office:value="-11.61" calcext:value-type="float">
            <text:p>-11.61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45]-203)/100" office:value-type="float" office:value="1165.95" calcext:value-type="float">
            <text:p>1165.95</text:p>
          </table:table-cell>
          <table:table-cell office:value-type="float" office:value="116798" calcext:value-type="float">
            <text:p>116798</text:p>
          </table:table-cell>
          <table:table-cell office:value-type="float" office:value="100" calcext:value-type="float">
            <text:p>100</text:p>
          </table:table-cell>
          <table:table-cell office:value-type="float" office:value="-12.65" calcext:value-type="float">
            <text:p>-12.6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46]-203)/100" office:value-type="float" office:value="1166.97" calcext:value-type="float">
            <text:p>1166.97</text:p>
          </table:table-cell>
          <table:table-cell office:value-type="float" office:value="116900" calcext:value-type="float">
            <text:p>116900</text:p>
          </table:table-cell>
          <table:table-cell office:value-type="float" office:value="101" calcext:value-type="float">
            <text:p>101</text:p>
          </table:table-cell>
          <table:table-cell office:value-type="float" office:value="-19.63" calcext:value-type="float">
            <text:p>-19.6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47]-203)/100" office:value-type="float" office:value="1167.99" calcext:value-type="float">
            <text:p>1167.99</text:p>
          </table:table-cell>
          <table:table-cell office:value-type="float" office:value="117002" calcext:value-type="float">
            <text:p>117002</text:p>
          </table:table-cell>
          <table:table-cell office:value-type="float" office:value="101" calcext:value-type="float">
            <text:p>101</text:p>
          </table:table-cell>
          <table:table-cell office:value-type="float" office:value="-11.07" calcext:value-type="float">
            <text:p>-11.07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48]-203)/100" office:value-type="float" office:value="1169.01" calcext:value-type="float">
            <text:p>1169.01</text:p>
          </table:table-cell>
          <table:table-cell office:value-type="float" office:value="117104" calcext:value-type="float">
            <text:p>117104</text:p>
          </table:table-cell>
          <table:table-cell office:value-type="float" office:value="101" calcext:value-type="float">
            <text:p>101</text:p>
          </table:table-cell>
          <table:table-cell office:value-type="float" office:value="-9.87" calcext:value-type="float">
            <text:p>-9.87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49]-203)/100" office:value-type="float" office:value="1170.03" calcext:value-type="float">
            <text:p>1170.03</text:p>
          </table:table-cell>
          <table:table-cell office:value-type="float" office:value="117206" calcext:value-type="float">
            <text:p>117206</text:p>
          </table:table-cell>
          <table:table-cell office:value-type="float" office:value="101" calcext:value-type="float">
            <text:p>101</text:p>
          </table:table-cell>
          <table:table-cell office:value-type="float" office:value="-19.19" calcext:value-type="float">
            <text:p>-19.19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50]-203)/100" office:value-type="float" office:value="1171.05" calcext:value-type="float">
            <text:p>1171.05</text:p>
          </table:table-cell>
          <table:table-cell office:value-type="float" office:value="117308" calcext:value-type="float">
            <text:p>117308</text:p>
          </table:table-cell>
          <table:table-cell office:value-type="float" office:value="101" calcext:value-type="float">
            <text:p>101</text:p>
          </table:table-cell>
          <table:table-cell office:value-type="float" office:value="-20.37" calcext:value-type="float">
            <text:p>-20.37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51]-203)/100" office:value-type="float" office:value="1172.06" calcext:value-type="float">
            <text:p>1172.06</text:p>
          </table:table-cell>
          <table:table-cell office:value-type="float" office:value="117409" calcext:value-type="float">
            <text:p>117409</text:p>
          </table:table-cell>
          <table:table-cell office:value-type="float" office:value="100" calcext:value-type="float">
            <text:p>100</text:p>
          </table:table-cell>
          <table:table-cell office:value-type="float" office:value="-15.97" calcext:value-type="float">
            <text:p>-15.97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52]-203)/100" office:value-type="float" office:value="1173.09" calcext:value-type="float">
            <text:p>1173.09</text:p>
          </table:table-cell>
          <table:table-cell office:value-type="float" office:value="117512" calcext:value-type="float">
            <text:p>117512</text:p>
          </table:table-cell>
          <table:table-cell office:value-type="float" office:value="102" calcext:value-type="float">
            <text:p>102</text:p>
          </table:table-cell>
          <table:table-cell office:value-type="float" office:value="-17.53" calcext:value-type="float">
            <text:p>-17.5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53]-203)/100" office:value-type="float" office:value="1174.1" calcext:value-type="float">
            <text:p>1174.1</text:p>
          </table:table-cell>
          <table:table-cell office:value-type="float" office:value="117613" calcext:value-type="float">
            <text:p>117613</text:p>
          </table:table-cell>
          <table:table-cell office:value-type="float" office:value="100" calcext:value-type="float">
            <text:p>100</text:p>
          </table:table-cell>
          <table:table-cell office:value-type="float" office:value="-19.39" calcext:value-type="float">
            <text:p>-19.39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54]-203)/100" office:value-type="float" office:value="1175.12" calcext:value-type="float">
            <text:p>1175.12</text:p>
          </table:table-cell>
          <table:table-cell office:value-type="float" office:value="117715" calcext:value-type="float">
            <text:p>117715</text:p>
          </table:table-cell>
          <table:table-cell office:value-type="float" office:value="101" calcext:value-type="float">
            <text:p>101</text:p>
          </table:table-cell>
          <table:table-cell office:value-type="float" office:value="-16.26" calcext:value-type="float">
            <text:p>-16.26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55]-203)/100" office:value-type="float" office:value="1176.15" calcext:value-type="float">
            <text:p>1176.15</text:p>
          </table:table-cell>
          <table:table-cell office:value-type="float" office:value="117818" calcext:value-type="float">
            <text:p>117818</text:p>
          </table:table-cell>
          <table:table-cell office:value-type="float" office:value="102" calcext:value-type="float">
            <text:p>102</text:p>
          </table:table-cell>
          <table:table-cell office:value-type="float" office:value="-15.18" calcext:value-type="float">
            <text:p>-15.18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56]-203)/100" office:value-type="float" office:value="1177.16" calcext:value-type="float">
            <text:p>1177.16</text:p>
          </table:table-cell>
          <table:table-cell office:value-type="float" office:value="117919" calcext:value-type="float">
            <text:p>117919</text:p>
          </table:table-cell>
          <table:table-cell office:value-type="float" office:value="100" calcext:value-type="float">
            <text:p>100</text:p>
          </table:table-cell>
          <table:table-cell office:value-type="float" office:value="-14.19" calcext:value-type="float">
            <text:p>-14.19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57]-203)/100" office:value-type="float" office:value="1178.19" calcext:value-type="float">
            <text:p>1178.19</text:p>
          </table:table-cell>
          <table:table-cell office:value-type="float" office:value="118022" calcext:value-type="float">
            <text:p>118022</text:p>
          </table:table-cell>
          <table:table-cell office:value-type="float" office:value="102" calcext:value-type="float">
            <text:p>102</text:p>
          </table:table-cell>
          <table:table-cell office:value-type="float" office:value="-14.59" calcext:value-type="float">
            <text:p>-14.59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58]-203)/100" office:value-type="float" office:value="1179.2" calcext:value-type="float">
            <text:p>1179.2</text:p>
          </table:table-cell>
          <table:table-cell office:value-type="float" office:value="118123" calcext:value-type="float">
            <text:p>118123</text:p>
          </table:table-cell>
          <table:table-cell office:value-type="float" office:value="100" calcext:value-type="float">
            <text:p>100</text:p>
          </table:table-cell>
          <table:table-cell office:value-type="float" office:value="-16.9" calcext:value-type="float">
            <text:p>-16.9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59]-203)/100" office:value-type="float" office:value="1180.22" calcext:value-type="float">
            <text:p>1180.22</text:p>
          </table:table-cell>
          <table:table-cell office:value-type="float" office:value="118225" calcext:value-type="float">
            <text:p>118225</text:p>
          </table:table-cell>
          <table:table-cell office:value-type="float" office:value="101" calcext:value-type="float">
            <text:p>101</text:p>
          </table:table-cell>
          <table:table-cell office:value-type="float" office:value="-15.62" calcext:value-type="float">
            <text:p>-15.62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60]-203)/100" office:value-type="float" office:value="1181.24" calcext:value-type="float">
            <text:p>1181.24</text:p>
          </table:table-cell>
          <table:table-cell office:value-type="float" office:value="118327" calcext:value-type="float">
            <text:p>118327</text:p>
          </table:table-cell>
          <table:table-cell office:value-type="float" office:value="101" calcext:value-type="float">
            <text:p>101</text:p>
          </table:table-cell>
          <table:table-cell office:value-type="float" office:value="-16.95" calcext:value-type="float">
            <text:p>-16.9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61]-203)/100" office:value-type="float" office:value="1182.26" calcext:value-type="float">
            <text:p>1182.26</text:p>
          </table:table-cell>
          <table:table-cell office:value-type="float" office:value="118429" calcext:value-type="float">
            <text:p>118429</text:p>
          </table:table-cell>
          <table:table-cell office:value-type="float" office:value="101" calcext:value-type="float">
            <text:p>101</text:p>
          </table:table-cell>
          <table:table-cell office:value-type="float" office:value="-17.81" calcext:value-type="float">
            <text:p>-17.81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62]-203)/100" office:value-type="float" office:value="1183.28" calcext:value-type="float">
            <text:p>1183.28</text:p>
          </table:table-cell>
          <table:table-cell office:value-type="float" office:value="118531" calcext:value-type="float">
            <text:p>118531</text:p>
          </table:table-cell>
          <table:table-cell office:value-type="float" office:value="101" calcext:value-type="float">
            <text:p>101</text:p>
          </table:table-cell>
          <table:table-cell office:value-type="float" office:value="-13.8" calcext:value-type="float">
            <text:p>-13.8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63]-203)/100" office:value-type="float" office:value="1184.3" calcext:value-type="float">
            <text:p>1184.3</text:p>
          </table:table-cell>
          <table:table-cell office:value-type="float" office:value="118633" calcext:value-type="float">
            <text:p>118633</text:p>
          </table:table-cell>
          <table:table-cell office:value-type="float" office:value="101" calcext:value-type="float">
            <text:p>101</text:p>
          </table:table-cell>
          <table:table-cell office:value-type="float" office:value="-3.91" calcext:value-type="float">
            <text:p>-3.91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64]-203)/100" office:value-type="float" office:value="1185.31" calcext:value-type="float">
            <text:p>1185.31</text:p>
          </table:table-cell>
          <table:table-cell office:value-type="float" office:value="118734" calcext:value-type="float">
            <text:p>118734</text:p>
          </table:table-cell>
          <table:table-cell office:value-type="float" office:value="100" calcext:value-type="float">
            <text:p>100</text:p>
          </table:table-cell>
          <table:table-cell office:value-type="float" office:value="-0.98" calcext:value-type="float">
            <text:p>-0.98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65]-203)/100" office:value-type="float" office:value="1186.34" calcext:value-type="float">
            <text:p>1186.34</text:p>
          </table:table-cell>
          <table:table-cell office:value-type="float" office:value="118837" calcext:value-type="float">
            <text:p>118837</text:p>
          </table:table-cell>
          <table:table-cell office:value-type="float" office:value="102" calcext:value-type="float">
            <text:p>102</text:p>
          </table:table-cell>
          <table:table-cell office:value-type="float" office:value="1.41" calcext:value-type="float">
            <text:p>1.41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66]-203)/100" office:value-type="float" office:value="1187.35" calcext:value-type="float">
            <text:p>1187.35</text:p>
          </table:table-cell>
          <table:table-cell office:value-type="float" office:value="118938" calcext:value-type="float">
            <text:p>118938</text:p>
          </table:table-cell>
          <table:table-cell office:value-type="float" office:value="100" calcext:value-type="float">
            <text:p>100</text:p>
          </table:table-cell>
          <table:table-cell office:value-type="float" office:value="-1.16" calcext:value-type="float">
            <text:p>-1.16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67]-203)/100" office:value-type="float" office:value="1188.38" calcext:value-type="float">
            <text:p>1188.38</text:p>
          </table:table-cell>
          <table:table-cell office:value-type="float" office:value="119041" calcext:value-type="float">
            <text:p>119041</text:p>
          </table:table-cell>
          <table:table-cell office:value-type="float" office:value="102" calcext:value-type="float">
            <text:p>102</text:p>
          </table:table-cell>
          <table:table-cell office:value-type="float" office:value="-1.03" calcext:value-type="float">
            <text:p>-1.0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68]-203)/100" office:value-type="float" office:value="1189.39" calcext:value-type="float">
            <text:p>1189.39</text:p>
          </table:table-cell>
          <table:table-cell office:value-type="float" office:value="119142" calcext:value-type="float">
            <text:p>119142</text:p>
          </table:table-cell>
          <table:table-cell office:value-type="float" office:value="100" calcext:value-type="float">
            <text:p>100</text:p>
          </table:table-cell>
          <table:table-cell office:value-type="float" office:value="0.88" calcext:value-type="float">
            <text:p>0.88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69]-203)/100" office:value-type="float" office:value="1190.41" calcext:value-type="float">
            <text:p>1190.41</text:p>
          </table:table-cell>
          <table:table-cell office:value-type="float" office:value="119244" calcext:value-type="float">
            <text:p>119244</text:p>
          </table:table-cell>
          <table:table-cell office:value-type="float" office:value="101" calcext:value-type="float">
            <text:p>101</text:p>
          </table:table-cell>
          <table:table-cell office:value-type="float" office:value="2.86" calcext:value-type="float">
            <text:p>2.86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70]-203)/100" office:value-type="float" office:value="1191.43" calcext:value-type="float">
            <text:p>1191.43</text:p>
          </table:table-cell>
          <table:table-cell office:value-type="float" office:value="119346" calcext:value-type="float">
            <text:p>119346</text:p>
          </table:table-cell>
          <table:table-cell office:value-type="float" office:value="101" calcext:value-type="float">
            <text:p>101</text:p>
          </table:table-cell>
          <table:table-cell office:value-type="float" office:value="2.27" calcext:value-type="float">
            <text:p>2.27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([.B1171]-203)/100" office:value-type="float" office:value="1192.45" calcext:value-type="float">
            <text:p>1192.45</text:p>
          </table:table-cell>
          <table:table-cell office:value-type="float" office:value="119448" calcext:value-type="float">
            <text:p>119448</text:p>
          </table:table-cell>
          <table:table-cell office:value-type="float" office:value="101" calcext:value-type="float">
            <text:p>101</text:p>
          </table:table-cell>
          <table:table-cell office:value-type="float" office:value="-0.93" calcext:value-type="float">
            <text:p>-0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172]-203)/100" office:value-type="float" office:value="1193.46" calcext:value-type="float">
            <text:p>1193.46</text:p>
          </table:table-cell>
          <table:table-cell office:value-type="float" office:value="119549" calcext:value-type="float">
            <text:p>119549</text:p>
          </table:table-cell>
          <table:table-cell office:value-type="float" office:value="100" calcext:value-type="float">
            <text:p>100</text:p>
          </table:table-cell>
          <table:table-cell office:value-type="float" office:value="-0.62" calcext:value-type="float">
            <text:p>-0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173]-203)/100" office:value-type="float" office:value="1194.49" calcext:value-type="float">
            <text:p>1194.49</text:p>
          </table:table-cell>
          <table:table-cell office:value-type="float" office:value="119652" calcext:value-type="float">
            <text:p>119652</text:p>
          </table:table-cell>
          <table:table-cell office:value-type="float" office:value="102" calcext:value-type="float">
            <text:p>102</text:p>
          </table:table-cell>
          <table:table-cell office:value-type="float" office:value="-1.69" calcext:value-type="float">
            <text:p>-1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174]-203)/100" office:value-type="float" office:value="1195.5" calcext:value-type="float">
            <text:p>1195.5</text:p>
          </table:table-cell>
          <table:table-cell office:value-type="float" office:value="119753" calcext:value-type="float">
            <text:p>119753</text:p>
          </table:table-cell>
          <table:table-cell office:value-type="float" office:value="100" calcext:value-type="float">
            <text:p>100</text:p>
          </table:table-cell>
          <table:table-cell office:value-type="float" office:value="-1.72" calcext:value-type="float">
            <text:p>-1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175]-203)/100" office:value-type="float" office:value="1196.53" calcext:value-type="float">
            <text:p>1196.53</text:p>
          </table:table-cell>
          <table:table-cell office:value-type="float" office:value="119856" calcext:value-type="float">
            <text:p>119856</text:p>
          </table:table-cell>
          <table:table-cell office:value-type="float" office:value="102" calcext:value-type="float">
            <text:p>102</text:p>
          </table:table-cell>
          <table:table-cell office:value-type="float" office:value="-2.12" calcext:value-type="float">
            <text:p>-2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176]-203)/100" office:value-type="float" office:value="1197.54" calcext:value-type="float">
            <text:p>1197.54</text:p>
          </table:table-cell>
          <table:table-cell office:value-type="float" office:value="119957" calcext:value-type="float">
            <text:p>119957</text:p>
          </table:table-cell>
          <table:table-cell office:value-type="float" office:value="100" calcext:value-type="float">
            <text:p>100</text:p>
          </table:table-cell>
          <table:table-cell office:value-type="float" office:value="-2.76" calcext:value-type="float">
            <text:p>-2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177]-203)/100" office:value-type="float" office:value="1198.56" calcext:value-type="float">
            <text:p>1198.56</text:p>
          </table:table-cell>
          <table:table-cell office:value-type="float" office:value="120059" calcext:value-type="float">
            <text:p>120059</text:p>
          </table:table-cell>
          <table:table-cell office:value-type="float" office:value="101" calcext:value-type="float">
            <text:p>101</text:p>
          </table:table-cell>
          <table:table-cell office:value-type="float" office:value="-1.88" calcext:value-type="float">
            <text:p>-1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178]-203)/100" office:value-type="float" office:value="1199.59" calcext:value-type="float">
            <text:p>1199.59</text:p>
          </table:table-cell>
          <table:table-cell office:value-type="float" office:value="120162" calcext:value-type="float">
            <text:p>120162</text:p>
          </table:table-cell>
          <table:table-cell office:value-type="float" office:value="102" calcext:value-type="float">
            <text:p>102</text:p>
          </table:table-cell>
          <table:table-cell office:value-type="float" office:value="-0.44" calcext:value-type="float">
            <text:p>-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179]-203)/100" office:value-type="float" office:value="1200.6" calcext:value-type="float">
            <text:p>1200.6</text:p>
          </table:table-cell>
          <table:table-cell office:value-type="float" office:value="120263" calcext:value-type="float">
            <text:p>120263</text:p>
          </table:table-cell>
          <table:table-cell office:value-type="float" office:value="101" calcext:value-type="float">
            <text:p>101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180]-203)/100" office:value-type="float" office:value="1201.63" calcext:value-type="float">
            <text:p>1201.63</text:p>
          </table:table-cell>
          <table:table-cell office:value-type="float" office:value="120366" calcext:value-type="float">
            <text:p>120366</text:p>
          </table:table-cell>
          <table:table-cell office:value-type="float" office:value="102" calcext:value-type="float">
            <text:p>102</text:p>
          </table:table-cell>
          <table:table-cell office:value-type="float" office:value="-0.34" calcext:value-type="float">
            <text:p>-0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181]-203)/100" office:value-type="float" office:value="1202.64" calcext:value-type="float">
            <text:p>1202.64</text:p>
          </table:table-cell>
          <table:table-cell office:value-type="float" office:value="120467" calcext:value-type="float">
            <text:p>120467</text:p>
          </table:table-cell>
          <table:table-cell office:value-type="float" office:value="100" calcext:value-type="float">
            <text:p>10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182]-203)/100" office:value-type="float" office:value="1203.66" calcext:value-type="float">
            <text:p>1203.66</text:p>
          </table:table-cell>
          <table:table-cell office:value-type="float" office:value="120569" calcext:value-type="float">
            <text:p>120569</text:p>
          </table:table-cell>
          <table:table-cell office:value-type="float" office:value="101" calcext:value-type="float">
            <text:p>101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183]-203)/100" office:value-type="float" office:value="1204.68" calcext:value-type="float">
            <text:p>1204.68</text:p>
          </table:table-cell>
          <table:table-cell office:value-type="float" office:value="120671" calcext:value-type="float">
            <text:p>120671</text:p>
          </table:table-cell>
          <table:table-cell office:value-type="float" office:value="101" calcext:value-type="float">
            <text:p>101</text:p>
          </table:table-cell>
          <table:table-cell office:value-type="float" office:value="1.57" calcext:value-type="float">
            <text:p>1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184]-203)/100" office:value-type="float" office:value="1205.7" calcext:value-type="float">
            <text:p>1205.7</text:p>
          </table:table-cell>
          <table:table-cell office:value-type="float" office:value="120773" calcext:value-type="float">
            <text:p>120773</text:p>
          </table:table-cell>
          <table:table-cell office:value-type="float" office:value="101" calcext:value-type="float">
            <text:p>101</text:p>
          </table:table-cell>
          <table:table-cell office:value-type="float" office:value="-0.39" calcext:value-type="float">
            <text:p>-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185]-203)/100" office:value-type="float" office:value="1206.72" calcext:value-type="float">
            <text:p>1206.72</text:p>
          </table:table-cell>
          <table:table-cell office:value-type="float" office:value="120875" calcext:value-type="float">
            <text:p>120875</text:p>
          </table:table-cell>
          <table:table-cell office:value-type="float" office:value="101" calcext:value-type="float">
            <text:p>101</text:p>
          </table:table-cell>
          <table:table-cell office:value-type="float" office:value="-1.81" calcext:value-type="float">
            <text:p>-1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186]-203)/100" office:value-type="float" office:value="1207.74" calcext:value-type="float">
            <text:p>1207.74</text:p>
          </table:table-cell>
          <table:table-cell office:value-type="float" office:value="120977" calcext:value-type="float">
            <text:p>120977</text:p>
          </table:table-cell>
          <table:table-cell office:value-type="float" office:value="101" calcext:value-type="float">
            <text:p>101</text:p>
          </table:table-cell>
          <table:table-cell office:value-type="float" office:value="-1.67" calcext:value-type="float">
            <text:p>-1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187]-203)/100" office:value-type="float" office:value="1208.75" calcext:value-type="float">
            <text:p>1208.75</text:p>
          </table:table-cell>
          <table:table-cell office:value-type="float" office:value="121078" calcext:value-type="float">
            <text:p>121078</text:p>
          </table:table-cell>
          <table:table-cell office:value-type="float" office:value="100" calcext:value-type="float">
            <text:p>100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188]-203)/100" office:value-type="float" office:value="1209.78" calcext:value-type="float">
            <text:p>1209.78</text:p>
          </table:table-cell>
          <table:table-cell office:value-type="float" office:value="121181" calcext:value-type="float">
            <text:p>121181</text:p>
          </table:table-cell>
          <table:table-cell office:value-type="float" office:value="102" calcext:value-type="float">
            <text:p>102</text:p>
          </table:table-cell>
          <table:table-cell office:value-type="float" office:value="-1.08" calcext:value-type="float">
            <text:p>-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189]-203)/100" office:value-type="float" office:value="1210.79" calcext:value-type="float">
            <text:p>1210.79</text:p>
          </table:table-cell>
          <table:table-cell office:value-type="float" office:value="121282" calcext:value-type="float">
            <text:p>121282</text:p>
          </table:table-cell>
          <table:table-cell office:value-type="float" office:value="100" calcext:value-type="float">
            <text:p>100</text:p>
          </table:table-cell>
          <table:table-cell office:value-type="float" office:value="-0.79" calcext:value-type="float">
            <text:p>-0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190]-203)/100" office:value-type="float" office:value="1211.81" calcext:value-type="float">
            <text:p>1211.81</text:p>
          </table:table-cell>
          <table:table-cell office:value-type="float" office:value="121384" calcext:value-type="float">
            <text:p>121384</text:p>
          </table:table-cell>
          <table:table-cell office:value-type="float" office:value="101" calcext:value-type="float">
            <text:p>101</text:p>
          </table:table-cell>
          <table:table-cell office:value-type="float" office:value="-2.03" calcext:value-type="float">
            <text:p>-2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191]-203)/100" office:value-type="float" office:value="1212.83" calcext:value-type="float">
            <text:p>1212.83</text:p>
          </table:table-cell>
          <table:table-cell office:value-type="float" office:value="121486" calcext:value-type="float">
            <text:p>121486</text:p>
          </table:table-cell>
          <table:table-cell office:value-type="float" office:value="101" calcext:value-type="float">
            <text:p>101</text:p>
          </table:table-cell>
          <table:table-cell office:value-type="float" office:value="-0.58" calcext:value-type="float">
            <text:p>-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192]-203)/100" office:value-type="float" office:value="1213.85" calcext:value-type="float">
            <text:p>1213.85</text:p>
          </table:table-cell>
          <table:table-cell office:value-type="float" office:value="121588" calcext:value-type="float">
            <text:p>121588</text:p>
          </table:table-cell>
          <table:table-cell office:value-type="float" office:value="101" calcext:value-type="float">
            <text:p>101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193]-203)/100" office:value-type="float" office:value="1214.87" calcext:value-type="float">
            <text:p>1214.87</text:p>
          </table:table-cell>
          <table:table-cell office:value-type="float" office:value="121690" calcext:value-type="float">
            <text:p>121690</text:p>
          </table:table-cell>
          <table:table-cell office:value-type="float" office:value="101" calcext:value-type="float">
            <text:p>101</text:p>
          </table:table-cell>
          <table:table-cell office:value-type="float" office:value="1.79" calcext:value-type="float">
            <text:p>1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194]-203)/100" office:value-type="float" office:value="1215.89" calcext:value-type="float">
            <text:p>1215.89</text:p>
          </table:table-cell>
          <table:table-cell office:value-type="float" office:value="121792" calcext:value-type="float">
            <text:p>121792</text:p>
          </table:table-cell>
          <table:table-cell office:value-type="float" office:value="101" calcext:value-type="float">
            <text:p>101</text:p>
          </table:table-cell>
          <table:table-cell office:value-type="float" office:value="3.03" calcext:value-type="float">
            <text:p>3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195]-203)/100" office:value-type="float" office:value="1216.9" calcext:value-type="float">
            <text:p>1216.9</text:p>
          </table:table-cell>
          <table:table-cell office:value-type="float" office:value="121893" calcext:value-type="float">
            <text:p>121893</text:p>
          </table:table-cell>
          <table:table-cell office:value-type="float" office:value="100" calcext:value-type="float">
            <text:p>100</text:p>
          </table:table-cell>
          <table:table-cell office:value-type="float" office:value="3.68" calcext:value-type="float">
            <text:p>3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196]-203)/100" office:value-type="float" office:value="1217.93" calcext:value-type="float">
            <text:p>1217.93</text:p>
          </table:table-cell>
          <table:table-cell office:value-type="float" office:value="121996" calcext:value-type="float">
            <text:p>121996</text:p>
          </table:table-cell>
          <table:table-cell office:value-type="float" office:value="102" calcext:value-type="float">
            <text:p>102</text:p>
          </table:table-cell>
          <table:table-cell office:value-type="float" office:value="4.72" calcext:value-type="float">
            <text:p>4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197]-203)/100" office:value-type="float" office:value="1218.94" calcext:value-type="float">
            <text:p>1218.94</text:p>
          </table:table-cell>
          <table:table-cell office:value-type="float" office:value="122097" calcext:value-type="float">
            <text:p>122097</text:p>
          </table:table-cell>
          <table:table-cell office:value-type="float" office:value="100" calcext:value-type="float">
            <text:p>100</text:p>
          </table:table-cell>
          <table:table-cell office:value-type="float" office:value="3.75" calcext:value-type="float">
            <text:p>3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198]-203)/100" office:value-type="float" office:value="1219.97" calcext:value-type="float">
            <text:p>1219.97</text:p>
          </table:table-cell>
          <table:table-cell office:value-type="float" office:value="122200" calcext:value-type="float">
            <text:p>122200</text:p>
          </table:table-cell>
          <table:table-cell office:value-type="float" office:value="102" calcext:value-type="float">
            <text:p>102</text:p>
          </table:table-cell>
          <table:table-cell office:value-type="float" office:value="3.86" calcext:value-type="float">
            <text:p>3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199]-203)/100" office:value-type="float" office:value="1220.98" calcext:value-type="float">
            <text:p>1220.98</text:p>
          </table:table-cell>
          <table:table-cell office:value-type="float" office:value="122301" calcext:value-type="float">
            <text:p>122301</text:p>
          </table:table-cell>
          <table:table-cell office:value-type="float" office:value="100" calcext:value-type="float">
            <text:p>100</text:p>
          </table:table-cell>
          <table:table-cell office:value-type="float" office:value="6.06" calcext:value-type="float">
            <text:p>6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00]-203)/100" office:value-type="float" office:value="1222" calcext:value-type="float">
            <text:p>1222</text:p>
          </table:table-cell>
          <table:table-cell office:value-type="float" office:value="122403" calcext:value-type="float">
            <text:p>122403</text:p>
          </table:table-cell>
          <table:table-cell office:value-type="float" office:value="101" calcext:value-type="float">
            <text:p>101</text:p>
          </table:table-cell>
          <table:table-cell office:value-type="float" office:value="6.34" calcext:value-type="float">
            <text:p>6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01]-203)/100" office:value-type="float" office:value="1223.03" calcext:value-type="float">
            <text:p>1223.03</text:p>
          </table:table-cell>
          <table:table-cell office:value-type="float" office:value="122506" calcext:value-type="float">
            <text:p>122506</text:p>
          </table:table-cell>
          <table:table-cell office:value-type="float" office:value="102" calcext:value-type="float">
            <text:p>102</text:p>
          </table:table-cell>
          <table:table-cell office:value-type="float" office:value="3.48" calcext:value-type="float">
            <text:p>3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02]-203)/100" office:value-type="float" office:value="1224.04" calcext:value-type="float">
            <text:p>1224.04</text:p>
          </table:table-cell>
          <table:table-cell office:value-type="float" office:value="122607" calcext:value-type="float">
            <text:p>122607</text:p>
          </table:table-cell>
          <table:table-cell office:value-type="float" office:value="101" calcext:value-type="float">
            <text:p>101</text:p>
          </table:table-cell>
          <table:table-cell office:value-type="float" office:value="3.32" calcext:value-type="float">
            <text:p>3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03]-203)/100" office:value-type="float" office:value="1225.07" calcext:value-type="float">
            <text:p>1225.07</text:p>
          </table:table-cell>
          <table:table-cell office:value-type="float" office:value="122710" calcext:value-type="float">
            <text:p>122710</text:p>
          </table:table-cell>
          <table:table-cell office:value-type="float" office:value="102" calcext:value-type="float">
            <text:p>102</text:p>
          </table:table-cell>
          <table:table-cell office:value-type="float" office:value="3.44" calcext:value-type="float">
            <text:p>3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04]-203)/100" office:value-type="float" office:value="1226.08" calcext:value-type="float">
            <text:p>1226.08</text:p>
          </table:table-cell>
          <table:table-cell office:value-type="float" office:value="122811" calcext:value-type="float">
            <text:p>122811</text:p>
          </table:table-cell>
          <table:table-cell office:value-type="float" office:value="100" calcext:value-type="float">
            <text:p>100</text:p>
          </table:table-cell>
          <table:table-cell office:value-type="float" office:value="3.04" calcext:value-type="float">
            <text:p>3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05]-203)/100" office:value-type="float" office:value="1227.1" calcext:value-type="float">
            <text:p>1227.1</text:p>
          </table:table-cell>
          <table:table-cell office:value-type="float" office:value="122913" calcext:value-type="float">
            <text:p>122913</text:p>
          </table:table-cell>
          <table:table-cell office:value-type="float" office:value="101" calcext:value-type="float">
            <text:p>101</text:p>
          </table:table-cell>
          <table:table-cell office:value-type="float" office:value="2.67" calcext:value-type="float">
            <text:p>2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06]-203)/100" office:value-type="float" office:value="1228.12" calcext:value-type="float">
            <text:p>1228.12</text:p>
          </table:table-cell>
          <table:table-cell office:value-type="float" office:value="123015" calcext:value-type="float">
            <text:p>123015</text:p>
          </table:table-cell>
          <table:table-cell office:value-type="float" office:value="101" calcext:value-type="float">
            <text:p>101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07]-203)/100" office:value-type="float" office:value="1229.14" calcext:value-type="float">
            <text:p>1229.14</text:p>
          </table:table-cell>
          <table:table-cell office:value-type="float" office:value="123117" calcext:value-type="float">
            <text:p>123117</text:p>
          </table:table-cell>
          <table:table-cell office:value-type="float" office:value="101" calcext:value-type="float">
            <text:p>101</text:p>
          </table:table-cell>
          <table:table-cell office:value-type="float" office:value="2.23" calcext:value-type="float">
            <text:p>2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08]-203)/100" office:value-type="float" office:value="1230.15" calcext:value-type="float">
            <text:p>1230.15</text:p>
          </table:table-cell>
          <table:table-cell office:value-type="float" office:value="123218" calcext:value-type="float">
            <text:p>123218</text:p>
          </table:table-cell>
          <table:table-cell office:value-type="float" office:value="100" calcext:value-type="float">
            <text:p>100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09]-203)/100" office:value-type="float" office:value="1231.18" calcext:value-type="float">
            <text:p>1231.18</text:p>
          </table:table-cell>
          <table:table-cell office:value-type="float" office:value="123321" calcext:value-type="float">
            <text:p>123321</text:p>
          </table:table-cell>
          <table:table-cell office:value-type="float" office:value="102" calcext:value-type="float">
            <text:p>102</text:p>
          </table:table-cell>
          <table:table-cell office:value-type="float" office:value="2.23" calcext:value-type="float">
            <text:p>2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10]-203)/100" office:value-type="float" office:value="1232.19" calcext:value-type="float">
            <text:p>1232.19</text:p>
          </table:table-cell>
          <table:table-cell office:value-type="float" office:value="123422" calcext:value-type="float">
            <text:p>123422</text:p>
          </table:table-cell>
          <table:table-cell office:value-type="float" office:value="100" calcext:value-type="float">
            <text:p>100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11]-203)/100" office:value-type="float" office:value="1233.22" calcext:value-type="float">
            <text:p>1233.22</text:p>
          </table:table-cell>
          <table:table-cell office:value-type="float" office:value="123525" calcext:value-type="float">
            <text:p>123525</text:p>
          </table:table-cell>
          <table:table-cell office:value-type="float" office:value="102" calcext:value-type="float">
            <text:p>102</text:p>
          </table:table-cell>
          <table:table-cell office:value-type="float" office:value="0.89" calcext:value-type="float">
            <text:p>0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12]-203)/100" office:value-type="float" office:value="1234.23" calcext:value-type="float">
            <text:p>1234.23</text:p>
          </table:table-cell>
          <table:table-cell office:value-type="float" office:value="123626" calcext:value-type="float">
            <text:p>123626</text:p>
          </table:table-cell>
          <table:table-cell office:value-type="float" office:value="100" calcext:value-type="float">
            <text:p>100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13]-203)/100" office:value-type="float" office:value="1235.25" calcext:value-type="float">
            <text:p>1235.25</text:p>
          </table:table-cell>
          <table:table-cell office:value-type="float" office:value="123728" calcext:value-type="float">
            <text:p>12372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14]-203)/100" office:value-type="float" office:value="1236.27" calcext:value-type="float">
            <text:p>1236.27</text:p>
          </table:table-cell>
          <table:table-cell office:value-type="float" office:value="123830" calcext:value-type="float">
            <text:p>123830</text:p>
          </table:table-cell>
          <table:table-cell office:value-type="float" office:value="101" calcext:value-type="float">
            <text:p>101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15]-203)/100" office:value-type="float" office:value="1237.29" calcext:value-type="float">
            <text:p>1237.29</text:p>
          </table:table-cell>
          <table:table-cell office:value-type="float" office:value="123932" calcext:value-type="float">
            <text:p>123932</text:p>
          </table:table-cell>
          <table:table-cell office:value-type="float" office:value="101" calcext:value-type="float">
            <text:p>101</text:p>
          </table:table-cell>
          <table:table-cell office:value-type="float" office:value="-0.17" calcext:value-type="float">
            <text:p>-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16]-203)/100" office:value-type="float" office:value="1238.31" calcext:value-type="float">
            <text:p>1238.31</text:p>
          </table:table-cell>
          <table:table-cell office:value-type="float" office:value="124034" calcext:value-type="float">
            <text:p>124034</text:p>
          </table:table-cell>
          <table:table-cell office:value-type="float" office:value="101" calcext:value-type="float">
            <text:p>101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17]-203)/100" office:value-type="float" office:value="1239.33" calcext:value-type="float">
            <text:p>1239.33</text:p>
          </table:table-cell>
          <table:table-cell office:value-type="float" office:value="124136" calcext:value-type="float">
            <text:p>124136</text:p>
          </table:table-cell>
          <table:table-cell office:value-type="float" office:value="101" calcext:value-type="float">
            <text:p>101</text:p>
          </table:table-cell>
          <table:table-cell office:value-type="float" office:value="-2.47" calcext:value-type="float">
            <text:p>-2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18]-203)/100" office:value-type="float" office:value="1240.34" calcext:value-type="float">
            <text:p>1240.34</text:p>
          </table:table-cell>
          <table:table-cell office:value-type="float" office:value="124237" calcext:value-type="float">
            <text:p>124237</text:p>
          </table:table-cell>
          <table:table-cell office:value-type="float" office:value="100" calcext:value-type="float">
            <text:p>100</text:p>
          </table:table-cell>
          <table:table-cell office:value-type="float" office:value="-5.09" calcext:value-type="float">
            <text:p>-5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19]-203)/100" office:value-type="float" office:value="1241.37" calcext:value-type="float">
            <text:p>1241.37</text:p>
          </table:table-cell>
          <table:table-cell office:value-type="float" office:value="124340" calcext:value-type="float">
            <text:p>124340</text:p>
          </table:table-cell>
          <table:table-cell office:value-type="float" office:value="102" calcext:value-type="float">
            <text:p>102</text:p>
          </table:table-cell>
          <table:table-cell office:value-type="float" office:value="-6.28" calcext:value-type="float">
            <text:p>-6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20]-203)/100" office:value-type="float" office:value="1242.38" calcext:value-type="float">
            <text:p>1242.38</text:p>
          </table:table-cell>
          <table:table-cell office:value-type="float" office:value="124441" calcext:value-type="float">
            <text:p>124441</text:p>
          </table:table-cell>
          <table:table-cell office:value-type="float" office:value="100" calcext:value-type="float">
            <text:p>100</text:p>
          </table:table-cell>
          <table:table-cell office:value-type="float" office:value="-6.5" calcext:value-type="float">
            <text:p>-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21]-203)/100" office:value-type="float" office:value="1243.41" calcext:value-type="float">
            <text:p>1243.41</text:p>
          </table:table-cell>
          <table:table-cell office:value-type="float" office:value="124544" calcext:value-type="float">
            <text:p>124544</text:p>
          </table:table-cell>
          <table:table-cell office:value-type="float" office:value="102" calcext:value-type="float">
            <text:p>10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22]-203)/100" office:value-type="float" office:value="1244.42" calcext:value-type="float">
            <text:p>1244.42</text:p>
          </table:table-cell>
          <table:table-cell office:value-type="float" office:value="124645" calcext:value-type="float">
            <text:p>124645</text:p>
          </table:table-cell>
          <table:table-cell office:value-type="float" office:value="100" calcext:value-type="float">
            <text:p>100</text:p>
          </table:table-cell>
          <table:table-cell office:value-type="float" office:value="-1.8" calcext:value-type="float">
            <text:p>-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23]-203)/100" office:value-type="float" office:value="1245.44" calcext:value-type="float">
            <text:p>1245.44</text:p>
          </table:table-cell>
          <table:table-cell office:value-type="float" office:value="124747" calcext:value-type="float">
            <text:p>124747</text:p>
          </table:table-cell>
          <table:table-cell office:value-type="float" office:value="101" calcext:value-type="float">
            <text:p>101</text:p>
          </table:table-cell>
          <table:table-cell office:value-type="float" office:value="-2.42" calcext:value-type="float">
            <text:p>-2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24]-203)/100" office:value-type="float" office:value="1246.47" calcext:value-type="float">
            <text:p>1246.47</text:p>
          </table:table-cell>
          <table:table-cell office:value-type="float" office:value="124850" calcext:value-type="float">
            <text:p>124850</text:p>
          </table:table-cell>
          <table:table-cell office:value-type="float" office:value="102" calcext:value-type="float">
            <text:p>102</text:p>
          </table:table-cell>
          <table:table-cell office:value-type="float" office:value="-1.62" calcext:value-type="float">
            <text:p>-1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25]-203)/100" office:value-type="float" office:value="1247.48" calcext:value-type="float">
            <text:p>1247.48</text:p>
          </table:table-cell>
          <table:table-cell office:value-type="float" office:value="124951" calcext:value-type="float">
            <text:p>124951</text:p>
          </table:table-cell>
          <table:table-cell office:value-type="float" office:value="100" calcext:value-type="float">
            <text:p>100</text:p>
          </table:table-cell>
          <table:table-cell office:value-type="float" office:value="-0.55" calcext:value-type="float">
            <text:p>-0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26]-203)/100" office:value-type="float" office:value="1248.5" calcext:value-type="float">
            <text:p>1248.5</text:p>
          </table:table-cell>
          <table:table-cell office:value-type="float" office:value="125053" calcext:value-type="float">
            <text:p>125053</text:p>
          </table:table-cell>
          <table:table-cell office:value-type="float" office:value="101" calcext:value-type="float">
            <text:p>101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27]-203)/100" office:value-type="float" office:value="1249.52" calcext:value-type="float">
            <text:p>1249.52</text:p>
          </table:table-cell>
          <table:table-cell office:value-type="float" office:value="125155" calcext:value-type="float">
            <text:p>125155</text:p>
          </table:table-cell>
          <table:table-cell office:value-type="float" office:value="101" calcext:value-type="float">
            <text:p>101</text:p>
          </table:table-cell>
          <table:table-cell office:value-type="float" office:value="-0.39" calcext:value-type="float">
            <text:p>-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28]-203)/100" office:value-type="float" office:value="1250.54" calcext:value-type="float">
            <text:p>1250.54</text:p>
          </table:table-cell>
          <table:table-cell office:value-type="float" office:value="125257" calcext:value-type="float">
            <text:p>125257</text:p>
          </table:table-cell>
          <table:table-cell office:value-type="float" office:value="101" calcext:value-type="float">
            <text:p>101</text:p>
          </table:table-cell>
          <table:table-cell office:value-type="float" office:value="-0.32" calcext:value-type="float">
            <text:p>-0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29]-203)/100" office:value-type="float" office:value="1251.56" calcext:value-type="float">
            <text:p>1251.56</text:p>
          </table:table-cell>
          <table:table-cell office:value-type="float" office:value="125359" calcext:value-type="float">
            <text:p>125359</text:p>
          </table:table-cell>
          <table:table-cell office:value-type="float" office:value="101" calcext:value-type="float">
            <text:p>10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30]-203)/100" office:value-type="float" office:value="1252.58" calcext:value-type="float">
            <text:p>1252.58</text:p>
          </table:table-cell>
          <table:table-cell office:value-type="float" office:value="125461" calcext:value-type="float">
            <text:p>125461</text:p>
          </table:table-cell>
          <table:table-cell office:value-type="float" office:value="101" calcext:value-type="float">
            <text:p>101</text:p>
          </table:table-cell>
          <table:table-cell office:value-type="float" office:value="-0.08" calcext:value-type="float">
            <text:p>-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31]-203)/100" office:value-type="float" office:value="1253.59" calcext:value-type="float">
            <text:p>1253.59</text:p>
          </table:table-cell>
          <table:table-cell office:value-type="float" office:value="125562" calcext:value-type="float">
            <text:p>125562</text:p>
          </table:table-cell>
          <table:table-cell office:value-type="float" office:value="100" calcext:value-type="float">
            <text:p>10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32]-203)/100" office:value-type="float" office:value="1254.62" calcext:value-type="float">
            <text:p>1254.62</text:p>
          </table:table-cell>
          <table:table-cell office:value-type="float" office:value="125665" calcext:value-type="float">
            <text:p>125665</text:p>
          </table:table-cell>
          <table:table-cell office:value-type="float" office:value="102" calcext:value-type="float">
            <text:p>102</text:p>
          </table:table-cell>
          <table:table-cell office:value-type="float" office:value="-0.14" calcext:value-type="float">
            <text:p>-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33]-203)/100" office:value-type="float" office:value="1255.63" calcext:value-type="float">
            <text:p>1255.63</text:p>
          </table:table-cell>
          <table:table-cell office:value-type="float" office:value="125766" calcext:value-type="float">
            <text:p>125766</text:p>
          </table:table-cell>
          <table:table-cell office:value-type="float" office:value="100" calcext:value-type="float">
            <text:p>10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34]-203)/100" office:value-type="float" office:value="1256.66" calcext:value-type="float">
            <text:p>1256.66</text:p>
          </table:table-cell>
          <table:table-cell office:value-type="float" office:value="125869" calcext:value-type="float">
            <text:p>125869</text:p>
          </table:table-cell>
          <table:table-cell office:value-type="float" office:value="102" calcext:value-type="float">
            <text:p>10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35]-203)/100" office:value-type="float" office:value="1257.67" calcext:value-type="float">
            <text:p>1257.67</text:p>
          </table:table-cell>
          <table:table-cell office:value-type="float" office:value="125970" calcext:value-type="float">
            <text:p>125970</text:p>
          </table:table-cell>
          <table:table-cell office:value-type="float" office:value="100" calcext:value-type="float">
            <text:p>100</text:p>
          </table:table-cell>
          <table:table-cell office:value-type="float" office:value="1.43" calcext:value-type="float">
            <text:p>1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36]-203)/100" office:value-type="float" office:value="1258.69" calcext:value-type="float">
            <text:p>1258.69</text:p>
          </table:table-cell>
          <table:table-cell office:value-type="float" office:value="126072" calcext:value-type="float">
            <text:p>126072</text:p>
          </table:table-cell>
          <table:table-cell office:value-type="float" office:value="101" calcext:value-type="float">
            <text:p>101</text:p>
          </table:table-cell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37]-203)/100" office:value-type="float" office:value="1259.71" calcext:value-type="float">
            <text:p>1259.71</text:p>
          </table:table-cell>
          <table:table-cell office:value-type="float" office:value="126174" calcext:value-type="float">
            <text:p>126174</text:p>
          </table:table-cell>
          <table:table-cell office:value-type="float" office:value="101" calcext:value-type="float">
            <text:p>101</text:p>
          </table:table-cell>
          <table:table-cell office:value-type="float" office:value="5.35" calcext:value-type="float">
            <text:p>5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38]-203)/100" office:value-type="float" office:value="1260.73" calcext:value-type="float">
            <text:p>1260.73</text:p>
          </table:table-cell>
          <table:table-cell office:value-type="float" office:value="126276" calcext:value-type="float">
            <text:p>126276</text:p>
          </table:table-cell>
          <table:table-cell office:value-type="float" office:value="101" calcext:value-type="float">
            <text:p>101</text:p>
          </table:table-cell>
          <table:table-cell office:value-type="float" office:value="3.61" calcext:value-type="float">
            <text:p>3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39]-203)/100" office:value-type="float" office:value="1261.74" calcext:value-type="float">
            <text:p>1261.74</text:p>
          </table:table-cell>
          <table:table-cell office:value-type="float" office:value="126377" calcext:value-type="float">
            <text:p>126377</text:p>
          </table:table-cell>
          <table:table-cell office:value-type="float" office:value="100" calcext:value-type="float">
            <text:p>100</text:p>
          </table:table-cell>
          <table:table-cell office:value-type="float" office:value="2.56" calcext:value-type="float">
            <text:p>2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40]-203)/100" office:value-type="float" office:value="1262.77" calcext:value-type="float">
            <text:p>1262.77</text:p>
          </table:table-cell>
          <table:table-cell office:value-type="float" office:value="126480" calcext:value-type="float">
            <text:p>126480</text:p>
          </table:table-cell>
          <table:table-cell office:value-type="float" office:value="101" calcext:value-type="float">
            <text:p>10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41]-203)/100" office:value-type="float" office:value="1263.78" calcext:value-type="float">
            <text:p>1263.78</text:p>
          </table:table-cell>
          <table:table-cell office:value-type="float" office:value="126581" calcext:value-type="float">
            <text:p>126581</text:p>
          </table:table-cell>
          <table:table-cell office:value-type="float" office:value="100" calcext:value-type="float">
            <text:p>100</text:p>
          </table:table-cell>
          <table:table-cell office:value-type="float" office:value="-1.77" calcext:value-type="float">
            <text:p>-1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42]-203)/100" office:value-type="float" office:value="1264.81" calcext:value-type="float">
            <text:p>1264.81</text:p>
          </table:table-cell>
          <table:table-cell office:value-type="float" office:value="126684" calcext:value-type="float">
            <text:p>126684</text:p>
          </table:table-cell>
          <table:table-cell office:value-type="float" office:value="102" calcext:value-type="float">
            <text:p>102</text:p>
          </table:table-cell>
          <table:table-cell office:value-type="float" office:value="-3.44" calcext:value-type="float">
            <text:p>-3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43]-203)/100" office:value-type="float" office:value="1265.83" calcext:value-type="float">
            <text:p>1265.83</text:p>
          </table:table-cell>
          <table:table-cell office:value-type="float" office:value="126786" calcext:value-type="float">
            <text:p>126786</text:p>
          </table:table-cell>
          <table:table-cell office:value-type="float" office:value="101" calcext:value-type="float">
            <text:p>101</text:p>
          </table:table-cell>
          <table:table-cell office:value-type="float" office:value="-3.33" calcext:value-type="float">
            <text:p>-3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44]-203)/100" office:value-type="float" office:value="1266.84" calcext:value-type="float">
            <text:p>1266.84</text:p>
          </table:table-cell>
          <table:table-cell office:value-type="float" office:value="126887" calcext:value-type="float">
            <text:p>126887</text:p>
          </table:table-cell>
          <table:table-cell office:value-type="float" office:value="101" calcext:value-type="float">
            <text:p>101</text:p>
          </table:table-cell>
          <table:table-cell office:value-type="float" office:value="-2.54" calcext:value-type="float">
            <text:p>-2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45]-203)/100" office:value-type="float" office:value="1267.87" calcext:value-type="float">
            <text:p>1267.87</text:p>
          </table:table-cell>
          <table:table-cell office:value-type="float" office:value="126990" calcext:value-type="float">
            <text:p>126990</text:p>
          </table:table-cell>
          <table:table-cell office:value-type="float" office:value="102" calcext:value-type="float">
            <text:p>102</text:p>
          </table:table-cell>
          <table:table-cell office:value-type="float" office:value="-1.83" calcext:value-type="float">
            <text:p>-1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46]-203)/100" office:value-type="float" office:value="1268.88" calcext:value-type="float">
            <text:p>1268.88</text:p>
          </table:table-cell>
          <table:table-cell office:value-type="float" office:value="127091" calcext:value-type="float">
            <text:p>127091</text:p>
          </table:table-cell>
          <table:table-cell office:value-type="float" office:value="100" calcext:value-type="float">
            <text:p>100</text:p>
          </table:table-cell>
          <table:table-cell office:value-type="float" office:value="-0.95" calcext:value-type="float">
            <text:p>-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47]-203)/100" office:value-type="float" office:value="1269.91" calcext:value-type="float">
            <text:p>1269.91</text:p>
          </table:table-cell>
          <table:table-cell office:value-type="float" office:value="127194" calcext:value-type="float">
            <text:p>127194</text:p>
          </table:table-cell>
          <table:table-cell office:value-type="float" office:value="102" calcext:value-type="float">
            <text:p>102</text:p>
          </table:table-cell>
          <table:table-cell office:value-type="float" office:value="3.08" calcext:value-type="float">
            <text:p>3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48]-203)/100" office:value-type="float" office:value="1270.92" calcext:value-type="float">
            <text:p>1270.92</text:p>
          </table:table-cell>
          <table:table-cell office:value-type="float" office:value="127295" calcext:value-type="float">
            <text:p>127295</text:p>
          </table:table-cell>
          <table:table-cell office:value-type="float" office:value="100" calcext:value-type="float">
            <text:p>100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49]-203)/100" office:value-type="float" office:value="1271.94" calcext:value-type="float">
            <text:p>1271.94</text:p>
          </table:table-cell>
          <table:table-cell office:value-type="float" office:value="127397" calcext:value-type="float">
            <text:p>127397</text:p>
          </table:table-cell>
          <table:table-cell office:value-type="float" office:value="101" calcext:value-type="float">
            <text:p>101</text:p>
          </table:table-cell>
          <table:table-cell office:value-type="float" office:value="3.28" calcext:value-type="float">
            <text:p>3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50]-203)/100" office:value-type="float" office:value="1272.96" calcext:value-type="float">
            <text:p>1272.96</text:p>
          </table:table-cell>
          <table:table-cell office:value-type="float" office:value="127499" calcext:value-type="float">
            <text:p>127499</text:p>
          </table:table-cell>
          <table:table-cell office:value-type="float" office:value="101" calcext:value-type="float">
            <text:p>101</text:p>
          </table:table-cell>
          <table:table-cell office:value-type="float" office:value="7.49" calcext:value-type="float">
            <text:p>7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51]-203)/100" office:value-type="float" office:value="1273.98" calcext:value-type="float">
            <text:p>1273.98</text:p>
          </table:table-cell>
          <table:table-cell office:value-type="float" office:value="127601" calcext:value-type="float">
            <text:p>127601</text:p>
          </table:table-cell>
          <table:table-cell office:value-type="float" office:value="101" calcext:value-type="float">
            <text:p>101</text:p>
          </table:table-cell>
          <table:table-cell office:value-type="float" office:value="3.34" calcext:value-type="float">
            <text:p>3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52]-203)/100" office:value-type="float" office:value="1275" calcext:value-type="float">
            <text:p>1275</text:p>
          </table:table-cell>
          <table:table-cell office:value-type="float" office:value="127703" calcext:value-type="float">
            <text:p>127703</text:p>
          </table:table-cell>
          <table:table-cell office:value-type="float" office:value="101" calcext:value-type="float">
            <text:p>101</text:p>
          </table:table-cell>
          <table:table-cell office:value-type="float" office:value="6.37" calcext:value-type="float">
            <text:p>6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53]-203)/100" office:value-type="float" office:value="1276.02" calcext:value-type="float">
            <text:p>1276.02</text:p>
          </table:table-cell>
          <table:table-cell office:value-type="float" office:value="127805" calcext:value-type="float">
            <text:p>127805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54]-203)/100" office:value-type="float" office:value="1277.03" calcext:value-type="float">
            <text:p>1277.03</text:p>
          </table:table-cell>
          <table:table-cell office:value-type="float" office:value="127906" calcext:value-type="float">
            <text:p>127906</text:p>
          </table:table-cell>
          <table:table-cell office:value-type="float" office:value="100" calcext:value-type="float">
            <text:p>100</text:p>
          </table:table-cell>
          <table:table-cell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55]-203)/100" office:value-type="float" office:value="1278.06" calcext:value-type="float">
            <text:p>1278.06</text:p>
          </table:table-cell>
          <table:table-cell office:value-type="float" office:value="128009" calcext:value-type="float">
            <text:p>128009</text:p>
          </table:table-cell>
          <table:table-cell office:value-type="float" office:value="102" calcext:value-type="float">
            <text:p>102</text:p>
          </table:table-cell>
          <table:table-cell office:value-type="float" office:value="5.45" calcext:value-type="float">
            <text:p>5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56]-203)/100" office:value-type="float" office:value="1279.07" calcext:value-type="float">
            <text:p>1279.07</text:p>
          </table:table-cell>
          <table:table-cell office:value-type="float" office:value="128110" calcext:value-type="float">
            <text:p>128110</text:p>
          </table:table-cell>
          <table:table-cell office:value-type="float" office:value="100" calcext:value-type="float">
            <text:p>100</text:p>
          </table:table-cell>
          <table:table-cell office:value-type="float" office:value="3.35" calcext:value-type="float">
            <text:p>3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57]-203)/100" office:value-type="float" office:value="1280.09" calcext:value-type="float">
            <text:p>1280.09</text:p>
          </table:table-cell>
          <table:table-cell office:value-type="float" office:value="128212" calcext:value-type="float">
            <text:p>128212</text:p>
          </table:table-cell>
          <table:table-cell office:value-type="float" office:value="101" calcext:value-type="float">
            <text:p>101</text:p>
          </table:table-cell>
          <table:table-cell office:value-type="float" office:value="4.33" calcext:value-type="float">
            <text:p>4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58]-203)/100" office:value-type="float" office:value="1281.11" calcext:value-type="float">
            <text:p>1281.11</text:p>
          </table:table-cell>
          <table:table-cell office:value-type="float" office:value="128314" calcext:value-type="float">
            <text:p>128314</text:p>
          </table:table-cell>
          <table:table-cell office:value-type="float" office:value="100" calcext:value-type="float">
            <text:p>100</text:p>
          </table:table-cell>
          <table:table-cell office:value-type="float" office:value="3.17" calcext:value-type="float">
            <text:p>3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59]-203)/100" office:value-type="float" office:value="1282.13" calcext:value-type="float">
            <text:p>1282.13</text:p>
          </table:table-cell>
          <table:table-cell office:value-type="float" office:value="128416" calcext:value-type="float">
            <text:p>128416</text:p>
          </table:table-cell>
          <table:table-cell office:value-type="float" office:value="101" calcext:value-type="float">
            <text:p>101</text:p>
          </table:table-cell>
          <table:table-cell office:value-type="float" office:value="3.87" calcext:value-type="float">
            <text:p>3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60]-203)/100" office:value-type="float" office:value="1283.15" calcext:value-type="float">
            <text:p>1283.15</text:p>
          </table:table-cell>
          <table:table-cell office:value-type="float" office:value="128518" calcext:value-type="float">
            <text:p>128518</text:p>
          </table:table-cell>
          <table:table-cell office:value-type="float" office:value="101" calcext:value-type="float">
            <text:p>101</text:p>
          </table:table-cell>
          <table:table-cell office:value-type="float" office:value="4.02" calcext:value-type="float">
            <text:p>4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61]-203)/100" office:value-type="float" office:value="1284.17" calcext:value-type="float">
            <text:p>1284.17</text:p>
          </table:table-cell>
          <table:table-cell office:value-type="float" office:value="128620" calcext:value-type="float">
            <text:p>12862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62]-203)/100" office:value-type="float" office:value="1285.18" calcext:value-type="float">
            <text:p>1285.18</text:p>
          </table:table-cell>
          <table:table-cell office:value-type="float" office:value="128721" calcext:value-type="float">
            <text:p>128721</text:p>
          </table:table-cell>
          <table:table-cell office:value-type="float" office:value="100" calcext:value-type="float">
            <text:p>10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63]-203)/100" office:value-type="float" office:value="1286.21" calcext:value-type="float">
            <text:p>1286.21</text:p>
          </table:table-cell>
          <table:table-cell office:value-type="float" office:value="128824" calcext:value-type="float">
            <text:p>128824</text:p>
          </table:table-cell>
          <table:table-cell office:value-type="float" office:value="102" calcext:value-type="float">
            <text:p>102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64]-203)/100" office:value-type="float" office:value="1287.23" calcext:value-type="float">
            <text:p>1287.23</text:p>
          </table:table-cell>
          <table:table-cell office:value-type="float" office:value="128926" calcext:value-type="float">
            <text:p>128926</text:p>
          </table:table-cell>
          <table:table-cell office:value-type="float" office:value="101" calcext:value-type="float">
            <text:p>101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65]-203)/100" office:value-type="float" office:value="1288.25" calcext:value-type="float">
            <text:p>1288.25</text:p>
          </table:table-cell>
          <table:table-cell office:value-type="float" office:value="129028" calcext:value-type="float">
            <text:p>129028</text:p>
          </table:table-cell>
          <table:table-cell office:value-type="float" office:value="102" calcext:value-type="float">
            <text:p>102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66]-203)/100" office:value-type="float" office:value="1289.27" calcext:value-type="float">
            <text:p>1289.27</text:p>
          </table:table-cell>
          <table:table-cell office:value-type="float" office:value="129130" calcext:value-type="float">
            <text:p>129130</text:p>
          </table:table-cell>
          <table:table-cell office:value-type="float" office:value="101" calcext:value-type="float">
            <text:p>101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67]-203)/100" office:value-type="float" office:value="1290.28" calcext:value-type="float">
            <text:p>1290.28</text:p>
          </table:table-cell>
          <table:table-cell office:value-type="float" office:value="129231" calcext:value-type="float">
            <text:p>129231</text:p>
          </table:table-cell>
          <table:table-cell office:value-type="float" office:value="100" calcext:value-type="float">
            <text:p>100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68]-203)/100" office:value-type="float" office:value="1291.31" calcext:value-type="float">
            <text:p>1291.31</text:p>
          </table:table-cell>
          <table:table-cell office:value-type="float" office:value="129334" calcext:value-type="float">
            <text:p>129334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([.B1269]-203)/100" office:value-type="float" office:value="1292.32" calcext:value-type="float">
            <text:p>1292.32</text:p>
          </table:table-cell>
          <table:table-cell office:value-type="float" office:value="129435" calcext:value-type="float">
            <text:p>129435</text:p>
          </table:table-cell>
          <table:table-cell office:value-type="float" office:value="100" calcext:value-type="float">
            <text:p>10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70]-203)/100" office:value-type="float" office:value="1293.35" calcext:value-type="float">
            <text:p>1293.35</text:p>
          </table:table-cell>
          <table:table-cell office:value-type="float" office:value="129538" calcext:value-type="float">
            <text:p>129538</text:p>
          </table:table-cell>
          <table:table-cell office:value-type="float" office:value="102" calcext:value-type="float">
            <text:p>102</text:p>
          </table:table-cell>
          <table:table-cell office:value-type="float" office:value="-0.85" calcext:value-type="float">
            <text:p>-0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71]-203)/100" office:value-type="float" office:value="1294.36" calcext:value-type="float">
            <text:p>1294.36</text:p>
          </table:table-cell>
          <table:table-cell office:value-type="float" office:value="129639" calcext:value-type="float">
            <text:p>129639</text:p>
          </table:table-cell>
          <table:table-cell office:value-type="float" office:value="100" calcext:value-type="float">
            <text:p>100</text:p>
          </table:table-cell>
          <table:table-cell office:value-type="float" office:value="3.06" calcext:value-type="float">
            <text:p>3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72]-203)/100" office:value-type="float" office:value="1295.38" calcext:value-type="float">
            <text:p>1295.38</text:p>
          </table:table-cell>
          <table:table-cell office:value-type="float" office:value="129741" calcext:value-type="float">
            <text:p>129741</text:p>
          </table:table-cell>
          <table:table-cell office:value-type="float" office:value="101" calcext:value-type="float">
            <text:p>101</text:p>
          </table:table-cell>
          <table:table-cell office:value-type="float" office:value="3.52" calcext:value-type="float">
            <text:p>3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73]-203)/100" office:value-type="float" office:value="1296.4" calcext:value-type="float">
            <text:p>1296.4</text:p>
          </table:table-cell>
          <table:table-cell office:value-type="float" office:value="129843" calcext:value-type="float">
            <text:p>129843</text:p>
          </table:table-cell>
          <table:table-cell office:value-type="float" office:value="101" calcext:value-type="float">
            <text:p>101</text:p>
          </table:table-cell>
          <table:table-cell office:value-type="float" office:value="-3.47" calcext:value-type="float">
            <text:p>-3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74]-203)/100" office:value-type="float" office:value="1297.42" calcext:value-type="float">
            <text:p>1297.42</text:p>
          </table:table-cell>
          <table:table-cell office:value-type="float" office:value="129945" calcext:value-type="float">
            <text:p>129945</text:p>
          </table:table-cell>
          <table:table-cell office:value-type="float" office:value="101" calcext:value-type="float">
            <text:p>101</text:p>
          </table:table-cell>
          <table:table-cell office:value-type="float" office:value="7.66" calcext:value-type="float">
            <text:p>7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75]-203)/100" office:value-type="float" office:value="1298.43" calcext:value-type="float">
            <text:p>1298.43</text:p>
          </table:table-cell>
          <table:table-cell office:value-type="float" office:value="130046" calcext:value-type="float">
            <text:p>130046</text:p>
          </table:table-cell>
          <table:table-cell office:value-type="float" office:value="100" calcext:value-type="float">
            <text:p>100</text:p>
          </table:table-cell>
          <table:table-cell office:value-type="float" office:value="5.11" calcext:value-type="float">
            <text:p>5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76]-203)/100" office:value-type="float" office:value="1299.46" calcext:value-type="float">
            <text:p>1299.46</text:p>
          </table:table-cell>
          <table:table-cell office:value-type="float" office:value="130149" calcext:value-type="float">
            <text:p>130149</text:p>
          </table:table-cell>
          <table:table-cell office:value-type="float" office:value="101" calcext:value-type="float">
            <text:p>101</text:p>
          </table:table-cell>
          <table:table-cell office:value-type="float" office:value="5.13" calcext:value-type="float">
            <text:p>5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77]-203)/100" office:value-type="float" office:value="1300.47" calcext:value-type="float">
            <text:p>1300.47</text:p>
          </table:table-cell>
          <table:table-cell office:value-type="float" office:value="130250" calcext:value-type="float">
            <text:p>130250</text:p>
          </table:table-cell>
          <table:table-cell office:value-type="float" office:value="100" calcext:value-type="float">
            <text:p>100</text:p>
          </table:table-cell>
          <table:table-cell office:value-type="float" office:value="4.98" calcext:value-type="float">
            <text:p>4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78]-203)/100" office:value-type="float" office:value="1301.5" calcext:value-type="float">
            <text:p>1301.5</text:p>
          </table:table-cell>
          <table:table-cell office:value-type="float" office:value="130353" calcext:value-type="float">
            <text:p>130353</text:p>
          </table:table-cell>
          <table:table-cell office:value-type="float" office:value="102" calcext:value-type="float">
            <text:p>102</text:p>
          </table:table-cell>
          <table:table-cell office:value-type="float" office:value="4.89" calcext:value-type="float">
            <text:p>4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79]-203)/100" office:value-type="float" office:value="1302.51" calcext:value-type="float">
            <text:p>1302.51</text:p>
          </table:table-cell>
          <table:table-cell office:value-type="float" office:value="130454" calcext:value-type="float">
            <text:p>130454</text:p>
          </table:table-cell>
          <table:table-cell office:value-type="float" office:value="100" calcext:value-type="float">
            <text:p>100</text:p>
          </table:table-cell>
          <table:table-cell office:value-type="float" office:value="6.66" calcext:value-type="float">
            <text:p>6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80]-203)/100" office:value-type="float" office:value="1303.53" calcext:value-type="float">
            <text:p>1303.53</text:p>
          </table:table-cell>
          <table:table-cell office:value-type="float" office:value="130556" calcext:value-type="float">
            <text:p>130556</text:p>
          </table:table-cell>
          <table:table-cell office:value-type="float" office:value="101" calcext:value-type="float">
            <text:p>101</text:p>
          </table:table-cell>
          <table:table-cell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81]-203)/100" office:value-type="float" office:value="1304.55" calcext:value-type="float">
            <text:p>1304.55</text:p>
          </table:table-cell>
          <table:table-cell office:value-type="float" office:value="130658" calcext:value-type="float">
            <text:p>130658</text:p>
          </table:table-cell>
          <table:table-cell office:value-type="float" office:value="101" calcext:value-type="float">
            <text:p>101</text:p>
          </table:table-cell>
          <table:table-cell office:value-type="float" office:value="5.63" calcext:value-type="float">
            <text:p>5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82]-203)/100" office:value-type="float" office:value="1305.57" calcext:value-type="float">
            <text:p>1305.57</text:p>
          </table:table-cell>
          <table:table-cell office:value-type="float" office:value="130760" calcext:value-type="float">
            <text:p>130760</text:p>
          </table:table-cell>
          <table:table-cell office:value-type="float" office:value="101" calcext:value-type="float">
            <text:p>101</text:p>
          </table:table-cell>
          <table:table-cell office:value-type="float" office:value="-0.79" calcext:value-type="float">
            <text:p>-0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83]-203)/100" office:value-type="float" office:value="1306.59" calcext:value-type="float">
            <text:p>1306.59</text:p>
          </table:table-cell>
          <table:table-cell office:value-type="float" office:value="130862" calcext:value-type="float">
            <text:p>130862</text:p>
          </table:table-cell>
          <table:table-cell office:value-type="float" office:value="101" calcext:value-type="float">
            <text:p>101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84]-203)/100" office:value-type="float" office:value="1307.61" calcext:value-type="float">
            <text:p>1307.61</text:p>
          </table:table-cell>
          <table:table-cell office:value-type="float" office:value="130964" calcext:value-type="float">
            <text:p>130964</text:p>
          </table:table-cell>
          <table:table-cell office:value-type="float" office:value="101" calcext:value-type="float">
            <text:p>101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85]-203)/100" office:value-type="float" office:value="1308.63" calcext:value-type="float">
            <text:p>1308.63</text:p>
          </table:table-cell>
          <table:table-cell office:value-type="float" office:value="131066" calcext:value-type="float">
            <text:p>131066</text:p>
          </table:table-cell>
          <table:table-cell office:value-type="float" office:value="101" calcext:value-type="float">
            <text:p>101</text:p>
          </table:table-cell>
          <table:table-cell office:value-type="float" office:value="-1.48" calcext:value-type="float">
            <text:p>-1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86]-203)/100" office:value-type="float" office:value="1309.65" calcext:value-type="float">
            <text:p>1309.65</text:p>
          </table:table-cell>
          <table:table-cell office:value-type="float" office:value="131168" calcext:value-type="float">
            <text:p>131168</text:p>
          </table:table-cell>
          <table:table-cell office:value-type="float" office:value="102" calcext:value-type="float">
            <text:p>102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87]-203)/100" office:value-type="float" office:value="1310.67" calcext:value-type="float">
            <text:p>1310.67</text:p>
          </table:table-cell>
          <table:table-cell office:value-type="float" office:value="131270" calcext:value-type="float">
            <text:p>131270</text:p>
          </table:table-cell>
          <table:table-cell office:value-type="float" office:value="101" calcext:value-type="float">
            <text:p>101</text:p>
          </table:table-cell>
          <table:table-cell office:value-type="float" office:value="-0.51" calcext:value-type="float">
            <text:p>-0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88]-203)/100" office:value-type="float" office:value="1311.69" calcext:value-type="float">
            <text:p>1311.69</text:p>
          </table:table-cell>
          <table:table-cell office:value-type="float" office:value="131372" calcext:value-type="float">
            <text:p>131372</text:p>
          </table:table-cell>
          <table:table-cell office:value-type="float" office:value="101" calcext:value-type="float">
            <text:p>101</text:p>
          </table:table-cell>
          <table:table-cell office:value-type="float" office:value="-0.32" calcext:value-type="float">
            <text:p>-0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89]-203)/100" office:value-type="float" office:value="1312.71" calcext:value-type="float">
            <text:p>1312.71</text:p>
          </table:table-cell>
          <table:table-cell office:value-type="float" office:value="131474" calcext:value-type="float">
            <text:p>131474</text:p>
          </table:table-cell>
          <table:table-cell office:value-type="float" office:value="101" calcext:value-type="float">
            <text:p>101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90]-203)/100" office:value-type="float" office:value="1313.72" calcext:value-type="float">
            <text:p>1313.72</text:p>
          </table:table-cell>
          <table:table-cell office:value-type="float" office:value="131575" calcext:value-type="float">
            <text:p>131575</text:p>
          </table:table-cell>
          <table:table-cell office:value-type="float" office:value="100" calcext:value-type="float">
            <text:p>10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91]-203)/100" office:value-type="float" office:value="1314.75" calcext:value-type="float">
            <text:p>1314.75</text:p>
          </table:table-cell>
          <table:table-cell office:value-type="float" office:value="131678" calcext:value-type="float">
            <text:p>131678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([.B1292]-203)/100" office:value-type="float" office:value="1315.76" calcext:value-type="float">
            <text:p>1315.76</text:p>
          </table:table-cell>
          <table:table-cell office:value-type="float" office:value="131779" calcext:value-type="float">
            <text:p>131779</text:p>
          </table:table-cell>
          <table:table-cell office:value-type="float" office:value="100" calcext:value-type="float">
            <text:p>10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93]-203)/100" office:value-type="float" office:value="1316.78" calcext:value-type="float">
            <text:p>1316.78</text:p>
          </table:table-cell>
          <table:table-cell office:value-type="float" office:value="131881" calcext:value-type="float">
            <text:p>131881</text:p>
          </table:table-cell>
          <table:table-cell office:value-type="float" office:value="101" calcext:value-type="float">
            <text:p>101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94]-203)/100" office:value-type="float" office:value="1317.8" calcext:value-type="float">
            <text:p>1317.8</text:p>
          </table:table-cell>
          <table:table-cell office:value-type="float" office:value="131983" calcext:value-type="float">
            <text:p>131983</text:p>
          </table:table-cell>
          <table:table-cell office:value-type="float" office:value="100" calcext:value-type="float">
            <text:p>100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95]-203)/100" office:value-type="float" office:value="1318.82" calcext:value-type="float">
            <text:p>1318.82</text:p>
          </table:table-cell>
          <table:table-cell office:value-type="float" office:value="132085" calcext:value-type="float">
            <text:p>132085</text:p>
          </table:table-cell>
          <table:table-cell office:value-type="float" office:value="101" calcext:value-type="float">
            <text:p>101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96]-203)/100" office:value-type="float" office:value="1319.84" calcext:value-type="float">
            <text:p>1319.84</text:p>
          </table:table-cell>
          <table:table-cell office:value-type="float" office:value="132187" calcext:value-type="float">
            <text:p>132187</text:p>
          </table:table-cell>
          <table:table-cell office:value-type="float" office:value="101" calcext:value-type="float">
            <text:p>10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97]-203)/100" office:value-type="float" office:value="1320.86" calcext:value-type="float">
            <text:p>1320.86</text:p>
          </table:table-cell>
          <table:table-cell office:value-type="float" office:value="132289" calcext:value-type="float">
            <text:p>132289</text:p>
          </table:table-cell>
          <table:table-cell office:value-type="float" office:value="101" calcext:value-type="float">
            <text:p>101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98]-203)/100" office:value-type="float" office:value="1321.87" calcext:value-type="float">
            <text:p>1321.87</text:p>
          </table:table-cell>
          <table:table-cell office:value-type="float" office:value="132390" calcext:value-type="float">
            <text:p>132390</text:p>
          </table:table-cell>
          <table:table-cell office:value-type="float" office:value="100" calcext:value-type="float">
            <text:p>10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299]-203)/100" office:value-type="float" office:value="1322.9" calcext:value-type="float">
            <text:p>1322.9</text:p>
          </table:table-cell>
          <table:table-cell office:value-type="float" office:value="132493" calcext:value-type="float">
            <text:p>132493</text:p>
          </table:table-cell>
          <table:table-cell office:value-type="float" office:value="102" calcext:value-type="float">
            <text:p>102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00]-203)/100" office:value-type="float" office:value="1323.91" calcext:value-type="float">
            <text:p>1323.91</text:p>
          </table:table-cell>
          <table:table-cell office:value-type="float" office:value="132594" calcext:value-type="float">
            <text:p>132594</text:p>
          </table:table-cell>
          <table:table-cell office:value-type="float" office:value="100" calcext:value-type="float">
            <text:p>100</text:p>
          </table:table-cell>
          <table:table-cell office:value-type="float" office:value="-0.07" calcext:value-type="float">
            <text:p>-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01]-203)/100" office:value-type="float" office:value="1324.94" calcext:value-type="float">
            <text:p>1324.94</text:p>
          </table:table-cell>
          <table:table-cell office:value-type="float" office:value="132697" calcext:value-type="float">
            <text:p>132697</text:p>
          </table:table-cell>
          <table:table-cell office:value-type="float" office:value="102" calcext:value-type="float">
            <text:p>102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02]-203)/100" office:value-type="float" office:value="1325.95" calcext:value-type="float">
            <text:p>1325.95</text:p>
          </table:table-cell>
          <table:table-cell office:value-type="float" office:value="132798" calcext:value-type="float">
            <text:p>132798</text:p>
          </table:table-cell>
          <table:table-cell office:value-type="float" office:value="100" calcext:value-type="float">
            <text:p>10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03]-203)/100" office:value-type="float" office:value="1326.97" calcext:value-type="float">
            <text:p>1326.97</text:p>
          </table:table-cell>
          <table:table-cell office:value-type="float" office:value="132900" calcext:value-type="float">
            <text:p>132900</text:p>
          </table:table-cell>
          <table:table-cell office:value-type="float" office:value="101" calcext:value-type="float">
            <text:p>101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04]-203)/100" office:value-type="float" office:value="1327.99" calcext:value-type="float">
            <text:p>1327.99</text:p>
          </table:table-cell>
          <table:table-cell office:value-type="float" office:value="133002" calcext:value-type="float">
            <text:p>133002</text:p>
          </table:table-cell>
          <table:table-cell office:value-type="float" office:value="101" calcext:value-type="float">
            <text:p>101</text:p>
          </table:table-cell>
          <table:table-cell office:value-type="float" office:value="-0.13" calcext:value-type="float">
            <text:p>-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05]-203)/100" office:value-type="float" office:value="1329.01" calcext:value-type="float">
            <text:p>1329.01</text:p>
          </table:table-cell>
          <table:table-cell office:value-type="float" office:value="133104" calcext:value-type="float">
            <text:p>133104</text:p>
          </table:table-cell>
          <table:table-cell office:value-type="float" office:value="101" calcext:value-type="float">
            <text:p>101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06]-203)/100" office:value-type="float" office:value="1330.03" calcext:value-type="float">
            <text:p>1330.03</text:p>
          </table:table-cell>
          <table:table-cell office:value-type="float" office:value="133206" calcext:value-type="float">
            <text:p>133206</text:p>
          </table:table-cell>
          <table:table-cell office:value-type="float" office:value="101" calcext:value-type="float">
            <text:p>1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07]-203)/100" office:value-type="float" office:value="1331.05" calcext:value-type="float">
            <text:p>1331.05</text:p>
          </table:table-cell>
          <table:table-cell office:value-type="float" office:value="133308" calcext:value-type="float">
            <text:p>133308</text:p>
          </table:table-cell>
          <table:table-cell office:value-type="float" office:value="101" calcext:value-type="float">
            <text:p>10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08]-203)/100" office:value-type="float" office:value="1332.06" calcext:value-type="float">
            <text:p>1332.06</text:p>
          </table:table-cell>
          <table:table-cell office:value-type="float" office:value="133409" calcext:value-type="float">
            <text:p>133409</text:p>
          </table:table-cell>
          <table:table-cell office:value-type="float" office:value="100" calcext:value-type="float">
            <text:p>10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09]-203)/100" office:value-type="float" office:value="1333.09" calcext:value-type="float">
            <text:p>1333.09</text:p>
          </table:table-cell>
          <table:table-cell office:value-type="float" office:value="133512" calcext:value-type="float">
            <text:p>133512</text:p>
          </table:table-cell>
          <table:table-cell office:value-type="float" office:value="102" calcext:value-type="float">
            <text:p>102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10]-203)/100" office:value-type="float" office:value="1334.11" calcext:value-type="float">
            <text:p>1334.11</text:p>
          </table:table-cell>
          <table:table-cell office:value-type="float" office:value="133614" calcext:value-type="float">
            <text:p>133614</text:p>
          </table:table-cell>
          <table:table-cell office:value-type="float" office:value="101" calcext:value-type="float">
            <text:p>1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11]-203)/100" office:value-type="float" office:value="1335.12" calcext:value-type="float">
            <text:p>1335.12</text:p>
          </table:table-cell>
          <table:table-cell office:value-type="float" office:value="133715" calcext:value-type="float">
            <text:p>133715</text:p>
          </table:table-cell>
          <table:table-cell office:value-type="float" office:value="101" calcext:value-type="float">
            <text:p>101</text:p>
          </table:table-cell>
          <table:table-cell office:value-type="float" office:value="-0.17" calcext:value-type="float">
            <text:p>-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12]-203)/100" office:value-type="float" office:value="1336.15" calcext:value-type="float">
            <text:p>1336.15</text:p>
          </table:table-cell>
          <table:table-cell office:value-type="float" office:value="133818" calcext:value-type="float">
            <text:p>133818</text:p>
          </table:table-cell>
          <table:table-cell office:value-type="float" office:value="102" calcext:value-type="float">
            <text:p>102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13]-203)/100" office:value-type="float" office:value="1337.16" calcext:value-type="float">
            <text:p>1337.16</text:p>
          </table:table-cell>
          <table:table-cell office:value-type="float" office:value="133919" calcext:value-type="float">
            <text:p>133919</text:p>
          </table:table-cell>
          <table:table-cell office:value-type="float" office:value="101" calcext:value-type="float">
            <text:p>101</text:p>
          </table:table-cell>
          <table:table-cell office:value-type="float" office:value="-0.09" calcext:value-type="float">
            <text:p>-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14]-203)/100" office:value-type="float" office:value="1338.19" calcext:value-type="float">
            <text:p>1338.19</text:p>
          </table:table-cell>
          <table:table-cell office:value-type="float" office:value="134022" calcext:value-type="float">
            <text:p>134022</text:p>
          </table:table-cell>
          <table:table-cell office:value-type="float" office:value="102" calcext:value-type="float">
            <text:p>102</text:p>
          </table:table-cell>
          <table:table-cell office:value-type="float" office:value="-0.09" calcext:value-type="float">
            <text:p>-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15]-203)/100" office:value-type="float" office:value="1339.2" calcext:value-type="float">
            <text:p>1339.2</text:p>
          </table:table-cell>
          <table:table-cell office:value-type="float" office:value="134123" calcext:value-type="float">
            <text:p>134123</text:p>
          </table:table-cell>
          <table:table-cell office:value-type="float" office:value="100" calcext:value-type="float">
            <text:p>10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16]-203)/100" office:value-type="float" office:value="1340.22" calcext:value-type="float">
            <text:p>1340.22</text:p>
          </table:table-cell>
          <table:table-cell office:value-type="float" office:value="134225" calcext:value-type="float">
            <text:p>134225</text:p>
          </table:table-cell>
          <table:table-cell office:value-type="float" office:value="101" calcext:value-type="float">
            <text:p>101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17]-203)/100" office:value-type="float" office:value="1341.24" calcext:value-type="float">
            <text:p>1341.24</text:p>
          </table:table-cell>
          <table:table-cell office:value-type="float" office:value="134327" calcext:value-type="float">
            <text:p>134327</text:p>
          </table:table-cell>
          <table:table-cell office:value-type="float" office:value="101" calcext:value-type="float">
            <text:p>101</text:p>
          </table:table-cell>
          <table:table-cell office:value-type="float" office:value="-0.13" calcext:value-type="float">
            <text:p>-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18]-203)/100" office:value-type="float" office:value="1342.26" calcext:value-type="float">
            <text:p>1342.26</text:p>
          </table:table-cell>
          <table:table-cell office:value-type="float" office:value="134429" calcext:value-type="float">
            <text:p>134429</text:p>
          </table:table-cell>
          <table:table-cell office:value-type="float" office:value="101" calcext:value-type="float">
            <text:p>101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19]-203)/100" office:value-type="float" office:value="1343.28" calcext:value-type="float">
            <text:p>1343.28</text:p>
          </table:table-cell>
          <table:table-cell office:value-type="float" office:value="134531" calcext:value-type="float">
            <text:p>134531</text:p>
          </table:table-cell>
          <table:table-cell office:value-type="float" office:value="101" calcext:value-type="float">
            <text:p>10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20]-203)/100" office:value-type="float" office:value="1344.3" calcext:value-type="float">
            <text:p>1344.3</text:p>
          </table:table-cell>
          <table:table-cell office:value-type="float" office:value="134633" calcext:value-type="float">
            <text:p>134633</text:p>
          </table:table-cell>
          <table:table-cell office:value-type="float" office:value="101" calcext:value-type="float">
            <text:p>101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21]-203)/100" office:value-type="float" office:value="1345.31" calcext:value-type="float">
            <text:p>1345.31</text:p>
          </table:table-cell>
          <table:table-cell office:value-type="float" office:value="134734" calcext:value-type="float">
            <text:p>134734</text:p>
          </table:table-cell>
          <table:table-cell office:value-type="float" office:value="100" calcext:value-type="float">
            <text:p>100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22]-203)/100" office:value-type="float" office:value="1346.34" calcext:value-type="float">
            <text:p>1346.34</text:p>
          </table:table-cell>
          <table:table-cell office:value-type="float" office:value="134837" calcext:value-type="float">
            <text:p>134837</text:p>
          </table:table-cell>
          <table:table-cell office:value-type="float" office:value="102" calcext:value-type="float">
            <text:p>102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23]-203)/100" office:value-type="float" office:value="1347.35" calcext:value-type="float">
            <text:p>1347.35</text:p>
          </table:table-cell>
          <table:table-cell office:value-type="float" office:value="134938" calcext:value-type="float">
            <text:p>134938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24]-203)/100" office:value-type="float" office:value="1348.38" calcext:value-type="float">
            <text:p>1348.38</text:p>
          </table:table-cell>
          <table:table-cell office:value-type="float" office:value="135041" calcext:value-type="float">
            <text:p>135041</text:p>
          </table:table-cell>
          <table:table-cell office:value-type="float" office:value="102" calcext:value-type="float">
            <text:p>102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25]-203)/100" office:value-type="float" office:value="1349.39" calcext:value-type="float">
            <text:p>1349.39</text:p>
          </table:table-cell>
          <table:table-cell office:value-type="float" office:value="135142" calcext:value-type="float">
            <text:p>135142</text:p>
          </table:table-cell>
          <table:table-cell office:value-type="float" office:value="100" calcext:value-type="float">
            <text:p>100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26]-203)/100" office:value-type="float" office:value="1350.41" calcext:value-type="float">
            <text:p>1350.41</text:p>
          </table:table-cell>
          <table:table-cell office:value-type="float" office:value="135244" calcext:value-type="float">
            <text:p>135244</text:p>
          </table:table-cell>
          <table:table-cell office:value-type="float" office:value="101" calcext:value-type="float">
            <text:p>101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27]-203)/100" office:value-type="float" office:value="1351.43" calcext:value-type="float">
            <text:p>1351.43</text:p>
          </table:table-cell>
          <table:table-cell office:value-type="float" office:value="135346" calcext:value-type="float">
            <text:p>135346</text:p>
          </table:table-cell>
          <table:table-cell office:value-type="float" office:value="101" calcext:value-type="float">
            <text:p>101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28]-203)/100" office:value-type="float" office:value="1352.45" calcext:value-type="float">
            <text:p>1352.45</text:p>
          </table:table-cell>
          <table:table-cell office:value-type="float" office:value="135448" calcext:value-type="float">
            <text:p>135448</text:p>
          </table:table-cell>
          <table:table-cell office:value-type="float" office:value="101" calcext:value-type="float">
            <text:p>10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29]-203)/100" office:value-type="float" office:value="1353.46" calcext:value-type="float">
            <text:p>1353.46</text:p>
          </table:table-cell>
          <table:table-cell office:value-type="float" office:value="135549" calcext:value-type="float">
            <text:p>135549</text:p>
          </table:table-cell>
          <table:table-cell office:value-type="float" office:value="100" calcext:value-type="float">
            <text:p>100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30]-203)/100" office:value-type="float" office:value="1354.49" calcext:value-type="float">
            <text:p>1354.49</text:p>
          </table:table-cell>
          <table:table-cell office:value-type="float" office:value="135652" calcext:value-type="float">
            <text:p>135652</text:p>
          </table:table-cell>
          <table:table-cell office:value-type="float" office:value="102" calcext:value-type="float">
            <text:p>102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31]-203)/100" office:value-type="float" office:value="1355.5" calcext:value-type="float">
            <text:p>1355.5</text:p>
          </table:table-cell>
          <table:table-cell office:value-type="float" office:value="135753" calcext:value-type="float">
            <text:p>135753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32]-203)/100" office:value-type="float" office:value="1356.53" calcext:value-type="float">
            <text:p>1356.53</text:p>
          </table:table-cell>
          <table:table-cell office:value-type="float" office:value="135856" calcext:value-type="float">
            <text:p>135856</text:p>
          </table:table-cell>
          <table:table-cell office:value-type="float" office:value="102" calcext:value-type="float">
            <text:p>102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33]-203)/100" office:value-type="float" office:value="1357.54" calcext:value-type="float">
            <text:p>1357.54</text:p>
          </table:table-cell>
          <table:table-cell office:value-type="float" office:value="135957" calcext:value-type="float">
            <text:p>135957</text:p>
          </table:table-cell>
          <table:table-cell office:value-type="float" office:value="100" calcext:value-type="float">
            <text:p>100</text:p>
          </table:table-cell>
          <table:table-cell office:value-type="float" office:value="1.19" calcext:value-type="float">
            <text:p>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34]-203)/100" office:value-type="float" office:value="1358.56" calcext:value-type="float">
            <text:p>1358.56</text:p>
          </table:table-cell>
          <table:table-cell office:value-type="float" office:value="136059" calcext:value-type="float">
            <text:p>136059</text:p>
          </table:table-cell>
          <table:table-cell office:value-type="float" office:value="101" calcext:value-type="float">
            <text:p>10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35]-203)/100" office:value-type="float" office:value="1359.59" calcext:value-type="float">
            <text:p>1359.59</text:p>
          </table:table-cell>
          <table:table-cell office:value-type="float" office:value="136162" calcext:value-type="float">
            <text:p>136162</text:p>
          </table:table-cell>
          <table:table-cell office:value-type="float" office:value="102" calcext:value-type="float">
            <text:p>102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36]-203)/100" office:value-type="float" office:value="1360.6" calcext:value-type="float">
            <text:p>1360.6</text:p>
          </table:table-cell>
          <table:table-cell office:value-type="float" office:value="136263" calcext:value-type="float">
            <text:p>136263</text:p>
          </table:table-cell>
          <table:table-cell office:value-type="float" office:value="101" calcext:value-type="float">
            <text:p>101</text:p>
          </table:table-cell>
          <table:table-cell office:value-type="float" office:value="2.79" calcext:value-type="float">
            <text:p>2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37]-203)/100" office:value-type="float" office:value="1361.63" calcext:value-type="float">
            <text:p>1361.63</text:p>
          </table:table-cell>
          <table:table-cell office:value-type="float" office:value="136366" calcext:value-type="float">
            <text:p>136366</text:p>
          </table:table-cell>
          <table:table-cell office:value-type="float" office:value="102" calcext:value-type="float">
            <text:p>102</text:p>
          </table:table-cell>
          <table:table-cell office:value-type="float" office:value="2.65" calcext:value-type="float">
            <text:p>2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38]-203)/100" office:value-type="float" office:value="1362.64" calcext:value-type="float">
            <text:p>1362.64</text:p>
          </table:table-cell>
          <table:table-cell office:value-type="float" office:value="136467" calcext:value-type="float">
            <text:p>136467</text:p>
          </table:table-cell>
          <table:table-cell office:value-type="float" office:value="101" calcext:value-type="float">
            <text:p>101</text:p>
          </table:table-cell>
          <table:table-cell office:value-type="float" office:value="1.74" calcext:value-type="float">
            <text:p>1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39]-203)/100" office:value-type="float" office:value="1363.66" calcext:value-type="float">
            <text:p>1363.66</text:p>
          </table:table-cell>
          <table:table-cell office:value-type="float" office:value="136569" calcext:value-type="float">
            <text:p>136569</text:p>
          </table:table-cell>
          <table:table-cell office:value-type="float" office:value="101" calcext:value-type="float">
            <text:p>101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40]-203)/100" office:value-type="float" office:value="1364.68" calcext:value-type="float">
            <text:p>1364.68</text:p>
          </table:table-cell>
          <table:table-cell office:value-type="float" office:value="136671" calcext:value-type="float">
            <text:p>136671</text:p>
          </table:table-cell>
          <table:table-cell office:value-type="float" office:value="101" calcext:value-type="float">
            <text:p>101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41]-203)/100" office:value-type="float" office:value="1365.7" calcext:value-type="float">
            <text:p>1365.7</text:p>
          </table:table-cell>
          <table:table-cell office:value-type="float" office:value="136773" calcext:value-type="float">
            <text:p>136773</text:p>
          </table:table-cell>
          <table:table-cell office:value-type="float" office:value="101" calcext:value-type="float">
            <text:p>101</text:p>
          </table:table-cell>
          <table:table-cell office:value-type="float" office:value="-4.49" calcext:value-type="float">
            <text:p>-4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42]-203)/100" office:value-type="float" office:value="1366.72" calcext:value-type="float">
            <text:p>1366.72</text:p>
          </table:table-cell>
          <table:table-cell office:value-type="float" office:value="136875" calcext:value-type="float">
            <text:p>136875</text:p>
          </table:table-cell>
          <table:table-cell office:value-type="float" office:value="101" calcext:value-type="float">
            <text:p>101</text:p>
          </table:table-cell>
          <table:table-cell office:value-type="float" office:value="-0.66" calcext:value-type="float">
            <text:p>-0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43]-203)/100" office:value-type="float" office:value="1367.74" calcext:value-type="float">
            <text:p>1367.74</text:p>
          </table:table-cell>
          <table:table-cell office:value-type="float" office:value="136977" calcext:value-type="float">
            <text:p>136977</text:p>
          </table:table-cell>
          <table:table-cell office:value-type="float" office:value="101" calcext:value-type="float">
            <text:p>101</text:p>
          </table:table-cell>
          <table:table-cell office:value-type="float" office:value="2.18" calcext:value-type="float">
            <text:p>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44]-203)/100" office:value-type="float" office:value="1368.75" calcext:value-type="float">
            <text:p>1368.75</text:p>
          </table:table-cell>
          <table:table-cell office:value-type="float" office:value="137078" calcext:value-type="float">
            <text:p>137078</text:p>
          </table:table-cell>
          <table:table-cell office:value-type="float" office:value="100" calcext:value-type="float">
            <text:p>100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45]-203)/100" office:value-type="float" office:value="1369.78" calcext:value-type="float">
            <text:p>1369.78</text:p>
          </table:table-cell>
          <table:table-cell office:value-type="float" office:value="137181" calcext:value-type="float">
            <text:p>137181</text:p>
          </table:table-cell>
          <table:table-cell office:value-type="float" office:value="102" calcext:value-type="float">
            <text:p>102</text:p>
          </table:table-cell>
          <table:table-cell office:value-type="float" office:value="-1.94" calcext:value-type="float">
            <text:p>-1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46]-203)/100" office:value-type="float" office:value="1370.79" calcext:value-type="float">
            <text:p>1370.79</text:p>
          </table:table-cell>
          <table:table-cell office:value-type="float" office:value="137282" calcext:value-type="float">
            <text:p>137282</text:p>
          </table:table-cell>
          <table:table-cell office:value-type="float" office:value="100" calcext:value-type="float">
            <text:p>100</text:p>
          </table:table-cell>
          <table:table-cell office:value-type="float" office:value="-1.46" calcext:value-type="float">
            <text:p>-1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47]-203)/100" office:value-type="float" office:value="1371.81" calcext:value-type="float">
            <text:p>1371.81</text:p>
          </table:table-cell>
          <table:table-cell office:value-type="float" office:value="137384" calcext:value-type="float">
            <text:p>137384</text:p>
          </table:table-cell>
          <table:table-cell office:value-type="float" office:value="101" calcext:value-type="float">
            <text:p>101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48]-203)/100" office:value-type="float" office:value="1372.83" calcext:value-type="float">
            <text:p>1372.83</text:p>
          </table:table-cell>
          <table:table-cell office:value-type="float" office:value="137486" calcext:value-type="float">
            <text:p>137486</text:p>
          </table:table-cell>
          <table:table-cell office:value-type="float" office:value="101" calcext:value-type="float">
            <text:p>101</text:p>
          </table:table-cell>
          <table:table-cell office:value-type="float" office:value="3.64" calcext:value-type="float">
            <text:p>3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49]-203)/100" office:value-type="float" office:value="1373.85" calcext:value-type="float">
            <text:p>1373.85</text:p>
          </table:table-cell>
          <table:table-cell office:value-type="float" office:value="137588" calcext:value-type="float">
            <text:p>137588</text:p>
          </table:table-cell>
          <table:table-cell office:value-type="float" office:value="101" calcext:value-type="float">
            <text:p>101</text:p>
          </table:table-cell>
          <table:table-cell office:value-type="float" office:value="2.78" calcext:value-type="float">
            <text:p>2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350]-203)/100" office:value-type="float" office:value="1374.87" calcext:value-type="float">
            <text:p>1374.87</text:p>
          </table:table-cell>
          <table:table-cell office:value-type="float" office:value="137690" calcext:value-type="float">
            <text:p>137690</text:p>
          </table:table-cell>
          <table:table-cell office:value-type="float" office:value="101" calcext:value-type="float">
            <text:p>101</text:p>
          </table:table-cell>
          <table:table-cell office:value-type="float" office:value="5.04" calcext:value-type="float">
            <text:p>5.0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351]-203)/100" office:value-type="float" office:value="1375.89" calcext:value-type="float">
            <text:p>1375.89</text:p>
          </table:table-cell>
          <table:table-cell office:value-type="float" office:value="137792" calcext:value-type="float">
            <text:p>137792</text:p>
          </table:table-cell>
          <table:table-cell office:value-type="float" office:value="101" calcext:value-type="float">
            <text:p>101</text:p>
          </table:table-cell>
          <table:table-cell office:value-type="float" office:value="5.74" calcext:value-type="float">
            <text:p>5.7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352]-203)/100" office:value-type="float" office:value="1376.9" calcext:value-type="float">
            <text:p>1376.9</text:p>
          </table:table-cell>
          <table:table-cell office:value-type="float" office:value="137893" calcext:value-type="float">
            <text:p>137893</text:p>
          </table:table-cell>
          <table:table-cell office:value-type="float" office:value="100" calcext:value-type="float">
            <text:p>100</text:p>
          </table:table-cell>
          <table:table-cell office:value-type="float" office:value="7.54" calcext:value-type="float">
            <text:p>7.5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353]-203)/100" office:value-type="float" office:value="1377.93" calcext:value-type="float">
            <text:p>1377.93</text:p>
          </table:table-cell>
          <table:table-cell office:value-type="float" office:value="137996" calcext:value-type="float">
            <text:p>137996</text:p>
          </table:table-cell>
          <table:table-cell office:value-type="float" office:value="102" calcext:value-type="float">
            <text:p>102</text:p>
          </table:table-cell>
          <table:table-cell office:value-type="float" office:value="6.02" calcext:value-type="float">
            <text:p>6.0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354]-203)/100" office:value-type="float" office:value="1378.94" calcext:value-type="float">
            <text:p>1378.94</text:p>
          </table:table-cell>
          <table:table-cell office:value-type="float" office:value="138097" calcext:value-type="float">
            <text:p>138097</text:p>
          </table:table-cell>
          <table:table-cell office:value-type="float" office:value="100" calcext:value-type="float">
            <text:p>100</text:p>
          </table:table-cell>
          <table:table-cell office:value-type="float" office:value="0.58" calcext:value-type="float">
            <text:p>0.5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355]-203)/100" office:value-type="float" office:value="1379.97" calcext:value-type="float">
            <text:p>1379.97</text:p>
          </table:table-cell>
          <table:table-cell office:value-type="float" office:value="138200" calcext:value-type="float">
            <text:p>138200</text:p>
          </table:table-cell>
          <table:table-cell office:value-type="float" office:value="102" calcext:value-type="float">
            <text:p>102</text:p>
          </table:table-cell>
          <table:table-cell office:value-type="float" office:value="0.23" calcext:value-type="float">
            <text:p>0.2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356]-203)/100" office:value-type="float" office:value="1380.98" calcext:value-type="float">
            <text:p>1380.98</text:p>
          </table:table-cell>
          <table:table-cell office:value-type="float" office:value="138301" calcext:value-type="float">
            <text:p>138301</text:p>
          </table:table-cell>
          <table:table-cell office:value-type="float" office:value="100" calcext:value-type="float">
            <text:p>100</text:p>
          </table:table-cell>
          <table:table-cell office:value-type="float" office:value="-1.74" calcext:value-type="float">
            <text:p>-1.7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357]-203)/100" office:value-type="float" office:value="1382" calcext:value-type="float">
            <text:p>1382</text:p>
          </table:table-cell>
          <table:table-cell office:value-type="float" office:value="138403" calcext:value-type="float">
            <text:p>138403</text:p>
          </table:table-cell>
          <table:table-cell office:value-type="float" office:value="101" calcext:value-type="float">
            <text:p>101</text:p>
          </table:table-cell>
          <table:table-cell office:value-type="float" office:value="-5.2" calcext:value-type="float">
            <text:p>-5.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358]-203)/100" office:value-type="float" office:value="1383.02" calcext:value-type="float">
            <text:p>1383.02</text:p>
          </table:table-cell>
          <table:table-cell office:value-type="float" office:value="138505" calcext:value-type="float">
            <text:p>138505</text:p>
          </table:table-cell>
          <table:table-cell office:value-type="float" office:value="101" calcext:value-type="float">
            <text:p>101</text:p>
          </table:table-cell>
          <table:table-cell office:value-type="float" office:value="-11.09" calcext:value-type="float">
            <text:p>-11.0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359]-203)/100" office:value-type="float" office:value="1384.04" calcext:value-type="float">
            <text:p>1384.04</text:p>
          </table:table-cell>
          <table:table-cell office:value-type="float" office:value="138607" calcext:value-type="float">
            <text:p>138607</text:p>
          </table:table-cell>
          <table:table-cell office:value-type="float" office:value="101" calcext:value-type="float">
            <text:p>101</text:p>
          </table:table-cell>
          <table:table-cell office:value-type="float" office:value="-9.05" calcext:value-type="float">
            <text:p>-9.0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360]-203)/100" office:value-type="float" office:value="1385.05" calcext:value-type="float">
            <text:p>1385.05</text:p>
          </table:table-cell>
          <table:table-cell office:value-type="float" office:value="138708" calcext:value-type="float">
            <text:p>138708</text:p>
          </table:table-cell>
          <table:table-cell office:value-type="float" office:value="100" calcext:value-type="float">
            <text:p>100</text:p>
          </table:table-cell>
          <table:table-cell office:value-type="float" office:value="7.01" calcext:value-type="float">
            <text:p>7.0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361]-203)/100" office:value-type="float" office:value="1386.08" calcext:value-type="float">
            <text:p>1386.08</text:p>
          </table:table-cell>
          <table:table-cell office:value-type="float" office:value="138811" calcext:value-type="float">
            <text:p>138811</text:p>
          </table:table-cell>
          <table:table-cell office:value-type="float" office:value="101" calcext:value-type="float">
            <text:p>101</text:p>
          </table:table-cell>
          <table:table-cell office:value-type="float" office:value="6.39" calcext:value-type="float">
            <text:p>6.3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362]-203)/100" office:value-type="float" office:value="1387.1" calcext:value-type="float">
            <text:p>1387.1</text:p>
          </table:table-cell>
          <table:table-cell office:value-type="float" office:value="138913" calcext:value-type="float">
            <text:p>138913</text:p>
          </table:table-cell>
          <table:table-cell office:value-type="float" office:value="101" calcext:value-type="float">
            <text:p>101</text:p>
          </table:table-cell>
          <table:table-cell office:value-type="float" office:value="7.54" calcext:value-type="float">
            <text:p>7.5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363]-203)/100" office:value-type="float" office:value="1388.12" calcext:value-type="float">
            <text:p>1388.12</text:p>
          </table:table-cell>
          <table:table-cell office:value-type="float" office:value="139015" calcext:value-type="float">
            <text:p>139015</text:p>
          </table:table-cell>
          <table:table-cell office:value-type="float" office:value="102" calcext:value-type="float">
            <text:p>102</text:p>
          </table:table-cell>
          <table:table-cell office:value-type="float" office:value="8.7" calcext:value-type="float">
            <text:p>8.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364]-203)/100" office:value-type="float" office:value="1389.14" calcext:value-type="float">
            <text:p>1389.14</text:p>
          </table:table-cell>
          <table:table-cell office:value-type="float" office:value="139117" calcext:value-type="float">
            <text:p>139117</text:p>
          </table:table-cell>
          <table:table-cell office:value-type="float" office:value="101" calcext:value-type="float">
            <text:p>101</text:p>
          </table:table-cell>
          <table:table-cell office:value-type="float" office:value="8.64" calcext:value-type="float">
            <text:p>8.6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365]-203)/100" office:value-type="float" office:value="1390.15" calcext:value-type="float">
            <text:p>1390.15</text:p>
          </table:table-cell>
          <table:table-cell office:value-type="float" office:value="139218" calcext:value-type="float">
            <text:p>139218</text:p>
          </table:table-cell>
          <table:table-cell office:value-type="float" office:value="100" calcext:value-type="float">
            <text:p>100</text:p>
          </table:table-cell>
          <table:table-cell office:value-type="float" office:value="9.34" calcext:value-type="float">
            <text:p>9.3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366]-203)/100" office:value-type="float" office:value="1391.18" calcext:value-type="float">
            <text:p>1391.18</text:p>
          </table:table-cell>
          <table:table-cell office:value-type="float" office:value="139321" calcext:value-type="float">
            <text:p>139321</text:p>
          </table:table-cell>
          <table:table-cell office:value-type="float" office:value="102" calcext:value-type="float">
            <text:p>102</text:p>
          </table:table-cell>
          <table:table-cell office:value-type="float" office:value="9.56" calcext:value-type="float">
            <text:p>9.5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367]-203)/100" office:value-type="float" office:value="1392.19" calcext:value-type="float">
            <text:p>1392.19</text:p>
          </table:table-cell>
          <table:table-cell office:value-type="float" office:value="139422" calcext:value-type="float">
            <text:p>139422</text:p>
          </table:table-cell>
          <table:table-cell office:value-type="float" office:value="100" calcext:value-type="float">
            <text:p>100</text:p>
          </table:table-cell>
          <table:table-cell office:value-type="float" office:value="7.14" calcext:value-type="float">
            <text:p>7.1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368]-203)/100" office:value-type="float" office:value="1393.22" calcext:value-type="float">
            <text:p>1393.22</text:p>
          </table:table-cell>
          <table:table-cell office:value-type="float" office:value="139525" calcext:value-type="float">
            <text:p>139525</text:p>
          </table:table-cell>
          <table:table-cell office:value-type="float" office:value="102" calcext:value-type="float">
            <text:p>102</text:p>
          </table:table-cell>
          <table:table-cell office:value-type="float" office:value="3.65" calcext:value-type="float">
            <text:p>3.6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369]-203)/100" office:value-type="float" office:value="1394.23" calcext:value-type="float">
            <text:p>1394.23</text:p>
          </table:table-cell>
          <table:table-cell office:value-type="float" office:value="139626" calcext:value-type="float">
            <text:p>139626</text:p>
          </table:table-cell>
          <table:table-cell office:value-type="float" office:value="100" calcext:value-type="float">
            <text:p>100</text:p>
          </table:table-cell>
          <table:table-cell office:value-type="float" office:value="-1.61" calcext:value-type="float">
            <text:p>-1.6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370]-203)/100" office:value-type="float" office:value="1395.25" calcext:value-type="float">
            <text:p>1395.25</text:p>
          </table:table-cell>
          <table:table-cell office:value-type="float" office:value="139728" calcext:value-type="float">
            <text:p>139728</text:p>
          </table:table-cell>
          <table:table-cell office:value-type="float" office:value="101" calcext:value-type="float">
            <text:p>101</text:p>
          </table:table-cell>
          <table:table-cell office:value-type="float" office:value="-4.65" calcext:value-type="float">
            <text:p>-4.6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371]-203)/100" office:value-type="float" office:value="1396.27" calcext:value-type="float">
            <text:p>1396.27</text:p>
          </table:table-cell>
          <table:table-cell office:value-type="float" office:value="139830" calcext:value-type="float">
            <text:p>139830</text:p>
          </table:table-cell>
          <table:table-cell office:value-type="float" office:value="101" calcext:value-type="float">
            <text:p>101</text:p>
          </table:table-cell>
          <table:table-cell office:value-type="float" office:value="-5.24" calcext:value-type="float">
            <text:p>-5.2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372]-203)/100" office:value-type="float" office:value="1397.29" calcext:value-type="float">
            <text:p>1397.29</text:p>
          </table:table-cell>
          <table:table-cell office:value-type="float" office:value="139932" calcext:value-type="float">
            <text:p>139932</text:p>
          </table:table-cell>
          <table:table-cell office:value-type="float" office:value="101" calcext:value-type="float">
            <text:p>101</text:p>
          </table:table-cell>
          <table:table-cell office:value-type="float" office:value="-10.21" calcext:value-type="float">
            <text:p>-10.2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373]-203)/100" office:value-type="float" office:value="1398.31" calcext:value-type="float">
            <text:p>1398.31</text:p>
          </table:table-cell>
          <table:table-cell office:value-type="float" office:value="140034" calcext:value-type="float">
            <text:p>140034</text:p>
          </table:table-cell>
          <table:table-cell office:value-type="float" office:value="101" calcext:value-type="float">
            <text:p>101</text:p>
          </table:table-cell>
          <table:table-cell office:value-type="float" office:value="-2.65" calcext:value-type="float">
            <text:p>-2.6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374]-203)/100" office:value-type="float" office:value="1399.33" calcext:value-type="float">
            <text:p>1399.33</text:p>
          </table:table-cell>
          <table:table-cell office:value-type="float" office:value="140136" calcext:value-type="float">
            <text:p>140136</text:p>
          </table:table-cell>
          <table:table-cell office:value-type="float" office:value="101" calcext:value-type="float">
            <text:p>101</text:p>
          </table:table-cell>
          <table:table-cell office:value-type="float" office:value="6.11" calcext:value-type="float">
            <text:p>6.1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375]-203)/100" office:value-type="float" office:value="1400.34" calcext:value-type="float">
            <text:p>1400.34</text:p>
          </table:table-cell>
          <table:table-cell office:value-type="float" office:value="140237" calcext:value-type="float">
            <text:p>140237</text:p>
          </table:table-cell>
          <table:table-cell office:value-type="float" office:value="100" calcext:value-type="float">
            <text:p>100</text:p>
          </table:table-cell>
          <table:table-cell office:value-type="float" office:value="6.16" calcext:value-type="float">
            <text:p>6.1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376]-203)/100" office:value-type="float" office:value="1401.37" calcext:value-type="float">
            <text:p>1401.37</text:p>
          </table:table-cell>
          <table:table-cell office:value-type="float" office:value="140340" calcext:value-type="float">
            <text:p>140340</text:p>
          </table:table-cell>
          <table:table-cell office:value-type="float" office:value="102" calcext:value-type="float">
            <text:p>102</text:p>
          </table:table-cell>
          <table:table-cell office:value-type="float" office:value="5.11" calcext:value-type="float">
            <text:p>5.1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377]-203)/100" office:value-type="float" office:value="1402.38" calcext:value-type="float">
            <text:p>1402.38</text:p>
          </table:table-cell>
          <table:table-cell office:value-type="float" office:value="140441" calcext:value-type="float">
            <text:p>140441</text:p>
          </table:table-cell>
          <table:table-cell office:value-type="float" office:value="100" calcext:value-type="float">
            <text:p>100</text:p>
          </table:table-cell>
          <table:table-cell office:value-type="float" office:value="8.41" calcext:value-type="float">
            <text:p>8.4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378]-203)/100" office:value-type="float" office:value="1403.41" calcext:value-type="float">
            <text:p>1403.41</text:p>
          </table:table-cell>
          <table:table-cell office:value-type="float" office:value="140544" calcext:value-type="float">
            <text:p>140544</text:p>
          </table:table-cell>
          <table:table-cell office:value-type="float" office:value="102" calcext:value-type="float">
            <text:p>102</text:p>
          </table:table-cell>
          <table:table-cell office:value-type="float" office:value="8.77" calcext:value-type="float">
            <text:p>8.7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379]-203)/100" office:value-type="float" office:value="1404.42" calcext:value-type="float">
            <text:p>1404.42</text:p>
          </table:table-cell>
          <table:table-cell office:value-type="float" office:value="140645" calcext:value-type="float">
            <text:p>140645</text:p>
          </table:table-cell>
          <table:table-cell office:value-type="float" office:value="100" calcext:value-type="float">
            <text:p>100</text:p>
          </table:table-cell>
          <table:table-cell office:value-type="float" office:value="9.25" calcext:value-type="float">
            <text:p>9.2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380]-203)/100" office:value-type="float" office:value="1405.44" calcext:value-type="float">
            <text:p>1405.44</text:p>
          </table:table-cell>
          <table:table-cell office:value-type="float" office:value="140747" calcext:value-type="float">
            <text:p>140747</text:p>
          </table:table-cell>
          <table:table-cell office:value-type="float" office:value="101" calcext:value-type="float">
            <text:p>101</text:p>
          </table:table-cell>
          <table:table-cell office:value-type="float" office:value="11.21" calcext:value-type="float">
            <text:p>11.2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381]-203)/100" office:value-type="float" office:value="1406.46" calcext:value-type="float">
            <text:p>1406.46</text:p>
          </table:table-cell>
          <table:table-cell office:value-type="float" office:value="140849" calcext:value-type="float">
            <text:p>140849</text:p>
          </table:table-cell>
          <table:table-cell office:value-type="float" office:value="101" calcext:value-type="float">
            <text:p>101</text:p>
          </table:table-cell>
          <table:table-cell office:value-type="float" office:value="10.18" calcext:value-type="float">
            <text:p>10.1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382]-203)/100" office:value-type="float" office:value="1407.48" calcext:value-type="float">
            <text:p>1407.48</text:p>
          </table:table-cell>
          <table:table-cell office:value-type="float" office:value="140951" calcext:value-type="float">
            <text:p>140951</text:p>
          </table:table-cell>
          <table:table-cell office:value-type="float" office:value="101" calcext:value-type="float">
            <text:p>101</text:p>
          </table:table-cell>
          <table:table-cell office:value-type="float" office:value="7.41" calcext:value-type="float">
            <text:p>7.4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383]-203)/100" office:value-type="float" office:value="1408.49" calcext:value-type="float">
            <text:p>1408.49</text:p>
          </table:table-cell>
          <table:table-cell office:value-type="float" office:value="141052" calcext:value-type="float">
            <text:p>141052</text:p>
          </table:table-cell>
          <table:table-cell office:value-type="float" office:value="100" calcext:value-type="float">
            <text:p>100</text:p>
          </table:table-cell>
          <table:table-cell office:value-type="float" office:value="2.51" calcext:value-type="float">
            <text:p>2.5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384]-203)/100" office:value-type="float" office:value="1409.52" calcext:value-type="float">
            <text:p>1409.52</text:p>
          </table:table-cell>
          <table:table-cell office:value-type="float" office:value="141155" calcext:value-type="float">
            <text:p>141155</text:p>
          </table:table-cell>
          <table:table-cell office:value-type="float" office:value="102" calcext:value-type="float">
            <text:p>102</text:p>
          </table:table-cell>
          <table:table-cell office:value-type="float" office:value="-0.02" calcext:value-type="float">
            <text:p>-0.0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385]-203)/100" office:value-type="float" office:value="1410.53" calcext:value-type="float">
            <text:p>1410.53</text:p>
          </table:table-cell>
          <table:table-cell office:value-type="float" office:value="141256" calcext:value-type="float">
            <text:p>141256</text:p>
          </table:table-cell>
          <table:table-cell office:value-type="float" office:value="100" calcext:value-type="float">
            <text:p>100</text:p>
          </table:table-cell>
          <table:table-cell office:value-type="float" office:value="-2.71" calcext:value-type="float">
            <text:p>-2.7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386]-203)/100" office:value-type="float" office:value="1411.56" calcext:value-type="float">
            <text:p>1411.56</text:p>
          </table:table-cell>
          <table:table-cell office:value-type="float" office:value="141359" calcext:value-type="float">
            <text:p>141359</text:p>
          </table:table-cell>
          <table:table-cell office:value-type="float" office:value="102" calcext:value-type="float">
            <text:p>102</text:p>
          </table:table-cell>
          <table:table-cell office:value-type="float" office:value="-3.42" calcext:value-type="float">
            <text:p>-3.4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387]-203)/100" office:value-type="float" office:value="1412.58" calcext:value-type="float">
            <text:p>1412.58</text:p>
          </table:table-cell>
          <table:table-cell office:value-type="float" office:value="141461" calcext:value-type="float">
            <text:p>141461</text:p>
          </table:table-cell>
          <table:table-cell office:value-type="float" office:value="101" calcext:value-type="float">
            <text:p>101</text:p>
          </table:table-cell>
          <table:table-cell office:value-type="float" office:value="-4.46" calcext:value-type="float">
            <text:p>-4.4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388]-203)/100" office:value-type="float" office:value="1413.59" calcext:value-type="float">
            <text:p>1413.59</text:p>
          </table:table-cell>
          <table:table-cell office:value-type="float" office:value="141562" calcext:value-type="float">
            <text:p>141562</text:p>
          </table:table-cell>
          <table:table-cell office:value-type="float" office:value="100" calcext:value-type="float">
            <text:p>100</text:p>
          </table:table-cell>
          <table:table-cell office:value-type="float" office:value="-10.23" calcext:value-type="float">
            <text:p>-10.2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389]-203)/100" office:value-type="float" office:value="1414.62" calcext:value-type="float">
            <text:p>1414.62</text:p>
          </table:table-cell>
          <table:table-cell office:value-type="float" office:value="141665" calcext:value-type="float">
            <text:p>141665</text:p>
          </table:table-cell>
          <table:table-cell office:value-type="float" office:value="102" calcext:value-type="float">
            <text:p>102</text:p>
          </table:table-cell>
          <table:table-cell office:value-type="float" office:value="0.39" calcext:value-type="float">
            <text:p>0.3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390]-203)/100" office:value-type="float" office:value="1415.63" calcext:value-type="float">
            <text:p>1415.63</text:p>
          </table:table-cell>
          <table:table-cell office:value-type="float" office:value="141766" calcext:value-type="float">
            <text:p>141766</text:p>
          </table:table-cell>
          <table:table-cell office:value-type="float" office:value="100" calcext:value-type="float">
            <text:p>100</text:p>
          </table:table-cell>
          <table:table-cell office:value-type="float" office:value="2.02" calcext:value-type="float">
            <text:p>2.0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391]-203)/100" office:value-type="float" office:value="1416.66" calcext:value-type="float">
            <text:p>1416.66</text:p>
          </table:table-cell>
          <table:table-cell office:value-type="float" office:value="141869" calcext:value-type="float">
            <text:p>141869</text:p>
          </table:table-cell>
          <table:table-cell office:value-type="float" office:value="102" calcext:value-type="float">
            <text:p>102</text:p>
          </table:table-cell>
          <table:table-cell office:value-type="float" office:value="6.57" calcext:value-type="float">
            <text:p>6.5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392]-203)/100" office:value-type="float" office:value="1417.67" calcext:value-type="float">
            <text:p>1417.67</text:p>
          </table:table-cell>
          <table:table-cell office:value-type="float" office:value="141970" calcext:value-type="float">
            <text:p>141970</text:p>
          </table:table-cell>
          <table:table-cell office:value-type="float" office:value="100" calcext:value-type="float">
            <text:p>100</text:p>
          </table:table-cell>
          <table:table-cell office:value-type="float" office:value="7.04" calcext:value-type="float">
            <text:p>7.0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393]-203)/100" office:value-type="float" office:value="1418.69" calcext:value-type="float">
            <text:p>1418.69</text:p>
          </table:table-cell>
          <table:table-cell office:value-type="float" office:value="142072" calcext:value-type="float">
            <text:p>142072</text:p>
          </table:table-cell>
          <table:table-cell office:value-type="float" office:value="101" calcext:value-type="float">
            <text:p>101</text:p>
          </table:table-cell>
          <table:table-cell office:value-type="float" office:value="7.76" calcext:value-type="float">
            <text:p>7.7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394]-203)/100" office:value-type="float" office:value="1419.71" calcext:value-type="float">
            <text:p>1419.71</text:p>
          </table:table-cell>
          <table:table-cell office:value-type="float" office:value="142174" calcext:value-type="float">
            <text:p>142174</text:p>
          </table:table-cell>
          <table:table-cell office:value-type="float" office:value="101" calcext:value-type="float">
            <text:p>101</text:p>
          </table:table-cell>
          <table:table-cell office:value-type="float" office:value="10.7" calcext:value-type="float">
            <text:p>10.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395]-203)/100" office:value-type="float" office:value="1420.73" calcext:value-type="float">
            <text:p>1420.73</text:p>
          </table:table-cell>
          <table:table-cell office:value-type="float" office:value="142276" calcext:value-type="float">
            <text:p>142276</text:p>
          </table:table-cell>
          <table:table-cell office:value-type="float" office:value="101" calcext:value-type="float">
            <text:p>101</text:p>
          </table:table-cell>
          <table:table-cell office:value-type="float" office:value="9.09" calcext:value-type="float">
            <text:p>9.0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396]-203)/100" office:value-type="float" office:value="1421.74" calcext:value-type="float">
            <text:p>1421.74</text:p>
          </table:table-cell>
          <table:table-cell office:value-type="float" office:value="142377" calcext:value-type="float">
            <text:p>142377</text:p>
          </table:table-cell>
          <table:table-cell office:value-type="float" office:value="100" calcext:value-type="float">
            <text:p>100</text:p>
          </table:table-cell>
          <table:table-cell office:value-type="float" office:value="10.11" calcext:value-type="float">
            <text:p>10.1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397]-203)/100" office:value-type="float" office:value="1422.77" calcext:value-type="float">
            <text:p>1422.77</text:p>
          </table:table-cell>
          <table:table-cell office:value-type="float" office:value="142480" calcext:value-type="float">
            <text:p>142480</text:p>
          </table:table-cell>
          <table:table-cell office:value-type="float" office:value="101" calcext:value-type="float">
            <text:p>101</text:p>
          </table:table-cell>
          <table:table-cell office:value-type="float" office:value="5.96" calcext:value-type="float">
            <text:p>5.9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398]-203)/100" office:value-type="float" office:value="1423.78" calcext:value-type="float">
            <text:p>1423.78</text:p>
          </table:table-cell>
          <table:table-cell office:value-type="float" office:value="142581" calcext:value-type="float">
            <text:p>142581</text:p>
          </table:table-cell>
          <table:table-cell office:value-type="float" office:value="100" calcext:value-type="float">
            <text:p>100</text:p>
          </table:table-cell>
          <table:table-cell office:value-type="float" office:value="4.24" calcext:value-type="float">
            <text:p>4.2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399]-203)/100" office:value-type="float" office:value="1424.81" calcext:value-type="float">
            <text:p>1424.81</text:p>
          </table:table-cell>
          <table:table-cell office:value-type="float" office:value="142684" calcext:value-type="float">
            <text:p>142684</text:p>
          </table:table-cell>
          <table:table-cell office:value-type="float" office:value="102" calcext:value-type="float">
            <text:p>102</text:p>
          </table:table-cell>
          <table:table-cell office:value-type="float" office:value="-1.39" calcext:value-type="float">
            <text:p>-1.3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00]-203)/100" office:value-type="float" office:value="1425.82" calcext:value-type="float">
            <text:p>1425.82</text:p>
          </table:table-cell>
          <table:table-cell office:value-type="float" office:value="142785" calcext:value-type="float">
            <text:p>142785</text:p>
          </table:table-cell>
          <table:table-cell office:value-type="float" office:value="100" calcext:value-type="float">
            <text:p>100</text:p>
          </table:table-cell>
          <table:table-cell office:value-type="float" office:value="-2.29" calcext:value-type="float">
            <text:p>-2.2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01]-203)/100" office:value-type="float" office:value="1426.84" calcext:value-type="float">
            <text:p>1426.84</text:p>
          </table:table-cell>
          <table:table-cell office:value-type="float" office:value="142887" calcext:value-type="float">
            <text:p>142887</text:p>
          </table:table-cell>
          <table:table-cell office:value-type="float" office:value="101" calcext:value-type="float">
            <text:p>101</text:p>
          </table:table-cell>
          <table:table-cell office:value-type="float" office:value="-6.08" calcext:value-type="float">
            <text:p>-6.0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02]-203)/100" office:value-type="float" office:value="1427.86" calcext:value-type="float">
            <text:p>1427.86</text:p>
          </table:table-cell>
          <table:table-cell office:value-type="float" office:value="142989" calcext:value-type="float">
            <text:p>142989</text:p>
          </table:table-cell>
          <table:table-cell office:value-type="float" office:value="101" calcext:value-type="float">
            <text:p>101</text:p>
          </table:table-cell>
          <table:table-cell office:value-type="float" office:value="-7.1" calcext:value-type="float">
            <text:p>-7.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03]-203)/100" office:value-type="float" office:value="1428.88" calcext:value-type="float">
            <text:p>1428.88</text:p>
          </table:table-cell>
          <table:table-cell office:value-type="float" office:value="143091" calcext:value-type="float">
            <text:p>143091</text:p>
          </table:table-cell>
          <table:table-cell office:value-type="float" office:value="101" calcext:value-type="float">
            <text:p>101</text:p>
          </table:table-cell>
          <table:table-cell office:value-type="float" office:value="-13.59" calcext:value-type="float">
            <text:p>-13.5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04]-203)/100" office:value-type="float" office:value="1429.9" calcext:value-type="float">
            <text:p>1429.9</text:p>
          </table:table-cell>
          <table:table-cell office:value-type="float" office:value="143193" calcext:value-type="float">
            <text:p>143193</text:p>
          </table:table-cell>
          <table:table-cell office:value-type="float" office:value="101" calcext:value-type="float">
            <text:p>101</text:p>
          </table:table-cell>
          <table:table-cell office:value-type="float" office:value="-1.85" calcext:value-type="float">
            <text:p>-1.8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05]-203)/100" office:value-type="float" office:value="1430.92" calcext:value-type="float">
            <text:p>1430.92</text:p>
          </table:table-cell>
          <table:table-cell office:value-type="float" office:value="143295" calcext:value-type="float">
            <text:p>143295</text:p>
          </table:table-cell>
          <table:table-cell office:value-type="float" office:value="101" calcext:value-type="float">
            <text:p>101</text:p>
          </table:table-cell>
          <table:table-cell office:value-type="float" office:value="2.25" calcext:value-type="float">
            <text:p>2.2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06]-203)/100" office:value-type="float" office:value="1431.93" calcext:value-type="float">
            <text:p>1431.93</text:p>
          </table:table-cell>
          <table:table-cell office:value-type="float" office:value="143396" calcext:value-type="float">
            <text:p>143396</text:p>
          </table:table-cell>
          <table:table-cell office:value-type="float" office:value="100" calcext:value-type="float">
            <text:p>100</text:p>
          </table:table-cell>
          <table:table-cell office:value-type="float" office:value="3.88" calcext:value-type="float">
            <text:p>3.8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07]-203)/100" office:value-type="float" office:value="1432.96" calcext:value-type="float">
            <text:p>1432.96</text:p>
          </table:table-cell>
          <table:table-cell office:value-type="float" office:value="143499" calcext:value-type="float">
            <text:p>143499</text:p>
          </table:table-cell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08]-203)/100" office:value-type="float" office:value="1433.97" calcext:value-type="float">
            <text:p>1433.97</text:p>
          </table:table-cell>
          <table:table-cell office:value-type="float" office:value="143600" calcext:value-type="float">
            <text:p>143600</text:p>
          </table:table-cell>
          <table:table-cell office:value-type="float" office:value="100" calcext:value-type="float">
            <text:p>100</text:p>
          </table:table-cell>
          <table:table-cell office:value-type="float" office:value="8.1" calcext:value-type="float">
            <text:p>8.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09]-203)/100" office:value-type="float" office:value="1435" calcext:value-type="float">
            <text:p>1435</text:p>
          </table:table-cell>
          <table:table-cell office:value-type="float" office:value="143703" calcext:value-type="float">
            <text:p>143703</text:p>
          </table:table-cell>
          <table:table-cell office:value-type="float" office:value="102" calcext:value-type="float">
            <text:p>102</text:p>
          </table:table-cell>
          <table:table-cell office:value-type="float" office:value="10.45" calcext:value-type="float">
            <text:p>10.4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10]-203)/100" office:value-type="float" office:value="1436.01" calcext:value-type="float">
            <text:p>1436.01</text:p>
          </table:table-cell>
          <table:table-cell office:value-type="float" office:value="143804" calcext:value-type="float">
            <text:p>143804</text:p>
          </table:table-cell>
          <table:table-cell office:value-type="float" office:value="100" calcext:value-type="float">
            <text:p>100</text:p>
          </table:table-cell>
          <table:table-cell office:value-type="float" office:value="9.18" calcext:value-type="float">
            <text:p>9.1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11]-203)/100" office:value-type="float" office:value="1437.03" calcext:value-type="float">
            <text:p>1437.03</text:p>
          </table:table-cell>
          <table:table-cell office:value-type="float" office:value="143906" calcext:value-type="float">
            <text:p>143906</text:p>
          </table:table-cell>
          <table:table-cell office:value-type="float" office:value="101" calcext:value-type="float">
            <text:p>101</text:p>
          </table:table-cell>
          <table:table-cell office:value-type="float" office:value="5.39" calcext:value-type="float">
            <text:p>5.3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12]-203)/100" office:value-type="float" office:value="1438.06" calcext:value-type="float">
            <text:p>1438.06</text:p>
          </table:table-cell>
          <table:table-cell office:value-type="float" office:value="144009" calcext:value-type="float">
            <text:p>144009</text:p>
          </table:table-cell>
          <table:table-cell office:value-type="float" office:value="102" calcext:value-type="float">
            <text:p>102</text:p>
          </table:table-cell>
          <table:table-cell office:value-type="float" office:value="2.75" calcext:value-type="float">
            <text:p>2.7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13]-203)/100" office:value-type="float" office:value="1439.07" calcext:value-type="float">
            <text:p>1439.07</text:p>
          </table:table-cell>
          <table:table-cell office:value-type="float" office:value="144110" calcext:value-type="float">
            <text:p>144110</text:p>
          </table:table-cell>
          <table:table-cell office:value-type="float" office:value="101" calcext:value-type="float">
            <text:p>101</text:p>
          </table:table-cell>
          <table:table-cell office:value-type="float" office:value="-0.54" calcext:value-type="float">
            <text:p>-0.5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14]-203)/100" office:value-type="float" office:value="1440.09" calcext:value-type="float">
            <text:p>1440.09</text:p>
          </table:table-cell>
          <table:table-cell office:value-type="float" office:value="144212" calcext:value-type="float">
            <text:p>144212</text:p>
          </table:table-cell>
          <table:table-cell office:value-type="float" office:value="101" calcext:value-type="float">
            <text:p>101</text:p>
          </table:table-cell>
          <table:table-cell office:value-type="float" office:value="-2.76" calcext:value-type="float">
            <text:p>-2.7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15]-203)/100" office:value-type="float" office:value="1441.11" calcext:value-type="float">
            <text:p>1441.11</text:p>
          </table:table-cell>
          <table:table-cell office:value-type="float" office:value="144314" calcext:value-type="float">
            <text:p>144314</text:p>
          </table:table-cell>
          <table:table-cell office:value-type="float" office:value="100" calcext:value-type="float">
            <text:p>100</text:p>
          </table:table-cell>
          <table:table-cell office:value-type="float" office:value="-4.42" calcext:value-type="float">
            <text:p>-4.4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16]-203)/100" office:value-type="float" office:value="1442.13" calcext:value-type="float">
            <text:p>1442.13</text:p>
          </table:table-cell>
          <table:table-cell office:value-type="float" office:value="144416" calcext:value-type="float">
            <text:p>144416</text:p>
          </table:table-cell>
          <table:table-cell office:value-type="float" office:value="101" calcext:value-type="float">
            <text:p>101</text:p>
          </table:table-cell>
          <table:table-cell office:value-type="float" office:value="-7.75" calcext:value-type="float">
            <text:p>-7.7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17]-203)/100" office:value-type="float" office:value="1443.15" calcext:value-type="float">
            <text:p>1443.15</text:p>
          </table:table-cell>
          <table:table-cell office:value-type="float" office:value="144518" calcext:value-type="float">
            <text:p>144518</text:p>
          </table:table-cell>
          <table:table-cell office:value-type="float" office:value="101" calcext:value-type="float">
            <text:p>101</text:p>
          </table:table-cell>
          <table:table-cell office:value-type="float" office:value="-8.31" calcext:value-type="float">
            <text:p>-8.3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18]-203)/100" office:value-type="float" office:value="1444.17" calcext:value-type="float">
            <text:p>1444.17</text:p>
          </table:table-cell>
          <table:table-cell office:value-type="float" office:value="144620" calcext:value-type="float">
            <text:p>144620</text:p>
          </table:table-cell>
          <table:table-cell office:value-type="float" office:value="101" calcext:value-type="float">
            <text:p>101</text:p>
          </table:table-cell>
          <table:table-cell office:value-type="float" office:value="-14.09" calcext:value-type="float">
            <text:p>-14.0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19]-203)/100" office:value-type="float" office:value="1445.18" calcext:value-type="float">
            <text:p>1445.18</text:p>
          </table:table-cell>
          <table:table-cell office:value-type="float" office:value="144721" calcext:value-type="float">
            <text:p>144721</text:p>
          </table:table-cell>
          <table:table-cell office:value-type="float" office:value="100" calcext:value-type="float">
            <text:p>100</text:p>
          </table:table-cell>
          <table:table-cell office:value-type="float" office:value="0.33" calcext:value-type="float">
            <text:p>0.3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20]-203)/100" office:value-type="float" office:value="1446.21" calcext:value-type="float">
            <text:p>1446.21</text:p>
          </table:table-cell>
          <table:table-cell office:value-type="float" office:value="144824" calcext:value-type="float">
            <text:p>144824</text:p>
          </table:table-cell>
          <table:table-cell office:value-type="float" office:value="102" calcext:value-type="float">
            <text:p>102</text:p>
          </table:table-cell>
          <table:table-cell office:value-type="float" office:value="1.84" calcext:value-type="float">
            <text:p>1.8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21]-203)/100" office:value-type="float" office:value="1447.22" calcext:value-type="float">
            <text:p>1447.22</text:p>
          </table:table-cell>
          <table:table-cell office:value-type="float" office:value="144925" calcext:value-type="float">
            <text:p>144925</text:p>
          </table:table-cell>
          <table:table-cell office:value-type="float" office:value="100" calcext:value-type="float">
            <text:p>100</text:p>
          </table:table-cell>
          <table:table-cell office:value-type="float" office:value="5.04" calcext:value-type="float">
            <text:p>5.0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22]-203)/100" office:value-type="float" office:value="1448.25" calcext:value-type="float">
            <text:p>1448.25</text:p>
          </table:table-cell>
          <table:table-cell office:value-type="float" office:value="145028" calcext:value-type="float">
            <text:p>145028</text:p>
          </table:table-cell>
          <table:table-cell office:value-type="float" office:value="102" calcext:value-type="float">
            <text:p>102</text:p>
          </table:table-cell>
          <table:table-cell office:value-type="float" office:value="6.85" calcext:value-type="float">
            <text:p>6.8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23]-203)/100" office:value-type="float" office:value="1449.26" calcext:value-type="float">
            <text:p>1449.26</text:p>
          </table:table-cell>
          <table:table-cell office:value-type="float" office:value="145129" calcext:value-type="float">
            <text:p>145129</text:p>
          </table:table-cell>
          <table:table-cell office:value-type="float" office:value="100" calcext:value-type="float">
            <text:p>100</text:p>
          </table:table-cell>
          <table:table-cell office:value-type="float" office:value="9.09" calcext:value-type="float">
            <text:p>9.0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24]-203)/100" office:value-type="float" office:value="1450.28" calcext:value-type="float">
            <text:p>1450.28</text:p>
          </table:table-cell>
          <table:table-cell office:value-type="float" office:value="145231" calcext:value-type="float">
            <text:p>145231</text:p>
          </table:table-cell>
          <table:table-cell office:value-type="float" office:value="101" calcext:value-type="float">
            <text:p>101</text:p>
          </table:table-cell>
          <table:table-cell office:value-type="float" office:value="10.35" calcext:value-type="float">
            <text:p>10.3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25]-203)/100" office:value-type="float" office:value="1451.3" calcext:value-type="float">
            <text:p>1451.3</text:p>
          </table:table-cell>
          <table:table-cell office:value-type="float" office:value="145333" calcext:value-type="float">
            <text:p>145333</text:p>
          </table:table-cell>
          <table:table-cell office:value-type="float" office:value="101" calcext:value-type="float">
            <text:p>101</text:p>
          </table:table-cell>
          <table:table-cell office:value-type="float" office:value="9.18" calcext:value-type="float">
            <text:p>9.1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26]-203)/100" office:value-type="float" office:value="1452.32" calcext:value-type="float">
            <text:p>1452.32</text:p>
          </table:table-cell>
          <table:table-cell office:value-type="float" office:value="145435" calcext:value-type="float">
            <text:p>145435</text:p>
          </table:table-cell>
          <table:table-cell office:value-type="float" office:value="101" calcext:value-type="float">
            <text:p>101</text:p>
          </table:table-cell>
          <table:table-cell office:value-type="float" office:value="6.02" calcext:value-type="float">
            <text:p>6.0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27]-203)/100" office:value-type="float" office:value="1453.34" calcext:value-type="float">
            <text:p>1453.34</text:p>
          </table:table-cell>
          <table:table-cell office:value-type="float" office:value="145537" calcext:value-type="float">
            <text:p>145537</text:p>
          </table:table-cell>
          <table:table-cell office:value-type="float" office:value="101" calcext:value-type="float">
            <text:p>101</text:p>
          </table:table-cell>
          <table:table-cell office:value-type="float" office:value="5.23" calcext:value-type="float">
            <text:p>5.2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28]-203)/100" office:value-type="float" office:value="1454.36" calcext:value-type="float">
            <text:p>1454.36</text:p>
          </table:table-cell>
          <table:table-cell office:value-type="float" office:value="145639" calcext:value-type="float">
            <text:p>145639</text:p>
          </table:table-cell>
          <table:table-cell office:value-type="float" office:value="101" calcext:value-type="float">
            <text:p>101</text:p>
          </table:table-cell>
          <table:table-cell office:value-type="float" office:value="0.37" calcext:value-type="float">
            <text:p>0.3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29]-203)/100" office:value-type="float" office:value="1455.37" calcext:value-type="float">
            <text:p>1455.37</text:p>
          </table:table-cell>
          <table:table-cell office:value-type="float" office:value="145740" calcext:value-type="float">
            <text:p>145740</text:p>
          </table:table-cell>
          <table:table-cell office:value-type="float" office:value="100" calcext:value-type="float">
            <text:p>100</text:p>
          </table:table-cell>
          <table:table-cell office:value-type="float" office:value="-2.15" calcext:value-type="float">
            <text:p>-2.1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30]-203)/100" office:value-type="float" office:value="1456.4" calcext:value-type="float">
            <text:p>1456.4</text:p>
          </table:table-cell>
          <table:table-cell office:value-type="float" office:value="145843" calcext:value-type="float">
            <text:p>145843</text:p>
          </table:table-cell>
          <table:table-cell office:value-type="float" office:value="102" calcext:value-type="float">
            <text:p>102</text:p>
          </table:table-cell>
          <table:table-cell office:value-type="float" office:value="-5.99" calcext:value-type="float">
            <text:p>-5.9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31]-203)/100" office:value-type="float" office:value="1457.41" calcext:value-type="float">
            <text:p>1457.41</text:p>
          </table:table-cell>
          <table:table-cell office:value-type="float" office:value="145944" calcext:value-type="float">
            <text:p>145944</text:p>
          </table:table-cell>
          <table:table-cell office:value-type="float" office:value="100" calcext:value-type="float">
            <text:p>100</text:p>
          </table:table-cell>
          <table:table-cell office:value-type="float" office:value="-7.34" calcext:value-type="float">
            <text:p>-7.3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32]-203)/100" office:value-type="float" office:value="1458.43" calcext:value-type="float">
            <text:p>1458.43</text:p>
          </table:table-cell>
          <table:table-cell office:value-type="float" office:value="146046" calcext:value-type="float">
            <text:p>146046</text:p>
          </table:table-cell>
          <table:table-cell office:value-type="float" office:value="101" calcext:value-type="float">
            <text:p>101</text:p>
          </table:table-cell>
          <table:table-cell office:value-type="float" office:value="-11.58" calcext:value-type="float">
            <text:p>-11.5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33]-203)/100" office:value-type="float" office:value="1459.45" calcext:value-type="float">
            <text:p>1459.45</text:p>
          </table:table-cell>
          <table:table-cell office:value-type="float" office:value="146148" calcext:value-type="float">
            <text:p>146148</text:p>
          </table:table-cell>
          <table:table-cell office:value-type="float" office:value="100" calcext:value-type="float">
            <text:p>100</text:p>
          </table:table-cell>
          <table:table-cell office:value-type="float" office:value="-10.95" calcext:value-type="float">
            <text:p>-10.9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34]-203)/100" office:value-type="float" office:value="1460.47" calcext:value-type="float">
            <text:p>1460.47</text:p>
          </table:table-cell>
          <table:table-cell office:value-type="float" office:value="146250" calcext:value-type="float">
            <text:p>146250</text:p>
          </table:table-cell>
          <table:table-cell office:value-type="float" office:value="101" calcext:value-type="float">
            <text:p>101</text:p>
          </table:table-cell>
          <table:table-cell office:value-type="float" office:value="2.47" calcext:value-type="float">
            <text:p>2.4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35]-203)/100" office:value-type="float" office:value="1461.49" calcext:value-type="float">
            <text:p>1461.49</text:p>
          </table:table-cell>
          <table:table-cell office:value-type="float" office:value="146352" calcext:value-type="float">
            <text:p>146352</text:p>
          </table:table-cell>
          <table:table-cell office:value-type="float" office:value="101" calcext:value-type="float">
            <text:p>101</text:p>
          </table:table-cell>
          <table:table-cell office:value-type="float" office:value="2.23" calcext:value-type="float">
            <text:p>2.2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36]-203)/100" office:value-type="float" office:value="1462.51" calcext:value-type="float">
            <text:p>1462.51</text:p>
          </table:table-cell>
          <table:table-cell office:value-type="float" office:value="146454" calcext:value-type="float">
            <text:p>146454</text:p>
          </table:table-cell>
          <table:table-cell office:value-type="float" office:value="101" calcext:value-type="float">
            <text:p>101</text:p>
          </table:table-cell>
          <table:table-cell office:value-type="float" office:value="4.44" calcext:value-type="float">
            <text:p>4.4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37]-203)/100" office:value-type="float" office:value="1463.52" calcext:value-type="float">
            <text:p>1463.52</text:p>
          </table:table-cell>
          <table:table-cell office:value-type="float" office:value="146555" calcext:value-type="float">
            <text:p>146555</text:p>
          </table:table-cell>
          <table:table-cell office:value-type="float" office:value="100" calcext:value-type="float">
            <text:p>100</text:p>
          </table:table-cell>
          <table:table-cell office:value-type="float" office:value="7.21" calcext:value-type="float">
            <text:p>7.2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38]-203)/100" office:value-type="float" office:value="1464.55" calcext:value-type="float">
            <text:p>1464.55</text:p>
          </table:table-cell>
          <table:table-cell office:value-type="float" office:value="146658" calcext:value-type="float">
            <text:p>146658</text:p>
          </table:table-cell>
          <table:table-cell office:value-type="float" office:value="102" calcext:value-type="float">
            <text:p>102</text:p>
          </table:table-cell>
          <table:table-cell office:value-type="float" office:value="10.76" calcext:value-type="float">
            <text:p>10.7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39]-203)/100" office:value-type="float" office:value="1465.57" calcext:value-type="float">
            <text:p>1465.57</text:p>
          </table:table-cell>
          <table:table-cell office:value-type="float" office:value="146760" calcext:value-type="float">
            <text:p>146760</text:p>
          </table:table-cell>
          <table:table-cell office:value-type="float" office:value="101" calcext:value-type="float">
            <text:p>101</text:p>
          </table:table-cell>
          <table:table-cell office:value-type="float" office:value="11.52" calcext:value-type="float">
            <text:p>11.5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40]-203)/100" office:value-type="float" office:value="1466.59" calcext:value-type="float">
            <text:p>1466.59</text:p>
          </table:table-cell>
          <table:table-cell office:value-type="float" office:value="146862" calcext:value-type="float">
            <text:p>146862</text:p>
          </table:table-cell>
          <table:table-cell office:value-type="float" office:value="101" calcext:value-type="float">
            <text:p>101</text:p>
          </table:table-cell>
          <table:table-cell office:value-type="float" office:value="9.96" calcext:value-type="float">
            <text:p>9.9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41]-203)/100" office:value-type="float" office:value="1467.61" calcext:value-type="float">
            <text:p>1467.61</text:p>
          </table:table-cell>
          <table:table-cell office:value-type="float" office:value="146964" calcext:value-type="float">
            <text:p>146964</text:p>
          </table:table-cell>
          <table:table-cell office:value-type="float" office:value="101" calcext:value-type="float">
            <text:p>101</text:p>
          </table:table-cell>
          <table:table-cell office:value-type="float" office:value="8.66" calcext:value-type="float">
            <text:p>8.6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42]-203)/100" office:value-type="float" office:value="1468.62" calcext:value-type="float">
            <text:p>1468.62</text:p>
          </table:table-cell>
          <table:table-cell office:value-type="float" office:value="147065" calcext:value-type="float">
            <text:p>147065</text:p>
          </table:table-cell>
          <table:table-cell office:value-type="float" office:value="100" calcext:value-type="float">
            <text:p>100</text:p>
          </table:table-cell>
          <table:table-cell office:value-type="float" office:value="8.03" calcext:value-type="float">
            <text:p>8.0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43]-203)/100" office:value-type="float" office:value="1469.65" calcext:value-type="float">
            <text:p>1469.65</text:p>
          </table:table-cell>
          <table:table-cell office:value-type="float" office:value="147168" calcext:value-type="float">
            <text:p>147168</text:p>
          </table:table-cell>
          <table:table-cell office:value-type="float" office:value="102" calcext:value-type="float">
            <text:p>102</text:p>
          </table:table-cell>
          <table:table-cell office:value-type="float" office:value="1.06" calcext:value-type="float">
            <text:p>1.0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44]-203)/100" office:value-type="float" office:value="1470.66" calcext:value-type="float">
            <text:p>1470.66</text:p>
          </table:table-cell>
          <table:table-cell office:value-type="float" office:value="147269" calcext:value-type="float">
            <text:p>147269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45]-203)/100" office:value-type="float" office:value="1471.69" calcext:value-type="float">
            <text:p>1471.69</text:p>
          </table:table-cell>
          <table:table-cell office:value-type="float" office:value="147372" calcext:value-type="float">
            <text:p>147372</text:p>
          </table:table-cell>
          <table:table-cell office:value-type="float" office:value="102" calcext:value-type="float">
            <text:p>102</text:p>
          </table:table-cell>
          <table:table-cell office:value-type="float" office:value="-4.48" calcext:value-type="float">
            <text:p>-4.4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46]-203)/100" office:value-type="float" office:value="1472.7" calcext:value-type="float">
            <text:p>1472.7</text:p>
          </table:table-cell>
          <table:table-cell office:value-type="float" office:value="147473" calcext:value-type="float">
            <text:p>147473</text:p>
          </table:table-cell>
          <table:table-cell office:value-type="float" office:value="100" calcext:value-type="float">
            <text:p>100</text:p>
          </table:table-cell>
          <table:table-cell office:value-type="float" office:value="-4.01" calcext:value-type="float">
            <text:p>-4.0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47]-203)/100" office:value-type="float" office:value="1473.72" calcext:value-type="float">
            <text:p>1473.72</text:p>
          </table:table-cell>
          <table:table-cell office:value-type="float" office:value="147575" calcext:value-type="float">
            <text:p>147575</text:p>
          </table:table-cell>
          <table:table-cell office:value-type="float" office:value="101" calcext:value-type="float">
            <text:p>101</text:p>
          </table:table-cell>
          <table:table-cell office:value-type="float" office:value="-12.94" calcext:value-type="float">
            <text:p>-12.9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48]-203)/100" office:value-type="float" office:value="1474.74" calcext:value-type="float">
            <text:p>1474.74</text:p>
          </table:table-cell>
          <table:table-cell office:value-type="float" office:value="147677" calcext:value-type="float">
            <text:p>147677</text:p>
          </table:table-cell>
          <table:table-cell office:value-type="float" office:value="101" calcext:value-type="float">
            <text:p>101</text:p>
          </table:table-cell>
          <table:table-cell office:value-type="float" office:value="-12.18" calcext:value-type="float">
            <text:p>-12.1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49]-203)/100" office:value-type="float" office:value="1475.76" calcext:value-type="float">
            <text:p>1475.76</text:p>
          </table:table-cell>
          <table:table-cell office:value-type="float" office:value="147779" calcext:value-type="float">
            <text:p>147779</text:p>
          </table:table-cell>
          <table:table-cell office:value-type="float" office:value="101" calcext:value-type="float">
            <text:p>101</text:p>
          </table:table-cell>
          <table:table-cell office:value-type="float" office:value="2.55" calcext:value-type="float">
            <text:p>2.5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50]-203)/100" office:value-type="float" office:value="1476.77" calcext:value-type="float">
            <text:p>1476.77</text:p>
          </table:table-cell>
          <table:table-cell office:value-type="float" office:value="147880" calcext:value-type="float">
            <text:p>147880</text:p>
          </table:table-cell>
          <table:table-cell office:value-type="float" office:value="100" calcext:value-type="float">
            <text:p>100</text:p>
          </table:table-cell>
          <table:table-cell office:value-type="float" office:value="2.19" calcext:value-type="float">
            <text:p>2.1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51]-203)/100" office:value-type="float" office:value="1477.8" calcext:value-type="float">
            <text:p>1477.8</text:p>
          </table:table-cell>
          <table:table-cell office:value-type="float" office:value="147983" calcext:value-type="float">
            <text:p>147983</text:p>
          </table:table-cell>
          <table:table-cell office:value-type="float" office:value="102" calcext:value-type="float">
            <text:p>102</text:p>
          </table:table-cell>
          <table:table-cell office:value-type="float" office:value="3.25" calcext:value-type="float">
            <text:p>3.2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52]-203)/100" office:value-type="float" office:value="1478.81" calcext:value-type="float">
            <text:p>1478.81</text:p>
          </table:table-cell>
          <table:table-cell office:value-type="float" office:value="148084" calcext:value-type="float">
            <text:p>148084</text:p>
          </table:table-cell>
          <table:table-cell office:value-type="float" office:value="100" calcext:value-type="float">
            <text:p>100</text:p>
          </table:table-cell>
          <table:table-cell office:value-type="float" office:value="6.43" calcext:value-type="float">
            <text:p>6.4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53]-203)/100" office:value-type="float" office:value="1479.84" calcext:value-type="float">
            <text:p>1479.84</text:p>
          </table:table-cell>
          <table:table-cell office:value-type="float" office:value="148187" calcext:value-type="float">
            <text:p>148187</text:p>
          </table:table-cell>
          <table:table-cell office:value-type="float" office:value="102" calcext:value-type="float">
            <text:p>102</text:p>
          </table:table-cell>
          <table:table-cell office:value-type="float" office:value="9.57" calcext:value-type="float">
            <text:p>9.5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54]-203)/100" office:value-type="float" office:value="1480.85" calcext:value-type="float">
            <text:p>1480.85</text:p>
          </table:table-cell>
          <table:table-cell office:value-type="float" office:value="148288" calcext:value-type="float">
            <text:p>148288</text:p>
          </table:table-cell>
          <table:table-cell office:value-type="float" office:value="100" calcext:value-type="float">
            <text:p>100</text:p>
          </table:table-cell>
          <table:table-cell office:value-type="float" office:value="11.13" calcext:value-type="float">
            <text:p>11.1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55]-203)/100" office:value-type="float" office:value="1481.87" calcext:value-type="float">
            <text:p>1481.87</text:p>
          </table:table-cell>
          <table:table-cell office:value-type="float" office:value="148390" calcext:value-type="float">
            <text:p>148390</text:p>
          </table:table-cell>
          <table:table-cell office:value-type="float" office:value="101" calcext:value-type="float">
            <text:p>101</text:p>
          </table:table-cell>
          <table:table-cell office:value-type="float" office:value="9.8" calcext:value-type="float">
            <text:p>9.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56]-203)/100" office:value-type="float" office:value="1482.89" calcext:value-type="float">
            <text:p>1482.89</text:p>
          </table:table-cell>
          <table:table-cell office:value-type="float" office:value="148492" calcext:value-type="float">
            <text:p>148492</text:p>
          </table:table-cell>
          <table:table-cell office:value-type="float" office:value="101" calcext:value-type="float">
            <text:p>101</text:p>
          </table:table-cell>
          <table:table-cell office:value-type="float" office:value="7.14" calcext:value-type="float">
            <text:p>7.1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57]-203)/100" office:value-type="float" office:value="1483.91" calcext:value-type="float">
            <text:p>1483.91</text:p>
          </table:table-cell>
          <table:table-cell office:value-type="float" office:value="148594" calcext:value-type="float">
            <text:p>148594</text:p>
          </table:table-cell>
          <table:table-cell office:value-type="float" office:value="101" calcext:value-type="float">
            <text:p>101</text:p>
          </table:table-cell>
          <table:table-cell office:value-type="float" office:value="4.42" calcext:value-type="float">
            <text:p>4.4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58]-203)/100" office:value-type="float" office:value="1484.93" calcext:value-type="float">
            <text:p>1484.93</text:p>
          </table:table-cell>
          <table:table-cell office:value-type="float" office:value="148696" calcext:value-type="float">
            <text:p>148696</text:p>
          </table:table-cell>
          <table:table-cell office:value-type="float" office:value="101" calcext:value-type="float">
            <text:p>101</text:p>
          </table:table-cell>
          <table:table-cell office:value-type="float" office:value="0.73" calcext:value-type="float">
            <text:p>0.7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59]-203)/100" office:value-type="float" office:value="1485.95" calcext:value-type="float">
            <text:p>1485.95</text:p>
          </table:table-cell>
          <table:table-cell office:value-type="float" office:value="148798" calcext:value-type="float">
            <text:p>148798</text:p>
          </table:table-cell>
          <table:table-cell office:value-type="float" office:value="101" calcext:value-type="float">
            <text:p>101</text:p>
          </table:table-cell>
          <table:table-cell office:value-type="float" office:value="-2.52" calcext:value-type="float">
            <text:p>-2.5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60]-203)/100" office:value-type="float" office:value="1486.96" calcext:value-type="float">
            <text:p>1486.96</text:p>
          </table:table-cell>
          <table:table-cell office:value-type="float" office:value="148899" calcext:value-type="float">
            <text:p>148899</text:p>
          </table:table-cell>
          <table:table-cell office:value-type="float" office:value="100" calcext:value-type="float">
            <text:p>100</text:p>
          </table:table-cell>
          <table:table-cell office:value-type="float" office:value="-5.6" calcext:value-type="float">
            <text:p>-5.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61]-203)/100" office:value-type="float" office:value="1487.99" calcext:value-type="float">
            <text:p>1487.99</text:p>
          </table:table-cell>
          <table:table-cell office:value-type="float" office:value="149002" calcext:value-type="float">
            <text:p>149002</text:p>
          </table:table-cell>
          <table:table-cell office:value-type="float" office:value="102" calcext:value-type="float">
            <text:p>102</text:p>
          </table:table-cell>
          <table:table-cell office:value-type="float" office:value="-6.4" calcext:value-type="float">
            <text:p>-6.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62]-203)/100" office:value-type="float" office:value="1489.01" calcext:value-type="float">
            <text:p>1489.01</text:p>
          </table:table-cell>
          <table:table-cell office:value-type="float" office:value="149104" calcext:value-type="float">
            <text:p>149104</text:p>
          </table:table-cell>
          <table:table-cell office:value-type="float" office:value="101" calcext:value-type="float">
            <text:p>101</text:p>
          </table:table-cell>
          <table:table-cell office:value-type="float" office:value="-13.82" calcext:value-type="float">
            <text:p>-13.8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63]-203)/100" office:value-type="float" office:value="1490.03" calcext:value-type="float">
            <text:p>1490.03</text:p>
          </table:table-cell>
          <table:table-cell office:value-type="float" office:value="149206" calcext:value-type="float">
            <text:p>149206</text:p>
          </table:table-cell>
          <table:table-cell office:value-type="float" office:value="101" calcext:value-type="float">
            <text:p>101</text:p>
          </table:table-cell>
          <table:table-cell office:value-type="float" office:value="-13.68" calcext:value-type="float">
            <text:p>-13.6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64]-203)/100" office:value-type="float" office:value="1491.05" calcext:value-type="float">
            <text:p>1491.05</text:p>
          </table:table-cell>
          <table:table-cell office:value-type="float" office:value="149308" calcext:value-type="float">
            <text:p>149308</text:p>
          </table:table-cell>
          <table:table-cell office:value-type="float" office:value="101" calcext:value-type="float">
            <text:p>101</text:p>
          </table:table-cell>
          <table:table-cell office:value-type="float" office:value="1.39" calcext:value-type="float">
            <text:p>1.3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65]-203)/100" office:value-type="float" office:value="1492.06" calcext:value-type="float">
            <text:p>1492.06</text:p>
          </table:table-cell>
          <table:table-cell office:value-type="float" office:value="149409" calcext:value-type="float">
            <text:p>149409</text:p>
          </table:table-cell>
          <table:table-cell office:value-type="float" office:value="100" calcext:value-type="float">
            <text:p>100</text:p>
          </table:table-cell>
          <table:table-cell office:value-type="float" office:value="2.58" calcext:value-type="float">
            <text:p>2.5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66]-203)/100" office:value-type="float" office:value="1493.09" calcext:value-type="float">
            <text:p>1493.09</text:p>
          </table:table-cell>
          <table:table-cell office:value-type="float" office:value="149512" calcext:value-type="float">
            <text:p>149512</text:p>
          </table:table-cell>
          <table:table-cell office:value-type="float" office:value="102" calcext:value-type="float">
            <text:p>102</text:p>
          </table:table-cell>
          <table:table-cell office:value-type="float" office:value="5.1" calcext:value-type="float">
            <text:p>5.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67]-203)/100" office:value-type="float" office:value="1494.1" calcext:value-type="float">
            <text:p>1494.1</text:p>
          </table:table-cell>
          <table:table-cell office:value-type="float" office:value="149613" calcext:value-type="float">
            <text:p>149613</text:p>
          </table:table-cell>
          <table:table-cell office:value-type="float" office:value="100" calcext:value-type="float">
            <text:p>100</text:p>
          </table:table-cell>
          <table:table-cell office:value-type="float" office:value="7.53" calcext:value-type="float">
            <text:p>7.5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68]-203)/100" office:value-type="float" office:value="1495.12" calcext:value-type="float">
            <text:p>1495.12</text:p>
          </table:table-cell>
          <table:table-cell office:value-type="float" office:value="149715" calcext:value-type="float">
            <text:p>149715</text:p>
          </table:table-cell>
          <table:table-cell office:value-type="float" office:value="101" calcext:value-type="float">
            <text:p>101</text:p>
          </table:table-cell>
          <table:table-cell office:value-type="float" office:value="8.58" calcext:value-type="float">
            <text:p>8.5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69]-203)/100" office:value-type="float" office:value="1496.14" calcext:value-type="float">
            <text:p>1496.14</text:p>
          </table:table-cell>
          <table:table-cell office:value-type="float" office:value="149817" calcext:value-type="float">
            <text:p>149817</text:p>
          </table:table-cell>
          <table:table-cell office:value-type="float" office:value="101" calcext:value-type="float">
            <text:p>101</text:p>
          </table:table-cell>
          <table:table-cell office:value-type="float" office:value="11.18" calcext:value-type="float">
            <text:p>11.1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70]-203)/100" office:value-type="float" office:value="1497.16" calcext:value-type="float">
            <text:p>1497.16</text:p>
          </table:table-cell>
          <table:table-cell office:value-type="float" office:value="149919" calcext:value-type="float">
            <text:p>149919</text:p>
          </table:table-cell>
          <table:table-cell office:value-type="float" office:value="101" calcext:value-type="float">
            <text:p>101</text:p>
          </table:table-cell>
          <table:table-cell office:value-type="float" office:value="10.49" calcext:value-type="float">
            <text:p>10.4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71]-203)/100" office:value-type="float" office:value="1498.18" calcext:value-type="float">
            <text:p>1498.18</text:p>
          </table:table-cell>
          <table:table-cell office:value-type="float" office:value="150021" calcext:value-type="float">
            <text:p>150021</text:p>
          </table:table-cell>
          <table:table-cell office:value-type="float" office:value="101" calcext:value-type="float">
            <text:p>101</text:p>
          </table:table-cell>
          <table:table-cell office:value-type="float" office:value="7.18" calcext:value-type="float">
            <text:p>7.1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72]-203)/100" office:value-type="float" office:value="1499.2" calcext:value-type="float">
            <text:p>1499.2</text:p>
          </table:table-cell>
          <table:table-cell office:value-type="float" office:value="150123" calcext:value-type="float">
            <text:p>150123</text:p>
          </table:table-cell>
          <table:table-cell office:value-type="float" office:value="101" calcext:value-type="float">
            <text:p>101</text:p>
          </table:table-cell>
          <table:table-cell office:value-type="float" office:value="5.48" calcext:value-type="float">
            <text:p>5.4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73]-203)/100" office:value-type="float" office:value="1500.21" calcext:value-type="float">
            <text:p>1500.21</text:p>
          </table:table-cell>
          <table:table-cell office:value-type="float" office:value="150224" calcext:value-type="float">
            <text:p>150224</text:p>
          </table:table-cell>
          <table:table-cell office:value-type="float" office:value="100" calcext:value-type="float">
            <text:p>100</text:p>
          </table:table-cell>
          <table:table-cell office:value-type="float" office:value="0.38" calcext:value-type="float">
            <text:p>0.3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74]-203)/100" office:value-type="float" office:value="1501.24" calcext:value-type="float">
            <text:p>1501.24</text:p>
          </table:table-cell>
          <table:table-cell office:value-type="float" office:value="150327" calcext:value-type="float">
            <text:p>150327</text:p>
          </table:table-cell>
          <table:table-cell office:value-type="float" office:value="102" calcext:value-type="float">
            <text:p>102</text:p>
          </table:table-cell>
          <table:table-cell office:value-type="float" office:value="-2.51" calcext:value-type="float">
            <text:p>-2.5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75]-203)/100" office:value-type="float" office:value="1502.25" calcext:value-type="float">
            <text:p>1502.25</text:p>
          </table:table-cell>
          <table:table-cell office:value-type="float" office:value="150428" calcext:value-type="float">
            <text:p>150428</text:p>
          </table:table-cell>
          <table:table-cell office:value-type="float" office:value="100" calcext:value-type="float">
            <text:p>100</text:p>
          </table:table-cell>
          <table:table-cell office:value-type="float" office:value="-5.04" calcext:value-type="float">
            <text:p>-5.0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76]-203)/100" office:value-type="float" office:value="1503.28" calcext:value-type="float">
            <text:p>1503.28</text:p>
          </table:table-cell>
          <table:table-cell office:value-type="float" office:value="150531" calcext:value-type="float">
            <text:p>150531</text:p>
          </table:table-cell>
          <table:table-cell office:value-type="float" office:value="102" calcext:value-type="float">
            <text:p>102</text:p>
          </table:table-cell>
          <table:table-cell office:value-type="float" office:value="-6.6" calcext:value-type="float">
            <text:p>-6.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77]-203)/100" office:value-type="float" office:value="1504.29" calcext:value-type="float">
            <text:p>1504.29</text:p>
          </table:table-cell>
          <table:table-cell office:value-type="float" office:value="150632" calcext:value-type="float">
            <text:p>150632</text:p>
          </table:table-cell>
          <table:table-cell office:value-type="float" office:value="100" calcext:value-type="float">
            <text:p>100</text:p>
          </table:table-cell>
          <table:table-cell office:value-type="float" office:value="-8.96" calcext:value-type="float">
            <text:p>-8.9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78]-203)/100" office:value-type="float" office:value="1505.31" calcext:value-type="float">
            <text:p>1505.31</text:p>
          </table:table-cell>
          <table:table-cell office:value-type="float" office:value="150734" calcext:value-type="float">
            <text:p>150734</text:p>
          </table:table-cell>
          <table:table-cell office:value-type="float" office:value="101" calcext:value-type="float">
            <text:p>101</text:p>
          </table:table-cell>
          <table:table-cell office:value-type="float" office:value="-13.88" calcext:value-type="float">
            <text:p>-13.8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79]-203)/100" office:value-type="float" office:value="1506.33" calcext:value-type="float">
            <text:p>1506.33</text:p>
          </table:table-cell>
          <table:table-cell office:value-type="float" office:value="150836" calcext:value-type="float">
            <text:p>150836</text:p>
          </table:table-cell>
          <table:table-cell office:value-type="float" office:value="101" calcext:value-type="float">
            <text:p>101</text:p>
          </table:table-cell>
          <table:table-cell office:value-type="float" office:value="-0.13" calcext:value-type="float">
            <text:p>-0.1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80]-203)/100" office:value-type="float" office:value="1507.35" calcext:value-type="float">
            <text:p>1507.35</text:p>
          </table:table-cell>
          <table:table-cell office:value-type="float" office:value="150938" calcext:value-type="float">
            <text:p>150938</text:p>
          </table:table-cell>
          <table:table-cell office:value-type="float" office:value="101" calcext:value-type="float">
            <text:p>101</text:p>
          </table:table-cell>
          <table:table-cell office:value-type="float" office:value="1.38" calcext:value-type="float">
            <text:p>1.3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81]-203)/100" office:value-type="float" office:value="1508.37" calcext:value-type="float">
            <text:p>1508.37</text:p>
          </table:table-cell>
          <table:table-cell office:value-type="float" office:value="151040" calcext:value-type="float">
            <text:p>151040</text:p>
          </table:table-cell>
          <table:table-cell office:value-type="float" office:value="101" calcext:value-type="float">
            <text:p>101</text:p>
          </table:table-cell>
          <table:table-cell office:value-type="float" office:value="1.96" calcext:value-type="float">
            <text:p>1.9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82]-203)/100" office:value-type="float" office:value="1509.39" calcext:value-type="float">
            <text:p>1509.39</text:p>
          </table:table-cell>
          <table:table-cell office:value-type="float" office:value="151142" calcext:value-type="float">
            <text:p>151142</text:p>
          </table:table-cell>
          <table:table-cell office:value-type="float" office:value="101" calcext:value-type="float">
            <text:p>101</text:p>
          </table:table-cell>
          <table:table-cell office:value-type="float" office:value="5.35" calcext:value-type="float">
            <text:p>5.3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83]-203)/100" office:value-type="float" office:value="1510.4" calcext:value-type="float">
            <text:p>1510.4</text:p>
          </table:table-cell>
          <table:table-cell office:value-type="float" office:value="151243" calcext:value-type="float">
            <text:p>151243</text:p>
          </table:table-cell>
          <table:table-cell office:value-type="float" office:value="100" calcext:value-type="float">
            <text:p>100</text:p>
          </table:table-cell>
          <table:table-cell office:value-type="float" office:value="7.87" calcext:value-type="float">
            <text:p>7.8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84]-203)/100" office:value-type="float" office:value="1511.43" calcext:value-type="float">
            <text:p>1511.43</text:p>
          </table:table-cell>
          <table:table-cell office:value-type="float" office:value="151346" calcext:value-type="float">
            <text:p>151346</text:p>
          </table:table-cell>
          <table:table-cell office:value-type="float" office:value="102" calcext:value-type="float">
            <text:p>102</text:p>
          </table:table-cell>
          <table:table-cell office:value-type="float" office:value="10.42" calcext:value-type="float">
            <text:p>10.4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85]-203)/100" office:value-type="float" office:value="1512.44" calcext:value-type="float">
            <text:p>1512.44</text:p>
          </table:table-cell>
          <table:table-cell office:value-type="float" office:value="151447" calcext:value-type="float">
            <text:p>151447</text:p>
          </table:table-cell>
          <table:table-cell office:value-type="float" office:value="100" calcext:value-type="float">
            <text:p>100</text:p>
          </table:table-cell>
          <table:table-cell office:value-type="float" office:value="8.93" calcext:value-type="float">
            <text:p>8.9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86]-203)/100" office:value-type="float" office:value="1513.46" calcext:value-type="float">
            <text:p>1513.46</text:p>
          </table:table-cell>
          <table:table-cell office:value-type="float" office:value="151549" calcext:value-type="float">
            <text:p>151549</text:p>
          </table:table-cell>
          <table:table-cell office:value-type="float" office:value="101" calcext:value-type="float">
            <text:p>101</text:p>
          </table:table-cell>
          <table:table-cell office:value-type="float" office:value="8.46" calcext:value-type="float">
            <text:p>8.4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87]-203)/100" office:value-type="float" office:value="1514.48" calcext:value-type="float">
            <text:p>1514.48</text:p>
          </table:table-cell>
          <table:table-cell office:value-type="float" office:value="151651" calcext:value-type="float">
            <text:p>151651</text:p>
          </table:table-cell>
          <table:table-cell office:value-type="float" office:value="101" calcext:value-type="float">
            <text:p>101</text:p>
          </table:table-cell>
          <table:table-cell office:value-type="float" office:value="5.08" calcext:value-type="float">
            <text:p>5.0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88]-203)/100" office:value-type="float" office:value="1515.5" calcext:value-type="float">
            <text:p>1515.5</text:p>
          </table:table-cell>
          <table:table-cell office:value-type="float" office:value="151753" calcext:value-type="float">
            <text:p>151753</text:p>
          </table:table-cell>
          <table:table-cell office:value-type="float" office:value="101" calcext:value-type="float">
            <text:p>101</text:p>
          </table:table-cell>
          <table:table-cell office:value-type="float" office:value="4.7" calcext:value-type="float">
            <text:p>4.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89]-203)/100" office:value-type="float" office:value="1516.53" calcext:value-type="float">
            <text:p>1516.53</text:p>
          </table:table-cell>
          <table:table-cell office:value-type="float" office:value="151856" calcext:value-type="float">
            <text:p>151856</text:p>
          </table:table-cell>
          <table:table-cell office:value-type="float" office:value="102" calcext:value-type="float">
            <text:p>102</text:p>
          </table:table-cell>
          <table:table-cell office:value-type="float" office:value="0.78" calcext:value-type="float">
            <text:p>0.7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90]-203)/100" office:value-type="float" office:value="1517.54" calcext:value-type="float">
            <text:p>1517.54</text:p>
          </table:table-cell>
          <table:table-cell office:value-type="float" office:value="151957" calcext:value-type="float">
            <text:p>151957</text:p>
          </table:table-cell>
          <table:table-cell office:value-type="float" office:value="101" calcext:value-type="float">
            <text:p>101</text:p>
          </table:table-cell>
          <table:table-cell office:value-type="float" office:value="-1.14" calcext:value-type="float">
            <text:p>-1.1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91]-203)/100" office:value-type="float" office:value="1518.56" calcext:value-type="float">
            <text:p>1518.56</text:p>
          </table:table-cell>
          <table:table-cell office:value-type="float" office:value="152059" calcext:value-type="float">
            <text:p>152059</text:p>
          </table:table-cell>
          <table:table-cell office:value-type="float" office:value="101" calcext:value-type="float">
            <text:p>101</text:p>
          </table:table-cell>
          <table:table-cell office:value-type="float" office:value="-4.82" calcext:value-type="float">
            <text:p>-4.8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92]-203)/100" office:value-type="float" office:value="1519.58" calcext:value-type="float">
            <text:p>1519.58</text:p>
          </table:table-cell>
          <table:table-cell office:value-type="float" office:value="152161" calcext:value-type="float">
            <text:p>152161</text:p>
          </table:table-cell>
          <table:table-cell office:value-type="float" office:value="101" calcext:value-type="float">
            <text:p>101</text:p>
          </table:table-cell>
          <table:table-cell office:value-type="float" office:value="-5.38" calcext:value-type="float">
            <text:p>-5.3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93]-203)/100" office:value-type="float" office:value="1520.6" calcext:value-type="float">
            <text:p>1520.6</text:p>
          </table:table-cell>
          <table:table-cell office:value-type="float" office:value="152263" calcext:value-type="float">
            <text:p>152263</text:p>
          </table:table-cell>
          <table:table-cell office:value-type="float" office:value="101" calcext:value-type="float">
            <text:p>101</text:p>
          </table:table-cell>
          <table:table-cell office:value-type="float" office:value="-6.31" calcext:value-type="float">
            <text:p>-6.3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94]-203)/100" office:value-type="float" office:value="1521.62" calcext:value-type="float">
            <text:p>1521.62</text:p>
          </table:table-cell>
          <table:table-cell office:value-type="float" office:value="152365" calcext:value-type="float">
            <text:p>152365</text:p>
          </table:table-cell>
          <table:table-cell office:value-type="float" office:value="101" calcext:value-type="float">
            <text:p>101</text:p>
          </table:table-cell>
          <table:table-cell office:value-type="float" office:value="12.58" calcext:value-type="float">
            <text:p>12.5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95]-203)/100" office:value-type="float" office:value="1522.64" calcext:value-type="float">
            <text:p>1522.64</text:p>
          </table:table-cell>
          <table:table-cell office:value-type="float" office:value="152467" calcext:value-type="float">
            <text:p>152467</text:p>
          </table:table-cell>
          <table:table-cell office:value-type="float" office:value="101" calcext:value-type="float">
            <text:p>101</text:p>
          </table:table-cell>
          <table:table-cell office:value-type="float" office:value="0.6" calcext:value-type="float">
            <text:p>0.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96]-203)/100" office:value-type="float" office:value="1523.65" calcext:value-type="float">
            <text:p>1523.65</text:p>
          </table:table-cell>
          <table:table-cell office:value-type="float" office:value="152568" calcext:value-type="float">
            <text:p>152568</text:p>
          </table:table-cell>
          <table:table-cell office:value-type="float" office:value="100" calcext:value-type="float">
            <text:p>100</text:p>
          </table:table-cell>
          <table:table-cell office:value-type="float" office:value="4.43" calcext:value-type="float">
            <text:p>4.4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97]-203)/100" office:value-type="float" office:value="1524.68" calcext:value-type="float">
            <text:p>1524.68</text:p>
          </table:table-cell>
          <table:table-cell office:value-type="float" office:value="152671" calcext:value-type="float">
            <text:p>152671</text:p>
          </table:table-cell>
          <table:table-cell office:value-type="float" office:value="102" calcext:value-type="float">
            <text:p>102</text:p>
          </table:table-cell>
          <table:table-cell office:value-type="float" office:value="0.51" calcext:value-type="float">
            <text:p>0.5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98]-203)/100" office:value-type="float" office:value="1525.69" calcext:value-type="float">
            <text:p>1525.69</text:p>
          </table:table-cell>
          <table:table-cell office:value-type="float" office:value="152772" calcext:value-type="float">
            <text:p>152772</text:p>
          </table:table-cell>
          <table:table-cell office:value-type="float" office:value="100" calcext:value-type="float">
            <text:p>100</text:p>
          </table:table-cell>
          <table:table-cell office:value-type="float" office:value="-2.8" calcext:value-type="float">
            <text:p>-2.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499]-203)/100" office:value-type="float" office:value="1526.72" calcext:value-type="float">
            <text:p>1526.72</text:p>
          </table:table-cell>
          <table:table-cell office:value-type="float" office:value="152875" calcext:value-type="float">
            <text:p>152875</text:p>
          </table:table-cell>
          <table:table-cell office:value-type="float" office:value="102" calcext:value-type="float">
            <text:p>102</text:p>
          </table:table-cell>
          <table:table-cell office:value-type="float" office:value="0.65" calcext:value-type="float">
            <text:p>0.6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500]-203)/100" office:value-type="float" office:value="1527.73" calcext:value-type="float">
            <text:p>1527.73</text:p>
          </table:table-cell>
          <table:table-cell office:value-type="float" office:value="152976" calcext:value-type="float">
            <text:p>152976</text:p>
          </table:table-cell>
          <table:table-cell office:value-type="float" office:value="100" calcext:value-type="float">
            <text:p>100</text:p>
          </table:table-cell>
          <table:table-cell office:value-type="float" office:value="-1.75" calcext:value-type="float">
            <text:p>-1.7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501]-203)/100" office:value-type="float" office:value="1528.75" calcext:value-type="float">
            <text:p>1528.75</text:p>
          </table:table-cell>
          <table:table-cell office:value-type="float" office:value="153078" calcext:value-type="float">
            <text:p>153078</text:p>
          </table:table-cell>
          <table:table-cell office:value-type="float" office:value="101" calcext:value-type="float">
            <text:p>101</text:p>
          </table:table-cell>
          <table:table-cell office:value-type="float" office:value="-3.19" calcext:value-type="float">
            <text:p>-3.1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502]-203)/100" office:value-type="float" office:value="1529.77" calcext:value-type="float">
            <text:p>1529.77</text:p>
          </table:table-cell>
          <table:table-cell office:value-type="float" office:value="153180" calcext:value-type="float">
            <text:p>153180</text:p>
          </table:table-cell>
          <table:table-cell office:value-type="float" office:value="101" calcext:value-type="float">
            <text:p>101</text:p>
          </table:table-cell>
          <table:table-cell office:value-type="float" office:value="-2.23" calcext:value-type="float">
            <text:p>-2.2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503]-203)/100" office:value-type="float" office:value="1530.79" calcext:value-type="float">
            <text:p>1530.79</text:p>
          </table:table-cell>
          <table:table-cell office:value-type="float" office:value="153282" calcext:value-type="float">
            <text:p>153282</text:p>
          </table:table-cell>
          <table:table-cell office:value-type="float" office:value="101" calcext:value-type="float">
            <text:p>101</text:p>
          </table:table-cell>
          <table:table-cell office:value-type="float" office:value="-0.62" calcext:value-type="float">
            <text:p>-0.6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504]-203)/100" office:value-type="float" office:value="1531.8" calcext:value-type="float">
            <text:p>1531.8</text:p>
          </table:table-cell>
          <table:table-cell office:value-type="float" office:value="153383" calcext:value-type="float">
            <text:p>153383</text:p>
          </table:table-cell>
          <table:table-cell office:value-type="float" office:value="100" calcext:value-type="float">
            <text:p>100</text:p>
          </table:table-cell>
          <table:table-cell office:value-type="float" office:value="3.15" calcext:value-type="float">
            <text:p>3.1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505]-203)/100" office:value-type="float" office:value="1532.83" calcext:value-type="float">
            <text:p>1532.83</text:p>
          </table:table-cell>
          <table:table-cell office:value-type="float" office:value="153486" calcext:value-type="float">
            <text:p>153486</text:p>
          </table:table-cell>
          <table:table-cell office:value-type="float" office:value="102" calcext:value-type="float">
            <text:p>102</text:p>
          </table:table-cell>
          <table:table-cell office:value-type="float" office:value="2.06" calcext:value-type="float">
            <text:p>2.0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506]-203)/100" office:value-type="float" office:value="1533.84" calcext:value-type="float">
            <text:p>1533.84</text:p>
          </table:table-cell>
          <table:table-cell office:value-type="float" office:value="153587" calcext:value-type="float">
            <text:p>153587</text:p>
          </table:table-cell>
          <table:table-cell office:value-type="float" office:value="100" calcext:value-type="float">
            <text:p>100</text:p>
          </table:table-cell>
          <table:table-cell office:value-type="float" office:value="2.14" calcext:value-type="float">
            <text:p>2.1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507]-203)/100" office:value-type="float" office:value="1534.87" calcext:value-type="float">
            <text:p>1534.87</text:p>
          </table:table-cell>
          <table:table-cell office:value-type="float" office:value="153690" calcext:value-type="float">
            <text:p>153690</text:p>
          </table:table-cell>
          <table:table-cell office:value-type="float" office:value="102" calcext:value-type="float">
            <text:p>102</text:p>
          </table:table-cell>
          <table:table-cell office:value-type="float" office:value="1.59" calcext:value-type="float">
            <text:p>1.5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508]-203)/100" office:value-type="float" office:value="1535.88" calcext:value-type="float">
            <text:p>1535.88</text:p>
          </table:table-cell>
          <table:table-cell office:value-type="float" office:value="153791" calcext:value-type="float">
            <text:p>153791</text:p>
          </table:table-cell>
          <table:table-cell office:value-type="float" office:value="100" calcext:value-type="float">
            <text:p>100</text:p>
          </table:table-cell>
          <table:table-cell office:value-type="float" office:value="-6.13" calcext:value-type="float">
            <text:p>-6.1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509]-203)/100" office:value-type="float" office:value="1536.9" calcext:value-type="float">
            <text:p>1536.9</text:p>
          </table:table-cell>
          <table:table-cell office:value-type="float" office:value="153893" calcext:value-type="float">
            <text:p>153893</text:p>
          </table:table-cell>
          <table:table-cell office:value-type="float" office:value="101" calcext:value-type="float">
            <text:p>101</text:p>
          </table:table-cell>
          <table:table-cell office:value-type="float" office:value="-1.82" calcext:value-type="float">
            <text:p>-1.8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510]-203)/100" office:value-type="float" office:value="1537.92" calcext:value-type="float">
            <text:p>1537.92</text:p>
          </table:table-cell>
          <table:table-cell office:value-type="float" office:value="153995" calcext:value-type="float">
            <text:p>153995</text:p>
          </table:table-cell>
          <table:table-cell office:value-type="float" office:value="101" calcext:value-type="float">
            <text:p>101</text:p>
          </table:table-cell>
          <table:table-cell office:value-type="float" office:value="-8.26" calcext:value-type="float">
            <text:p>-8.2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511]-203)/100" office:value-type="float" office:value="1538.94" calcext:value-type="float">
            <text:p>1538.94</text:p>
          </table:table-cell>
          <table:table-cell office:value-type="float" office:value="154097" calcext:value-type="float">
            <text:p>154097</text:p>
          </table:table-cell>
          <table:table-cell office:value-type="float" office:value="101" calcext:value-type="float">
            <text:p>101</text:p>
          </table:table-cell>
          <table:table-cell office:value-type="float" office:value="-6.94" calcext:value-type="float">
            <text:p>-6.9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512]-203)/100" office:value-type="float" office:value="1539.96" calcext:value-type="float">
            <text:p>1539.96</text:p>
          </table:table-cell>
          <table:table-cell office:value-type="float" office:value="154199" calcext:value-type="float">
            <text:p>154199</text:p>
          </table:table-cell>
          <table:table-cell office:value-type="float" office:value="101" calcext:value-type="float">
            <text:p>101</text:p>
          </table:table-cell>
          <table:table-cell office:value-type="float" office:value="-5.73" calcext:value-type="float">
            <text:p>-5.7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513]-203)/100" office:value-type="float" office:value="1540.98" calcext:value-type="float">
            <text:p>1540.98</text:p>
          </table:table-cell>
          <table:table-cell office:value-type="float" office:value="154301" calcext:value-type="float">
            <text:p>154301</text:p>
          </table:table-cell>
          <table:table-cell office:value-type="float" office:value="101" calcext:value-type="float">
            <text:p>101</text:p>
          </table:table-cell>
          <table:table-cell office:value-type="float" office:value="-7.35" calcext:value-type="float">
            <text:p>-7.3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514]-203)/100" office:value-type="float" office:value="1541.99" calcext:value-type="float">
            <text:p>1541.99</text:p>
          </table:table-cell>
          <table:table-cell office:value-type="float" office:value="154402" calcext:value-type="float">
            <text:p>154402</text:p>
          </table:table-cell>
          <table:table-cell office:value-type="float" office:value="100" calcext:value-type="float">
            <text:p>100</text:p>
          </table:table-cell>
          <table:table-cell office:value-type="float" office:value="-6.12" calcext:value-type="float">
            <text:p>-6.1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515]-203)/100" office:value-type="float" office:value="1543.02" calcext:value-type="float">
            <text:p>1543.02</text:p>
          </table:table-cell>
          <table:table-cell office:value-type="float" office:value="154505" calcext:value-type="float">
            <text:p>154505</text:p>
          </table:table-cell>
          <table:table-cell office:value-type="float" office:value="102" calcext:value-type="float">
            <text:p>102</text:p>
          </table:table-cell>
          <table:table-cell office:value-type="float" office:value="-5.54" calcext:value-type="float">
            <text:p>-5.5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516]-203)/100" office:value-type="float" office:value="1544.03" calcext:value-type="float">
            <text:p>1544.03</text:p>
          </table:table-cell>
          <table:table-cell office:value-type="float" office:value="154606" calcext:value-type="float">
            <text:p>154606</text:p>
          </table:table-cell>
          <table:table-cell office:value-type="float" office:value="100" calcext:value-type="float">
            <text:p>100</text:p>
          </table:table-cell>
          <table:table-cell office:value-type="float" office:value="-6.05" calcext:value-type="float">
            <text:p>-6.0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517]-203)/100" office:value-type="float" office:value="1545.05" calcext:value-type="float">
            <text:p>1545.05</text:p>
          </table:table-cell>
          <table:table-cell office:value-type="float" office:value="154708" calcext:value-type="float">
            <text:p>154708</text:p>
          </table:table-cell>
          <table:table-cell office:value-type="float" office:value="101" calcext:value-type="float">
            <text:p>101</text:p>
          </table:table-cell>
          <table:table-cell office:value-type="float" office:value="-6.12" calcext:value-type="float">
            <text:p>-6.1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518]-203)/100" office:value-type="float" office:value="1546.08" calcext:value-type="float">
            <text:p>1546.08</text:p>
          </table:table-cell>
          <table:table-cell office:value-type="float" office:value="154811" calcext:value-type="float">
            <text:p>154811</text:p>
          </table:table-cell>
          <table:table-cell office:value-type="float" office:value="101" calcext:value-type="float">
            <text:p>101</text:p>
          </table:table-cell>
          <table:table-cell office:value-type="float" office:value="-5.56" calcext:value-type="float">
            <text:p>-5.5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519]-203)/100" office:value-type="float" office:value="1547.09" calcext:value-type="float">
            <text:p>1547.09</text:p>
          </table:table-cell>
          <table:table-cell office:value-type="float" office:value="154912" calcext:value-type="float">
            <text:p>154912</text:p>
          </table:table-cell>
          <table:table-cell office:value-type="float" office:value="100" calcext:value-type="float">
            <text:p>100</text:p>
          </table:table-cell>
          <table:table-cell office:value-type="float" office:value="-2.93" calcext:value-type="float">
            <text:p>-2.9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520]-203)/100" office:value-type="float" office:value="1548.12" calcext:value-type="float">
            <text:p>1548.12</text:p>
          </table:table-cell>
          <table:table-cell office:value-type="float" office:value="155015" calcext:value-type="float">
            <text:p>155015</text:p>
          </table:table-cell>
          <table:table-cell office:value-type="float" office:value="102" calcext:value-type="float">
            <text:p>102</text:p>
          </table:table-cell>
          <table:table-cell office:value-type="float" office:value="-3.29" calcext:value-type="float">
            <text:p>-3.2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([.B1521]-203)/100" office:value-type="float" office:value="1549.13" calcext:value-type="float">
            <text:p>1549.13</text:p>
          </table:table-cell>
          <table:table-cell office:value-type="float" office:value="155116" calcext:value-type="float">
            <text:p>155116</text:p>
          </table:table-cell>
          <table:table-cell office:value-type="float" office:value="100" calcext:value-type="float">
            <text:p>100</text:p>
          </table:table-cell>
          <table:table-cell office:value-type="float" office:value="-2.8" calcext:value-type="float">
            <text:p>-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22]-203)/100" office:value-type="float" office:value="1550.15" calcext:value-type="float">
            <text:p>1550.15</text:p>
          </table:table-cell>
          <table:table-cell office:value-type="float" office:value="155218" calcext:value-type="float">
            <text:p>155218</text:p>
          </table:table-cell>
          <table:table-cell office:value-type="float" office:value="101" calcext:value-type="float">
            <text:p>101</text:p>
          </table:table-cell>
          <table:table-cell office:value-type="float" office:value="-3.07" calcext:value-type="float">
            <text:p>-3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23]-203)/100" office:value-type="float" office:value="1551.17" calcext:value-type="float">
            <text:p>1551.17</text:p>
          </table:table-cell>
          <table:table-cell office:value-type="float" office:value="155320" calcext:value-type="float">
            <text:p>155320</text:p>
          </table:table-cell>
          <table:table-cell office:value-type="float" office:value="101" calcext:value-type="float">
            <text:p>101</text:p>
          </table:table-cell>
          <table:table-cell office:value-type="float" office:value="-3.07" calcext:value-type="float">
            <text:p>-3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24]-203)/100" office:value-type="float" office:value="1552.19" calcext:value-type="float">
            <text:p>1552.19</text:p>
          </table:table-cell>
          <table:table-cell office:value-type="float" office:value="155422" calcext:value-type="float">
            <text:p>155422</text:p>
          </table:table-cell>
          <table:table-cell office:value-type="float" office:value="101" calcext:value-type="float">
            <text:p>101</text:p>
          </table:table-cell>
          <table:table-cell office:value-type="float" office:value="-2.39" calcext:value-type="float">
            <text:p>-2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25]-203)/100" office:value-type="float" office:value="1553.21" calcext:value-type="float">
            <text:p>1553.21</text:p>
          </table:table-cell>
          <table:table-cell office:value-type="float" office:value="155524" calcext:value-type="float">
            <text:p>155524</text:p>
          </table:table-cell>
          <table:table-cell office:value-type="float" office:value="101" calcext:value-type="float">
            <text:p>101</text:p>
          </table:table-cell>
          <table:table-cell office:value-type="float" office:value="-1.5" calcext:value-type="float">
            <text:p>-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26]-203)/100" office:value-type="float" office:value="1554.23" calcext:value-type="float">
            <text:p>1554.23</text:p>
          </table:table-cell>
          <table:table-cell office:value-type="float" office:value="155626" calcext:value-type="float">
            <text:p>155626</text:p>
          </table:table-cell>
          <table:table-cell office:value-type="float" office:value="101" calcext:value-type="float">
            <text:p>101</text:p>
          </table:table-cell>
          <table:table-cell office:value-type="float" office:value="-1.76" calcext:value-type="float">
            <text:p>-1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27]-203)/100" office:value-type="float" office:value="1555.24" calcext:value-type="float">
            <text:p>1555.24</text:p>
          </table:table-cell>
          <table:table-cell office:value-type="float" office:value="155727" calcext:value-type="float">
            <text:p>155727</text:p>
          </table:table-cell>
          <table:table-cell office:value-type="float" office:value="100" calcext:value-type="float">
            <text:p>100</text:p>
          </table:table-cell>
          <table:table-cell office:value-type="float" office:value="-2.78" calcext:value-type="float">
            <text:p>-2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28]-203)/100" office:value-type="float" office:value="1556.27" calcext:value-type="float">
            <text:p>1556.27</text:p>
          </table:table-cell>
          <table:table-cell office:value-type="float" office:value="155830" calcext:value-type="float">
            <text:p>155830</text:p>
          </table:table-cell>
          <table:table-cell office:value-type="float" office:value="102" calcext:value-type="float">
            <text:p>102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29]-203)/100" office:value-type="float" office:value="1557.28" calcext:value-type="float">
            <text:p>1557.28</text:p>
          </table:table-cell>
          <table:table-cell office:value-type="float" office:value="155931" calcext:value-type="float">
            <text:p>155931</text:p>
          </table:table-cell>
          <table:table-cell office:value-type="float" office:value="100" calcext:value-type="float">
            <text:p>10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30]-203)/100" office:value-type="float" office:value="1558.31" calcext:value-type="float">
            <text:p>1558.31</text:p>
          </table:table-cell>
          <table:table-cell office:value-type="float" office:value="156034" calcext:value-type="float">
            <text:p>156034</text:p>
          </table:table-cell>
          <table:table-cell office:value-type="float" office:value="102" calcext:value-type="float">
            <text:p>10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31]-203)/100" office:value-type="float" office:value="1559.32" calcext:value-type="float">
            <text:p>1559.32</text:p>
          </table:table-cell>
          <table:table-cell office:value-type="float" office:value="156135" calcext:value-type="float">
            <text:p>156135</text:p>
          </table:table-cell>
          <table:table-cell office:value-type="float" office:value="100" calcext:value-type="float">
            <text:p>100</text:p>
          </table:table-cell>
          <table:table-cell office:value-type="float" office:value="3.87" calcext:value-type="float">
            <text:p>3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32]-203)/100" office:value-type="float" office:value="1560.34" calcext:value-type="float">
            <text:p>1560.34</text:p>
          </table:table-cell>
          <table:table-cell office:value-type="float" office:value="156237" calcext:value-type="float">
            <text:p>156237</text:p>
          </table:table-cell>
          <table:table-cell office:value-type="float" office:value="101" calcext:value-type="float">
            <text:p>101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33]-203)/100" office:value-type="float" office:value="1561.36" calcext:value-type="float">
            <text:p>1561.36</text:p>
          </table:table-cell>
          <table:table-cell office:value-type="float" office:value="156339" calcext:value-type="float">
            <text:p>156339</text:p>
          </table:table-cell>
          <table:table-cell office:value-type="float" office:value="101" calcext:value-type="float">
            <text:p>101</text:p>
          </table:table-cell>
          <table:table-cell office:value-type="float" office:value="-1.18" calcext:value-type="float">
            <text:p>-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34]-203)/100" office:value-type="float" office:value="1562.38" calcext:value-type="float">
            <text:p>1562.38</text:p>
          </table:table-cell>
          <table:table-cell office:value-type="float" office:value="156441" calcext:value-type="float">
            <text:p>156441</text:p>
          </table:table-cell>
          <table:table-cell office:value-type="float" office:value="101" calcext:value-type="float">
            <text:p>101</text:p>
          </table:table-cell>
          <table:table-cell office:value-type="float" office:value="-1.36" calcext:value-type="float">
            <text:p>-1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35]-203)/100" office:value-type="float" office:value="1563.39" calcext:value-type="float">
            <text:p>1563.39</text:p>
          </table:table-cell>
          <table:table-cell office:value-type="float" office:value="156542" calcext:value-type="float">
            <text:p>156542</text:p>
          </table:table-cell>
          <table:table-cell office:value-type="float" office:value="100" calcext:value-type="float">
            <text:p>100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36]-203)/100" office:value-type="float" office:value="1564.42" calcext:value-type="float">
            <text:p>1564.42</text:p>
          </table:table-cell>
          <table:table-cell office:value-type="float" office:value="156645" calcext:value-type="float">
            <text:p>156645</text:p>
          </table:table-cell>
          <table:table-cell office:value-type="float" office:value="101" calcext:value-type="float">
            <text:p>101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37]-203)/100" office:value-type="float" office:value="1565.43" calcext:value-type="float">
            <text:p>1565.43</text:p>
          </table:table-cell>
          <table:table-cell office:value-type="float" office:value="156746" calcext:value-type="float">
            <text:p>156746</text:p>
          </table:table-cell>
          <table:table-cell office:value-type="float" office:value="100" calcext:value-type="float">
            <text:p>100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38]-203)/100" office:value-type="float" office:value="1566.46" calcext:value-type="float">
            <text:p>1566.46</text:p>
          </table:table-cell>
          <table:table-cell office:value-type="float" office:value="156849" calcext:value-type="float">
            <text:p>156849</text:p>
          </table:table-cell>
          <table:table-cell office:value-type="float" office:value="102" calcext:value-type="float">
            <text:p>102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39]-203)/100" office:value-type="float" office:value="1567.47" calcext:value-type="float">
            <text:p>1567.47</text:p>
          </table:table-cell>
          <table:table-cell office:value-type="float" office:value="156950" calcext:value-type="float">
            <text:p>156950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40]-203)/100" office:value-type="float" office:value="1568.49" calcext:value-type="float">
            <text:p>1568.49</text:p>
          </table:table-cell>
          <table:table-cell office:value-type="float" office:value="157052" calcext:value-type="float">
            <text:p>157052</text:p>
          </table:table-cell>
          <table:table-cell office:value-type="float" office:value="101" calcext:value-type="float">
            <text:p>101</text:p>
          </table:table-cell>
          <table:table-cell office:value-type="float" office:value="-2.23" calcext:value-type="float">
            <text:p>-2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41]-203)/100" office:value-type="float" office:value="1569.51" calcext:value-type="float">
            <text:p>1569.51</text:p>
          </table:table-cell>
          <table:table-cell office:value-type="float" office:value="157154" calcext:value-type="float">
            <text:p>157154</text:p>
          </table:table-cell>
          <table:table-cell office:value-type="float" office:value="101" calcext:value-type="float">
            <text:p>101</text:p>
          </table:table-cell>
          <table:table-cell office:value-type="float" office:value="-4.36" calcext:value-type="float">
            <text:p>-4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42]-203)/100" office:value-type="float" office:value="1570.53" calcext:value-type="float">
            <text:p>1570.53</text:p>
          </table:table-cell>
          <table:table-cell office:value-type="float" office:value="157256" calcext:value-type="float">
            <text:p>157256</text:p>
          </table:table-cell>
          <table:table-cell office:value-type="float" office:value="101" calcext:value-type="float">
            <text:p>101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43]-203)/100" office:value-type="float" office:value="1571.56" calcext:value-type="float">
            <text:p>1571.56</text:p>
          </table:table-cell>
          <table:table-cell office:value-type="float" office:value="157359" calcext:value-type="float">
            <text:p>157359</text:p>
          </table:table-cell>
          <table:table-cell office:value-type="float" office:value="102" calcext:value-type="float">
            <text:p>102</text:p>
          </table:table-cell>
          <table:table-cell office:value-type="float" office:value="2.32" calcext:value-type="float">
            <text:p>2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44]-203)/100" office:value-type="float" office:value="1572.57" calcext:value-type="float">
            <text:p>1572.57</text:p>
          </table:table-cell>
          <table:table-cell office:value-type="float" office:value="157460" calcext:value-type="float">
            <text:p>157460</text:p>
          </table:table-cell>
          <table:table-cell office:value-type="float" office:value="101" calcext:value-type="float">
            <text:p>101</text:p>
          </table:table-cell>
          <table:table-cell office:value-type="float" office:value="1.99" calcext:value-type="float">
            <text:p>1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45]-203)/100" office:value-type="float" office:value="1573.59" calcext:value-type="float">
            <text:p>1573.59</text:p>
          </table:table-cell>
          <table:table-cell office:value-type="float" office:value="157562" calcext:value-type="float">
            <text:p>157562</text:p>
          </table:table-cell>
          <table:table-cell office:value-type="float" office:value="101" calcext:value-type="float">
            <text:p>101</text:p>
          </table:table-cell>
          <table:table-cell office:value-type="float" office:value="1.21" calcext:value-type="float">
            <text:p>1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46]-203)/100" office:value-type="float" office:value="1574.61" calcext:value-type="float">
            <text:p>1574.61</text:p>
          </table:table-cell>
          <table:table-cell office:value-type="float" office:value="157664" calcext:value-type="float">
            <text:p>157664</text:p>
          </table:table-cell>
          <table:table-cell office:value-type="float" office:value="101" calcext:value-type="float">
            <text:p>101</text:p>
          </table:table-cell>
          <table:table-cell office:value-type="float" office:value="1.17" calcext:value-type="float">
            <text:p>1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47]-203)/100" office:value-type="float" office:value="1575.63" calcext:value-type="float">
            <text:p>1575.63</text:p>
          </table:table-cell>
          <table:table-cell office:value-type="float" office:value="157766" calcext:value-type="float">
            <text:p>157766</text:p>
          </table:table-cell>
          <table:table-cell office:value-type="float" office:value="101" calcext:value-type="float">
            <text:p>101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48]-203)/100" office:value-type="float" office:value="1576.65" calcext:value-type="float">
            <text:p>1576.65</text:p>
          </table:table-cell>
          <table:table-cell office:value-type="float" office:value="157868" calcext:value-type="float">
            <text:p>157868</text:p>
          </table:table-cell>
          <table:table-cell office:value-type="float" office:value="101" calcext:value-type="float">
            <text:p>101</text:p>
          </table:table-cell>
          <table:table-cell office:value-type="float" office:value="0.77" calcext:value-type="float">
            <text:p>0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49]-203)/100" office:value-type="float" office:value="1577.67" calcext:value-type="float">
            <text:p>1577.67</text:p>
          </table:table-cell>
          <table:table-cell office:value-type="float" office:value="157970" calcext:value-type="float">
            <text:p>157970</text:p>
          </table:table-cell>
          <table:table-cell office:value-type="float" office:value="101" calcext:value-type="float">
            <text:p>101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50]-203)/100" office:value-type="float" office:value="1578.68" calcext:value-type="float">
            <text:p>1578.68</text:p>
          </table:table-cell>
          <table:table-cell office:value-type="float" office:value="158071" calcext:value-type="float">
            <text:p>158071</text:p>
          </table:table-cell>
          <table:table-cell office:value-type="float" office:value="100" calcext:value-type="float">
            <text:p>100</text:p>
          </table:table-cell>
          <table:table-cell office:value-type="float" office:value="1.49" calcext:value-type="float">
            <text:p>1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51]-203)/100" office:value-type="float" office:value="1579.71" calcext:value-type="float">
            <text:p>1579.71</text:p>
          </table:table-cell>
          <table:table-cell office:value-type="float" office:value="158174" calcext:value-type="float">
            <text:p>158174</text:p>
          </table:table-cell>
          <table:table-cell office:value-type="float" office:value="102" calcext:value-type="float">
            <text:p>102</text:p>
          </table:table-cell>
          <table:table-cell office:value-type="float" office:value="-0.21" calcext:value-type="float">
            <text:p>-0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52]-203)/100" office:value-type="float" office:value="1580.72" calcext:value-type="float">
            <text:p>1580.72</text:p>
          </table:table-cell>
          <table:table-cell office:value-type="float" office:value="158275" calcext:value-type="float">
            <text:p>158275</text:p>
          </table:table-cell>
          <table:table-cell office:value-type="float" office:value="100" calcext:value-type="float">
            <text:p>100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53]-203)/100" office:value-type="float" office:value="1581.74" calcext:value-type="float">
            <text:p>1581.74</text:p>
          </table:table-cell>
          <table:table-cell office:value-type="float" office:value="158377" calcext:value-type="float">
            <text:p>158377</text:p>
          </table:table-cell>
          <table:table-cell office:value-type="float" office:value="101" calcext:value-type="float">
            <text:p>101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54]-203)/100" office:value-type="float" office:value="1582.76" calcext:value-type="float">
            <text:p>1582.76</text:p>
          </table:table-cell>
          <table:table-cell office:value-type="float" office:value="158479" calcext:value-type="float">
            <text:p>158479</text:p>
          </table:table-cell>
          <table:table-cell office:value-type="float" office:value="100" calcext:value-type="float">
            <text:p>100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55]-203)/100" office:value-type="float" office:value="1583.78" calcext:value-type="float">
            <text:p>1583.78</text:p>
          </table:table-cell>
          <table:table-cell office:value-type="float" office:value="158581" calcext:value-type="float">
            <text:p>158581</text:p>
          </table:table-cell>
          <table:table-cell office:value-type="float" office:value="101" calcext:value-type="float">
            <text:p>101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56]-203)/100" office:value-type="float" office:value="1584.8" calcext:value-type="float">
            <text:p>1584.8</text:p>
          </table:table-cell>
          <table:table-cell office:value-type="float" office:value="158683" calcext:value-type="float">
            <text:p>158683</text:p>
          </table:table-cell>
          <table:table-cell office:value-type="float" office:value="101" calcext:value-type="float">
            <text:p>101</text:p>
          </table:table-cell>
          <table:table-cell office:value-type="float" office:value="-2.11" calcext:value-type="float">
            <text:p>-2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57]-203)/100" office:value-type="float" office:value="1585.82" calcext:value-type="float">
            <text:p>1585.82</text:p>
          </table:table-cell>
          <table:table-cell office:value-type="float" office:value="158785" calcext:value-type="float">
            <text:p>158785</text:p>
          </table:table-cell>
          <table:table-cell office:value-type="float" office:value="101" calcext:value-type="float">
            <text:p>101</text:p>
          </table:table-cell>
          <table:table-cell office:value-type="float" office:value="-1.53" calcext:value-type="float">
            <text:p>-1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58]-203)/100" office:value-type="float" office:value="1586.83" calcext:value-type="float">
            <text:p>1586.83</text:p>
          </table:table-cell>
          <table:table-cell office:value-type="float" office:value="158886" calcext:value-type="float">
            <text:p>158886</text:p>
          </table:table-cell>
          <table:table-cell office:value-type="float" office:value="100" calcext:value-type="float">
            <text:p>100</text:p>
          </table:table-cell>
          <table:table-cell office:value-type="float" office:value="-0.18" calcext:value-type="float">
            <text:p>-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59]-203)/100" office:value-type="float" office:value="1587.86" calcext:value-type="float">
            <text:p>1587.86</text:p>
          </table:table-cell>
          <table:table-cell office:value-type="float" office:value="158989" calcext:value-type="float">
            <text:p>158989</text:p>
          </table:table-cell>
          <table:table-cell office:value-type="float" office:value="102" calcext:value-type="float">
            <text:p>102</text:p>
          </table:table-cell>
          <table:table-cell office:value-type="float" office:value="-1.3" calcext:value-type="float">
            <text:p>-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60]-203)/100" office:value-type="float" office:value="1588.87" calcext:value-type="float">
            <text:p>1588.87</text:p>
          </table:table-cell>
          <table:table-cell office:value-type="float" office:value="159090" calcext:value-type="float">
            <text:p>159090</text:p>
          </table:table-cell>
          <table:table-cell office:value-type="float" office:value="100" calcext:value-type="float">
            <text:p>100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61]-203)/100" office:value-type="float" office:value="1589.9" calcext:value-type="float">
            <text:p>1589.9</text:p>
          </table:table-cell>
          <table:table-cell office:value-type="float" office:value="159193" calcext:value-type="float">
            <text:p>159193</text:p>
          </table:table-cell>
          <table:table-cell office:value-type="float" office:value="102" calcext:value-type="float">
            <text:p>102</text:p>
          </table:table-cell>
          <table:table-cell office:value-type="float" office:value="2.46" calcext:value-type="float">
            <text:p>2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62]-203)/100" office:value-type="float" office:value="1590.91" calcext:value-type="float">
            <text:p>1590.91</text:p>
          </table:table-cell>
          <table:table-cell office:value-type="float" office:value="159294" calcext:value-type="float">
            <text:p>159294</text:p>
          </table:table-cell>
          <table:table-cell office:value-type="float" office:value="100" calcext:value-type="float">
            <text:p>100</text:p>
          </table:table-cell>
          <table:table-cell office:value-type="float" office:value="-0.28" calcext:value-type="float">
            <text:p>-0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63]-203)/100" office:value-type="float" office:value="1591.93" calcext:value-type="float">
            <text:p>1591.93</text:p>
          </table:table-cell>
          <table:table-cell office:value-type="float" office:value="159396" calcext:value-type="float">
            <text:p>159396</text:p>
          </table:table-cell>
          <table:table-cell office:value-type="float" office:value="101" calcext:value-type="float">
            <text:p>101</text:p>
          </table:table-cell>
          <table:table-cell office:value-type="float" office:value="-0.54" calcext:value-type="float">
            <text:p>-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64]-203)/100" office:value-type="float" office:value="1592.95" calcext:value-type="float">
            <text:p>1592.95</text:p>
          </table:table-cell>
          <table:table-cell office:value-type="float" office:value="159498" calcext:value-type="float">
            <text:p>159498</text:p>
          </table:table-cell>
          <table:table-cell office:value-type="float" office:value="101" calcext:value-type="float">
            <text:p>101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65]-203)/100" office:value-type="float" office:value="1593.97" calcext:value-type="float">
            <text:p>1593.97</text:p>
          </table:table-cell>
          <table:table-cell office:value-type="float" office:value="159600" calcext:value-type="float">
            <text:p>159600</text:p>
          </table:table-cell>
          <table:table-cell office:value-type="float" office:value="101" calcext:value-type="float">
            <text:p>101</text:p>
          </table:table-cell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66]-203)/100" office:value-type="float" office:value="1594.99" calcext:value-type="float">
            <text:p>1594.99</text:p>
          </table:table-cell>
          <table:table-cell office:value-type="float" office:value="159702" calcext:value-type="float">
            <text:p>159702</text:p>
          </table:table-cell>
          <table:table-cell office:value-type="float" office:value="101" calcext:value-type="float">
            <text:p>101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67]-203)/100" office:value-type="float" office:value="1596.01" calcext:value-type="float">
            <text:p>1596.01</text:p>
          </table:table-cell>
          <table:table-cell office:value-type="float" office:value="159804" calcext:value-type="float">
            <text:p>159804</text:p>
          </table:table-cell>
          <table:table-cell office:value-type="float" office:value="101" calcext:value-type="float">
            <text:p>101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68]-203)/100" office:value-type="float" office:value="1597.02" calcext:value-type="float">
            <text:p>1597.02</text:p>
          </table:table-cell>
          <table:table-cell office:value-type="float" office:value="159905" calcext:value-type="float">
            <text:p>159905</text:p>
          </table:table-cell>
          <table:table-cell office:value-type="float" office:value="100" calcext:value-type="float">
            <text:p>10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69]-203)/100" office:value-type="float" office:value="1598.05" calcext:value-type="float">
            <text:p>1598.05</text:p>
          </table:table-cell>
          <table:table-cell office:value-type="float" office:value="160008" calcext:value-type="float">
            <text:p>160008</text:p>
          </table:table-cell>
          <table:table-cell office:value-type="float" office:value="102" calcext:value-type="float">
            <text:p>102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70]-203)/100" office:value-type="float" office:value="1599.06" calcext:value-type="float">
            <text:p>1599.06</text:p>
          </table:table-cell>
          <table:table-cell office:value-type="float" office:value="160109" calcext:value-type="float">
            <text:p>160109</text:p>
          </table:table-cell>
          <table:table-cell office:value-type="float" office:value="100" calcext:value-type="float">
            <text:p>10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71]-203)/100" office:value-type="float" office:value="1600.08" calcext:value-type="float">
            <text:p>1600.08</text:p>
          </table:table-cell>
          <table:table-cell office:value-type="float" office:value="160211" calcext:value-type="float">
            <text:p>160211</text:p>
          </table:table-cell>
          <table:table-cell office:value-type="float" office:value="101" calcext:value-type="float">
            <text:p>101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72]-203)/100" office:value-type="float" office:value="1601.11" calcext:value-type="float">
            <text:p>1601.11</text:p>
          </table:table-cell>
          <table:table-cell office:value-type="float" office:value="160314" calcext:value-type="float">
            <text:p>160314</text:p>
          </table:table-cell>
          <table:table-cell office:value-type="float" office:value="102" calcext:value-type="float">
            <text:p>102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73]-203)/100" office:value-type="float" office:value="1602.12" calcext:value-type="float">
            <text:p>1602.12</text:p>
          </table:table-cell>
          <table:table-cell office:value-type="float" office:value="160415" calcext:value-type="float">
            <text:p>160415</text:p>
          </table:table-cell>
          <table:table-cell office:value-type="float" office:value="101" calcext:value-type="float">
            <text:p>10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74]-203)/100" office:value-type="float" office:value="1603.15" calcext:value-type="float">
            <text:p>1603.15</text:p>
          </table:table-cell>
          <table:table-cell office:value-type="float" office:value="160518" calcext:value-type="float">
            <text:p>160518</text:p>
          </table:table-cell>
          <table:table-cell office:value-type="float" office:value="102" calcext:value-type="float">
            <text:p>10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75]-203)/100" office:value-type="float" office:value="1604.16" calcext:value-type="float">
            <text:p>1604.16</text:p>
          </table:table-cell>
          <table:table-cell office:value-type="float" office:value="160619" calcext:value-type="float">
            <text:p>160619</text:p>
          </table:table-cell>
          <table:table-cell office:value-type="float" office:value="100" calcext:value-type="float">
            <text:p>10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76]-203)/100" office:value-type="float" office:value="1605.18" calcext:value-type="float">
            <text:p>1605.18</text:p>
          </table:table-cell>
          <table:table-cell office:value-type="float" office:value="160721" calcext:value-type="float">
            <text:p>160721</text:p>
          </table:table-cell>
          <table:table-cell office:value-type="float" office:value="101" calcext:value-type="float">
            <text:p>10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77]-203)/100" office:value-type="float" office:value="1606.2" calcext:value-type="float">
            <text:p>1606.2</text:p>
          </table:table-cell>
          <table:table-cell office:value-type="float" office:value="160823" calcext:value-type="float">
            <text:p>160823</text:p>
          </table:table-cell>
          <table:table-cell office:value-type="float" office:value="101" calcext:value-type="float">
            <text:p>101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78]-203)/100" office:value-type="float" office:value="1607.22" calcext:value-type="float">
            <text:p>1607.22</text:p>
          </table:table-cell>
          <table:table-cell office:value-type="float" office:value="160925" calcext:value-type="float">
            <text:p>160925</text:p>
          </table:table-cell>
          <table:table-cell office:value-type="float" office:value="101" calcext:value-type="float">
            <text:p>101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79]-203)/100" office:value-type="float" office:value="1608.24" calcext:value-type="float">
            <text:p>1608.24</text:p>
          </table:table-cell>
          <table:table-cell office:value-type="float" office:value="161027" calcext:value-type="float">
            <text:p>161027</text:p>
          </table:table-cell>
          <table:table-cell office:value-type="float" office:value="101" calcext:value-type="float">
            <text:p>101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80]-203)/100" office:value-type="float" office:value="1609.26" calcext:value-type="float">
            <text:p>1609.26</text:p>
          </table:table-cell>
          <table:table-cell office:value-type="float" office:value="161129" calcext:value-type="float">
            <text:p>161129</text:p>
          </table:table-cell>
          <table:table-cell office:value-type="float" office:value="101" calcext:value-type="float">
            <text:p>101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81]-203)/100" office:value-type="float" office:value="1610.27" calcext:value-type="float">
            <text:p>1610.27</text:p>
          </table:table-cell>
          <table:table-cell office:value-type="float" office:value="161230" calcext:value-type="float">
            <text:p>161230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82]-203)/100" office:value-type="float" office:value="1611.3" calcext:value-type="float">
            <text:p>1611.3</text:p>
          </table:table-cell>
          <table:table-cell office:value-type="float" office:value="161333" calcext:value-type="float">
            <text:p>161333</text:p>
          </table:table-cell>
          <table:table-cell office:value-type="float" office:value="102" calcext:value-type="float">
            <text:p>102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83]-203)/100" office:value-type="float" office:value="1612.31" calcext:value-type="float">
            <text:p>1612.31</text:p>
          </table:table-cell>
          <table:table-cell office:value-type="float" office:value="161434" calcext:value-type="float">
            <text:p>161434</text:p>
          </table:table-cell>
          <table:table-cell office:value-type="float" office:value="100" calcext:value-type="float">
            <text:p>10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84]-203)/100" office:value-type="float" office:value="1613.34" calcext:value-type="float">
            <text:p>1613.34</text:p>
          </table:table-cell>
          <table:table-cell office:value-type="float" office:value="161537" calcext:value-type="float">
            <text:p>161537</text:p>
          </table:table-cell>
          <table:table-cell office:value-type="float" office:value="102" calcext:value-type="float">
            <text:p>102</text:p>
          </table:table-cell>
          <table:table-cell office:value-type="float" office:value="-0.11" calcext:value-type="float">
            <text:p>-0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85]-203)/100" office:value-type="float" office:value="1614.35" calcext:value-type="float">
            <text:p>1614.35</text:p>
          </table:table-cell>
          <table:table-cell office:value-type="float" office:value="161638" calcext:value-type="float">
            <text:p>161638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86]-203)/100" office:value-type="float" office:value="1615.37" calcext:value-type="float">
            <text:p>1615.37</text:p>
          </table:table-cell>
          <table:table-cell office:value-type="float" office:value="161740" calcext:value-type="float">
            <text:p>161740</text:p>
          </table:table-cell>
          <table:table-cell office:value-type="float" office:value="101" calcext:value-type="float">
            <text:p>101</text:p>
          </table:table-cell>
          <table:table-cell office:value-type="float" office:value="-0.17" calcext:value-type="float">
            <text:p>-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87]-203)/100" office:value-type="float" office:value="1616.39" calcext:value-type="float">
            <text:p>1616.39</text:p>
          </table:table-cell>
          <table:table-cell office:value-type="float" office:value="161842" calcext:value-type="float">
            <text:p>161842</text:p>
          </table:table-cell>
          <table:table-cell office:value-type="float" office:value="101" calcext:value-type="float">
            <text:p>101</text:p>
          </table:table-cell>
          <table:table-cell office:value-type="float" office:value="-0.24" calcext:value-type="float">
            <text:p>-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88]-203)/100" office:value-type="float" office:value="1617.41" calcext:value-type="float">
            <text:p>1617.41</text:p>
          </table:table-cell>
          <table:table-cell office:value-type="float" office:value="161944" calcext:value-type="float">
            <text:p>161944</text:p>
          </table:table-cell>
          <table:table-cell office:value-type="float" office:value="101" calcext:value-type="float">
            <text:p>101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89]-203)/100" office:value-type="float" office:value="1618.42" calcext:value-type="float">
            <text:p>1618.42</text:p>
          </table:table-cell>
          <table:table-cell office:value-type="float" office:value="162045" calcext:value-type="float">
            <text:p>162045</text:p>
          </table:table-cell>
          <table:table-cell office:value-type="float" office:value="100" calcext:value-type="float">
            <text:p>100</text:p>
          </table:table-cell>
          <table:table-cell office:value-type="float" office:value="2.53" calcext:value-type="float">
            <text:p>2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90]-203)/100" office:value-type="float" office:value="1619.45" calcext:value-type="float">
            <text:p>1619.45</text:p>
          </table:table-cell>
          <table:table-cell office:value-type="float" office:value="162148" calcext:value-type="float">
            <text:p>162148</text:p>
          </table:table-cell>
          <table:table-cell office:value-type="float" office:value="102" calcext:value-type="float">
            <text:p>102</text:p>
          </table:table-cell>
          <table:table-cell office:value-type="float" office:value="1.81" calcext:value-type="float">
            <text:p>1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91]-203)/100" office:value-type="float" office:value="1620.46" calcext:value-type="float">
            <text:p>1620.46</text:p>
          </table:table-cell>
          <table:table-cell office:value-type="float" office:value="162249" calcext:value-type="float">
            <text:p>162249</text:p>
          </table:table-cell>
          <table:table-cell office:value-type="float" office:value="100" calcext:value-type="float">
            <text:p>100</text:p>
          </table:table-cell>
          <table:table-cell office:value-type="float" office:value="2.14" calcext:value-type="float">
            <text:p>2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92]-203)/100" office:value-type="float" office:value="1621.49" calcext:value-type="float">
            <text:p>1621.49</text:p>
          </table:table-cell>
          <table:table-cell office:value-type="float" office:value="162352" calcext:value-type="float">
            <text:p>162352</text:p>
          </table:table-cell>
          <table:table-cell office:value-type="float" office:value="102" calcext:value-type="float">
            <text:p>102</text:p>
          </table:table-cell>
          <table:table-cell office:value-type="float" office:value="3.18" calcext:value-type="float">
            <text:p>3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93]-203)/100" office:value-type="float" office:value="1622.5" calcext:value-type="float">
            <text:p>1622.5</text:p>
          </table:table-cell>
          <table:table-cell office:value-type="float" office:value="162453" calcext:value-type="float">
            <text:p>162453</text:p>
          </table:table-cell>
          <table:table-cell office:value-type="float" office:value="100" calcext:value-type="float">
            <text:p>100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94]-203)/100" office:value-type="float" office:value="1623.52" calcext:value-type="float">
            <text:p>1623.52</text:p>
          </table:table-cell>
          <table:table-cell office:value-type="float" office:value="162555" calcext:value-type="float">
            <text:p>162555</text:p>
          </table:table-cell>
          <table:table-cell office:value-type="float" office:value="101" calcext:value-type="float">
            <text:p>101</text:p>
          </table:table-cell>
          <table:table-cell office:value-type="float" office:value="2.31" calcext:value-type="float">
            <text:p>2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95]-203)/100" office:value-type="float" office:value="1624.54" calcext:value-type="float">
            <text:p>1624.54</text:p>
          </table:table-cell>
          <table:table-cell office:value-type="float" office:value="162657" calcext:value-type="float">
            <text:p>162657</text:p>
          </table:table-cell>
          <table:table-cell office:value-type="float" office:value="101" calcext:value-type="float">
            <text:p>101</text:p>
          </table:table-cell>
          <table:table-cell office:value-type="float" office:value="4.93" calcext:value-type="float">
            <text:p>4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96]-203)/100" office:value-type="float" office:value="1625.56" calcext:value-type="float">
            <text:p>1625.56</text:p>
          </table:table-cell>
          <table:table-cell office:value-type="float" office:value="162759" calcext:value-type="float">
            <text:p>162759</text:p>
          </table:table-cell>
          <table:table-cell office:value-type="float" office:value="101" calcext:value-type="float">
            <text:p>101</text:p>
          </table:table-cell>
          <table:table-cell office:value-type="float" office:value="4.13" calcext:value-type="float">
            <text:p>4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97]-203)/100" office:value-type="float" office:value="1626.58" calcext:value-type="float">
            <text:p>1626.58</text:p>
          </table:table-cell>
          <table:table-cell office:value-type="float" office:value="162861" calcext:value-type="float">
            <text:p>162861</text:p>
          </table:table-cell>
          <table:table-cell office:value-type="float" office:value="101" calcext:value-type="float">
            <text:p>101</text:p>
          </table:table-cell>
          <table:table-cell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98]-203)/100" office:value-type="float" office:value="1627.6" calcext:value-type="float">
            <text:p>1627.6</text:p>
          </table:table-cell>
          <table:table-cell office:value-type="float" office:value="162963" calcext:value-type="float">
            <text:p>162963</text:p>
          </table:table-cell>
          <table:table-cell office:value-type="float" office:value="101" calcext:value-type="float">
            <text:p>101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599]-203)/100" office:value-type="float" office:value="1628.61" calcext:value-type="float">
            <text:p>1628.61</text:p>
          </table:table-cell>
          <table:table-cell office:value-type="float" office:value="163064" calcext:value-type="float">
            <text:p>163064</text:p>
          </table:table-cell>
          <table:table-cell office:value-type="float" office:value="100" calcext:value-type="float">
            <text:p>100</text:p>
          </table:table-cell>
          <table:table-cell office:value-type="float" office:value="-0.99" calcext:value-type="float">
            <text:p>-0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1600]-203)/100" office:value-type="float" office:value="1629.64" calcext:value-type="float">
            <text:p>1629.64</text:p>
          </table:table-cell>
          <table:table-cell office:value-type="float" office:value="163167" calcext:value-type="float">
            <text:p>163167</text:p>
          </table:table-cell>
          <table:table-cell office:value-type="float" office:value="102" calcext:value-type="float">
            <text:p>102</text:p>
          </table:table-cell>
          <table:table-cell office:value-type="float" office:value="-1.31" calcext:value-type="float">
            <text:p>-1.3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01]-203)/100" office:value-type="float" office:value="1630.66" calcext:value-type="float">
            <text:p>1630.66</text:p>
          </table:table-cell>
          <table:table-cell office:value-type="float" office:value="163269" calcext:value-type="float">
            <text:p>163269</text:p>
          </table:table-cell>
          <table:table-cell office:value-type="float" office:value="101" calcext:value-type="float">
            <text:p>101</text:p>
          </table:table-cell>
          <table:table-cell office:value-type="float" office:value="-3.38" calcext:value-type="float">
            <text:p>-3.3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02]-203)/100" office:value-type="float" office:value="1631.68" calcext:value-type="float">
            <text:p>1631.68</text:p>
          </table:table-cell>
          <table:table-cell office:value-type="float" office:value="163371" calcext:value-type="float">
            <text:p>163371</text:p>
          </table:table-cell>
          <table:table-cell office:value-type="float" office:value="102" calcext:value-type="float">
            <text:p>102</text:p>
          </table:table-cell>
          <table:table-cell office:value-type="float" office:value="-4.75" calcext:value-type="float">
            <text:p>-4.7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03]-203)/100" office:value-type="float" office:value="1632.7" calcext:value-type="float">
            <text:p>1632.7</text:p>
          </table:table-cell>
          <table:table-cell office:value-type="float" office:value="163473" calcext:value-type="float">
            <text:p>163473</text:p>
          </table:table-cell>
          <table:table-cell office:value-type="float" office:value="101" calcext:value-type="float">
            <text:p>101</text:p>
          </table:table-cell>
          <table:table-cell office:value-type="float" office:value="-2.69" calcext:value-type="float">
            <text:p>-2.6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04]-203)/100" office:value-type="float" office:value="1633.71" calcext:value-type="float">
            <text:p>1633.71</text:p>
          </table:table-cell>
          <table:table-cell office:value-type="float" office:value="163574" calcext:value-type="float">
            <text:p>163574</text:p>
          </table:table-cell>
          <table:table-cell office:value-type="float" office:value="100" calcext:value-type="float">
            <text:p>100</text:p>
          </table:table-cell>
          <table:table-cell office:value-type="float" office:value="-0.7" calcext:value-type="float">
            <text:p>-0.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05]-203)/100" office:value-type="float" office:value="1634.74" calcext:value-type="float">
            <text:p>1634.74</text:p>
          </table:table-cell>
          <table:table-cell office:value-type="float" office:value="163677" calcext:value-type="float">
            <text:p>163677</text:p>
          </table:table-cell>
          <table:table-cell office:value-type="float" office:value="102" calcext:value-type="float">
            <text:p>102</text:p>
          </table:table-cell>
          <table:table-cell office:value-type="float" office:value="-0.24" calcext:value-type="float">
            <text:p>-0.2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06]-203)/100" office:value-type="float" office:value="1635.75" calcext:value-type="float">
            <text:p>1635.75</text:p>
          </table:table-cell>
          <table:table-cell office:value-type="float" office:value="163778" calcext:value-type="float">
            <text:p>163778</text:p>
          </table:table-cell>
          <table:table-cell office:value-type="float" office:value="100" calcext:value-type="float">
            <text:p>100</text:p>
          </table:table-cell>
          <table:table-cell office:value-type="float" office:value="-2.79" calcext:value-type="float">
            <text:p>-2.7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07]-203)/100" office:value-type="float" office:value="1636.77" calcext:value-type="float">
            <text:p>1636.77</text:p>
          </table:table-cell>
          <table:table-cell office:value-type="float" office:value="163880" calcext:value-type="float">
            <text:p>163880</text:p>
          </table:table-cell>
          <table:table-cell office:value-type="float" office:value="101" calcext:value-type="float">
            <text:p>101</text:p>
          </table:table-cell>
          <table:table-cell office:value-type="float" office:value="-3.46" calcext:value-type="float">
            <text:p>-3.4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08]-203)/100" office:value-type="float" office:value="1637.79" calcext:value-type="float">
            <text:p>1637.79</text:p>
          </table:table-cell>
          <table:table-cell office:value-type="float" office:value="163982" calcext:value-type="float">
            <text:p>163982</text:p>
          </table:table-cell>
          <table:table-cell office:value-type="float" office:value="101" calcext:value-type="float">
            <text:p>101</text:p>
          </table:table-cell>
          <table:table-cell office:value-type="float" office:value="-2.34" calcext:value-type="float">
            <text:p>-2.3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09]-203)/100" office:value-type="float" office:value="1638.81" calcext:value-type="float">
            <text:p>1638.81</text:p>
          </table:table-cell>
          <table:table-cell office:value-type="float" office:value="164084" calcext:value-type="float">
            <text:p>164084</text:p>
          </table:table-cell>
          <table:table-cell office:value-type="float" office:value="101" calcext:value-type="float">
            <text:p>101</text:p>
          </table:table-cell>
          <table:table-cell office:value-type="float" office:value="-2.34" calcext:value-type="float">
            <text:p>-2.3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10]-203)/100" office:value-type="float" office:value="1639.83" calcext:value-type="float">
            <text:p>1639.83</text:p>
          </table:table-cell>
          <table:table-cell office:value-type="float" office:value="164186" calcext:value-type="float">
            <text:p>164186</text:p>
          </table:table-cell>
          <table:table-cell office:value-type="float" office:value="101" calcext:value-type="float">
            <text:p>101</text:p>
          </table:table-cell>
          <table:table-cell office:value-type="float" office:value="-3.01" calcext:value-type="float">
            <text:p>-3.0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11]-203)/100" office:value-type="float" office:value="1640.85" calcext:value-type="float">
            <text:p>1640.85</text:p>
          </table:table-cell>
          <table:table-cell office:value-type="float" office:value="164288" calcext:value-type="float">
            <text:p>164288</text:p>
          </table:table-cell>
          <table:table-cell office:value-type="float" office:value="101" calcext:value-type="float">
            <text:p>101</text:p>
          </table:table-cell>
          <table:table-cell office:value-type="float" office:value="-2.58" calcext:value-type="float">
            <text:p>-2.5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12]-203)/100" office:value-type="float" office:value="1641.86" calcext:value-type="float">
            <text:p>1641.86</text:p>
          </table:table-cell>
          <table:table-cell office:value-type="float" office:value="164389" calcext:value-type="float">
            <text:p>164389</text:p>
          </table:table-cell>
          <table:table-cell office:value-type="float" office:value="100" calcext:value-type="float">
            <text:p>100</text:p>
          </table:table-cell>
          <table:table-cell office:value-type="float" office:value="-2.54" calcext:value-type="float">
            <text:p>-2.5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13]-203)/100" office:value-type="float" office:value="1642.89" calcext:value-type="float">
            <text:p>1642.89</text:p>
          </table:table-cell>
          <table:table-cell office:value-type="float" office:value="164492" calcext:value-type="float">
            <text:p>164492</text:p>
          </table:table-cell>
          <table:table-cell office:value-type="float" office:value="102" calcext:value-type="float">
            <text:p>102</text:p>
          </table:table-cell>
          <table:table-cell office:value-type="float" office:value="-2.32" calcext:value-type="float">
            <text:p>-2.3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14]-203)/100" office:value-type="float" office:value="1643.9" calcext:value-type="float">
            <text:p>1643.9</text:p>
          </table:table-cell>
          <table:table-cell office:value-type="float" office:value="164593" calcext:value-type="float">
            <text:p>164593</text:p>
          </table:table-cell>
          <table:table-cell office:value-type="float" office:value="100" calcext:value-type="float">
            <text:p>100</text:p>
          </table:table-cell>
          <table:table-cell office:value-type="float" office:value="-3.08" calcext:value-type="float">
            <text:p>-3.0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15]-203)/100" office:value-type="float" office:value="1644.93" calcext:value-type="float">
            <text:p>1644.93</text:p>
          </table:table-cell>
          <table:table-cell office:value-type="float" office:value="164696" calcext:value-type="float">
            <text:p>164696</text:p>
          </table:table-cell>
          <table:table-cell office:value-type="float" office:value="102" calcext:value-type="float">
            <text:p>102</text:p>
          </table:table-cell>
          <table:table-cell office:value-type="float" office:value="-1.49" calcext:value-type="float">
            <text:p>-1.4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16]-203)/100" office:value-type="float" office:value="1645.94" calcext:value-type="float">
            <text:p>1645.94</text:p>
          </table:table-cell>
          <table:table-cell office:value-type="float" office:value="164797" calcext:value-type="float">
            <text:p>164797</text:p>
          </table:table-cell>
          <table:table-cell office:value-type="float" office:value="100" calcext:value-type="float">
            <text:p>100</text:p>
          </table:table-cell>
          <table:table-cell office:value-type="float" office:value="-1.24" calcext:value-type="float">
            <text:p>-1.2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17]-203)/100" office:value-type="float" office:value="1646.96" calcext:value-type="float">
            <text:p>1646.96</text:p>
          </table:table-cell>
          <table:table-cell office:value-type="float" office:value="164899" calcext:value-type="float">
            <text:p>164899</text:p>
          </table:table-cell>
          <table:table-cell office:value-type="float" office:value="101" calcext:value-type="float">
            <text:p>101</text:p>
          </table:table-cell>
          <table:table-cell office:value-type="float" office:value="-2.44" calcext:value-type="float">
            <text:p>-2.4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18]-203)/100" office:value-type="float" office:value="1647.98" calcext:value-type="float">
            <text:p>1647.98</text:p>
          </table:table-cell>
          <table:table-cell office:value-type="float" office:value="165001" calcext:value-type="float">
            <text:p>165001</text:p>
          </table:table-cell>
          <table:table-cell office:value-type="float" office:value="101" calcext:value-type="float">
            <text:p>101</text:p>
          </table:table-cell>
          <table:table-cell office:value-type="float" office:value="-2.48" calcext:value-type="float">
            <text:p>-2.4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19]-203)/100" office:value-type="float" office:value="1649" calcext:value-type="float">
            <text:p>1649</text:p>
          </table:table-cell>
          <table:table-cell office:value-type="float" office:value="165103" calcext:value-type="float">
            <text:p>165103</text:p>
          </table:table-cell>
          <table:table-cell office:value-type="float" office:value="101" calcext:value-type="float">
            <text:p>101</text:p>
          </table:table-cell>
          <table:table-cell office:value-type="float" office:value="-2.39" calcext:value-type="float">
            <text:p>-2.3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20]-203)/100" office:value-type="float" office:value="1650.01" calcext:value-type="float">
            <text:p>1650.01</text:p>
          </table:table-cell>
          <table:table-cell office:value-type="float" office:value="165204" calcext:value-type="float">
            <text:p>165204</text:p>
          </table:table-cell>
          <table:table-cell office:value-type="float" office:value="100" calcext:value-type="float">
            <text:p>100</text:p>
          </table:table-cell>
          <table:table-cell office:value-type="float" office:value="-3.56" calcext:value-type="float">
            <text:p>-3.5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21]-203)/100" office:value-type="float" office:value="1651.04" calcext:value-type="float">
            <text:p>1651.04</text:p>
          </table:table-cell>
          <table:table-cell office:value-type="float" office:value="165307" calcext:value-type="float">
            <text:p>165307</text:p>
          </table:table-cell>
          <table:table-cell office:value-type="float" office:value="101" calcext:value-type="float">
            <text:p>101</text:p>
          </table:table-cell>
          <table:table-cell office:value-type="float" office:value="-1.85" calcext:value-type="float">
            <text:p>-1.8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22]-203)/100" office:value-type="float" office:value="1652.05" calcext:value-type="float">
            <text:p>1652.05</text:p>
          </table:table-cell>
          <table:table-cell office:value-type="float" office:value="165408" calcext:value-type="float">
            <text:p>165408</text:p>
          </table:table-cell>
          <table:table-cell office:value-type="float" office:value="100" calcext:value-type="float">
            <text:p>100</text:p>
          </table:table-cell>
          <table:table-cell office:value-type="float" office:value="-2.92" calcext:value-type="float">
            <text:p>-2.9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23]-203)/100" office:value-type="float" office:value="1653.08" calcext:value-type="float">
            <text:p>1653.08</text:p>
          </table:table-cell>
          <table:table-cell office:value-type="float" office:value="165511" calcext:value-type="float">
            <text:p>165511</text:p>
          </table:table-cell>
          <table:table-cell office:value-type="float" office:value="102" calcext:value-type="float">
            <text:p>102</text:p>
          </table:table-cell>
          <table:table-cell office:value-type="float" office:value="-4.5" calcext:value-type="float">
            <text:p>-4.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24]-203)/100" office:value-type="float" office:value="1654.09" calcext:value-type="float">
            <text:p>1654.09</text:p>
          </table:table-cell>
          <table:table-cell office:value-type="float" office:value="165612" calcext:value-type="float">
            <text:p>165612</text:p>
          </table:table-cell>
          <table:table-cell office:value-type="float" office:value="100" calcext:value-type="float">
            <text:p>100</text:p>
          </table:table-cell>
          <table:table-cell office:value-type="float" office:value="-3.39" calcext:value-type="float">
            <text:p>-3.3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25]-203)/100" office:value-type="float" office:value="1655.11" calcext:value-type="float">
            <text:p>1655.11</text:p>
          </table:table-cell>
          <table:table-cell office:value-type="float" office:value="165714" calcext:value-type="float">
            <text:p>165714</text:p>
          </table:table-cell>
          <table:table-cell office:value-type="float" office:value="101" calcext:value-type="float">
            <text:p>101</text:p>
          </table:table-cell>
          <table:table-cell office:value-type="float" office:value="-3.36" calcext:value-type="float">
            <text:p>-3.3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26]-203)/100" office:value-type="float" office:value="1656.13" calcext:value-type="float">
            <text:p>1656.13</text:p>
          </table:table-cell>
          <table:table-cell office:value-type="float" office:value="165816" calcext:value-type="float">
            <text:p>165816</text:p>
          </table:table-cell>
          <table:table-cell office:value-type="float" office:value="101" calcext:value-type="float">
            <text:p>101</text:p>
          </table:table-cell>
          <table:table-cell office:value-type="float" office:value="-5.14" calcext:value-type="float">
            <text:p>-5.1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27]-203)/100" office:value-type="float" office:value="1657.15" calcext:value-type="float">
            <text:p>1657.15</text:p>
          </table:table-cell>
          <table:table-cell office:value-type="float" office:value="165918" calcext:value-type="float">
            <text:p>165918</text:p>
          </table:table-cell>
          <table:table-cell office:value-type="float" office:value="101" calcext:value-type="float">
            <text:p>101</text:p>
          </table:table-cell>
          <table:table-cell office:value-type="float" office:value="-2.66" calcext:value-type="float">
            <text:p>-2.6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28]-203)/100" office:value-type="float" office:value="1658.17" calcext:value-type="float">
            <text:p>1658.17</text:p>
          </table:table-cell>
          <table:table-cell office:value-type="float" office:value="166020" calcext:value-type="float">
            <text:p>166020</text:p>
          </table:table-cell>
          <table:table-cell office:value-type="float" office:value="101" calcext:value-type="float">
            <text:p>101</text:p>
          </table:table-cell>
          <table:table-cell office:value-type="float" office:value="-1.14" calcext:value-type="float">
            <text:p>-1.1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29]-203)/100" office:value-type="float" office:value="1659.19" calcext:value-type="float">
            <text:p>1659.19</text:p>
          </table:table-cell>
          <table:table-cell office:value-type="float" office:value="166122" calcext:value-type="float">
            <text:p>166122</text:p>
          </table:table-cell>
          <table:table-cell office:value-type="float" office:value="101" calcext:value-type="float">
            <text:p>101</text:p>
          </table:table-cell>
          <table:table-cell office:value-type="float" office:value="-1.84" calcext:value-type="float">
            <text:p>-1.8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30]-203)/100" office:value-type="float" office:value="1660.21" calcext:value-type="float">
            <text:p>1660.21</text:p>
          </table:table-cell>
          <table:table-cell office:value-type="float" office:value="166224" calcext:value-type="float">
            <text:p>166224</text:p>
          </table:table-cell>
          <table:table-cell office:value-type="float" office:value="101" calcext:value-type="float">
            <text:p>101</text:p>
          </table:table-cell>
          <table:table-cell office:value-type="float" office:value="-3.93" calcext:value-type="float">
            <text:p>-3.9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31]-203)/100" office:value-type="float" office:value="1661.23" calcext:value-type="float">
            <text:p>1661.23</text:p>
          </table:table-cell>
          <table:table-cell office:value-type="float" office:value="166326" calcext:value-type="float">
            <text:p>166326</text:p>
          </table:table-cell>
          <table:table-cell office:value-type="float" office:value="102" calcext:value-type="float">
            <text:p>102</text:p>
          </table:table-cell>
          <table:table-cell office:value-type="float" office:value="-4.07" calcext:value-type="float">
            <text:p>-4.0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32]-203)/100" office:value-type="float" office:value="1662.25" calcext:value-type="float">
            <text:p>1662.25</text:p>
          </table:table-cell>
          <table:table-cell office:value-type="float" office:value="166428" calcext:value-type="float">
            <text:p>166428</text:p>
          </table:table-cell>
          <table:table-cell office:value-type="float" office:value="101" calcext:value-type="float">
            <text:p>101</text:p>
          </table:table-cell>
          <table:table-cell office:value-type="float" office:value="-1.55" calcext:value-type="float">
            <text:p>-1.5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33]-203)/100" office:value-type="float" office:value="1663.27" calcext:value-type="float">
            <text:p>1663.27</text:p>
          </table:table-cell>
          <table:table-cell office:value-type="float" office:value="166530" calcext:value-type="float">
            <text:p>166530</text:p>
          </table:table-cell>
          <table:table-cell office:value-type="float" office:value="101" calcext:value-type="float">
            <text:p>101</text:p>
          </table:table-cell>
          <table:table-cell office:value-type="float" office:value="-0.8" calcext:value-type="float">
            <text:p>-0.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34]-203)/100" office:value-type="float" office:value="1664.29" calcext:value-type="float">
            <text:p>1664.29</text:p>
          </table:table-cell>
          <table:table-cell office:value-type="float" office:value="166632" calcext:value-type="float">
            <text:p>166632</text:p>
          </table:table-cell>
          <table:table-cell office:value-type="float" office:value="101" calcext:value-type="float">
            <text:p>101</text:p>
          </table:table-cell>
          <table:table-cell office:value-type="float" office:value="-1.58" calcext:value-type="float">
            <text:p>-1.5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35]-203)/100" office:value-type="float" office:value="1665.3" calcext:value-type="float">
            <text:p>1665.3</text:p>
          </table:table-cell>
          <table:table-cell office:value-type="float" office:value="166733" calcext:value-type="float">
            <text:p>166733</text:p>
          </table:table-cell>
          <table:table-cell office:value-type="float" office:value="100" calcext:value-type="float">
            <text:p>100</text:p>
          </table:table-cell>
          <table:table-cell office:value-type="float" office:value="-1.99" calcext:value-type="float">
            <text:p>-1.9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36]-203)/100" office:value-type="float" office:value="1666.33" calcext:value-type="float">
            <text:p>1666.33</text:p>
          </table:table-cell>
          <table:table-cell office:value-type="float" office:value="166836" calcext:value-type="float">
            <text:p>166836</text:p>
          </table:table-cell>
          <table:table-cell office:value-type="float" office:value="102" calcext:value-type="float">
            <text:p>102</text:p>
          </table:table-cell>
          <table:table-cell office:value-type="float" office:value="-0.8" calcext:value-type="float">
            <text:p>-0.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37]-203)/100" office:value-type="float" office:value="1667.34" calcext:value-type="float">
            <text:p>1667.34</text:p>
          </table:table-cell>
          <table:table-cell office:value-type="float" office:value="166937" calcext:value-type="float">
            <text:p>166937</text:p>
          </table:table-cell>
          <table:table-cell office:value-type="float" office:value="100" calcext:value-type="float">
            <text:p>100</text:p>
          </table:table-cell>
          <table:table-cell office:value-type="float" office:value="-1.92" calcext:value-type="float">
            <text:p>-1.9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38]-203)/100" office:value-type="float" office:value="1668.37" calcext:value-type="float">
            <text:p>1668.37</text:p>
          </table:table-cell>
          <table:table-cell office:value-type="float" office:value="167040" calcext:value-type="float">
            <text:p>167040</text:p>
          </table:table-cell>
          <table:table-cell office:value-type="float" office:value="102" calcext:value-type="float">
            <text:p>102</text:p>
          </table:table-cell>
          <table:table-cell office:value-type="float" office:value="-1.86" calcext:value-type="float">
            <text:p>-1.8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39]-203)/100" office:value-type="float" office:value="1669.38" calcext:value-type="float">
            <text:p>1669.38</text:p>
          </table:table-cell>
          <table:table-cell office:value-type="float" office:value="167141" calcext:value-type="float">
            <text:p>167141</text:p>
          </table:table-cell>
          <table:table-cell office:value-type="float" office:value="100" calcext:value-type="float">
            <text:p>100</text:p>
          </table:table-cell>
          <table:table-cell office:value-type="float" office:value="-1.12" calcext:value-type="float">
            <text:p>-1.1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40]-203)/100" office:value-type="float" office:value="1670.4" calcext:value-type="float">
            <text:p>1670.4</text:p>
          </table:table-cell>
          <table:table-cell office:value-type="float" office:value="167243" calcext:value-type="float">
            <text:p>167243</text:p>
          </table:table-cell>
          <table:table-cell office:value-type="float" office:value="101" calcext:value-type="float">
            <text:p>101</text:p>
          </table:table-cell>
          <table:table-cell office:value-type="float" office:value="-1.86" calcext:value-type="float">
            <text:p>-1.8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41]-203)/100" office:value-type="float" office:value="1671.42" calcext:value-type="float">
            <text:p>1671.42</text:p>
          </table:table-cell>
          <table:table-cell office:value-type="float" office:value="167345" calcext:value-type="float">
            <text:p>167345</text:p>
          </table:table-cell>
          <table:table-cell office:value-type="float" office:value="101" calcext:value-type="float">
            <text:p>101</text:p>
          </table:table-cell>
          <table:table-cell office:value-type="float" office:value="-3.6" calcext:value-type="float">
            <text:p>-3.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42]-203)/100" office:value-type="float" office:value="1672.44" calcext:value-type="float">
            <text:p>1672.44</text:p>
          </table:table-cell>
          <table:table-cell office:value-type="float" office:value="167447" calcext:value-type="float">
            <text:p>167447</text:p>
          </table:table-cell>
          <table:table-cell office:value-type="float" office:value="101" calcext:value-type="float">
            <text:p>101</text:p>
          </table:table-cell>
          <table:table-cell office:value-type="float" office:value="-4.3" calcext:value-type="float">
            <text:p>-4.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43]-203)/100" office:value-type="float" office:value="1673.45" calcext:value-type="float">
            <text:p>1673.45</text:p>
          </table:table-cell>
          <table:table-cell office:value-type="float" office:value="167548" calcext:value-type="float">
            <text:p>167548</text:p>
          </table:table-cell>
          <table:table-cell office:value-type="float" office:value="100" calcext:value-type="float">
            <text:p>100</text:p>
          </table:table-cell>
          <table:table-cell office:value-type="float" office:value="-3.61" calcext:value-type="float">
            <text:p>-3.6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44]-203)/100" office:value-type="float" office:value="1674.48" calcext:value-type="float">
            <text:p>1674.48</text:p>
          </table:table-cell>
          <table:table-cell office:value-type="float" office:value="167651" calcext:value-type="float">
            <text:p>167651</text:p>
          </table:table-cell>
          <table:table-cell office:value-type="float" office:value="102" calcext:value-type="float">
            <text:p>102</text:p>
          </table:table-cell>
          <table:table-cell office:value-type="float" office:value="-4.69" calcext:value-type="float">
            <text:p>-4.6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45]-203)/100" office:value-type="float" office:value="1675.49" calcext:value-type="float">
            <text:p>1675.49</text:p>
          </table:table-cell>
          <table:table-cell office:value-type="float" office:value="167752" calcext:value-type="float">
            <text:p>167752</text:p>
          </table:table-cell>
          <table:table-cell office:value-type="float" office:value="100" calcext:value-type="float">
            <text:p>100</text:p>
          </table:table-cell>
          <table:table-cell office:value-type="float" office:value="-2.15" calcext:value-type="float">
            <text:p>-2.1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46]-203)/100" office:value-type="float" office:value="1676.52" calcext:value-type="float">
            <text:p>1676.52</text:p>
          </table:table-cell>
          <table:table-cell office:value-type="float" office:value="167855" calcext:value-type="float">
            <text:p>167855</text:p>
          </table:table-cell>
          <table:table-cell office:value-type="float" office:value="102" calcext:value-type="float">
            <text:p>102</text:p>
          </table:table-cell>
          <table:table-cell office:value-type="float" office:value="-1.46" calcext:value-type="float">
            <text:p>-1.4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47]-203)/100" office:value-type="float" office:value="1677.53" calcext:value-type="float">
            <text:p>1677.53</text:p>
          </table:table-cell>
          <table:table-cell office:value-type="float" office:value="167956" calcext:value-type="float">
            <text:p>167956</text:p>
          </table:table-cell>
          <table:table-cell office:value-type="float" office:value="100" calcext:value-type="float">
            <text:p>100</text:p>
          </table:table-cell>
          <table:table-cell office:value-type="float" office:value="-1.95" calcext:value-type="float">
            <text:p>-1.9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48]-203)/100" office:value-type="float" office:value="1678.55" calcext:value-type="float">
            <text:p>1678.55</text:p>
          </table:table-cell>
          <table:table-cell office:value-type="float" office:value="168058" calcext:value-type="float">
            <text:p>168058</text:p>
          </table:table-cell>
          <table:table-cell office:value-type="float" office:value="101" calcext:value-type="float">
            <text:p>101</text:p>
          </table:table-cell>
          <table:table-cell office:value-type="float" office:value="-1.95" calcext:value-type="float">
            <text:p>-1.9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49]-203)/100" office:value-type="float" office:value="1679.57" calcext:value-type="float">
            <text:p>1679.57</text:p>
          </table:table-cell>
          <table:table-cell office:value-type="float" office:value="168160" calcext:value-type="float">
            <text:p>168160</text:p>
          </table:table-cell>
          <table:table-cell office:value-type="float" office:value="101" calcext:value-type="float">
            <text:p>101</text:p>
          </table:table-cell>
          <table:table-cell office:value-type="float" office:value="-2.58" calcext:value-type="float">
            <text:p>-2.5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50]-203)/100" office:value-type="float" office:value="1680.59" calcext:value-type="float">
            <text:p>1680.59</text:p>
          </table:table-cell>
          <table:table-cell office:value-type="float" office:value="168262" calcext:value-type="float">
            <text:p>168262</text:p>
          </table:table-cell>
          <table:table-cell office:value-type="float" office:value="101" calcext:value-type="float">
            <text:p>101</text:p>
          </table:table-cell>
          <table:table-cell office:value-type="float" office:value="-2.34" calcext:value-type="float">
            <text:p>-2.3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51]-203)/100" office:value-type="float" office:value="1681.61" calcext:value-type="float">
            <text:p>1681.61</text:p>
          </table:table-cell>
          <table:table-cell office:value-type="float" office:value="168364" calcext:value-type="float">
            <text:p>168364</text:p>
          </table:table-cell>
          <table:table-cell office:value-type="float" office:value="101" calcext:value-type="float">
            <text:p>101</text:p>
          </table:table-cell>
          <table:table-cell office:value-type="float" office:value="-1.85" calcext:value-type="float">
            <text:p>-1.8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52]-203)/100" office:value-type="float" office:value="1682.63" calcext:value-type="float">
            <text:p>1682.63</text:p>
          </table:table-cell>
          <table:table-cell office:value-type="float" office:value="168466" calcext:value-type="float">
            <text:p>168466</text:p>
          </table:table-cell>
          <table:table-cell office:value-type="float" office:value="101" calcext:value-type="float">
            <text:p>101</text:p>
          </table:table-cell>
          <table:table-cell office:value-type="float" office:value="-2.53" calcext:value-type="float">
            <text:p>-2.5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53]-203)/100" office:value-type="float" office:value="1683.64" calcext:value-type="float">
            <text:p>1683.64</text:p>
          </table:table-cell>
          <table:table-cell office:value-type="float" office:value="168567" calcext:value-type="float">
            <text:p>168567</text:p>
          </table:table-cell>
          <table:table-cell office:value-type="float" office:value="100" calcext:value-type="float">
            <text:p>100</text:p>
          </table:table-cell>
          <table:table-cell office:value-type="float" office:value="-2.01" calcext:value-type="float">
            <text:p>-2.0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54]-203)/100" office:value-type="float" office:value="1684.67" calcext:value-type="float">
            <text:p>1684.67</text:p>
          </table:table-cell>
          <table:table-cell office:value-type="float" office:value="168670" calcext:value-type="float">
            <text:p>168670</text:p>
          </table:table-cell>
          <table:table-cell office:value-type="float" office:value="102" calcext:value-type="float">
            <text:p>102</text:p>
          </table:table-cell>
          <table:table-cell office:value-type="float" office:value="-1.8" calcext:value-type="float">
            <text:p>-1.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55]-203)/100" office:value-type="float" office:value="1685.68" calcext:value-type="float">
            <text:p>1685.68</text:p>
          </table:table-cell>
          <table:table-cell office:value-type="float" office:value="168771" calcext:value-type="float">
            <text:p>168771</text:p>
          </table:table-cell>
          <table:table-cell office:value-type="float" office:value="100" calcext:value-type="float">
            <text:p>100</text:p>
          </table:table-cell>
          <table:table-cell office:value-type="float" office:value="-1.73" calcext:value-type="float">
            <text:p>-1.7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56]-203)/100" office:value-type="float" office:value="1686.7" calcext:value-type="float">
            <text:p>1686.7</text:p>
          </table:table-cell>
          <table:table-cell office:value-type="float" office:value="168873" calcext:value-type="float">
            <text:p>168873</text:p>
          </table:table-cell>
          <table:table-cell office:value-type="float" office:value="101" calcext:value-type="float">
            <text:p>101</text:p>
          </table:table-cell>
          <table:table-cell office:value-type="float" office:value="-3.79" calcext:value-type="float">
            <text:p>-3.7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57]-203)/100" office:value-type="float" office:value="1687.73" calcext:value-type="float">
            <text:p>1687.73</text:p>
          </table:table-cell>
          <table:table-cell office:value-type="float" office:value="168976" calcext:value-type="float">
            <text:p>168976</text:p>
          </table:table-cell>
          <table:table-cell office:value-type="float" office:value="101" calcext:value-type="float">
            <text:p>101</text:p>
          </table:table-cell>
          <table:table-cell office:value-type="float" office:value="-4.28" calcext:value-type="float">
            <text:p>-4.2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58]-203)/100" office:value-type="float" office:value="1688.74" calcext:value-type="float">
            <text:p>1688.74</text:p>
          </table:table-cell>
          <table:table-cell office:value-type="float" office:value="169077" calcext:value-type="float">
            <text:p>169077</text:p>
          </table:table-cell>
          <table:table-cell office:value-type="float" office:value="101" calcext:value-type="float">
            <text:p>101</text:p>
          </table:table-cell>
          <table:table-cell office:value-type="float" office:value="-2.54" calcext:value-type="float">
            <text:p>-2.5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59]-203)/100" office:value-type="float" office:value="1689.77" calcext:value-type="float">
            <text:p>1689.77</text:p>
          </table:table-cell>
          <table:table-cell office:value-type="float" office:value="169180" calcext:value-type="float">
            <text:p>169180</text:p>
          </table:table-cell>
          <table:table-cell office:value-type="float" office:value="102" calcext:value-type="float">
            <text:p>102</text:p>
          </table:table-cell>
          <table:table-cell office:value-type="float" office:value="-2.17" calcext:value-type="float">
            <text:p>-2.1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60]-203)/100" office:value-type="float" office:value="1690.78" calcext:value-type="float">
            <text:p>1690.78</text:p>
          </table:table-cell>
          <table:table-cell office:value-type="float" office:value="169281" calcext:value-type="float">
            <text:p>169281</text:p>
          </table:table-cell>
          <table:table-cell office:value-type="float" office:value="100" calcext:value-type="float">
            <text:p>100</text:p>
          </table:table-cell>
          <table:table-cell office:value-type="float" office:value="-3.36" calcext:value-type="float">
            <text:p>-3.3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61]-203)/100" office:value-type="float" office:value="1691.8" calcext:value-type="float">
            <text:p>1691.8</text:p>
          </table:table-cell>
          <table:table-cell office:value-type="float" office:value="169383" calcext:value-type="float">
            <text:p>169383</text:p>
          </table:table-cell>
          <table:table-cell office:value-type="float" office:value="101" calcext:value-type="float">
            <text:p>101</text:p>
          </table:table-cell>
          <table:table-cell office:value-type="float" office:value="-2.36" calcext:value-type="float">
            <text:p>-2.3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62]-203)/100" office:value-type="float" office:value="1692.82" calcext:value-type="float">
            <text:p>1692.82</text:p>
          </table:table-cell>
          <table:table-cell office:value-type="float" office:value="169485" calcext:value-type="float">
            <text:p>169485</text:p>
          </table:table-cell>
          <table:table-cell office:value-type="float" office:value="101" calcext:value-type="float">
            <text:p>101</text:p>
          </table:table-cell>
          <table:table-cell office:value-type="float" office:value="-2.11" calcext:value-type="float">
            <text:p>-2.1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63]-203)/100" office:value-type="float" office:value="1693.84" calcext:value-type="float">
            <text:p>1693.84</text:p>
          </table:table-cell>
          <table:table-cell office:value-type="float" office:value="169587" calcext:value-type="float">
            <text:p>169587</text:p>
          </table:table-cell>
          <table:table-cell office:value-type="float" office:value="101" calcext:value-type="float">
            <text:p>101</text:p>
          </table:table-cell>
          <table:table-cell office:value-type="float" office:value="-1.81" calcext:value-type="float">
            <text:p>-1.8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64]-203)/100" office:value-type="float" office:value="1694.86" calcext:value-type="float">
            <text:p>1694.86</text:p>
          </table:table-cell>
          <table:table-cell office:value-type="float" office:value="169689" calcext:value-type="float">
            <text:p>169689</text:p>
          </table:table-cell>
          <table:table-cell office:value-type="float" office:value="101" calcext:value-type="float">
            <text:p>101</text:p>
          </table:table-cell>
          <table:table-cell office:value-type="float" office:value="-2.75" calcext:value-type="float">
            <text:p>-2.7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65]-203)/100" office:value-type="float" office:value="1695.88" calcext:value-type="float">
            <text:p>1695.88</text:p>
          </table:table-cell>
          <table:table-cell office:value-type="float" office:value="169791" calcext:value-type="float">
            <text:p>169791</text:p>
          </table:table-cell>
          <table:table-cell office:value-type="float" office:value="101" calcext:value-type="float">
            <text:p>101</text:p>
          </table:table-cell>
          <table:table-cell office:value-type="float" office:value="-2.28" calcext:value-type="float">
            <text:p>-2.2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66]-203)/100" office:value-type="float" office:value="1696.89" calcext:value-type="float">
            <text:p>1696.89</text:p>
          </table:table-cell>
          <table:table-cell office:value-type="float" office:value="169892" calcext:value-type="float">
            <text:p>169892</text:p>
          </table:table-cell>
          <table:table-cell office:value-type="float" office:value="100" calcext:value-type="float">
            <text:p>100</text:p>
          </table:table-cell>
          <table:table-cell office:value-type="float" office:value="-2.65" calcext:value-type="float">
            <text:p>-2.6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67]-203)/100" office:value-type="float" office:value="1697.92" calcext:value-type="float">
            <text:p>1697.92</text:p>
          </table:table-cell>
          <table:table-cell office:value-type="float" office:value="169995" calcext:value-type="float">
            <text:p>169995</text:p>
          </table:table-cell>
          <table:table-cell office:value-type="float" office:value="102" calcext:value-type="float">
            <text:p>102</text:p>
          </table:table-cell>
          <table:table-cell office:value-type="float" office:value="-2.49" calcext:value-type="float">
            <text:p>-2.4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68]-203)/100" office:value-type="float" office:value="1698.93" calcext:value-type="float">
            <text:p>1698.93</text:p>
          </table:table-cell>
          <table:table-cell office:value-type="float" office:value="170096" calcext:value-type="float">
            <text:p>170096</text:p>
          </table:table-cell>
          <table:table-cell office:value-type="float" office:value="100" calcext:value-type="float">
            <text:p>100</text:p>
          </table:table-cell>
          <table:table-cell office:value-type="float" office:value="-1.59" calcext:value-type="float">
            <text:p>-1.5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69]-203)/100" office:value-type="float" office:value="1699.96" calcext:value-type="float">
            <text:p>1699.96</text:p>
          </table:table-cell>
          <table:table-cell office:value-type="float" office:value="170199" calcext:value-type="float">
            <text:p>170199</text:p>
          </table:table-cell>
          <table:table-cell office:value-type="float" office:value="102" calcext:value-type="float">
            <text:p>102</text:p>
          </table:table-cell>
          <table:table-cell office:value-type="float" office:value="-1.54" calcext:value-type="float">
            <text:p>-1.5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70]-203)/100" office:value-type="float" office:value="1700.97" calcext:value-type="float">
            <text:p>1700.97</text:p>
          </table:table-cell>
          <table:table-cell office:value-type="float" office:value="170300" calcext:value-type="float">
            <text:p>170300</text:p>
          </table:table-cell>
          <table:table-cell office:value-type="float" office:value="100" calcext:value-type="float">
            <text:p>100</text:p>
          </table:table-cell>
          <table:table-cell office:value-type="float" office:value="-1.94" calcext:value-type="float">
            <text:p>-1.9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71]-203)/100" office:value-type="float" office:value="1701.99" calcext:value-type="float">
            <text:p>1701.99</text:p>
          </table:table-cell>
          <table:table-cell office:value-type="float" office:value="170402" calcext:value-type="float">
            <text:p>170402</text:p>
          </table:table-cell>
          <table:table-cell office:value-type="float" office:value="101" calcext:value-type="float">
            <text:p>101</text:p>
          </table:table-cell>
          <table:table-cell office:value-type="float" office:value="-0.04" calcext:value-type="float">
            <text:p>-0.0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72]-203)/100" office:value-type="float" office:value="1703.01" calcext:value-type="float">
            <text:p>1703.01</text:p>
          </table:table-cell>
          <table:table-cell office:value-type="float" office:value="170504" calcext:value-type="float">
            <text:p>170504</text:p>
          </table:table-cell>
          <table:table-cell office:value-type="float" office:value="101" calcext:value-type="float">
            <text:p>101</text:p>
          </table:table-cell>
          <table:table-cell office:value-type="float" office:value="0.31" calcext:value-type="float">
            <text:p>0.3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73]-203)/100" office:value-type="float" office:value="1704.03" calcext:value-type="float">
            <text:p>1704.03</text:p>
          </table:table-cell>
          <table:table-cell office:value-type="float" office:value="170606" calcext:value-type="float">
            <text:p>170606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74]-203)/100" office:value-type="float" office:value="1705.04" calcext:value-type="float">
            <text:p>1705.04</text:p>
          </table:table-cell>
          <table:table-cell office:value-type="float" office:value="170707" calcext:value-type="float">
            <text:p>170707</text:p>
          </table:table-cell>
          <table:table-cell office:value-type="float" office:value="100" calcext:value-type="float">
            <text:p>100</text:p>
          </table:table-cell>
          <table:table-cell office:value-type="float" office:value="-1.25" calcext:value-type="float">
            <text:p>-1.2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75]-203)/100" office:value-type="float" office:value="1706.07" calcext:value-type="float">
            <text:p>1706.07</text:p>
          </table:table-cell>
          <table:table-cell office:value-type="float" office:value="170810" calcext:value-type="float">
            <text:p>170810</text:p>
          </table:table-cell>
          <table:table-cell office:value-type="float" office:value="102" calcext:value-type="float">
            <text:p>102</text:p>
          </table:table-cell>
          <table:table-cell office:value-type="float" office:value="-3.25" calcext:value-type="float">
            <text:p>-3.2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76]-203)/100" office:value-type="float" office:value="1707.08" calcext:value-type="float">
            <text:p>1707.08</text:p>
          </table:table-cell>
          <table:table-cell office:value-type="float" office:value="170911" calcext:value-type="float">
            <text:p>170911</text:p>
          </table:table-cell>
          <table:table-cell office:value-type="float" office:value="100" calcext:value-type="float">
            <text:p>100</text:p>
          </table:table-cell>
          <table:table-cell office:value-type="float" office:value="-2.96" calcext:value-type="float">
            <text:p>-2.9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77]-203)/100" office:value-type="float" office:value="1708.11" calcext:value-type="float">
            <text:p>1708.11</text:p>
          </table:table-cell>
          <table:table-cell office:value-type="float" office:value="171014" calcext:value-type="float">
            <text:p>171014</text:p>
          </table:table-cell>
          <table:table-cell office:value-type="float" office:value="102" calcext:value-type="float">
            <text:p>102</text:p>
          </table:table-cell>
          <table:table-cell office:value-type="float" office:value="-2.93" calcext:value-type="float">
            <text:p>-2.9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78]-203)/100" office:value-type="float" office:value="1709.12" calcext:value-type="float">
            <text:p>1709.12</text:p>
          </table:table-cell>
          <table:table-cell office:value-type="float" office:value="171115" calcext:value-type="float">
            <text:p>171115</text:p>
          </table:table-cell>
          <table:table-cell office:value-type="float" office:value="100" calcext:value-type="float">
            <text:p>100</text:p>
          </table:table-cell>
          <table:table-cell office:value-type="float" office:value="-4.08" calcext:value-type="float">
            <text:p>-4.0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79]-203)/100" office:value-type="float" office:value="1710.14" calcext:value-type="float">
            <text:p>1710.14</text:p>
          </table:table-cell>
          <table:table-cell office:value-type="float" office:value="171217" calcext:value-type="float">
            <text:p>171217</text:p>
          </table:table-cell>
          <table:table-cell office:value-type="float" office:value="101" calcext:value-type="float">
            <text:p>101</text:p>
          </table:table-cell>
          <table:table-cell office:value-type="float" office:value="-4.24" calcext:value-type="float">
            <text:p>-4.2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80]-203)/100" office:value-type="float" office:value="1711.16" calcext:value-type="float">
            <text:p>1711.16</text:p>
          </table:table-cell>
          <table:table-cell office:value-type="float" office:value="171319" calcext:value-type="float">
            <text:p>171319</text:p>
          </table:table-cell>
          <table:table-cell office:value-type="float" office:value="101" calcext:value-type="float">
            <text:p>101</text:p>
          </table:table-cell>
          <table:table-cell office:value-type="float" office:value="-2.34" calcext:value-type="float">
            <text:p>-2.3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81]-203)/100" office:value-type="float" office:value="1712.18" calcext:value-type="float">
            <text:p>1712.18</text:p>
          </table:table-cell>
          <table:table-cell office:value-type="float" office:value="171421" calcext:value-type="float">
            <text:p>171421</text:p>
          </table:table-cell>
          <table:table-cell office:value-type="float" office:value="101" calcext:value-type="float">
            <text:p>101</text:p>
          </table:table-cell>
          <table:table-cell office:value-type="float" office:value="-2.34" calcext:value-type="float">
            <text:p>-2.3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82]-203)/100" office:value-type="float" office:value="1713.2" calcext:value-type="float">
            <text:p>1713.2</text:p>
          </table:table-cell>
          <table:table-cell office:value-type="float" office:value="171523" calcext:value-type="float">
            <text:p>171523</text:p>
          </table:table-cell>
          <table:table-cell office:value-type="float" office:value="101" calcext:value-type="float">
            <text:p>101</text:p>
          </table:table-cell>
          <table:table-cell office:value-type="float" office:value="-3.55" calcext:value-type="float">
            <text:p>-3.5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83]-203)/100" office:value-type="float" office:value="1714.22" calcext:value-type="float">
            <text:p>1714.22</text:p>
          </table:table-cell>
          <table:table-cell office:value-type="float" office:value="171625" calcext:value-type="float">
            <text:p>171625</text:p>
          </table:table-cell>
          <table:table-cell office:value-type="float" office:value="101" calcext:value-type="float">
            <text:p>101</text:p>
          </table:table-cell>
          <table:table-cell office:value-type="float" office:value="-1.69" calcext:value-type="float">
            <text:p>-1.6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84]-203)/100" office:value-type="float" office:value="1715.23" calcext:value-type="float">
            <text:p>1715.23</text:p>
          </table:table-cell>
          <table:table-cell office:value-type="float" office:value="171726" calcext:value-type="float">
            <text:p>171726</text:p>
          </table:table-cell>
          <table:table-cell office:value-type="float" office:value="100" calcext:value-type="float">
            <text:p>100</text:p>
          </table:table-cell>
          <table:table-cell office:value-type="float" office:value="-1.26" calcext:value-type="float">
            <text:p>-1.2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85]-203)/100" office:value-type="float" office:value="1716.26" calcext:value-type="float">
            <text:p>1716.26</text:p>
          </table:table-cell>
          <table:table-cell office:value-type="float" office:value="171829" calcext:value-type="float">
            <text:p>171829</text:p>
          </table:table-cell>
          <table:table-cell office:value-type="float" office:value="102" calcext:value-type="float">
            <text:p>102</text:p>
          </table:table-cell>
          <table:table-cell office:value-type="float" office:value="-3.46" calcext:value-type="float">
            <text:p>-3.4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86]-203)/100" office:value-type="float" office:value="1717.28" calcext:value-type="float">
            <text:p>1717.28</text:p>
          </table:table-cell>
          <table:table-cell office:value-type="float" office:value="171931" calcext:value-type="float">
            <text:p>171931</text:p>
          </table:table-cell>
          <table:table-cell office:value-type="float" office:value="101" calcext:value-type="float">
            <text:p>101</text:p>
          </table:table-cell>
          <table:table-cell office:value-type="float" office:value="-2.39" calcext:value-type="float">
            <text:p>-2.3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87]-203)/100" office:value-type="float" office:value="1718.3" calcext:value-type="float">
            <text:p>1718.3</text:p>
          </table:table-cell>
          <table:table-cell office:value-type="float" office:value="172033" calcext:value-type="float">
            <text:p>172033</text:p>
          </table:table-cell>
          <table:table-cell office:value-type="float" office:value="102" calcext:value-type="float">
            <text:p>10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88]-203)/100" office:value-type="float" office:value="1719.32" calcext:value-type="float">
            <text:p>1719.32</text:p>
          </table:table-cell>
          <table:table-cell office:value-type="float" office:value="172135" calcext:value-type="float">
            <text:p>172135</text:p>
          </table:table-cell>
          <table:table-cell office:value-type="float" office:value="101" calcext:value-type="float">
            <text:p>101</text:p>
          </table:table-cell>
          <table:table-cell office:value-type="float" office:value="-3.21" calcext:value-type="float">
            <text:p>-3.2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89]-203)/100" office:value-type="float" office:value="1720.33" calcext:value-type="float">
            <text:p>1720.33</text:p>
          </table:table-cell>
          <table:table-cell office:value-type="float" office:value="172236" calcext:value-type="float">
            <text:p>172236</text:p>
          </table:table-cell>
          <table:table-cell office:value-type="float" office:value="100" calcext:value-type="float">
            <text:p>100</text:p>
          </table:table-cell>
          <table:table-cell office:value-type="float" office:value="-1.82" calcext:value-type="float">
            <text:p>-1.8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90]-203)/100" office:value-type="float" office:value="1721.36" calcext:value-type="float">
            <text:p>1721.36</text:p>
          </table:table-cell>
          <table:table-cell office:value-type="float" office:value="172339" calcext:value-type="float">
            <text:p>172339</text:p>
          </table:table-cell>
          <table:table-cell office:value-type="float" office:value="102" calcext:value-type="float">
            <text:p>102</text:p>
          </table:table-cell>
          <table:table-cell office:value-type="float" office:value="-0.11" calcext:value-type="float">
            <text:p>-0.1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91]-203)/100" office:value-type="float" office:value="1722.37" calcext:value-type="float">
            <text:p>1722.37</text:p>
          </table:table-cell>
          <table:table-cell office:value-type="float" office:value="172440" calcext:value-type="float">
            <text:p>172440</text:p>
          </table:table-cell>
          <table:table-cell office:value-type="float" office:value="100" calcext:value-type="float">
            <text:p>100</text:p>
          </table:table-cell>
          <table:table-cell office:value-type="float" office:value="-0.54" calcext:value-type="float">
            <text:p>-0.5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92]-203)/100" office:value-type="float" office:value="1723.39" calcext:value-type="float">
            <text:p>1723.39</text:p>
          </table:table-cell>
          <table:table-cell office:value-type="float" office:value="172542" calcext:value-type="float">
            <text:p>172542</text:p>
          </table:table-cell>
          <table:table-cell office:value-type="float" office:value="101" calcext:value-type="float">
            <text:p>101</text:p>
          </table:table-cell>
          <table:table-cell office:value-type="float" office:value="-1.62" calcext:value-type="float">
            <text:p>-1.6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93]-203)/100" office:value-type="float" office:value="1724.41" calcext:value-type="float">
            <text:p>1724.41</text:p>
          </table:table-cell>
          <table:table-cell office:value-type="float" office:value="172644" calcext:value-type="float">
            <text:p>172644</text:p>
          </table:table-cell>
          <table:table-cell office:value-type="float" office:value="100" calcext:value-type="float">
            <text:p>100</text:p>
          </table:table-cell>
          <table:table-cell office:value-type="float" office:value="-2.83" calcext:value-type="float">
            <text:p>-2.8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94]-203)/100" office:value-type="float" office:value="1725.43" calcext:value-type="float">
            <text:p>1725.43</text:p>
          </table:table-cell>
          <table:table-cell office:value-type="float" office:value="172746" calcext:value-type="float">
            <text:p>172746</text:p>
          </table:table-cell>
          <table:table-cell office:value-type="float" office:value="101" calcext:value-type="float">
            <text:p>101</text:p>
          </table:table-cell>
          <table:table-cell office:value-type="float" office:value="-3.16" calcext:value-type="float">
            <text:p>-3.1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95]-203)/100" office:value-type="float" office:value="1726.45" calcext:value-type="float">
            <text:p>1726.45</text:p>
          </table:table-cell>
          <table:table-cell office:value-type="float" office:value="172848" calcext:value-type="float">
            <text:p>172848</text:p>
          </table:table-cell>
          <table:table-cell office:value-type="float" office:value="101" calcext:value-type="float">
            <text:p>101</text:p>
          </table:table-cell>
          <table:table-cell office:value-type="float" office:value="-4.23" calcext:value-type="float">
            <text:p>-4.2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96]-203)/100" office:value-type="float" office:value="1727.47" calcext:value-type="float">
            <text:p>1727.47</text:p>
          </table:table-cell>
          <table:table-cell office:value-type="float" office:value="172950" calcext:value-type="float">
            <text:p>172950</text:p>
          </table:table-cell>
          <table:table-cell office:value-type="float" office:value="101" calcext:value-type="float">
            <text:p>101</text:p>
          </table:table-cell>
          <table:table-cell office:value-type="float" office:value="-4.63" calcext:value-type="float">
            <text:p>-4.6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97]-203)/100" office:value-type="float" office:value="1728.48" calcext:value-type="float">
            <text:p>1728.48</text:p>
          </table:table-cell>
          <table:table-cell office:value-type="float" office:value="173051" calcext:value-type="float">
            <text:p>173051</text:p>
          </table:table-cell>
          <table:table-cell office:value-type="float" office:value="100" calcext:value-type="float">
            <text:p>100</text:p>
          </table:table-cell>
          <table:table-cell office:value-type="float" office:value="-4.53" calcext:value-type="float">
            <text:p>-4.5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98]-203)/100" office:value-type="float" office:value="1729.51" calcext:value-type="float">
            <text:p>1729.51</text:p>
          </table:table-cell>
          <table:table-cell office:value-type="float" office:value="173154" calcext:value-type="float">
            <text:p>173154</text:p>
          </table:table-cell>
          <table:table-cell office:value-type="float" office:value="102" calcext:value-type="float">
            <text:p>102</text:p>
          </table:table-cell>
          <table:table-cell office:value-type="float" office:value="-2.01" calcext:value-type="float">
            <text:p>-2.0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699]-203)/100" office:value-type="float" office:value="1730.52" calcext:value-type="float">
            <text:p>1730.52</text:p>
          </table:table-cell>
          <table:table-cell office:value-type="float" office:value="173255" calcext:value-type="float">
            <text:p>173255</text:p>
          </table:table-cell>
          <table:table-cell office:value-type="float" office:value="100" calcext:value-type="float">
            <text:p>100</text:p>
          </table:table-cell>
          <table:table-cell office:value-type="float" office:value="-2.04" calcext:value-type="float">
            <text:p>-2.0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00]-203)/100" office:value-type="float" office:value="1731.55" calcext:value-type="float">
            <text:p>1731.55</text:p>
          </table:table-cell>
          <table:table-cell office:value-type="float" office:value="173358" calcext:value-type="float">
            <text:p>173358</text:p>
          </table:table-cell>
          <table:table-cell office:value-type="float" office:value="102" calcext:value-type="float">
            <text:p>102</text:p>
          </table:table-cell>
          <table:table-cell office:value-type="float" office:value="-1.81" calcext:value-type="float">
            <text:p>-1.8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01]-203)/100" office:value-type="float" office:value="1732.56" calcext:value-type="float">
            <text:p>1732.56</text:p>
          </table:table-cell>
          <table:table-cell office:value-type="float" office:value="173459" calcext:value-type="float">
            <text:p>173459</text:p>
          </table:table-cell>
          <table:table-cell office:value-type="float" office:value="100" calcext:value-type="float">
            <text:p>100</text:p>
          </table:table-cell>
          <table:table-cell office:value-type="float" office:value="-3.33" calcext:value-type="float">
            <text:p>-3.3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02]-203)/100" office:value-type="float" office:value="1733.58" calcext:value-type="float">
            <text:p>1733.58</text:p>
          </table:table-cell>
          <table:table-cell office:value-type="float" office:value="173561" calcext:value-type="float">
            <text:p>173561</text:p>
          </table:table-cell>
          <table:table-cell office:value-type="float" office:value="101" calcext:value-type="float">
            <text:p>101</text:p>
          </table:table-cell>
          <table:table-cell office:value-type="float" office:value="-2.3" calcext:value-type="float">
            <text:p>-2.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03]-203)/100" office:value-type="float" office:value="1734.6" calcext:value-type="float">
            <text:p>1734.6</text:p>
          </table:table-cell>
          <table:table-cell office:value-type="float" office:value="173663" calcext:value-type="float">
            <text:p>173663</text:p>
          </table:table-cell>
          <table:table-cell office:value-type="float" office:value="101" calcext:value-type="float">
            <text:p>101</text:p>
          </table:table-cell>
          <table:table-cell office:value-type="float" office:value="-3.03" calcext:value-type="float">
            <text:p>-3.0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04]-203)/100" office:value-type="float" office:value="1735.62" calcext:value-type="float">
            <text:p>1735.62</text:p>
          </table:table-cell>
          <table:table-cell office:value-type="float" office:value="173765" calcext:value-type="float">
            <text:p>173765</text:p>
          </table:table-cell>
          <table:table-cell office:value-type="float" office:value="101" calcext:value-type="float">
            <text:p>101</text:p>
          </table:table-cell>
          <table:table-cell office:value-type="float" office:value="-2.44" calcext:value-type="float">
            <text:p>-2.4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05]-203)/100" office:value-type="float" office:value="1736.64" calcext:value-type="float">
            <text:p>1736.64</text:p>
          </table:table-cell>
          <table:table-cell office:value-type="float" office:value="173867" calcext:value-type="float">
            <text:p>173867</text:p>
          </table:table-cell>
          <table:table-cell office:value-type="float" office:value="101" calcext:value-type="float">
            <text:p>101</text:p>
          </table:table-cell>
          <table:table-cell office:value-type="float" office:value="-2.41" calcext:value-type="float">
            <text:p>-2.4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06]-203)/100" office:value-type="float" office:value="1737.66" calcext:value-type="float">
            <text:p>1737.66</text:p>
          </table:table-cell>
          <table:table-cell office:value-type="float" office:value="173969" calcext:value-type="float">
            <text:p>173969</text:p>
          </table:table-cell>
          <table:table-cell office:value-type="float" office:value="101" calcext:value-type="float">
            <text:p>101</text:p>
          </table:table-cell>
          <table:table-cell office:value-type="float" office:value="-3.9" calcext:value-type="float">
            <text:p>-3.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07]-203)/100" office:value-type="float" office:value="1738.67" calcext:value-type="float">
            <text:p>1738.67</text:p>
          </table:table-cell>
          <table:table-cell office:value-type="float" office:value="174070" calcext:value-type="float">
            <text:p>174070</text:p>
          </table:table-cell>
          <table:table-cell office:value-type="float" office:value="100" calcext:value-type="float">
            <text:p>100</text:p>
          </table:table-cell>
          <table:table-cell office:value-type="float" office:value="-3.02" calcext:value-type="float">
            <text:p>-3.0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08]-203)/100" office:value-type="float" office:value="1739.7" calcext:value-type="float">
            <text:p>1739.7</text:p>
          </table:table-cell>
          <table:table-cell office:value-type="float" office:value="174173" calcext:value-type="float">
            <text:p>174173</text:p>
          </table:table-cell>
          <table:table-cell office:value-type="float" office:value="102" calcext:value-type="float">
            <text:p>102</text:p>
          </table:table-cell>
          <table:table-cell office:value-type="float" office:value="-1.43" calcext:value-type="float">
            <text:p>-1.4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09]-203)/100" office:value-type="float" office:value="1740.71" calcext:value-type="float">
            <text:p>1740.71</text:p>
          </table:table-cell>
          <table:table-cell office:value-type="float" office:value="174274" calcext:value-type="float">
            <text:p>174274</text:p>
          </table:table-cell>
          <table:table-cell office:value-type="float" office:value="100" calcext:value-type="float">
            <text:p>100</text:p>
          </table:table-cell>
          <table:table-cell office:value-type="float" office:value="-1.87" calcext:value-type="float">
            <text:p>-1.8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10]-203)/100" office:value-type="float" office:value="1741.73" calcext:value-type="float">
            <text:p>1741.73</text:p>
          </table:table-cell>
          <table:table-cell office:value-type="float" office:value="174376" calcext:value-type="float">
            <text:p>174376</text:p>
          </table:table-cell>
          <table:table-cell office:value-type="float" office:value="101" calcext:value-type="float">
            <text:p>101</text:p>
          </table:table-cell>
          <table:table-cell office:value-type="float" office:value="-4.2" calcext:value-type="float">
            <text:p>-4.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11]-203)/100" office:value-type="float" office:value="1742.75" calcext:value-type="float">
            <text:p>1742.75</text:p>
          </table:table-cell>
          <table:table-cell office:value-type="float" office:value="174478" calcext:value-type="float">
            <text:p>174478</text:p>
          </table:table-cell>
          <table:table-cell office:value-type="float" office:value="101" calcext:value-type="float">
            <text:p>101</text:p>
          </table:table-cell>
          <table:table-cell office:value-type="float" office:value="-5.76" calcext:value-type="float">
            <text:p>-5.7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12]-203)/100" office:value-type="float" office:value="1743.77" calcext:value-type="float">
            <text:p>1743.77</text:p>
          </table:table-cell>
          <table:table-cell office:value-type="float" office:value="174580" calcext:value-type="float">
            <text:p>174580</text:p>
          </table:table-cell>
          <table:table-cell office:value-type="float" office:value="101" calcext:value-type="float">
            <text:p>101</text:p>
          </table:table-cell>
          <table:table-cell office:value-type="float" office:value="-2.31" calcext:value-type="float">
            <text:p>-2.3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13]-203)/100" office:value-type="float" office:value="1744.79" calcext:value-type="float">
            <text:p>1744.79</text:p>
          </table:table-cell>
          <table:table-cell office:value-type="float" office:value="174682" calcext:value-type="float">
            <text:p>174682</text:p>
          </table:table-cell>
          <table:table-cell office:value-type="float" office:value="101" calcext:value-type="float">
            <text:p>101</text:p>
          </table:table-cell>
          <table:table-cell office:value-type="float" office:value="-2.76" calcext:value-type="float">
            <text:p>-2.7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14]-203)/100" office:value-type="float" office:value="1745.81" calcext:value-type="float">
            <text:p>1745.81</text:p>
          </table:table-cell>
          <table:table-cell office:value-type="float" office:value="174784" calcext:value-type="float">
            <text:p>174784</text:p>
          </table:table-cell>
          <table:table-cell office:value-type="float" office:value="101" calcext:value-type="float">
            <text:p>101</text:p>
          </table:table-cell>
          <table:table-cell office:value-type="float" office:value="-2.69" calcext:value-type="float">
            <text:p>-2.6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15]-203)/100" office:value-type="float" office:value="1746.83" calcext:value-type="float">
            <text:p>1746.83</text:p>
          </table:table-cell>
          <table:table-cell office:value-type="float" office:value="174886" calcext:value-type="float">
            <text:p>174886</text:p>
          </table:table-cell>
          <table:table-cell office:value-type="float" office:value="101" calcext:value-type="float">
            <text:p>101</text:p>
          </table:table-cell>
          <table:table-cell office:value-type="float" office:value="-2.18" calcext:value-type="float">
            <text:p>-2.1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16]-203)/100" office:value-type="float" office:value="1747.85" calcext:value-type="float">
            <text:p>1747.85</text:p>
          </table:table-cell>
          <table:table-cell office:value-type="float" office:value="174988" calcext:value-type="float">
            <text:p>174988</text:p>
          </table:table-cell>
          <table:table-cell office:value-type="float" office:value="102" calcext:value-type="float">
            <text:p>102</text:p>
          </table:table-cell>
          <table:table-cell office:value-type="float" office:value="-0.81" calcext:value-type="float">
            <text:p>-0.8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17]-203)/100" office:value-type="float" office:value="1748.87" calcext:value-type="float">
            <text:p>1748.87</text:p>
          </table:table-cell>
          <table:table-cell office:value-type="float" office:value="175090" calcext:value-type="float">
            <text:p>175090</text:p>
          </table:table-cell>
          <table:table-cell office:value-type="float" office:value="101" calcext:value-type="float">
            <text:p>101</text:p>
          </table:table-cell>
          <table:table-cell office:value-type="float" office:value="-2.64" calcext:value-type="float">
            <text:p>-2.6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18]-203)/100" office:value-type="float" office:value="1749.89" calcext:value-type="float">
            <text:p>1749.89</text:p>
          </table:table-cell>
          <table:table-cell office:value-type="float" office:value="175192" calcext:value-type="float">
            <text:p>175192</text:p>
          </table:table-cell>
          <table:table-cell office:value-type="float" office:value="101" calcext:value-type="float">
            <text:p>101</text:p>
          </table:table-cell>
          <table:table-cell office:value-type="float" office:value="-2.1" calcext:value-type="float">
            <text:p>-2.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19]-203)/100" office:value-type="float" office:value="1750.91" calcext:value-type="float">
            <text:p>1750.91</text:p>
          </table:table-cell>
          <table:table-cell office:value-type="float" office:value="175294" calcext:value-type="float">
            <text:p>175294</text:p>
          </table:table-cell>
          <table:table-cell office:value-type="float" office:value="101" calcext:value-type="float">
            <text:p>101</text:p>
          </table:table-cell>
          <table:table-cell office:value-type="float" office:value="-3.26" calcext:value-type="float">
            <text:p>-3.2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20]-203)/100" office:value-type="float" office:value="1751.92" calcext:value-type="float">
            <text:p>1751.92</text:p>
          </table:table-cell>
          <table:table-cell office:value-type="float" office:value="175395" calcext:value-type="float">
            <text:p>175395</text:p>
          </table:table-cell>
          <table:table-cell office:value-type="float" office:value="100" calcext:value-type="float">
            <text:p>100</text:p>
          </table:table-cell>
          <table:table-cell office:value-type="float" office:value="-1.79" calcext:value-type="float">
            <text:p>-1.7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21]-203)/100" office:value-type="float" office:value="1752.95" calcext:value-type="float">
            <text:p>1752.95</text:p>
          </table:table-cell>
          <table:table-cell office:value-type="float" office:value="175498" calcext:value-type="float">
            <text:p>175498</text:p>
          </table:table-cell>
          <table:table-cell office:value-type="float" office:value="102" calcext:value-type="float">
            <text:p>102</text:p>
          </table:table-cell>
          <table:table-cell office:value-type="float" office:value="-0.9" calcext:value-type="float">
            <text:p>-0.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22]-203)/100" office:value-type="float" office:value="1753.96" calcext:value-type="float">
            <text:p>1753.96</text:p>
          </table:table-cell>
          <table:table-cell office:value-type="float" office:value="175599" calcext:value-type="float">
            <text:p>175599</text:p>
          </table:table-cell>
          <table:table-cell office:value-type="float" office:value="100" calcext:value-type="float">
            <text:p>100</text:p>
          </table:table-cell>
          <table:table-cell office:value-type="float" office:value="-0.2" calcext:value-type="float">
            <text:p>-0.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23]-203)/100" office:value-type="float" office:value="1754.99" calcext:value-type="float">
            <text:p>1754.99</text:p>
          </table:table-cell>
          <table:table-cell office:value-type="float" office:value="175702" calcext:value-type="float">
            <text:p>175702</text:p>
          </table:table-cell>
          <table:table-cell office:value-type="float" office:value="102" calcext:value-type="float">
            <text:p>102</text:p>
          </table:table-cell>
          <table:table-cell office:value-type="float" office:value="-2.52" calcext:value-type="float">
            <text:p>-2.5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24]-203)/100" office:value-type="float" office:value="1756" calcext:value-type="float">
            <text:p>1756</text:p>
          </table:table-cell>
          <table:table-cell office:value-type="float" office:value="175803" calcext:value-type="float">
            <text:p>175803</text:p>
          </table:table-cell>
          <table:table-cell office:value-type="float" office:value="100" calcext:value-type="float">
            <text:p>100</text:p>
          </table:table-cell>
          <table:table-cell office:value-type="float" office:value="-0.85" calcext:value-type="float">
            <text:p>-0.8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25]-203)/100" office:value-type="float" office:value="1757.02" calcext:value-type="float">
            <text:p>1757.02</text:p>
          </table:table-cell>
          <table:table-cell office:value-type="float" office:value="175905" calcext:value-type="float">
            <text:p>175905</text:p>
          </table:table-cell>
          <table:table-cell office:value-type="float" office:value="101" calcext:value-type="float">
            <text:p>101</text:p>
          </table:table-cell>
          <table:table-cell office:value-type="float" office:value="-3.59" calcext:value-type="float">
            <text:p>-3.5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26]-203)/100" office:value-type="float" office:value="1758.04" calcext:value-type="float">
            <text:p>1758.04</text:p>
          </table:table-cell>
          <table:table-cell office:value-type="float" office:value="176007" calcext:value-type="float">
            <text:p>176007</text:p>
          </table:table-cell>
          <table:table-cell office:value-type="float" office:value="101" calcext:value-type="float">
            <text:p>101</text:p>
          </table:table-cell>
          <table:table-cell office:value-type="float" office:value="-5.6" calcext:value-type="float">
            <text:p>-5.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27]-203)/100" office:value-type="float" office:value="1759.06" calcext:value-type="float">
            <text:p>1759.06</text:p>
          </table:table-cell>
          <table:table-cell office:value-type="float" office:value="176109" calcext:value-type="float">
            <text:p>176109</text:p>
          </table:table-cell>
          <table:table-cell office:value-type="float" office:value="101" calcext:value-type="float">
            <text:p>101</text:p>
          </table:table-cell>
          <table:table-cell office:value-type="float" office:value="-4.2" calcext:value-type="float">
            <text:p>-4.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28]-203)/100" office:value-type="float" office:value="1760.07" calcext:value-type="float">
            <text:p>1760.07</text:p>
          </table:table-cell>
          <table:table-cell office:value-type="float" office:value="176210" calcext:value-type="float">
            <text:p>176210</text:p>
          </table:table-cell>
          <table:table-cell office:value-type="float" office:value="100" calcext:value-type="float">
            <text:p>100</text:p>
          </table:table-cell>
          <table:table-cell office:value-type="float" office:value="-2.5" calcext:value-type="float">
            <text:p>-2.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29]-203)/100" office:value-type="float" office:value="1761.1" calcext:value-type="float">
            <text:p>1761.1</text:p>
          </table:table-cell>
          <table:table-cell office:value-type="float" office:value="176313" calcext:value-type="float">
            <text:p>176313</text:p>
          </table:table-cell>
          <table:table-cell office:value-type="float" office:value="102" calcext:value-type="float">
            <text:p>102</text:p>
          </table:table-cell>
          <table:table-cell office:value-type="float" office:value="-4.35" calcext:value-type="float">
            <text:p>-4.3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30]-203)/100" office:value-type="float" office:value="1762.11" calcext:value-type="float">
            <text:p>1762.11</text:p>
          </table:table-cell>
          <table:table-cell office:value-type="float" office:value="176414" calcext:value-type="float">
            <text:p>176414</text:p>
          </table:table-cell>
          <table:table-cell office:value-type="float" office:value="100" calcext:value-type="float">
            <text:p>100</text:p>
          </table:table-cell>
          <table:table-cell office:value-type="float" office:value="-3.06" calcext:value-type="float">
            <text:p>-3.0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31]-203)/100" office:value-type="float" office:value="1763.14" calcext:value-type="float">
            <text:p>1763.14</text:p>
          </table:table-cell>
          <table:table-cell office:value-type="float" office:value="176517" calcext:value-type="float">
            <text:p>176517</text:p>
          </table:table-cell>
          <table:table-cell office:value-type="float" office:value="102" calcext:value-type="float">
            <text:p>102</text:p>
          </table:table-cell>
          <table:table-cell office:value-type="float" office:value="-1.66" calcext:value-type="float">
            <text:p>-1.6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32]-203)/100" office:value-type="float" office:value="1764.15" calcext:value-type="float">
            <text:p>1764.15</text:p>
          </table:table-cell>
          <table:table-cell office:value-type="float" office:value="176618" calcext:value-type="float">
            <text:p>176618</text:p>
          </table:table-cell>
          <table:table-cell office:value-type="float" office:value="100" calcext:value-type="float">
            <text:p>100</text:p>
          </table:table-cell>
          <table:table-cell office:value-type="float" office:value="-2.48" calcext:value-type="float">
            <text:p>-2.4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33]-203)/100" office:value-type="float" office:value="1765.17" calcext:value-type="float">
            <text:p>1765.17</text:p>
          </table:table-cell>
          <table:table-cell office:value-type="float" office:value="176720" calcext:value-type="float">
            <text:p>176720</text:p>
          </table:table-cell>
          <table:table-cell office:value-type="float" office:value="101" calcext:value-type="float">
            <text:p>101</text:p>
          </table:table-cell>
          <table:table-cell office:value-type="float" office:value="-1.41" calcext:value-type="float">
            <text:p>-1.4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34]-203)/100" office:value-type="float" office:value="1766.19" calcext:value-type="float">
            <text:p>1766.19</text:p>
          </table:table-cell>
          <table:table-cell office:value-type="float" office:value="176822" calcext:value-type="float">
            <text:p>176822</text:p>
          </table:table-cell>
          <table:table-cell office:value-type="float" office:value="101" calcext:value-type="float">
            <text:p>101</text:p>
          </table:table-cell>
          <table:table-cell office:value-type="float" office:value="-2.32" calcext:value-type="float">
            <text:p>-2.3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35]-203)/100" office:value-type="float" office:value="1767.21" calcext:value-type="float">
            <text:p>1767.21</text:p>
          </table:table-cell>
          <table:table-cell office:value-type="float" office:value="176924" calcext:value-type="float">
            <text:p>176924</text:p>
          </table:table-cell>
          <table:table-cell office:value-type="float" office:value="101" calcext:value-type="float">
            <text:p>101</text:p>
          </table:table-cell>
          <table:table-cell office:value-type="float" office:value="-1.47" calcext:value-type="float">
            <text:p>-1.4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36]-203)/100" office:value-type="float" office:value="1768.23" calcext:value-type="float">
            <text:p>1768.23</text:p>
          </table:table-cell>
          <table:table-cell office:value-type="float" office:value="177026" calcext:value-type="float">
            <text:p>177026</text:p>
          </table:table-cell>
          <table:table-cell office:value-type="float" office:value="101" calcext:value-type="float">
            <text:p>101</text:p>
          </table:table-cell>
          <table:table-cell office:value-type="float" office:value="0.02" calcext:value-type="float">
            <text:p>0.0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37]-203)/100" office:value-type="float" office:value="1769.25" calcext:value-type="float">
            <text:p>1769.25</text:p>
          </table:table-cell>
          <table:table-cell office:value-type="float" office:value="177128" calcext:value-type="float">
            <text:p>177128</text:p>
          </table:table-cell>
          <table:table-cell office:value-type="float" office:value="101" calcext:value-type="float">
            <text:p>101</text:p>
          </table:table-cell>
          <table:table-cell office:value-type="float" office:value="-2.08" calcext:value-type="float">
            <text:p>-2.0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38]-203)/100" office:value-type="float" office:value="1770.26" calcext:value-type="float">
            <text:p>1770.26</text:p>
          </table:table-cell>
          <table:table-cell office:value-type="float" office:value="177229" calcext:value-type="float">
            <text:p>177229</text:p>
          </table:table-cell>
          <table:table-cell office:value-type="float" office:value="100" calcext:value-type="float">
            <text:p>100</text:p>
          </table:table-cell>
          <table:table-cell office:value-type="float" office:value="-1.29" calcext:value-type="float">
            <text:p>-1.2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39]-203)/100" office:value-type="float" office:value="1771.29" calcext:value-type="float">
            <text:p>1771.29</text:p>
          </table:table-cell>
          <table:table-cell office:value-type="float" office:value="177332" calcext:value-type="float">
            <text:p>177332</text:p>
          </table:table-cell>
          <table:table-cell office:value-type="float" office:value="102" calcext:value-type="float">
            <text:p>102</text:p>
          </table:table-cell>
          <table:table-cell office:value-type="float" office:value="-1.14" calcext:value-type="float">
            <text:p>-1.1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40]-203)/100" office:value-type="float" office:value="1772.3" calcext:value-type="float">
            <text:p>1772.3</text:p>
          </table:table-cell>
          <table:table-cell office:value-type="float" office:value="177433" calcext:value-type="float">
            <text:p>177433</text:p>
          </table:table-cell>
          <table:table-cell office:value-type="float" office:value="100" calcext:value-type="float">
            <text:p>100</text:p>
          </table:table-cell>
          <table:table-cell office:value-type="float" office:value="-2.31" calcext:value-type="float">
            <text:p>-2.3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41]-203)/100" office:value-type="float" office:value="1773.33" calcext:value-type="float">
            <text:p>1773.33</text:p>
          </table:table-cell>
          <table:table-cell office:value-type="float" office:value="177536" calcext:value-type="float">
            <text:p>177536</text:p>
          </table:table-cell>
          <table:table-cell office:value-type="float" office:value="102" calcext:value-type="float">
            <text:p>102</text:p>
          </table:table-cell>
          <table:table-cell office:value-type="float" office:value="-6.33" calcext:value-type="float">
            <text:p>-6.3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42]-203)/100" office:value-type="float" office:value="1774.34" calcext:value-type="float">
            <text:p>1774.34</text:p>
          </table:table-cell>
          <table:table-cell office:value-type="float" office:value="177637" calcext:value-type="float">
            <text:p>177637</text:p>
          </table:table-cell>
          <table:table-cell office:value-type="float" office:value="100" calcext:value-type="float">
            <text:p>100</text:p>
          </table:table-cell>
          <table:table-cell office:value-type="float" office:value="-3.09" calcext:value-type="float">
            <text:p>-3.0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43]-203)/100" office:value-type="float" office:value="1775.36" calcext:value-type="float">
            <text:p>1775.36</text:p>
          </table:table-cell>
          <table:table-cell office:value-type="float" office:value="177739" calcext:value-type="float">
            <text:p>177739</text:p>
          </table:table-cell>
          <table:table-cell office:value-type="float" office:value="101" calcext:value-type="float">
            <text:p>101</text:p>
          </table:table-cell>
          <table:table-cell office:value-type="float" office:value="-0.67" calcext:value-type="float">
            <text:p>-0.6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44]-203)/100" office:value-type="float" office:value="1776.39" calcext:value-type="float">
            <text:p>1776.39</text:p>
          </table:table-cell>
          <table:table-cell office:value-type="float" office:value="177842" calcext:value-type="float">
            <text:p>177842</text:p>
          </table:table-cell>
          <table:table-cell office:value-type="float" office:value="102" calcext:value-type="float">
            <text:p>102</text:p>
          </table:table-cell>
          <table:table-cell office:value-type="float" office:value="-2.6" calcext:value-type="float">
            <text:p>-2.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45]-203)/100" office:value-type="float" office:value="1777.4" calcext:value-type="float">
            <text:p>1777.4</text:p>
          </table:table-cell>
          <table:table-cell office:value-type="float" office:value="177943" calcext:value-type="float">
            <text:p>177943</text:p>
          </table:table-cell>
          <table:table-cell office:value-type="float" office:value="101" calcext:value-type="float">
            <text:p>101</text:p>
          </table:table-cell>
          <table:table-cell office:value-type="float" office:value="-1.18" calcext:value-type="float">
            <text:p>-1.1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46]-203)/100" office:value-type="float" office:value="1778.42" calcext:value-type="float">
            <text:p>1778.42</text:p>
          </table:table-cell>
          <table:table-cell office:value-type="float" office:value="178045" calcext:value-type="float">
            <text:p>178045</text:p>
          </table:table-cell>
          <table:table-cell office:value-type="float" office:value="101" calcext:value-type="float">
            <text:p>101</text:p>
          </table:table-cell>
          <table:table-cell office:value-type="float" office:value="-1.49" calcext:value-type="float">
            <text:p>-1.4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47]-203)/100" office:value-type="float" office:value="1779.44" calcext:value-type="float">
            <text:p>1779.44</text:p>
          </table:table-cell>
          <table:table-cell office:value-type="float" office:value="178147" calcext:value-type="float">
            <text:p>178147</text:p>
          </table:table-cell>
          <table:table-cell office:value-type="float" office:value="101" calcext:value-type="float">
            <text:p>101</text:p>
          </table:table-cell>
          <table:table-cell office:value-type="float" office:value="-1.99" calcext:value-type="float">
            <text:p>-1.9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48]-203)/100" office:value-type="float" office:value="1780.46" calcext:value-type="float">
            <text:p>1780.46</text:p>
          </table:table-cell>
          <table:table-cell office:value-type="float" office:value="178249" calcext:value-type="float">
            <text:p>178249</text:p>
          </table:table-cell>
          <table:table-cell office:value-type="float" office:value="101" calcext:value-type="float">
            <text:p>101</text:p>
          </table:table-cell>
          <table:table-cell office:value-type="float" office:value="-1.24" calcext:value-type="float">
            <text:p>-1.2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49]-203)/100" office:value-type="float" office:value="1781.48" calcext:value-type="float">
            <text:p>1781.48</text:p>
          </table:table-cell>
          <table:table-cell office:value-type="float" office:value="178351" calcext:value-type="float">
            <text:p>178351</text:p>
          </table:table-cell>
          <table:table-cell office:value-type="float" office:value="101" calcext:value-type="float">
            <text:p>101</text:p>
          </table:table-cell>
          <table:table-cell office:value-type="float" office:value="-2.46" calcext:value-type="float">
            <text:p>-2.4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50]-203)/100" office:value-type="float" office:value="1782.5" calcext:value-type="float">
            <text:p>1782.5</text:p>
          </table:table-cell>
          <table:table-cell office:value-type="float" office:value="178453" calcext:value-type="float">
            <text:p>178453</text:p>
          </table:table-cell>
          <table:table-cell office:value-type="float" office:value="101" calcext:value-type="float">
            <text:p>101</text:p>
          </table:table-cell>
          <table:table-cell office:value-type="float" office:value="-3.13" calcext:value-type="float">
            <text:p>-3.1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51]-203)/100" office:value-type="float" office:value="1783.51" calcext:value-type="float">
            <text:p>1783.51</text:p>
          </table:table-cell>
          <table:table-cell office:value-type="float" office:value="178554" calcext:value-type="float">
            <text:p>178554</text:p>
          </table:table-cell>
          <table:table-cell office:value-type="float" office:value="100" calcext:value-type="float">
            <text:p>100</text:p>
          </table:table-cell>
          <table:table-cell office:value-type="float" office:value="-1.63" calcext:value-type="float">
            <text:p>-1.6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52]-203)/100" office:value-type="float" office:value="1784.54" calcext:value-type="float">
            <text:p>1784.54</text:p>
          </table:table-cell>
          <table:table-cell office:value-type="float" office:value="178657" calcext:value-type="float">
            <text:p>178657</text:p>
          </table:table-cell>
          <table:table-cell office:value-type="float" office:value="102" calcext:value-type="float">
            <text:p>102</text:p>
          </table:table-cell>
          <table:table-cell office:value-type="float" office:value="-2.52" calcext:value-type="float">
            <text:p>-2.5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53]-203)/100" office:value-type="float" office:value="1785.55" calcext:value-type="float">
            <text:p>1785.55</text:p>
          </table:table-cell>
          <table:table-cell office:value-type="float" office:value="178758" calcext:value-type="float">
            <text:p>178758</text:p>
          </table:table-cell>
          <table:table-cell office:value-type="float" office:value="100" calcext:value-type="float">
            <text:p>100</text:p>
          </table:table-cell>
          <table:table-cell office:value-type="float" office:value="-3.23" calcext:value-type="float">
            <text:p>-3.2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54]-203)/100" office:value-type="float" office:value="1786.58" calcext:value-type="float">
            <text:p>1786.58</text:p>
          </table:table-cell>
          <table:table-cell office:value-type="float" office:value="178861" calcext:value-type="float">
            <text:p>178861</text:p>
          </table:table-cell>
          <table:table-cell office:value-type="float" office:value="102" calcext:value-type="float">
            <text:p>102</text:p>
          </table:table-cell>
          <table:table-cell office:value-type="float" office:value="-0.27" calcext:value-type="float">
            <text:p>-0.2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55]-203)/100" office:value-type="float" office:value="1787.59" calcext:value-type="float">
            <text:p>1787.59</text:p>
          </table:table-cell>
          <table:table-cell office:value-type="float" office:value="178962" calcext:value-type="float">
            <text:p>178962</text:p>
          </table:table-cell>
          <table:table-cell office:value-type="float" office:value="100" calcext:value-type="float">
            <text:p>100</text:p>
          </table:table-cell>
          <table:table-cell office:value-type="float" office:value="-1.71" calcext:value-type="float">
            <text:p>-1.7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56]-203)/100" office:value-type="float" office:value="1788.61" calcext:value-type="float">
            <text:p>1788.61</text:p>
          </table:table-cell>
          <table:table-cell office:value-type="float" office:value="179064" calcext:value-type="float">
            <text:p>179064</text:p>
          </table:table-cell>
          <table:table-cell office:value-type="float" office:value="101" calcext:value-type="float">
            <text:p>101</text:p>
          </table:table-cell>
          <table:table-cell office:value-type="float" office:value="-4.37" calcext:value-type="float">
            <text:p>-4.3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57]-203)/100" office:value-type="float" office:value="1789.63" calcext:value-type="float">
            <text:p>1789.63</text:p>
          </table:table-cell>
          <table:table-cell office:value-type="float" office:value="179166" calcext:value-type="float">
            <text:p>179166</text:p>
          </table:table-cell>
          <table:table-cell office:value-type="float" office:value="101" calcext:value-type="float">
            <text:p>101</text:p>
          </table:table-cell>
          <table:table-cell office:value-type="float" office:value="-5.49" calcext:value-type="float">
            <text:p>-5.4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58]-203)/100" office:value-type="float" office:value="1790.65" calcext:value-type="float">
            <text:p>1790.65</text:p>
          </table:table-cell>
          <table:table-cell office:value-type="float" office:value="179268" calcext:value-type="float">
            <text:p>179268</text:p>
          </table:table-cell>
          <table:table-cell office:value-type="float" office:value="101" calcext:value-type="float">
            <text:p>101</text:p>
          </table:table-cell>
          <table:table-cell office:value-type="float" office:value="-2.66" calcext:value-type="float">
            <text:p>-2.6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59]-203)/100" office:value-type="float" office:value="1791.66" calcext:value-type="float">
            <text:p>1791.66</text:p>
          </table:table-cell>
          <table:table-cell office:value-type="float" office:value="179369" calcext:value-type="float">
            <text:p>179369</text:p>
          </table:table-cell>
          <table:table-cell office:value-type="float" office:value="100" calcext:value-type="float">
            <text:p>100</text:p>
          </table:table-cell>
          <table:table-cell office:value-type="float" office:value="-1.89" calcext:value-type="float">
            <text:p>-1.8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60]-203)/100" office:value-type="float" office:value="1792.69" calcext:value-type="float">
            <text:p>1792.69</text:p>
          </table:table-cell>
          <table:table-cell office:value-type="float" office:value="179472" calcext:value-type="float">
            <text:p>179472</text:p>
          </table:table-cell>
          <table:table-cell office:value-type="float" office:value="101" calcext:value-type="float">
            <text:p>101</text:p>
          </table:table-cell>
          <table:table-cell office:value-type="float" office:value="-1.61" calcext:value-type="float">
            <text:p>-1.6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61]-203)/100" office:value-type="float" office:value="1793.7" calcext:value-type="float">
            <text:p>1793.7</text:p>
          </table:table-cell>
          <table:table-cell office:value-type="float" office:value="179573" calcext:value-type="float">
            <text:p>179573</text:p>
          </table:table-cell>
          <table:table-cell office:value-type="float" office:value="100" calcext:value-type="float">
            <text:p>100</text:p>
          </table:table-cell>
          <table:table-cell office:value-type="float" office:value="-0.97" calcext:value-type="float">
            <text:p>-0.9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62]-203)/100" office:value-type="float" office:value="1794.73" calcext:value-type="float">
            <text:p>1794.73</text:p>
          </table:table-cell>
          <table:table-cell office:value-type="float" office:value="179676" calcext:value-type="float">
            <text:p>179676</text:p>
          </table:table-cell>
          <table:table-cell office:value-type="float" office:value="102" calcext:value-type="float">
            <text:p>102</text:p>
          </table:table-cell>
          <table:table-cell office:value-type="float" office:value="-0.98" calcext:value-type="float">
            <text:p>-0.9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63]-203)/100" office:value-type="float" office:value="1795.74" calcext:value-type="float">
            <text:p>1795.74</text:p>
          </table:table-cell>
          <table:table-cell office:value-type="float" office:value="179777" calcext:value-type="float">
            <text:p>179777</text:p>
          </table:table-cell>
          <table:table-cell office:value-type="float" office:value="100" calcext:value-type="float">
            <text:p>100</text:p>
          </table:table-cell>
          <table:table-cell office:value-type="float" office:value="-2.71" calcext:value-type="float">
            <text:p>-2.7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64]-203)/100" office:value-type="float" office:value="1796.76" calcext:value-type="float">
            <text:p>1796.76</text:p>
          </table:table-cell>
          <table:table-cell office:value-type="float" office:value="179879" calcext:value-type="float">
            <text:p>179879</text:p>
          </table:table-cell>
          <table:table-cell office:value-type="float" office:value="101" calcext:value-type="float">
            <text:p>101</text:p>
          </table:table-cell>
          <table:table-cell office:value-type="float" office:value="-1.16" calcext:value-type="float">
            <text:p>-1.1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65]-203)/100" office:value-type="float" office:value="1797.78" calcext:value-type="float">
            <text:p>1797.78</text:p>
          </table:table-cell>
          <table:table-cell office:value-type="float" office:value="179981" calcext:value-type="float">
            <text:p>179981</text:p>
          </table:table-cell>
          <table:table-cell office:value-type="float" office:value="101" calcext:value-type="float">
            <text:p>101</text:p>
          </table:table-cell>
          <table:table-cell office:value-type="float" office:value="-2.9" calcext:value-type="float">
            <text:p>-2.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66]-203)/100" office:value-type="float" office:value="1798.8" calcext:value-type="float">
            <text:p>1798.8</text:p>
          </table:table-cell>
          <table:table-cell office:value-type="float" office:value="180083" calcext:value-type="float">
            <text:p>180083</text:p>
          </table:table-cell>
          <table:table-cell office:value-type="float" office:value="101" calcext:value-type="float">
            <text:p>101</text:p>
          </table:table-cell>
          <table:table-cell office:value-type="float" office:value="-4.44" calcext:value-type="float">
            <text:p>-4.4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67]-203)/100" office:value-type="float" office:value="1799.82" calcext:value-type="float">
            <text:p>1799.82</text:p>
          </table:table-cell>
          <table:table-cell office:value-type="float" office:value="180185" calcext:value-type="float">
            <text:p>180185</text:p>
          </table:table-cell>
          <table:table-cell office:value-type="float" office:value="101" calcext:value-type="float">
            <text:p>101</text:p>
          </table:table-cell>
          <table:table-cell office:value-type="float" office:value="-2.42" calcext:value-type="float">
            <text:p>-2.4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68]-203)/100" office:value-type="float" office:value="1800.84" calcext:value-type="float">
            <text:p>1800.84</text:p>
          </table:table-cell>
          <table:table-cell office:value-type="float" office:value="180287" calcext:value-type="float">
            <text:p>180287</text:p>
          </table:table-cell>
          <table:table-cell office:value-type="float" office:value="101" calcext:value-type="float">
            <text:p>101</text:p>
          </table:table-cell>
          <table:table-cell office:value-type="float" office:value="-3.65" calcext:value-type="float">
            <text:p>-3.6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69]-203)/100" office:value-type="float" office:value="1801.85" calcext:value-type="float">
            <text:p>1801.85</text:p>
          </table:table-cell>
          <table:table-cell office:value-type="float" office:value="180388" calcext:value-type="float">
            <text:p>180388</text:p>
          </table:table-cell>
          <table:table-cell office:value-type="float" office:value="100" calcext:value-type="float">
            <text:p>100</text:p>
          </table:table-cell>
          <table:table-cell office:value-type="float" office:value="-2.32" calcext:value-type="float">
            <text:p>-2.3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70]-203)/100" office:value-type="float" office:value="1802.88" calcext:value-type="float">
            <text:p>1802.88</text:p>
          </table:table-cell>
          <table:table-cell office:value-type="float" office:value="180491" calcext:value-type="float">
            <text:p>180491</text:p>
          </table:table-cell>
          <table:table-cell office:value-type="float" office:value="102" calcext:value-type="float">
            <text:p>102</text:p>
          </table:table-cell>
          <table:table-cell office:value-type="float" office:value="-0.24" calcext:value-type="float">
            <text:p>-0.2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71]-203)/100" office:value-type="float" office:value="1803.89" calcext:value-type="float">
            <text:p>1803.89</text:p>
          </table:table-cell>
          <table:table-cell office:value-type="float" office:value="180592" calcext:value-type="float">
            <text:p>180592</text:p>
          </table:table-cell>
          <table:table-cell office:value-type="float" office:value="100" calcext:value-type="float">
            <text:p>100</text:p>
          </table:table-cell>
          <table:table-cell office:value-type="float" office:value="-1.5" calcext:value-type="float">
            <text:p>-1.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72]-203)/100" office:value-type="float" office:value="1804.92" calcext:value-type="float">
            <text:p>1804.92</text:p>
          </table:table-cell>
          <table:table-cell office:value-type="float" office:value="180695" calcext:value-type="float">
            <text:p>180695</text:p>
          </table:table-cell>
          <table:table-cell office:value-type="float" office:value="102" calcext:value-type="float">
            <text:p>102</text:p>
          </table:table-cell>
          <table:table-cell office:value-type="float" office:value="-6.21" calcext:value-type="float">
            <text:p>-6.2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73]-203)/100" office:value-type="float" office:value="1805.94" calcext:value-type="float">
            <text:p>1805.94</text:p>
          </table:table-cell>
          <table:table-cell office:value-type="float" office:value="180797" calcext:value-type="float">
            <text:p>180797</text:p>
          </table:table-cell>
          <table:table-cell office:value-type="float" office:value="101" calcext:value-type="float">
            <text:p>101</text:p>
          </table:table-cell>
          <table:table-cell office:value-type="float" office:value="-6.82" calcext:value-type="float">
            <text:p>-6.8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74]-203)/100" office:value-type="float" office:value="1806.95" calcext:value-type="float">
            <text:p>1806.95</text:p>
          </table:table-cell>
          <table:table-cell office:value-type="float" office:value="180898" calcext:value-type="float">
            <text:p>180898</text:p>
          </table:table-cell>
          <table:table-cell office:value-type="float" office:value="101" calcext:value-type="float">
            <text:p>101</text:p>
          </table:table-cell>
          <table:table-cell office:value-type="float" office:value="-1.91" calcext:value-type="float">
            <text:p>-1.9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75]-203)/100" office:value-type="float" office:value="1807.98" calcext:value-type="float">
            <text:p>1807.98</text:p>
          </table:table-cell>
          <table:table-cell office:value-type="float" office:value="181001" calcext:value-type="float">
            <text:p>181001</text:p>
          </table:table-cell>
          <table:table-cell office:value-type="float" office:value="102" calcext:value-type="float">
            <text:p>102</text:p>
          </table:table-cell>
          <table:table-cell office:value-type="float" office:value="-0.7" calcext:value-type="float">
            <text:p>-0.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76]-203)/100" office:value-type="float" office:value="1808.99" calcext:value-type="float">
            <text:p>1808.99</text:p>
          </table:table-cell>
          <table:table-cell office:value-type="float" office:value="181102" calcext:value-type="float">
            <text:p>181102</text:p>
          </table:table-cell>
          <table:table-cell office:value-type="float" office:value="101" calcext:value-type="float">
            <text:p>101</text:p>
          </table:table-cell>
          <table:table-cell office:value-type="float" office:value="-5.13" calcext:value-type="float">
            <text:p>-5.1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77]-203)/100" office:value-type="float" office:value="1810.01" calcext:value-type="float">
            <text:p>1810.01</text:p>
          </table:table-cell>
          <table:table-cell office:value-type="float" office:value="181204" calcext:value-type="float">
            <text:p>181204</text:p>
          </table:table-cell>
          <table:table-cell office:value-type="float" office:value="101" calcext:value-type="float">
            <text:p>101</text:p>
          </table:table-cell>
          <table:table-cell office:value-type="float" office:value="-2.69" calcext:value-type="float">
            <text:p>-2.6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78]-203)/100" office:value-type="float" office:value="1811.03" calcext:value-type="float">
            <text:p>1811.03</text:p>
          </table:table-cell>
          <table:table-cell office:value-type="float" office:value="181306" calcext:value-type="float">
            <text:p>181306</text:p>
          </table:table-cell>
          <table:table-cell office:value-type="float" office:value="100" calcext:value-type="float">
            <text:p>100</text:p>
          </table:table-cell>
          <table:table-cell office:value-type="float" office:value="0.27" calcext:value-type="float">
            <text:p>0.2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79]-203)/100" office:value-type="float" office:value="1812.05" calcext:value-type="float">
            <text:p>1812.05</text:p>
          </table:table-cell>
          <table:table-cell office:value-type="float" office:value="181408" calcext:value-type="float">
            <text:p>181408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table:formula="of:=([.B1780]-203)/100" office:value-type="float" office:value="1813.07" calcext:value-type="float">
            <text:p>1813.07</text:p>
          </table:table-cell>
          <table:table-cell office:value-type="float" office:value="181510" calcext:value-type="float">
            <text:p>181510</text:p>
          </table:table-cell>
          <table:table-cell office:value-type="float" office:value="101" calcext:value-type="float">
            <text:p>101</text:p>
          </table:table-cell>
          <table:table-cell office:value-type="float" office:value="-2.84" calcext:value-type="float">
            <text:p>-2.8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81]-203)/100" office:value-type="float" office:value="1814.09" calcext:value-type="float">
            <text:p>1814.09</text:p>
          </table:table-cell>
          <table:table-cell office:value-type="float" office:value="181612" calcext:value-type="float">
            <text:p>181612</text:p>
          </table:table-cell>
          <table:table-cell office:value-type="float" office:value="101" calcext:value-type="float">
            <text:p>101</text:p>
          </table:table-cell>
          <table:table-cell office:value-type="float" office:value="-1.09" calcext:value-type="float">
            <text:p>-1.0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82]-203)/100" office:value-type="float" office:value="1815.1" calcext:value-type="float">
            <text:p>1815.1</text:p>
          </table:table-cell>
          <table:table-cell office:value-type="float" office:value="181713" calcext:value-type="float">
            <text:p>181713</text:p>
          </table:table-cell>
          <table:table-cell office:value-type="float" office:value="100" calcext:value-type="float">
            <text:p>100</text:p>
          </table:table-cell>
          <table:table-cell office:value-type="float" office:value="-1.75" calcext:value-type="float">
            <text:p>-1.7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83]-203)/100" office:value-type="float" office:value="1816.13" calcext:value-type="float">
            <text:p>1816.13</text:p>
          </table:table-cell>
          <table:table-cell office:value-type="float" office:value="181816" calcext:value-type="float">
            <text:p>181816</text:p>
          </table:table-cell>
          <table:table-cell office:value-type="float" office:value="102" calcext:value-type="float">
            <text:p>102</text:p>
          </table:table-cell>
          <table:table-cell office:value-type="float" office:value="-1.5" calcext:value-type="float">
            <text:p>-1.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84]-203)/100" office:value-type="float" office:value="1817.14" calcext:value-type="float">
            <text:p>1817.14</text:p>
          </table:table-cell>
          <table:table-cell office:value-type="float" office:value="181917" calcext:value-type="float">
            <text:p>181917</text:p>
          </table:table-cell>
          <table:table-cell office:value-type="float" office:value="100" calcext:value-type="float">
            <text:p>100</text:p>
          </table:table-cell>
          <table:table-cell office:value-type="float" office:value="-1.3" calcext:value-type="float">
            <text:p>-1.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85]-203)/100" office:value-type="float" office:value="1818.17" calcext:value-type="float">
            <text:p>1818.17</text:p>
          </table:table-cell>
          <table:table-cell office:value-type="float" office:value="182020" calcext:value-type="float">
            <text:p>182020</text:p>
          </table:table-cell>
          <table:table-cell office:value-type="float" office:value="102" calcext:value-type="float">
            <text:p>102</text:p>
          </table:table-cell>
          <table:table-cell office:value-type="float" office:value="-2.96" calcext:value-type="float">
            <text:p>-2.9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86]-203)/100" office:value-type="float" office:value="1819.18" calcext:value-type="float">
            <text:p>1819.18</text:p>
          </table:table-cell>
          <table:table-cell office:value-type="float" office:value="182121" calcext:value-type="float">
            <text:p>182121</text:p>
          </table:table-cell>
          <table:table-cell office:value-type="float" office:value="100" calcext:value-type="float">
            <text:p>100</text:p>
          </table:table-cell>
          <table:table-cell office:value-type="float" office:value="-1.51" calcext:value-type="float">
            <text:p>-1.5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87]-203)/100" office:value-type="float" office:value="1820.2" calcext:value-type="float">
            <text:p>1820.2</text:p>
          </table:table-cell>
          <table:table-cell office:value-type="float" office:value="182223" calcext:value-type="float">
            <text:p>182223</text:p>
          </table:table-cell>
          <table:table-cell office:value-type="float" office:value="101" calcext:value-type="float">
            <text:p>101</text:p>
          </table:table-cell>
          <table:table-cell office:value-type="float" office:value="-0.45" calcext:value-type="float">
            <text:p>-0.4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88]-203)/100" office:value-type="float" office:value="1821.22" calcext:value-type="float">
            <text:p>1821.22</text:p>
          </table:table-cell>
          <table:table-cell office:value-type="float" office:value="182325" calcext:value-type="float">
            <text:p>182325</text:p>
          </table:table-cell>
          <table:table-cell office:value-type="float" office:value="101" calcext:value-type="float">
            <text:p>101</text:p>
          </table:table-cell>
          <table:table-cell office:value-type="float" office:value="-1.39" calcext:value-type="float">
            <text:p>-1.3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89]-203)/100" office:value-type="float" office:value="1822.24" calcext:value-type="float">
            <text:p>1822.24</text:p>
          </table:table-cell>
          <table:table-cell office:value-type="float" office:value="182427" calcext:value-type="float">
            <text:p>182427</text:p>
          </table:table-cell>
          <table:table-cell office:value-type="float" office:value="101" calcext:value-type="float">
            <text:p>101</text:p>
          </table:table-cell>
          <table:table-cell office:value-type="float" office:value="-0.72" calcext:value-type="float">
            <text:p>-0.7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90]-203)/100" office:value-type="float" office:value="1823.26" calcext:value-type="float">
            <text:p>1823.26</text:p>
          </table:table-cell>
          <table:table-cell office:value-type="float" office:value="182529" calcext:value-type="float">
            <text:p>182529</text:p>
          </table:table-cell>
          <table:table-cell office:value-type="float" office:value="101" calcext:value-type="float">
            <text:p>101</text:p>
          </table:table-cell>
          <table:table-cell office:value-type="float" office:value="-0.81" calcext:value-type="float">
            <text:p>-0.8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91]-203)/100" office:value-type="float" office:value="1824.28" calcext:value-type="float">
            <text:p>1824.28</text:p>
          </table:table-cell>
          <table:table-cell office:value-type="float" office:value="182631" calcext:value-type="float">
            <text:p>182631</text:p>
          </table:table-cell>
          <table:table-cell office:value-type="float" office:value="101" calcext:value-type="float">
            <text:p>101</text:p>
          </table:table-cell>
          <table:table-cell office:value-type="float" office:value="-1.02" calcext:value-type="float">
            <text:p>-1.0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92]-203)/100" office:value-type="float" office:value="1825.29" calcext:value-type="float">
            <text:p>1825.29</text:p>
          </table:table-cell>
          <table:table-cell office:value-type="float" office:value="182732" calcext:value-type="float">
            <text:p>182732</text:p>
          </table:table-cell>
          <table:table-cell office:value-type="float" office:value="100" calcext:value-type="float">
            <text:p>100</text:p>
          </table:table-cell>
          <table:table-cell office:value-type="float" office:value="-0.63" calcext:value-type="float">
            <text:p>-0.6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93]-203)/100" office:value-type="float" office:value="1826.32" calcext:value-type="float">
            <text:p>1826.32</text:p>
          </table:table-cell>
          <table:table-cell office:value-type="float" office:value="182835" calcext:value-type="float">
            <text:p>182835</text:p>
          </table:table-cell>
          <table:table-cell office:value-type="float" office:value="102" calcext:value-type="float">
            <text:p>102</text:p>
          </table:table-cell>
          <table:table-cell office:value-type="float" office:value="-1.56" calcext:value-type="float">
            <text:p>-1.5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94]-203)/100" office:value-type="float" office:value="1827.33" calcext:value-type="float">
            <text:p>1827.33</text:p>
          </table:table-cell>
          <table:table-cell office:value-type="float" office:value="182936" calcext:value-type="float">
            <text:p>182936</text:p>
          </table:table-cell>
          <table:table-cell office:value-type="float" office:value="100" calcext:value-type="float">
            <text:p>100</text:p>
          </table:table-cell>
          <table:table-cell office:value-type="float" office:value="-2.01" calcext:value-type="float">
            <text:p>-2.0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95]-203)/100" office:value-type="float" office:value="1828.35" calcext:value-type="float">
            <text:p>1828.35</text:p>
          </table:table-cell>
          <table:table-cell office:value-type="float" office:value="183038" calcext:value-type="float">
            <text:p>183038</text:p>
          </table:table-cell>
          <table:table-cell office:value-type="float" office:value="101" calcext:value-type="float">
            <text:p>101</text:p>
          </table:table-cell>
          <table:table-cell office:value-type="float" office:value="-1.84" calcext:value-type="float">
            <text:p>-1.8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96]-203)/100" office:value-type="float" office:value="1829.37" calcext:value-type="float">
            <text:p>1829.37</text:p>
          </table:table-cell>
          <table:table-cell office:value-type="float" office:value="183140" calcext:value-type="float">
            <text:p>183140</text:p>
          </table:table-cell>
          <table:table-cell office:value-type="float" office:value="100" calcext:value-type="float">
            <text:p>100</text:p>
          </table:table-cell>
          <table:table-cell office:value-type="float" office:value="-1.75" calcext:value-type="float">
            <text:p>-1.7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97]-203)/100" office:value-type="float" office:value="1830.39" calcext:value-type="float">
            <text:p>1830.39</text:p>
          </table:table-cell>
          <table:table-cell office:value-type="float" office:value="183242" calcext:value-type="float">
            <text:p>183242</text:p>
          </table:table-cell>
          <table:table-cell office:value-type="float" office:value="101" calcext:value-type="float">
            <text:p>101</text:p>
          </table:table-cell>
          <table:table-cell office:value-type="float" office:value="-1.66" calcext:value-type="float">
            <text:p>-1.6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98]-203)/100" office:value-type="float" office:value="1831.41" calcext:value-type="float">
            <text:p>1831.41</text:p>
          </table:table-cell>
          <table:table-cell office:value-type="float" office:value="183344" calcext:value-type="float">
            <text:p>183344</text:p>
          </table:table-cell>
          <table:table-cell office:value-type="float" office:value="101" calcext:value-type="float">
            <text:p>101</text:p>
          </table:table-cell>
          <table:table-cell office:value-type="float" office:value="-0.8" calcext:value-type="float">
            <text:p>-0.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799]-203)/100" office:value-type="float" office:value="1832.43" calcext:value-type="float">
            <text:p>1832.43</text:p>
          </table:table-cell>
          <table:table-cell office:value-type="float" office:value="183446" calcext:value-type="float">
            <text:p>183446</text:p>
          </table:table-cell>
          <table:table-cell office:value-type="float" office:value="101" calcext:value-type="float">
            <text:p>101</text:p>
          </table:table-cell>
          <table:table-cell office:value-type="float" office:value="-0.55" calcext:value-type="float">
            <text:p>-0.5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800]-203)/100" office:value-type="float" office:value="1833.44" calcext:value-type="float">
            <text:p>1833.44</text:p>
          </table:table-cell>
          <table:table-cell office:value-type="float" office:value="183547" calcext:value-type="float">
            <text:p>183547</text:p>
          </table:table-cell>
          <table:table-cell office:value-type="float" office:value="100" calcext:value-type="float">
            <text:p>100</text:p>
          </table:table-cell>
          <table:table-cell office:value-type="float" office:value="-0.65" calcext:value-type="float">
            <text:p>-0.6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801]-203)/100" office:value-type="float" office:value="1834.47" calcext:value-type="float">
            <text:p>1834.47</text:p>
          </table:table-cell>
          <table:table-cell office:value-type="float" office:value="183650" calcext:value-type="float">
            <text:p>183650</text:p>
          </table:table-cell>
          <table:table-cell office:value-type="float" office:value="102" calcext:value-type="float">
            <text:p>102</text:p>
          </table:table-cell>
          <table:table-cell office:value-type="float" office:value="-0.63" calcext:value-type="float">
            <text:p>-0.6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802]-203)/100" office:value-type="float" office:value="1835.48" calcext:value-type="float">
            <text:p>1835.48</text:p>
          </table:table-cell>
          <table:table-cell office:value-type="float" office:value="183751" calcext:value-type="float">
            <text:p>183751</text:p>
          </table:table-cell>
          <table:table-cell office:value-type="float" office:value="100" calcext:value-type="float">
            <text:p>100</text:p>
          </table:table-cell>
          <table:table-cell office:value-type="float" office:value="-0.72" calcext:value-type="float">
            <text:p>-0.7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803]-203)/100" office:value-type="float" office:value="1836.51" calcext:value-type="float">
            <text:p>1836.51</text:p>
          </table:table-cell>
          <table:table-cell office:value-type="float" office:value="183854" calcext:value-type="float">
            <text:p>183854</text:p>
          </table:table-cell>
          <table:table-cell office:value-type="float" office:value="102" calcext:value-type="float">
            <text:p>102</text:p>
          </table:table-cell>
          <table:table-cell office:value-type="float" office:value="-0.53" calcext:value-type="float">
            <text:p>-0.5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804]-203)/100" office:value-type="float" office:value="1837.52" calcext:value-type="float">
            <text:p>1837.52</text:p>
          </table:table-cell>
          <table:table-cell office:value-type="float" office:value="183955" calcext:value-type="float">
            <text:p>183955</text:p>
          </table:table-cell>
          <table:table-cell office:value-type="float" office:value="100" calcext:value-type="float">
            <text:p>100</text:p>
          </table:table-cell>
          <table:table-cell office:value-type="float" office:value="-0.39" calcext:value-type="float">
            <text:p>-0.3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805]-203)/100" office:value-type="float" office:value="1838.54" calcext:value-type="float">
            <text:p>1838.54</text:p>
          </table:table-cell>
          <table:table-cell office:value-type="float" office:value="184057" calcext:value-type="float">
            <text:p>184057</text:p>
          </table:table-cell>
          <table:table-cell office:value-type="float" office:value="101" calcext:value-type="float">
            <text:p>101</text:p>
          </table:table-cell>
          <table:table-cell office:value-type="float" office:value="-0.38" calcext:value-type="float">
            <text:p>-0.3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806]-203)/100" office:value-type="float" office:value="1839.56" calcext:value-type="float">
            <text:p>1839.56</text:p>
          </table:table-cell>
          <table:table-cell office:value-type="float" office:value="184159" calcext:value-type="float">
            <text:p>184159</text:p>
          </table:table-cell>
          <table:table-cell office:value-type="float" office:value="101" calcext:value-type="float">
            <text:p>101</text:p>
          </table:table-cell>
          <table:table-cell office:value-type="float" office:value="-0.57" calcext:value-type="float">
            <text:p>-0.5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807]-203)/100" office:value-type="float" office:value="1840.58" calcext:value-type="float">
            <text:p>1840.58</text:p>
          </table:table-cell>
          <table:table-cell office:value-type="float" office:value="184261" calcext:value-type="float">
            <text:p>184261</text:p>
          </table:table-cell>
          <table:table-cell office:value-type="float" office:value="101" calcext:value-type="float">
            <text:p>101</text:p>
          </table:table-cell>
          <table:table-cell office:value-type="float" office:value="-0.64" calcext:value-type="float">
            <text:p>-0.6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808]-203)/100" office:value-type="float" office:value="1841.61" calcext:value-type="float">
            <text:p>1841.61</text:p>
          </table:table-cell>
          <table:table-cell office:value-type="float" office:value="184364" calcext:value-type="float">
            <text:p>184364</text:p>
          </table:table-cell>
          <table:table-cell office:value-type="float" office:value="102" calcext:value-type="float">
            <text:p>102</text:p>
          </table:table-cell>
          <table:table-cell office:value-type="float" office:value="-0.43" calcext:value-type="float">
            <text:p>-0.4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809]-203)/100" office:value-type="float" office:value="1842.62" calcext:value-type="float">
            <text:p>1842.62</text:p>
          </table:table-cell>
          <table:table-cell office:value-type="float" office:value="184465" calcext:value-type="float">
            <text:p>184465</text:p>
          </table:table-cell>
          <table:table-cell office:value-type="float" office:value="101" calcext:value-type="float">
            <text:p>101</text:p>
          </table:table-cell>
          <table:table-cell office:value-type="float" office:value="-0.2" calcext:value-type="float">
            <text:p>-0.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810]-203)/100" office:value-type="float" office:value="1843.64" calcext:value-type="float">
            <text:p>1843.64</text:p>
          </table:table-cell>
          <table:table-cell office:value-type="float" office:value="184567" calcext:value-type="float">
            <text:p>184567</text:p>
          </table:table-cell>
          <table:table-cell office:value-type="float" office:value="101" calcext:value-type="float">
            <text:p>101</text:p>
          </table:table-cell>
          <table:table-cell office:value-type="float" office:value="-0.14" calcext:value-type="float">
            <text:p>-0.1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811]-203)/100" office:value-type="float" office:value="1844.66" calcext:value-type="float">
            <text:p>1844.66</text:p>
          </table:table-cell>
          <table:table-cell office:value-type="float" office:value="184669" calcext:value-type="float">
            <text:p>184669</text:p>
          </table:table-cell>
          <table:table-cell office:value-type="float" office:value="101" calcext:value-type="float">
            <text:p>101</text:p>
          </table:table-cell>
          <table:table-cell office:value-type="float" office:value="0.03" calcext:value-type="float">
            <text:p>0.0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812]-203)/100" office:value-type="float" office:value="1845.68" calcext:value-type="float">
            <text:p>1845.68</text:p>
          </table:table-cell>
          <table:table-cell office:value-type="float" office:value="184771" calcext:value-type="float">
            <text:p>184771</text:p>
          </table:table-cell>
          <table:table-cell office:value-type="float" office:value="101" calcext:value-type="float">
            <text:p>101</text:p>
          </table:table-cell>
          <table:table-cell office:value-type="float" office:value="-0.04" calcext:value-type="float">
            <text:p>-0.0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813]-203)/100" office:value-type="float" office:value="1846.69" calcext:value-type="float">
            <text:p>1846.69</text:p>
          </table:table-cell>
          <table:table-cell office:value-type="float" office:value="184872" calcext:value-type="float">
            <text:p>184872</text:p>
          </table:table-cell>
          <table:table-cell office:value-type="float" office:value="100" calcext:value-type="float">
            <text:p>100</text:p>
          </table:table-cell>
          <table:table-cell office:value-type="float" office:value="-0.25" calcext:value-type="float">
            <text:p>-0.2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814]-203)/100" office:value-type="float" office:value="1847.72" calcext:value-type="float">
            <text:p>1847.72</text:p>
          </table:table-cell>
          <table:table-cell office:value-type="float" office:value="184975" calcext:value-type="float">
            <text:p>184975</text:p>
          </table:table-cell>
          <table:table-cell office:value-type="float" office:value="102" calcext:value-type="float">
            <text:p>102</text:p>
          </table:table-cell>
          <table:table-cell office:value-type="float" office:value="-0.28" calcext:value-type="float">
            <text:p>-0.2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815]-203)/100" office:value-type="float" office:value="1848.73" calcext:value-type="float">
            <text:p>1848.73</text:p>
          </table:table-cell>
          <table:table-cell office:value-type="float" office:value="185076" calcext:value-type="float">
            <text:p>185076</text:p>
          </table:table-cell>
          <table:table-cell office:value-type="float" office:value="100" calcext:value-type="float">
            <text:p>100</text:p>
          </table:table-cell>
          <table:table-cell office:value-type="float" office:value="-0.35" calcext:value-type="float">
            <text:p>-0.3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816]-203)/100" office:value-type="float" office:value="1849.76" calcext:value-type="float">
            <text:p>1849.76</text:p>
          </table:table-cell>
          <table:table-cell office:value-type="float" office:value="185179" calcext:value-type="float">
            <text:p>185179</text:p>
          </table:table-cell>
          <table:table-cell office:value-type="float" office:value="102" calcext:value-type="float">
            <text:p>102</text:p>
          </table:table-cell>
          <table:table-cell office:value-type="float" office:value="-0.11" calcext:value-type="float">
            <text:p>-0.1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817]-203)/100" office:value-type="float" office:value="1850.77" calcext:value-type="float">
            <text:p>1850.77</text:p>
          </table:table-cell>
          <table:table-cell office:value-type="float" office:value="185280" calcext:value-type="float">
            <text:p>185280</text:p>
          </table:table-cell>
          <table:table-cell office:value-type="float" office:value="100" calcext:value-type="float">
            <text:p>100</text:p>
          </table:table-cell>
          <table:table-cell office:value-type="float" office:value="0.06" calcext:value-type="float">
            <text:p>0.0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818]-203)/100" office:value-type="float" office:value="1851.79" calcext:value-type="float">
            <text:p>1851.79</text:p>
          </table:table-cell>
          <table:table-cell office:value-type="float" office:value="185382" calcext:value-type="float">
            <text:p>185382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819]-203)/100" office:value-type="float" office:value="1852.81" calcext:value-type="float">
            <text:p>1852.81</text:p>
          </table:table-cell>
          <table:table-cell office:value-type="float" office:value="185484" calcext:value-type="float">
            <text:p>185484</text:p>
          </table:table-cell>
          <table:table-cell office:value-type="float" office:value="101" calcext:value-type="float">
            <text:p>101</text:p>
          </table:table-cell>
          <table:table-cell office:value-type="float" office:value="-0.06" calcext:value-type="float">
            <text:p>-0.0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820]-203)/100" office:value-type="float" office:value="1853.83" calcext:value-type="float">
            <text:p>1853.83</text:p>
          </table:table-cell>
          <table:table-cell office:value-type="float" office:value="185586" calcext:value-type="float">
            <text:p>185586</text:p>
          </table:table-cell>
          <table:table-cell office:value-type="float" office:value="101" calcext:value-type="float">
            <text:p>101</text:p>
          </table:table-cell>
          <table:table-cell office:value-type="float" office:value="0.06" calcext:value-type="float">
            <text:p>0.0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821]-203)/100" office:value-type="float" office:value="1854.85" calcext:value-type="float">
            <text:p>1854.85</text:p>
          </table:table-cell>
          <table:table-cell office:value-type="float" office:value="185688" calcext:value-type="float">
            <text:p>185688</text:p>
          </table:table-cell>
          <table:table-cell office:value-type="float" office:value="101" calcext:value-type="float">
            <text:p>101</text:p>
          </table:table-cell>
          <table:table-cell office:value-type="float" office:value="0.16" calcext:value-type="float">
            <text:p>0.1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822]-203)/100" office:value-type="float" office:value="1855.87" calcext:value-type="float">
            <text:p>1855.87</text:p>
          </table:table-cell>
          <table:table-cell office:value-type="float" office:value="185790" calcext:value-type="float">
            <text:p>185790</text:p>
          </table:table-cell>
          <table:table-cell office:value-type="float" office:value="101" calcext:value-type="float">
            <text:p>101</text:p>
          </table:table-cell>
          <table:table-cell office:value-type="float" office:value="0.24" calcext:value-type="float">
            <text:p>0.2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823]-203)/100" office:value-type="float" office:value="1856.88" calcext:value-type="float">
            <text:p>1856.88</text:p>
          </table:table-cell>
          <table:table-cell office:value-type="float" office:value="185891" calcext:value-type="float">
            <text:p>185891</text:p>
          </table:table-cell>
          <table:table-cell office:value-type="float" office:value="100" calcext:value-type="float">
            <text:p>100</text:p>
          </table:table-cell>
          <table:table-cell office:value-type="float" office:value="0.14" calcext:value-type="float">
            <text:p>0.1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824]-203)/100" office:value-type="float" office:value="1857.91" calcext:value-type="float">
            <text:p>1857.91</text:p>
          </table:table-cell>
          <table:table-cell office:value-type="float" office:value="185994" calcext:value-type="float">
            <text:p>185994</text:p>
          </table:table-cell>
          <table:table-cell office:value-type="float" office:value="102" calcext:value-type="float">
            <text:p>102</text:p>
          </table:table-cell>
          <table:table-cell office:value-type="float" office:value="0.18" calcext:value-type="float">
            <text:p>0.1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825]-203)/100" office:value-type="float" office:value="1858.92" calcext:value-type="float">
            <text:p>1858.92</text:p>
          </table:table-cell>
          <table:table-cell office:value-type="float" office:value="186095" calcext:value-type="float">
            <text:p>186095</text:p>
          </table:table-cell>
          <table:table-cell office:value-type="float" office:value="100" calcext:value-type="float">
            <text:p>100</text:p>
          </table:table-cell>
          <table:table-cell office:value-type="float" office:value="0.13" calcext:value-type="float">
            <text:p>0.1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826]-203)/100" office:value-type="float" office:value="1859.95" calcext:value-type="float">
            <text:p>1859.95</text:p>
          </table:table-cell>
          <table:table-cell office:value-type="float" office:value="186198" calcext:value-type="float">
            <text:p>186198</text:p>
          </table:table-cell>
          <table:table-cell office:value-type="float" office:value="102" calcext:value-type="float">
            <text:p>102</text:p>
          </table:table-cell>
          <table:table-cell office:value-type="float" office:value="0.04" calcext:value-type="float">
            <text:p>0.0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827]-203)/100" office:value-type="float" office:value="1860.96" calcext:value-type="float">
            <text:p>1860.96</text:p>
          </table:table-cell>
          <table:table-cell office:value-type="float" office:value="186299" calcext:value-type="float">
            <text:p>186299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828]-203)/100" office:value-type="float" office:value="1861.98" calcext:value-type="float">
            <text:p>1861.98</text:p>
          </table:table-cell>
          <table:table-cell office:value-type="float" office:value="186401" calcext:value-type="float">
            <text:p>186401</text:p>
          </table:table-cell>
          <table:table-cell office:value-type="float" office:value="101" calcext:value-type="float">
            <text:p>101</text:p>
          </table:table-cell>
          <table:table-cell office:value-type="float" office:value="-0.04" calcext:value-type="float">
            <text:p>-0.0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829]-203)/100" office:value-type="float" office:value="1863" calcext:value-type="float">
            <text:p>1863</text:p>
          </table:table-cell>
          <table:table-cell office:value-type="float" office:value="186503" calcext:value-type="float">
            <text:p>186503</text:p>
          </table:table-cell>
          <table:table-cell office:value-type="float" office:value="101" calcext:value-type="float">
            <text:p>101</text:p>
          </table:table-cell>
          <table:table-cell office:value-type="float" office:value="0.18" calcext:value-type="float">
            <text:p>0.1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830]-203)/100" office:value-type="float" office:value="1864.02" calcext:value-type="float">
            <text:p>1864.02</text:p>
          </table:table-cell>
          <table:table-cell office:value-type="float" office:value="186605" calcext:value-type="float">
            <text:p>186605</text:p>
          </table:table-cell>
          <table:table-cell office:value-type="float" office:value="101" calcext:value-type="float">
            <text:p>101</text:p>
          </table:table-cell>
          <table:table-cell office:value-type="float" office:value="0.25" calcext:value-type="float">
            <text:p>0.2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831]-203)/100" office:value-type="float" office:value="1865.03" calcext:value-type="float">
            <text:p>1865.03</text:p>
          </table:table-cell>
          <table:table-cell office:value-type="float" office:value="186706" calcext:value-type="float">
            <text:p>186706</text:p>
          </table:table-cell>
          <table:table-cell office:value-type="float" office:value="100" calcext:value-type="float">
            <text:p>100</text:p>
          </table:table-cell>
          <table:table-cell office:value-type="float" office:value="0.19" calcext:value-type="float">
            <text:p>0.1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832]-203)/100" office:value-type="float" office:value="1866.06" calcext:value-type="float">
            <text:p>1866.06</text:p>
          </table:table-cell>
          <table:table-cell office:value-type="float" office:value="186809" calcext:value-type="float">
            <text:p>186809</text:p>
          </table:table-cell>
          <table:table-cell office:value-type="float" office:value="102" calcext:value-type="float">
            <text:p>102</text:p>
          </table:table-cell>
          <table:table-cell office:value-type="float" office:value="0.09" calcext:value-type="float">
            <text:p>0.0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833]-203)/100" office:value-type="float" office:value="1867.07" calcext:value-type="float">
            <text:p>1867.07</text:p>
          </table:table-cell>
          <table:table-cell office:value-type="float" office:value="186910" calcext:value-type="float">
            <text:p>186910</text:p>
          </table:table-cell>
          <table:table-cell office:value-type="float" office:value="100" calcext:value-type="float">
            <text:p>100</text:p>
          </table:table-cell>
          <table:table-cell office:value-type="float" office:value="0.21" calcext:value-type="float">
            <text:p>0.2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834]-203)/100" office:value-type="float" office:value="1868.1" calcext:value-type="float">
            <text:p>1868.1</text:p>
          </table:table-cell>
          <table:table-cell office:value-type="float" office:value="187013" calcext:value-type="float">
            <text:p>187013</text:p>
          </table:table-cell>
          <table:table-cell office:value-type="float" office:value="102" calcext:value-type="float">
            <text:p>102</text:p>
          </table:table-cell>
          <table:table-cell office:value-type="float" office:value="0.38" calcext:value-type="float">
            <text:p>0.3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835]-203)/100" office:value-type="float" office:value="1869.11" calcext:value-type="float">
            <text:p>1869.11</text:p>
          </table:table-cell>
          <table:table-cell office:value-type="float" office:value="187114" calcext:value-type="float">
            <text:p>187114</text:p>
          </table:table-cell>
          <table:table-cell office:value-type="float" office:value="100" calcext:value-type="float">
            <text:p>100</text:p>
          </table:table-cell>
          <table:table-cell office:value-type="float" office:value="0.13" calcext:value-type="float">
            <text:p>0.1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836]-203)/100" office:value-type="float" office:value="1870.13" calcext:value-type="float">
            <text:p>1870.13</text:p>
          </table:table-cell>
          <table:table-cell office:value-type="float" office:value="187216" calcext:value-type="float">
            <text:p>187216</text:p>
          </table:table-cell>
          <table:table-cell office:value-type="float" office:value="101" calcext:value-type="float">
            <text:p>101</text:p>
          </table:table-cell>
          <table:table-cell office:value-type="float" office:value="0.07" calcext:value-type="float">
            <text:p>0.0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837]-203)/100" office:value-type="float" office:value="1871.15" calcext:value-type="float">
            <text:p>1871.15</text:p>
          </table:table-cell>
          <table:table-cell office:value-type="float" office:value="187318" calcext:value-type="float">
            <text:p>187318</text:p>
          </table:table-cell>
          <table:table-cell office:value-type="float" office:value="101" calcext:value-type="float">
            <text:p>101</text:p>
          </table:table-cell>
          <table:table-cell office:value-type="float" office:value="-0.08" calcext:value-type="float">
            <text:p>-0.0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838]-203)/100" office:value-type="float" office:value="1872.17" calcext:value-type="float">
            <text:p>1872.17</text:p>
          </table:table-cell>
          <table:table-cell office:value-type="float" office:value="187420" calcext:value-type="float">
            <text:p>187420</text:p>
          </table:table-cell>
          <table:table-cell office:value-type="float" office:value="101" calcext:value-type="float">
            <text:p>101</text:p>
          </table:table-cell>
          <table:table-cell office:value-type="float" office:value="0.19" calcext:value-type="float">
            <text:p>0.1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839]-203)/100" office:value-type="float" office:value="1873.2" calcext:value-type="float">
            <text:p>1873.2</text:p>
          </table:table-cell>
          <table:table-cell office:value-type="float" office:value="187523" calcext:value-type="float">
            <text:p>187523</text:p>
          </table:table-cell>
          <table:table-cell office:value-type="float" office:value="102" calcext:value-type="float">
            <text:p>102</text:p>
          </table:table-cell>
          <table:table-cell office:value-type="float" office:value="0.09" calcext:value-type="float">
            <text:p>0.0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840]-203)/100" office:value-type="float" office:value="1874.21" calcext:value-type="float">
            <text:p>1874.21</text:p>
          </table:table-cell>
          <table:table-cell office:value-type="float" office:value="187624" calcext:value-type="float">
            <text:p>187624</text:p>
          </table:table-cell>
          <table:table-cell office:value-type="float" office:value="101" calcext:value-type="float">
            <text:p>101</text:p>
          </table:table-cell>
          <table:table-cell office:value-type="float" office:value="0.13" calcext:value-type="float">
            <text:p>0.1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841]-203)/100" office:value-type="float" office:value="1875.23" calcext:value-type="float">
            <text:p>1875.23</text:p>
          </table:table-cell>
          <table:table-cell office:value-type="float" office:value="187726" calcext:value-type="float">
            <text:p>187726</text:p>
          </table:table-cell>
          <table:table-cell office:value-type="float" office:value="101" calcext:value-type="float">
            <text:p>101</text:p>
          </table:table-cell>
          <table:table-cell office:value-type="float" office:value="0.2" calcext:value-type="float">
            <text:p>0.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842]-203)/100" office:value-type="float" office:value="1876.25" calcext:value-type="float">
            <text:p>1876.25</text:p>
          </table:table-cell>
          <table:table-cell office:value-type="float" office:value="187828" calcext:value-type="float">
            <text:p>187828</text:p>
          </table:table-cell>
          <table:table-cell office:value-type="float" office:value="102" calcext:value-type="float">
            <text:p>102</text:p>
          </table:table-cell>
          <table:table-cell office:value-type="float" office:value="0.19" calcext:value-type="float">
            <text:p>0.1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843]-203)/100" office:value-type="float" office:value="1877.27" calcext:value-type="float">
            <text:p>1877.27</text:p>
          </table:table-cell>
          <table:table-cell office:value-type="float" office:value="187930" calcext:value-type="float">
            <text:p>187930</text:p>
          </table:table-cell>
          <table:table-cell office:value-type="float" office:value="101" calcext:value-type="float">
            <text:p>101</text:p>
          </table:table-cell>
          <table:table-cell office:value-type="float" office:value="0.28" calcext:value-type="float">
            <text:p>0.2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844]-203)/100" office:value-type="float" office:value="1878.29" calcext:value-type="float">
            <text:p>1878.29</text:p>
          </table:table-cell>
          <table:table-cell office:value-type="float" office:value="188032" calcext:value-type="float">
            <text:p>188032</text:p>
          </table:table-cell>
          <table:table-cell office:value-type="float" office:value="101" calcext:value-type="float">
            <text:p>101</text:p>
          </table:table-cell>
          <table:table-cell office:value-type="float" office:value="0.21" calcext:value-type="float">
            <text:p>0.2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([.B1845]-203)/100" office:value-type="float" office:value="1879.31" calcext:value-type="float">
            <text:p>1879.31</text:p>
          </table:table-cell>
          <table:table-cell office:value-type="float" office:value="188134" calcext:value-type="float">
            <text:p>188134</text:p>
          </table:table-cell>
          <table:table-cell office:value-type="float" office:value="101" calcext:value-type="float">
            <text:p>101</text:p>
          </table:table-cell>
          <table:table-cell office:value-type="float" office:value="0.28" calcext:value-type="float">
            <text:p>0.28</text:p>
          </table:table-cell>
          <table:table-cell office:value-type="float" office:value="-3" calcext:value-type="float">
            <text:p>-3</text:p>
          </table:table-cell>
        </table:table-row>
        <table:table-row table:style-name="ro1" table:number-rows-repeated="104673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9T18:08:03.170186830</dc:date>
    <dc:creator>george </dc:creator>
    <meta:generator>LibreOffice/4.1.3.2$Linux_X86_64 LibreOffice_project/410m0$Build-2</meta:generator>
    <meta:editing-duration>PT14M45S</meta:editing-duration>
    <meta:editing-cycles>5</meta:editing-cycles>
    <meta:document-statistic meta:table-count="1" meta:cell-count="92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9.607cm" svg:height="19.103cm" xlink:href=".." xlink:type="simple" chart:class="chart:line" chart:column-mapping="0 1 1" chart:style-name="ch1">
        <chart:plot-area chart:style-name="ch2" table:cell-range-address="Sheet1.D1:Sheet1.E1845" svg:x="1.242cm" svg:y="1.663cm" svg:width="33.929cm" svg:height="16.638cm">
          <chartooo:coordinate-region svg:x="1.969cm" svg:y="1.862cm" svg:width="33.202cm" svg:height="16.2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D1:Sheet1.D1845" chart:class="chart:line">
            <chart:data-point chart:repeated="1845"/>
          </chart:series>
          <chart:series chart:style-name="ch6" chart:values-cell-range-address="Sheet1.E1:Sheet1.E1845" chart:class="chart:line">
            <chart:data-point chart:repeated="1845"/>
          </chart:series>
          <chart:series chart:style-name="ch7" chart:values-cell-range-address="Sheet1.E1:Sheet1.E1845" chart:class="chart:line">
            <chart:data-point chart:repeated="184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9">
                <text:p>0.29</text:p>
                <draw:g>
                  <svg:desc>Sheet1.D1:Sheet1.D1845</svg:desc>
                </draw:g>
              </table:table-cell>
              <table:table-cell office:value-type="float" office:value="0">
                <text:p>0</text:p>
                <draw:g>
                  <svg:desc>Sheet1.E1:Sheet1.E1845</svg:desc>
                </draw:g>
              </table:table-cell>
              <table:table-cell office:value-type="float" office:value="0">
                <text:p>0</text:p>
                <draw:g>
                  <svg:desc>Sheet1.E1:Sheet1.E18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23">
                <text:p>-0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31">
                <text:p>-1.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56">
                <text:p>-1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2">
                <text:p>1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23">
                <text:p>-2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18">
                <text:p>-2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3">
                <text:p>-0.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7">
                <text:p>0.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3">
                <text:p>0.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2">
                <text:p>1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63">
                <text:p>6.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26">
                <text:p>11.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.91">
                <text:p>13.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41">
                <text:p>15.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.65">
                <text:p>17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37">
                <text:p>19.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.5">
                <text:p>1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.36">
                <text:p>18.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93">
                <text:p>14.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81">
                <text:p>8.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52">
                <text:p>6.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58">
                <text:p>10.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.74">
                <text:p>14.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.24">
                <text:p>14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3">
                <text:p>14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62">
                <text:p>12.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46">
                <text:p>12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75">
                <text:p>1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26">
                <text:p>11.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19">
                <text:p>8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63">
                <text:p>6.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68">
                <text:p>6.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29">
                <text:p>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79">
                <text:p>5.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45">
                <text:p>5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98">
                <text:p>2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4">
                <text:p>0.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49">
                <text:p>-0.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1">
                <text:p>0.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28">
                <text:p>3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83">
                <text:p>2.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28">
                <text:p>2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66">
                <text:p>2.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3">
                <text:p>1.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42">
                <text:p>1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7">
                <text:p>-1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83">
                <text:p>-2.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.71">
                <text:p>-4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5.42">
                <text:p>-5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.79">
                <text:p>-4.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.69">
                <text:p>-4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4.18">
                <text:p>-4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8.57">
                <text:p>-8.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0.68">
                <text:p>-10.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8.46">
                <text:p>-8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8.81">
                <text:p>-8.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8.85">
                <text:p>-8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8.88">
                <text:p>-8.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8.56">
                <text:p>-8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8.65">
                <text:p>-8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8.63">
                <text:p>-8.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8.63">
                <text:p>-8.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8.37">
                <text:p>-8.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8.85">
                <text:p>-8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9.12">
                <text:p>-9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8.8">
                <text:p>-8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8.71">
                <text:p>-8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9.29">
                <text:p>-9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9.07">
                <text:p>-9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8.52">
                <text:p>-8.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9.01">
                <text:p>-9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8.92">
                <text:p>-8.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8.08">
                <text:p>-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7.71">
                <text:p>-7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7.56">
                <text:p>-7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7.67">
                <text:p>-7.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7.49">
                <text:p>-7.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6.78">
                <text:p>-6.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6.77">
                <text:p>-6.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7.23">
                <text:p>-7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6.9">
                <text:p>-6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6.69">
                <text:p>-6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6.74">
                <text:p>-6.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.74">
                <text:p>-6.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6.54">
                <text:p>-6.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6.35">
                <text:p>-6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6.48">
                <text:p>-6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6.02">
                <text:p>-6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5.62">
                <text:p>-5.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5.3">
                <text:p>-5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5.26">
                <text:p>-5.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4.86">
                <text:p>-4.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4.85">
                <text:p>-4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5.12">
                <text:p>-5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5.05">
                <text:p>-5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4.89">
                <text:p>-4.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4.92">
                <text:p>-4.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4.77">
                <text:p>-4.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4.74">
                <text:p>-4.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4.44">
                <text:p>-4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.9">
                <text:p>-3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3.62">
                <text:p>-3.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3.56">
                <text:p>-3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3.46">
                <text:p>-3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3.43">
                <text:p>-3.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3.33">
                <text:p>-3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3.35">
                <text:p>-3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3.44">
                <text:p>-3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3.51">
                <text:p>-3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.72">
                <text:p>-3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3.79">
                <text:p>-3.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3.58">
                <text:p>-3.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3.55">
                <text:p>-3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3.5">
                <text:p>-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3.71">
                <text:p>-3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3.74">
                <text:p>-3.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3.61">
                <text:p>-3.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3.85">
                <text:p>-3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3.7">
                <text:p>-3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3.6">
                <text:p>-3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3.61">
                <text:p>-3.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3.92">
                <text:p>-3.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3.82">
                <text:p>-3.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4.13">
                <text:p>-4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4.31">
                <text:p>-4.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4.1">
                <text:p>-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4.46">
                <text:p>-4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5.4">
                <text:p>-5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6.39">
                <text:p>-6.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4.64">
                <text:p>-4.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.66">
                <text:p>-3.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4.81">
                <text:p>-4.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6.15">
                <text:p>-6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6.96">
                <text:p>-6.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7.65">
                <text:p>-7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7.56">
                <text:p>-7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6.67">
                <text:p>-6.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7.79">
                <text:p>-7.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7.2">
                <text:p>-7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6.05">
                <text:p>-6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4.84">
                <text:p>-4.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5.16">
                <text:p>-5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5.53">
                <text:p>-5.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5.3">
                <text:p>-5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6.78">
                <text:p>-6.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8.34">
                <text:p>-8.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9.47">
                <text:p>-9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9.87">
                <text:p>-9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9.39">
                <text:p>-9.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7.12">
                <text:p>-7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6.3">
                <text:p>-6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4.51">
                <text:p>-4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4.01">
                <text:p>-4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7.32">
                <text:p>-7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9.13">
                <text:p>-9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7.27">
                <text:p>-7.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5.64">
                <text:p>-5.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5.65">
                <text:p>-5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5.63">
                <text:p>-5.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5.1">
                <text:p>-5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4.65">
                <text:p>-4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5.09">
                <text:p>-5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5.69">
                <text:p>-5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7.93">
                <text:p>-7.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9.51">
                <text:p>-9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1.21">
                <text:p>-11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3.03">
                <text:p>-13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3.39">
                <text:p>-13.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3.45">
                <text:p>-13.45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4.63">
                <text:p>-14.63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3.93">
                <text:p>-13.93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0.07">
                <text:p>-10.07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7.45">
                <text:p>-7.45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7.05">
                <text:p>-7.05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7.57">
                <text:p>-7.57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7.07">
                <text:p>-7.07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7.17">
                <text:p>-7.17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7.54">
                <text:p>-7.54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9.7">
                <text:p>-9.7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1.89">
                <text:p>-11.89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2.98">
                <text:p>-12.98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5.36">
                <text:p>-15.36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4.81">
                <text:p>-14.81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3.66">
                <text:p>-13.66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4.63">
                <text:p>-14.63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3.43">
                <text:p>-13.43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8.24">
                <text:p>-8.24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6.13">
                <text:p>-6.13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6.23">
                <text:p>-6.23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7.18">
                <text:p>-7.18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7.04">
                <text:p>-7.04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7.68">
                <text:p>-7.68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8.32">
                <text:p>-8.3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8.71">
                <text:p>-8.71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0.25">
                <text:p>-10.25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1.93">
                <text:p>-11.93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2.82">
                <text:p>-12.8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3.59">
                <text:p>-13.59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3.63">
                <text:p>-13.63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3.5">
                <text:p>-13.5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1.72">
                <text:p>-11.7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2.24">
                <text:p>-12.24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3.25">
                <text:p>-13.25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1.27">
                <text:p>-11.27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8.21">
                <text:p>-8.21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7.69">
                <text:p>-7.69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8.77">
                <text:p>-8.77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8.14">
                <text:p>-8.14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8.11">
                <text:p>-8.11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8.83">
                <text:p>-8.83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9.38">
                <text:p>-9.38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0.59">
                <text:p>-10.59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2.22">
                <text:p>-12.2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2.55">
                <text:p>-12.55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3.06">
                <text:p>-13.06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1.88">
                <text:p>-11.88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3.25">
                <text:p>-13.25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2.27">
                <text:p>-12.27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3.71">
                <text:p>-13.71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4.15">
                <text:p>-14.15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0.08">
                <text:p>-10.08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7.41">
                <text:p>-7.41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7.21">
                <text:p>-7.21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8.48">
                <text:p>-8.48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7.67">
                <text:p>-7.67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7.37">
                <text:p>-7.37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8.28">
                <text:p>-8.28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9.31">
                <text:p>-9.31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9.8">
                <text:p>-9.8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1.14">
                <text:p>-11.14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1.55">
                <text:p>-11.55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2.54">
                <text:p>-12.54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1.16">
                <text:p>-11.16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2.18">
                <text:p>-12.18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2.61">
                <text:p>-12.61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1.72">
                <text:p>-11.7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2.91">
                <text:p>-12.91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1.09">
                <text:p>-11.09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7.62">
                <text:p>-7.6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7.4">
                <text:p>-7.4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7.51">
                <text:p>-7.51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7.6">
                <text:p>-7.6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7.37">
                <text:p>-7.37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7.38">
                <text:p>-7.38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8.14">
                <text:p>-8.14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9.12">
                <text:p>-9.1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0.83">
                <text:p>-10.83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1.56">
                <text:p>-11.56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2.39">
                <text:p>-12.39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1.36">
                <text:p>-11.36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2.32">
                <text:p>-12.3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13.52">
                <text:p>-13.5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1.44">
                <text:p>-11.44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1.86">
                <text:p>-11.86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9.67">
                <text:p>-9.67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7.26">
                <text:p>-7.26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7.11">
                <text:p>-7.11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6.54">
                <text:p>-6.54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6.08">
                <text:p>-6.08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6.85">
                <text:p>-6.85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8">
                <text:p>-8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9.2">
                <text:p>-9.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10.49">
                <text:p>-10.49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11.4">
                <text:p>-11.4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1.8">
                <text:p>-11.8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1.17">
                <text:p>-11.17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1.56">
                <text:p>-11.56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11.93">
                <text:p>-11.93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2.12">
                <text:p>-12.1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12.57">
                <text:p>-12.57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10.7">
                <text:p>-10.7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7.45">
                <text:p>-7.45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6.2">
                <text:p>-6.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6.26">
                <text:p>-6.26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6.44">
                <text:p>-6.44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6.24">
                <text:p>-6.24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7.71">
                <text:p>-7.71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8.7">
                <text:p>-8.7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10.22">
                <text:p>-10.2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11.17">
                <text:p>-11.17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1.78">
                <text:p>-11.78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1.44">
                <text:p>-11.44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2.08">
                <text:p>-12.08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2.47">
                <text:p>-12.47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9.42">
                <text:p>-9.4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8.15">
                <text:p>-8.15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9.26">
                <text:p>-9.26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0.36">
                <text:p>-10.36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7.54">
                <text:p>-7.54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6.51">
                <text:p>-6.51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6.46">
                <text:p>-6.46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6.52">
                <text:p>-6.5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6.46">
                <text:p>-6.46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7.69">
                <text:p>-7.69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8.26">
                <text:p>-8.26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8.21">
                <text:p>-8.21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8.8">
                <text:p>-8.8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9.57">
                <text:p>-9.57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10.36">
                <text:p>-10.36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0.81">
                <text:p>-10.81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0.27">
                <text:p>-10.27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0.25">
                <text:p>-10.25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0.24">
                <text:p>-10.24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9.8">
                <text:p>-9.8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9.01">
                <text:p>-9.01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9.76">
                <text:p>-9.76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93">
                <text:p>1.93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6.19">
                <text:p>-6.19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6.78">
                <text:p>-6.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8.38">
                <text:p>-8.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9.45">
                <text:p>-9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9.55">
                <text:p>-9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9.81">
                <text:p>-9.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8.63">
                <text:p>-8.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8.93">
                <text:p>-8.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7.99">
                <text:p>-7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6.69">
                <text:p>-6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7.57">
                <text:p>-7.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9.38">
                <text:p>-9.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8.7">
                <text:p>-8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10.86">
                <text:p>-10.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11.79">
                <text:p>-11.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11.87">
                <text:p>-11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11.75">
                <text:p>-11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11.22">
                <text:p>-11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0.62">
                <text:p>-10.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9.86">
                <text:p>-9.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0.56">
                <text:p>-10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9.2">
                <text:p>-9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2.21">
                <text:p>-2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3.22">
                <text:p>-3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2.48">
                <text:p>-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2.62">
                <text:p>-2.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2.49">
                <text:p>-2.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3.66">
                <text:p>-3.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4.78">
                <text:p>-4.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6.2">
                <text:p>-6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5.2">
                <text:p>-5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6.49">
                <text:p>-6.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7.77">
                <text:p>-7.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6.14">
                <text:p>-6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4.82">
                <text:p>-4.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3.95">
                <text:p>-3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4.49">
                <text:p>-4.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2.84">
                <text:p>-2.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4.33">
                <text:p>-4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5.53">
                <text:p>-5.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6.67">
                <text:p>-6.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7.65">
                <text:p>-7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7.11">
                <text:p>-7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7.76">
                <text:p>-7.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8.78">
                <text:p>-8.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10.39">
                <text:p>-10.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2.01">
                <text:p>-12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3.14">
                <text:p>-13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5.49">
                <text:p>-15.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9.13">
                <text:p>-19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20.16">
                <text:p>-20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20.98">
                <text:p>-20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21.13">
                <text:p>-21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21.59">
                <text:p>-21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23.09">
                <text:p>-23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24.71">
                <text:p>-24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23.86">
                <text:p>-23.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23.33">
                <text:p>-23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23.66">
                <text:p>-23.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21.9">
                <text:p>-21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20.31">
                <text:p>-20.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19.02">
                <text:p>-1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5.99">
                <text:p>-15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8.24">
                <text:p>-18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16.01">
                <text:p>-16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0.63">
                <text:p>-10.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8.17">
                <text:p>-8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7.57">
                <text:p>-7.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.03">
                <text:p>2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.41">
                <text:p>5.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17">
                <text:p>3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49">
                <text:p>3.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45">
                <text:p>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11">
                <text:p>3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89">
                <text:p>3.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.98">
                <text:p>3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73">
                <text:p>0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.21">
                <text:p>3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.23">
                <text:p>3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.76">
                <text:p>2.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.81">
                <text:p>2.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.79">
                <text:p>2.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.38">
                <text:p>2.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.31">
                <text:p>3.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92">
                <text:p>4.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.84">
                <text:p>2.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.82">
                <text:p>2.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62">
                <text:p>4.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.83">
                <text:p>5.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79">
                <text:p>4.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.49">
                <text:p>5.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.63">
                <text:p>3.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.72">
                <text:p>3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.29">
                <text:p>3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26">
                <text:p>4.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.88">
                <text:p>3.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.23">
                <text:p>3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.26">
                <text:p>3.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.46">
                <text:p>3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.59">
                <text:p>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.96">
                <text:p>3.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.9">
                <text:p>3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.81">
                <text:p>3.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.33">
                <text:p>3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.09">
                <text:p>3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.34">
                <text:p>3.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.87">
                <text:p>3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12">
                <text:p>4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.71">
                <text:p>3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.13">
                <text:p>3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.25">
                <text:p>3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.28">
                <text:p>3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.69">
                <text:p>3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.58">
                <text:p>3.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.66">
                <text:p>3.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.95">
                <text:p>3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.73">
                <text:p>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.54">
                <text:p>3.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.67">
                <text:p>3.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.83">
                <text:p>3.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.61">
                <text:p>3.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.36">
                <text:p>3.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.24">
                <text:p>3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.31">
                <text:p>3.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.42">
                <text:p>3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.38">
                <text:p>3.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.51">
                <text:p>3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.89">
                <text:p>3.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.45">
                <text:p>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.22">
                <text:p>2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82">
                <text:p>0.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.11">
                <text:p>2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78">
                <text:p>-0.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3.66">
                <text:p>-3.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63">
                <text:p>0.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.32">
                <text:p>5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87">
                <text:p>-0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2.62">
                <text:p>-2.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54">
                <text:p>0.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.44">
                <text:p>2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.09">
                <text:p>7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.37">
                <text:p>5.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.64">
                <text:p>10.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.06">
                <text:p>7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.09">
                <text:p>8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.49">
                <text:p>9.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.66">
                <text:p>8.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.65">
                <text:p>7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.27">
                <text:p>7.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.33">
                <text:p>8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.41">
                <text:p>5.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.46">
                <text:p>5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55">
                <text:p>4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64">
                <text:p>4.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.28">
                <text:p>2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4.16">
                <text:p>-4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8.13">
                <text:p>-8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6.63">
                <text:p>-6.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5.93">
                <text:p>-5.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5.19">
                <text:p>-5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6.25">
                <text:p>-6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5.51">
                <text:p>-5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5.32">
                <text:p>-5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4.87">
                <text:p>-4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6.24">
                <text:p>-6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7.42">
                <text:p>-7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7.43">
                <text:p>-7.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6.99">
                <text:p>-6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6.14">
                <text:p>-6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4.79">
                <text:p>-4.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1.66">
                <text:p>-1.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.12">
                <text:p>-0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1.17">
                <text:p>-1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1.2">
                <text:p>-1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1.44">
                <text:p>-1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1.21">
                <text:p>-1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1.21">
                <text:p>-1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2.31">
                <text:p>-2.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3.2">
                <text:p>-3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3.36">
                <text:p>-3.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4.73">
                <text:p>-4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8.38">
                <text:p>-8.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8.11">
                <text:p>-8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7.53">
                <text:p>-7.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7.29">
                <text:p>-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7.8">
                <text:p>-7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7.59">
                <text:p>-7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6.33">
                <text:p>-6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12.79">
                <text:p>-12.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11.05">
                <text:p>-11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9.76">
                <text:p>-9.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9.29">
                <text:p>-9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8.97">
                <text:p>-8.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8.53">
                <text:p>-8.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8.55">
                <text:p>-8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8.75">
                <text:p>-8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8.6">
                <text:p>-8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8.44">
                <text:p>-8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8.18">
                <text:p>-8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8.13">
                <text:p>-8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7.79">
                <text:p>-7.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7.78">
                <text:p>-7.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7.25">
                <text:p>-7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7.23">
                <text:p>-7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6.63">
                <text:p>-6.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6.95">
                <text:p>-6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6.56">
                <text:p>-6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6.09">
                <text:p>-6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6.14">
                <text:p>-6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6.02">
                <text:p>-6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6.13">
                <text:p>-6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6.3">
                <text:p>-6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6.55">
                <text:p>-6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6.71">
                <text:p>-6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6.91">
                <text:p>-6.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6.74">
                <text:p>-6.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6.63">
                <text:p>-6.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6.56">
                <text:p>-6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6.56">
                <text:p>-6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6.61">
                <text:p>-6.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6.58">
                <text:p>-6.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6.17">
                <text:p>-6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5.7">
                <text:p>-5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5.8">
                <text:p>-5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5.06">
                <text:p>-5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5.01">
                <text:p>-5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5.84">
                <text:p>-5.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7.03">
                <text:p>-7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7.46">
                <text:p>-7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8.1">
                <text:p>-8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8.61">
                <text:p>-8.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7.29">
                <text:p>-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8.1">
                <text:p>-8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7.55">
                <text:p>-7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6.18">
                <text:p>-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6.57">
                <text:p>-6.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5.78">
                <text:p>-5.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6.13">
                <text:p>-6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4.3">
                <text:p>-4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5.98">
                <text:p>-5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6.56">
                <text:p>-6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6.5">
                <text:p>-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5.42">
                <text:p>-5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4.36">
                <text:p>-4.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4.33">
                <text:p>-4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3.11">
                <text:p>-3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5.21">
                <text:p>-5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8.99">
                <text:p>-8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5.67">
                <text:p>-5.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3.05">
                <text:p>-3.05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1.71">
                <text:p>-1.71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2.05">
                <text:p>-2.05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2.61">
                <text:p>-2.61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2.02">
                <text:p>-2.02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3.51">
                <text:p>-3.51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4.49">
                <text:p>-4.49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5.08">
                <text:p>-5.08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6.4">
                <text:p>-6.4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7.11">
                <text:p>-7.11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7.36">
                <text:p>-7.36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6.43">
                <text:p>-6.43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7.1">
                <text:p>-7.1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11.36">
                <text:p>-11.36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14.62">
                <text:p>-14.62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11.9">
                <text:p>-11.9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7.14">
                <text:p>-7.14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4.94">
                <text:p>-4.94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3.9">
                <text:p>-3.9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4.11">
                <text:p>-4.11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3.56">
                <text:p>-3.56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4.52">
                <text:p>-4.52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5.66">
                <text:p>-5.66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7.21">
                <text:p>-7.21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7.18">
                <text:p>-7.18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7.92">
                <text:p>-7.92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8.6">
                <text:p>-8.6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8.51">
                <text:p>-8.51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11.64">
                <text:p>-11.64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12.6">
                <text:p>-12.6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14.15">
                <text:p>-14.15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11.51">
                <text:p>-11.51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7.13">
                <text:p>-7.13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5.28">
                <text:p>-5.28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5.08">
                <text:p>-5.08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4.36">
                <text:p>-4.36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5.17">
                <text:p>-5.17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5.91">
                <text:p>-5.91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7.4">
                <text:p>-7.4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9.11">
                <text:p>-9.11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9.89">
                <text:p>-9.89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10.95">
                <text:p>-10.95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11.18">
                <text:p>-11.18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6.89">
                <text:p>-6.89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8.59">
                <text:p>-8.59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11.25">
                <text:p>-11.25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11.93">
                <text:p>-11.93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7.55">
                <text:p>-7.55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5.3">
                <text:p>-5.3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4.49">
                <text:p>-4.49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4.96">
                <text:p>-4.96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4.77">
                <text:p>-4.77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4.65">
                <text:p>-4.65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8.03">
                <text:p>-8.03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10.63">
                <text:p>-10.63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11.23">
                <text:p>-11.23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11.08">
                <text:p>-11.08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11.03">
                <text:p>-11.03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9.2">
                <text:p>-9.2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9.06">
                <text:p>-9.06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5.37">
                <text:p>-5.37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8.5">
                <text:p>-8.5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3.51">
                <text:p>-3.51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3.19">
                <text:p>-3.19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2.57">
                <text:p>-2.57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3.12">
                <text:p>-3.12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4.65">
                <text:p>-4.65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6.06">
                <text:p>-6.06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5.35">
                <text:p>-5.35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7.93">
                <text:p>-7.93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9.71">
                <text:p>-9.71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9.52">
                <text:p>-9.52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8.97">
                <text:p>-8.97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9.7">
                <text:p>-9.7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9.61">
                <text:p>-9.61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10.7">
                <text:p>-10.7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9.65">
                <text:p>-9.65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9.32">
                <text:p>-9.32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6.56">
                <text:p>-6.56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4.66">
                <text:p>-4.66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3.95">
                <text:p>-3.95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4.15">
                <text:p>-4.15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5.12">
                <text:p>-5.12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5.32">
                <text:p>-5.32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7.16">
                <text:p>-7.16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9.25">
                <text:p>-9.25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10.58">
                <text:p>-10.58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9.75">
                <text:p>-9.75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9.28">
                <text:p>-9.28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10.22">
                <text:p>-10.22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9.27">
                <text:p>-9.27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10.14">
                <text:p>-10.14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10.46">
                <text:p>-10.46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7.63">
                <text:p>-7.63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6.24">
                <text:p>-6.24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5.63">
                <text:p>-5.63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5.49">
                <text:p>-5.49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5.32">
                <text:p>-5.32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5.32">
                <text:p>-5.32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5.65">
                <text:p>-5.65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3.79">
                <text:p>-3.79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5.41">
                <text:p>-5.41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8.09">
                <text:p>-8.09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8.64">
                <text:p>-8.64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8.52">
                <text:p>-8.52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7.84">
                <text:p>-7.84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8.92">
                <text:p>-8.92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9.03">
                <text:p>-9.03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10.08">
                <text:p>-10.08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9.11">
                <text:p>-9.11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5.66">
                <text:p>-5.66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4.47">
                <text:p>-4.47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3.77">
                <text:p>-3.77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3.83">
                <text:p>-3.83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4.62">
                <text:p>-4.62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4.64">
                <text:p>-4.64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5.22">
                <text:p>-5.22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7.55">
                <text:p>-7.55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8.72">
                <text:p>-8.72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8.77">
                <text:p>-8.77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9.51">
                <text:p>-9.51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9.92">
                <text:p>-9.92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7.87">
                <text:p>-7.87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7.18">
                <text:p>-7.18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8.11">
                <text:p>-8.11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8.72">
                <text:p>-8.72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7.13">
                <text:p>-7.13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6.32">
                <text:p>-6.32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5.08">
                <text:p>-5.08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4.87">
                <text:p>-4.87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4.88">
                <text:p>-4.88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4.15">
                <text:p>-4.15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5.25">
                <text:p>-5.25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6.05">
                <text:p>-6.05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6.87">
                <text:p>-6.87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6.83">
                <text:p>-6.83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8.3">
                <text:p>-8.3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7.67">
                <text:p>-7.67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7.37">
                <text:p>-7.37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7.26">
                <text:p>-7.26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8.55">
                <text:p>-8.55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9.5">
                <text:p>-9.5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9.19">
                <text:p>-9.19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6.56">
                <text:p>-6.56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5.31">
                <text:p>-5.31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4.22">
                <text:p>-4.22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4.01">
                <text:p>-4.01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4.3">
                <text:p>-4.3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3.25">
                <text:p>-3.25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5.84">
                <text:p>-5.84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2.97">
                <text:p>-2.97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3.56">
                <text:p>-3.56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2.29">
                <text:p>-2.29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3.82">
                <text:p>-3.82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6.24">
                <text:p>-6.24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8.22">
                <text:p>-8.22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4.47">
                <text:p>-4.47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8.07">
                <text:p>-8.07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7.4">
                <text:p>-7.4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11.68">
                <text:p>-11.68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9.6">
                <text:p>-9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8.26">
                <text:p>-8.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8.78">
                <text:p>-8.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11.52">
                <text:p>-11.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13.12">
                <text:p>-13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16.25">
                <text:p>-16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19.56">
                <text:p>-19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21.59">
                <text:p>-21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22.25">
                <text:p>-22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19.24">
                <text:p>-19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20.51">
                <text:p>-20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19.6">
                <text:p>-19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14.73">
                <text:p>-14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8.52">
                <text:p>-8.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4.89">
                <text:p>-4.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4.24">
                <text:p>-4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4.77">
                <text:p>-4.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4.28">
                <text:p>-4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4.6">
                <text:p>-4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4.72">
                <text:p>-4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4.68">
                <text:p>-4.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4.98">
                <text:p>-4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7.34">
                <text:p>-7.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5.41">
                <text:p>-5.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5.73">
                <text:p>-5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6.88">
                <text:p>-6.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5.62">
                <text:p>-5.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6.4">
                <text:p>-6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4.87">
                <text:p>-4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5.63">
                <text:p>-5.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5.47">
                <text:p>-5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4.79">
                <text:p>-4.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5.81">
                <text:p>-5.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4.5">
                <text:p>-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5.81">
                <text:p>-5.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5.01">
                <text:p>-5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5.69">
                <text:p>-5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4.87">
                <text:p>-4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5.2">
                <text:p>-5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3.25">
                <text:p>-3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3.93">
                <text:p>-3.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3.12">
                <text:p>-3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5.94">
                <text:p>-5.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0.79">
                <text:p>-0.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3.68">
                <text:p>-3.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2.15">
                <text:p>-2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1.91">
                <text:p>-1.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.93">
                <text:p>1.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0.23">
                <text:p>-0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.35">
                <text:p>2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.94">
                <text:p>2.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.27">
                <text:p>3.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.21">
                <text:p>2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3.42">
                <text:p>-3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9.57">
                <text:p>-9.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10.25">
                <text:p>-1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10.27">
                <text:p>-10.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6.35">
                <text:p>-6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4.03">
                <text:p>-4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3.86">
                <text:p>-3.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4.77">
                <text:p>-4.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4.63">
                <text:p>-4.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6.6">
                <text:p>-6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5.93">
                <text:p>-5.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54">
                <text:p>0.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3.07">
                <text:p>-3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0.54">
                <text:p>-0.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4.83">
                <text:p>-4.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4.42">
                <text:p>-4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3.68">
                <text:p>-3.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4.91">
                <text:p>-4.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5.41">
                <text:p>-5.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4.96">
                <text:p>-4.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3.95">
                <text:p>-3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4.58">
                <text:p>-4.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5.01">
                <text:p>-5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4.61">
                <text:p>-4.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4.19">
                <text:p>-4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4.57">
                <text:p>-4.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3.74">
                <text:p>-3.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3.58">
                <text:p>-3.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3.44">
                <text:p>-3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2.87">
                <text:p>-2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5.02">
                <text:p>-5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4.92">
                <text:p>-4.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4.33">
                <text:p>-4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3.6">
                <text:p>-3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3.93">
                <text:p>-3.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3.83">
                <text:p>-3.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3.99">
                <text:p>-3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3.73">
                <text:p>-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4.75">
                <text:p>-4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4.89">
                <text:p>-4.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4.89">
                <text:p>-4.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5.65">
                <text:p>-5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5.12">
                <text:p>-5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5.62">
                <text:p>-5.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6.56">
                <text:p>-6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7.11">
                <text:p>-7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7.14">
                <text:p>-7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4.9">
                <text:p>-4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2.51">
                <text:p>-2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.94">
                <text:p>3.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.99">
                <text:p>4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7.65">
                <text:p>7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7.75">
                <text:p>7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7.59">
                <text:p>7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.24">
                <text:p>8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6.36">
                <text:p>6.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.79">
                <text:p>4.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.51">
                <text:p>3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.43">
                <text:p>1.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1.42">
                <text:p>-1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1.67">
                <text:p>-1.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74">
                <text:p>0.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1.57">
                <text:p>-1.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6.94">
                <text:p>-6.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5.17">
                <text:p>-5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5.78">
                <text:p>-5.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11.1">
                <text:p>-11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9.06">
                <text:p>-9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7.57">
                <text:p>-7.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6.61">
                <text:p>-6.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10.25">
                <text:p>-1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14.69">
                <text:p>-14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4.57">
                <text:p>-4.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6.07">
                <text:p>-6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2.49">
                <text:p>-2.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1.56">
                <text:p>-1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8.09">
                <text:p>-8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7.89">
                <text:p>-7.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6.82">
                <text:p>-6.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5.51">
                <text:p>-5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6.95">
                <text:p>-6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5.62">
                <text:p>-5.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4.02">
                <text:p>-4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0.96">
                <text:p>-0.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1.51">
                <text:p>-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2.6">
                <text:p>-2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0.27">
                <text:p>-0.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3.56">
                <text:p>-3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2.6">
                <text:p>-2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2.98">
                <text:p>-2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3.11">
                <text:p>-3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3.12">
                <text:p>-3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2.91">
                <text:p>-2.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2.76">
                <text:p>-2.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3.09">
                <text:p>-3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3.32">
                <text:p>-3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3.37">
                <text:p>-3.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3.37">
                <text:p>-3.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3.91">
                <text:p>-3.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4.38">
                <text:p>-4.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4.35">
                <text:p>-4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4.33">
                <text:p>-4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4.53">
                <text:p>-4.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4.92">
                <text:p>-4.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4.98">
                <text:p>-4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4.79">
                <text:p>-4.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4.94">
                <text:p>-4.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5.15">
                <text:p>-5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4.98">
                <text:p>-4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5.09">
                <text:p>-5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5.06">
                <text:p>-5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5.06">
                <text:p>-5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5.11">
                <text:p>-5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4.93">
                <text:p>-4.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4.86">
                <text:p>-4.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4.83">
                <text:p>-4.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4.63">
                <text:p>-4.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4.69">
                <text:p>-4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4.51">
                <text:p>-4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4.36">
                <text:p>-4.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4.29">
                <text:p>-4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4.32">
                <text:p>-4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3.85">
                <text:p>-3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3.64">
                <text:p>-3.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3.36">
                <text:p>-3.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3.32">
                <text:p>-3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2.96">
                <text:p>-2.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2.28">
                <text:p>-2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2.4">
                <text:p>-2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3.11">
                <text:p>-3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2.77">
                <text:p>-2.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3.51">
                <text:p>-3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3.41">
                <text:p>-3.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4.52">
                <text:p>-4.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4.14">
                <text:p>-4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4.08">
                <text:p>-4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4.05">
                <text:p>-4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3.42">
                <text:p>-3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3.52">
                <text:p>-3.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2.98">
                <text:p>-2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2.29">
                <text:p>-2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0.57">
                <text:p>-0.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1.66">
                <text:p>-1.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2.19">
                <text:p>-2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2.75">
                <text:p>-2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4.79">
                <text:p>-4.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5.44">
                <text:p>-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5.73">
                <text:p>-5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6.53">
                <text:p>-6.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7.52">
                <text:p>-7.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8.43">
                <text:p>-8.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3.77">
                <text:p>-3.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78">
                <text:p>0.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.73">
                <text:p>2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.22">
                <text:p>2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.95">
                <text:p>1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.34">
                <text:p>2.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.98">
                <text:p>1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.34">
                <text:p>1.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.16">
                <text:p>1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0.88">
                <text:p>-0.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2.22">
                <text:p>-2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4.29">
                <text:p>-4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4.84">
                <text:p>-4.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5.5">
                <text:p>-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1.93">
                <text:p>-1.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.68">
                <text:p>4.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14.31">
                <text:p>-14.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15.94">
                <text:p>-15.94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15.81">
                <text:p>-15.81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15.23">
                <text:p>-15.23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16.34">
                <text:p>-16.34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19.03">
                <text:p>-19.03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20.91">
                <text:p>-20.91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21.66">
                <text:p>-21.66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21.01">
                <text:p>-21.01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20.5">
                <text:p>-20.5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20.91">
                <text:p>-20.91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21.81">
                <text:p>-21.81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23.18">
                <text:p>-23.18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23.1">
                <text:p>-23.1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22.44">
                <text:p>-22.44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23.12">
                <text:p>-23.12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22.09">
                <text:p>-22.09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19.98">
                <text:p>-19.98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16.07">
                <text:p>-16.07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15.62">
                <text:p>-15.62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16.14">
                <text:p>-16.14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17">
                <text:p>-17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18.37">
                <text:p>-18.37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19.53">
                <text:p>-19.53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19.72">
                <text:p>-19.72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19.23">
                <text:p>-19.23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-20.3">
                <text:p>-20.3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21.33">
                <text:p>-21.33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21.75">
                <text:p>-21.75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-21.74">
                <text:p>-21.74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20.58">
                <text:p>-20.58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-17.93">
                <text:p>-17.93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15.75">
                <text:p>-15.75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14.22">
                <text:p>-14.22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12.61">
                <text:p>-12.61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12.61">
                <text:p>-12.61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13.73">
                <text:p>-13.73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-14.07">
                <text:p>-14.07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-15.33">
                <text:p>-15.33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-16.82">
                <text:p>-16.82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17.25">
                <text:p>-17.25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-16.43">
                <text:p>-16.43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18.13">
                <text:p>-18.13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19.46">
                <text:p>-19.46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-19.14">
                <text:p>-19.14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-16.57">
                <text:p>-16.57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-14.02">
                <text:p>-14.02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-10.42">
                <text:p>-10.42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-9.8">
                <text:p>-9.8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-7.93">
                <text:p>-7.93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-7.63">
                <text:p>-7.63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-8.08">
                <text:p>-8.08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-8.51">
                <text:p>-8.51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-10.39">
                <text:p>-10.39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-12.47">
                <text:p>-12.47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-13.03">
                <text:p>-13.03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-13.15">
                <text:p>-13.15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-13.87">
                <text:p>-13.87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-14.93">
                <text:p>-14.93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-14.7">
                <text:p>-14.7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-13.55">
                <text:p>-13.55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-17.09">
                <text:p>-17.09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-4.74">
                <text:p>-4.74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-6.27">
                <text:p>-6.27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-3.99">
                <text:p>-3.99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-5.84">
                <text:p>-5.84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-6.88">
                <text:p>-6.88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-9.33">
                <text:p>-9.33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-10.39">
                <text:p>-10.39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-11.84">
                <text:p>-11.84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-11.87">
                <text:p>-11.87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-13.29">
                <text:p>-13.29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-14.11">
                <text:p>-14.11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-15.76">
                <text:p>-15.76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-16.35">
                <text:p>-16.35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-19.92">
                <text:p>-19.92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-17.34">
                <text:p>-17.34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-14.42">
                <text:p>-14.42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-11.32">
                <text:p>-11.32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-9.98">
                <text:p>-9.98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-9.81">
                <text:p>-9.81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-11.1">
                <text:p>-11.1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-12.3">
                <text:p>-12.3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-14.29">
                <text:p>-14.29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-16.08">
                <text:p>-16.08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-16.86">
                <text:p>-16.86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-18.27">
                <text:p>-18.27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-20.32">
                <text:p>-20.32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-20.64">
                <text:p>-20.64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-19.91">
                <text:p>-19.91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-19.99">
                <text:p>-19.99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-18.59">
                <text:p>-18.59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-20.38">
                <text:p>-20.38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-19.3">
                <text:p>-19.3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-15.03">
                <text:p>-15.03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-13.33">
                <text:p>-13.33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-12.5">
                <text:p>-12.5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-13.09">
                <text:p>-13.09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-12.73">
                <text:p>-12.73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-14.03">
                <text:p>-14.03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-14.95">
                <text:p>-14.95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-16.06">
                <text:p>-16.06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-17.06">
                <text:p>-17.06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-17.7">
                <text:p>-17.7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-20.22">
                <text:p>-20.22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-18.73">
                <text:p>-18.73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-20.55">
                <text:p>-20.55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-21.07">
                <text:p>-21.07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-18.98">
                <text:p>-18.98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-14.86">
                <text:p>-14.86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-12.37">
                <text:p>-12.37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-11.12">
                <text:p>-11.12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-12.41">
                <text:p>-12.41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-12.33">
                <text:p>-12.33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-12.55">
                <text:p>-12.55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-13.36">
                <text:p>-13.36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-14.22">
                <text:p>-14.22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-14.76">
                <text:p>-14.76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-16.81">
                <text:p>-16.81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-17.69">
                <text:p>-17.69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-17.31">
                <text:p>-17.31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-16.52">
                <text:p>-16.52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-18.07">
                <text:p>-18.07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8.96">
                <text:p>8.96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4.93">
                <text:p>4.93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.12">
                <text:p>3.12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.92">
                <text:p>1.92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.96">
                <text:p>2.96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.94">
                <text:p>1.94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72">
                <text:p>0.72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-1.9">
                <text:p>-1.9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-4.9">
                <text:p>-4.9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-6.82">
                <text:p>-6.82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-6.28">
                <text:p>-6.28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-5.62">
                <text:p>-5.62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-4.13">
                <text:p>-4.13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-3.51">
                <text:p>-3.51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-4.03">
                <text:p>-4.03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-3.99">
                <text:p>-3.99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-3.08">
                <text:p>-3.08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-7.04">
                <text:p>-7.04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-6.83">
                <text:p>-6.83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-5.87">
                <text:p>-5.87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-5.06">
                <text:p>-5.06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-6.01">
                <text:p>-6.01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-5.28">
                <text:p>-5.28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-5.51">
                <text:p>-5.51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-7.04">
                <text:p>-7.04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-9.06">
                <text:p>-9.06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-4.95">
                <text:p>-4.95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-7.39">
                <text:p>-7.39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-6.58">
                <text:p>-6.58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-5.94">
                <text:p>-5.94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-5.37">
                <text:p>-5.37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-5.07">
                <text:p>-5.07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-4.73">
                <text:p>-4.73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-4.23">
                <text:p>-4.23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-2.5">
                <text:p>-2.5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-5.78">
                <text:p>-5.78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-8.89">
                <text:p>-8.89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-5.67">
                <text:p>-5.67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-3">
                <text:p>-3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-3.63">
                <text:p>-3.63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-5.06">
                <text:p>-5.06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-6.89">
                <text:p>-6.89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-7.86">
                <text:p>-7.86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-10.91">
                <text:p>-10.91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-11.61">
                <text:p>-11.61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-12.65">
                <text:p>-12.65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-19.63">
                <text:p>-19.63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-11.07">
                <text:p>-11.07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-9.87">
                <text:p>-9.87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-19.19">
                <text:p>-19.19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-20.37">
                <text:p>-20.37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-15.97">
                <text:p>-15.97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-17.53">
                <text:p>-17.53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-19.39">
                <text:p>-19.39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-16.26">
                <text:p>-16.26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-15.18">
                <text:p>-15.18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-14.19">
                <text:p>-14.19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-14.59">
                <text:p>-14.59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-16.9">
                <text:p>-16.9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-15.62">
                <text:p>-15.62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-16.95">
                <text:p>-16.95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-17.81">
                <text:p>-17.81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-13.8">
                <text:p>-13.8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-3.91">
                <text:p>-3.91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-0.98">
                <text:p>-0.98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.41">
                <text:p>1.41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-1.16">
                <text:p>-1.16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-1.03">
                <text:p>-1.03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88">
                <text:p>0.88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.86">
                <text:p>2.86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.27">
                <text:p>2.27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-0.93">
                <text:p>-0.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-0.62">
                <text:p>-0.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-1.69">
                <text:p>-1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-1.72">
                <text:p>-1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-2.12">
                <text:p>-2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-2.76">
                <text:p>-2.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-1.88">
                <text:p>-1.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-0.44">
                <text:p>-0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76">
                <text:p>0.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-0.34">
                <text:p>-0.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.57">
                <text:p>1.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-0.39">
                <text:p>-0.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-1.81">
                <text:p>-1.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-1.67">
                <text:p>-1.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-1.08">
                <text:p>-1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-0.79">
                <text:p>-0.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-2.03">
                <text:p>-2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-0.58">
                <text:p>-0.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.79">
                <text:p>1.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3.03">
                <text:p>3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3.68">
                <text:p>3.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4.72">
                <text:p>4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3.86">
                <text:p>3.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6.06">
                <text:p>6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6.34">
                <text:p>6.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3.48">
                <text:p>3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3.32">
                <text:p>3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3.44">
                <text:p>3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3.04">
                <text:p>3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.67">
                <text:p>2.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.23">
                <text:p>2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.04">
                <text:p>2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.23">
                <text:p>2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.47">
                <text:p>1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89">
                <text:p>0.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37">
                <text:p>0.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-0.17">
                <text:p>-0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-2.47">
                <text:p>-2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-5.09">
                <text:p>-5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-6.28">
                <text:p>-6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-6.5">
                <text:p>-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-1.8">
                <text:p>-1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-2.42">
                <text:p>-2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-1.62">
                <text:p>-1.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-0.55">
                <text:p>-0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-0.39">
                <text:p>-0.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-0.32">
                <text:p>-0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-0.08">
                <text:p>-0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-0.02">
                <text:p>-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-0.14">
                <text:p>-0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37">
                <text:p>0.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.43">
                <text:p>1.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3.58">
                <text:p>3.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5.35">
                <text:p>5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.61">
                <text:p>3.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.56">
                <text:p>2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.68">
                <text:p>1.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-1.77">
                <text:p>-1.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-3.44">
                <text:p>-3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-3.33">
                <text:p>-3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-2.54">
                <text:p>-2.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-1.83">
                <text:p>-1.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-0.95">
                <text:p>-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3.08">
                <text:p>3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3.28">
                <text:p>3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7.49">
                <text:p>7.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3.34">
                <text:p>3.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6.37">
                <text:p>6.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5.45">
                <text:p>5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3.35">
                <text:p>3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4.33">
                <text:p>4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3.17">
                <text:p>3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.87">
                <text:p>3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4.02">
                <text:p>4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41">
                <text:p>0.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97">
                <text:p>0.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-0.85">
                <text:p>-0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.06">
                <text:p>3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3.52">
                <text:p>3.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-3.47">
                <text:p>-3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7.66">
                <text:p>7.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5.11">
                <text:p>5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5.13">
                <text:p>5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4.98">
                <text:p>4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4.89">
                <text:p>4.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6.66">
                <text:p>6.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5.63">
                <text:p>5.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-0.79">
                <text:p>-0.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51">
                <text:p>0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64">
                <text:p>0.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-1.48">
                <text:p>-1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-0.51">
                <text:p>-0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-0.32">
                <text:p>-0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72">
                <text:p>0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72">
                <text:p>0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-0.07">
                <text:p>-0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-0.13">
                <text:p>-0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-0.17">
                <text:p>-0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-0.09">
                <text:p>-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-0.09">
                <text:p>-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-0.13">
                <text:p>-0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37">
                <text:p>0.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54">
                <text:p>0.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.04">
                <text:p>1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97">
                <text:p>0.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54">
                <text:p>0.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99">
                <text:p>0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76">
                <text:p>0.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.19">
                <text:p>1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2.79">
                <text:p>2.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.65">
                <text:p>2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.74">
                <text:p>1.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.06">
                <text:p>1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-1.25">
                <text:p>-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-4.49">
                <text:p>-4.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-0.66">
                <text:p>-0.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.18">
                <text:p>2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-1.94">
                <text:p>-1.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-1.46">
                <text:p>-1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3.64">
                <text:p>3.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.78">
                <text:p>2.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5.04">
                <text:p>5.04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5.74">
                <text:p>5.74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7.54">
                <text:p>7.54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6.02">
                <text:p>6.02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58">
                <text:p>0.58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23">
                <text:p>0.23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-1.74">
                <text:p>-1.74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-5.2">
                <text:p>-5.2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-11.09">
                <text:p>-11.09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-9.05">
                <text:p>-9.05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7.01">
                <text:p>7.01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6.39">
                <text:p>6.39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7.54">
                <text:p>7.54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8.7">
                <text:p>8.7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8.64">
                <text:p>8.64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9.34">
                <text:p>9.34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9.56">
                <text:p>9.56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7.14">
                <text:p>7.14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.65">
                <text:p>3.65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-1.61">
                <text:p>-1.61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-4.65">
                <text:p>-4.65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-5.24">
                <text:p>-5.24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-10.21">
                <text:p>-10.21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-2.65">
                <text:p>-2.65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6.11">
                <text:p>6.11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6.16">
                <text:p>6.16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5.11">
                <text:p>5.11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8.41">
                <text:p>8.41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8.77">
                <text:p>8.77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9.25">
                <text:p>9.25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1.21">
                <text:p>11.21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0.18">
                <text:p>10.18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7.41">
                <text:p>7.41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2.51">
                <text:p>2.51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-0.02">
                <text:p>-0.02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-2.71">
                <text:p>-2.71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-3.42">
                <text:p>-3.42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-4.46">
                <text:p>-4.46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-10.23">
                <text:p>-10.23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39">
                <text:p>0.39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2.02">
                <text:p>2.02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6.57">
                <text:p>6.57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7.04">
                <text:p>7.04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7.76">
                <text:p>7.76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0.7">
                <text:p>10.7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9.09">
                <text:p>9.09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0.11">
                <text:p>10.11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5.96">
                <text:p>5.96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4.24">
                <text:p>4.24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-1.39">
                <text:p>-1.39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-2.29">
                <text:p>-2.29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-6.08">
                <text:p>-6.08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-7.1">
                <text:p>-7.1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-13.59">
                <text:p>-13.59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-1.85">
                <text:p>-1.85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2.25">
                <text:p>2.25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.88">
                <text:p>3.88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7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8.1">
                <text:p>8.1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0.45">
                <text:p>10.45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9.18">
                <text:p>9.18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5.39">
                <text:p>5.39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2.75">
                <text:p>2.75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-0.54">
                <text:p>-0.54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-2.76">
                <text:p>-2.76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-4.42">
                <text:p>-4.42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-7.75">
                <text:p>-7.75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-8.31">
                <text:p>-8.31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-14.09">
                <text:p>-14.09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33">
                <text:p>0.33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.84">
                <text:p>1.84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5.04">
                <text:p>5.04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6.85">
                <text:p>6.85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9.09">
                <text:p>9.09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0.35">
                <text:p>10.35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9.18">
                <text:p>9.18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6.02">
                <text:p>6.02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5.23">
                <text:p>5.23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.37">
                <text:p>0.37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-2.15">
                <text:p>-2.15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-5.99">
                <text:p>-5.99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-7.34">
                <text:p>-7.34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-11.58">
                <text:p>-11.58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-10.95">
                <text:p>-10.95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2.47">
                <text:p>2.47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2.23">
                <text:p>2.23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4.44">
                <text:p>4.44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7.21">
                <text:p>7.21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0.76">
                <text:p>10.76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1.52">
                <text:p>11.52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9.96">
                <text:p>9.96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8.66">
                <text:p>8.66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8.03">
                <text:p>8.03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.06">
                <text:p>1.06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.2">
                <text:p>0.2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-4.48">
                <text:p>-4.48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-4.01">
                <text:p>-4.01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-12.94">
                <text:p>-12.94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-12.18">
                <text:p>-12.18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2.55">
                <text:p>2.55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2.19">
                <text:p>2.19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3.25">
                <text:p>3.25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6.43">
                <text:p>6.43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9.57">
                <text:p>9.57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1.13">
                <text:p>11.13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9.8">
                <text:p>9.8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7.14">
                <text:p>7.14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4.42">
                <text:p>4.42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73">
                <text:p>0.73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-2.52">
                <text:p>-2.52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-5.6">
                <text:p>-5.6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-6.4">
                <text:p>-6.4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-13.82">
                <text:p>-13.82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-13.68">
                <text:p>-13.68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.39">
                <text:p>1.39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2.58">
                <text:p>2.58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5.1">
                <text:p>5.1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7.53">
                <text:p>7.53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8.58">
                <text:p>8.58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1.18">
                <text:p>11.18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0.49">
                <text:p>10.49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7.18">
                <text:p>7.18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5.48">
                <text:p>5.48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.38">
                <text:p>0.38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-2.51">
                <text:p>-2.51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-5.04">
                <text:p>-5.04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-6.6">
                <text:p>-6.6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-8.96">
                <text:p>-8.96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-13.88">
                <text:p>-13.88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-0.13">
                <text:p>-0.13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.38">
                <text:p>1.38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.96">
                <text:p>1.96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5.35">
                <text:p>5.35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7.87">
                <text:p>7.87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0.42">
                <text:p>10.42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8.93">
                <text:p>8.93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8.46">
                <text:p>8.46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5.08">
                <text:p>5.08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4.7">
                <text:p>4.7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.78">
                <text:p>0.78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-1.14">
                <text:p>-1.14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-4.82">
                <text:p>-4.82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-5.38">
                <text:p>-5.38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-6.31">
                <text:p>-6.31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2.58">
                <text:p>12.58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.6">
                <text:p>0.6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4.43">
                <text:p>4.43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.51">
                <text:p>0.51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-2.8">
                <text:p>-2.8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.65">
                <text:p>0.65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-1.75">
                <text:p>-1.75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-3.19">
                <text:p>-3.19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-2.23">
                <text:p>-2.23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-0.62">
                <text:p>-0.62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3.15">
                <text:p>3.15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2.06">
                <text:p>2.06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2.14">
                <text:p>2.14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.59">
                <text:p>1.59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-6.13">
                <text:p>-6.13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-1.82">
                <text:p>-1.82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-8.26">
                <text:p>-8.26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-6.94">
                <text:p>-6.94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-5.73">
                <text:p>-5.73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-7.35">
                <text:p>-7.35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-6.12">
                <text:p>-6.12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-5.54">
                <text:p>-5.54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-6.05">
                <text:p>-6.05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-6.12">
                <text:p>-6.12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-5.56">
                <text:p>-5.56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-2.93">
                <text:p>-2.93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-3.29">
                <text:p>-3.29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-2.8">
                <text:p>-2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-3.07">
                <text:p>-3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-3.07">
                <text:p>-3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-2.39">
                <text:p>-2.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-1.5">
                <text:p>-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-1.76">
                <text:p>-1.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-2.78">
                <text:p>-2.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3.87">
                <text:p>3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-1.18">
                <text:p>-1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-1.36">
                <text:p>-1.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.28">
                <text:p>1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.99">
                <text:p>0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-2.23">
                <text:p>-2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-4.36">
                <text:p>-4.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-0.02">
                <text:p>-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2.32">
                <text:p>2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.99">
                <text:p>1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.21">
                <text:p>1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.17">
                <text:p>1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.78">
                <text:p>0.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.77">
                <text:p>0.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.51">
                <text:p>0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.49">
                <text:p>1.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-0.21">
                <text:p>-0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.05">
                <text:p>1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-0.03">
                <text:p>-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-2.11">
                <text:p>-2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-1.53">
                <text:p>-1.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-0.18">
                <text:p>-0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-1.3">
                <text:p>-1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.61">
                <text:p>0.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2.46">
                <text:p>2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-0.28">
                <text:p>-0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-0.54">
                <text:p>-0.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.53">
                <text:p>0.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.91">
                <text:p>0.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.52">
                <text:p>0.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.66">
                <text:p>0.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-0.11">
                <text:p>-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-0.17">
                <text:p>-0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-0.24">
                <text:p>-0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2.53">
                <text:p>2.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.81">
                <text:p>1.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2.14">
                <text:p>2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3.18">
                <text:p>3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.55">
                <text:p>1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2.31">
                <text:p>2.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4.93">
                <text:p>4.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4.13">
                <text:p>4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.93">
                <text:p>0.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-0.99">
                <text:p>-0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-1.31">
                <text:p>-1.31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-3.38">
                <text:p>-3.38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-4.75">
                <text:p>-4.75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-2.69">
                <text:p>-2.69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-0.7">
                <text:p>-0.7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-0.24">
                <text:p>-0.24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-2.79">
                <text:p>-2.79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-3.46">
                <text:p>-3.46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-2.34">
                <text:p>-2.34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-2.34">
                <text:p>-2.34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-3.01">
                <text:p>-3.01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-2.58">
                <text:p>-2.58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-2.54">
                <text:p>-2.54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-2.32">
                <text:p>-2.32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-3.08">
                <text:p>-3.08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-1.49">
                <text:p>-1.49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-1.24">
                <text:p>-1.24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-2.44">
                <text:p>-2.44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-2.48">
                <text:p>-2.48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-2.39">
                <text:p>-2.39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-3.56">
                <text:p>-3.56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-1.85">
                <text:p>-1.85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-2.92">
                <text:p>-2.92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-4.5">
                <text:p>-4.5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-3.39">
                <text:p>-3.39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-3.36">
                <text:p>-3.36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-5.14">
                <text:p>-5.14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-2.66">
                <text:p>-2.66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-1.14">
                <text:p>-1.14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-1.84">
                <text:p>-1.84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-3.93">
                <text:p>-3.93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-4.07">
                <text:p>-4.07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-1.55">
                <text:p>-1.55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-0.8">
                <text:p>-0.8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-1.58">
                <text:p>-1.58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-1.99">
                <text:p>-1.99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-0.8">
                <text:p>-0.8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-1.92">
                <text:p>-1.92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-1.86">
                <text:p>-1.86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-1.12">
                <text:p>-1.12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-1.86">
                <text:p>-1.86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-3.6">
                <text:p>-3.6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-4.3">
                <text:p>-4.3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-3.61">
                <text:p>-3.61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-4.69">
                <text:p>-4.69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-2.15">
                <text:p>-2.15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-1.46">
                <text:p>-1.46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-1.95">
                <text:p>-1.95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-1.95">
                <text:p>-1.95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-2.58">
                <text:p>-2.58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-2.34">
                <text:p>-2.34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-1.85">
                <text:p>-1.85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-2.53">
                <text:p>-2.53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-2.01">
                <text:p>-2.01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-1.8">
                <text:p>-1.8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-1.73">
                <text:p>-1.73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-3.79">
                <text:p>-3.79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-4.28">
                <text:p>-4.28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-2.54">
                <text:p>-2.54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-2.17">
                <text:p>-2.17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-3.36">
                <text:p>-3.36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-2.36">
                <text:p>-2.36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-2.11">
                <text:p>-2.11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-1.81">
                <text:p>-1.81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-2.75">
                <text:p>-2.75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-2.28">
                <text:p>-2.28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-2.65">
                <text:p>-2.65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-2.49">
                <text:p>-2.49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-1.59">
                <text:p>-1.59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-1.54">
                <text:p>-1.54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-1.94">
                <text:p>-1.94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-0.04">
                <text:p>-0.04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.31">
                <text:p>0.31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-1.25">
                <text:p>-1.25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-3.25">
                <text:p>-3.25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-2.96">
                <text:p>-2.96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-2.93">
                <text:p>-2.93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-4.08">
                <text:p>-4.08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-4.24">
                <text:p>-4.24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-2.34">
                <text:p>-2.34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-2.34">
                <text:p>-2.34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-3.55">
                <text:p>-3.55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-1.69">
                <text:p>-1.69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-1.26">
                <text:p>-1.26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-3.46">
                <text:p>-3.46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-2.39">
                <text:p>-2.39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-3.21">
                <text:p>-3.21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-1.82">
                <text:p>-1.82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-0.11">
                <text:p>-0.11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-0.54">
                <text:p>-0.54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-1.62">
                <text:p>-1.62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-2.83">
                <text:p>-2.83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-3.16">
                <text:p>-3.16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-4.23">
                <text:p>-4.23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-4.63">
                <text:p>-4.63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-4.53">
                <text:p>-4.53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-2.01">
                <text:p>-2.01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-2.04">
                <text:p>-2.04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-1.81">
                <text:p>-1.81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-3.33">
                <text:p>-3.33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-2.3">
                <text:p>-2.3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-3.03">
                <text:p>-3.03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-2.44">
                <text:p>-2.44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-2.41">
                <text:p>-2.41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-3.9">
                <text:p>-3.9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-3.02">
                <text:p>-3.02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-1.43">
                <text:p>-1.43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-1.87">
                <text:p>-1.87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-4.2">
                <text:p>-4.2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-5.76">
                <text:p>-5.76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-2.31">
                <text:p>-2.31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-2.76">
                <text:p>-2.76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-2.69">
                <text:p>-2.69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-2.18">
                <text:p>-2.18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-0.81">
                <text:p>-0.81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-2.64">
                <text:p>-2.64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-2.1">
                <text:p>-2.1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-3.26">
                <text:p>-3.26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-1.79">
                <text:p>-1.79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-0.9">
                <text:p>-0.9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-0.2">
                <text:p>-0.2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-2.52">
                <text:p>-2.52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-0.85">
                <text:p>-0.85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-3.59">
                <text:p>-3.59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-5.6">
                <text:p>-5.6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-4.2">
                <text:p>-4.2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-2.5">
                <text:p>-2.5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-4.35">
                <text:p>-4.35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-3.06">
                <text:p>-3.06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-1.66">
                <text:p>-1.66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-2.48">
                <text:p>-2.48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-1.41">
                <text:p>-1.41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-2.32">
                <text:p>-2.32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-1.47">
                <text:p>-1.47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.02">
                <text:p>0.02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-2.08">
                <text:p>-2.08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-1.29">
                <text:p>-1.29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-1.14">
                <text:p>-1.14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-2.31">
                <text:p>-2.31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-6.33">
                <text:p>-6.33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-3.09">
                <text:p>-3.09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-0.67">
                <text:p>-0.67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-2.6">
                <text:p>-2.6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-1.18">
                <text:p>-1.18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-1.49">
                <text:p>-1.49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-1.99">
                <text:p>-1.99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-1.24">
                <text:p>-1.24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-2.46">
                <text:p>-2.46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-3.13">
                <text:p>-3.13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-1.63">
                <text:p>-1.63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-2.52">
                <text:p>-2.52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-3.23">
                <text:p>-3.23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-0.27">
                <text:p>-0.27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-1.71">
                <text:p>-1.71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-4.37">
                <text:p>-4.37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-5.49">
                <text:p>-5.49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-2.66">
                <text:p>-2.66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-1.89">
                <text:p>-1.89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-1.61">
                <text:p>-1.61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-0.97">
                <text:p>-0.97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-0.98">
                <text:p>-0.98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-2.71">
                <text:p>-2.71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-1.16">
                <text:p>-1.16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-2.9">
                <text:p>-2.9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-4.44">
                <text:p>-4.44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-2.42">
                <text:p>-2.42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-3.65">
                <text:p>-3.65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-2.32">
                <text:p>-2.32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-0.24">
                <text:p>-0.24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-1.5">
                <text:p>-1.5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-6.21">
                <text:p>-6.21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-6.82">
                <text:p>-6.82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-1.91">
                <text:p>-1.91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-0.7">
                <text:p>-0.7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-5.13">
                <text:p>-5.13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-2.69">
                <text:p>-2.69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.27">
                <text:p>0.27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-2.84">
                <text:p>-2.84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-1.09">
                <text:p>-1.09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-1.75">
                <text:p>-1.75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-1.5">
                <text:p>-1.5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-1.3">
                <text:p>-1.3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-2.96">
                <text:p>-2.96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-1.51">
                <text:p>-1.51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-0.45">
                <text:p>-0.45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-1.39">
                <text:p>-1.39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-0.72">
                <text:p>-0.72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-0.81">
                <text:p>-0.81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-1.02">
                <text:p>-1.02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-0.63">
                <text:p>-0.63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-1.56">
                <text:p>-1.56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-2.01">
                <text:p>-2.01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-1.84">
                <text:p>-1.84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-1.75">
                <text:p>-1.75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-1.66">
                <text:p>-1.66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-0.8">
                <text:p>-0.8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-0.55">
                <text:p>-0.55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-0.65">
                <text:p>-0.65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-0.63">
                <text:p>-0.63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-0.72">
                <text:p>-0.72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-0.53">
                <text:p>-0.53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-0.39">
                <text:p>-0.39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-0.38">
                <text:p>-0.38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-0.57">
                <text:p>-0.57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-0.64">
                <text:p>-0.64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-0.43">
                <text:p>-0.43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-0.2">
                <text:p>-0.2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-0.14">
                <text:p>-0.14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.03">
                <text:p>0.03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-0.04">
                <text:p>-0.04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-0.25">
                <text:p>-0.25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-0.28">
                <text:p>-0.28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-0.35">
                <text:p>-0.35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-0.11">
                <text:p>-0.11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.06">
                <text:p>0.06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-0.06">
                <text:p>-0.06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.06">
                <text:p>0.06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.16">
                <text:p>0.16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.24">
                <text:p>0.24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.14">
                <text:p>0.14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.18">
                <text:p>0.18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.13">
                <text:p>0.13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.04">
                <text:p>0.04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.03">
                <text:p>0.03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-0.04">
                <text:p>-0.04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.18">
                <text:p>0.18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.25">
                <text:p>0.25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.19">
                <text:p>0.19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.09">
                <text:p>0.09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.21">
                <text:p>0.21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.38">
                <text:p>0.38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.13">
                <text:p>0.13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.07">
                <text:p>0.07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-0.08">
                <text:p>-0.08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.19">
                <text:p>0.19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.09">
                <text:p>0.09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.13">
                <text:p>0.13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.2">
                <text:p>0.2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.19">
                <text:p>0.19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.28">
                <text:p>0.28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.21">
                <text:p>0.21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.28">
                <text:p>0.28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